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1.579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626in"/>
    </style:style>
    <style:style style:name="co5" style:family="table-column">
      <style:table-column-properties fo:break-before="auto" style:column-width="2.4035in"/>
    </style:style>
    <style:style style:name="co6" style:family="table-column">
      <style:table-column-properties fo:break-before="auto" style:column-width="1.4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in" svg:height="4in" svg:x="2.4134in" svg:y="1.3866in">
            <draw:object draw:notify-on-update-of-ranges="Sheet1.H1:Sheet1.H1246 Sheet1.N2:Sheet1.N2 Sheet1.I1:Sheet1.I1246 Sheet1.K1:Sheet1.K1246 Sheet1.N1:Sheet1.N1 Sheet1.L1:Sheet1.L124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1"/>
        <table:table-column table:style-name="co3" table:default-cell-style-name="ce1"/>
        <table:table-column table:style-name="co3" table:number-columns-repeated="6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4735090538348E+018" calcext:value-type="float">
            <text:p>14473509053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]/1000000000" office:value-type="float" office:value="1447350905.38348" calcext:value-type="float">
            <text:p>1447350905.383</text:p>
          </table:table-cell>
          <table:table-cell office:value-type="float" office:value="0" calcext:value-type="float">
            <text:p>0.0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ttacke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4735090588395E+018" calcext:value-type="float">
            <text:p>14473509058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]/1000000000" office:value-type="float" office:value="1447350905.88395" calcext:value-type="float">
            <text:p>1447350905.884</text:p>
          </table:table-cell>
          <table:table-cell table:formula="of:=[.G2]-[.$G$1]" office:value-type="float" office:value="0.500473976135254" calcext:value-type="float">
            <text:p>0.500</text:p>
          </table:table-cell>
          <table:table-cell table:formula="of:=[.G2]-[.G1]" office:value-type="float" office:value="0.500469923019409" calcext:value-type="float">
            <text:p>0.500469923</text:p>
          </table:table-cell>
          <table:table-cell/>
          <table:table-cell table:number-columns-repeated="2" office:value-type="float" office:value="10.519500032" calcext:value-type="float">
            <text:p>10.519500032</text:p>
          </table:table-cell>
          <table:table-cell/>
          <table:table-cell office:value-type="string" calcext:value-type="string">
            <text:p>No Attac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4735090638334E+018" calcext:value-type="float">
            <text:p>14473509063833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]/1000000000" office:value-type="float" office:value="1447350906.38334" calcext:value-type="float">
            <text:p>1447350906.383</text:p>
          </table:table-cell>
          <table:table-cell table:formula="of:=[.G3]-[.$G$1]" office:value-type="float" office:value="0.999863862991333" calcext:value-type="float">
            <text:p>1.000</text:p>
          </table:table-cell>
          <table:table-cell table:formula="of:=[.G3]-[.G2]" office:value-type="float" office:value="0.499389886856079" calcext:value-type="float">
            <text:p>0.4993898869</text:p>
          </table:table-cell>
          <table:table-cell/>
          <table:table-cell office:value-type="float" office:value="21.157260032" calcext:value-type="float">
            <text:p>21.157260032</text:p>
          </table:table-cell>
          <table:table-cell office:value-type="float" office:value="10.63776" calcext:value-type="float">
            <text:p>10.6377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4735090688371E+018" calcext:value-type="float">
            <text:p>1447350906883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]/1000000000" office:value-type="float" office:value="1447350906.88371" calcext:value-type="float">
            <text:p>1447350906.884</text:p>
          </table:table-cell>
          <table:table-cell table:formula="of:=[.G4]-[.$G$1]" office:value-type="float" office:value="1.5002293586731" calcext:value-type="float">
            <text:p>1.500</text:p>
          </table:table-cell>
          <table:table-cell table:formula="of:=[.G4]-[.G3]" office:value-type="float" office:value="0.500370025634766" calcext:value-type="float">
            <text:p>0.5003700256</text:p>
          </table:table-cell>
          <table:table-cell/>
          <table:table-cell office:value-type="float" office:value="31.690220032" calcext:value-type="float">
            <text:p>31.690220032</text:p>
          </table:table-cell>
          <table:table-cell office:value-type="float" office:value="10.53296" calcext:value-type="float">
            <text:p>10.5329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4735090738306E+018" calcext:value-type="float">
            <text:p>1447350907383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]/1000000000" office:value-type="float" office:value="1447350907.38306" calcext:value-type="float">
            <text:p>1447350907.383</text:p>
          </table:table-cell>
          <table:table-cell table:formula="of:=[.G5]-[.$G$1]" office:value-type="float" office:value="1.99958300590515" calcext:value-type="float">
            <text:p>2.000</text:p>
          </table:table-cell>
          <table:table-cell table:formula="of:=[.G5]-[.G4]" office:value-type="float" office:value="0.499350070953369" calcext:value-type="float">
            <text:p>0.499350071</text:p>
          </table:table-cell>
          <table:table-cell/>
          <table:table-cell office:value-type="float" office:value="42.230029824" calcext:value-type="float">
            <text:p>42.230029824</text:p>
          </table:table-cell>
          <table:table-cell office:value-type="float" office:value="10.539809792" calcext:value-type="float">
            <text:p>10.53980979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4735090788351E+018" calcext:value-type="float">
            <text:p>14473509078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]/1000000000" office:value-type="float" office:value="1447350907.88351" calcext:value-type="float">
            <text:p>1447350907.884</text:p>
          </table:table-cell>
          <table:table-cell table:formula="of:=[.G6]-[.$G$1]" office:value-type="float" office:value="2.50002717971802" calcext:value-type="float">
            <text:p>2.500</text:p>
          </table:table-cell>
          <table:table-cell table:formula="of:=[.G6]-[.G5]" office:value-type="float" office:value="0.500450134277344" calcext:value-type="float">
            <text:p>0.5004501343</text:p>
          </table:table-cell>
          <table:table-cell/>
          <table:table-cell office:value-type="float" office:value="52.760140032" calcext:value-type="float">
            <text:p>52.760140032</text:p>
          </table:table-cell>
          <table:table-cell office:value-type="float" office:value="10.530110208" calcext:value-type="float">
            <text:p>10.53011020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4735090838397E+018" calcext:value-type="float">
            <text:p>1447350908383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]/1000000000" office:value-type="float" office:value="1447350908.38397" calcext:value-type="float">
            <text:p>1447350908.384</text:p>
          </table:table-cell>
          <table:table-cell table:formula="of:=[.G7]-[.$G$1]" office:value-type="float" office:value="3.00048732757568" calcext:value-type="float">
            <text:p>3.000</text:p>
          </table:table-cell>
          <table:table-cell table:formula="of:=[.G7]-[.G6]" office:value-type="float" office:value="0.500459909439087" calcext:value-type="float">
            <text:p>0.5004599094</text:p>
          </table:table-cell>
          <table:table-cell/>
          <table:table-cell office:value-type="float" office:value="63.277680128" calcext:value-type="float">
            <text:p>63.277680128</text:p>
          </table:table-cell>
          <table:table-cell office:value-type="float" office:value="10.517540096" calcext:value-type="float">
            <text:p>10.51754009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4735090888367E+018" calcext:value-type="float">
            <text:p>1447350908883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]/1000000000" office:value-type="float" office:value="1447350908.88367" calcext:value-type="float">
            <text:p>1447350908.884</text:p>
          </table:table-cell>
          <table:table-cell table:formula="of:=[.G8]-[.$G$1]" office:value-type="float" office:value="3.50019097328186" calcext:value-type="float">
            <text:p>3.500</text:p>
          </table:table-cell>
          <table:table-cell table:formula="of:=[.G8]-[.G7]" office:value-type="float" office:value="0.49970006942749" calcext:value-type="float">
            <text:p>0.4997000694</text:p>
          </table:table-cell>
          <table:table-cell/>
          <table:table-cell office:value-type="float" office:value="73.90603008" calcext:value-type="float">
            <text:p>73.90603008</text:p>
          </table:table-cell>
          <table:table-cell office:value-type="float" office:value="10.628349952" calcext:value-type="float">
            <text:p>10.62834995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473509093825E+018" calcext:value-type="float">
            <text:p>1447350909382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]/1000000000" office:value-type="float" office:value="1447350909.3825" calcext:value-type="float">
            <text:p>1447350909.383</text:p>
          </table:table-cell>
          <table:table-cell table:formula="of:=[.G9]-[.$G$1]" office:value-type="float" office:value="3.9990222454071" calcext:value-type="float">
            <text:p>3.999</text:p>
          </table:table-cell>
          <table:table-cell table:formula="of:=[.G9]-[.G8]" office:value-type="float" office:value="0.49882984161377" calcext:value-type="float">
            <text:p>0.4988298416</text:p>
          </table:table-cell>
          <table:table-cell/>
          <table:table-cell office:value-type="float" office:value="84.440130048" calcext:value-type="float">
            <text:p>84.440130048</text:p>
          </table:table-cell>
          <table:table-cell office:value-type="float" office:value="10.534099968" calcext:value-type="float">
            <text:p>10.53409996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473509098944E+018" calcext:value-type="float">
            <text:p>1447350909894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]/1000000000" office:value-type="float" office:value="1447350909.8944" calcext:value-type="float">
            <text:p>1447350909.894</text:p>
          </table:table-cell>
          <table:table-cell table:formula="of:=[.G10]-[.$G$1]" office:value-type="float" office:value="4.51092219352722" calcext:value-type="float">
            <text:p>4.511</text:p>
          </table:table-cell>
          <table:table-cell table:formula="of:=[.G10]-[.G9]" office:value-type="float" office:value="0.511899948120117" calcext:value-type="float">
            <text:p>0.5118999481</text:p>
          </table:table-cell>
          <table:table-cell/>
          <table:table-cell office:value-type="float" office:value="94.973270016" calcext:value-type="float">
            <text:p>94.973270016</text:p>
          </table:table-cell>
          <table:table-cell office:value-type="float" office:value="10.533139968" calcext:value-type="float">
            <text:p>10.533139968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44735091038436E+018" calcext:value-type="float">
            <text:p>1447350910384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]/1000000000" office:value-type="float" office:value="1447350910.38436" calcext:value-type="float">
            <text:p>1447350910.384</text:p>
          </table:table-cell>
          <table:table-cell table:formula="of:=[.G11]-[.$G$1]" office:value-type="float" office:value="5.00087571144104" calcext:value-type="float">
            <text:p>5.001</text:p>
          </table:table-cell>
          <table:table-cell table:formula="of:=[.G11]-[.G10]" office:value-type="float" office:value="0.489960193634033" calcext:value-type="float">
            <text:p>0.4899601936</text:p>
          </table:table-cell>
          <table:table-cell/>
          <table:table-cell office:value-type="float" office:value="105.624760064" calcext:value-type="float">
            <text:p>105.624760064</text:p>
          </table:table-cell>
          <table:table-cell office:value-type="float" office:value="10.651490048" calcext:value-type="float">
            <text:p>10.651490048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44735091088397E+018" calcext:value-type="float">
            <text:p>1447350910883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]/1000000000" office:value-type="float" office:value="1447350910.88397" calcext:value-type="float">
            <text:p>1447350910.884</text:p>
          </table:table-cell>
          <table:table-cell table:formula="of:=[.G12]-[.$G$1]" office:value-type="float" office:value="5.50048851966858" calcext:value-type="float">
            <text:p>5.500</text:p>
          </table:table-cell>
          <table:table-cell table:formula="of:=[.G12]-[.G11]" office:value-type="float" office:value="0.49960994720459" calcext:value-type="float">
            <text:p>0.4996099472</text:p>
          </table:table-cell>
          <table:table-cell/>
          <table:table-cell office:value-type="float" office:value="116.16928" calcext:value-type="float">
            <text:p>116.16928</text:p>
          </table:table-cell>
          <table:table-cell office:value-type="float" office:value="10.544519936" calcext:value-type="float">
            <text:p>10.54451993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44735091138368E+018" calcext:value-type="float">
            <text:p>1447350911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3]/1000000000" office:value-type="float" office:value="1447350911.38368" calcext:value-type="float">
            <text:p>1447350911.384</text:p>
          </table:table-cell>
          <table:table-cell table:formula="of:=[.G13]-[.$G$1]" office:value-type="float" office:value="6.00020027160645" calcext:value-type="float">
            <text:p>6.000</text:p>
          </table:table-cell>
          <table:table-cell table:formula="of:=[.G13]-[.G12]" office:value-type="float" office:value="0.499710083007813" calcext:value-type="float">
            <text:p>0.499710083</text:p>
          </table:table-cell>
          <table:table-cell/>
          <table:table-cell office:value-type="float" office:value="126.703030016" calcext:value-type="float">
            <text:p>126.703030016</text:p>
          </table:table-cell>
          <table:table-cell office:value-type="float" office:value="10.533750016" calcext:value-type="float">
            <text:p>10.53375001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44735091188321E+018" calcext:value-type="float">
            <text:p>14473509118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]/1000000000" office:value-type="float" office:value="1447350911.88321" calcext:value-type="float">
            <text:p>1447350911.883</text:p>
          </table:table-cell>
          <table:table-cell table:formula="of:=[.G14]-[.$G$1]" office:value-type="float" office:value="6.49973344802856" calcext:value-type="float">
            <text:p>6.500</text:p>
          </table:table-cell>
          <table:table-cell table:formula="of:=[.G14]-[.G13]" office:value-type="float" office:value="0.499529838562012" calcext:value-type="float">
            <text:p>0.4995298386</text:p>
          </table:table-cell>
          <table:table-cell/>
          <table:table-cell office:value-type="float" office:value="137.345609984" calcext:value-type="float">
            <text:p>137.345609984</text:p>
          </table:table-cell>
          <table:table-cell office:value-type="float" office:value="10.642579968" calcext:value-type="float">
            <text:p>10.642579968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44735091238403E+018" calcext:value-type="float">
            <text:p>1447350912384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]/1000000000" office:value-type="float" office:value="1447350912.38403" calcext:value-type="float">
            <text:p>1447350912.384</text:p>
          </table:table-cell>
          <table:table-cell table:formula="of:=[.G15]-[.$G$1]" office:value-type="float" office:value="7.00054550170898" calcext:value-type="float">
            <text:p>7.001</text:p>
          </table:table-cell>
          <table:table-cell table:formula="of:=[.G15]-[.G14]" office:value-type="float" office:value="0.500820159912109" calcext:value-type="float">
            <text:p>0.5008201599</text:p>
          </table:table-cell>
          <table:table-cell/>
          <table:table-cell office:value-type="float" office:value="147.877339904" calcext:value-type="float">
            <text:p>147.877339904</text:p>
          </table:table-cell>
          <table:table-cell office:value-type="float" office:value="10.53172992" calcext:value-type="float">
            <text:p>10.53172992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44735091288391E+018" calcext:value-type="float">
            <text:p>14473509128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]/1000000000" office:value-type="float" office:value="1447350912.88391" calcext:value-type="float">
            <text:p>1447350912.884</text:p>
          </table:table-cell>
          <table:table-cell table:formula="of:=[.G16]-[.$G$1]" office:value-type="float" office:value="7.50042796134949" calcext:value-type="float">
            <text:p>7.500</text:p>
          </table:table-cell>
          <table:table-cell table:formula="of:=[.G16]-[.G15]" office:value-type="float" office:value="0.499879837036133" calcext:value-type="float">
            <text:p>0.499879837</text:p>
          </table:table-cell>
          <table:table-cell/>
          <table:table-cell office:value-type="float" office:value="158.406909952" calcext:value-type="float">
            <text:p>158.406909952</text:p>
          </table:table-cell>
          <table:table-cell office:value-type="float" office:value="10.529570048" calcext:value-type="float">
            <text:p>10.52957004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44735091338314E+018" calcext:value-type="float">
            <text:p>14473509133831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]/1000000000" office:value-type="float" office:value="1447350913.38314" calcext:value-type="float">
            <text:p>1447350913.383</text:p>
          </table:table-cell>
          <table:table-cell table:formula="of:=[.G17]-[.$G$1]" office:value-type="float" office:value="7.9996612071991" calcext:value-type="float">
            <text:p>8.000</text:p>
          </table:table-cell>
          <table:table-cell table:formula="of:=[.G17]-[.G16]" office:value-type="float" office:value="0.499230146408081" calcext:value-type="float">
            <text:p>0.4992301464</text:p>
          </table:table-cell>
          <table:table-cell/>
          <table:table-cell office:value-type="float" office:value="168.969949952" calcext:value-type="float">
            <text:p>168.969949952</text:p>
          </table:table-cell>
          <table:table-cell office:value-type="float" office:value="10.56304" calcext:value-type="float">
            <text:p>10.56304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4473509138837E+018" calcext:value-type="float">
            <text:p>14473509138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]/1000000000" office:value-type="float" office:value="1447350913.8837" calcext:value-type="float">
            <text:p>1447350913.884</text:p>
          </table:table-cell>
          <table:table-cell table:formula="of:=[.G18]-[.$G$1]" office:value-type="float" office:value="8.50021934509277" calcext:value-type="float">
            <text:p>8.500</text:p>
          </table:table-cell>
          <table:table-cell table:formula="of:=[.G18]-[.G17]" office:value-type="float" office:value="0.500559806823731" calcext:value-type="float">
            <text:p>0.5005598068</text:p>
          </table:table-cell>
          <table:table-cell/>
          <table:table-cell office:value-type="float" office:value="179.503379968" calcext:value-type="float">
            <text:p>179.503379968</text:p>
          </table:table-cell>
          <table:table-cell office:value-type="float" office:value="10.533430016" calcext:value-type="float">
            <text:p>10.53343001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44735091438359E+018" calcext:value-type="float">
            <text:p>14473509143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]/1000000000" office:value-type="float" office:value="1447350914.38359" calcext:value-type="float">
            <text:p>1447350914.384</text:p>
          </table:table-cell>
          <table:table-cell table:formula="of:=[.G19]-[.$G$1]" office:value-type="float" office:value="9.00011348724365" calcext:value-type="float">
            <text:p>9.000</text:p>
          </table:table-cell>
          <table:table-cell table:formula="of:=[.G19]-[.G18]" office:value-type="float" office:value="0.499890089035034" calcext:value-type="float">
            <text:p>0.499890089</text:p>
          </table:table-cell>
          <table:table-cell/>
          <table:table-cell office:value-type="float" office:value="190.051170048" calcext:value-type="float">
            <text:p>190.051170048</text:p>
          </table:table-cell>
          <table:table-cell office:value-type="float" office:value="10.54779008" calcext:value-type="float">
            <text:p>10.5477900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4735091488246E+018" calcext:value-type="float">
            <text:p>1447350914882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]/1000000000" office:value-type="float" office:value="1447350914.88246" calcext:value-type="float">
            <text:p>1447350914.882</text:p>
          </table:table-cell>
          <table:table-cell table:formula="of:=[.G20]-[.$G$1]" office:value-type="float" office:value="9.49898433685303" calcext:value-type="float">
            <text:p>9.499</text:p>
          </table:table-cell>
          <table:table-cell table:formula="of:=[.G20]-[.G19]" office:value-type="float" office:value="0.498870134353638" calcext:value-type="float">
            <text:p>0.4988701344</text:p>
          </table:table-cell>
          <table:table-cell/>
          <table:table-cell office:value-type="float" office:value="200.694899968" calcext:value-type="float">
            <text:p>200.694899968</text:p>
          </table:table-cell>
          <table:table-cell office:value-type="float" office:value="10.64372992" calcext:value-type="float">
            <text:p>10.6437299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44735091539023E+018" calcext:value-type="float">
            <text:p>1447350915390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]/1000000000" office:value-type="float" office:value="1447350915.39023" calcext:value-type="float">
            <text:p>1447350915.390</text:p>
          </table:table-cell>
          <table:table-cell table:formula="of:=[.G21]-[.$G$1]" office:value-type="float" office:value="10.0067477226257" calcext:value-type="float">
            <text:p>10.007</text:p>
          </table:table-cell>
          <table:table-cell table:formula="of:=[.G21]-[.G20]" office:value-type="float" office:value="0.507769823074341" calcext:value-type="float">
            <text:p>0.5077698231</text:p>
          </table:table-cell>
          <table:table-cell/>
          <table:table-cell office:value-type="float" office:value="211.234210048" calcext:value-type="float">
            <text:p>211.234210048</text:p>
          </table:table-cell>
          <table:table-cell office:value-type="float" office:value="10.53931008" calcext:value-type="float">
            <text:p>10.53931008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4473509158829E+018" calcext:value-type="float">
            <text:p>1447350915882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]/1000000000" office:value-type="float" office:value="1447350915.8829" calcext:value-type="float">
            <text:p>1447350915.883</text:p>
          </table:table-cell>
          <table:table-cell table:formula="of:=[.G22]-[.$G$1]" office:value-type="float" office:value="10.4994232654572" calcext:value-type="float">
            <text:p>10.499</text:p>
          </table:table-cell>
          <table:table-cell table:formula="of:=[.G22]-[.G21]" office:value-type="float" office:value="0.492670059204102" calcext:value-type="float">
            <text:p>0.4926700592</text:p>
          </table:table-cell>
          <table:table-cell/>
          <table:table-cell office:value-type="float" office:value="221.888560128" calcext:value-type="float">
            <text:p>221.888560128</text:p>
          </table:table-cell>
          <table:table-cell office:value-type="float" office:value="10.65435008" calcext:value-type="float">
            <text:p>10.6543500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44735091638327E+018" calcext:value-type="float">
            <text:p>14473509163832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]/1000000000" office:value-type="float" office:value="1447350916.38327" calcext:value-type="float">
            <text:p>1447350916.383</text:p>
          </table:table-cell>
          <table:table-cell table:formula="of:=[.G23]-[.$G$1]" office:value-type="float" office:value="10.9997918605804" calcext:value-type="float">
            <text:p>11.000</text:p>
          </table:table-cell>
          <table:table-cell table:formula="of:=[.G23]-[.G22]" office:value-type="float" office:value="0.500370025634766" calcext:value-type="float">
            <text:p>0.5003700256</text:p>
          </table:table-cell>
          <table:table-cell/>
          <table:table-cell office:value-type="float" office:value="232.427450112" calcext:value-type="float">
            <text:p>232.427450112</text:p>
          </table:table-cell>
          <table:table-cell office:value-type="float" office:value="10.538889984" calcext:value-type="float">
            <text:p>10.538889984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44735091688368E+018" calcext:value-type="float">
            <text:p>14473509168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4]/1000000000" office:value-type="float" office:value="1447350916.88368" calcext:value-type="float">
            <text:p>1447350916.884</text:p>
          </table:table-cell>
          <table:table-cell table:formula="of:=[.G24]-[.$G$1]" office:value-type="float" office:value="11.5002026557922" calcext:value-type="float">
            <text:p>11.500</text:p>
          </table:table-cell>
          <table:table-cell table:formula="of:=[.G24]-[.G23]" office:value-type="float" office:value="0.500410079956055" calcext:value-type="float">
            <text:p>0.50041008</text:p>
          </table:table-cell>
          <table:table-cell/>
          <table:table-cell office:value-type="float" office:value="242.944969984" calcext:value-type="float">
            <text:p>242.944969984</text:p>
          </table:table-cell>
          <table:table-cell office:value-type="float" office:value="10.517519872" calcext:value-type="float">
            <text:p>10.51751987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44735091738303E+018" calcext:value-type="float">
            <text:p>14473509173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5]/1000000000" office:value-type="float" office:value="1447350917.38303" calcext:value-type="float">
            <text:p>1447350917.383</text:p>
          </table:table-cell>
          <table:table-cell table:formula="of:=[.G25]-[.$G$1]" office:value-type="float" office:value="11.9995512962341" calcext:value-type="float">
            <text:p>12.000</text:p>
          </table:table-cell>
          <table:table-cell table:formula="of:=[.G25]-[.G24]" office:value-type="float" office:value="0.49934983253479" calcext:value-type="float">
            <text:p>0.4993498325</text:p>
          </table:table-cell>
          <table:table-cell/>
          <table:table-cell office:value-type="float" office:value="253.483090176" calcext:value-type="float">
            <text:p>253.483090176</text:p>
          </table:table-cell>
          <table:table-cell office:value-type="float" office:value="10.538120192" calcext:value-type="float">
            <text:p>10.53812019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44735091788341E+018" calcext:value-type="float">
            <text:p>14473509178834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6]/1000000000" office:value-type="float" office:value="1447350917.88341" calcext:value-type="float">
            <text:p>1447350917.883</text:p>
          </table:table-cell>
          <table:table-cell table:formula="of:=[.G26]-[.$G$1]" office:value-type="float" office:value="12.4999299049377" calcext:value-type="float">
            <text:p>12.500</text:p>
          </table:table-cell>
          <table:table-cell table:formula="of:=[.G26]-[.G25]" office:value-type="float" office:value="0.500380039215088" calcext:value-type="float">
            <text:p>0.5003800392</text:p>
          </table:table-cell>
          <table:table-cell/>
          <table:table-cell office:value-type="float" office:value="264.011440128" calcext:value-type="float">
            <text:p>264.011440128</text:p>
          </table:table-cell>
          <table:table-cell office:value-type="float" office:value="10.528349952" calcext:value-type="float">
            <text:p>10.52834995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44735091838376E+018" calcext:value-type="float">
            <text:p>1447350918383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7]/1000000000" office:value-type="float" office:value="1447350918.38376" calcext:value-type="float">
            <text:p>1447350918.384</text:p>
          </table:table-cell>
          <table:table-cell table:formula="of:=[.G27]-[.$G$1]" office:value-type="float" office:value="13.0002825260162" calcext:value-type="float">
            <text:p>13.000</text:p>
          </table:table-cell>
          <table:table-cell table:formula="of:=[.G27]-[.G26]" office:value-type="float" office:value="0.500349998474121" calcext:value-type="float">
            <text:p>0.5003499985</text:p>
          </table:table-cell>
          <table:table-cell/>
          <table:table-cell office:value-type="float" office:value="274.558660096" calcext:value-type="float">
            <text:p>274.558660096</text:p>
          </table:table-cell>
          <table:table-cell office:value-type="float" office:value="10.547219968" calcext:value-type="float">
            <text:p>10.547219968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44735091888231E+018" calcext:value-type="float">
            <text:p>1447350918882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8]/1000000000" office:value-type="float" office:value="1447350918.88231" calcext:value-type="float">
            <text:p>1447350918.882</text:p>
          </table:table-cell>
          <table:table-cell table:formula="of:=[.G28]-[.$G$1]" office:value-type="float" office:value="13.4988346099854" calcext:value-type="float">
            <text:p>13.499</text:p>
          </table:table-cell>
          <table:table-cell table:formula="of:=[.G28]-[.G27]" office:value-type="float" office:value="0.498549938201904" calcext:value-type="float">
            <text:p>0.4985499382</text:p>
          </table:table-cell>
          <table:table-cell/>
          <table:table-cell office:value-type="float" office:value="285.190749952" calcext:value-type="float">
            <text:p>285.190749952</text:p>
          </table:table-cell>
          <table:table-cell office:value-type="float" office:value="10.632089856" calcext:value-type="float">
            <text:p>10.63208985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44735091938297E+018" calcext:value-type="float">
            <text:p>1447350919382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9]/1000000000" office:value-type="float" office:value="1447350919.38297" calcext:value-type="float">
            <text:p>1447350919.383</text:p>
          </table:table-cell>
          <table:table-cell table:formula="of:=[.G29]-[.$G$1]" office:value-type="float" office:value="13.9994940757751" calcext:value-type="float">
            <text:p>13.999</text:p>
          </table:table-cell>
          <table:table-cell table:formula="of:=[.G29]-[.G28]" office:value-type="float" office:value="0.500660181045532" calcext:value-type="float">
            <text:p>0.500660181</text:p>
          </table:table-cell>
          <table:table-cell/>
          <table:table-cell office:value-type="float" office:value="295.725080064" calcext:value-type="float">
            <text:p>295.725080064</text:p>
          </table:table-cell>
          <table:table-cell office:value-type="float" office:value="10.534330112" calcext:value-type="float">
            <text:p>10.53433011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44735091988344E+018" calcext:value-type="float">
            <text:p>1447350919883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0]/1000000000" office:value-type="float" office:value="1447350919.88344" calcext:value-type="float">
            <text:p>1447350919.883</text:p>
          </table:table-cell>
          <table:table-cell table:formula="of:=[.G30]-[.$G$1]" office:value-type="float" office:value="14.4999632835388" calcext:value-type="float">
            <text:p>14.500</text:p>
          </table:table-cell>
          <table:table-cell table:formula="of:=[.G30]-[.G29]" office:value-type="float" office:value="0.500469923019409" calcext:value-type="float">
            <text:p>0.500469923</text:p>
          </table:table-cell>
          <table:table-cell/>
          <table:table-cell office:value-type="float" office:value="306.25974016" calcext:value-type="float">
            <text:p>306.25974016</text:p>
          </table:table-cell>
          <table:table-cell office:value-type="float" office:value="10.534660096" calcext:value-type="float">
            <text:p>10.53466009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44735092039089E+018" calcext:value-type="float">
            <text:p>1447350920390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]/1000000000" office:value-type="float" office:value="1447350920.39089" calcext:value-type="float">
            <text:p>1447350920.391</text:p>
          </table:table-cell>
          <table:table-cell table:formula="of:=[.G31]-[.$G$1]" office:value-type="float" office:value="15.0074059963226" calcext:value-type="float">
            <text:p>15.007</text:p>
          </table:table-cell>
          <table:table-cell table:formula="of:=[.G31]-[.G30]" office:value-type="float" office:value="0.507449865341187" calcext:value-type="float">
            <text:p>0.5074498653</text:p>
          </table:table-cell>
          <table:table-cell/>
          <table:table-cell office:value-type="float" office:value="316.916350208" calcext:value-type="float">
            <text:p>316.916350208</text:p>
          </table:table-cell>
          <table:table-cell office:value-type="float" office:value="10.656610048" calcext:value-type="float">
            <text:p>10.65661004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44735092088373E+018" calcext:value-type="float">
            <text:p>14473509208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]/1000000000" office:value-type="float" office:value="1447350920.88373" calcext:value-type="float">
            <text:p>1447350920.884</text:p>
          </table:table-cell>
          <table:table-cell table:formula="of:=[.G32]-[.$G$1]" office:value-type="float" office:value="15.5002501010895" calcext:value-type="float">
            <text:p>15.500</text:p>
          </table:table-cell>
          <table:table-cell table:formula="of:=[.G32]-[.G31]" office:value-type="float" office:value="0.492840051651001" calcext:value-type="float">
            <text:p>0.4928400517</text:p>
          </table:table-cell>
          <table:table-cell/>
          <table:table-cell office:value-type="float" office:value="327.452450048" calcext:value-type="float">
            <text:p>327.452450048</text:p>
          </table:table-cell>
          <table:table-cell office:value-type="float" office:value="10.53609984" calcext:value-type="float">
            <text:p>10.5360998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44735092138318E+018" calcext:value-type="float">
            <text:p>1447350921383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]/1000000000" office:value-type="float" office:value="1447350921.38318" calcext:value-type="float">
            <text:p>1447350921.383</text:p>
          </table:table-cell>
          <table:table-cell table:formula="of:=[.G33]-[.$G$1]" office:value-type="float" office:value="15.9997029304504" calcext:value-type="float">
            <text:p>16.000</text:p>
          </table:table-cell>
          <table:table-cell table:formula="of:=[.G33]-[.G32]" office:value-type="float" office:value="0.499449968338013" calcext:value-type="float">
            <text:p>0.4994499683</text:p>
          </table:table-cell>
          <table:table-cell/>
          <table:table-cell office:value-type="float" office:value="337.979510016" calcext:value-type="float">
            <text:p>337.979510016</text:p>
          </table:table-cell>
          <table:table-cell office:value-type="float" office:value="10.527059968" calcext:value-type="float">
            <text:p>10.527059968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44735092188352E+018" calcext:value-type="float">
            <text:p>1447350921883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]/1000000000" office:value-type="float" office:value="1447350921.88352" calcext:value-type="float">
            <text:p>1447350921.884</text:p>
          </table:table-cell>
          <table:table-cell table:formula="of:=[.G34]-[.$G$1]" office:value-type="float" office:value="16.5000381469727" calcext:value-type="float">
            <text:p>16.500</text:p>
          </table:table-cell>
          <table:table-cell table:formula="of:=[.G34]-[.G33]" office:value-type="float" office:value="0.500339984893799" calcext:value-type="float">
            <text:p>0.5003399849</text:p>
          </table:table-cell>
          <table:table-cell/>
          <table:table-cell office:value-type="float" office:value="348.518159872" calcext:value-type="float">
            <text:p>348.518159872</text:p>
          </table:table-cell>
          <table:table-cell office:value-type="float" office:value="10.538649856" calcext:value-type="float">
            <text:p>10.53864985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44735092238394E+018" calcext:value-type="float">
            <text:p>1447350922383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]/1000000000" office:value-type="float" office:value="1447350922.38394" calcext:value-type="float">
            <text:p>1447350922.384</text:p>
          </table:table-cell>
          <table:table-cell table:formula="of:=[.G35]-[.$G$1]" office:value-type="float" office:value="17.0004556179047" calcext:value-type="float">
            <text:p>17.000</text:p>
          </table:table-cell>
          <table:table-cell table:formula="of:=[.G35]-[.G34]" office:value-type="float" office:value="0.500420093536377" calcext:value-type="float">
            <text:p>0.5004200935</text:p>
          </table:table-cell>
          <table:table-cell/>
          <table:table-cell office:value-type="float" office:value="359.062690048" calcext:value-type="float">
            <text:p>359.062690048</text:p>
          </table:table-cell>
          <table:table-cell office:value-type="float" office:value="10.544530176" calcext:value-type="float">
            <text:p>10.54453017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44735092288321E+018" calcext:value-type="float">
            <text:p>14473509228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6]/1000000000" office:value-type="float" office:value="1447350922.88321" calcext:value-type="float">
            <text:p>1447350922.883</text:p>
          </table:table-cell>
          <table:table-cell table:formula="of:=[.G36]-[.$G$1]" office:value-type="float" office:value="17.4997317790985" calcext:value-type="float">
            <text:p>17.500</text:p>
          </table:table-cell>
          <table:table-cell table:formula="of:=[.G36]-[.G35]" office:value-type="float" office:value="0.499269962310791" calcext:value-type="float">
            <text:p>0.4992699623</text:p>
          </table:table-cell>
          <table:table-cell/>
          <table:table-cell office:value-type="float" office:value="369.598200064" calcext:value-type="float">
            <text:p>369.598200064</text:p>
          </table:table-cell>
          <table:table-cell office:value-type="float" office:value="10.535510016" calcext:value-type="float">
            <text:p>10.53551001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44735092338363E+018" calcext:value-type="float">
            <text:p>14473509233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7]/1000000000" office:value-type="float" office:value="1447350923.38363" calcext:value-type="float">
            <text:p>1447350923.384</text:p>
          </table:table-cell>
          <table:table-cell table:formula="of:=[.G37]-[.$G$1]" office:value-type="float" office:value="18.0001485347748" calcext:value-type="float">
            <text:p>18.000</text:p>
          </table:table-cell>
          <table:table-cell table:formula="of:=[.G37]-[.G36]" office:value-type="float" office:value="0.500420093536377" calcext:value-type="float">
            <text:p>0.5004200935</text:p>
          </table:table-cell>
          <table:table-cell/>
          <table:table-cell office:value-type="float" office:value="380.254070016" calcext:value-type="float">
            <text:p>380.254070016</text:p>
          </table:table-cell>
          <table:table-cell office:value-type="float" office:value="10.655869952" calcext:value-type="float">
            <text:p>10.655869952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44735092388301E+018" calcext:value-type="float">
            <text:p>1447350923883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8]/1000000000" office:value-type="float" office:value="1447350923.88301" calcext:value-type="float">
            <text:p>1447350923.883</text:p>
          </table:table-cell>
          <table:table-cell table:formula="of:=[.G38]-[.$G$1]" office:value-type="float" office:value="18.4995286464691" calcext:value-type="float">
            <text:p>18.500</text:p>
          </table:table-cell>
          <table:table-cell table:formula="of:=[.G38]-[.G37]" office:value-type="float" office:value="0.499379873275757" calcext:value-type="float">
            <text:p>0.4993798733</text:p>
          </table:table-cell>
          <table:table-cell/>
          <table:table-cell office:value-type="float" office:value="390.790500096" calcext:value-type="float">
            <text:p>390.790500096</text:p>
          </table:table-cell>
          <table:table-cell office:value-type="float" office:value="10.53643008" calcext:value-type="float">
            <text:p>10.53643008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44735092438292E+018" calcext:value-type="float">
            <text:p>1447350924382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9]/1000000000" office:value-type="float" office:value="1447350924.38292" calcext:value-type="float">
            <text:p>1447350924.383</text:p>
          </table:table-cell>
          <table:table-cell table:formula="of:=[.G39]-[.$G$1]" office:value-type="float" office:value="18.999439239502" calcext:value-type="float">
            <text:p>18.999</text:p>
          </table:table-cell>
          <table:table-cell table:formula="of:=[.G39]-[.G38]" office:value-type="float" office:value="0.499910116195679" calcext:value-type="float">
            <text:p>0.4999101162</text:p>
          </table:table-cell>
          <table:table-cell/>
          <table:table-cell office:value-type="float" office:value="401.407170048" calcext:value-type="float">
            <text:p>401.407170048</text:p>
          </table:table-cell>
          <table:table-cell office:value-type="float" office:value="10.616669952" calcext:value-type="float">
            <text:p>10.616669952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44735092488347E+018" calcext:value-type="float">
            <text:p>144735092488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0]/1000000000" office:value-type="float" office:value="1447350924.88347" calcext:value-type="float">
            <text:p>1447350924.883</text:p>
          </table:table-cell>
          <table:table-cell table:formula="of:=[.G40]-[.$G$1]" office:value-type="float" office:value="19.4999942779541" calcext:value-type="float">
            <text:p>19.500</text:p>
          </table:table-cell>
          <table:table-cell table:formula="of:=[.G40]-[.G39]" office:value-type="float" office:value="0.500550031661987" calcext:value-type="float">
            <text:p>0.5005500317</text:p>
          </table:table-cell>
          <table:table-cell/>
          <table:table-cell office:value-type="float" office:value="411.976250112" calcext:value-type="float">
            <text:p>411.976250112</text:p>
          </table:table-cell>
          <table:table-cell office:value-type="float" office:value="10.569080064" calcext:value-type="float">
            <text:p>10.569080064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44735092538389E+018" calcext:value-type="float">
            <text:p>1447350925383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1]/1000000000" office:value-type="float" office:value="1447350925.38389" calcext:value-type="float">
            <text:p>1447350925.384</text:p>
          </table:table-cell>
          <table:table-cell table:formula="of:=[.G41]-[.$G$1]" office:value-type="float" office:value="20.0004115104675" calcext:value-type="float">
            <text:p>20.000</text:p>
          </table:table-cell>
          <table:table-cell table:formula="of:=[.G41]-[.G40]" office:value-type="float" office:value="0.500419855117798" calcext:value-type="float">
            <text:p>0.5004198551</text:p>
          </table:table-cell>
          <table:table-cell/>
          <table:table-cell office:value-type="float" office:value="422.51408" calcext:value-type="float">
            <text:p>422.51408</text:p>
          </table:table-cell>
          <table:table-cell office:value-type="float" office:value="10.537829888" calcext:value-type="float">
            <text:p>10.537829888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44735092588363E+018" calcext:value-type="float">
            <text:p>14473509258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2]/1000000000" office:value-type="float" office:value="1447350925.88363" calcext:value-type="float">
            <text:p>1447350925.884</text:p>
          </table:table-cell>
          <table:table-cell table:formula="of:=[.G42]-[.$G$1]" office:value-type="float" office:value="20.5001456737518" calcext:value-type="float">
            <text:p>20.500</text:p>
          </table:table-cell>
          <table:table-cell table:formula="of:=[.G42]-[.G41]" office:value-type="float" office:value="0.499740123748779" calcext:value-type="float">
            <text:p>0.4997401237</text:p>
          </table:table-cell>
          <table:table-cell/>
          <table:table-cell office:value-type="float" office:value="433.163880192" calcext:value-type="float">
            <text:p>433.163880192</text:p>
          </table:table-cell>
          <table:table-cell office:value-type="float" office:value="10.649800192" calcext:value-type="float">
            <text:p>10.649800192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44735092638408E+018" calcext:value-type="float">
            <text:p>14473509263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]/1000000000" office:value-type="float" office:value="1447350926.38408" calcext:value-type="float">
            <text:p>1447350926.384</text:p>
          </table:table-cell>
          <table:table-cell table:formula="of:=[.G43]-[.$G$1]" office:value-type="float" office:value="21.0005996227264" calcext:value-type="float">
            <text:p>21.001</text:p>
          </table:table-cell>
          <table:table-cell table:formula="of:=[.G43]-[.G42]" office:value-type="float" office:value="0.500449895858765" calcext:value-type="float">
            <text:p>0.5004498959</text:p>
          </table:table-cell>
          <table:table-cell/>
          <table:table-cell office:value-type="float" office:value="443.680410112" calcext:value-type="float">
            <text:p>443.680410112</text:p>
          </table:table-cell>
          <table:table-cell office:value-type="float" office:value="10.51652992" calcext:value-type="float">
            <text:p>10.51652992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44735092688341E+018" calcext:value-type="float">
            <text:p>14473509268834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]/1000000000" office:value-type="float" office:value="1447350926.88341" calcext:value-type="float">
            <text:p>1447350926.883</text:p>
          </table:table-cell>
          <table:table-cell table:formula="of:=[.G44]-[.$G$1]" office:value-type="float" office:value="21.4999251365662" calcext:value-type="float">
            <text:p>21.500</text:p>
          </table:table-cell>
          <table:table-cell table:formula="of:=[.G44]-[.G43]" office:value-type="float" office:value="0.499330043792725" calcext:value-type="float">
            <text:p>0.4993300438</text:p>
          </table:table-cell>
          <table:table-cell/>
          <table:table-cell office:value-type="float" office:value="454.20432" calcext:value-type="float">
            <text:p>454.20432</text:p>
          </table:table-cell>
          <table:table-cell office:value-type="float" office:value="10.523909888" calcext:value-type="float">
            <text:p>10.523909888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44735092738374E+018" calcext:value-type="float">
            <text:p>14473509273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]/1000000000" office:value-type="float" office:value="1447350927.38374" calcext:value-type="float">
            <text:p>1447350927.384</text:p>
          </table:table-cell>
          <table:table-cell table:formula="of:=[.G45]-[.$G$1]" office:value-type="float" office:value="22.0002603530884" calcext:value-type="float">
            <text:p>22.000</text:p>
          </table:table-cell>
          <table:table-cell table:formula="of:=[.G45]-[.G44]" office:value-type="float" office:value="0.500329971313477" calcext:value-type="float">
            <text:p>0.5003299713</text:p>
          </table:table-cell>
          <table:table-cell/>
          <table:table-cell office:value-type="float" office:value="464.745860096" calcext:value-type="float">
            <text:p>464.745860096</text:p>
          </table:table-cell>
          <table:table-cell office:value-type="float" office:value="10.541540096" calcext:value-type="float">
            <text:p>10.54154009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44735092788303E+018" calcext:value-type="float">
            <text:p>14473509278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]/1000000000" office:value-type="float" office:value="1447350927.88303" calcext:value-type="float">
            <text:p>1447350927.883</text:p>
          </table:table-cell>
          <table:table-cell table:formula="of:=[.G46]-[.$G$1]" office:value-type="float" office:value="22.4995460510254" calcext:value-type="float">
            <text:p>22.500</text:p>
          </table:table-cell>
          <table:table-cell table:formula="of:=[.G46]-[.G45]" office:value-type="float" office:value="0.499289989471436" calcext:value-type="float">
            <text:p>0.4992899895</text:p>
          </table:table-cell>
          <table:table-cell/>
          <table:table-cell office:value-type="float" office:value="475.282930176" calcext:value-type="float">
            <text:p>475.282930176</text:p>
          </table:table-cell>
          <table:table-cell office:value-type="float" office:value="10.53707008" calcext:value-type="float">
            <text:p>10.53707008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4735092838336E+018" calcext:value-type="float">
            <text:p>14473509283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]/1000000000" office:value-type="float" office:value="1447350928.38336" calcext:value-type="float">
            <text:p>1447350928.383</text:p>
          </table:table-cell>
          <table:table-cell table:formula="of:=[.G47]-[.$G$1]" office:value-type="float" office:value="22.9998815059662" calcext:value-type="float">
            <text:p>23.000</text:p>
          </table:table-cell>
          <table:table-cell table:formula="of:=[.G47]-[.G46]" office:value-type="float" office:value="0.500329971313477" calcext:value-type="float">
            <text:p>0.5003299713</text:p>
          </table:table-cell>
          <table:table-cell/>
          <table:table-cell office:value-type="float" office:value="485.81222016" calcext:value-type="float">
            <text:p>485.81222016</text:p>
          </table:table-cell>
          <table:table-cell office:value-type="float" office:value="10.529289984" calcext:value-type="float">
            <text:p>10.529289984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4735092888305E+018" calcext:value-type="float">
            <text:p>1447350928883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]/1000000000" office:value-type="float" office:value="1447350928.88305" calcext:value-type="float">
            <text:p>1447350928.883</text:p>
          </table:table-cell>
          <table:table-cell table:formula="of:=[.G48]-[.$G$1]" office:value-type="float" office:value="23.4995744228363" calcext:value-type="float">
            <text:p>23.500</text:p>
          </table:table-cell>
          <table:table-cell table:formula="of:=[.G48]-[.G47]" office:value-type="float" office:value="0.499690055847168" calcext:value-type="float">
            <text:p>0.4996900558</text:p>
          </table:table-cell>
          <table:table-cell/>
          <table:table-cell office:value-type="float" office:value="496.448780032" calcext:value-type="float">
            <text:p>496.448780032</text:p>
          </table:table-cell>
          <table:table-cell office:value-type="float" office:value="10.636559872" calcext:value-type="float">
            <text:p>10.636559872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4735092938276E+018" calcext:value-type="float">
            <text:p>1447350929382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9]/1000000000" office:value-type="float" office:value="1447350929.38276" calcext:value-type="float">
            <text:p>1447350929.383</text:p>
          </table:table-cell>
          <table:table-cell table:formula="of:=[.G49]-[.$G$1]" office:value-type="float" office:value="23.9992771148682" calcext:value-type="float">
            <text:p>23.999</text:p>
          </table:table-cell>
          <table:table-cell table:formula="of:=[.G49]-[.G48]" office:value-type="float" office:value="0.499710083007813" calcext:value-type="float">
            <text:p>0.499710083</text:p>
          </table:table-cell>
          <table:table-cell/>
          <table:table-cell office:value-type="float" office:value="506.985049856" calcext:value-type="float">
            <text:p>506.985049856</text:p>
          </table:table-cell>
          <table:table-cell office:value-type="float" office:value="10.536269824" calcext:value-type="float">
            <text:p>10.536269824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4735092988398E+018" calcext:value-type="float">
            <text:p>1447350929883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0]/1000000000" office:value-type="float" office:value="1447350929.88398" calcext:value-type="float">
            <text:p>1447350929.884</text:p>
          </table:table-cell>
          <table:table-cell table:formula="of:=[.G50]-[.$G$1]" office:value-type="float" office:value="24.5004971027374" calcext:value-type="float">
            <text:p>24.500</text:p>
          </table:table-cell>
          <table:table-cell table:formula="of:=[.G50]-[.G49]" office:value-type="float" office:value="0.501219987869263" calcext:value-type="float">
            <text:p>0.5012199879</text:p>
          </table:table-cell>
          <table:table-cell/>
          <table:table-cell office:value-type="float" office:value="517.521830144" calcext:value-type="float">
            <text:p>517.521830144</text:p>
          </table:table-cell>
          <table:table-cell office:value-type="float" office:value="10.536780288" calcext:value-type="float">
            <text:p>10.536780288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4473509303835E+018" calcext:value-type="float">
            <text:p>1447350930383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1]/1000000000" office:value-type="float" office:value="1447350930.3835" calcext:value-type="float">
            <text:p>1447350930.384</text:p>
          </table:table-cell>
          <table:table-cell table:formula="of:=[.G51]-[.$G$1]" office:value-type="float" office:value="25.0000236034393" calcext:value-type="float">
            <text:p>25.000</text:p>
          </table:table-cell>
          <table:table-cell table:formula="of:=[.G51]-[.G50]" office:value-type="float" office:value="0.499520063400269" calcext:value-type="float">
            <text:p>0.4995200634</text:p>
          </table:table-cell>
          <table:table-cell/>
          <table:table-cell office:value-type="float" office:value="528.14966016" calcext:value-type="float">
            <text:p>528.14966016</text:p>
          </table:table-cell>
          <table:table-cell office:value-type="float" office:value="10.6278300160001" calcext:value-type="float">
            <text:p>10.627830016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44735093088354E+018" calcext:value-type="float">
            <text:p>14473509308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2]/1000000000" office:value-type="float" office:value="1447350930.88354" calcext:value-type="float">
            <text:p>1447350930.884</text:p>
          </table:table-cell>
          <table:table-cell table:formula="of:=[.G52]-[.$G$1]" office:value-type="float" office:value="25.5000636577606" calcext:value-type="float">
            <text:p>25.500</text:p>
          </table:table-cell>
          <table:table-cell table:formula="of:=[.G52]-[.G51]" office:value-type="float" office:value="0.50003981590271" calcext:value-type="float">
            <text:p>0.5000398159</text:p>
          </table:table-cell>
          <table:table-cell/>
          <table:table-cell office:value-type="float" office:value="538.675059968" calcext:value-type="float">
            <text:p>538.675059968</text:p>
          </table:table-cell>
          <table:table-cell office:value-type="float" office:value="10.525399808" calcext:value-type="float">
            <text:p>10.525399808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44735093138411E+018" calcext:value-type="float">
            <text:p>14473509313841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3]/1000000000" office:value-type="float" office:value="1447350931.38411" calcext:value-type="float">
            <text:p>1447350931.384</text:p>
          </table:table-cell>
          <table:table-cell table:formula="of:=[.G53]-[.$G$1]" office:value-type="float" office:value="26.0006272792816" calcext:value-type="float">
            <text:p>26.001</text:p>
          </table:table-cell>
          <table:table-cell table:formula="of:=[.G53]-[.G52]" office:value-type="float" office:value="0.500570058822632" calcext:value-type="float">
            <text:p>0.5005700588</text:p>
          </table:table-cell>
          <table:table-cell/>
          <table:table-cell office:value-type="float" office:value="549.196420096" calcext:value-type="float">
            <text:p>549.196420096</text:p>
          </table:table-cell>
          <table:table-cell office:value-type="float" office:value="10.521360128" calcext:value-type="float">
            <text:p>10.521360128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44735093188348E+018" calcext:value-type="float">
            <text:p>14473509318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4]/1000000000" office:value-type="float" office:value="1447350931.88348" calcext:value-type="float">
            <text:p>1447350931.883</text:p>
          </table:table-cell>
          <table:table-cell table:formula="of:=[.G54]-[.$G$1]" office:value-type="float" office:value="26.4999971389771" calcext:value-type="float">
            <text:p>26.500</text:p>
          </table:table-cell>
          <table:table-cell table:formula="of:=[.G54]-[.G53]" office:value-type="float" office:value="0.499370098114014" calcext:value-type="float">
            <text:p>0.4993700981</text:p>
          </table:table-cell>
          <table:table-cell/>
          <table:table-cell office:value-type="float" office:value="559.741240064" calcext:value-type="float">
            <text:p>559.741240064</text:p>
          </table:table-cell>
          <table:table-cell office:value-type="float" office:value="10.544819968" calcext:value-type="float">
            <text:p>10.544819968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44735093238414E+018" calcext:value-type="float">
            <text:p>14473509323841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5]/1000000000" office:value-type="float" office:value="1447350932.38414" calcext:value-type="float">
            <text:p>1447350932.384</text:p>
          </table:table-cell>
          <table:table-cell table:formula="of:=[.G55]-[.$G$1]" office:value-type="float" office:value="27.000659942627" calcext:value-type="float">
            <text:p>27.001</text:p>
          </table:table-cell>
          <table:table-cell table:formula="of:=[.G55]-[.G54]" office:value-type="float" office:value="0.500659942626953" calcext:value-type="float">
            <text:p>0.5006599426</text:p>
          </table:table-cell>
          <table:table-cell/>
          <table:table-cell office:value-type="float" office:value="570.278210048" calcext:value-type="float">
            <text:p>570.278210048</text:p>
          </table:table-cell>
          <table:table-cell office:value-type="float" office:value="10.5369699840001" calcext:value-type="float">
            <text:p>10.536969984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44735093288353E+018" calcext:value-type="float">
            <text:p>14473509328835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]/1000000000" office:value-type="float" office:value="1447350932.88353" calcext:value-type="float">
            <text:p>1447350932.884</text:p>
          </table:table-cell>
          <table:table-cell table:formula="of:=[.G56]-[.$G$1]" office:value-type="float" office:value="27.5000517368317" calcext:value-type="float">
            <text:p>27.500</text:p>
          </table:table-cell>
          <table:table-cell table:formula="of:=[.G56]-[.G55]" office:value-type="float" office:value="0.499389886856079" calcext:value-type="float">
            <text:p>0.4993898869</text:p>
          </table:table-cell>
          <table:table-cell/>
          <table:table-cell office:value-type="float" office:value="580.814599936" calcext:value-type="float">
            <text:p>580.814599936</text:p>
          </table:table-cell>
          <table:table-cell office:value-type="float" office:value="10.536389888" calcext:value-type="float">
            <text:p>10.536389888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44735093338318E+018" calcext:value-type="float">
            <text:p>1447350933383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]/1000000000" office:value-type="float" office:value="1447350933.38318" calcext:value-type="float">
            <text:p>1447350933.383</text:p>
          </table:table-cell>
          <table:table-cell table:formula="of:=[.G57]-[.$G$1]" office:value-type="float" office:value="27.9996981620789" calcext:value-type="float">
            <text:p>28.000</text:p>
          </table:table-cell>
          <table:table-cell table:formula="of:=[.G57]-[.G56]" office:value-type="float" office:value="0.499650001525879" calcext:value-type="float">
            <text:p>0.4996500015</text:p>
          </table:table-cell>
          <table:table-cell/>
          <table:table-cell office:value-type="float" office:value="591.474099968" calcext:value-type="float">
            <text:p>591.474099968</text:p>
          </table:table-cell>
          <table:table-cell office:value-type="float" office:value="10.659500032" calcext:value-type="float">
            <text:p>10.659500032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44735093388376E+018" calcext:value-type="float">
            <text:p>1447350933883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]/1000000000" office:value-type="float" office:value="1447350933.88376" calcext:value-type="float">
            <text:p>1447350933.884</text:p>
          </table:table-cell>
          <table:table-cell table:formula="of:=[.G58]-[.$G$1]" office:value-type="float" office:value="28.5002772808075" calcext:value-type="float">
            <text:p>28.500</text:p>
          </table:table-cell>
          <table:table-cell table:formula="of:=[.G58]-[.G57]" office:value-type="float" office:value="0.500580072402954" calcext:value-type="float">
            <text:p>0.5005800724</text:p>
          </table:table-cell>
          <table:table-cell/>
          <table:table-cell office:value-type="float" office:value="602.011460096" calcext:value-type="float">
            <text:p>602.011460096</text:p>
          </table:table-cell>
          <table:table-cell office:value-type="float" office:value="10.5373601279999" calcext:value-type="float">
            <text:p>10.537360128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44735093438323E+018" calcext:value-type="float">
            <text:p>1447350934383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]/1000000000" office:value-type="float" office:value="1447350934.38323" calcext:value-type="float">
            <text:p>1447350934.383</text:p>
          </table:table-cell>
          <table:table-cell table:formula="of:=[.G59]-[.$G$1]" office:value-type="float" office:value="28.9997534751892" calcext:value-type="float">
            <text:p>29.000</text:p>
          </table:table-cell>
          <table:table-cell table:formula="of:=[.G59]-[.G58]" office:value-type="float" office:value="0.499469995498657" calcext:value-type="float">
            <text:p>0.4994699955</text:p>
          </table:table-cell>
          <table:table-cell/>
          <table:table-cell office:value-type="float" office:value="612.652780032" calcext:value-type="float">
            <text:p>612.652780032</text:p>
          </table:table-cell>
          <table:table-cell office:value-type="float" office:value="10.6413199360001" calcext:value-type="float">
            <text:p>10.64131993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44735093488323E+018" calcext:value-type="float">
            <text:p>1447350934883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]/1000000000" office:value-type="float" office:value="1447350934.88323" calcext:value-type="float">
            <text:p>1447350934.883</text:p>
          </table:table-cell>
          <table:table-cell table:formula="of:=[.G60]-[.$G$1]" office:value-type="float" office:value="29.4997503757477" calcext:value-type="float">
            <text:p>29.500</text:p>
          </table:table-cell>
          <table:table-cell table:formula="of:=[.G60]-[.G59]" office:value-type="float" office:value="0.5" calcext:value-type="float">
            <text:p>0.5</text:p>
          </table:table-cell>
          <table:table-cell/>
          <table:table-cell office:value-type="float" office:value="623.188509952" calcext:value-type="float">
            <text:p>623.188509952</text:p>
          </table:table-cell>
          <table:table-cell office:value-type="float" office:value="10.53572992" calcext:value-type="float">
            <text:p>10.53572992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44735093538406E+018" calcext:value-type="float">
            <text:p>14473509353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1]/1000000000" office:value-type="float" office:value="1447350935.38406" calcext:value-type="float">
            <text:p>1447350935.384</text:p>
          </table:table-cell>
          <table:table-cell table:formula="of:=[.G61]-[.$G$1]" office:value-type="float" office:value="30.0005753040314" calcext:value-type="float">
            <text:p>30.001</text:p>
          </table:table-cell>
          <table:table-cell table:formula="of:=[.G61]-[.G60]" office:value-type="float" office:value="0.500829935073853" calcext:value-type="float">
            <text:p>0.5008299351</text:p>
          </table:table-cell>
          <table:table-cell/>
          <table:table-cell office:value-type="float" office:value="633.724670208" calcext:value-type="float">
            <text:p>633.724670208</text:p>
          </table:table-cell>
          <table:table-cell office:value-type="float" office:value="10.536160256" calcext:value-type="float">
            <text:p>10.536160256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4473509358921E+018" calcext:value-type="float">
            <text:p>14473509358921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2]/1000000000" office:value-type="float" office:value="1447350935.8921" calcext:value-type="float">
            <text:p>1447350935.892</text:p>
          </table:table-cell>
          <table:table-cell table:formula="of:=[.G62]-[.$G$1]" office:value-type="float" office:value="30.5086190700531" calcext:value-type="float">
            <text:p>30.509</text:p>
          </table:table-cell>
          <table:table-cell table:formula="of:=[.G62]-[.G61]" office:value-type="float" office:value="0.508040189743042" calcext:value-type="float">
            <text:p>0.5080401897</text:p>
          </table:table-cell>
          <table:table-cell/>
          <table:table-cell office:value-type="float" office:value="644.256410112" calcext:value-type="float">
            <text:p>644.256410112</text:p>
          </table:table-cell>
          <table:table-cell office:value-type="float" office:value="10.531739904" calcext:value-type="float">
            <text:p>10.531739904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44735093638361E+018" calcext:value-type="float">
            <text:p>1447350936383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3]/1000000000" office:value-type="float" office:value="1447350936.38361" calcext:value-type="float">
            <text:p>1447350936.384</text:p>
          </table:table-cell>
          <table:table-cell table:formula="of:=[.G63]-[.$G$1]" office:value-type="float" office:value="31.0001349449158" calcext:value-type="float">
            <text:p>31.000</text:p>
          </table:table-cell>
          <table:table-cell table:formula="of:=[.G63]-[.G62]" office:value-type="float" office:value="0.491509914398193" calcext:value-type="float">
            <text:p>0.4915099144</text:p>
          </table:table-cell>
          <table:table-cell/>
          <table:table-cell office:value-type="float" office:value="654.782070272" calcext:value-type="float">
            <text:p>654.782070272</text:p>
          </table:table-cell>
          <table:table-cell office:value-type="float" office:value="10.52566016" calcext:value-type="float">
            <text:p>10.52566016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44735093688291E+018" calcext:value-type="float">
            <text:p>1447350936882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4]/1000000000" office:value-type="float" office:value="1447350936.88291" calcext:value-type="float">
            <text:p>1447350936.883</text:p>
          </table:table-cell>
          <table:table-cell table:formula="of:=[.G64]-[.$G$1]" office:value-type="float" office:value="31.4994337558746" calcext:value-type="float">
            <text:p>31.499</text:p>
          </table:table-cell>
          <table:table-cell table:formula="of:=[.G64]-[.G63]" office:value-type="float" office:value="0.499300003051758" calcext:value-type="float">
            <text:p>0.4993000031</text:p>
          </table:table-cell>
          <table:table-cell/>
          <table:table-cell office:value-type="float" office:value="665.311419904" calcext:value-type="float">
            <text:p>665.311419904</text:p>
          </table:table-cell>
          <table:table-cell office:value-type="float" office:value="10.5293496319999" calcext:value-type="float">
            <text:p>10.529349632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44735093738302E+018" calcext:value-type="float">
            <text:p>1447350937383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5]/1000000000" office:value-type="float" office:value="1447350937.38302" calcext:value-type="float">
            <text:p>1447350937.383</text:p>
          </table:table-cell>
          <table:table-cell table:formula="of:=[.G65]-[.$G$1]" office:value-type="float" office:value="31.9995357990265" calcext:value-type="float">
            <text:p>32.000</text:p>
          </table:table-cell>
          <table:table-cell table:formula="of:=[.G65]-[.G64]" office:value-type="float" office:value="0.500109910964966" calcext:value-type="float">
            <text:p>0.500109911</text:p>
          </table:table-cell>
          <table:table-cell/>
          <table:table-cell office:value-type="float" office:value="675.952599808" calcext:value-type="float">
            <text:p>675.952599808</text:p>
          </table:table-cell>
          <table:table-cell office:value-type="float" office:value="10.641179904" calcext:value-type="float">
            <text:p>10.641179904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44735093788339E+018" calcext:value-type="float">
            <text:p>14473509378833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6]/1000000000" office:value-type="float" office:value="1447350937.88339" calcext:value-type="float">
            <text:p>1447350937.883</text:p>
          </table:table-cell>
          <table:table-cell table:formula="of:=[.G66]-[.$G$1]" office:value-type="float" office:value="32.4999127388" calcext:value-type="float">
            <text:p>32.500</text:p>
          </table:table-cell>
          <table:table-cell table:formula="of:=[.G66]-[.G65]" office:value-type="float" office:value="0.500370025634766" calcext:value-type="float">
            <text:p>0.5003700256</text:p>
          </table:table-cell>
          <table:table-cell/>
          <table:table-cell office:value-type="float" office:value="686.48580992" calcext:value-type="float">
            <text:p>686.48580992</text:p>
          </table:table-cell>
          <table:table-cell office:value-type="float" office:value="10.533210112" calcext:value-type="float">
            <text:p>10.533210112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44735093838424E+018" calcext:value-type="float">
            <text:p>1447350938384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7]/1000000000" office:value-type="float" office:value="1447350938.38424" calcext:value-type="float">
            <text:p>1447350938.384</text:p>
          </table:table-cell>
          <table:table-cell table:formula="of:=[.G67]-[.$G$1]" office:value-type="float" office:value="33.0007572174072" calcext:value-type="float">
            <text:p>33.001</text:p>
          </table:table-cell>
          <table:table-cell table:formula="of:=[.G67]-[.G66]" office:value-type="float" office:value="0.500849962234497" calcext:value-type="float">
            <text:p>0.5008499622</text:p>
          </table:table-cell>
          <table:table-cell/>
          <table:table-cell office:value-type="float" office:value="697.01883008" calcext:value-type="float">
            <text:p>697.01883008</text:p>
          </table:table-cell>
          <table:table-cell office:value-type="float" office:value="10.5330201600001" calcext:value-type="float">
            <text:p>10.53302016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44735093888353E+018" calcext:value-type="float">
            <text:p>14473509388835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]/1000000000" office:value-type="float" office:value="1447350938.88353" calcext:value-type="float">
            <text:p>1447350938.884</text:p>
          </table:table-cell>
          <table:table-cell table:formula="of:=[.G68]-[.$G$1]" office:value-type="float" office:value="33.5000550746918" calcext:value-type="float">
            <text:p>33.500</text:p>
          </table:table-cell>
          <table:table-cell table:formula="of:=[.G68]-[.G67]" office:value-type="float" office:value="0.499289989471436" calcext:value-type="float">
            <text:p>0.4992899895</text:p>
          </table:table-cell>
          <table:table-cell/>
          <table:table-cell office:value-type="float" office:value="707.68267008" calcext:value-type="float">
            <text:p>707.68267008</text:p>
          </table:table-cell>
          <table:table-cell office:value-type="float" office:value="10.6638399999999" calcext:value-type="float">
            <text:p>10.66384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4473509393825E+018" calcext:value-type="float">
            <text:p>1447350939382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]/1000000000" office:value-type="float" office:value="1447350939.3825" calcext:value-type="float">
            <text:p>1447350939.383</text:p>
          </table:table-cell>
          <table:table-cell table:formula="of:=[.G69]-[.$G$1]" office:value-type="float" office:value="33.9990198612213" calcext:value-type="float">
            <text:p>33.999</text:p>
          </table:table-cell>
          <table:table-cell table:formula="of:=[.G69]-[.G68]" office:value-type="float" office:value="0.498970031738281" calcext:value-type="float">
            <text:p>0.4989700317</text:p>
          </table:table-cell>
          <table:table-cell/>
          <table:table-cell office:value-type="float" office:value="718.216290048" calcext:value-type="float">
            <text:p>718.216290048</text:p>
          </table:table-cell>
          <table:table-cell office:value-type="float" office:value="10.533619968" calcext:value-type="float">
            <text:p>10.533619968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44735093988288E+018" calcext:value-type="float">
            <text:p>14473509398828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]/1000000000" office:value-type="float" office:value="1447350939.88288" calcext:value-type="float">
            <text:p>1447350939.883</text:p>
          </table:table-cell>
          <table:table-cell table:formula="of:=[.G70]-[.$G$1]" office:value-type="float" office:value="34.4994027614594" calcext:value-type="float">
            <text:p>34.499</text:p>
          </table:table-cell>
          <table:table-cell table:formula="of:=[.G70]-[.G69]" office:value-type="float" office:value="0.500380039215088" calcext:value-type="float">
            <text:p>0.5003800392</text:p>
          </table:table-cell>
          <table:table-cell/>
          <table:table-cell office:value-type="float" office:value="728.749410048" calcext:value-type="float">
            <text:p>728.749410048</text:p>
          </table:table-cell>
          <table:table-cell office:value-type="float" office:value="10.5331199999999" calcext:value-type="float">
            <text:p>10.53312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44735094038328E+018" calcext:value-type="float">
            <text:p>1447350940383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]/1000000000" office:value-type="float" office:value="1447350940.38328" calcext:value-type="float">
            <text:p>1447350940.383</text:p>
          </table:table-cell>
          <table:table-cell table:formula="of:=[.G71]-[.$G$1]" office:value-type="float" office:value="34.9998033046722" calcext:value-type="float">
            <text:p>35.000</text:p>
          </table:table-cell>
          <table:table-cell table:formula="of:=[.G71]-[.G70]" office:value-type="float" office:value="0.500400066375732" calcext:value-type="float">
            <text:p>0.5004000664</text:p>
          </table:table-cell>
          <table:table-cell/>
          <table:table-cell office:value-type="float" office:value="739.401149952" calcext:value-type="float">
            <text:p>739.401149952</text:p>
          </table:table-cell>
          <table:table-cell office:value-type="float" office:value="10.651739904" calcext:value-type="float">
            <text:p>10.651739904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44735094088391E+018" calcext:value-type="float">
            <text:p>14473509408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]/1000000000" office:value-type="float" office:value="1447350940.88391" calcext:value-type="float">
            <text:p>1447350940.884</text:p>
          </table:table-cell>
          <table:table-cell table:formula="of:=[.G72]-[.$G$1]" office:value-type="float" office:value="35.500433921814" calcext:value-type="float">
            <text:p>35.500</text:p>
          </table:table-cell>
          <table:table-cell table:formula="of:=[.G72]-[.G71]" office:value-type="float" office:value="0.500629901885986" calcext:value-type="float">
            <text:p>0.5006299019</text:p>
          </table:table-cell>
          <table:table-cell/>
          <table:table-cell office:value-type="float" office:value="749.925159936" calcext:value-type="float">
            <text:p>749.925159936</text:p>
          </table:table-cell>
          <table:table-cell office:value-type="float" office:value="10.524009984" calcext:value-type="float">
            <text:p>10.524009984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44735094138322E+018" calcext:value-type="float">
            <text:p>14473509413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3]/1000000000" office:value-type="float" office:value="1447350941.38322" calcext:value-type="float">
            <text:p>1447350941.383</text:p>
          </table:table-cell>
          <table:table-cell table:formula="of:=[.G73]-[.$G$1]" office:value-type="float" office:value="35.9997396469116" calcext:value-type="float">
            <text:p>36.000</text:p>
          </table:table-cell>
          <table:table-cell table:formula="of:=[.G73]-[.G72]" office:value-type="float" office:value="0.49931001663208" calcext:value-type="float">
            <text:p>0.4993100166</text:p>
          </table:table-cell>
          <table:table-cell/>
          <table:table-cell office:value-type="float" office:value="760.455910144" calcext:value-type="float">
            <text:p>760.455910144</text:p>
          </table:table-cell>
          <table:table-cell office:value-type="float" office:value="10.530750208" calcext:value-type="float">
            <text:p>10.530750208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44735094188373E+018" calcext:value-type="float">
            <text:p>14473509418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4]/1000000000" office:value-type="float" office:value="1447350941.88373" calcext:value-type="float">
            <text:p>1447350941.884</text:p>
          </table:table-cell>
          <table:table-cell table:formula="of:=[.G74]-[.$G$1]" office:value-type="float" office:value="36.5002541542053" calcext:value-type="float">
            <text:p>36.500</text:p>
          </table:table-cell>
          <table:table-cell table:formula="of:=[.G74]-[.G73]" office:value-type="float" office:value="0.500509977340698" calcext:value-type="float">
            <text:p>0.5005099773</text:p>
          </table:table-cell>
          <table:table-cell/>
          <table:table-cell office:value-type="float" office:value="771.006249984" calcext:value-type="float">
            <text:p>771.006249984</text:p>
          </table:table-cell>
          <table:table-cell office:value-type="float" office:value="10.55033984" calcext:value-type="float">
            <text:p>10.55033984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4473509423842E+018" calcext:value-type="float">
            <text:p>1447350942384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]/1000000000" office:value-type="float" office:value="1447350942.3842" calcext:value-type="float">
            <text:p>1447350942.384</text:p>
          </table:table-cell>
          <table:table-cell table:formula="of:=[.G75]-[.$G$1]" office:value-type="float" office:value="37.000718832016" calcext:value-type="float">
            <text:p>37.001</text:p>
          </table:table-cell>
          <table:table-cell table:formula="of:=[.G75]-[.G74]" office:value-type="float" office:value="0.500470161437988" calcext:value-type="float">
            <text:p>0.5004701614</text:p>
          </table:table-cell>
          <table:table-cell/>
          <table:table-cell office:value-type="float" office:value="781.54443008" calcext:value-type="float">
            <text:p>781.54443008</text:p>
          </table:table-cell>
          <table:table-cell office:value-type="float" office:value="10.538180096" calcext:value-type="float">
            <text:p>10.538180096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4473509428836E+018" calcext:value-type="float">
            <text:p>1447350942883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]/1000000000" office:value-type="float" office:value="1447350942.8836" calcext:value-type="float">
            <text:p>1447350942.884</text:p>
          </table:table-cell>
          <table:table-cell table:formula="of:=[.G76]-[.$G$1]" office:value-type="float" office:value="37.5001163482666" calcext:value-type="float">
            <text:p>37.500</text:p>
          </table:table-cell>
          <table:table-cell table:formula="of:=[.G76]-[.G75]" office:value-type="float" office:value="0.499399900436401" calcext:value-type="float">
            <text:p>0.4993999004</text:p>
          </table:table-cell>
          <table:table-cell/>
          <table:table-cell office:value-type="float" office:value="792.180500224" calcext:value-type="float">
            <text:p>792.180500224</text:p>
          </table:table-cell>
          <table:table-cell office:value-type="float" office:value="10.636070144" calcext:value-type="float">
            <text:p>10.636070144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44735094338327E+018" calcext:value-type="float">
            <text:p>14473509433832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]/1000000000" office:value-type="float" office:value="1447350943.38327" calcext:value-type="float">
            <text:p>1447350943.383</text:p>
          </table:table-cell>
          <table:table-cell table:formula="of:=[.G77]-[.$G$1]" office:value-type="float" office:value="37.9997880458832" calcext:value-type="float">
            <text:p>38.000</text:p>
          </table:table-cell>
          <table:table-cell table:formula="of:=[.G77]-[.G76]" office:value-type="float" office:value="0.499670028686523" calcext:value-type="float">
            <text:p>0.4996700287</text:p>
          </table:table-cell>
          <table:table-cell/>
          <table:table-cell office:value-type="float" office:value="802.714779904" calcext:value-type="float">
            <text:p>802.714779904</text:p>
          </table:table-cell>
          <table:table-cell office:value-type="float" office:value="10.5342796800001" calcext:value-type="float">
            <text:p>10.53427968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44735094388365E+018" calcext:value-type="float">
            <text:p>1447350943883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]/1000000000" office:value-type="float" office:value="1447350943.88365" calcext:value-type="float">
            <text:p>1447350943.884</text:p>
          </table:table-cell>
          <table:table-cell table:formula="of:=[.G78]-[.$G$1]" office:value-type="float" office:value="38.5001742839813" calcext:value-type="float">
            <text:p>38.500</text:p>
          </table:table-cell>
          <table:table-cell table:formula="of:=[.G78]-[.G77]" office:value-type="float" office:value="0.500380039215088" calcext:value-type="float">
            <text:p>0.5003800392</text:p>
          </table:table-cell>
          <table:table-cell/>
          <table:table-cell office:value-type="float" office:value="813.248989952" calcext:value-type="float">
            <text:p>813.248989952</text:p>
          </table:table-cell>
          <table:table-cell office:value-type="float" office:value="10.534210048" calcext:value-type="float">
            <text:p>10.534210048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44735094438336E+018" calcext:value-type="float">
            <text:p>14473509443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9]/1000000000" office:value-type="float" office:value="1447350944.38336" calcext:value-type="float">
            <text:p>1447350944.383</text:p>
          </table:table-cell>
          <table:table-cell table:formula="of:=[.G79]-[.$G$1]" office:value-type="float" office:value="38.9998831748962" calcext:value-type="float">
            <text:p>39.000</text:p>
          </table:table-cell>
          <table:table-cell table:formula="of:=[.G79]-[.G78]" office:value-type="float" office:value="0.499709844589233" calcext:value-type="float">
            <text:p>0.4997098446</text:p>
          </table:table-cell>
          <table:table-cell/>
          <table:table-cell office:value-type="float" office:value="823.899120128" calcext:value-type="float">
            <text:p>823.899120128</text:p>
          </table:table-cell>
          <table:table-cell office:value-type="float" office:value="10.6501301760001" calcext:value-type="float">
            <text:p>10.650130176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44735094488404E+018" calcext:value-type="float">
            <text:p>1447350944884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0]/1000000000" office:value-type="float" office:value="1447350944.88404" calcext:value-type="float">
            <text:p>1447350944.884</text:p>
          </table:table-cell>
          <table:table-cell table:formula="of:=[.G80]-[.$G$1]" office:value-type="float" office:value="39.5005593299866" calcext:value-type="float">
            <text:p>39.501</text:p>
          </table:table-cell>
          <table:table-cell table:formula="of:=[.G80]-[.G79]" office:value-type="float" office:value="0.500680208206177" calcext:value-type="float">
            <text:p>0.5006802082</text:p>
          </table:table-cell>
          <table:table-cell/>
          <table:table-cell office:value-type="float" office:value="834.434360064" calcext:value-type="float">
            <text:p>834.434360064</text:p>
          </table:table-cell>
          <table:table-cell office:value-type="float" office:value="10.5352399359999" calcext:value-type="float">
            <text:p>10.535239936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44735094538342E+018" calcext:value-type="float">
            <text:p>1447350945383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1]/1000000000" office:value-type="float" office:value="1447350945.38342" calcext:value-type="float">
            <text:p>1447350945.383</text:p>
          </table:table-cell>
          <table:table-cell table:formula="of:=[.G81]-[.$G$1]" office:value-type="float" office:value="39.999941110611" calcext:value-type="float">
            <text:p>40.000</text:p>
          </table:table-cell>
          <table:table-cell table:formula="of:=[.G81]-[.G80]" office:value-type="float" office:value="0.499379873275757" calcext:value-type="float">
            <text:p>0.4993798733</text:p>
          </table:table-cell>
          <table:table-cell/>
          <table:table-cell office:value-type="float" office:value="844.95977984" calcext:value-type="float">
            <text:p>844.95977984</text:p>
          </table:table-cell>
          <table:table-cell office:value-type="float" office:value="10.525419776" calcext:value-type="float">
            <text:p>10.525419776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44735094588391E+018" calcext:value-type="float">
            <text:p>14473509458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2]/1000000000" office:value-type="float" office:value="1447350945.88391" calcext:value-type="float">
            <text:p>1447350945.884</text:p>
          </table:table-cell>
          <table:table-cell table:formula="of:=[.G82]-[.$G$1]" office:value-type="float" office:value="40.5004253387451" calcext:value-type="float">
            <text:p>40.500</text:p>
          </table:table-cell>
          <table:table-cell table:formula="of:=[.G82]-[.G81]" office:value-type="float" office:value="0.500489950180054" calcext:value-type="float">
            <text:p>0.5004899502</text:p>
          </table:table-cell>
          <table:table-cell/>
          <table:table-cell office:value-type="float" office:value="855.498939904" calcext:value-type="float">
            <text:p>855.498939904</text:p>
          </table:table-cell>
          <table:table-cell office:value-type="float" office:value="10.539160064" calcext:value-type="float">
            <text:p>10.539160064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44735094638406E+018" calcext:value-type="float">
            <text:p>14473509463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3]/1000000000" office:value-type="float" office:value="1447350946.38406" calcext:value-type="float">
            <text:p>1447350946.384</text:p>
          </table:table-cell>
          <table:table-cell table:formula="of:=[.G83]-[.$G$1]" office:value-type="float" office:value="41.0005838871002" calcext:value-type="float">
            <text:p>41.001</text:p>
          </table:table-cell>
          <table:table-cell table:formula="of:=[.G83]-[.G82]" office:value-type="float" office:value="0.500149965286255" calcext:value-type="float">
            <text:p>0.5001499653</text:p>
          </table:table-cell>
          <table:table-cell/>
          <table:table-cell office:value-type="float" office:value="866.020869888" calcext:value-type="float">
            <text:p>866.020869888</text:p>
          </table:table-cell>
          <table:table-cell office:value-type="float" office:value="10.5219299839999" calcext:value-type="float">
            <text:p>10.521929984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44735094688368E+018" calcext:value-type="float">
            <text:p>14473509468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4]/1000000000" office:value-type="float" office:value="1447350946.88368" calcext:value-type="float">
            <text:p>1447350946.884</text:p>
          </table:table-cell>
          <table:table-cell table:formula="of:=[.G84]-[.$G$1]" office:value-type="float" office:value="41.500205039978" calcext:value-type="float">
            <text:p>41.500</text:p>
          </table:table-cell>
          <table:table-cell table:formula="of:=[.G84]-[.G83]" office:value-type="float" office:value="0.499620199203491" calcext:value-type="float">
            <text:p>0.4996201992</text:p>
          </table:table-cell>
          <table:table-cell/>
          <table:table-cell office:value-type="float" office:value="876.558060032" calcext:value-type="float">
            <text:p>876.558060032</text:p>
          </table:table-cell>
          <table:table-cell office:value-type="float" office:value="10.537190144" calcext:value-type="float">
            <text:p>10.537190144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44735094738298E+018" calcext:value-type="float">
            <text:p>1447350947382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5]/1000000000" office:value-type="float" office:value="1447350947.38298" calcext:value-type="float">
            <text:p>1447350947.383</text:p>
          </table:table-cell>
          <table:table-cell table:formula="of:=[.G85]-[.$G$1]" office:value-type="float" office:value="41.9994974136353" calcext:value-type="float">
            <text:p>41.999</text:p>
          </table:table-cell>
          <table:table-cell table:formula="of:=[.G85]-[.G84]" office:value-type="float" office:value="0.499300003051758" calcext:value-type="float">
            <text:p>0.4993000031</text:p>
          </table:table-cell>
          <table:table-cell/>
          <table:table-cell office:value-type="float" office:value="887.21094016" calcext:value-type="float">
            <text:p>887.21094016</text:p>
          </table:table-cell>
          <table:table-cell office:value-type="float" office:value="10.652880128" calcext:value-type="float">
            <text:p>10.652880128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44735094788367E+018" calcext:value-type="float">
            <text:p>1447350947883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6]/1000000000" office:value-type="float" office:value="1447350947.88367" calcext:value-type="float">
            <text:p>1447350947.884</text:p>
          </table:table-cell>
          <table:table-cell table:formula="of:=[.G86]-[.$G$1]" office:value-type="float" office:value="42.5001912117004" calcext:value-type="float">
            <text:p>42.500</text:p>
          </table:table-cell>
          <table:table-cell table:formula="of:=[.G86]-[.G85]" office:value-type="float" office:value="0.50068998336792" calcext:value-type="float">
            <text:p>0.5006899834</text:p>
          </table:table-cell>
          <table:table-cell/>
          <table:table-cell office:value-type="float" office:value="897.747940096" calcext:value-type="float">
            <text:p>897.747940096</text:p>
          </table:table-cell>
          <table:table-cell office:value-type="float" office:value="10.536999936" calcext:value-type="float">
            <text:p>10.536999936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44735094838317E+018" calcext:value-type="float">
            <text:p>1447350948383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]/1000000000" office:value-type="float" office:value="1447350948.38317" calcext:value-type="float">
            <text:p>1447350948.383</text:p>
          </table:table-cell>
          <table:table-cell table:formula="of:=[.G87]-[.$G$1]" office:value-type="float" office:value="42.9996912479401" calcext:value-type="float">
            <text:p>43.000</text:p>
          </table:table-cell>
          <table:table-cell table:formula="of:=[.G87]-[.G86]" office:value-type="float" office:value="0.499499797821045" calcext:value-type="float">
            <text:p>0.4994997978</text:p>
          </table:table-cell>
          <table:table-cell/>
          <table:table-cell office:value-type="float" office:value="908.284280064" calcext:value-type="float">
            <text:p>908.284280064</text:p>
          </table:table-cell>
          <table:table-cell office:value-type="float" office:value="10.536339968" calcext:value-type="float">
            <text:p>10.536339968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44735094888348E+018" calcext:value-type="float">
            <text:p>14473509488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]/1000000000" office:value-type="float" office:value="1447350948.88348" calcext:value-type="float">
            <text:p>1447350948.883</text:p>
          </table:table-cell>
          <table:table-cell table:formula="of:=[.G88]-[.$G$1]" office:value-type="float" office:value="43.4999969005585" calcext:value-type="float">
            <text:p>43.500</text:p>
          </table:table-cell>
          <table:table-cell table:formula="of:=[.G88]-[.G87]" office:value-type="float" office:value="0.500310182571411" calcext:value-type="float">
            <text:p>0.5003101826</text:p>
          </table:table-cell>
          <table:table-cell/>
          <table:table-cell office:value-type="float" office:value="918.914740224" calcext:value-type="float">
            <text:p>918.914740224</text:p>
          </table:table-cell>
          <table:table-cell office:value-type="float" office:value="10.63046016" calcext:value-type="float">
            <text:p>10.63046016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44735094938317E+018" calcext:value-type="float">
            <text:p>1447350949383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]/1000000000" office:value-type="float" office:value="1447350949.38317" calcext:value-type="float">
            <text:p>1447350949.383</text:p>
          </table:table-cell>
          <table:table-cell table:formula="of:=[.G89]-[.$G$1]" office:value-type="float" office:value="43.9996860027313" calcext:value-type="float">
            <text:p>44.000</text:p>
          </table:table-cell>
          <table:table-cell table:formula="of:=[.G89]-[.G88]" office:value-type="float" office:value="0.499689817428589" calcext:value-type="float">
            <text:p>0.4996898174</text:p>
          </table:table-cell>
          <table:table-cell/>
          <table:table-cell office:value-type="float" office:value="929.449700096" calcext:value-type="float">
            <text:p>929.449700096</text:p>
          </table:table-cell>
          <table:table-cell office:value-type="float" office:value="10.5349598720001" calcext:value-type="float">
            <text:p>10.534959872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44735094988393E+018" calcext:value-type="float">
            <text:p>1447350949883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]/1000000000" office:value-type="float" office:value="1447350949.88393" calcext:value-type="float">
            <text:p>1447350949.884</text:p>
          </table:table-cell>
          <table:table-cell table:formula="of:=[.G90]-[.$G$1]" office:value-type="float" office:value="44.5004513263702" calcext:value-type="float">
            <text:p>44.500</text:p>
          </table:table-cell>
          <table:table-cell table:formula="of:=[.G90]-[.G89]" office:value-type="float" office:value="0.500760078430176" calcext:value-type="float">
            <text:p>0.5007600784</text:p>
          </table:table-cell>
          <table:table-cell/>
          <table:table-cell office:value-type="float" office:value="939.98105984" calcext:value-type="float">
            <text:p>939.98105984</text:p>
          </table:table-cell>
          <table:table-cell office:value-type="float" office:value="10.5313597439999" calcext:value-type="float">
            <text:p>10.531359744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44735095038324E+018" calcext:value-type="float">
            <text:p>1447350950383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]/1000000000" office:value-type="float" office:value="1447350950.38324" calcext:value-type="float">
            <text:p>1447350950.383</text:p>
          </table:table-cell>
          <table:table-cell table:formula="of:=[.G91]-[.$G$1]" office:value-type="float" office:value="44.9997601509094" calcext:value-type="float">
            <text:p>45.000</text:p>
          </table:table-cell>
          <table:table-cell table:formula="of:=[.G91]-[.G90]" office:value-type="float" office:value="0.49931001663208" calcext:value-type="float">
            <text:p>0.4993100166</text:p>
          </table:table-cell>
          <table:table-cell/>
          <table:table-cell office:value-type="float" office:value="950.505790208" calcext:value-type="float">
            <text:p>950.505790208</text:p>
          </table:table-cell>
          <table:table-cell office:value-type="float" office:value="10.5247303680001" calcext:value-type="float">
            <text:p>10.524730368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44735095088363E+018" calcext:value-type="float">
            <text:p>14473509508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2]/1000000000" office:value-type="float" office:value="1447350950.88363" calcext:value-type="float">
            <text:p>1447350950.884</text:p>
          </table:table-cell>
          <table:table-cell table:formula="of:=[.G92]-[.$G$1]" office:value-type="float" office:value="45.5001542568207" calcext:value-type="float">
            <text:p>45.500</text:p>
          </table:table-cell>
          <table:table-cell table:formula="of:=[.G92]-[.G91]" office:value-type="float" office:value="0.50039005279541" calcext:value-type="float">
            <text:p>0.5003900528</text:p>
          </table:table-cell>
          <table:table-cell/>
          <table:table-cell office:value-type="float" office:value="961.035780096" calcext:value-type="float">
            <text:p>961.035780096</text:p>
          </table:table-cell>
          <table:table-cell office:value-type="float" office:value="10.529989888" calcext:value-type="float">
            <text:p>10.529989888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44735095138296E+018" calcext:value-type="float">
            <text:p>1447350951382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3]/1000000000" office:value-type="float" office:value="1447350951.38296" calcext:value-type="float">
            <text:p>1447350951.383</text:p>
          </table:table-cell>
          <table:table-cell table:formula="of:=[.G93]-[.$G$1]" office:value-type="float" office:value="45.9994828701019" calcext:value-type="float">
            <text:p>45.999</text:p>
          </table:table-cell>
          <table:table-cell table:formula="of:=[.G93]-[.G92]" office:value-type="float" office:value="0.499330043792725" calcext:value-type="float">
            <text:p>0.4993300438</text:p>
          </table:table-cell>
          <table:table-cell/>
          <table:table-cell office:value-type="float" office:value="971.64896" calcext:value-type="float">
            <text:p>971.64896</text:p>
          </table:table-cell>
          <table:table-cell office:value-type="float" office:value="10.6131799039999" calcext:value-type="float">
            <text:p>10.613179904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44735095188355E+018" calcext:value-type="float">
            <text:p>1447350951883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4]/1000000000" office:value-type="float" office:value="1447350951.88355" calcext:value-type="float">
            <text:p>1447350951.884</text:p>
          </table:table-cell>
          <table:table-cell table:formula="of:=[.G94]-[.$G$1]" office:value-type="float" office:value="46.5000748634338" calcext:value-type="float">
            <text:p>46.500</text:p>
          </table:table-cell>
          <table:table-cell table:formula="of:=[.G94]-[.G93]" office:value-type="float" office:value="0.500589847564697" calcext:value-type="float">
            <text:p>0.5005898476</text:p>
          </table:table-cell>
          <table:table-cell/>
          <table:table-cell office:value-type="float" office:value="982.193880064" calcext:value-type="float">
            <text:p>982.193880064</text:p>
          </table:table-cell>
          <table:table-cell office:value-type="float" office:value="10.5449200640001" calcext:value-type="float">
            <text:p>10.544920064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44735095238407E+018" calcext:value-type="float">
            <text:p>1447350952384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5]/1000000000" office:value-type="float" office:value="1447350952.38407" calcext:value-type="float">
            <text:p>1447350952.384</text:p>
          </table:table-cell>
          <table:table-cell table:formula="of:=[.G95]-[.$G$1]" office:value-type="float" office:value="47.0005877017975" calcext:value-type="float">
            <text:p>47.001</text:p>
          </table:table-cell>
          <table:table-cell table:formula="of:=[.G95]-[.G94]" office:value-type="float" office:value="0.500519990921021" calcext:value-type="float">
            <text:p>0.5005199909</text:p>
          </table:table-cell>
          <table:table-cell/>
          <table:table-cell office:value-type="float" office:value="992.727079936" calcext:value-type="float">
            <text:p>992.727079936</text:p>
          </table:table-cell>
          <table:table-cell office:value-type="float" office:value="10.533199872" calcext:value-type="float">
            <text:p>10.533199872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44735095288417E+018" calcext:value-type="float">
            <text:p>1447350952884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6]/1000000000" office:value-type="float" office:value="1447350952.88417" calcext:value-type="float">
            <text:p>1447350952.884</text:p>
          </table:table-cell>
          <table:table-cell table:formula="of:=[.G96]-[.$G$1]" office:value-type="float" office:value="47.5006892681122" calcext:value-type="float">
            <text:p>47.501</text:p>
          </table:table-cell>
          <table:table-cell table:formula="of:=[.G96]-[.G95]" office:value-type="float" office:value="0.500100135803223" calcext:value-type="float">
            <text:p>0.5001001358</text:p>
          </table:table-cell>
          <table:table-cell/>
          <table:table-cell office:value-type="float" office:value="1003.350390016" calcext:value-type="float">
            <text:p>1003.350390016</text:p>
          </table:table-cell>
          <table:table-cell office:value-type="float" office:value="10.62331008" calcext:value-type="float">
            <text:p>10.62331008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44735095338327E+018" calcext:value-type="float">
            <text:p>14473509533832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7]/1000000000" office:value-type="float" office:value="1447350953.38327" calcext:value-type="float">
            <text:p>1447350953.383</text:p>
          </table:table-cell>
          <table:table-cell table:formula="of:=[.G97]-[.$G$1]" office:value-type="float" office:value="47.9997911453247" calcext:value-type="float">
            <text:p>48.000</text:p>
          </table:table-cell>
          <table:table-cell table:formula="of:=[.G97]-[.G96]" office:value-type="float" office:value="0.499099969863892" calcext:value-type="float">
            <text:p>0.4990999699</text:p>
          </table:table-cell>
          <table:table-cell/>
          <table:table-cell office:value-type="float" office:value="1013.88580992" calcext:value-type="float">
            <text:p>1013.88580992</text:p>
          </table:table-cell>
          <table:table-cell office:value-type="float" office:value="10.535419904" calcext:value-type="float">
            <text:p>10.535419904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44735095388537E+018" calcext:value-type="float">
            <text:p>1447350953885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8]/1000000000" office:value-type="float" office:value="1447350953.88537" calcext:value-type="float">
            <text:p>1447350953.885</text:p>
          </table:table-cell>
          <table:table-cell table:formula="of:=[.G98]-[.$G$1]" office:value-type="float" office:value="48.5018856525421" calcext:value-type="float">
            <text:p>48.502</text:p>
          </table:table-cell>
          <table:table-cell table:formula="of:=[.G98]-[.G97]" office:value-type="float" office:value="0.502099990844727" calcext:value-type="float">
            <text:p>0.5020999908</text:p>
          </table:table-cell>
          <table:table-cell/>
          <table:table-cell office:value-type="float" office:value="1024.420539904" calcext:value-type="float">
            <text:p>1024.420539904</text:p>
          </table:table-cell>
          <table:table-cell office:value-type="float" office:value="10.5347299839999" calcext:value-type="float">
            <text:p>10.534729984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44735095438398E+018" calcext:value-type="float">
            <text:p>1447350954383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]/1000000000" office:value-type="float" office:value="1447350954.38398" calcext:value-type="float">
            <text:p>1447350954.384</text:p>
          </table:table-cell>
          <table:table-cell table:formula="of:=[.G99]-[.$G$1]" office:value-type="float" office:value="49.000497341156" calcext:value-type="float">
            <text:p>49.000</text:p>
          </table:table-cell>
          <table:table-cell table:formula="of:=[.G99]-[.G98]" office:value-type="float" office:value="0.498610019683838" calcext:value-type="float">
            <text:p>0.4986100197</text:p>
          </table:table-cell>
          <table:table-cell/>
          <table:table-cell office:value-type="float" office:value="1035.059529984" calcext:value-type="float">
            <text:p>1035.059529984</text:p>
          </table:table-cell>
          <table:table-cell office:value-type="float" office:value="10.63899008" calcext:value-type="float">
            <text:p>10.63899008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4735095488354E+018" calcext:value-type="float">
            <text:p>14473509548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]/1000000000" office:value-type="float" office:value="1447350954.88354" calcext:value-type="float">
            <text:p>1447350954.884</text:p>
          </table:table-cell>
          <table:table-cell table:formula="of:=[.G100]-[.$G$1]" office:value-type="float" office:value="49.5000581741333" calcext:value-type="float">
            <text:p>49.500</text:p>
          </table:table-cell>
          <table:table-cell table:formula="of:=[.G100]-[.G99]" office:value-type="float" office:value="0.499559879302979" calcext:value-type="float">
            <text:p>0.4995598793</text:p>
          </table:table-cell>
          <table:table-cell/>
          <table:table-cell office:value-type="float" office:value="1045.605049856" calcext:value-type="float">
            <text:p>1045.605049856</text:p>
          </table:table-cell>
          <table:table-cell office:value-type="float" office:value="10.5455198720001" calcext:value-type="float">
            <text:p>10.545519872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44735095538419E+018" calcext:value-type="float">
            <text:p>1447350955384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]/1000000000" office:value-type="float" office:value="1447350955.38419" calcext:value-type="float">
            <text:p>1447350955.384</text:p>
          </table:table-cell>
          <table:table-cell table:formula="of:=[.G101]-[.$G$1]" office:value-type="float" office:value="50.0007107257843" calcext:value-type="float">
            <text:p>50.001</text:p>
          </table:table-cell>
          <table:table-cell table:formula="of:=[.G101]-[.G100]" office:value-type="float" office:value="0.50065016746521" calcext:value-type="float">
            <text:p>0.5006501675</text:p>
          </table:table-cell>
          <table:table-cell/>
          <table:table-cell office:value-type="float" office:value="1056.12772992" calcext:value-type="float">
            <text:p>1056.12772992</text:p>
          </table:table-cell>
          <table:table-cell office:value-type="float" office:value="10.522680064" calcext:value-type="float">
            <text:p>10.522680064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44735095588352E+018" calcext:value-type="float">
            <text:p>1447350955883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]/1000000000" office:value-type="float" office:value="1447350955.88352" calcext:value-type="float">
            <text:p>1447350955.884</text:p>
          </table:table-cell>
          <table:table-cell table:formula="of:=[.G102]-[.$G$1]" office:value-type="float" office:value="50.5000374317169" calcext:value-type="float">
            <text:p>50.500</text:p>
          </table:table-cell>
          <table:table-cell table:formula="of:=[.G102]-[.G101]" office:value-type="float" office:value="0.499329805374146" calcext:value-type="float">
            <text:p>0.4993298054</text:p>
          </table:table-cell>
          <table:table-cell/>
          <table:table-cell office:value-type="float" office:value="1066.66795008" calcext:value-type="float">
            <text:p>1066.66795008</text:p>
          </table:table-cell>
          <table:table-cell office:value-type="float" office:value="10.54022016" calcext:value-type="float">
            <text:p>10.54022016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44735095639017E+018" calcext:value-type="float">
            <text:p>1447350956390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]/1000000000" office:value-type="float" office:value="1447350956.39017" calcext:value-type="float">
            <text:p>1447350956.390</text:p>
          </table:table-cell>
          <table:table-cell table:formula="of:=[.G103]-[.$G$1]" office:value-type="float" office:value="51.0066907405853" calcext:value-type="float">
            <text:p>51.007</text:p>
          </table:table-cell>
          <table:table-cell table:formula="of:=[.G103]-[.G102]" office:value-type="float" office:value="0.50665020942688" calcext:value-type="float">
            <text:p>0.5066502094</text:p>
          </table:table-cell>
          <table:table-cell/>
          <table:table-cell office:value-type="float" office:value="1077.201069824" calcext:value-type="float">
            <text:p>1077.201069824</text:p>
          </table:table-cell>
          <table:table-cell office:value-type="float" office:value="10.5331197439998" calcext:value-type="float">
            <text:p>10.533119744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44735095688409E+018" calcext:value-type="float">
            <text:p>1447350956884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]/1000000000" office:value-type="float" office:value="1447350956.88409" calcext:value-type="float">
            <text:p>1447350956.884</text:p>
          </table:table-cell>
          <table:table-cell table:formula="of:=[.G104]-[.$G$1]" office:value-type="float" office:value="51.5006098747253" calcext:value-type="float">
            <text:p>51.501</text:p>
          </table:table-cell>
          <table:table-cell table:formula="of:=[.G104]-[.G103]" office:value-type="float" office:value="0.493919849395752" calcext:value-type="float">
            <text:p>0.4939198494</text:p>
          </table:table-cell>
          <table:table-cell/>
          <table:table-cell office:value-type="float" office:value="1087.734569984" calcext:value-type="float">
            <text:p>1087.734569984</text:p>
          </table:table-cell>
          <table:table-cell office:value-type="float" office:value="10.5335001600001" calcext:value-type="float">
            <text:p>10.53350016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44735095738364E+018" calcext:value-type="float">
            <text:p>14473509573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]/1000000000" office:value-type="float" office:value="1447350957.38364" calcext:value-type="float">
            <text:p>1447350957.384</text:p>
          </table:table-cell>
          <table:table-cell table:formula="of:=[.G105]-[.$G$1]" office:value-type="float" office:value="52.0001630783081" calcext:value-type="float">
            <text:p>52.000</text:p>
          </table:table-cell>
          <table:table-cell table:formula="of:=[.G105]-[.G104]" office:value-type="float" office:value="0.499550104141235" calcext:value-type="float">
            <text:p>0.4995501041</text:p>
          </table:table-cell>
          <table:table-cell/>
          <table:table-cell office:value-type="float" office:value="1098.378249984" calcext:value-type="float">
            <text:p>1098.378249984</text:p>
          </table:table-cell>
          <table:table-cell office:value-type="float" office:value="10.6436799999999" calcext:value-type="float">
            <text:p>10.64368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4473509578829E+018" calcext:value-type="float">
            <text:p>1447350957882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6]/1000000000" office:value-type="float" office:value="1447350957.8829" calcext:value-type="float">
            <text:p>1447350957.883</text:p>
          </table:table-cell>
          <table:table-cell table:formula="of:=[.G106]-[.$G$1]" office:value-type="float" office:value="52.4994165897369" calcext:value-type="float">
            <text:p>52.499</text:p>
          </table:table-cell>
          <table:table-cell table:formula="of:=[.G106]-[.G105]" office:value-type="float" office:value="0.499259948730469" calcext:value-type="float">
            <text:p>0.4992599487</text:p>
          </table:table-cell>
          <table:table-cell/>
          <table:table-cell office:value-type="float" office:value="1108.91115008" calcext:value-type="float">
            <text:p>1108.91115008</text:p>
          </table:table-cell>
          <table:table-cell office:value-type="float" office:value="10.532900096" calcext:value-type="float">
            <text:p>10.532900096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44735095838325E+018" calcext:value-type="float">
            <text:p>14473509583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7]/1000000000" office:value-type="float" office:value="1447350958.38325" calcext:value-type="float">
            <text:p>1447350958.383</text:p>
          </table:table-cell>
          <table:table-cell table:formula="of:=[.G107]-[.$G$1]" office:value-type="float" office:value="52.9997727870941" calcext:value-type="float">
            <text:p>53.000</text:p>
          </table:table-cell>
          <table:table-cell table:formula="of:=[.G107]-[.G106]" office:value-type="float" office:value="0.500349998474121" calcext:value-type="float">
            <text:p>0.5003499985</text:p>
          </table:table-cell>
          <table:table-cell/>
          <table:table-cell office:value-type="float" office:value="1119.444179968" calcext:value-type="float">
            <text:p>1119.444179968</text:p>
          </table:table-cell>
          <table:table-cell office:value-type="float" office:value="10.5330298880001" calcext:value-type="float">
            <text:p>10.533029888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44735095888359E+018" calcext:value-type="float">
            <text:p>1447350958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8]/1000000000" office:value-type="float" office:value="1447350958.88359" calcext:value-type="float">
            <text:p>1447350958.884</text:p>
          </table:table-cell>
          <table:table-cell table:formula="of:=[.G108]-[.$G$1]" office:value-type="float" office:value="53.5001142024994" calcext:value-type="float">
            <text:p>53.500</text:p>
          </table:table-cell>
          <table:table-cell table:formula="of:=[.G108]-[.G107]" office:value-type="float" office:value="0.500339984893799" calcext:value-type="float">
            <text:p>0.5003399849</text:p>
          </table:table-cell>
          <table:table-cell/>
          <table:table-cell office:value-type="float" office:value="1130.060379904" calcext:value-type="float">
            <text:p>1130.060379904</text:p>
          </table:table-cell>
          <table:table-cell office:value-type="float" office:value="10.6161999359999" calcext:value-type="float">
            <text:p>10.616199936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44735095938322E+018" calcext:value-type="float">
            <text:p>14473509593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9]/1000000000" office:value-type="float" office:value="1447350959.38322" calcext:value-type="float">
            <text:p>1447350959.383</text:p>
          </table:table-cell>
          <table:table-cell table:formula="of:=[.G109]-[.$G$1]" office:value-type="float" office:value="53.9997391700745" calcext:value-type="float">
            <text:p>54.000</text:p>
          </table:table-cell>
          <table:table-cell table:formula="of:=[.G109]-[.G108]" office:value-type="float" office:value="0.499629974365234" calcext:value-type="float">
            <text:p>0.4996299744</text:p>
          </table:table-cell>
          <table:table-cell/>
          <table:table-cell office:value-type="float" office:value="1140.598619904" calcext:value-type="float">
            <text:p>1140.598619904</text:p>
          </table:table-cell>
          <table:table-cell office:value-type="float" office:value="10.5382400000001" calcext:value-type="float">
            <text:p>10.53824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44735095988368E+018" calcext:value-type="float">
            <text:p>14473509598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0]/1000000000" office:value-type="float" office:value="1447350959.88368" calcext:value-type="float">
            <text:p>1447350959.884</text:p>
          </table:table-cell>
          <table:table-cell table:formula="of:=[.G110]-[.$G$1]" office:value-type="float" office:value="54.5001952648163" calcext:value-type="float">
            <text:p>54.500</text:p>
          </table:table-cell>
          <table:table-cell table:formula="of:=[.G110]-[.G109]" office:value-type="float" office:value="0.500460147857666" calcext:value-type="float">
            <text:p>0.5004601479</text:p>
          </table:table-cell>
          <table:table-cell/>
          <table:table-cell office:value-type="float" office:value="1151.127589888" calcext:value-type="float">
            <text:p>1151.127589888</text:p>
          </table:table-cell>
          <table:table-cell office:value-type="float" office:value="10.528969984" calcext:value-type="float">
            <text:p>10.528969984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44735096038299E+018" calcext:value-type="float">
            <text:p>14473509603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1]/1000000000" office:value-type="float" office:value="1447350960.38299" calcext:value-type="float">
            <text:p>1447350960.383</text:p>
          </table:table-cell>
          <table:table-cell table:formula="of:=[.G111]-[.$G$1]" office:value-type="float" office:value="54.9995069503784" calcext:value-type="float">
            <text:p>55.000</text:p>
          </table:table-cell>
          <table:table-cell table:formula="of:=[.G111]-[.G110]" office:value-type="float" office:value="0.499309778213501" calcext:value-type="float">
            <text:p>0.4993097782</text:p>
          </table:table-cell>
          <table:table-cell/>
          <table:table-cell office:value-type="float" office:value="1161.664080128" calcext:value-type="float">
            <text:p>1161.664080128</text:p>
          </table:table-cell>
          <table:table-cell office:value-type="float" office:value="10.5364902399999" calcext:value-type="float">
            <text:p>10.53649024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44735096088343E+018" calcext:value-type="float">
            <text:p>14473509608834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2]/1000000000" office:value-type="float" office:value="1447350960.88343" calcext:value-type="float">
            <text:p>1447350960.883</text:p>
          </table:table-cell>
          <table:table-cell table:formula="of:=[.G112]-[.$G$1]" office:value-type="float" office:value="55.4999482631683" calcext:value-type="float">
            <text:p>55.500</text:p>
          </table:table-cell>
          <table:table-cell table:formula="of:=[.G112]-[.G111]" office:value-type="float" office:value="0.500440120697022" calcext:value-type="float">
            <text:p>0.5004401207</text:p>
          </table:table-cell>
          <table:table-cell/>
          <table:table-cell office:value-type="float" office:value="1172.230440192" calcext:value-type="float">
            <text:p>1172.230440192</text:p>
          </table:table-cell>
          <table:table-cell office:value-type="float" office:value="10.566360064" calcext:value-type="float">
            <text:p>10.566360064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44735096139176E+018" calcext:value-type="float">
            <text:p>1447350961391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]/1000000000" office:value-type="float" office:value="1447350961.39176" calcext:value-type="float">
            <text:p>1447350961.392</text:p>
          </table:table-cell>
          <table:table-cell table:formula="of:=[.G113]-[.$G$1]" office:value-type="float" office:value="56.0082755088806" calcext:value-type="float">
            <text:p>56.008</text:p>
          </table:table-cell>
          <table:table-cell table:formula="of:=[.G113]-[.G112]" office:value-type="float" office:value="0.50833010673523" calcext:value-type="float">
            <text:p>0.5083301067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44735096188353E+018" calcext:value-type="float">
            <text:p>14473509618835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]/1000000000" office:value-type="float" office:value="1447350961.88353" calcext:value-type="float">
            <text:p>1447350961.884</text:p>
          </table:table-cell>
          <table:table-cell table:formula="of:=[.G114]-[.$G$1]" office:value-type="float" office:value="56.5000510215759" calcext:value-type="float">
            <text:p>56.500</text:p>
          </table:table-cell>
          <table:table-cell table:formula="of:=[.G114]-[.G113]" office:value-type="float" office:value="0.491769790649414" calcext:value-type="float">
            <text:p>0.4917697906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44735096238398E+018" calcext:value-type="float">
            <text:p>1447350962383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]/1000000000" office:value-type="float" office:value="1447350962.38398" calcext:value-type="float">
            <text:p>1447350962.384</text:p>
          </table:table-cell>
          <table:table-cell table:formula="of:=[.G115]-[.$G$1]" office:value-type="float" office:value="57.0004959106445" calcext:value-type="float">
            <text:p>57.000</text:p>
          </table:table-cell>
          <table:table-cell table:formula="of:=[.G115]-[.G114]" office:value-type="float" office:value="0.500450134277344" calcext:value-type="float">
            <text:p>0.5004501343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44735096288348E+018" calcext:value-type="float">
            <text:p>14473509628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]/1000000000" office:value-type="float" office:value="1447350962.88348" calcext:value-type="float">
            <text:p>1447350962.883</text:p>
          </table:table-cell>
          <table:table-cell table:formula="of:=[.G116]-[.$G$1]" office:value-type="float" office:value="57.5000038146973" calcext:value-type="float">
            <text:p>57.500</text:p>
          </table:table-cell>
          <table:table-cell table:formula="of:=[.G116]-[.G115]" office:value-type="float" office:value="0.499500036239624" calcext:value-type="float">
            <text:p>0.4995000362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44735096338402E+018" calcext:value-type="float">
            <text:p>1447350963384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]/1000000000" office:value-type="float" office:value="1447350963.38402" calcext:value-type="float">
            <text:p>1447350963.384</text:p>
          </table:table-cell>
          <table:table-cell table:formula="of:=[.G117]-[.$G$1]" office:value-type="float" office:value="58.0005395412445" calcext:value-type="float">
            <text:p>58.001</text:p>
          </table:table-cell>
          <table:table-cell table:formula="of:=[.G117]-[.G116]" office:value-type="float" office:value="0.500540018081665" calcext:value-type="float">
            <text:p>0.5005400181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44735096388341E+018" calcext:value-type="float">
            <text:p>14473509638834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]/1000000000" office:value-type="float" office:value="1447350963.88341" calcext:value-type="float">
            <text:p>1447350963.883</text:p>
          </table:table-cell>
          <table:table-cell table:formula="of:=[.G118]-[.$G$1]" office:value-type="float" office:value="58.499933719635" calcext:value-type="float">
            <text:p>58.500</text:p>
          </table:table-cell>
          <table:table-cell table:formula="of:=[.G118]-[.G117]" office:value-type="float" office:value="0.499389886856079" calcext:value-type="float">
            <text:p>0.4993898869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44735096438326E+018" calcext:value-type="float">
            <text:p>14473509643832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]/1000000000" office:value-type="float" office:value="1447350964.38326" calcext:value-type="float">
            <text:p>1447350964.383</text:p>
          </table:table-cell>
          <table:table-cell table:formula="of:=[.G119]-[.$G$1]" office:value-type="float" office:value="58.9997835159302" calcext:value-type="float">
            <text:p>59.000</text:p>
          </table:table-cell>
          <table:table-cell table:formula="of:=[.G119]-[.G118]" office:value-type="float" office:value="0.499850034713745" calcext:value-type="float">
            <text:p>0.4998500347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44735096488531E+018" calcext:value-type="float">
            <text:p>1447350964885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0]/1000000000" office:value-type="float" office:value="1447350964.88531" calcext:value-type="float">
            <text:p>1447350964.885</text:p>
          </table:table-cell>
          <table:table-cell table:formula="of:=[.G120]-[.$G$1]" office:value-type="float" office:value="59.5018274784088" calcext:value-type="float">
            <text:p>59.502</text:p>
          </table:table-cell>
          <table:table-cell table:formula="of:=[.G120]-[.G119]" office:value-type="float" office:value="0.502049922943115" calcext:value-type="float">
            <text:p>0.5020499229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44735096538367E+018" calcext:value-type="float">
            <text:p>1447350965383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1]/1000000000" office:value-type="float" office:value="1447350965.38367" calcext:value-type="float">
            <text:p>1447350965.384</text:p>
          </table:table-cell>
          <table:table-cell table:formula="of:=[.G121]-[.$G$1]" office:value-type="float" office:value="60.0001862049103" calcext:value-type="float">
            <text:p>60.000</text:p>
          </table:table-cell>
          <table:table-cell table:formula="of:=[.G121]-[.G120]" office:value-type="float" office:value="0.498360157012939" calcext:value-type="float">
            <text:p>0.498360157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44735096588336E+018" calcext:value-type="float">
            <text:p>14473509658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2]/1000000000" office:value-type="float" office:value="1447350965.88336" calcext:value-type="float">
            <text:p>1447350965.883</text:p>
          </table:table-cell>
          <table:table-cell table:formula="of:=[.G122]-[.$G$1]" office:value-type="float" office:value="60.4998753070831" calcext:value-type="float">
            <text:p>60.500</text:p>
          </table:table-cell>
          <table:table-cell table:formula="of:=[.G122]-[.G121]" office:value-type="float" office:value="0.499689817428589" calcext:value-type="float">
            <text:p>0.4996898174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44735096638368E+018" calcext:value-type="float">
            <text:p>1447350966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3]/1000000000" office:value-type="float" office:value="1447350966.38368" calcext:value-type="float">
            <text:p>1447350966.384</text:p>
          </table:table-cell>
          <table:table-cell table:formula="of:=[.G123]-[.$G$1]" office:value-type="float" office:value="61.0002017021179" calcext:value-type="float">
            <text:p>61.000</text:p>
          </table:table-cell>
          <table:table-cell table:formula="of:=[.G123]-[.G122]" office:value-type="float" office:value="0.500320196151733" calcext:value-type="float">
            <text:p>0.5003201962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44735096688304E+018" calcext:value-type="float">
            <text:p>14473509668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4]/1000000000" office:value-type="float" office:value="1447350966.88304" calcext:value-type="float">
            <text:p>1447350966.883</text:p>
          </table:table-cell>
          <table:table-cell table:formula="of:=[.G124]-[.$G$1]" office:value-type="float" office:value="61.499561548233" calcext:value-type="float">
            <text:p>61.500</text:p>
          </table:table-cell>
          <table:table-cell table:formula="of:=[.G124]-[.G123]" office:value-type="float" office:value="0.499359846115112" calcext:value-type="float">
            <text:p>0.4993598461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44735096738357E+018" calcext:value-type="float">
            <text:p>1447350967383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5]/1000000000" office:value-type="float" office:value="1447350967.38357" calcext:value-type="float">
            <text:p>1447350967.384</text:p>
          </table:table-cell>
          <table:table-cell table:formula="of:=[.G125]-[.$G$1]" office:value-type="float" office:value="62.0000903606415" calcext:value-type="float">
            <text:p>62.000</text:p>
          </table:table-cell>
          <table:table-cell table:formula="of:=[.G125]-[.G124]" office:value-type="float" office:value="0.500530004501343" calcext:value-type="float">
            <text:p>0.5005300045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44735096788402E+018" calcext:value-type="float">
            <text:p>1447350967884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6]/1000000000" office:value-type="float" office:value="1447350967.88402" calcext:value-type="float">
            <text:p>1447350967.884</text:p>
          </table:table-cell>
          <table:table-cell table:formula="of:=[.G126]-[.$G$1]" office:value-type="float" office:value="62.5005450248718" calcext:value-type="float">
            <text:p>62.501</text:p>
          </table:table-cell>
          <table:table-cell table:formula="of:=[.G126]-[.G125]" office:value-type="float" office:value="0.500450134277344" calcext:value-type="float">
            <text:p>0.5004501343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4473509683834E+018" calcext:value-type="float">
            <text:p>14473509683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7]/1000000000" office:value-type="float" office:value="1447350968.3834" calcext:value-type="float">
            <text:p>1447350968.383</text:p>
          </table:table-cell>
          <table:table-cell table:formula="of:=[.G127]-[.$G$1]" office:value-type="float" office:value="62.9999213218689" calcext:value-type="float">
            <text:p>63.000</text:p>
          </table:table-cell>
          <table:table-cell table:formula="of:=[.G127]-[.G126]" office:value-type="float" office:value="0.499379873275757" calcext:value-type="float">
            <text:p>0.4993798733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44735096888375E+018" calcext:value-type="float">
            <text:p>1447350968883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8]/1000000000" office:value-type="float" office:value="1447350968.88375" calcext:value-type="float">
            <text:p>1447350968.884</text:p>
          </table:table-cell>
          <table:table-cell table:formula="of:=[.G128]-[.$G$1]" office:value-type="float" office:value="63.5002675056458" calcext:value-type="float">
            <text:p>63.500</text:p>
          </table:table-cell>
          <table:table-cell table:formula="of:=[.G128]-[.G127]" office:value-type="float" office:value="0.500349998474121" calcext:value-type="float">
            <text:p>0.5003499985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4473509693825E+018" calcext:value-type="float">
            <text:p>1447350969382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9]/1000000000" office:value-type="float" office:value="1447350969.3825" calcext:value-type="float">
            <text:p>1447350969.383</text:p>
          </table:table-cell>
          <table:table-cell table:formula="of:=[.G129]-[.$G$1]" office:value-type="float" office:value="63.9990162849426" calcext:value-type="float">
            <text:p>63.999</text:p>
          </table:table-cell>
          <table:table-cell table:formula="of:=[.G129]-[.G128]" office:value-type="float" office:value="0.498749971389771" calcext:value-type="float">
            <text:p>0.4987499714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44735096988291E+018" calcext:value-type="float">
            <text:p>1447350969882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30]/1000000000" office:value-type="float" office:value="1447350969.88291" calcext:value-type="float">
            <text:p>1447350969.883</text:p>
          </table:table-cell>
          <table:table-cell table:formula="of:=[.G130]-[.$G$1]" office:value-type="float" office:value="64.4994277954102" calcext:value-type="float">
            <text:p>64.499</text:p>
          </table:table-cell>
          <table:table-cell table:formula="of:=[.G130]-[.G129]" office:value-type="float" office:value="0.500410079956055" calcext:value-type="float">
            <text:p>0.50041008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44735097038329E+018" calcext:value-type="float">
            <text:p>14473509703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31]/1000000000" office:value-type="float" office:value="1447350970.38329" calcext:value-type="float">
            <text:p>1447350970.383</text:p>
          </table:table-cell>
          <table:table-cell table:formula="of:=[.G131]-[.$G$1]" office:value-type="float" office:value="64.9998137950897" calcext:value-type="float">
            <text:p>65.000</text:p>
          </table:table-cell>
          <table:table-cell table:formula="of:=[.G131]-[.G130]" office:value-type="float" office:value="0.500380039215088" calcext:value-type="float">
            <text:p>0.5003800392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4473509708837E+018" calcext:value-type="float">
            <text:p>14473509708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32]/1000000000" office:value-type="float" office:value="1447350970.8837" calcext:value-type="float">
            <text:p>1447350970.884</text:p>
          </table:table-cell>
          <table:table-cell table:formula="of:=[.G132]-[.$G$1]" office:value-type="float" office:value="65.5002152919769" calcext:value-type="float">
            <text:p>65.500</text:p>
          </table:table-cell>
          <table:table-cell table:formula="of:=[.G132]-[.G131]" office:value-type="float" office:value="0.500409841537476" calcext:value-type="float">
            <text:p>0.5004098415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44735097138299E+018" calcext:value-type="float">
            <text:p>14473509713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33]/1000000000" office:value-type="float" office:value="1447350971.38299" calcext:value-type="float">
            <text:p>1447350971.383</text:p>
          </table:table-cell>
          <table:table-cell table:formula="of:=[.G133]-[.$G$1]" office:value-type="float" office:value="65.9995074272156" calcext:value-type="float">
            <text:p>66.000</text:p>
          </table:table-cell>
          <table:table-cell table:formula="of:=[.G133]-[.G132]" office:value-type="float" office:value="0.499289989471436" calcext:value-type="float">
            <text:p>0.4992899895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44735097188338E+018" calcext:value-type="float">
            <text:p>14473509718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34]/1000000000" office:value-type="float" office:value="1447350971.88338" calcext:value-type="float">
            <text:p>1447350971.883</text:p>
          </table:table-cell>
          <table:table-cell table:formula="of:=[.G134]-[.$G$1]" office:value-type="float" office:value="66.4998972415924" calcext:value-type="float">
            <text:p>66.500</text:p>
          </table:table-cell>
          <table:table-cell table:formula="of:=[.G134]-[.G133]" office:value-type="float" office:value="0.50039005279541" calcext:value-type="float">
            <text:p>0.5003900528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44735097238374E+018" calcext:value-type="float">
            <text:p>14473509723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35]/1000000000" office:value-type="float" office:value="1447350972.38374" calcext:value-type="float">
            <text:p>1447350972.384</text:p>
          </table:table-cell>
          <table:table-cell table:formula="of:=[.G135]-[.$G$1]" office:value-type="float" office:value="67.0002596378326" calcext:value-type="float">
            <text:p>67.000</text:p>
          </table:table-cell>
          <table:table-cell table:formula="of:=[.G135]-[.G134]" office:value-type="float" office:value="0.500360012054443" calcext:value-type="float">
            <text:p>0.5003600121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44735097288304E+018" calcext:value-type="float">
            <text:p>14473509728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36]/1000000000" office:value-type="float" office:value="1447350972.88304" calcext:value-type="float">
            <text:p>1447350972.883</text:p>
          </table:table-cell>
          <table:table-cell table:formula="of:=[.G136]-[.$G$1]" office:value-type="float" office:value="67.4995551109314" calcext:value-type="float">
            <text:p>67.500</text:p>
          </table:table-cell>
          <table:table-cell table:formula="of:=[.G136]-[.G135]" office:value-type="float" office:value="0.499300003051758" calcext:value-type="float">
            <text:p>0.4993000031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44735097338398E+018" calcext:value-type="float">
            <text:p>1447350973383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37]/1000000000" office:value-type="float" office:value="1447350973.38398" calcext:value-type="float">
            <text:p>1447350973.384</text:p>
          </table:table-cell>
          <table:table-cell table:formula="of:=[.G137]-[.$G$1]" office:value-type="float" office:value="68.0005016326904" calcext:value-type="float">
            <text:p>68.001</text:p>
          </table:table-cell>
          <table:table-cell table:formula="of:=[.G137]-[.G136]" office:value-type="float" office:value="0.500940084457397" calcext:value-type="float">
            <text:p>0.5009400845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44735097388337E+018" calcext:value-type="float">
            <text:p>1447350973883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38]/1000000000" office:value-type="float" office:value="1447350973.88337" calcext:value-type="float">
            <text:p>1447350973.883</text:p>
          </table:table-cell>
          <table:table-cell table:formula="of:=[.G138]-[.$G$1]" office:value-type="float" office:value="68.4998888969421" calcext:value-type="float">
            <text:p>68.500</text:p>
          </table:table-cell>
          <table:table-cell table:formula="of:=[.G138]-[.G137]" office:value-type="float" office:value="0.499389886856079" calcext:value-type="float">
            <text:p>0.4993898869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44735097438268E+018" calcext:value-type="float">
            <text:p>1447350974382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39]/1000000000" office:value-type="float" office:value="1447350974.38268" calcext:value-type="float">
            <text:p>1447350974.383</text:p>
          </table:table-cell>
          <table:table-cell table:formula="of:=[.G139]-[.$G$1]" office:value-type="float" office:value="68.9992003440857" calcext:value-type="float">
            <text:p>68.999</text:p>
          </table:table-cell>
          <table:table-cell table:formula="of:=[.G139]-[.G138]" office:value-type="float" office:value="0.49931001663208" calcext:value-type="float">
            <text:p>0.4993100166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44735097488308E+018" calcext:value-type="float">
            <text:p>1447350974883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0]/1000000000" office:value-type="float" office:value="1447350974.88308" calcext:value-type="float">
            <text:p>1447350974.883</text:p>
          </table:table-cell>
          <table:table-cell table:formula="of:=[.G140]-[.$G$1]" office:value-type="float" office:value="69.499603509903" calcext:value-type="float">
            <text:p>69.500</text:p>
          </table:table-cell>
          <table:table-cell table:formula="of:=[.G140]-[.G139]" office:value-type="float" office:value="0.500400066375732" calcext:value-type="float">
            <text:p>0.5004000664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44735097538345E+018" calcext:value-type="float">
            <text:p>14473509753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1]/1000000000" office:value-type="float" office:value="1447350975.38345" calcext:value-type="float">
            <text:p>1447350975.383</text:p>
          </table:table-cell>
          <table:table-cell table:formula="of:=[.G141]-[.$G$1]" office:value-type="float" office:value="69.9999713897705" calcext:value-type="float">
            <text:p>70.000</text:p>
          </table:table-cell>
          <table:table-cell table:formula="of:=[.G141]-[.G140]" office:value-type="float" office:value="0.500370025634766" calcext:value-type="float">
            <text:p>0.5003700256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44735097588395E+018" calcext:value-type="float">
            <text:p>14473509758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2]/1000000000" office:value-type="float" office:value="1447350975.88395" calcext:value-type="float">
            <text:p>1447350975.884</text:p>
          </table:table-cell>
          <table:table-cell table:formula="of:=[.G142]-[.$G$1]" office:value-type="float" office:value="70.5004675388336" calcext:value-type="float">
            <text:p>70.500</text:p>
          </table:table-cell>
          <table:table-cell table:formula="of:=[.G142]-[.G141]" office:value-type="float" office:value="0.500499963760376" calcext:value-type="float">
            <text:p>0.5004999638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44735097638346E+018" calcext:value-type="float">
            <text:p>14473509763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3]/1000000000" office:value-type="float" office:value="1447350976.38346" calcext:value-type="float">
            <text:p>1447350976.383</text:p>
          </table:table-cell>
          <table:table-cell table:formula="of:=[.G143]-[.$G$1]" office:value-type="float" office:value="70.9999821186066" calcext:value-type="float">
            <text:p>71.000</text:p>
          </table:table-cell>
          <table:table-cell table:formula="of:=[.G143]-[.G142]" office:value-type="float" office:value="0.499510049819946" calcext:value-type="float">
            <text:p>0.4995100498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44735097689265E+018" calcext:value-type="float">
            <text:p>1447350976892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4]/1000000000" office:value-type="float" office:value="1447350976.89265" calcext:value-type="float">
            <text:p>1447350976.893</text:p>
          </table:table-cell>
          <table:table-cell table:formula="of:=[.G144]-[.$G$1]" office:value-type="float" office:value="71.5091664791107" calcext:value-type="float">
            <text:p>71.509</text:p>
          </table:table-cell>
          <table:table-cell table:formula="of:=[.G144]-[.G143]" office:value-type="float" office:value="0.50918984413147" calcext:value-type="float">
            <text:p>0.5091898441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44735097738413E+018" calcext:value-type="float">
            <text:p>1447350977384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5]/1000000000" office:value-type="float" office:value="1447350977.38413" calcext:value-type="float">
            <text:p>1447350977.384</text:p>
          </table:table-cell>
          <table:table-cell table:formula="of:=[.G145]-[.$G$1]" office:value-type="float" office:value="72.0006530284882" calcext:value-type="float">
            <text:p>72.001</text:p>
          </table:table-cell>
          <table:table-cell table:formula="of:=[.G145]-[.G144]" office:value-type="float" office:value="0.491480112075806" calcext:value-type="float">
            <text:p>0.4914801121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44735097788361E+018" calcext:value-type="float">
            <text:p>1447350977883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6]/1000000000" office:value-type="float" office:value="1447350977.88361" calcext:value-type="float">
            <text:p>1447350977.884</text:p>
          </table:table-cell>
          <table:table-cell table:formula="of:=[.G146]-[.$G$1]" office:value-type="float" office:value="72.5001313686371" calcext:value-type="float">
            <text:p>72.500</text:p>
          </table:table-cell>
          <table:table-cell table:formula="of:=[.G146]-[.G145]" office:value-type="float" office:value="0.49948000907898" calcext:value-type="float">
            <text:p>0.4994800091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44735097838294E+018" calcext:value-type="float">
            <text:p>14473509783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7]/1000000000" office:value-type="float" office:value="1447350978.38294" calcext:value-type="float">
            <text:p>1447350978.383</text:p>
          </table:table-cell>
          <table:table-cell table:formula="of:=[.G147]-[.$G$1]" office:value-type="float" office:value="72.9994580745697" calcext:value-type="float">
            <text:p>72.999</text:p>
          </table:table-cell>
          <table:table-cell table:formula="of:=[.G147]-[.G146]" office:value-type="float" office:value="0.499330043792725" calcext:value-type="float">
            <text:p>0.4993300438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44735097888333E+018" calcext:value-type="float">
            <text:p>14473509788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8]/1000000000" office:value-type="float" office:value="1447350978.88333" calcext:value-type="float">
            <text:p>1447350978.883</text:p>
          </table:table-cell>
          <table:table-cell table:formula="of:=[.G148]-[.$G$1]" office:value-type="float" office:value="73.4998497962952" calcext:value-type="float">
            <text:p>73.500</text:p>
          </table:table-cell>
          <table:table-cell table:formula="of:=[.G148]-[.G147]" office:value-type="float" office:value="0.50039005279541" calcext:value-type="float">
            <text:p>0.5003900528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44735097938294E+018" calcext:value-type="float">
            <text:p>14473509793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49]/1000000000" office:value-type="float" office:value="1447350979.38294" calcext:value-type="float">
            <text:p>1447350979.383</text:p>
          </table:table-cell>
          <table:table-cell table:formula="of:=[.G149]-[.$G$1]" office:value-type="float" office:value="73.9994554519653" calcext:value-type="float">
            <text:p>73.999</text:p>
          </table:table-cell>
          <table:table-cell table:formula="of:=[.G149]-[.G148]" office:value-type="float" office:value="0.49960994720459" calcext:value-type="float">
            <text:p>0.4996099472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44735097988311E+018" calcext:value-type="float">
            <text:p>14473509798831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0]/1000000000" office:value-type="float" office:value="1447350979.88311" calcext:value-type="float">
            <text:p>1447350979.883</text:p>
          </table:table-cell>
          <table:table-cell table:formula="of:=[.G150]-[.$G$1]" office:value-type="float" office:value="74.4996275901795" calcext:value-type="float">
            <text:p>74.500</text:p>
          </table:table-cell>
          <table:table-cell table:formula="of:=[.G150]-[.G149]" office:value-type="float" office:value="0.500169992446899" calcext:value-type="float">
            <text:p>0.5001699924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44735098038348E+018" calcext:value-type="float">
            <text:p>14473509803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1]/1000000000" office:value-type="float" office:value="1447350980.38348" calcext:value-type="float">
            <text:p>1447350980.383</text:p>
          </table:table-cell>
          <table:table-cell table:formula="of:=[.G151]-[.$G$1]" office:value-type="float" office:value="74.9999980926514" calcext:value-type="float">
            <text:p>75.000</text:p>
          </table:table-cell>
          <table:table-cell table:formula="of:=[.G151]-[.G150]" office:value-type="float" office:value="0.500370025634766" calcext:value-type="float">
            <text:p>0.5003700256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44735098088398E+018" calcext:value-type="float">
            <text:p>1447350980883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2]/1000000000" office:value-type="float" office:value="1447350980.88398" calcext:value-type="float">
            <text:p>1447350980.884</text:p>
          </table:table-cell>
          <table:table-cell table:formula="of:=[.G152]-[.$G$1]" office:value-type="float" office:value="75.5005025863647" calcext:value-type="float">
            <text:p>75.501</text:p>
          </table:table-cell>
          <table:table-cell table:formula="of:=[.G152]-[.G151]" office:value-type="float" office:value="0.500499963760376" calcext:value-type="float">
            <text:p>0.5004999638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44735098138339E+018" calcext:value-type="float">
            <text:p>14473509813833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3]/1000000000" office:value-type="float" office:value="1447350981.38339" calcext:value-type="float">
            <text:p>1447350981.383</text:p>
          </table:table-cell>
          <table:table-cell table:formula="of:=[.G153]-[.$G$1]" office:value-type="float" office:value="75.9999072551727" calcext:value-type="float">
            <text:p>76.000</text:p>
          </table:table-cell>
          <table:table-cell table:formula="of:=[.G153]-[.G152]" office:value-type="float" office:value="0.499409914016724" calcext:value-type="float">
            <text:p>0.499409914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44735098188392E+018" calcext:value-type="float">
            <text:p>1447350981883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4]/1000000000" office:value-type="float" office:value="1447350981.88392" calcext:value-type="float">
            <text:p>1447350981.884</text:p>
          </table:table-cell>
          <table:table-cell table:formula="of:=[.G154]-[.$G$1]" office:value-type="float" office:value="76.5004358291626" calcext:value-type="float">
            <text:p>76.500</text:p>
          </table:table-cell>
          <table:table-cell table:formula="of:=[.G154]-[.G153]" office:value-type="float" office:value="0.500530004501343" calcext:value-type="float">
            <text:p>0.5005300045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44735098239188E+018" calcext:value-type="float">
            <text:p>14473509823918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5]/1000000000" office:value-type="float" office:value="1447350982.39188" calcext:value-type="float">
            <text:p>1447350982.392</text:p>
          </table:table-cell>
          <table:table-cell table:formula="of:=[.G155]-[.$G$1]" office:value-type="float" office:value="77.0084044933319" calcext:value-type="float">
            <text:p>77.008</text:p>
          </table:table-cell>
          <table:table-cell table:formula="of:=[.G155]-[.G154]" office:value-type="float" office:value="0.507960081100464" calcext:value-type="float">
            <text:p>0.5079600811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44735098288373E+018" calcext:value-type="float">
            <text:p>14473509828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6]/1000000000" office:value-type="float" office:value="1447350982.88373" calcext:value-type="float">
            <text:p>1447350982.884</text:p>
          </table:table-cell>
          <table:table-cell table:formula="of:=[.G156]-[.$G$1]" office:value-type="float" office:value="77.5002512931824" calcext:value-type="float">
            <text:p>77.500</text:p>
          </table:table-cell>
          <table:table-cell table:formula="of:=[.G156]-[.G155]" office:value-type="float" office:value="0.491849899291992" calcext:value-type="float">
            <text:p>0.4918498993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44735098338342E+018" calcext:value-type="float">
            <text:p>1447350983383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7]/1000000000" office:value-type="float" office:value="1447350983.38342" calcext:value-type="float">
            <text:p>1447350983.383</text:p>
          </table:table-cell>
          <table:table-cell table:formula="of:=[.G157]-[.$G$1]" office:value-type="float" office:value="77.9999389648438" calcext:value-type="float">
            <text:p>78.000</text:p>
          </table:table-cell>
          <table:table-cell table:formula="of:=[.G157]-[.G156]" office:value-type="float" office:value="0.499690055847168" calcext:value-type="float">
            <text:p>0.4996900558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44735098388416E+018" calcext:value-type="float">
            <text:p>14473509838841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8]/1000000000" office:value-type="float" office:value="1447350983.88416" calcext:value-type="float">
            <text:p>1447350983.884</text:p>
          </table:table-cell>
          <table:table-cell table:formula="of:=[.G158]-[.$G$1]" office:value-type="float" office:value="78.500679731369" calcext:value-type="float">
            <text:p>78.501</text:p>
          </table:table-cell>
          <table:table-cell table:formula="of:=[.G158]-[.G157]" office:value-type="float" office:value="0.500740051269531" calcext:value-type="float">
            <text:p>0.5007400513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44735098438329E+018" calcext:value-type="float">
            <text:p>14473509843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59]/1000000000" office:value-type="float" office:value="1447350984.38329" calcext:value-type="float">
            <text:p>1447350984.383</text:p>
          </table:table-cell>
          <table:table-cell table:formula="of:=[.G159]-[.$G$1]" office:value-type="float" office:value="78.999805688858" calcext:value-type="float">
            <text:p>79.000</text:p>
          </table:table-cell>
          <table:table-cell table:formula="of:=[.G159]-[.G158]" office:value-type="float" office:value="0.499130010604858" calcext:value-type="float">
            <text:p>0.4991300106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44735098488396E+018" calcext:value-type="float">
            <text:p>14473509848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0]/1000000000" office:value-type="float" office:value="1447350984.88396" calcext:value-type="float">
            <text:p>1447350984.884</text:p>
          </table:table-cell>
          <table:table-cell table:formula="of:=[.G160]-[.$G$1]" office:value-type="float" office:value="79.5004756450653" calcext:value-type="float">
            <text:p>79.500</text:p>
          </table:table-cell>
          <table:table-cell table:formula="of:=[.G160]-[.G159]" office:value-type="float" office:value="0.500669956207275" calcext:value-type="float">
            <text:p>0.5006699562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44735098538323E+018" calcext:value-type="float">
            <text:p>1447350985383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1]/1000000000" office:value-type="float" office:value="1447350985.38323" calcext:value-type="float">
            <text:p>1447350985.383</text:p>
          </table:table-cell>
          <table:table-cell table:formula="of:=[.G161]-[.$G$1]" office:value-type="float" office:value="79.9997482299805" calcext:value-type="float">
            <text:p>80.000</text:p>
          </table:table-cell>
          <table:table-cell table:formula="of:=[.G161]-[.G160]" office:value-type="float" office:value="0.499269962310791" calcext:value-type="float">
            <text:p>0.4992699623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44735098588358E+018" calcext:value-type="float">
            <text:p>1447350985883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2]/1000000000" office:value-type="float" office:value="1447350985.88358" calcext:value-type="float">
            <text:p>1447350985.884</text:p>
          </table:table-cell>
          <table:table-cell table:formula="of:=[.G162]-[.$G$1]" office:value-type="float" office:value="80.5001046657562" calcext:value-type="float">
            <text:p>80.500</text:p>
          </table:table-cell>
          <table:table-cell table:formula="of:=[.G162]-[.G161]" office:value-type="float" office:value="0.500349998474121" calcext:value-type="float">
            <text:p>0.5003499985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44735098638403E+018" calcext:value-type="float">
            <text:p>1447350986384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3]/1000000000" office:value-type="float" office:value="1447350986.38403" calcext:value-type="float">
            <text:p>1447350986.384</text:p>
          </table:table-cell>
          <table:table-cell table:formula="of:=[.G163]-[.$G$1]" office:value-type="float" office:value="81.000545501709" calcext:value-type="float">
            <text:p>81.001</text:p>
          </table:table-cell>
          <table:table-cell table:formula="of:=[.G163]-[.G162]" office:value-type="float" office:value="0.500450134277344" calcext:value-type="float">
            <text:p>0.5004501343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44735098688345E+018" calcext:value-type="float">
            <text:p>14473509868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4]/1000000000" office:value-type="float" office:value="1447350986.88345" calcext:value-type="float">
            <text:p>1447350986.883</text:p>
          </table:table-cell>
          <table:table-cell table:formula="of:=[.G164]-[.$G$1]" office:value-type="float" office:value="81.4999740123749" calcext:value-type="float">
            <text:p>81.500</text:p>
          </table:table-cell>
          <table:table-cell table:formula="of:=[.G164]-[.G163]" office:value-type="float" office:value="0.499419927597046" calcext:value-type="float">
            <text:p>0.4994199276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44735098738395E+018" calcext:value-type="float">
            <text:p>14473509873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5]/1000000000" office:value-type="float" office:value="1447350987.38395" calcext:value-type="float">
            <text:p>1447350987.384</text:p>
          </table:table-cell>
          <table:table-cell table:formula="of:=[.G165]-[.$G$1]" office:value-type="float" office:value="82.000474691391" calcext:value-type="float">
            <text:p>82.000</text:p>
          </table:table-cell>
          <table:table-cell table:formula="of:=[.G165]-[.G164]" office:value-type="float" office:value="0.500499963760376" calcext:value-type="float">
            <text:p>0.5004999638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44735098788394E+018" calcext:value-type="float">
            <text:p>1447350987883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6]/1000000000" office:value-type="float" office:value="1447350987.88394" calcext:value-type="float">
            <text:p>1447350987.884</text:p>
          </table:table-cell>
          <table:table-cell table:formula="of:=[.G166]-[.$G$1]" office:value-type="float" office:value="82.5004594326019" calcext:value-type="float">
            <text:p>82.500</text:p>
          </table:table-cell>
          <table:table-cell table:formula="of:=[.G166]-[.G165]" office:value-type="float" office:value="0.499989986419678" calcext:value-type="float">
            <text:p>0.4999899864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44735098838502E+018" calcext:value-type="float">
            <text:p>1447350988385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7]/1000000000" office:value-type="float" office:value="1447350988.38502" calcext:value-type="float">
            <text:p>1447350988.385</text:p>
          </table:table-cell>
          <table:table-cell table:formula="of:=[.G167]-[.$G$1]" office:value-type="float" office:value="83.0015406608582" calcext:value-type="float">
            <text:p>83.002</text:p>
          </table:table-cell>
          <table:table-cell table:formula="of:=[.G167]-[.G166]" office:value-type="float" office:value="0.50108003616333" calcext:value-type="float">
            <text:p>0.5010800362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44735098888345E+018" calcext:value-type="float">
            <text:p>14473509888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8]/1000000000" office:value-type="float" office:value="1447350988.88345" calcext:value-type="float">
            <text:p>1447350988.883</text:p>
          </table:table-cell>
          <table:table-cell table:formula="of:=[.G168]-[.$G$1]" office:value-type="float" office:value="83.4999740123749" calcext:value-type="float">
            <text:p>83.500</text:p>
          </table:table-cell>
          <table:table-cell table:formula="of:=[.G168]-[.G167]" office:value-type="float" office:value="0.498430013656616" calcext:value-type="float">
            <text:p>0.4984300137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44735098938331E+018" calcext:value-type="float">
            <text:p>1447350989383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69]/1000000000" office:value-type="float" office:value="1447350989.38331" calcext:value-type="float">
            <text:p>1447350989.383</text:p>
          </table:table-cell>
          <table:table-cell table:formula="of:=[.G169]-[.$G$1]" office:value-type="float" office:value="83.9998314380646" calcext:value-type="float">
            <text:p>84.000</text:p>
          </table:table-cell>
          <table:table-cell table:formula="of:=[.G169]-[.G168]" office:value-type="float" office:value="0.499860048294067" calcext:value-type="float">
            <text:p>0.4998600483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44735098988408E+018" calcext:value-type="float">
            <text:p>14473509898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0]/1000000000" office:value-type="float" office:value="1447350989.88408" calcext:value-type="float">
            <text:p>1447350989.884</text:p>
          </table:table-cell>
          <table:table-cell table:formula="of:=[.G170]-[.$G$1]" office:value-type="float" office:value="84.5005970001221" calcext:value-type="float">
            <text:p>84.501</text:p>
          </table:table-cell>
          <table:table-cell table:formula="of:=[.G170]-[.G169]" office:value-type="float" office:value="0.500769853591919" calcext:value-type="float">
            <text:p>0.5007698536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4473509903834E+018" calcext:value-type="float">
            <text:p>14473509903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1]/1000000000" office:value-type="float" office:value="1447350990.3834" calcext:value-type="float">
            <text:p>1447350990.383</text:p>
          </table:table-cell>
          <table:table-cell table:formula="of:=[.G171]-[.$G$1]" office:value-type="float" office:value="84.9999191761017" calcext:value-type="float">
            <text:p>85.000</text:p>
          </table:table-cell>
          <table:table-cell table:formula="of:=[.G171]-[.G170]" office:value-type="float" office:value="0.499320030212402" calcext:value-type="float">
            <text:p>0.4993200302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44735099088376E+018" calcext:value-type="float">
            <text:p>1447350990883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2]/1000000000" office:value-type="float" office:value="1447350990.88376" calcext:value-type="float">
            <text:p>1447350990.884</text:p>
          </table:table-cell>
          <table:table-cell table:formula="of:=[.G172]-[.$G$1]" office:value-type="float" office:value="85.5002839565277" calcext:value-type="float">
            <text:p>85.500</text:p>
          </table:table-cell>
          <table:table-cell table:formula="of:=[.G172]-[.G171]" office:value-type="float" office:value="0.500360012054443" calcext:value-type="float">
            <text:p>0.500360012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44735099138304E+018" calcext:value-type="float">
            <text:p>14473509913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3]/1000000000" office:value-type="float" office:value="1447350991.38304" calcext:value-type="float">
            <text:p>1447350991.383</text:p>
          </table:table-cell>
          <table:table-cell table:formula="of:=[.G173]-[.$G$1]" office:value-type="float" office:value="85.9995610713959" calcext:value-type="float">
            <text:p>86.000</text:p>
          </table:table-cell>
          <table:table-cell table:formula="of:=[.G173]-[.G172]" office:value-type="float" office:value="0.499279975891113" calcext:value-type="float">
            <text:p>0.4992799759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4473509918834E+018" calcext:value-type="float">
            <text:p>14473509918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4]/1000000000" office:value-type="float" office:value="1447350991.8834" calcext:value-type="float">
            <text:p>1447350991.883</text:p>
          </table:table-cell>
          <table:table-cell table:formula="of:=[.G174]-[.$G$1]" office:value-type="float" office:value="86.4999237060547" calcext:value-type="float">
            <text:p>86.500</text:p>
          </table:table-cell>
          <table:table-cell table:formula="of:=[.G174]-[.G173]" office:value-type="float" office:value="0.500360012054443" calcext:value-type="float">
            <text:p>0.5003600121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44735099238389E+018" calcext:value-type="float">
            <text:p>1447350992383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5]/1000000000" office:value-type="float" office:value="1447350992.38389" calcext:value-type="float">
            <text:p>1447350992.384</text:p>
          </table:table-cell>
          <table:table-cell table:formula="of:=[.G175]-[.$G$1]" office:value-type="float" office:value="87.0004148483276" calcext:value-type="float">
            <text:p>87.000</text:p>
          </table:table-cell>
          <table:table-cell table:formula="of:=[.G175]-[.G174]" office:value-type="float" office:value="0.500489950180054" calcext:value-type="float">
            <text:p>0.5004899502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4735099288371E+018" calcext:value-type="float">
            <text:p>1447350992883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6]/1000000000" office:value-type="float" office:value="1447350992.88371" calcext:value-type="float">
            <text:p>1447350992.884</text:p>
          </table:table-cell>
          <table:table-cell table:formula="of:=[.G176]-[.$G$1]" office:value-type="float" office:value="87.5002334117889" calcext:value-type="float">
            <text:p>87.500</text:p>
          </table:table-cell>
          <table:table-cell table:formula="of:=[.G176]-[.G175]" office:value-type="float" office:value="0.499819993972778" calcext:value-type="float">
            <text:p>0.499819994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44735099338314E+018" calcext:value-type="float">
            <text:p>14473509933831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7]/1000000000" office:value-type="float" office:value="1447350993.38314" calcext:value-type="float">
            <text:p>1447350993.383</text:p>
          </table:table-cell>
          <table:table-cell table:formula="of:=[.G177]-[.$G$1]" office:value-type="float" office:value="87.9996564388275" calcext:value-type="float">
            <text:p>88.000</text:p>
          </table:table-cell>
          <table:table-cell table:formula="of:=[.G177]-[.G176]" office:value-type="float" office:value="0.499430179595947" calcext:value-type="float">
            <text:p>0.4994301796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44735099388346E+018" calcext:value-type="float">
            <text:p>14473509938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8]/1000000000" office:value-type="float" office:value="1447350993.88346" calcext:value-type="float">
            <text:p>1447350993.883</text:p>
          </table:table-cell>
          <table:table-cell table:formula="of:=[.G178]-[.$G$1]" office:value-type="float" office:value="88.4999809265137" calcext:value-type="float">
            <text:p>88.500</text:p>
          </table:table-cell>
          <table:table-cell table:formula="of:=[.G178]-[.G177]" office:value-type="float" office:value="0.500319957733154" calcext:value-type="float">
            <text:p>0.5003199577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44735099438337E+018" calcext:value-type="float">
            <text:p>1447350994383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79]/1000000000" office:value-type="float" office:value="1447350994.38337" calcext:value-type="float">
            <text:p>1447350994.383</text:p>
          </table:table-cell>
          <table:table-cell table:formula="of:=[.G179]-[.$G$1]" office:value-type="float" office:value="88.9998850822449" calcext:value-type="float">
            <text:p>89.000</text:p>
          </table:table-cell>
          <table:table-cell table:formula="of:=[.G179]-[.G178]" office:value-type="float" office:value="0.4999098777771" calcext:value-type="float">
            <text:p>0.4999098778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4473509948841E+018" calcext:value-type="float">
            <text:p>14473509948841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0]/1000000000" office:value-type="float" office:value="1447350994.8841" calcext:value-type="float">
            <text:p>1447350994.884</text:p>
          </table:table-cell>
          <table:table-cell table:formula="of:=[.G180]-[.$G$1]" office:value-type="float" office:value="89.500616312027" calcext:value-type="float">
            <text:p>89.501</text:p>
          </table:table-cell>
          <table:table-cell table:formula="of:=[.G180]-[.G179]" office:value-type="float" office:value="0.500730037689209" calcext:value-type="float">
            <text:p>0.5007300377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44735099538435E+018" calcext:value-type="float">
            <text:p>1447350995384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1]/1000000000" office:value-type="float" office:value="1447350995.38435" calcext:value-type="float">
            <text:p>1447350995.384</text:p>
          </table:table-cell>
          <table:table-cell table:formula="of:=[.G181]-[.$G$1]" office:value-type="float" office:value="90.0008652210236" calcext:value-type="float">
            <text:p>90.001</text:p>
          </table:table-cell>
          <table:table-cell table:formula="of:=[.G181]-[.G180]" office:value-type="float" office:value="0.500250101089478" calcext:value-type="float">
            <text:p>0.5002501011</text:p>
          </table:table-cell>
          <table:table-cell table:number-columns-repeated="5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44735099588506E+018" calcext:value-type="float">
            <text:p>1447350995885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2]/1000000000" office:value-type="float" office:value="1447350995.88506" calcext:value-type="float">
            <text:p>1447350995.885</text:p>
          </table:table-cell>
          <table:table-cell table:formula="of:=[.G182]-[.$G$1]" office:value-type="float" office:value="90.5015776157379" calcext:value-type="float">
            <text:p>90.502</text:p>
          </table:table-cell>
          <table:table-cell table:formula="of:=[.G182]-[.G181]" office:value-type="float" office:value="0.500710010528564" calcext:value-type="float">
            <text:p>0.5007100105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44735099638354E+018" calcext:value-type="float">
            <text:p>14473509963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3]/1000000000" office:value-type="float" office:value="1447350996.38354" calcext:value-type="float">
            <text:p>1447350996.384</text:p>
          </table:table-cell>
          <table:table-cell table:formula="of:=[.G183]-[.$G$1]" office:value-type="float" office:value="91.0000555515289" calcext:value-type="float">
            <text:p>91.000</text:p>
          </table:table-cell>
          <table:table-cell table:formula="of:=[.G183]-[.G182]" office:value-type="float" office:value="0.498479843139648" calcext:value-type="float">
            <text:p>0.4984798431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44735099688397E+018" calcext:value-type="float">
            <text:p>1447350996883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4]/1000000000" office:value-type="float" office:value="1447350996.88397" calcext:value-type="float">
            <text:p>1447350996.884</text:p>
          </table:table-cell>
          <table:table-cell table:formula="of:=[.G184]-[.$G$1]" office:value-type="float" office:value="91.5004861354828" calcext:value-type="float">
            <text:p>91.500</text:p>
          </table:table-cell>
          <table:table-cell table:formula="of:=[.G184]-[.G183]" office:value-type="float" office:value="0.500430107116699" calcext:value-type="float">
            <text:p>0.5004301071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44735099738322E+018" calcext:value-type="float">
            <text:p>14473509973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5]/1000000000" office:value-type="float" office:value="1447350997.38322" calcext:value-type="float">
            <text:p>1447350997.383</text:p>
          </table:table-cell>
          <table:table-cell table:formula="of:=[.G185]-[.$G$1]" office:value-type="float" office:value="91.9997389316559" calcext:value-type="float">
            <text:p>92.000</text:p>
          </table:table-cell>
          <table:table-cell table:formula="of:=[.G185]-[.G184]" office:value-type="float" office:value="0.499249935150147" calcext:value-type="float">
            <text:p>0.4992499352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44735099788363E+018" calcext:value-type="float">
            <text:p>14473509978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6]/1000000000" office:value-type="float" office:value="1447350997.88363" calcext:value-type="float">
            <text:p>1447350997.884</text:p>
          </table:table-cell>
          <table:table-cell table:formula="of:=[.G186]-[.$G$1]" office:value-type="float" office:value="92.5001475811005" calcext:value-type="float">
            <text:p>92.500</text:p>
          </table:table-cell>
          <table:table-cell table:formula="of:=[.G186]-[.G185]" office:value-type="float" office:value="0.500410079956055" calcext:value-type="float">
            <text:p>0.50041008</text:p>
          </table:table-cell>
          <table:table-cell table:number-columns-repeated="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44735099838289E+018" calcext:value-type="float">
            <text:p>1447350998382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7]/1000000000" office:value-type="float" office:value="1447350998.38289" calcext:value-type="float">
            <text:p>1447350998.383</text:p>
          </table:table-cell>
          <table:table-cell table:formula="of:=[.G187]-[.$G$1]" office:value-type="float" office:value="92.9994065761566" calcext:value-type="float">
            <text:p>92.999</text:p>
          </table:table-cell>
          <table:table-cell table:formula="of:=[.G187]-[.G186]" office:value-type="float" office:value="0.499259948730469" calcext:value-type="float">
            <text:p>0.4992599487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44735099888335E+018" calcext:value-type="float">
            <text:p>14473509988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8]/1000000000" office:value-type="float" office:value="1447350998.88335" calcext:value-type="float">
            <text:p>1447350998.883</text:p>
          </table:table-cell>
          <table:table-cell table:formula="of:=[.G188]-[.$G$1]" office:value-type="float" office:value="93.4998712539673" calcext:value-type="float">
            <text:p>93.500</text:p>
          </table:table-cell>
          <table:table-cell table:formula="of:=[.G188]-[.G187]" office:value-type="float" office:value="0.500459909439087" calcext:value-type="float">
            <text:p>0.5004599094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4473509993831E+018" calcext:value-type="float">
            <text:p>14473509993831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89]/1000000000" office:value-type="float" office:value="1447350999.3831" calcext:value-type="float">
            <text:p>1447350999.383</text:p>
          </table:table-cell>
          <table:table-cell table:formula="of:=[.G189]-[.$G$1]" office:value-type="float" office:value="93.9996211528778" calcext:value-type="float">
            <text:p>94.000</text:p>
          </table:table-cell>
          <table:table-cell table:formula="of:=[.G189]-[.G188]" office:value-type="float" office:value="0.499750137329102" calcext:value-type="float">
            <text:p>0.4997501373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44735099988512E+018" calcext:value-type="float">
            <text:p>14473509998851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0]/1000000000" office:value-type="float" office:value="1447350999.88512" calcext:value-type="float">
            <text:p>1447350999.885</text:p>
          </table:table-cell>
          <table:table-cell table:formula="of:=[.G190]-[.$G$1]" office:value-type="float" office:value="94.5016376972199" calcext:value-type="float">
            <text:p>94.502</text:p>
          </table:table-cell>
          <table:table-cell table:formula="of:=[.G190]-[.G189]" office:value-type="float" office:value="0.502019882202148" calcext:value-type="float">
            <text:p>0.5020198822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44735100038352E+018" calcext:value-type="float">
            <text:p>1447351000383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1]/1000000000" office:value-type="float" office:value="1447351000.38352" calcext:value-type="float">
            <text:p>1447351000.384</text:p>
          </table:table-cell>
          <table:table-cell table:formula="of:=[.G191]-[.$G$1]" office:value-type="float" office:value="95.0000393390656" calcext:value-type="float">
            <text:p>95.000</text:p>
          </table:table-cell>
          <table:table-cell table:formula="of:=[.G191]-[.G190]" office:value-type="float" office:value="0.498399972915649" calcext:value-type="float">
            <text:p>0.4983999729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44735100088408E+018" calcext:value-type="float">
            <text:p>14473510008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2]/1000000000" office:value-type="float" office:value="1447351000.88408" calcext:value-type="float">
            <text:p>1447351000.884</text:p>
          </table:table-cell>
          <table:table-cell table:formula="of:=[.G192]-[.$G$1]" office:value-type="float" office:value="95.5006031990051" calcext:value-type="float">
            <text:p>95.501</text:p>
          </table:table-cell>
          <table:table-cell table:formula="of:=[.G192]-[.G191]" office:value-type="float" office:value="0.50056004524231" calcext:value-type="float">
            <text:p>0.5005600452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4473510013834E+018" calcext:value-type="float">
            <text:p>14473510013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3]/1000000000" office:value-type="float" office:value="1447351001.3834" calcext:value-type="float">
            <text:p>1447351001.383</text:p>
          </table:table-cell>
          <table:table-cell table:formula="of:=[.G193]-[.$G$1]" office:value-type="float" office:value="95.9999248981476" calcext:value-type="float">
            <text:p>96.000</text:p>
          </table:table-cell>
          <table:table-cell table:formula="of:=[.G193]-[.G192]" office:value-type="float" office:value="0.499320030212402" calcext:value-type="float">
            <text:p>0.4993200302</text:p>
          </table:table-cell>
          <table:table-cell table:number-columns-repeated="5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44735100188374E+018" calcext:value-type="float">
            <text:p>14473510018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4]/1000000000" office:value-type="float" office:value="1447351001.88374" calcext:value-type="float">
            <text:p>1447351001.884</text:p>
          </table:table-cell>
          <table:table-cell table:formula="of:=[.G194]-[.$G$1]" office:value-type="float" office:value="96.5002565383911" calcext:value-type="float">
            <text:p>96.500</text:p>
          </table:table-cell>
          <table:table-cell table:formula="of:=[.G194]-[.G193]" office:value-type="float" office:value="0.500339984893799" calcext:value-type="float">
            <text:p>0.5003399849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44735100238305E+018" calcext:value-type="float">
            <text:p>1447351002383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5]/1000000000" office:value-type="float" office:value="1447351002.38305" calcext:value-type="float">
            <text:p>1447351002.383</text:p>
          </table:table-cell>
          <table:table-cell table:formula="of:=[.G195]-[.$G$1]" office:value-type="float" office:value="96.9995725154877" calcext:value-type="float">
            <text:p>97.000</text:p>
          </table:table-cell>
          <table:table-cell table:formula="of:=[.G195]-[.G194]" office:value-type="float" office:value="0.49931001663208" calcext:value-type="float">
            <text:p>0.4993100166</text:p>
          </table:table-cell>
          <table:table-cell table:number-columns-repeated="5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4473510028893E+018" calcext:value-type="float">
            <text:p>1447351002889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6]/1000000000" office:value-type="float" office:value="1447351002.8893" calcext:value-type="float">
            <text:p>1447351002.889</text:p>
          </table:table-cell>
          <table:table-cell table:formula="of:=[.G196]-[.$G$1]" office:value-type="float" office:value="97.5058200359345" calcext:value-type="float">
            <text:p>97.506</text:p>
          </table:table-cell>
          <table:table-cell table:formula="of:=[.G196]-[.G195]" office:value-type="float" office:value="0.506250143051147" calcext:value-type="float">
            <text:p>0.5062501431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44735100338317E+018" calcext:value-type="float">
            <text:p>1447351003383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7]/1000000000" office:value-type="float" office:value="1447351003.38317" calcext:value-type="float">
            <text:p>1447351003.383</text:p>
          </table:table-cell>
          <table:table-cell table:formula="of:=[.G197]-[.$G$1]" office:value-type="float" office:value="97.9996883869171" calcext:value-type="float">
            <text:p>98.000</text:p>
          </table:table-cell>
          <table:table-cell table:formula="of:=[.G197]-[.G196]" office:value-type="float" office:value="0.493869781494141" calcext:value-type="float">
            <text:p>0.4938697815</text:p>
          </table:table-cell>
          <table:table-cell table:number-columns-repeated="5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44735100388353E+018" calcext:value-type="float">
            <text:p>14473510038835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8]/1000000000" office:value-type="float" office:value="1447351003.88353" calcext:value-type="float">
            <text:p>1447351003.884</text:p>
          </table:table-cell>
          <table:table-cell table:formula="of:=[.G198]-[.$G$1]" office:value-type="float" office:value="98.5000534057617" calcext:value-type="float">
            <text:p>98.500</text:p>
          </table:table-cell>
          <table:table-cell table:formula="of:=[.G198]-[.G197]" office:value-type="float" office:value="0.500360012054443" calcext:value-type="float">
            <text:p>0.500360012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44735100438332E+018" calcext:value-type="float">
            <text:p>1447351004383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99]/1000000000" office:value-type="float" office:value="1447351004.38332" calcext:value-type="float">
            <text:p>1447351004.383</text:p>
          </table:table-cell>
          <table:table-cell table:formula="of:=[.G199]-[.$G$1]" office:value-type="float" office:value="98.999835729599" calcext:value-type="float">
            <text:p>99.000</text:p>
          </table:table-cell>
          <table:table-cell table:formula="of:=[.G199]-[.G198]" office:value-type="float" office:value="0.499790191650391" calcext:value-type="float">
            <text:p>0.4997901917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473510048842E+018" calcext:value-type="float">
            <text:p>1447351004884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0]/1000000000" office:value-type="float" office:value="1447351004.8842" calcext:value-type="float">
            <text:p>1447351004.884</text:p>
          </table:table-cell>
          <table:table-cell table:formula="of:=[.G200]-[.$G$1]" office:value-type="float" office:value="99.500723361969" calcext:value-type="float">
            <text:p>99.501</text:p>
          </table:table-cell>
          <table:table-cell table:formula="of:=[.G200]-[.G199]" office:value-type="float" office:value="0.500880002975464" calcext:value-type="float">
            <text:p>0.500880003</text:p>
          </table:table-cell>
          <table:table-cell table:number-columns-repeated="5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44735100538365E+018" calcext:value-type="float">
            <text:p>1447351005383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1]/1000000000" office:value-type="float" office:value="1447351005.38365" calcext:value-type="float">
            <text:p>1447351005.384</text:p>
          </table:table-cell>
          <table:table-cell table:formula="of:=[.G201]-[.$G$1]" office:value-type="float" office:value="100.000171661377" calcext:value-type="float">
            <text:p>100.000</text:p>
          </table:table-cell>
          <table:table-cell table:formula="of:=[.G201]-[.G200]" office:value-type="float" office:value="0.499449968338013" calcext:value-type="float">
            <text:p>0.4994499683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44735100588363E+018" calcext:value-type="float">
            <text:p>14473510058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2]/1000000000" office:value-type="float" office:value="1447351005.88363" calcext:value-type="float">
            <text:p>1447351005.884</text:p>
          </table:table-cell>
          <table:table-cell table:formula="of:=[.G202]-[.$G$1]" office:value-type="float" office:value="100.500151872635" calcext:value-type="float">
            <text:p>100.500</text:p>
          </table:table-cell>
          <table:table-cell table:formula="of:=[.G202]-[.G201]" office:value-type="float" office:value="0.499979972839356" calcext:value-type="float">
            <text:p>0.4999799728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44735100638306E+018" calcext:value-type="float">
            <text:p>1447351006383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3]/1000000000" office:value-type="float" office:value="1447351006.38306" calcext:value-type="float">
            <text:p>1447351006.383</text:p>
          </table:table-cell>
          <table:table-cell table:formula="of:=[.G203]-[.$G$1]" office:value-type="float" office:value="100.999580621719" calcext:value-type="float">
            <text:p>101.000</text:p>
          </table:table-cell>
          <table:table-cell table:formula="of:=[.G203]-[.G202]" office:value-type="float" office:value="0.499429941177368" calcext:value-type="float">
            <text:p>0.4994299412</text:p>
          </table:table-cell>
          <table:table-cell table:number-columns-repeated="5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44735100688371E+018" calcext:value-type="float">
            <text:p>1447351006883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4]/1000000000" office:value-type="float" office:value="1447351006.88371" calcext:value-type="float">
            <text:p>1447351006.884</text:p>
          </table:table-cell>
          <table:table-cell table:formula="of:=[.G204]-[.$G$1]" office:value-type="float" office:value="101.500229597092" calcext:value-type="float">
            <text:p>101.500</text:p>
          </table:table-cell>
          <table:table-cell table:formula="of:=[.G204]-[.G203]" office:value-type="float" office:value="0.500649929046631" calcext:value-type="float">
            <text:p>0.500649929</text:p>
          </table:table-cell>
          <table:table-cell table:number-columns-repeated="5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447351007383E+018" calcext:value-type="float">
            <text:p>14473510073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5]/1000000000" office:value-type="float" office:value="1447351007.383" calcext:value-type="float">
            <text:p>1447351007.383</text:p>
          </table:table-cell>
          <table:table-cell table:formula="of:=[.G205]-[.$G$1]" office:value-type="float" office:value="101.999516248703" calcext:value-type="float">
            <text:p>102.000</text:p>
          </table:table-cell>
          <table:table-cell table:formula="of:=[.G205]-[.G204]" office:value-type="float" office:value="0.499289989471436" calcext:value-type="float">
            <text:p>0.4992899895</text:p>
          </table:table-cell>
          <table:table-cell table:number-columns-repeated="5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44735100788362E+018" calcext:value-type="float">
            <text:p>14473510078836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6]/1000000000" office:value-type="float" office:value="1447351007.88362" calcext:value-type="float">
            <text:p>1447351007.884</text:p>
          </table:table-cell>
          <table:table-cell table:formula="of:=[.G206]-[.$G$1]" office:value-type="float" office:value="102.500136375427" calcext:value-type="float">
            <text:p>102.500</text:p>
          </table:table-cell>
          <table:table-cell table:formula="of:=[.G206]-[.G205]" office:value-type="float" office:value="0.500620126724243" calcext:value-type="float">
            <text:p>0.5006201267</text:p>
          </table:table-cell>
          <table:table-cell table:number-columns-repeated="5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44735100838764E+018" calcext:value-type="float">
            <text:p>1447351008387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7]/1000000000" office:value-type="float" office:value="1447351008.38764" calcext:value-type="float">
            <text:p>1447351008.388</text:p>
          </table:table-cell>
          <table:table-cell table:formula="of:=[.G207]-[.$G$1]" office:value-type="float" office:value="103.004159450531" calcext:value-type="float">
            <text:p>103.004</text:p>
          </table:table-cell>
          <table:table-cell table:formula="of:=[.G207]-[.G206]" office:value-type="float" office:value="0.504019975662231" calcext:value-type="float">
            <text:p>0.5040199757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44735100888429E+018" calcext:value-type="float">
            <text:p>1447351008884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8]/1000000000" office:value-type="float" office:value="1447351008.88429" calcext:value-type="float">
            <text:p>1447351008.884</text:p>
          </table:table-cell>
          <table:table-cell table:formula="of:=[.G208]-[.$G$1]" office:value-type="float" office:value="103.500809431076" calcext:value-type="float">
            <text:p>103.501</text:p>
          </table:table-cell>
          <table:table-cell table:formula="of:=[.G208]-[.G207]" office:value-type="float" office:value="0.496649980545044" calcext:value-type="float">
            <text:p>0.4966499805</text:p>
          </table:table-cell>
          <table:table-cell table:number-columns-repeated="5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44735100938295E+018" calcext:value-type="float">
            <text:p>1447351009382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09]/1000000000" office:value-type="float" office:value="1447351009.38295" calcext:value-type="float">
            <text:p>1447351009.383</text:p>
          </table:table-cell>
          <table:table-cell table:formula="of:=[.G209]-[.$G$1]" office:value-type="float" office:value="103.999465465546" calcext:value-type="float">
            <text:p>103.999</text:p>
          </table:table-cell>
          <table:table-cell table:formula="of:=[.G209]-[.G208]" office:value-type="float" office:value="0.498660087585449" calcext:value-type="float">
            <text:p>0.4986600876</text:p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4473510098833E+018" calcext:value-type="float">
            <text:p>1447351009883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0]/1000000000" office:value-type="float" office:value="1447351009.8833" calcext:value-type="float">
            <text:p>1447351009.883</text:p>
          </table:table-cell>
          <table:table-cell table:formula="of:=[.G210]-[.$G$1]" office:value-type="float" office:value="104.499819517136" calcext:value-type="float">
            <text:p>104.500</text:p>
          </table:table-cell>
          <table:table-cell table:formula="of:=[.G210]-[.G209]" office:value-type="float" office:value="0.500349998474121" calcext:value-type="float">
            <text:p>0.5003499985</text:p>
          </table:table-cell>
          <table:table-cell table:number-columns-repeated="5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44735101038368E+018" calcext:value-type="float">
            <text:p>1447351010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1]/1000000000" office:value-type="float" office:value="1447351010.38368" calcext:value-type="float">
            <text:p>1447351010.384</text:p>
          </table:table-cell>
          <table:table-cell table:formula="of:=[.G211]-[.$G$1]" office:value-type="float" office:value="105.000205039978" calcext:value-type="float">
            <text:p>105.000</text:p>
          </table:table-cell>
          <table:table-cell table:formula="of:=[.G211]-[.G210]" office:value-type="float" office:value="0.500380039215088" calcext:value-type="float">
            <text:p>0.5003800392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44735101088333E+018" calcext:value-type="float">
            <text:p>14473510108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2]/1000000000" office:value-type="float" office:value="1447351010.88333" calcext:value-type="float">
            <text:p>1447351010.883</text:p>
          </table:table-cell>
          <table:table-cell table:formula="of:=[.G212]-[.$G$1]" office:value-type="float" office:value="105.499852180481" calcext:value-type="float">
            <text:p>105.500</text:p>
          </table:table-cell>
          <table:table-cell table:formula="of:=[.G212]-[.G211]" office:value-type="float" office:value="0.499650001525879" calcext:value-type="float">
            <text:p>0.4996500015</text:p>
          </table:table-cell>
          <table:table-cell table:number-columns-repeated="5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44735101138372E+018" calcext:value-type="float">
            <text:p>14473510113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3]/1000000000" office:value-type="float" office:value="1447351011.38372" calcext:value-type="float">
            <text:p>1447351011.384</text:p>
          </table:table-cell>
          <table:table-cell table:formula="of:=[.G213]-[.$G$1]" office:value-type="float" office:value="106.000243663788" calcext:value-type="float">
            <text:p>106.000</text:p>
          </table:table-cell>
          <table:table-cell table:formula="of:=[.G213]-[.G212]" office:value-type="float" office:value="0.500389814376831" calcext:value-type="float">
            <text:p>0.5003898144</text:p>
          </table:table-cell>
          <table:table-cell table:number-columns-repeated="5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44735101188319E+018" calcext:value-type="float">
            <text:p>1447351011883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4]/1000000000" office:value-type="float" office:value="1447351011.88319" calcext:value-type="float">
            <text:p>1447351011.883</text:p>
          </table:table-cell>
          <table:table-cell table:formula="of:=[.G214]-[.$G$1]" office:value-type="float" office:value="106.499711275101" calcext:value-type="float">
            <text:p>106.500</text:p>
          </table:table-cell>
          <table:table-cell table:formula="of:=[.G214]-[.G213]" office:value-type="float" office:value="0.499469995498657" calcext:value-type="float">
            <text:p>0.4994699955</text:p>
          </table:table-cell>
          <table:table-cell table:number-columns-repeated="5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44735101238365E+018" calcext:value-type="float">
            <text:p>1447351012383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5]/1000000000" office:value-type="float" office:value="1447351012.38365" calcext:value-type="float">
            <text:p>1447351012.384</text:p>
          </table:table-cell>
          <table:table-cell table:formula="of:=[.G215]-[.$G$1]" office:value-type="float" office:value="107.000168323517" calcext:value-type="float">
            <text:p>107.000</text:p>
          </table:table-cell>
          <table:table-cell table:formula="of:=[.G215]-[.G214]" office:value-type="float" office:value="0.500460147857666" calcext:value-type="float">
            <text:p>0.5004601479</text:p>
          </table:table-cell>
          <table:table-cell table:number-columns-repeated="5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44735101288303E+018" calcext:value-type="float">
            <text:p>14473510128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6]/1000000000" office:value-type="float" office:value="1447351012.88303" calcext:value-type="float">
            <text:p>1447351012.883</text:p>
          </table:table-cell>
          <table:table-cell table:formula="of:=[.G216]-[.$G$1]" office:value-type="float" office:value="107.499554395676" calcext:value-type="float">
            <text:p>107.500</text:p>
          </table:table-cell>
          <table:table-cell table:formula="of:=[.G216]-[.G215]" office:value-type="float" office:value="0.499379873275757" calcext:value-type="float">
            <text:p>0.4993798733</text:p>
          </table:table-cell>
          <table:table-cell table:number-columns-repeated="5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44735101339133E+018" calcext:value-type="float">
            <text:p>1447351013391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7]/1000000000" office:value-type="float" office:value="1447351013.39133" calcext:value-type="float">
            <text:p>1447351013.391</text:p>
          </table:table-cell>
          <table:table-cell table:formula="of:=[.G217]-[.$G$1]" office:value-type="float" office:value="108.007850885391" calcext:value-type="float">
            <text:p>108.008</text:p>
          </table:table-cell>
          <table:table-cell table:formula="of:=[.G217]-[.G216]" office:value-type="float" office:value="0.508300065994263" calcext:value-type="float">
            <text:p>0.508300066</text:p>
          </table:table-cell>
          <table:table-cell table:number-columns-repeated="5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4473510138834E+018" calcext:value-type="float">
            <text:p>14473510138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8]/1000000000" office:value-type="float" office:value="1447351013.8834" calcext:value-type="float">
            <text:p>1447351013.883</text:p>
          </table:table-cell>
          <table:table-cell table:formula="of:=[.G218]-[.$G$1]" office:value-type="float" office:value="108.499918222427" calcext:value-type="float">
            <text:p>108.500</text:p>
          </table:table-cell>
          <table:table-cell table:formula="of:=[.G218]-[.G217]" office:value-type="float" office:value="0.492069959640503" calcext:value-type="float">
            <text:p>0.4920699596</text:p>
          </table:table-cell>
          <table:table-cell table:number-columns-repeated="5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44735101438354E+018" calcext:value-type="float">
            <text:p>14473510143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19]/1000000000" office:value-type="float" office:value="1447351014.38354" calcext:value-type="float">
            <text:p>1447351014.384</text:p>
          </table:table-cell>
          <table:table-cell table:formula="of:=[.G219]-[.$G$1]" office:value-type="float" office:value="109.000061988831" calcext:value-type="float">
            <text:p>109.000</text:p>
          </table:table-cell>
          <table:table-cell table:formula="of:=[.G219]-[.G218]" office:value-type="float" office:value="0.500139951705933" calcext:value-type="float">
            <text:p>0.5001399517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44735101488245E+018" calcext:value-type="float">
            <text:p>1447351014882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0]/1000000000" office:value-type="float" office:value="1447351014.88245" calcext:value-type="float">
            <text:p>1447351014.882</text:p>
          </table:table-cell>
          <table:table-cell table:formula="of:=[.G220]-[.$G$1]" office:value-type="float" office:value="109.498968839645" calcext:value-type="float">
            <text:p>109.499</text:p>
          </table:table-cell>
          <table:table-cell table:formula="of:=[.G220]-[.G219]" office:value-type="float" office:value="0.498910188674927" calcext:value-type="float">
            <text:p>0.4989101887</text:p>
          </table:table-cell>
          <table:table-cell table:number-columns-repeated="5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4473510153846E+018" calcext:value-type="float">
            <text:p>1447351015384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1]/1000000000" office:value-type="float" office:value="1447351015.3846" calcext:value-type="float">
            <text:p>1447351015.385</text:p>
          </table:table-cell>
          <table:table-cell table:formula="of:=[.G221]-[.$G$1]" office:value-type="float" office:value="110.001116275787" calcext:value-type="float">
            <text:p>110.001</text:p>
          </table:table-cell>
          <table:table-cell table:formula="of:=[.G221]-[.G220]" office:value-type="float" office:value="0.502149820327759" calcext:value-type="float">
            <text:p>0.5021498203</text:p>
          </table:table-cell>
          <table:table-cell table:number-columns-repeated="5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44735101588294E+018" calcext:value-type="float">
            <text:p>14473510158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2]/1000000000" office:value-type="float" office:value="1447351015.88294" calcext:value-type="float">
            <text:p>1447351015.883</text:p>
          </table:table-cell>
          <table:table-cell table:formula="of:=[.G222]-[.$G$1]" office:value-type="float" office:value="110.499456882477" calcext:value-type="float">
            <text:p>110.499</text:p>
          </table:table-cell>
          <table:table-cell table:formula="of:=[.G222]-[.G221]" office:value-type="float" office:value="0.498340129852295" calcext:value-type="float">
            <text:p>0.4983401299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44735101638377E+018" calcext:value-type="float">
            <text:p>14473510163837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3]/1000000000" office:value-type="float" office:value="1447351016.38377" calcext:value-type="float">
            <text:p>1447351016.384</text:p>
          </table:table-cell>
          <table:table-cell table:formula="of:=[.G223]-[.$G$1]" office:value-type="float" office:value="111.000289916992" calcext:value-type="float">
            <text:p>111.000</text:p>
          </table:table-cell>
          <table:table-cell table:formula="of:=[.G223]-[.G222]" office:value-type="float" office:value="0.500829935073853" calcext:value-type="float">
            <text:p>0.5008299351</text:p>
          </table:table-cell>
          <table:table-cell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44735101688413E+018" calcext:value-type="float">
            <text:p>1447351016884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4]/1000000000" office:value-type="float" office:value="1447351016.88413" calcext:value-type="float">
            <text:p>1447351016.884</text:p>
          </table:table-cell>
          <table:table-cell table:formula="of:=[.G224]-[.$G$1]" office:value-type="float" office:value="111.500654459" calcext:value-type="float">
            <text:p>111.501</text:p>
          </table:table-cell>
          <table:table-cell table:formula="of:=[.G224]-[.G223]" office:value-type="float" office:value="0.500360012054443" calcext:value-type="float">
            <text:p>0.5003600121</text:p>
          </table:table-cell>
          <table:table-cell table:number-columns-repeated="5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44735101738403E+018" calcext:value-type="float">
            <text:p>1447351017384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5]/1000000000" office:value-type="float" office:value="1447351017.38403" calcext:value-type="float">
            <text:p>1447351017.384</text:p>
          </table:table-cell>
          <table:table-cell table:formula="of:=[.G225]-[.$G$1]" office:value-type="float" office:value="112.000553846359" calcext:value-type="float">
            <text:p>112.001</text:p>
          </table:table-cell>
          <table:table-cell table:formula="of:=[.G225]-[.G224]" office:value-type="float" office:value="0.499900102615356" calcext:value-type="float">
            <text:p>0.4999001026</text:p>
          </table:table-cell>
          <table:table-cell table:number-columns-repeated="5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4473510178834E+018" calcext:value-type="float">
            <text:p>14473510178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6]/1000000000" office:value-type="float" office:value="1447351017.8834" calcext:value-type="float">
            <text:p>1447351017.883</text:p>
          </table:table-cell>
          <table:table-cell table:formula="of:=[.G226]-[.$G$1]" office:value-type="float" office:value="112.499918222427" calcext:value-type="float">
            <text:p>112.500</text:p>
          </table:table-cell>
          <table:table-cell table:formula="of:=[.G226]-[.G225]" office:value-type="float" office:value="0.499369859695435" calcext:value-type="float">
            <text:p>0.4993698597</text:p>
          </table:table-cell>
          <table:table-cell table:number-columns-repeated="5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44735101839088E+018" calcext:value-type="float">
            <text:p>14473510183908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7]/1000000000" office:value-type="float" office:value="1447351018.39088" calcext:value-type="float">
            <text:p>1447351018.391</text:p>
          </table:table-cell>
          <table:table-cell table:formula="of:=[.G227]-[.$G$1]" office:value-type="float" office:value="113.007400989532" calcext:value-type="float">
            <text:p>113.007</text:p>
          </table:table-cell>
          <table:table-cell table:formula="of:=[.G227]-[.G226]" office:value-type="float" office:value="0.507480144500732" calcext:value-type="float">
            <text:p>0.5074801445</text:p>
          </table:table-cell>
          <table:table-cell table:number-columns-repeated="5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44735101888376E+018" calcext:value-type="float">
            <text:p>1447351018883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8]/1000000000" office:value-type="float" office:value="1447351018.88376" calcext:value-type="float">
            <text:p>1447351018.884</text:p>
          </table:table-cell>
          <table:table-cell table:formula="of:=[.G228]-[.$G$1]" office:value-type="float" office:value="113.500282764435" calcext:value-type="float">
            <text:p>113.500</text:p>
          </table:table-cell>
          <table:table-cell table:formula="of:=[.G228]-[.G227]" office:value-type="float" office:value="0.492879867553711" calcext:value-type="float">
            <text:p>0.4928798676</text:p>
          </table:table-cell>
          <table:table-cell table:number-columns-repeated="5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44735101938236E+018" calcext:value-type="float">
            <text:p>1447351019382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29]/1000000000" office:value-type="float" office:value="1447351019.38236" calcext:value-type="float">
            <text:p>1447351019.382</text:p>
          </table:table-cell>
          <table:table-cell table:formula="of:=[.G229]-[.$G$1]" office:value-type="float" office:value="113.998884677887" calcext:value-type="float">
            <text:p>113.999</text:p>
          </table:table-cell>
          <table:table-cell table:formula="of:=[.G229]-[.G228]" office:value-type="float" office:value="0.498600006103516" calcext:value-type="float">
            <text:p>0.4986000061</text:p>
          </table:table-cell>
          <table:table-cell table:number-columns-repeated="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44735101988369E+018" calcext:value-type="float">
            <text:p>1447351019883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0]/1000000000" office:value-type="float" office:value="1447351019.88369" calcext:value-type="float">
            <text:p>1447351019.884</text:p>
          </table:table-cell>
          <table:table-cell table:formula="of:=[.G230]-[.$G$1]" office:value-type="float" office:value="114.50021147728" calcext:value-type="float">
            <text:p>114.500</text:p>
          </table:table-cell>
          <table:table-cell table:formula="of:=[.G230]-[.G229]" office:value-type="float" office:value="0.501330137252808" calcext:value-type="float">
            <text:p>0.5013301373</text:p>
          </table:table-cell>
          <table:table-cell table:number-columns-repeated="5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4735102038299E+018" calcext:value-type="float">
            <text:p>14473510203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1]/1000000000" office:value-type="float" office:value="1447351020.38299" calcext:value-type="float">
            <text:p>1447351020.383</text:p>
          </table:table-cell>
          <table:table-cell table:formula="of:=[.G231]-[.$G$1]" office:value-type="float" office:value="114.999512910843" calcext:value-type="float">
            <text:p>115.000</text:p>
          </table:table-cell>
          <table:table-cell table:formula="of:=[.G231]-[.G230]" office:value-type="float" office:value="0.499299764633179" calcext:value-type="float">
            <text:p>0.4992997646</text:p>
          </table:table-cell>
          <table:table-cell table:number-columns-repeated="5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44735102088332E+018" calcext:value-type="float">
            <text:p>1447351020883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2]/1000000000" office:value-type="float" office:value="1447351020.88332" calcext:value-type="float">
            <text:p>1447351020.883</text:p>
          </table:table-cell>
          <table:table-cell table:formula="of:=[.G232]-[.$G$1]" office:value-type="float" office:value="115.499844551086" calcext:value-type="float">
            <text:p>115.500</text:p>
          </table:table-cell>
          <table:table-cell table:formula="of:=[.G232]-[.G231]" office:value-type="float" office:value="0.500330209732056" calcext:value-type="float">
            <text:p>0.5003302097</text:p>
          </table:table-cell>
          <table:table-cell table:number-columns-repeated="5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44735102138372E+018" calcext:value-type="float">
            <text:p>14473510213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3]/1000000000" office:value-type="float" office:value="1447351021.38372" calcext:value-type="float">
            <text:p>1447351021.384</text:p>
          </table:table-cell>
          <table:table-cell table:formula="of:=[.G233]-[.$G$1]" office:value-type="float" office:value="116.000235557556" calcext:value-type="float">
            <text:p>116.000</text:p>
          </table:table-cell>
          <table:table-cell table:formula="of:=[.G233]-[.G232]" office:value-type="float" office:value="0.500399827957153" calcext:value-type="float">
            <text:p>0.500399828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44735102188299E+018" calcext:value-type="float">
            <text:p>14473510218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4]/1000000000" office:value-type="float" office:value="1447351021.88299" calcext:value-type="float">
            <text:p>1447351021.883</text:p>
          </table:table-cell>
          <table:table-cell table:formula="of:=[.G234]-[.$G$1]" office:value-type="float" office:value="116.499512434006" calcext:value-type="float">
            <text:p>116.500</text:p>
          </table:table-cell>
          <table:table-cell table:formula="of:=[.G234]-[.G233]" office:value-type="float" office:value="0.499269962310791" calcext:value-type="float">
            <text:p>0.4992699623</text:p>
          </table:table-cell>
          <table:table-cell table:number-columns-repeated="5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44735102238338E+018" calcext:value-type="float">
            <text:p>14473510223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5]/1000000000" office:value-type="float" office:value="1447351022.38338" calcext:value-type="float">
            <text:p>1447351022.383</text:p>
          </table:table-cell>
          <table:table-cell table:formula="of:=[.G235]-[.$G$1]" office:value-type="float" office:value="116.999902009964" calcext:value-type="float">
            <text:p>117.000</text:p>
          </table:table-cell>
          <table:table-cell table:formula="of:=[.G235]-[.G234]" office:value-type="float" office:value="0.50039005279541" calcext:value-type="float">
            <text:p>0.5003900528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44735102288401E+018" calcext:value-type="float">
            <text:p>1447351022884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6]/1000000000" office:value-type="float" office:value="1447351022.88401" calcext:value-type="float">
            <text:p>1447351022.884</text:p>
          </table:table-cell>
          <table:table-cell table:formula="of:=[.G236]-[.$G$1]" office:value-type="float" office:value="117.500531435013" calcext:value-type="float">
            <text:p>117.501</text:p>
          </table:table-cell>
          <table:table-cell table:formula="of:=[.G236]-[.G235]" office:value-type="float" office:value="0.500630140304565" calcext:value-type="float">
            <text:p>0.5006301403</text:p>
          </table:table-cell>
          <table:table-cell table:number-columns-repeated="5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44735102338345E+018" calcext:value-type="float">
            <text:p>14473510233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7]/1000000000" office:value-type="float" office:value="1447351023.38345" calcext:value-type="float">
            <text:p>1447351023.383</text:p>
          </table:table-cell>
          <table:table-cell table:formula="of:=[.G237]-[.$G$1]" office:value-type="float" office:value="117.999971389771" calcext:value-type="float">
            <text:p>118.000</text:p>
          </table:table-cell>
          <table:table-cell table:formula="of:=[.G237]-[.G236]" office:value-type="float" office:value="0.49943995475769" calcext:value-type="float">
            <text:p>0.4994399548</text:p>
          </table:table-cell>
          <table:table-cell table:number-columns-repeated="5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44735102388401E+018" calcext:value-type="float">
            <text:p>1447351023884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8]/1000000000" office:value-type="float" office:value="1447351023.88401" calcext:value-type="float">
            <text:p>1447351023.884</text:p>
          </table:table-cell>
          <table:table-cell table:formula="of:=[.G238]-[.$G$1]" office:value-type="float" office:value="118.500529527664" calcext:value-type="float">
            <text:p>118.501</text:p>
          </table:table-cell>
          <table:table-cell table:formula="of:=[.G238]-[.G237]" office:value-type="float" office:value="0.50056004524231" calcext:value-type="float">
            <text:p>0.5005600452</text:p>
          </table:table-cell>
          <table:table-cell table:number-columns-repeated="5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44735102438254E+018" calcext:value-type="float">
            <text:p>1447351024382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239]/1000000000" office:value-type="float" office:value="1447351024.38254" calcext:value-type="float">
            <text:p>1447351024.383</text:p>
          </table:table-cell>
          <table:table-cell table:formula="of:=[.G239]-[.$G$1]" office:value-type="float" office:value="118.999063491821" calcext:value-type="float">
            <text:p>118.999</text:p>
          </table:table-cell>
          <table:table-cell table:formula="of:=[.G239]-[.G238]" office:value-type="float" office:value="0.49852991104126" calcext:value-type="float">
            <text:p>0.498529911</text:p>
          </table:table-cell>
          <table:table-cell table:number-columns-repeated="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44735102488412E+018" calcext:value-type="float">
            <text:p>14473510248841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40]/1000000000" office:value-type="float" office:value="1447351024.88412" calcext:value-type="float">
            <text:p>1447351024.884</text:p>
          </table:table-cell>
          <table:table-cell table:formula="of:=[.G240]-[.$G$1]" office:value-type="float" office:value="119.500635623932" calcext:value-type="float">
            <text:p>119.501</text:p>
          </table:table-cell>
          <table:table-cell table:formula="of:=[.G240]-[.G239]" office:value-type="float" office:value="0.501579999923706" calcext:value-type="float">
            <text:p>0.5015799999</text:p>
          </table:table-cell>
          <table:table-cell table:number-columns-repeated="5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44735102538346E+018" calcext:value-type="float">
            <text:p>14473510253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41]/1000000000" office:value-type="float" office:value="1447351025.38346" calcext:value-type="float">
            <text:p>1447351025.383</text:p>
          </table:table-cell>
          <table:table-cell table:formula="of:=[.G241]-[.$G$1]" office:value-type="float" office:value="119.999982118607" calcext:value-type="float">
            <text:p>120.000</text:p>
          </table:table-cell>
          <table:table-cell table:formula="of:=[.G241]-[.G240]" office:value-type="float" office:value="0.499340057373047" calcext:value-type="float">
            <text:p>0.4993400574</text:p>
          </table:table-cell>
          <table:table-cell table:number-columns-repeated="5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44735102588391E+018" calcext:value-type="float">
            <text:p>14473510258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42]/1000000000" office:value-type="float" office:value="1447351025.88391" calcext:value-type="float">
            <text:p>1447351025.884</text:p>
          </table:table-cell>
          <table:table-cell table:formula="of:=[.G242]-[.$G$1]" office:value-type="float" office:value="120.500434398651" calcext:value-type="float">
            <text:p>120.500</text:p>
          </table:table-cell>
          <table:table-cell table:formula="of:=[.G242]-[.G241]" office:value-type="float" office:value="0.500449895858765" calcext:value-type="float">
            <text:p>0.5004498959</text:p>
          </table:table-cell>
          <table:table-cell table:number-columns-repeated="5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44735102638318E+018" calcext:value-type="float">
            <text:p>1447351026383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43]/1000000000" office:value-type="float" office:value="1447351026.38318" calcext:value-type="float">
            <text:p>1447351026.383</text:p>
          </table:table-cell>
          <table:table-cell table:formula="of:=[.G243]-[.$G$1]" office:value-type="float" office:value="120.99969792366" calcext:value-type="float">
            <text:p>121.000</text:p>
          </table:table-cell>
          <table:table-cell table:formula="of:=[.G243]-[.G242]" office:value-type="float" office:value="0.499269962310791" calcext:value-type="float">
            <text:p>0.4992699623</text:p>
          </table:table-cell>
          <table:table-cell table:number-columns-repeated="5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44735102688351E+018" calcext:value-type="float">
            <text:p>14473510268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44]/1000000000" office:value-type="float" office:value="1447351026.88351" calcext:value-type="float">
            <text:p>1447351026.884</text:p>
          </table:table-cell>
          <table:table-cell table:formula="of:=[.G244]-[.$G$1]" office:value-type="float" office:value="121.500027894974" calcext:value-type="float">
            <text:p>121.500</text:p>
          </table:table-cell>
          <table:table-cell table:formula="of:=[.G244]-[.G243]" office:value-type="float" office:value="0.500330209732056" calcext:value-type="float">
            <text:p>0.5003302097</text:p>
          </table:table-cell>
          <table:table-cell table:number-columns-repeated="5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44735102738416E+018" calcext:value-type="float">
            <text:p>14473510273841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45]/1000000000" office:value-type="float" office:value="1447351027.38416" calcext:value-type="float">
            <text:p>1447351027.384</text:p>
          </table:table-cell>
          <table:table-cell table:formula="of:=[.G245]-[.$G$1]" office:value-type="float" office:value="122.00067615509" calcext:value-type="float">
            <text:p>122.001</text:p>
          </table:table-cell>
          <table:table-cell table:formula="of:=[.G245]-[.G244]" office:value-type="float" office:value="0.500649929046631" calcext:value-type="float">
            <text:p>0.500649929</text:p>
          </table:table-cell>
          <table:table-cell table:number-columns-repeated="5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44735102788363E+018" calcext:value-type="float">
            <text:p>14473510278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46]/1000000000" office:value-type="float" office:value="1447351027.88363" calcext:value-type="float">
            <text:p>1447351027.884</text:p>
          </table:table-cell>
          <table:table-cell table:formula="of:=[.G246]-[.$G$1]" office:value-type="float" office:value="122.500153779984" calcext:value-type="float">
            <text:p>122.500</text:p>
          </table:table-cell>
          <table:table-cell table:formula="of:=[.G246]-[.G245]" office:value-type="float" office:value="0.499469995498657" calcext:value-type="float">
            <text:p>0.4994699955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44735102838291E+018" calcext:value-type="float">
            <text:p>1447351028382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47]/1000000000" office:value-type="float" office:value="1447351028.38291" calcext:value-type="float">
            <text:p>1447351028.383</text:p>
          </table:table-cell>
          <table:table-cell table:formula="of:=[.G247]-[.$G$1]" office:value-type="float" office:value="122.999426603317" calcext:value-type="float">
            <text:p>122.999</text:p>
          </table:table-cell>
          <table:table-cell table:formula="of:=[.G247]-[.G246]" office:value-type="float" office:value="0.499279975891113" calcext:value-type="float">
            <text:p>0.4992799759</text:p>
          </table:table-cell>
          <table:table-cell table:number-columns-repeated="5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44735102888331E+018" calcext:value-type="float">
            <text:p>1447351028883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48]/1000000000" office:value-type="float" office:value="1447351028.88331" calcext:value-type="float">
            <text:p>1447351028.883</text:p>
          </table:table-cell>
          <table:table-cell table:formula="of:=[.G248]-[.$G$1]" office:value-type="float" office:value="123.499832868576" calcext:value-type="float">
            <text:p>123.500</text:p>
          </table:table-cell>
          <table:table-cell table:formula="of:=[.G248]-[.G247]" office:value-type="float" office:value="0.500400066375732" calcext:value-type="float">
            <text:p>0.5004000664</text:p>
          </table:table-cell>
          <table:table-cell table:number-columns-repeated="5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44735102938294E+018" calcext:value-type="float">
            <text:p>14473510293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49]/1000000000" office:value-type="float" office:value="1447351029.38294" calcext:value-type="float">
            <text:p>1447351029.383</text:p>
          </table:table-cell>
          <table:table-cell table:formula="of:=[.G249]-[.$G$1]" office:value-type="float" office:value="123.999460935593" calcext:value-type="float">
            <text:p>123.999</text:p>
          </table:table-cell>
          <table:table-cell table:formula="of:=[.G249]-[.G248]" office:value-type="float" office:value="0.499629974365234" calcext:value-type="float">
            <text:p>0.4996299744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44735102988936E+018" calcext:value-type="float">
            <text:p>1447351029889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50]/1000000000" office:value-type="float" office:value="1447351029.88936" calcext:value-type="float">
            <text:p>1447351029.889</text:p>
          </table:table-cell>
          <table:table-cell table:formula="of:=[.G250]-[.$G$1]" office:value-type="float" office:value="124.505882024765" calcext:value-type="float">
            <text:p>124.506</text:p>
          </table:table-cell>
          <table:table-cell table:formula="of:=[.G250]-[.G249]" office:value-type="float" office:value="0.506419897079468" calcext:value-type="float">
            <text:p>0.506419897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44735103038409E+018" calcext:value-type="float">
            <text:p>1447351030384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51]/1000000000" office:value-type="float" office:value="1447351030.38409" calcext:value-type="float">
            <text:p>1447351030.384</text:p>
          </table:table-cell>
          <table:table-cell table:formula="of:=[.G251]-[.$G$1]" office:value-type="float" office:value="125.000612735748" calcext:value-type="float">
            <text:p>125.001</text:p>
          </table:table-cell>
          <table:table-cell table:formula="of:=[.G251]-[.G250]" office:value-type="float" office:value="0.494729995727539" calcext:value-type="float">
            <text:p>0.4947299957</text:p>
          </table:table-cell>
          <table:table-cell table:number-columns-repeated="5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44735103088343E+018" calcext:value-type="float">
            <text:p>14473510308834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52]/1000000000" office:value-type="float" office:value="1447351030.88343" calcext:value-type="float">
            <text:p>1447351030.883</text:p>
          </table:table-cell>
          <table:table-cell table:formula="of:=[.G252]-[.$G$1]" office:value-type="float" office:value="125.499952793121" calcext:value-type="float">
            <text:p>125.500</text:p>
          </table:table-cell>
          <table:table-cell table:formula="of:=[.G252]-[.G251]" office:value-type="float" office:value="0.499340057373047" calcext:value-type="float">
            <text:p>0.4993400574</text:p>
          </table:table-cell>
          <table:table-cell table:number-columns-repeated="5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44735103138397E+018" calcext:value-type="float">
            <text:p>1447351031383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53]/1000000000" office:value-type="float" office:value="1447351031.38397" calcext:value-type="float">
            <text:p>1447351031.384</text:p>
          </table:table-cell>
          <table:table-cell table:formula="of:=[.G253]-[.$G$1]" office:value-type="float" office:value="126.000491857529" calcext:value-type="float">
            <text:p>126.000</text:p>
          </table:table-cell>
          <table:table-cell table:formula="of:=[.G253]-[.G252]" office:value-type="float" office:value="0.500540018081665" calcext:value-type="float">
            <text:p>0.5005400181</text:p>
          </table:table-cell>
          <table:table-cell table:number-columns-repeated="5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44735103188441E+018" calcext:value-type="float">
            <text:p>14473510318844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54]/1000000000" office:value-type="float" office:value="1447351031.88441" calcext:value-type="float">
            <text:p>1447351031.884</text:p>
          </table:table-cell>
          <table:table-cell table:formula="of:=[.G254]-[.$G$1]" office:value-type="float" office:value="126.500934839249" calcext:value-type="float">
            <text:p>126.501</text:p>
          </table:table-cell>
          <table:table-cell table:formula="of:=[.G254]-[.G253]" office:value-type="float" office:value="0.500439882278442" calcext:value-type="float">
            <text:p>0.5004398823</text:p>
          </table:table-cell>
          <table:table-cell table:number-columns-repeated="5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44735103238554E+018" calcext:value-type="float">
            <text:p>1447351032385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55]/1000000000" office:value-type="float" office:value="1447351032.38554" calcext:value-type="float">
            <text:p>1447351032.386</text:p>
          </table:table-cell>
          <table:table-cell table:formula="of:=[.G255]-[.$G$1]" office:value-type="float" office:value="127.002060890198" calcext:value-type="float">
            <text:p>127.002</text:p>
          </table:table-cell>
          <table:table-cell table:formula="of:=[.G255]-[.G254]" office:value-type="float" office:value="0.501130104064941" calcext:value-type="float">
            <text:p>0.5011301041</text:p>
          </table:table-cell>
          <table:table-cell table:number-columns-repeated="5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447351032883E+018" calcext:value-type="float">
            <text:p>14473510328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56]/1000000000" office:value-type="float" office:value="1447351032.883" calcext:value-type="float">
            <text:p>1447351032.883</text:p>
          </table:table-cell>
          <table:table-cell table:formula="of:=[.G256]-[.$G$1]" office:value-type="float" office:value="127.499518156052" calcext:value-type="float">
            <text:p>127.500</text:p>
          </table:table-cell>
          <table:table-cell table:formula="of:=[.G256]-[.G255]" office:value-type="float" office:value="0.497459888458252" calcext:value-type="float">
            <text:p>0.4974598885</text:p>
          </table:table-cell>
          <table:table-cell table:number-columns-repeated="5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44735103338335E+018" calcext:value-type="float">
            <text:p>14473510333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57]/1000000000" office:value-type="float" office:value="1447351033.38335" calcext:value-type="float">
            <text:p>1447351033.383</text:p>
          </table:table-cell>
          <table:table-cell table:formula="of:=[.G257]-[.$G$1]" office:value-type="float" office:value="127.999868869782" calcext:value-type="float">
            <text:p>128.000</text:p>
          </table:table-cell>
          <table:table-cell table:formula="of:=[.G257]-[.G256]" office:value-type="float" office:value="0.500349998474121" calcext:value-type="float">
            <text:p>0.5003499985</text:p>
          </table:table-cell>
          <table:table-cell table:number-columns-repeated="5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44735103388372E+018" calcext:value-type="float">
            <text:p>14473510338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58]/1000000000" office:value-type="float" office:value="1447351033.88372" calcext:value-type="float">
            <text:p>1447351033.884</text:p>
          </table:table-cell>
          <table:table-cell table:formula="of:=[.G258]-[.$G$1]" office:value-type="float" office:value="128.500240325928" calcext:value-type="float">
            <text:p>128.500</text:p>
          </table:table-cell>
          <table:table-cell table:formula="of:=[.G258]-[.G257]" office:value-type="float" office:value="0.500370025634766" calcext:value-type="float">
            <text:p>0.5003700256</text:p>
          </table:table-cell>
          <table:table-cell table:number-columns-repeated="5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44735103438252E+018" calcext:value-type="float">
            <text:p>1447351034382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59]/1000000000" office:value-type="float" office:value="1447351034.38252" calcext:value-type="float">
            <text:p>1447351034.383</text:p>
          </table:table-cell>
          <table:table-cell table:formula="of:=[.G259]-[.$G$1]" office:value-type="float" office:value="128.999040603638" calcext:value-type="float">
            <text:p>128.999</text:p>
          </table:table-cell>
          <table:table-cell table:formula="of:=[.G259]-[.G258]" office:value-type="float" office:value="0.498800039291382" calcext:value-type="float">
            <text:p>0.4988000393</text:p>
          </table:table-cell>
          <table:table-cell table:number-columns-repeated="5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4473510348829E+018" calcext:value-type="float">
            <text:p>1447351034882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60]/1000000000" office:value-type="float" office:value="1447351034.8829" calcext:value-type="float">
            <text:p>1447351034.883</text:p>
          </table:table-cell>
          <table:table-cell table:formula="of:=[.G260]-[.$G$1]" office:value-type="float" office:value="129.499424219131" calcext:value-type="float">
            <text:p>129.499</text:p>
          </table:table-cell>
          <table:table-cell table:formula="of:=[.G260]-[.G259]" office:value-type="float" office:value="0.500380039215088" calcext:value-type="float">
            <text:p>0.5003800392</text:p>
          </table:table-cell>
          <table:table-cell table:number-columns-repeated="5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44735103538336E+018" calcext:value-type="float">
            <text:p>14473510353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61]/1000000000" office:value-type="float" office:value="1447351035.38336" calcext:value-type="float">
            <text:p>1447351035.383</text:p>
          </table:table-cell>
          <table:table-cell table:formula="of:=[.G261]-[.$G$1]" office:value-type="float" office:value="129.999876499176" calcext:value-type="float">
            <text:p>130.000</text:p>
          </table:table-cell>
          <table:table-cell table:formula="of:=[.G261]-[.G260]" office:value-type="float" office:value="0.500459909439087" calcext:value-type="float">
            <text:p>0.5004599094</text:p>
          </table:table-cell>
          <table:table-cell table:number-columns-repeated="5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44735103588403E+018" calcext:value-type="float">
            <text:p>1447351035884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62]/1000000000" office:value-type="float" office:value="1447351035.88403" calcext:value-type="float">
            <text:p>1447351035.884</text:p>
          </table:table-cell>
          <table:table-cell table:formula="of:=[.G262]-[.$G$1]" office:value-type="float" office:value="130.500545024872" calcext:value-type="float">
            <text:p>130.501</text:p>
          </table:table-cell>
          <table:table-cell table:formula="of:=[.G262]-[.G261]" office:value-type="float" office:value="0.500670194625855" calcext:value-type="float">
            <text:p>0.5006701946</text:p>
          </table:table-cell>
          <table:table-cell table:number-columns-repeated="5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44735103638418E+018" calcext:value-type="float">
            <text:p>1447351036384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63]/1000000000" office:value-type="float" office:value="1447351036.38418" calcext:value-type="float">
            <text:p>1447351036.384</text:p>
          </table:table-cell>
          <table:table-cell table:formula="of:=[.G263]-[.$G$1]" office:value-type="float" office:value="131.000700712204" calcext:value-type="float">
            <text:p>131.001</text:p>
          </table:table-cell>
          <table:table-cell table:formula="of:=[.G263]-[.G262]" office:value-type="float" office:value="0.500149965286255" calcext:value-type="float">
            <text:p>0.5001499653</text:p>
          </table:table-cell>
          <table:table-cell table:number-columns-repeated="5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44735103688358E+018" calcext:value-type="float">
            <text:p>1447351036883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64]/1000000000" office:value-type="float" office:value="1447351036.88358" calcext:value-type="float">
            <text:p>1447351036.884</text:p>
          </table:table-cell>
          <table:table-cell table:formula="of:=[.G264]-[.$G$1]" office:value-type="float" office:value="131.500097513199" calcext:value-type="float">
            <text:p>131.500</text:p>
          </table:table-cell>
          <table:table-cell table:formula="of:=[.G264]-[.G263]" office:value-type="float" office:value="0.499399900436401" calcext:value-type="float">
            <text:p>0.4993999004</text:p>
          </table:table-cell>
          <table:table-cell table:number-columns-repeated="5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44735103738406E+018" calcext:value-type="float">
            <text:p>14473510373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65]/1000000000" office:value-type="float" office:value="1447351037.38406" calcext:value-type="float">
            <text:p>1447351037.384</text:p>
          </table:table-cell>
          <table:table-cell table:formula="of:=[.G265]-[.$G$1]" office:value-type="float" office:value="132.000584602356" calcext:value-type="float">
            <text:p>132.001</text:p>
          </table:table-cell>
          <table:table-cell table:formula="of:=[.G265]-[.G264]" office:value-type="float" office:value="0.500479936599731" calcext:value-type="float">
            <text:p>0.5004799366</text:p>
          </table:table-cell>
          <table:table-cell table:number-columns-repeated="5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44735103788346E+018" calcext:value-type="float">
            <text:p>14473510378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66]/1000000000" office:value-type="float" office:value="1447351037.88347" calcext:value-type="float">
            <text:p>1447351037.883</text:p>
          </table:table-cell>
          <table:table-cell table:formula="of:=[.G266]-[.$G$1]" office:value-type="float" office:value="132.499985218048" calcext:value-type="float">
            <text:p>132.500</text:p>
          </table:table-cell>
          <table:table-cell table:formula="of:=[.G266]-[.G265]" office:value-type="float" office:value="0.499410152435303" calcext:value-type="float">
            <text:p>0.4994101524</text:p>
          </table:table-cell>
          <table:table-cell table:number-columns-repeated="5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44735103838396E+018" calcext:value-type="float">
            <text:p>14473510383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67]/1000000000" office:value-type="float" office:value="1447351038.38396" calcext:value-type="float">
            <text:p>1447351038.384</text:p>
          </table:table-cell>
          <table:table-cell table:formula="of:=[.G267]-[.$G$1]" office:value-type="float" office:value="133.000478029251" calcext:value-type="float">
            <text:p>133.000</text:p>
          </table:table-cell>
          <table:table-cell table:formula="of:=[.G267]-[.G266]" office:value-type="float" office:value="0.500489950180054" calcext:value-type="float">
            <text:p>0.5004899502</text:p>
          </table:table-cell>
          <table:table-cell table:number-columns-repeated="5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44735103888352E+018" calcext:value-type="float">
            <text:p>1447351038883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68]/1000000000" office:value-type="float" office:value="1447351038.88352" calcext:value-type="float">
            <text:p>1447351038.884</text:p>
          </table:table-cell>
          <table:table-cell table:formula="of:=[.G268]-[.$G$1]" office:value-type="float" office:value="133.500042915344" calcext:value-type="float">
            <text:p>133.500</text:p>
          </table:table-cell>
          <table:table-cell table:formula="of:=[.G268]-[.G267]" office:value-type="float" office:value="0.499559879302979" calcext:value-type="float">
            <text:p>0.4995598793</text:p>
          </table:table-cell>
          <table:table-cell table:number-columns-repeated="5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44735103938308E+018" calcext:value-type="float">
            <text:p>1447351039383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69]/1000000000" office:value-type="float" office:value="1447351039.38308" calcext:value-type="float">
            <text:p>1447351039.383</text:p>
          </table:table-cell>
          <table:table-cell table:formula="of:=[.G269]-[.$G$1]" office:value-type="float" office:value="133.99959897995" calcext:value-type="float">
            <text:p>134.000</text:p>
          </table:table-cell>
          <table:table-cell table:formula="of:=[.G269]-[.G268]" office:value-type="float" office:value="0.499560117721558" calcext:value-type="float">
            <text:p>0.4995601177</text:p>
          </table:table-cell>
          <table:table-cell table:number-columns-repeated="5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4473510398833E+018" calcext:value-type="float">
            <text:p>1447351039883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70]/1000000000" office:value-type="float" office:value="1447351039.8833" calcext:value-type="float">
            <text:p>1447351039.883</text:p>
          </table:table-cell>
          <table:table-cell table:formula="of:=[.G270]-[.$G$1]" office:value-type="float" office:value="134.499815940857" calcext:value-type="float">
            <text:p>134.500</text:p>
          </table:table-cell>
          <table:table-cell table:formula="of:=[.G270]-[.G269]" office:value-type="float" office:value="0.500220060348511" calcext:value-type="float">
            <text:p>0.5002200603</text:p>
          </table:table-cell>
          <table:table-cell table:number-columns-repeated="5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44735104038455E+018" calcext:value-type="float">
            <text:p>1447351040384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71]/1000000000" office:value-type="float" office:value="1447351040.38455" calcext:value-type="float">
            <text:p>1447351040.385</text:p>
          </table:table-cell>
          <table:table-cell table:formula="of:=[.G271]-[.$G$1]" office:value-type="float" office:value="135.001065731049" calcext:value-type="float">
            <text:p>135.001</text:p>
          </table:table-cell>
          <table:table-cell table:formula="of:=[.G271]-[.G270]" office:value-type="float" office:value="0.50125002861023" calcext:value-type="float">
            <text:p>0.5012500286</text:p>
          </table:table-cell>
          <table:table-cell table:number-columns-repeated="5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44735104088305E+018" calcext:value-type="float">
            <text:p>1447351040883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72]/1000000000" office:value-type="float" office:value="1447351040.88305" calcext:value-type="float">
            <text:p>1447351040.883</text:p>
          </table:table-cell>
          <table:table-cell table:formula="of:=[.G272]-[.$G$1]" office:value-type="float" office:value="135.499574184418" calcext:value-type="float">
            <text:p>135.500</text:p>
          </table:table-cell>
          <table:table-cell table:formula="of:=[.G272]-[.G271]" office:value-type="float" office:value="0.498499870300293" calcext:value-type="float">
            <text:p>0.4984998703</text:p>
          </table:table-cell>
          <table:table-cell table:number-columns-repeated="5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44735104138404E+018" calcext:value-type="float">
            <text:p>1447351041384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73]/1000000000" office:value-type="float" office:value="1447351041.38404" calcext:value-type="float">
            <text:p>1447351041.384</text:p>
          </table:table-cell>
          <table:table-cell table:formula="of:=[.G273]-[.$G$1]" office:value-type="float" office:value="136.000561714172" calcext:value-type="float">
            <text:p>136.001</text:p>
          </table:table-cell>
          <table:table-cell table:formula="of:=[.G273]-[.G272]" office:value-type="float" office:value="0.500990152359009" calcext:value-type="float">
            <text:p>0.5009901524</text:p>
          </table:table-cell>
          <table:table-cell table:number-columns-repeated="5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44735104188358E+018" calcext:value-type="float">
            <text:p>1447351041883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74]/1000000000" office:value-type="float" office:value="1447351041.88358" calcext:value-type="float">
            <text:p>1447351041.884</text:p>
          </table:table-cell>
          <table:table-cell table:formula="of:=[.G274]-[.$G$1]" office:value-type="float" office:value="136.500103712082" calcext:value-type="float">
            <text:p>136.500</text:p>
          </table:table-cell>
          <table:table-cell table:formula="of:=[.G274]-[.G273]" office:value-type="float" office:value="0.499539852142334" calcext:value-type="float">
            <text:p>0.4995398521</text:p>
          </table:table-cell>
          <table:table-cell table:number-columns-repeated="5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447351042383E+018" calcext:value-type="float">
            <text:p>14473510423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75]/1000000000" office:value-type="float" office:value="1447351042.383" calcext:value-type="float">
            <text:p>1447351042.383</text:p>
          </table:table-cell>
          <table:table-cell table:formula="of:=[.G275]-[.$G$1]" office:value-type="float" office:value="136.999518632889" calcext:value-type="float">
            <text:p>137.000</text:p>
          </table:table-cell>
          <table:table-cell table:formula="of:=[.G275]-[.G274]" office:value-type="float" office:value="0.499419927597046" calcext:value-type="float">
            <text:p>0.4994199276</text:p>
          </table:table-cell>
          <table:table-cell table:number-columns-repeated="5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44735104288337E+018" calcext:value-type="float">
            <text:p>1447351042883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76]/1000000000" office:value-type="float" office:value="1447351042.88337" calcext:value-type="float">
            <text:p>1447351042.883</text:p>
          </table:table-cell>
          <table:table-cell table:formula="of:=[.G276]-[.$G$1]" office:value-type="float" office:value="137.499891281128" calcext:value-type="float">
            <text:p>137.500</text:p>
          </table:table-cell>
          <table:table-cell table:formula="of:=[.G276]-[.G275]" office:value-type="float" office:value="0.500370025634766" calcext:value-type="float">
            <text:p>0.5003700256</text:p>
          </table:table-cell>
          <table:table-cell table:number-columns-repeated="5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44735104338377E+018" calcext:value-type="float">
            <text:p>14473510433837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77]/1000000000" office:value-type="float" office:value="1447351043.38377" calcext:value-type="float">
            <text:p>1447351043.384</text:p>
          </table:table-cell>
          <table:table-cell table:formula="of:=[.G277]-[.$G$1]" office:value-type="float" office:value="138.000286102295" calcext:value-type="float">
            <text:p>138.000</text:p>
          </table:table-cell>
          <table:table-cell table:formula="of:=[.G277]-[.G276]" office:value-type="float" office:value="0.500400066375732" calcext:value-type="float">
            <text:p>0.5004000664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44735104388322E+018" calcext:value-type="float">
            <text:p>14473510438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78]/1000000000" office:value-type="float" office:value="1447351043.88322" calcext:value-type="float">
            <text:p>1447351043.883</text:p>
          </table:table-cell>
          <table:table-cell table:formula="of:=[.G278]-[.$G$1]" office:value-type="float" office:value="138.499740839005" calcext:value-type="float">
            <text:p>138.500</text:p>
          </table:table-cell>
          <table:table-cell table:formula="of:=[.G278]-[.G277]" office:value-type="float" office:value="0.499449968338013" calcext:value-type="float">
            <text:p>0.4994499683</text:p>
          </table:table-cell>
          <table:table-cell table:number-columns-repeated="5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44735104438325E+018" calcext:value-type="float">
            <text:p>14473510443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79]/1000000000" office:value-type="float" office:value="1447351044.38325" calcext:value-type="float">
            <text:p>1447351044.383</text:p>
          </table:table-cell>
          <table:table-cell table:formula="of:=[.G279]-[.$G$1]" office:value-type="float" office:value="138.999766588211" calcext:value-type="float">
            <text:p>139.000</text:p>
          </table:table-cell>
          <table:table-cell table:formula="of:=[.G279]-[.G278]" office:value-type="float" office:value="0.500030040740967" calcext:value-type="float">
            <text:p>0.5000300407</text:p>
          </table:table-cell>
          <table:table-cell table:number-columns-repeated="5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44735104488406E+018" calcext:value-type="float">
            <text:p>14473510448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80]/1000000000" office:value-type="float" office:value="1447351044.88406" calcext:value-type="float">
            <text:p>1447351044.884</text:p>
          </table:table-cell>
          <table:table-cell table:formula="of:=[.G280]-[.$G$1]" office:value-type="float" office:value="139.500582456589" calcext:value-type="float">
            <text:p>139.501</text:p>
          </table:table-cell>
          <table:table-cell table:formula="of:=[.G280]-[.G279]" office:value-type="float" office:value="0.500809907913208" calcext:value-type="float">
            <text:p>0.5008099079</text:p>
          </table:table-cell>
          <table:table-cell table:number-columns-repeated="5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44735104538371E+018" calcext:value-type="float">
            <text:p>1447351045383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81]/1000000000" office:value-type="float" office:value="1447351045.38371" calcext:value-type="float">
            <text:p>1447351045.384</text:p>
          </table:table-cell>
          <table:table-cell table:formula="of:=[.G281]-[.$G$1]" office:value-type="float" office:value="140.000228404999" calcext:value-type="float">
            <text:p>140.000</text:p>
          </table:table-cell>
          <table:table-cell table:formula="of:=[.G281]-[.G280]" office:value-type="float" office:value="0.499650001525879" calcext:value-type="float">
            <text:p>0.4996500015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447351045883E+018" calcext:value-type="float">
            <text:p>14473510458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82]/1000000000" office:value-type="float" office:value="1447351045.883" calcext:value-type="float">
            <text:p>1447351045.883</text:p>
          </table:table-cell>
          <table:table-cell table:formula="of:=[.G282]-[.$G$1]" office:value-type="float" office:value="140.499522686005" calcext:value-type="float">
            <text:p>140.500</text:p>
          </table:table-cell>
          <table:table-cell table:formula="of:=[.G282]-[.G281]" office:value-type="float" office:value="0.499289989471436" calcext:value-type="float">
            <text:p>0.4992899895</text:p>
          </table:table-cell>
          <table:table-cell table:number-columns-repeated="5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44735104638334E+018" calcext:value-type="float">
            <text:p>14473510463833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83]/1000000000" office:value-type="float" office:value="1447351046.38334" calcext:value-type="float">
            <text:p>1447351046.383</text:p>
          </table:table-cell>
          <table:table-cell table:formula="of:=[.G283]-[.$G$1]" office:value-type="float" office:value="140.99985909462" calcext:value-type="float">
            <text:p>141.000</text:p>
          </table:table-cell>
          <table:table-cell table:formula="of:=[.G283]-[.G282]" office:value-type="float" office:value="0.500339984893799" calcext:value-type="float">
            <text:p>0.5003399849</text:p>
          </table:table-cell>
          <table:table-cell table:number-columns-repeated="5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44735104688365E+018" calcext:value-type="float">
            <text:p>1447351046883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84]/1000000000" office:value-type="float" office:value="1447351046.88365" calcext:value-type="float">
            <text:p>1447351046.884</text:p>
          </table:table-cell>
          <table:table-cell table:formula="of:=[.G284]-[.$G$1]" office:value-type="float" office:value="141.500172376633" calcext:value-type="float">
            <text:p>141.500</text:p>
          </table:table-cell>
          <table:table-cell table:formula="of:=[.G284]-[.G283]" office:value-type="float" office:value="0.500310182571411" calcext:value-type="float">
            <text:p>0.5003101826</text:p>
          </table:table-cell>
          <table:table-cell table:number-columns-repeated="5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44735104738315E+018" calcext:value-type="float">
            <text:p>14473510473831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85]/1000000000" office:value-type="float" office:value="1447351047.38315" calcext:value-type="float">
            <text:p>1447351047.383</text:p>
          </table:table-cell>
          <table:table-cell table:formula="of:=[.G285]-[.$G$1]" office:value-type="float" office:value="141.999670267105" calcext:value-type="float">
            <text:p>142.000</text:p>
          </table:table-cell>
          <table:table-cell table:formula="of:=[.G285]-[.G284]" office:value-type="float" office:value="0.499500036239624" calcext:value-type="float">
            <text:p>0.4995000362</text:p>
          </table:table-cell>
          <table:table-cell table:number-columns-repeated="5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44735104788354E+018" calcext:value-type="float">
            <text:p>14473510478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86]/1000000000" office:value-type="float" office:value="1447351047.88354" calcext:value-type="float">
            <text:p>1447351047.884</text:p>
          </table:table-cell>
          <table:table-cell table:formula="of:=[.G286]-[.$G$1]" office:value-type="float" office:value="142.500062942505" calcext:value-type="float">
            <text:p>142.500</text:p>
          </table:table-cell>
          <table:table-cell table:formula="of:=[.G286]-[.G285]" office:value-type="float" office:value="0.500389814376831" calcext:value-type="float">
            <text:p>0.5003898144</text:p>
          </table:table-cell>
          <table:table-cell table:number-columns-repeated="5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44735104838405E+018" calcext:value-type="float">
            <text:p>1447351048384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87]/1000000000" office:value-type="float" office:value="1447351048.38405" calcext:value-type="float">
            <text:p>1447351048.384</text:p>
          </table:table-cell>
          <table:table-cell table:formula="of:=[.G287]-[.$G$1]" office:value-type="float" office:value="143.000569105148" calcext:value-type="float">
            <text:p>143.001</text:p>
          </table:table-cell>
          <table:table-cell table:formula="of:=[.G287]-[.G286]" office:value-type="float" office:value="0.500509977340698" calcext:value-type="float">
            <text:p>0.5005099773</text:p>
          </table:table-cell>
          <table:table-cell table:number-columns-repeated="5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44735104888375E+018" calcext:value-type="float">
            <text:p>1447351048883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88]/1000000000" office:value-type="float" office:value="1447351048.88375" calcext:value-type="float">
            <text:p>1447351048.884</text:p>
          </table:table-cell>
          <table:table-cell table:formula="of:=[.G288]-[.$G$1]" office:value-type="float" office:value="143.500270605087" calcext:value-type="float">
            <text:p>143.500</text:p>
          </table:table-cell>
          <table:table-cell table:formula="of:=[.G288]-[.G287]" office:value-type="float" office:value="0.49970006942749" calcext:value-type="float">
            <text:p>0.4997000694</text:p>
          </table:table-cell>
          <table:table-cell table:number-columns-repeated="5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44735104938268E+018" calcext:value-type="float">
            <text:p>1447351049382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89]/1000000000" office:value-type="float" office:value="1447351049.38268" calcext:value-type="float">
            <text:p>1447351049.383</text:p>
          </table:table-cell>
          <table:table-cell table:formula="of:=[.G289]-[.$G$1]" office:value-type="float" office:value="143.999203920364" calcext:value-type="float">
            <text:p>143.999</text:p>
          </table:table-cell>
          <table:table-cell table:formula="of:=[.G289]-[.G288]" office:value-type="float" office:value="0.498929977416992" calcext:value-type="float">
            <text:p>0.4989299774</text:p>
          </table:table-cell>
          <table:table-cell table:number-columns-repeated="5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44735104988327E+018" calcext:value-type="float">
            <text:p>14473510498832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90]/1000000000" office:value-type="float" office:value="1447351049.88327" calcext:value-type="float">
            <text:p>1447351049.883</text:p>
          </table:table-cell>
          <table:table-cell table:formula="of:=[.G290]-[.$G$1]" office:value-type="float" office:value="144.499792814255" calcext:value-type="float">
            <text:p>144.500</text:p>
          </table:table-cell>
          <table:table-cell table:formula="of:=[.G290]-[.G289]" office:value-type="float" office:value="0.500590085983276" calcext:value-type="float">
            <text:p>0.500590086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44735105038364E+018" calcext:value-type="float">
            <text:p>14473510503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91]/1000000000" office:value-type="float" office:value="1447351050.38364" calcext:value-type="float">
            <text:p>1447351050.384</text:p>
          </table:table-cell>
          <table:table-cell table:formula="of:=[.G291]-[.$G$1]" office:value-type="float" office:value="145.000156879425" calcext:value-type="float">
            <text:p>145.000</text:p>
          </table:table-cell>
          <table:table-cell table:formula="of:=[.G291]-[.G290]" office:value-type="float" office:value="0.500370025634766" calcext:value-type="float">
            <text:p>0.5003700256</text:p>
          </table:table-cell>
          <table:table-cell table:number-columns-repeated="5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44735105088291E+018" calcext:value-type="float">
            <text:p>1447351050882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92]/1000000000" office:value-type="float" office:value="1447351050.88291" calcext:value-type="float">
            <text:p>1447351050.883</text:p>
          </table:table-cell>
          <table:table-cell table:formula="of:=[.G292]-[.$G$1]" office:value-type="float" office:value="145.499432325363" calcext:value-type="float">
            <text:p>145.499</text:p>
          </table:table-cell>
          <table:table-cell table:formula="of:=[.G292]-[.G291]" office:value-type="float" office:value="0.499269962310791" calcext:value-type="float">
            <text:p>0.4992699623</text:p>
          </table:table-cell>
          <table:table-cell table:number-columns-repeated="5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44735105138329E+018" calcext:value-type="float">
            <text:p>14473510513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93]/1000000000" office:value-type="float" office:value="1447351051.38329" calcext:value-type="float">
            <text:p>1447351051.383</text:p>
          </table:table-cell>
          <table:table-cell table:formula="of:=[.G293]-[.$G$1]" office:value-type="float" office:value="145.999812364578" calcext:value-type="float">
            <text:p>146.000</text:p>
          </table:table-cell>
          <table:table-cell table:formula="of:=[.G293]-[.G292]" office:value-type="float" office:value="0.500380039215088" calcext:value-type="float">
            <text:p>0.5003800392</text:p>
          </table:table-cell>
          <table:table-cell table:number-columns-repeated="5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44735105188364E+018" calcext:value-type="float">
            <text:p>14473510518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94]/1000000000" office:value-type="float" office:value="1447351051.88364" calcext:value-type="float">
            <text:p>1447351051.884</text:p>
          </table:table-cell>
          <table:table-cell table:formula="of:=[.G294]-[.$G$1]" office:value-type="float" office:value="146.500156402588" calcext:value-type="float">
            <text:p>146.500</text:p>
          </table:table-cell>
          <table:table-cell table:formula="of:=[.G294]-[.G293]" office:value-type="float" office:value="0.500349998474121" calcext:value-type="float">
            <text:p>0.5003499985</text:p>
          </table:table-cell>
          <table:table-cell table:number-columns-repeated="5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44735105238289E+018" calcext:value-type="float">
            <text:p>1447351052382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95]/1000000000" office:value-type="float" office:value="1447351052.38289" calcext:value-type="float">
            <text:p>1447351052.383</text:p>
          </table:table-cell>
          <table:table-cell table:formula="of:=[.G295]-[.$G$1]" office:value-type="float" office:value="146.999414205551" calcext:value-type="float">
            <text:p>146.999</text:p>
          </table:table-cell>
          <table:table-cell table:formula="of:=[.G295]-[.G294]" office:value-type="float" office:value="0.499249935150147" calcext:value-type="float">
            <text:p>0.4992499352</text:p>
          </table:table-cell>
          <table:table-cell table:number-columns-repeated="5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44735105288324E+018" calcext:value-type="float">
            <text:p>1447351052883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96]/1000000000" office:value-type="float" office:value="1447351052.88324" calcext:value-type="float">
            <text:p>1447351052.883</text:p>
          </table:table-cell>
          <table:table-cell table:formula="of:=[.G296]-[.$G$1]" office:value-type="float" office:value="147.499758005142" calcext:value-type="float">
            <text:p>147.500</text:p>
          </table:table-cell>
          <table:table-cell table:formula="of:=[.G296]-[.G295]" office:value-type="float" office:value="0.500349998474121" calcext:value-type="float">
            <text:p>0.5003499985</text:p>
          </table:table-cell>
          <table:table-cell table:number-columns-repeated="5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44735105338368E+018" calcext:value-type="float">
            <text:p>1447351053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97]/1000000000" office:value-type="float" office:value="1447351053.38368" calcext:value-type="float">
            <text:p>1447351053.384</text:p>
          </table:table-cell>
          <table:table-cell table:formula="of:=[.G297]-[.$G$1]" office:value-type="float" office:value="148.000198841095" calcext:value-type="float">
            <text:p>148.000</text:p>
          </table:table-cell>
          <table:table-cell table:formula="of:=[.G297]-[.G296]" office:value-type="float" office:value="0.500440120697022" calcext:value-type="float">
            <text:p>0.5004401207</text:p>
          </table:table-cell>
          <table:table-cell table:number-columns-repeated="5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447351053883E+018" calcext:value-type="float">
            <text:p>14473510538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98]/1000000000" office:value-type="float" office:value="1447351053.883" calcext:value-type="float">
            <text:p>1447351053.883</text:p>
          </table:table-cell>
          <table:table-cell table:formula="of:=[.G298]-[.$G$1]" office:value-type="float" office:value="148.49951839447" calcext:value-type="float">
            <text:p>148.500</text:p>
          </table:table-cell>
          <table:table-cell table:formula="of:=[.G298]-[.G297]" office:value-type="float" office:value="0.499319791793823" calcext:value-type="float">
            <text:p>0.4993197918</text:p>
          </table:table-cell>
          <table:table-cell table:number-columns-repeated="5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44735105438263E+018" calcext:value-type="float">
            <text:p>1447351054382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299]/1000000000" office:value-type="float" office:value="1447351054.38263" calcext:value-type="float">
            <text:p>1447351054.383</text:p>
          </table:table-cell>
          <table:table-cell table:formula="of:=[.G299]-[.$G$1]" office:value-type="float" office:value="148.999152898788" calcext:value-type="float">
            <text:p>148.999</text:p>
          </table:table-cell>
          <table:table-cell table:formula="of:=[.G299]-[.G298]" office:value-type="float" office:value="0.499630212783814" calcext:value-type="float">
            <text:p>0.4996302128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4735105488293E+018" calcext:value-type="float">
            <text:p>1447351054882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00]/1000000000" office:value-type="float" office:value="1447351054.88293" calcext:value-type="float">
            <text:p>1447351054.883</text:p>
          </table:table-cell>
          <table:table-cell table:formula="of:=[.G300]-[.$G$1]" office:value-type="float" office:value="149.499451398849" calcext:value-type="float">
            <text:p>149.499</text:p>
          </table:table-cell>
          <table:table-cell table:formula="of:=[.G300]-[.G299]" office:value-type="float" office:value="0.50029993057251" calcext:value-type="float">
            <text:p>0.5002999306</text:p>
          </table:table-cell>
          <table:table-cell table:number-columns-repeated="5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44735105538356E+018" calcext:value-type="float">
            <text:p>14473510553835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01]/1000000000" office:value-type="float" office:value="1447351055.38356" calcext:value-type="float">
            <text:p>1447351055.384</text:p>
          </table:table-cell>
          <table:table-cell table:formula="of:=[.G301]-[.$G$1]" office:value-type="float" office:value="150.000082492828" calcext:value-type="float">
            <text:p>150.000</text:p>
          </table:table-cell>
          <table:table-cell table:formula="of:=[.G301]-[.G300]" office:value-type="float" office:value="0.500629901885986" calcext:value-type="float">
            <text:p>0.5006299019</text:p>
          </table:table-cell>
          <table:table-cell table:number-columns-repeated="5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44735105588403E+018" calcext:value-type="float">
            <text:p>1447351055884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02]/1000000000" office:value-type="float" office:value="1447351055.88403" calcext:value-type="float">
            <text:p>1447351055.884</text:p>
          </table:table-cell>
          <table:table-cell table:formula="of:=[.G302]-[.$G$1]" office:value-type="float" office:value="150.500552654266" calcext:value-type="float">
            <text:p>150.501</text:p>
          </table:table-cell>
          <table:table-cell table:formula="of:=[.G302]-[.G301]" office:value-type="float" office:value="0.500470161437988" calcext:value-type="float">
            <text:p>0.5004701614</text:p>
          </table:table-cell>
          <table:table-cell table:number-columns-repeated="5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44735105638422E+018" calcext:value-type="float">
            <text:p>1447351056384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03]/1000000000" office:value-type="float" office:value="1447351056.38422" calcext:value-type="float">
            <text:p>1447351056.384</text:p>
          </table:table-cell>
          <table:table-cell table:formula="of:=[.G303]-[.$G$1]" office:value-type="float" office:value="151.000742912292" calcext:value-type="float">
            <text:p>151.001</text:p>
          </table:table-cell>
          <table:table-cell table:formula="of:=[.G303]-[.G302]" office:value-type="float" office:value="0.500189781188965" calcext:value-type="float">
            <text:p>0.5001897812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44735105688357E+018" calcext:value-type="float">
            <text:p>1447351056883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04]/1000000000" office:value-type="float" office:value="1447351056.88357" calcext:value-type="float">
            <text:p>1447351056.884</text:p>
          </table:table-cell>
          <table:table-cell table:formula="of:=[.G304]-[.$G$1]" office:value-type="float" office:value="151.500088453293" calcext:value-type="float">
            <text:p>151.500</text:p>
          </table:table-cell>
          <table:table-cell table:formula="of:=[.G304]-[.G303]" office:value-type="float" office:value="0.499350070953369" calcext:value-type="float">
            <text:p>0.499350071</text:p>
          </table:table-cell>
          <table:table-cell table:number-columns-repeated="5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44735105738289E+018" calcext:value-type="float">
            <text:p>1447351057382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05]/1000000000" office:value-type="float" office:value="1447351057.38289" calcext:value-type="float">
            <text:p>1447351057.383</text:p>
          </table:table-cell>
          <table:table-cell table:formula="of:=[.G305]-[.$G$1]" office:value-type="float" office:value="151.999408960342" calcext:value-type="float">
            <text:p>151.999</text:p>
          </table:table-cell>
          <table:table-cell table:formula="of:=[.G305]-[.G304]" office:value-type="float" office:value="0.499320030212402" calcext:value-type="float">
            <text:p>0.4993200302</text:p>
          </table:table-cell>
          <table:table-cell table:number-columns-repeated="5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44735105788325E+018" calcext:value-type="float">
            <text:p>14473510578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06]/1000000000" office:value-type="float" office:value="1447351057.88325" calcext:value-type="float">
            <text:p>1447351057.883</text:p>
          </table:table-cell>
          <table:table-cell table:formula="of:=[.G306]-[.$G$1]" office:value-type="float" office:value="152.499773979187" calcext:value-type="float">
            <text:p>152.500</text:p>
          </table:table-cell>
          <table:table-cell table:formula="of:=[.G306]-[.G305]" office:value-type="float" office:value="0.500360012054443" calcext:value-type="float">
            <text:p>0.5003600121</text:p>
          </table:table-cell>
          <table:table-cell table:number-columns-repeated="5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44735105838363E+018" calcext:value-type="float">
            <text:p>14473510583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07]/1000000000" office:value-type="float" office:value="1447351058.38363" calcext:value-type="float">
            <text:p>1447351058.384</text:p>
          </table:table-cell>
          <table:table-cell table:formula="of:=[.G307]-[.$G$1]" office:value-type="float" office:value="153.000145435333" calcext:value-type="float">
            <text:p>153.000</text:p>
          </table:table-cell>
          <table:table-cell table:formula="of:=[.G307]-[.G306]" office:value-type="float" office:value="0.500380039215088" calcext:value-type="float">
            <text:p>0.5003800392</text:p>
          </table:table-cell>
          <table:table-cell table:number-columns-repeated="5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44735105888292E+018" calcext:value-type="float">
            <text:p>1447351058882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08]/1000000000" office:value-type="float" office:value="1447351058.88292" calcext:value-type="float">
            <text:p>1447351058.883</text:p>
          </table:table-cell>
          <table:table-cell table:formula="of:=[.G308]-[.$G$1]" office:value-type="float" office:value="153.499443292618" calcext:value-type="float">
            <text:p>153.499</text:p>
          </table:table-cell>
          <table:table-cell table:formula="of:=[.G308]-[.G307]" office:value-type="float" office:value="0.499289989471436" calcext:value-type="float">
            <text:p>0.4992899895</text:p>
          </table:table-cell>
          <table:table-cell table:number-columns-repeated="5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44735105938358E+018" calcext:value-type="float">
            <text:p>1447351059383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09]/1000000000" office:value-type="float" office:value="1447351059.38358" calcext:value-type="float">
            <text:p>1447351059.384</text:p>
          </table:table-cell>
          <table:table-cell table:formula="of:=[.G309]-[.$G$1]" office:value-type="float" office:value="154.000096559525" calcext:value-type="float">
            <text:p>154.000</text:p>
          </table:table-cell>
          <table:table-cell table:formula="of:=[.G309]-[.G308]" office:value-type="float" office:value="0.500659942626953" calcext:value-type="float">
            <text:p>0.5006599426</text:p>
          </table:table-cell>
          <table:table-cell table:number-columns-repeated="5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44735105988267E+018" calcext:value-type="float">
            <text:p>1447351059882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0]/1000000000" office:value-type="float" office:value="1447351059.88267" calcext:value-type="float">
            <text:p>1447351059.883</text:p>
          </table:table-cell>
          <table:table-cell table:formula="of:=[.G310]-[.$G$1]" office:value-type="float" office:value="154.499188661575" calcext:value-type="float">
            <text:p>154.499</text:p>
          </table:table-cell>
          <table:table-cell table:formula="of:=[.G310]-[.G309]" office:value-type="float" office:value="0.499089956283569" calcext:value-type="float">
            <text:p>0.4990899563</text:p>
          </table:table-cell>
          <table:table-cell table:number-columns-repeated="5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4473510603842E+018" calcext:value-type="float">
            <text:p>1447351060384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1]/1000000000" office:value-type="float" office:value="1447351060.3842" calcext:value-type="float">
            <text:p>1447351060.384</text:p>
          </table:table-cell>
          <table:table-cell table:formula="of:=[.G311]-[.$G$1]" office:value-type="float" office:value="155.000718355179" calcext:value-type="float">
            <text:p>155.001</text:p>
          </table:table-cell>
          <table:table-cell table:formula="of:=[.G311]-[.G310]" office:value-type="float" office:value="0.501530170440674" calcext:value-type="float">
            <text:p>0.5015301704</text:p>
          </table:table-cell>
          <table:table-cell table:number-columns-repeated="5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44735106088358E+018" calcext:value-type="float">
            <text:p>1447351060883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2]/1000000000" office:value-type="float" office:value="1447351060.88358" calcext:value-type="float">
            <text:p>1447351060.884</text:p>
          </table:table-cell>
          <table:table-cell table:formula="of:=[.G312]-[.$G$1]" office:value-type="float" office:value="155.50009894371" calcext:value-type="float">
            <text:p>155.500</text:p>
          </table:table-cell>
          <table:table-cell table:formula="of:=[.G312]-[.G311]" office:value-type="float" office:value="0.499379873275757" calcext:value-type="float">
            <text:p>0.4993798733</text:p>
          </table:table-cell>
          <table:table-cell table:number-columns-repeated="5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44735106138402E+018" calcext:value-type="float">
            <text:p>1447351061384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3]/1000000000" office:value-type="float" office:value="1447351061.38402" calcext:value-type="float">
            <text:p>1447351061.384</text:p>
          </table:table-cell>
          <table:table-cell table:formula="of:=[.G313]-[.$G$1]" office:value-type="float" office:value="156.000542879105" calcext:value-type="float">
            <text:p>156.001</text:p>
          </table:table-cell>
          <table:table-cell table:formula="of:=[.G313]-[.G312]" office:value-type="float" office:value="0.500440120697022" calcext:value-type="float">
            <text:p>0.5004401207</text:p>
          </table:table-cell>
          <table:table-cell table:number-columns-repeated="5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44735106188371E+018" calcext:value-type="float">
            <text:p>1447351061883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4]/1000000000" office:value-type="float" office:value="1447351061.88371" calcext:value-type="float">
            <text:p>1447351061.884</text:p>
          </table:table-cell>
          <table:table-cell table:formula="of:=[.G314]-[.$G$1]" office:value-type="float" office:value="156.5002348423" calcext:value-type="float">
            <text:p>156.500</text:p>
          </table:table-cell>
          <table:table-cell table:formula="of:=[.G314]-[.G313]" office:value-type="float" office:value="0.499689817428589" calcext:value-type="float">
            <text:p>0.4996898174</text:p>
          </table:table-cell>
          <table:table-cell table:number-columns-repeated="5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44735106238356E+018" calcext:value-type="float">
            <text:p>14473510623835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5]/1000000000" office:value-type="float" office:value="1447351062.38356" calcext:value-type="float">
            <text:p>1447351062.384</text:p>
          </table:table-cell>
          <table:table-cell table:formula="of:=[.G315]-[.$G$1]" office:value-type="float" office:value="157.000083684921" calcext:value-type="float">
            <text:p>157.000</text:p>
          </table:table-cell>
          <table:table-cell table:formula="of:=[.G315]-[.G314]" office:value-type="float" office:value="0.499850034713745" calcext:value-type="float">
            <text:p>0.4998500347</text:p>
          </table:table-cell>
          <table:table-cell table:number-columns-repeated="5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44735106288303E+018" calcext:value-type="float">
            <text:p>14473510628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6]/1000000000" office:value-type="float" office:value="1447351062.88303" calcext:value-type="float">
            <text:p>1447351062.883</text:p>
          </table:table-cell>
          <table:table-cell table:formula="of:=[.G316]-[.$G$1]" office:value-type="float" office:value="157.4995470047" calcext:value-type="float">
            <text:p>157.500</text:p>
          </table:table-cell>
          <table:table-cell table:formula="of:=[.G316]-[.G315]" office:value-type="float" office:value="0.499469995498657" calcext:value-type="float">
            <text:p>0.4994699955</text:p>
          </table:table-cell>
          <table:table-cell table:number-columns-repeated="5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44735106338358E+018" calcext:value-type="float">
            <text:p>1447351063383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7]/1000000000" office:value-type="float" office:value="1447351063.38358" calcext:value-type="float">
            <text:p>1447351063.384</text:p>
          </table:table-cell>
          <table:table-cell table:formula="of:=[.G317]-[.$G$1]" office:value-type="float" office:value="158.000104427338" calcext:value-type="float">
            <text:p>158.000</text:p>
          </table:table-cell>
          <table:table-cell table:formula="of:=[.G317]-[.G316]" office:value-type="float" office:value="0.500550031661987" calcext:value-type="float">
            <text:p>0.5005500317</text:p>
          </table:table-cell>
          <table:table-cell table:number-columns-repeated="5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4473510638832E+018" calcext:value-type="float">
            <text:p>1447351063883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8]/1000000000" office:value-type="float" office:value="1447351063.8832" calcext:value-type="float">
            <text:p>1447351063.883</text:p>
          </table:table-cell>
          <table:table-cell table:formula="of:=[.G318]-[.$G$1]" office:value-type="float" office:value="158.499722719193" calcext:value-type="float">
            <text:p>158.500</text:p>
          </table:table-cell>
          <table:table-cell table:formula="of:=[.G318]-[.G317]" office:value-type="float" office:value="0.499619960784912" calcext:value-type="float">
            <text:p>0.4996199608</text:p>
          </table:table-cell>
          <table:table-cell table:number-columns-repeated="5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44735106438329E+018" calcext:value-type="float">
            <text:p>14473510643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19]/1000000000" office:value-type="float" office:value="1447351064.38329" calcext:value-type="float">
            <text:p>1447351064.383</text:p>
          </table:table-cell>
          <table:table-cell table:formula="of:=[.G319]-[.$G$1]" office:value-type="float" office:value="158.999806880951" calcext:value-type="float">
            <text:p>159.000</text:p>
          </table:table-cell>
          <table:table-cell table:formula="of:=[.G319]-[.G318]" office:value-type="float" office:value="0.5000901222229" calcext:value-type="float">
            <text:p>0.5000901222</text:p>
          </table:table-cell>
          <table:table-cell table:number-columns-repeated="5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44735106488275E+018" calcext:value-type="float">
            <text:p>1447351064882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0]/1000000000" office:value-type="float" office:value="1447351064.88275" calcext:value-type="float">
            <text:p>1447351064.883</text:p>
          </table:table-cell>
          <table:table-cell table:formula="of:=[.G320]-[.$G$1]" office:value-type="float" office:value="159.499272584915" calcext:value-type="float">
            <text:p>159.499</text:p>
          </table:table-cell>
          <table:table-cell table:formula="of:=[.G320]-[.G319]" office:value-type="float" office:value="0.499459981918335" calcext:value-type="float">
            <text:p>0.4994599819</text:p>
          </table:table-cell>
          <table:table-cell table:number-columns-repeated="5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44735106538307E+018" calcext:value-type="float">
            <text:p>1447351065383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1]/1000000000" office:value-type="float" office:value="1447351065.38307" calcext:value-type="float">
            <text:p>1447351065.383</text:p>
          </table:table-cell>
          <table:table-cell table:formula="of:=[.G321]-[.$G$1]" office:value-type="float" office:value="159.999592065811" calcext:value-type="float">
            <text:p>160.000</text:p>
          </table:table-cell>
          <table:table-cell table:formula="of:=[.G321]-[.G320]" office:value-type="float" office:value="0.500319957733154" calcext:value-type="float">
            <text:p>0.5003199577</text:p>
          </table:table-cell>
          <table:table-cell table:number-columns-repeated="5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44735106588364E+018" calcext:value-type="float">
            <text:p>14473510658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2]/1000000000" office:value-type="float" office:value="1447351065.88364" calcext:value-type="float">
            <text:p>1447351065.884</text:p>
          </table:table-cell>
          <table:table-cell table:formula="of:=[.G322]-[.$G$1]" office:value-type="float" office:value="160.500160455704" calcext:value-type="float">
            <text:p>160.500</text:p>
          </table:table-cell>
          <table:table-cell table:formula="of:=[.G322]-[.G321]" office:value-type="float" office:value="0.500570058822632" calcext:value-type="float">
            <text:p>0.5005700588</text:p>
          </table:table-cell>
          <table:table-cell table:number-columns-repeated="5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44735106638339E+018" calcext:value-type="float">
            <text:p>14473510663833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3]/1000000000" office:value-type="float" office:value="1447351066.38339" calcext:value-type="float">
            <text:p>1447351066.383</text:p>
          </table:table-cell>
          <table:table-cell table:formula="of:=[.G323]-[.$G$1]" office:value-type="float" office:value="160.999910831451" calcext:value-type="float">
            <text:p>161.000</text:p>
          </table:table-cell>
          <table:table-cell table:formula="of:=[.G323]-[.G322]" office:value-type="float" office:value="0.499749898910522" calcext:value-type="float">
            <text:p>0.4997498989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44735106688435E+018" calcext:value-type="float">
            <text:p>1447351066884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4]/1000000000" office:value-type="float" office:value="1447351066.88435" calcext:value-type="float">
            <text:p>1447351066.884</text:p>
          </table:table-cell>
          <table:table-cell table:formula="of:=[.G324]-[.$G$1]" office:value-type="float" office:value="161.500870943069" calcext:value-type="float">
            <text:p>161.501</text:p>
          </table:table-cell>
          <table:table-cell table:formula="of:=[.G324]-[.G323]" office:value-type="float" office:value="0.500960111618042" calcext:value-type="float">
            <text:p>0.5009601116</text:p>
          </table:table-cell>
          <table:table-cell table:number-columns-repeated="5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44735106738368E+018" calcext:value-type="float">
            <text:p>1447351067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5]/1000000000" office:value-type="float" office:value="1447351067.38368" calcext:value-type="float">
            <text:p>1447351067.384</text:p>
          </table:table-cell>
          <table:table-cell table:formula="of:=[.G325]-[.$G$1]" office:value-type="float" office:value="162.000204801559" calcext:value-type="float">
            <text:p>162.000</text:p>
          </table:table-cell>
          <table:table-cell table:formula="of:=[.G325]-[.G324]" office:value-type="float" office:value="0.499330043792725" calcext:value-type="float">
            <text:p>0.4993300438</text:p>
          </table:table-cell>
          <table:table-cell table:number-columns-repeated="5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44735106788353E+018" calcext:value-type="float">
            <text:p>14473510678835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6]/1000000000" office:value-type="float" office:value="1447351067.88353" calcext:value-type="float">
            <text:p>1447351067.884</text:p>
          </table:table-cell>
          <table:table-cell table:formula="of:=[.G326]-[.$G$1]" office:value-type="float" office:value="162.500046253204" calcext:value-type="float">
            <text:p>162.500</text:p>
          </table:table-cell>
          <table:table-cell table:formula="of:=[.G326]-[.G325]" office:value-type="float" office:value="0.499849796295166" calcext:value-type="float">
            <text:p>0.4998497963</text:p>
          </table:table-cell>
          <table:table-cell table:number-columns-repeated="5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44735106838407E+018" calcext:value-type="float">
            <text:p>1447351068384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7]/1000000000" office:value-type="float" office:value="1447351068.38407" calcext:value-type="float">
            <text:p>1447351068.384</text:p>
          </table:table-cell>
          <table:table-cell table:formula="of:=[.G327]-[.$G$1]" office:value-type="float" office:value="163.000593423843" calcext:value-type="float">
            <text:p>163.001</text:p>
          </table:table-cell>
          <table:table-cell table:formula="of:=[.G327]-[.G326]" office:value-type="float" office:value="0.500540018081665" calcext:value-type="float">
            <text:p>0.5005400181</text:p>
          </table:table-cell>
          <table:table-cell table:number-columns-repeated="5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44735106888348E+018" calcext:value-type="float">
            <text:p>14473510688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8]/1000000000" office:value-type="float" office:value="1447351068.88348" calcext:value-type="float">
            <text:p>1447351068.883</text:p>
          </table:table-cell>
          <table:table-cell table:formula="of:=[.G328]-[.$G$1]" office:value-type="float" office:value="163.500001192093" calcext:value-type="float">
            <text:p>163.500</text:p>
          </table:table-cell>
          <table:table-cell table:formula="of:=[.G328]-[.G327]" office:value-type="float" office:value="0.499410152435303" calcext:value-type="float">
            <text:p>0.4994101524</text:p>
          </table:table-cell>
          <table:table-cell table:number-columns-repeated="5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4473510693843E+018" calcext:value-type="float">
            <text:p>1447351069384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29]/1000000000" office:value-type="float" office:value="1447351069.3843" calcext:value-type="float">
            <text:p>1447351069.384</text:p>
          </table:table-cell>
          <table:table-cell table:formula="of:=[.G329]-[.$G$1]" office:value-type="float" office:value="164.000819921494" calcext:value-type="float">
            <text:p>164.001</text:p>
          </table:table-cell>
          <table:table-cell table:formula="of:=[.G329]-[.G328]" office:value-type="float" office:value="0.50081992149353" calcext:value-type="float">
            <text:p>0.5008199215</text:p>
          </table:table-cell>
          <table:table-cell table:number-columns-repeated="5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44735106988322E+018" calcext:value-type="float">
            <text:p>14473510698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0]/1000000000" office:value-type="float" office:value="1447351069.88322" calcext:value-type="float">
            <text:p>1447351069.883</text:p>
          </table:table-cell>
          <table:table-cell table:formula="of:=[.G330]-[.$G$1]" office:value-type="float" office:value="164.49974322319" calcext:value-type="float">
            <text:p>164.500</text:p>
          </table:table-cell>
          <table:table-cell table:formula="of:=[.G330]-[.G329]" office:value-type="float" office:value="0.49891996383667" calcext:value-type="float">
            <text:p>0.4989199638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44735107038403E+018" calcext:value-type="float">
            <text:p>1447351070384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1]/1000000000" office:value-type="float" office:value="1447351070.38403" calcext:value-type="float">
            <text:p>1447351070.384</text:p>
          </table:table-cell>
          <table:table-cell table:formula="of:=[.G331]-[.$G$1]" office:value-type="float" office:value="165.000548839569" calcext:value-type="float">
            <text:p>165.001</text:p>
          </table:table-cell>
          <table:table-cell table:formula="of:=[.G331]-[.G330]" office:value-type="float" office:value="0.500810146331787" calcext:value-type="float">
            <text:p>0.5008101463</text:p>
          </table:table-cell>
          <table:table-cell table:number-columns-repeated="5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44735107088342E+018" calcext:value-type="float">
            <text:p>1447351070883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2]/1000000000" office:value-type="float" office:value="1447351070.88342" calcext:value-type="float">
            <text:p>1447351070.883</text:p>
          </table:table-cell>
          <table:table-cell table:formula="of:=[.G332]-[.$G$1]" office:value-type="float" office:value="165.499942302704" calcext:value-type="float">
            <text:p>165.500</text:p>
          </table:table-cell>
          <table:table-cell table:formula="of:=[.G332]-[.G331]" office:value-type="float" office:value="0.499389886856079" calcext:value-type="float">
            <text:p>0.4993898869</text:p>
          </table:table-cell>
          <table:table-cell table:number-columns-repeated="5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44735107138408E+018" calcext:value-type="float">
            <text:p>14473510713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3]/1000000000" office:value-type="float" office:value="1447351071.38408" calcext:value-type="float">
            <text:p>1447351071.384</text:p>
          </table:table-cell>
          <table:table-cell table:formula="of:=[.G333]-[.$G$1]" office:value-type="float" office:value="166.000602006912" calcext:value-type="float">
            <text:p>166.001</text:p>
          </table:table-cell>
          <table:table-cell table:formula="of:=[.G333]-[.G332]" office:value-type="float" office:value="0.500659942626953" calcext:value-type="float">
            <text:p>0.5006599426</text:p>
          </table:table-cell>
          <table:table-cell table:number-columns-repeated="5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.44735107188401E+018" calcext:value-type="float">
            <text:p>1447351071884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4]/1000000000" office:value-type="float" office:value="1447351071.88401" calcext:value-type="float">
            <text:p>1447351071.884</text:p>
          </table:table-cell>
          <table:table-cell table:formula="of:=[.G334]-[.$G$1]" office:value-type="float" office:value="166.50053024292" calcext:value-type="float">
            <text:p>166.501</text:p>
          </table:table-cell>
          <table:table-cell table:formula="of:=[.G334]-[.G333]" office:value-type="float" office:value="0.499930143356323" calcext:value-type="float">
            <text:p>0.4999301434</text:p>
          </table:table-cell>
          <table:table-cell table:number-columns-repeated="5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.44735107238362E+018" calcext:value-type="float">
            <text:p>14473510723836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5]/1000000000" office:value-type="float" office:value="1447351072.38362" calcext:value-type="float">
            <text:p>1447351072.384</text:p>
          </table:table-cell>
          <table:table-cell table:formula="of:=[.G335]-[.$G$1]" office:value-type="float" office:value="167.000141382217" calcext:value-type="float">
            <text:p>167.000</text:p>
          </table:table-cell>
          <table:table-cell table:formula="of:=[.G335]-[.G334]" office:value-type="float" office:value="0.49960994720459" calcext:value-type="float">
            <text:p>0.4996099472</text:p>
          </table:table-cell>
          <table:table-cell table:number-columns-repeated="5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.44735107288392E+018" calcext:value-type="float">
            <text:p>1447351072883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6]/1000000000" office:value-type="float" office:value="1447351072.88392" calcext:value-type="float">
            <text:p>1447351072.884</text:p>
          </table:table-cell>
          <table:table-cell table:formula="of:=[.G336]-[.$G$1]" office:value-type="float" office:value="167.50044465065" calcext:value-type="float">
            <text:p>167.500</text:p>
          </table:table-cell>
          <table:table-cell table:formula="of:=[.G336]-[.G335]" office:value-type="float" office:value="0.50029993057251" calcext:value-type="float">
            <text:p>0.5002999306</text:p>
          </table:table-cell>
          <table:table-cell table:number-columns-repeated="5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.44735107338321E+018" calcext:value-type="float">
            <text:p>14473510733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7]/1000000000" office:value-type="float" office:value="1447351073.38321" calcext:value-type="float">
            <text:p>1447351073.383</text:p>
          </table:table-cell>
          <table:table-cell table:formula="of:=[.G337]-[.$G$1]" office:value-type="float" office:value="167.999731063843" calcext:value-type="float">
            <text:p>168.000</text:p>
          </table:table-cell>
          <table:table-cell table:formula="of:=[.G337]-[.G336]" office:value-type="float" office:value="0.499289989471436" calcext:value-type="float">
            <text:p>0.4992899895</text:p>
          </table:table-cell>
          <table:table-cell table:number-columns-repeated="5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.44735107388302E+018" calcext:value-type="float">
            <text:p>1447351073883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8]/1000000000" office:value-type="float" office:value="1447351073.88302" calcext:value-type="float">
            <text:p>1447351073.883</text:p>
          </table:table-cell>
          <table:table-cell table:formula="of:=[.G338]-[.$G$1]" office:value-type="float" office:value="168.499538183212" calcext:value-type="float">
            <text:p>168.500</text:p>
          </table:table-cell>
          <table:table-cell table:formula="of:=[.G338]-[.G337]" office:value-type="float" office:value="0.499809980392456" calcext:value-type="float">
            <text:p>0.4998099804</text:p>
          </table:table-cell>
          <table:table-cell table:number-columns-repeated="5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.44735107438314E+018" calcext:value-type="float">
            <text:p>14473510743831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39]/1000000000" office:value-type="float" office:value="1447351074.38314" calcext:value-type="float">
            <text:p>1447351074.383</text:p>
          </table:table-cell>
          <table:table-cell table:formula="of:=[.G339]-[.$G$1]" office:value-type="float" office:value="168.999656200409" calcext:value-type="float">
            <text:p>169.000</text:p>
          </table:table-cell>
          <table:table-cell table:formula="of:=[.G339]-[.G338]" office:value-type="float" office:value="0.500120162963867" calcext:value-type="float">
            <text:p>0.500120163</text:p>
          </table:table-cell>
          <table:table-cell table:number-columns-repeated="5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.44735107488293E+018" calcext:value-type="float">
            <text:p>1447351074882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0]/1000000000" office:value-type="float" office:value="1447351074.88293" calcext:value-type="float">
            <text:p>1447351074.883</text:p>
          </table:table-cell>
          <table:table-cell table:formula="of:=[.G340]-[.$G$1]" office:value-type="float" office:value="169.499451398849" calcext:value-type="float">
            <text:p>169.499</text:p>
          </table:table-cell>
          <table:table-cell table:formula="of:=[.G340]-[.G339]" office:value-type="float" office:value="0.499789953231812" calcext:value-type="float">
            <text:p>0.4997899532</text:p>
          </table:table-cell>
          <table:table-cell table:number-columns-repeated="5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.44735107538324E+018" calcext:value-type="float">
            <text:p>1447351075383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1]/1000000000" office:value-type="float" office:value="1447351075.38324" calcext:value-type="float">
            <text:p>1447351075.383</text:p>
          </table:table-cell>
          <table:table-cell table:formula="of:=[.G341]-[.$G$1]" office:value-type="float" office:value="169.999759912491" calcext:value-type="float">
            <text:p>170.000</text:p>
          </table:table-cell>
          <table:table-cell table:formula="of:=[.G341]-[.G340]" office:value-type="float" office:value="0.500309944152832" calcext:value-type="float">
            <text:p>0.5003099442</text:p>
          </table:table-cell>
          <table:table-cell table:number-columns-repeated="5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.44735107588372E+018" calcext:value-type="float">
            <text:p>14473510758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2]/1000000000" office:value-type="float" office:value="1447351075.88372" calcext:value-type="float">
            <text:p>1447351075.884</text:p>
          </table:table-cell>
          <table:table-cell table:formula="of:=[.G342]-[.$G$1]" office:value-type="float" office:value="170.500239849091" calcext:value-type="float">
            <text:p>170.500</text:p>
          </table:table-cell>
          <table:table-cell table:formula="of:=[.G342]-[.G341]" office:value-type="float" office:value="0.500479936599731" calcext:value-type="float">
            <text:p>0.5004799366</text:p>
          </table:table-cell>
          <table:table-cell table:number-columns-repeated="5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.4473510763833E+018" calcext:value-type="float">
            <text:p>1447351076383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3]/1000000000" office:value-type="float" office:value="1447351076.3833" calcext:value-type="float">
            <text:p>1447351076.383</text:p>
          </table:table-cell>
          <table:table-cell table:formula="of:=[.G343]-[.$G$1]" office:value-type="float" office:value="170.999815940857" calcext:value-type="float">
            <text:p>171.000</text:p>
          </table:table-cell>
          <table:table-cell table:formula="of:=[.G343]-[.G342]" office:value-type="float" office:value="0.499580144882202" calcext:value-type="float">
            <text:p>0.4995801449</text:p>
          </table:table-cell>
          <table:table-cell table:number-columns-repeated="5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.4473510768848E+018" calcext:value-type="float">
            <text:p>14473510768848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4]/1000000000" office:value-type="float" office:value="1447351076.8848" calcext:value-type="float">
            <text:p>1447351076.885</text:p>
          </table:table-cell>
          <table:table-cell table:formula="of:=[.G344]-[.$G$1]" office:value-type="float" office:value="171.501318216324" calcext:value-type="float">
            <text:p>171.501</text:p>
          </table:table-cell>
          <table:table-cell table:formula="of:=[.G344]-[.G343]" office:value-type="float" office:value="0.501499891281128" calcext:value-type="float">
            <text:p>0.5014998913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.44735107738317E+018" calcext:value-type="float">
            <text:p>1447351077383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5]/1000000000" office:value-type="float" office:value="1447351077.38317" calcext:value-type="float">
            <text:p>1447351077.383</text:p>
          </table:table-cell>
          <table:table-cell table:formula="of:=[.G345]-[.$G$1]" office:value-type="float" office:value="171.999689340591" calcext:value-type="float">
            <text:p>172.000</text:p>
          </table:table-cell>
          <table:table-cell table:formula="of:=[.G345]-[.G344]" office:value-type="float" office:value="0.498369932174683" calcext:value-type="float">
            <text:p>0.4983699322</text:p>
          </table:table-cell>
          <table:table-cell table:number-columns-repeated="5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.44735107788338E+018" calcext:value-type="float">
            <text:p>14473510778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6]/1000000000" office:value-type="float" office:value="1447351077.88338" calcext:value-type="float">
            <text:p>1447351077.883</text:p>
          </table:table-cell>
          <table:table-cell table:formula="of:=[.G346]-[.$G$1]" office:value-type="float" office:value="172.499897003174" calcext:value-type="float">
            <text:p>172.500</text:p>
          </table:table-cell>
          <table:table-cell table:formula="of:=[.G346]-[.G345]" office:value-type="float" office:value="0.500210046768189" calcext:value-type="float">
            <text:p>0.5002100468</text:p>
          </table:table-cell>
          <table:table-cell table:number-columns-repeated="5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.44735107838368E+018" calcext:value-type="float">
            <text:p>1447351078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7]/1000000000" office:value-type="float" office:value="1447351078.38368" calcext:value-type="float">
            <text:p>1447351078.384</text:p>
          </table:table-cell>
          <table:table-cell table:formula="of:=[.G347]-[.$G$1]" office:value-type="float" office:value="173.000204086304" calcext:value-type="float">
            <text:p>173.000</text:p>
          </table:table-cell>
          <table:table-cell table:formula="of:=[.G347]-[.G346]" office:value-type="float" office:value="0.500300168991089" calcext:value-type="float">
            <text:p>0.500300169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.44735107888297E+018" calcext:value-type="float">
            <text:p>1447351078882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8]/1000000000" office:value-type="float" office:value="1447351078.88297" calcext:value-type="float">
            <text:p>1447351078.883</text:p>
          </table:table-cell>
          <table:table-cell table:formula="of:=[.G348]-[.$G$1]" office:value-type="float" office:value="173.499494552612" calcext:value-type="float">
            <text:p>173.499</text:p>
          </table:table-cell>
          <table:table-cell table:formula="of:=[.G348]-[.G347]" office:value-type="float" office:value="0.499289989471436" calcext:value-type="float">
            <text:p>0.4992899895</text:p>
          </table:table-cell>
          <table:table-cell table:number-columns-repeated="5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.44735107938261E+018" calcext:value-type="float">
            <text:p>1447351079382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49]/1000000000" office:value-type="float" office:value="1447351079.38261" calcext:value-type="float">
            <text:p>1447351079.383</text:p>
          </table:table-cell>
          <table:table-cell table:formula="of:=[.G349]-[.$G$1]" office:value-type="float" office:value="173.999133825302" calcext:value-type="float">
            <text:p>173.999</text:p>
          </table:table-cell>
          <table:table-cell table:formula="of:=[.G349]-[.G348]" office:value-type="float" office:value="0.499639987945557" calcext:value-type="float">
            <text:p>0.4996399879</text:p>
          </table:table-cell>
          <table:table-cell table:number-columns-repeated="5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.44735107988411E+018" calcext:value-type="float">
            <text:p>14473510798841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0]/1000000000" office:value-type="float" office:value="1447351079.88411" calcext:value-type="float">
            <text:p>1447351079.884</text:p>
          </table:table-cell>
          <table:table-cell table:formula="of:=[.G350]-[.$G$1]" office:value-type="float" office:value="174.50062918663" calcext:value-type="float">
            <text:p>174.501</text:p>
          </table:table-cell>
          <table:table-cell table:formula="of:=[.G350]-[.G349]" office:value-type="float" office:value="0.501499891281128" calcext:value-type="float">
            <text:p>0.5014998913</text:p>
          </table:table-cell>
          <table:table-cell table:number-columns-repeated="5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.44735108038342E+018" calcext:value-type="float">
            <text:p>1447351080383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1]/1000000000" office:value-type="float" office:value="1447351080.38342" calcext:value-type="float">
            <text:p>1447351080.383</text:p>
          </table:table-cell>
          <table:table-cell table:formula="of:=[.G351]-[.$G$1]" office:value-type="float" office:value="174.999941825867" calcext:value-type="float">
            <text:p>175.000</text:p>
          </table:table-cell>
          <table:table-cell table:formula="of:=[.G351]-[.G350]" office:value-type="float" office:value="0.49931001663208" calcext:value-type="float">
            <text:p>0.4993100166</text:p>
          </table:table-cell>
          <table:table-cell table:number-columns-repeated="5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.44735108088396E+018" calcext:value-type="float">
            <text:p>14473510808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2]/1000000000" office:value-type="float" office:value="1447351080.88396" calcext:value-type="float">
            <text:p>1447351080.884</text:p>
          </table:table-cell>
          <table:table-cell table:formula="of:=[.G352]-[.$G$1]" office:value-type="float" office:value="175.50047659874" calcext:value-type="float">
            <text:p>175.500</text:p>
          </table:table-cell>
          <table:table-cell table:formula="of:=[.G352]-[.G351]" office:value-type="float" office:value="0.500540018081665" calcext:value-type="float">
            <text:p>0.5005400181</text:p>
          </table:table-cell>
          <table:table-cell table:number-columns-repeated="5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.44735108138351E+018" calcext:value-type="float">
            <text:p>14473510813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3]/1000000000" office:value-type="float" office:value="1447351081.38351" calcext:value-type="float">
            <text:p>1447351081.384</text:p>
          </table:table-cell>
          <table:table-cell table:formula="of:=[.G353]-[.$G$1]" office:value-type="float" office:value="176.000026702881" calcext:value-type="float">
            <text:p>176.000</text:p>
          </table:table-cell>
          <table:table-cell table:formula="of:=[.G353]-[.G352]" office:value-type="float" office:value="0.499550104141235" calcext:value-type="float">
            <text:p>0.4995501041</text:p>
          </table:table-cell>
          <table:table-cell table:number-columns-repeated="5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.44735108188403E+018" calcext:value-type="float">
            <text:p>1447351081884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4]/1000000000" office:value-type="float" office:value="1447351081.88403" calcext:value-type="float">
            <text:p>1447351081.884</text:p>
          </table:table-cell>
          <table:table-cell table:formula="of:=[.G354]-[.$G$1]" office:value-type="float" office:value="176.500547647476" calcext:value-type="float">
            <text:p>176.501</text:p>
          </table:table-cell>
          <table:table-cell table:formula="of:=[.G354]-[.G353]" office:value-type="float" office:value="0.500519990921021" calcext:value-type="float">
            <text:p>0.5005199909</text:p>
          </table:table-cell>
          <table:table-cell table:number-columns-repeated="5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.44735108238357E+018" calcext:value-type="float">
            <text:p>1447351082383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5]/1000000000" office:value-type="float" office:value="1447351082.38357" calcext:value-type="float">
            <text:p>1447351082.384</text:p>
          </table:table-cell>
          <table:table-cell table:formula="of:=[.G355]-[.$G$1]" office:value-type="float" office:value="177.000086069107" calcext:value-type="float">
            <text:p>177.000</text:p>
          </table:table-cell>
          <table:table-cell table:formula="of:=[.G355]-[.G354]" office:value-type="float" office:value="0.499539852142334" calcext:value-type="float">
            <text:p>0.4995398521</text:p>
          </table:table-cell>
          <table:table-cell table:number-columns-repeated="5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.44735108288408E+018" calcext:value-type="float">
            <text:p>14473510828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6]/1000000000" office:value-type="float" office:value="1447351082.88408" calcext:value-type="float">
            <text:p>1447351082.884</text:p>
          </table:table-cell>
          <table:table-cell table:formula="of:=[.G356]-[.$G$1]" office:value-type="float" office:value="177.500598430634" calcext:value-type="float">
            <text:p>177.501</text:p>
          </table:table-cell>
          <table:table-cell table:formula="of:=[.G356]-[.G355]" office:value-type="float" office:value="0.500509977340698" calcext:value-type="float">
            <text:p>0.5005099773</text:p>
          </table:table-cell>
          <table:table-cell table:number-columns-repeated="5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.44735108338344E+018" calcext:value-type="float">
            <text:p>1447351083383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7]/1000000000" office:value-type="float" office:value="1447351083.38344" calcext:value-type="float">
            <text:p>1447351083.383</text:p>
          </table:table-cell>
          <table:table-cell table:formula="of:=[.G357]-[.$G$1]" office:value-type="float" office:value="177.999962091446" calcext:value-type="float">
            <text:p>178.000</text:p>
          </table:table-cell>
          <table:table-cell table:formula="of:=[.G357]-[.G356]" office:value-type="float" office:value="0.499360084533691" calcext:value-type="float">
            <text:p>0.4993600845</text:p>
          </table:table-cell>
          <table:table-cell table:number-columns-repeated="5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.44735108388398E+018" calcext:value-type="float">
            <text:p>1447351083883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8]/1000000000" office:value-type="float" office:value="1447351083.88398" calcext:value-type="float">
            <text:p>1447351083.884</text:p>
          </table:table-cell>
          <table:table-cell table:formula="of:=[.G358]-[.$G$1]" office:value-type="float" office:value="178.500502586365" calcext:value-type="float">
            <text:p>178.501</text:p>
          </table:table-cell>
          <table:table-cell table:formula="of:=[.G358]-[.G357]" office:value-type="float" office:value="0.500540018081665" calcext:value-type="float">
            <text:p>0.5005400181</text:p>
          </table:table-cell>
          <table:table-cell table:number-columns-repeated="5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.44735108438266E+018" calcext:value-type="float">
            <text:p>14473510843826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59]/1000000000" office:value-type="float" office:value="1447351084.38266" calcext:value-type="float">
            <text:p>1447351084.383</text:p>
          </table:table-cell>
          <table:table-cell table:formula="of:=[.G359]-[.$G$1]" office:value-type="float" office:value="178.999180078506" calcext:value-type="float">
            <text:p>178.999</text:p>
          </table:table-cell>
          <table:table-cell table:formula="of:=[.G359]-[.G358]" office:value-type="float" office:value="0.498679876327515" calcext:value-type="float">
            <text:p>0.4986798763</text:p>
          </table:table-cell>
          <table:table-cell table:number-columns-repeated="5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.44735108489128E+018" calcext:value-type="float">
            <text:p>1447351084891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60]/1000000000" office:value-type="float" office:value="1447351084.89128" calcext:value-type="float">
            <text:p>1447351084.891</text:p>
          </table:table-cell>
          <table:table-cell table:formula="of:=[.G360]-[.$G$1]" office:value-type="float" office:value="179.507797956467" calcext:value-type="float">
            <text:p>179.508</text:p>
          </table:table-cell>
          <table:table-cell table:formula="of:=[.G360]-[.G359]" office:value-type="float" office:value="0.508620023727417" calcext:value-type="float">
            <text:p>0.5086200237</text:p>
          </table:table-cell>
          <table:table-cell table:number-columns-repeated="5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.44735108538421E+018" calcext:value-type="float">
            <text:p>1447351085384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361]/1000000000" office:value-type="float" office:value="1447351085.38421" calcext:value-type="float">
            <text:p>1447351085.384</text:p>
          </table:table-cell>
          <table:table-cell table:formula="of:=[.G361]-[.$G$1]" office:value-type="float" office:value="180.000727891922" calcext:value-type="float">
            <text:p>180.001</text:p>
          </table:table-cell>
          <table:table-cell table:formula="of:=[.G361]-[.G360]" office:value-type="float" office:value="0.492930173873901" calcext:value-type="float">
            <text:p>0.4929301739</text:p>
          </table:table-cell>
          <table:table-cell table:number-columns-repeated="5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.4473510858836E+018" calcext:value-type="float">
            <text:p>1447351085883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62]/1000000000" office:value-type="float" office:value="1447351085.8836" calcext:value-type="float">
            <text:p>1447351085.884</text:p>
          </table:table-cell>
          <table:table-cell table:formula="of:=[.G362]-[.$G$1]" office:value-type="float" office:value="180.500123023987" calcext:value-type="float">
            <text:p>180.500</text:p>
          </table:table-cell>
          <table:table-cell table:formula="of:=[.G362]-[.G361]" office:value-type="float" office:value="0.499389886856079" calcext:value-type="float">
            <text:p>0.4993898869</text:p>
          </table:table-cell>
          <table:table-cell table:number-columns-repeated="5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.44735108638291E+018" calcext:value-type="float">
            <text:p>1447351086382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63]/1000000000" office:value-type="float" office:value="1447351086.38291" calcext:value-type="float">
            <text:p>1447351086.383</text:p>
          </table:table-cell>
          <table:table-cell table:formula="of:=[.G363]-[.$G$1]" office:value-type="float" office:value="180.999428510666" calcext:value-type="float">
            <text:p>180.999</text:p>
          </table:table-cell>
          <table:table-cell table:formula="of:=[.G363]-[.G362]" office:value-type="float" office:value="0.49931001663208" calcext:value-type="float">
            <text:p>0.4993100166</text:p>
          </table:table-cell>
          <table:table-cell table:number-columns-repeated="5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.44735108688331E+018" calcext:value-type="float">
            <text:p>1447351086883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64]/1000000000" office:value-type="float" office:value="1447351086.88331" calcext:value-type="float">
            <text:p>1447351086.883</text:p>
          </table:table-cell>
          <table:table-cell table:formula="of:=[.G364]-[.$G$1]" office:value-type="float" office:value="181.499831676483" calcext:value-type="float">
            <text:p>181.500</text:p>
          </table:table-cell>
          <table:table-cell table:formula="of:=[.G364]-[.G363]" office:value-type="float" office:value="0.500400066375732" calcext:value-type="float">
            <text:p>0.5004000664</text:p>
          </table:table-cell>
          <table:table-cell table:number-columns-repeated="5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.44735108738367E+018" calcext:value-type="float">
            <text:p>1447351087383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65]/1000000000" office:value-type="float" office:value="1447351087.38367" calcext:value-type="float">
            <text:p>1447351087.384</text:p>
          </table:table-cell>
          <table:table-cell table:formula="of:=[.G365]-[.$G$1]" office:value-type="float" office:value="182.000188589096" calcext:value-type="float">
            <text:p>182.000</text:p>
          </table:table-cell>
          <table:table-cell table:formula="of:=[.G365]-[.G364]" office:value-type="float" office:value="0.500360012054443" calcext:value-type="float">
            <text:p>0.5003600121</text:p>
          </table:table-cell>
          <table:table-cell table:number-columns-repeated="5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.44735108788305E+018" calcext:value-type="float">
            <text:p>1447351087883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66]/1000000000" office:value-type="float" office:value="1447351087.88305" calcext:value-type="float">
            <text:p>1447351087.883</text:p>
          </table:table-cell>
          <table:table-cell table:formula="of:=[.G366]-[.$G$1]" office:value-type="float" office:value="182.499570608139" calcext:value-type="float">
            <text:p>182.500</text:p>
          </table:table-cell>
          <table:table-cell table:formula="of:=[.G366]-[.G365]" office:value-type="float" office:value="0.499379873275757" calcext:value-type="float">
            <text:p>0.4993798733</text:p>
          </table:table-cell>
          <table:table-cell table:number-columns-repeated="5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.44735108838343E+018" calcext:value-type="float">
            <text:p>14473510883834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67]/1000000000" office:value-type="float" office:value="1447351088.38343" calcext:value-type="float">
            <text:p>1447351088.383</text:p>
          </table:table-cell>
          <table:table-cell table:formula="of:=[.G367]-[.$G$1]" office:value-type="float" office:value="182.999950408936" calcext:value-type="float">
            <text:p>183.000</text:p>
          </table:table-cell>
          <table:table-cell table:formula="of:=[.G367]-[.G366]" office:value-type="float" office:value="0.500380039215088" calcext:value-type="float">
            <text:p>0.5003800392</text:p>
          </table:table-cell>
          <table:table-cell table:number-columns-repeated="5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.44735108888393E+018" calcext:value-type="float">
            <text:p>1447351088883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68]/1000000000" office:value-type="float" office:value="1447351088.88393" calcext:value-type="float">
            <text:p>1447351088.884</text:p>
          </table:table-cell>
          <table:table-cell table:formula="of:=[.G368]-[.$G$1]" office:value-type="float" office:value="183.50044965744" calcext:value-type="float">
            <text:p>183.500</text:p>
          </table:table-cell>
          <table:table-cell table:formula="of:=[.G368]-[.G367]" office:value-type="float" office:value="0.500499963760376" calcext:value-type="float">
            <text:p>0.5004999638</text:p>
          </table:table-cell>
          <table:table-cell table:number-columns-repeated="5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.44735108938257E+018" calcext:value-type="float">
            <text:p>1447351089382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69]/1000000000" office:value-type="float" office:value="1447351089.38257" calcext:value-type="float">
            <text:p>1447351089.383</text:p>
          </table:table-cell>
          <table:table-cell table:formula="of:=[.G369]-[.$G$1]" office:value-type="float" office:value="183.999090194702" calcext:value-type="float">
            <text:p>183.999</text:p>
          </table:table-cell>
          <table:table-cell table:formula="of:=[.G369]-[.G368]" office:value-type="float" office:value="0.498640060424805" calcext:value-type="float">
            <text:p>0.4986400604</text:p>
          </table:table-cell>
          <table:table-cell table:number-columns-repeated="5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.44735108989091E+018" calcext:value-type="float">
            <text:p>1447351089890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70]/1000000000" office:value-type="float" office:value="1447351089.89091" calcext:value-type="float">
            <text:p>1447351089.891</text:p>
          </table:table-cell>
          <table:table-cell table:formula="of:=[.G370]-[.$G$1]" office:value-type="float" office:value="184.507429599762" calcext:value-type="float">
            <text:p>184.507</text:p>
          </table:table-cell>
          <table:table-cell table:formula="of:=[.G370]-[.G369]" office:value-type="float" office:value="0.508339881896973" calcext:value-type="float">
            <text:p>0.5083398819</text:p>
          </table:table-cell>
          <table:table-cell table:number-columns-repeated="5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.44735109038375E+018" calcext:value-type="float">
            <text:p>1447351090383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71]/1000000000" office:value-type="float" office:value="1447351090.38375" calcext:value-type="float">
            <text:p>1447351090.384</text:p>
          </table:table-cell>
          <table:table-cell table:formula="of:=[.G371]-[.$G$1]" office:value-type="float" office:value="185.000266313553" calcext:value-type="float">
            <text:p>185.000</text:p>
          </table:table-cell>
          <table:table-cell table:formula="of:=[.G371]-[.G370]" office:value-type="float" office:value="0.492840051651001" calcext:value-type="float">
            <text:p>0.4928400517</text:p>
          </table:table-cell>
          <table:table-cell table:number-columns-repeated="5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.44735109088321E+018" calcext:value-type="float">
            <text:p>14473510908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72]/1000000000" office:value-type="float" office:value="1447351090.88321" calcext:value-type="float">
            <text:p>1447351090.883</text:p>
          </table:table-cell>
          <table:table-cell table:formula="of:=[.G372]-[.$G$1]" office:value-type="float" office:value="185.499732732773" calcext:value-type="float">
            <text:p>185.500</text:p>
          </table:table-cell>
          <table:table-cell table:formula="of:=[.G372]-[.G371]" office:value-type="float" office:value="0.499459981918335" calcext:value-type="float">
            <text:p>0.4994599819</text:p>
          </table:table-cell>
          <table:table-cell table:number-columns-repeated="5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.44735109138374E+018" calcext:value-type="float">
            <text:p>14473510913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73]/1000000000" office:value-type="float" office:value="1447351091.38374" calcext:value-type="float">
            <text:p>1447351091.384</text:p>
          </table:table-cell>
          <table:table-cell table:formula="of:=[.G373]-[.$G$1]" office:value-type="float" office:value="186.000259399414" calcext:value-type="float">
            <text:p>186.000</text:p>
          </table:table-cell>
          <table:table-cell table:formula="of:=[.G373]-[.G372]" office:value-type="float" office:value="0.500530004501343" calcext:value-type="float">
            <text:p>0.5005300045</text:p>
          </table:table-cell>
          <table:table-cell table:number-columns-repeated="5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.44735109188325E+018" calcext:value-type="float">
            <text:p>14473510918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74]/1000000000" office:value-type="float" office:value="1447351091.88325" calcext:value-type="float">
            <text:p>1447351091.883</text:p>
          </table:table-cell>
          <table:table-cell table:formula="of:=[.G374]-[.$G$1]" office:value-type="float" office:value="186.499774932861" calcext:value-type="float">
            <text:p>186.500</text:p>
          </table:table-cell>
          <table:table-cell table:formula="of:=[.G374]-[.G373]" office:value-type="float" office:value="0.499510049819946" calcext:value-type="float">
            <text:p>0.4995100498</text:p>
          </table:table-cell>
          <table:table-cell table:number-columns-repeated="5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.44735109238399E+018" calcext:value-type="float">
            <text:p>1447351092383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75]/1000000000" office:value-type="float" office:value="1447351092.38399" calcext:value-type="float">
            <text:p>1447351092.384</text:p>
          </table:table-cell>
          <table:table-cell table:formula="of:=[.G375]-[.$G$1]" office:value-type="float" office:value="187.000508546829" calcext:value-type="float">
            <text:p>187.001</text:p>
          </table:table-cell>
          <table:table-cell table:formula="of:=[.G375]-[.G374]" office:value-type="float" office:value="0.500740051269531" calcext:value-type="float">
            <text:p>0.5007400513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.44735109288374E+018" calcext:value-type="float">
            <text:p>14473510928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76]/1000000000" office:value-type="float" office:value="1447351092.88374" calcext:value-type="float">
            <text:p>1447351092.884</text:p>
          </table:table-cell>
          <table:table-cell table:formula="of:=[.G376]-[.$G$1]" office:value-type="float" office:value="187.50025510788" calcext:value-type="float">
            <text:p>187.500</text:p>
          </table:table-cell>
          <table:table-cell table:formula="of:=[.G376]-[.G375]" office:value-type="float" office:value="0.499749898910522" calcext:value-type="float">
            <text:p>0.4997498989</text:p>
          </table:table-cell>
          <table:table-cell table:number-columns-repeated="5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.44735109338316E+018" calcext:value-type="float">
            <text:p>14473510933831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77]/1000000000" office:value-type="float" office:value="1447351093.38316" calcext:value-type="float">
            <text:p>1447351093.383</text:p>
          </table:table-cell>
          <table:table-cell table:formula="of:=[.G377]-[.$G$1]" office:value-type="float" office:value="187.999677419662" calcext:value-type="float">
            <text:p>188.000</text:p>
          </table:table-cell>
          <table:table-cell table:formula="of:=[.G377]-[.G376]" office:value-type="float" office:value="0.499420166015625" calcext:value-type="float">
            <text:p>0.499420166</text:p>
          </table:table-cell>
          <table:table-cell table:number-columns-repeated="5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.44735109388355E+018" calcext:value-type="float">
            <text:p>1447351093883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78]/1000000000" office:value-type="float" office:value="1447351093.88355" calcext:value-type="float">
            <text:p>1447351093.884</text:p>
          </table:table-cell>
          <table:table-cell table:formula="of:=[.G378]-[.$G$1]" office:value-type="float" office:value="188.500067710876" calcext:value-type="float">
            <text:p>188.500</text:p>
          </table:table-cell>
          <table:table-cell table:formula="of:=[.G378]-[.G377]" office:value-type="float" office:value="0.500389814376831" calcext:value-type="float">
            <text:p>0.5003898144</text:p>
          </table:table-cell>
          <table:table-cell table:number-columns-repeated="5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.44735109438413E+018" calcext:value-type="float">
            <text:p>1447351094384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79]/1000000000" office:value-type="float" office:value="1447351094.38413" calcext:value-type="float">
            <text:p>1447351094.384</text:p>
          </table:table-cell>
          <table:table-cell table:formula="of:=[.G379]-[.$G$1]" office:value-type="float" office:value="189.00065112114" calcext:value-type="float">
            <text:p>189.001</text:p>
          </table:table-cell>
          <table:table-cell table:formula="of:=[.G379]-[.G378]" office:value-type="float" office:value="0.500580072402954" calcext:value-type="float">
            <text:p>0.5005800724</text:p>
          </table:table-cell>
          <table:table-cell table:number-columns-repeated="5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.44735109488276E+018" calcext:value-type="float">
            <text:p>1447351094882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80]/1000000000" office:value-type="float" office:value="1447351094.88276" calcext:value-type="float">
            <text:p>1447351094.883</text:p>
          </table:table-cell>
          <table:table-cell table:formula="of:=[.G380]-[.$G$1]" office:value-type="float" office:value="189.499278783798" calcext:value-type="float">
            <text:p>189.499</text:p>
          </table:table-cell>
          <table:table-cell table:formula="of:=[.G380]-[.G379]" office:value-type="float" office:value="0.498630046844482" calcext:value-type="float">
            <text:p>0.4986300468</text:p>
          </table:table-cell>
          <table:table-cell table:number-columns-repeated="5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.44735109539004E+018" calcext:value-type="float">
            <text:p>1447351095390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81]/1000000000" office:value-type="float" office:value="1447351095.39004" calcext:value-type="float">
            <text:p>1447351095.390</text:p>
          </table:table-cell>
          <table:table-cell table:formula="of:=[.G381]-[.$G$1]" office:value-type="float" office:value="190.006561994553" calcext:value-type="float">
            <text:p>190.007</text:p>
          </table:table-cell>
          <table:table-cell table:formula="of:=[.G381]-[.G380]" office:value-type="float" office:value="0.507279872894287" calcext:value-type="float">
            <text:p>0.5072798729</text:p>
          </table:table-cell>
          <table:table-cell table:number-columns-repeated="5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.44735109588396E+018" calcext:value-type="float">
            <text:p>14473510958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82]/1000000000" office:value-type="float" office:value="1447351095.88396" calcext:value-type="float">
            <text:p>1447351095.884</text:p>
          </table:table-cell>
          <table:table-cell table:formula="of:=[.G382]-[.$G$1]" office:value-type="float" office:value="190.50048327446" calcext:value-type="float">
            <text:p>190.500</text:p>
          </table:table-cell>
          <table:table-cell table:formula="of:=[.G382]-[.G381]" office:value-type="float" office:value="0.493920087814331" calcext:value-type="float">
            <text:p>0.4939200878</text:p>
          </table:table-cell>
          <table:table-cell table:number-columns-repeated="5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.44735109638337E+018" calcext:value-type="float">
            <text:p>1447351096383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83]/1000000000" office:value-type="float" office:value="1447351096.38337" calcext:value-type="float">
            <text:p>1447351096.383</text:p>
          </table:table-cell>
          <table:table-cell table:formula="of:=[.G383]-[.$G$1]" office:value-type="float" office:value="190.999892473221" calcext:value-type="float">
            <text:p>191.000</text:p>
          </table:table-cell>
          <table:table-cell table:formula="of:=[.G383]-[.G382]" office:value-type="float" office:value="0.499409914016724" calcext:value-type="float">
            <text:p>0.499409914</text:p>
          </table:table-cell>
          <table:table-cell table:number-columns-repeated="5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.44735109688377E+018" calcext:value-type="float">
            <text:p>14473510968837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84]/1000000000" office:value-type="float" office:value="1447351096.88377" calcext:value-type="float">
            <text:p>1447351096.884</text:p>
          </table:table-cell>
          <table:table-cell table:formula="of:=[.G384]-[.$G$1]" office:value-type="float" office:value="191.500293493271" calcext:value-type="float">
            <text:p>191.500</text:p>
          </table:table-cell>
          <table:table-cell table:formula="of:=[.G384]-[.G383]" office:value-type="float" office:value="0.500400066375732" calcext:value-type="float">
            <text:p>0.5004000664</text:p>
          </table:table-cell>
          <table:table-cell table:number-columns-repeated="5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.44735109738419E+018" calcext:value-type="float">
            <text:p>1447351097384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85]/1000000000" office:value-type="float" office:value="1447351097.38419" calcext:value-type="float">
            <text:p>1447351097.384</text:p>
          </table:table-cell>
          <table:table-cell table:formula="of:=[.G385]-[.$G$1]" office:value-type="float" office:value="192.00070643425" calcext:value-type="float">
            <text:p>192.001</text:p>
          </table:table-cell>
          <table:table-cell table:formula="of:=[.G385]-[.G384]" office:value-type="float" office:value="0.500420093536377" calcext:value-type="float">
            <text:p>0.5004200935</text:p>
          </table:table-cell>
          <table:table-cell table:number-columns-repeated="5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.44735109788367E+018" calcext:value-type="float">
            <text:p>1447351097883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86]/1000000000" office:value-type="float" office:value="1447351097.88367" calcext:value-type="float">
            <text:p>1447351097.884</text:p>
          </table:table-cell>
          <table:table-cell table:formula="of:=[.G386]-[.$G$1]" office:value-type="float" office:value="192.500192165375" calcext:value-type="float">
            <text:p>192.500</text:p>
          </table:table-cell>
          <table:table-cell table:formula="of:=[.G386]-[.G385]" office:value-type="float" office:value="0.49948000907898" calcext:value-type="float">
            <text:p>0.4994800091</text:p>
          </table:table-cell>
          <table:table-cell table:number-columns-repeated="5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.44735109838299E+018" calcext:value-type="float">
            <text:p>14473510983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87]/1000000000" office:value-type="float" office:value="1447351098.38299" calcext:value-type="float">
            <text:p>1447351098.383</text:p>
          </table:table-cell>
          <table:table-cell table:formula="of:=[.G387]-[.$G$1]" office:value-type="float" office:value="192.999514579773" calcext:value-type="float">
            <text:p>193.000</text:p>
          </table:table-cell>
          <table:table-cell table:formula="of:=[.G387]-[.G386]" office:value-type="float" office:value="0.499319791793823" calcext:value-type="float">
            <text:p>0.4993197918</text:p>
          </table:table-cell>
          <table:table-cell table:number-columns-repeated="5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.44735109888341E+018" calcext:value-type="float">
            <text:p>14473510988834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88]/1000000000" office:value-type="float" office:value="1447351098.88341" calcext:value-type="float">
            <text:p>1447351098.883</text:p>
          </table:table-cell>
          <table:table-cell table:formula="of:=[.G388]-[.$G$1]" office:value-type="float" office:value="193.499925136566" calcext:value-type="float">
            <text:p>193.500</text:p>
          </table:table-cell>
          <table:table-cell table:formula="of:=[.G388]-[.G387]" office:value-type="float" office:value="0.500420093536377" calcext:value-type="float">
            <text:p>0.5004200935</text:p>
          </table:table-cell>
          <table:table-cell table:number-columns-repeated="5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.44735109938307E+018" calcext:value-type="float">
            <text:p>1447351099383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89]/1000000000" office:value-type="float" office:value="1447351099.38307" calcext:value-type="float">
            <text:p>1447351099.383</text:p>
          </table:table-cell>
          <table:table-cell table:formula="of:=[.G389]-[.$G$1]" office:value-type="float" office:value="193.999587059021" calcext:value-type="float">
            <text:p>194.000</text:p>
          </table:table-cell>
          <table:table-cell table:formula="of:=[.G389]-[.G388]" office:value-type="float" office:value="0.499660015106201" calcext:value-type="float">
            <text:p>0.4996600151</text:p>
          </table:table-cell>
          <table:table-cell table:number-columns-repeated="5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.44735109988437E+018" calcext:value-type="float">
            <text:p>1447351099884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90]/1000000000" office:value-type="float" office:value="1447351099.88437" calcext:value-type="float">
            <text:p>1447351099.884</text:p>
          </table:table-cell>
          <table:table-cell table:formula="of:=[.G390]-[.$G$1]" office:value-type="float" office:value="194.500894784927" calcext:value-type="float">
            <text:p>194.501</text:p>
          </table:table-cell>
          <table:table-cell table:formula="of:=[.G390]-[.G389]" office:value-type="float" office:value="0.501300096511841" calcext:value-type="float">
            <text:p>0.5013000965</text:p>
          </table:table-cell>
          <table:table-cell table:number-columns-repeated="5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.44735110039095E+018" calcext:value-type="float">
            <text:p>1447351100390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91]/1000000000" office:value-type="float" office:value="1447351100.39095" calcext:value-type="float">
            <text:p>1447351100.391</text:p>
          </table:table-cell>
          <table:table-cell table:formula="of:=[.G391]-[.$G$1]" office:value-type="float" office:value="195.007470369339" calcext:value-type="float">
            <text:p>195.007</text:p>
          </table:table-cell>
          <table:table-cell table:formula="of:=[.G391]-[.G390]" office:value-type="float" office:value="0.506579875946045" calcext:value-type="float">
            <text:p>0.5065798759</text:p>
          </table:table-cell>
          <table:table-cell table:number-columns-repeated="5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.44735110088373E+018" calcext:value-type="float">
            <text:p>14473511008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92]/1000000000" office:value-type="float" office:value="1447351100.88373" calcext:value-type="float">
            <text:p>1447351100.884</text:p>
          </table:table-cell>
          <table:table-cell table:formula="of:=[.G392]-[.$G$1]" office:value-type="float" office:value="195.500252962112" calcext:value-type="float">
            <text:p>195.500</text:p>
          </table:table-cell>
          <table:table-cell table:formula="of:=[.G392]-[.G391]" office:value-type="float" office:value="0.492779970169067" calcext:value-type="float">
            <text:p>0.4927799702</text:p>
          </table:table-cell>
          <table:table-cell table:number-columns-repeated="5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.44735110138351E+018" calcext:value-type="float">
            <text:p>14473511013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93]/1000000000" office:value-type="float" office:value="1447351101.38351" calcext:value-type="float">
            <text:p>1447351101.384</text:p>
          </table:table-cell>
          <table:table-cell table:formula="of:=[.G393]-[.$G$1]" office:value-type="float" office:value="196.000032186508" calcext:value-type="float">
            <text:p>196.000</text:p>
          </table:table-cell>
          <table:table-cell table:formula="of:=[.G393]-[.G392]" office:value-type="float" office:value="0.499780178070068" calcext:value-type="float">
            <text:p>0.4997801781</text:p>
          </table:table-cell>
          <table:table-cell table:number-columns-repeated="5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.44735110188432E+018" calcext:value-type="float">
            <text:p>1447351101884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94]/1000000000" office:value-type="float" office:value="1447351101.88432" calcext:value-type="float">
            <text:p>1447351101.884</text:p>
          </table:table-cell>
          <table:table-cell table:formula="of:=[.G394]-[.$G$1]" office:value-type="float" office:value="196.500844478607" calcext:value-type="float">
            <text:p>196.501</text:p>
          </table:table-cell>
          <table:table-cell table:formula="of:=[.G394]-[.G393]" office:value-type="float" office:value="0.500809907913208" calcext:value-type="float">
            <text:p>0.5008099079</text:p>
          </table:table-cell>
          <table:table-cell table:number-columns-repeated="5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.44735110238391E+018" calcext:value-type="float">
            <text:p>14473511023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95]/1000000000" office:value-type="float" office:value="1447351102.38391" calcext:value-type="float">
            <text:p>1447351102.384</text:p>
          </table:table-cell>
          <table:table-cell table:formula="of:=[.G395]-[.$G$1]" office:value-type="float" office:value="197.000432729721" calcext:value-type="float">
            <text:p>197.000</text:p>
          </table:table-cell>
          <table:table-cell table:formula="of:=[.G395]-[.G394]" office:value-type="float" office:value="0.499589920043945" calcext:value-type="float">
            <text:p>0.49958992</text:p>
          </table:table-cell>
          <table:table-cell table:number-columns-repeated="5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.44735110288357E+018" calcext:value-type="float">
            <text:p>1447351102883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96]/1000000000" office:value-type="float" office:value="1447351102.88357" calcext:value-type="float">
            <text:p>1447351102.884</text:p>
          </table:table-cell>
          <table:table-cell table:formula="of:=[.G396]-[.$G$1]" office:value-type="float" office:value="197.500092983246" calcext:value-type="float">
            <text:p>197.500</text:p>
          </table:table-cell>
          <table:table-cell table:formula="of:=[.G396]-[.G395]" office:value-type="float" office:value="0.499660015106201" calcext:value-type="float">
            <text:p>0.499660015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.44735110338304E+018" calcext:value-type="float">
            <text:p>14473511033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97]/1000000000" office:value-type="float" office:value="1447351103.38304" calcext:value-type="float">
            <text:p>1447351103.383</text:p>
          </table:table-cell>
          <table:table-cell table:formula="of:=[.G397]-[.$G$1]" office:value-type="float" office:value="197.99955868721" calcext:value-type="float">
            <text:p>198.000</text:p>
          </table:table-cell>
          <table:table-cell table:formula="of:=[.G397]-[.G396]" office:value-type="float" office:value="0.499469995498657" calcext:value-type="float">
            <text:p>0.4994699955</text:p>
          </table:table-cell>
          <table:table-cell table:number-columns-repeated="5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.44735110388361E+018" calcext:value-type="float">
            <text:p>1447351103883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98]/1000000000" office:value-type="float" office:value="1447351103.88361" calcext:value-type="float">
            <text:p>1447351103.884</text:p>
          </table:table-cell>
          <table:table-cell table:formula="of:=[.G398]-[.$G$1]" office:value-type="float" office:value="198.500134468079" calcext:value-type="float">
            <text:p>198.500</text:p>
          </table:table-cell>
          <table:table-cell table:formula="of:=[.G398]-[.G397]" office:value-type="float" office:value="0.500570058822632" calcext:value-type="float">
            <text:p>0.5005700588</text:p>
          </table:table-cell>
          <table:table-cell table:number-columns-repeated="5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.44735110438235E+018" calcext:value-type="float">
            <text:p>1447351104382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399]/1000000000" office:value-type="float" office:value="1447351104.38235" calcext:value-type="float">
            <text:p>1447351104.382</text:p>
          </table:table-cell>
          <table:table-cell table:formula="of:=[.G399]-[.$G$1]" office:value-type="float" office:value="198.998867750168" calcext:value-type="float">
            <text:p>198.999</text:p>
          </table:table-cell>
          <table:table-cell table:formula="of:=[.G399]-[.G398]" office:value-type="float" office:value="0.498739957809448" calcext:value-type="float">
            <text:p>0.4987399578</text:p>
          </table:table-cell>
          <table:table-cell table:number-columns-repeated="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.44735110488376E+018" calcext:value-type="float">
            <text:p>1447351104883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00]/1000000000" office:value-type="float" office:value="1447351104.88376" calcext:value-type="float">
            <text:p>1447351104.884</text:p>
          </table:table-cell>
          <table:table-cell table:formula="of:=[.G400]-[.$G$1]" office:value-type="float" office:value="199.500284910202" calcext:value-type="float">
            <text:p>199.500</text:p>
          </table:table-cell>
          <table:table-cell table:formula="of:=[.G400]-[.G399]" office:value-type="float" office:value="0.501410007476807" calcext:value-type="float">
            <text:p>0.5014100075</text:p>
          </table:table-cell>
          <table:table-cell table:number-columns-repeated="5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.44735110538334E+018" calcext:value-type="float">
            <text:p>14473511053833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01]/1000000000" office:value-type="float" office:value="1447351105.38334" calcext:value-type="float">
            <text:p>1447351105.383</text:p>
          </table:table-cell>
          <table:table-cell table:formula="of:=[.G401]-[.$G$1]" office:value-type="float" office:value="199.999858140945" calcext:value-type="float">
            <text:p>200.000</text:p>
          </table:table-cell>
          <table:table-cell table:formula="of:=[.G401]-[.G400]" office:value-type="float" office:value="0.499579906463623" calcext:value-type="float">
            <text:p>0.4995799065</text:p>
          </table:table-cell>
          <table:table-cell table:number-columns-repeated="5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.44735110588431E+018" calcext:value-type="float">
            <text:p>1447351105884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02]/1000000000" office:value-type="float" office:value="1447351105.88431" calcext:value-type="float">
            <text:p>1447351105.884</text:p>
          </table:table-cell>
          <table:table-cell table:formula="of:=[.G402]-[.$G$1]" office:value-type="float" office:value="200.500830173492" calcext:value-type="float">
            <text:p>200.501</text:p>
          </table:table-cell>
          <table:table-cell table:formula="of:=[.G402]-[.G401]" office:value-type="float" office:value="0.500970125198364" calcext:value-type="float">
            <text:p>0.5009701252</text:p>
          </table:table-cell>
          <table:table-cell table:number-columns-repeated="5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.44735110638435E+018" calcext:value-type="float">
            <text:p>1447351106384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03]/1000000000" office:value-type="float" office:value="1447351106.38435" calcext:value-type="float">
            <text:p>1447351106.384</text:p>
          </table:table-cell>
          <table:table-cell table:formula="of:=[.G403]-[.$G$1]" office:value-type="float" office:value="201.000867843628" calcext:value-type="float">
            <text:p>201.001</text:p>
          </table:table-cell>
          <table:table-cell table:formula="of:=[.G403]-[.G402]" office:value-type="float" office:value="0.500040054321289" calcext:value-type="float">
            <text:p>0.5000400543</text:p>
          </table:table-cell>
          <table:table-cell table:number-columns-repeated="5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.44735110688376E+018" calcext:value-type="float">
            <text:p>1447351106883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04]/1000000000" office:value-type="float" office:value="1447351106.88376" calcext:value-type="float">
            <text:p>1447351106.884</text:p>
          </table:table-cell>
          <table:table-cell table:formula="of:=[.G404]-[.$G$1]" office:value-type="float" office:value="201.500275611877" calcext:value-type="float">
            <text:p>201.500</text:p>
          </table:table-cell>
          <table:table-cell table:formula="of:=[.G404]-[.G403]" office:value-type="float" office:value="0.499409914016724" calcext:value-type="float">
            <text:p>0.499409914</text:p>
          </table:table-cell>
          <table:table-cell table:number-columns-repeated="5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.44735110738372E+018" calcext:value-type="float">
            <text:p>14473511073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05]/1000000000" office:value-type="float" office:value="1447351107.38372" calcext:value-type="float">
            <text:p>1447351107.384</text:p>
          </table:table-cell>
          <table:table-cell table:formula="of:=[.G405]-[.$G$1]" office:value-type="float" office:value="202.000235795975" calcext:value-type="float">
            <text:p>202.000</text:p>
          </table:table-cell>
          <table:table-cell table:formula="of:=[.G405]-[.G404]" office:value-type="float" office:value="0.499959945678711" calcext:value-type="float">
            <text:p>0.4999599457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.44735110788373E+018" calcext:value-type="float">
            <text:p>14473511078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06]/1000000000" office:value-type="float" office:value="1447351107.88373" calcext:value-type="float">
            <text:p>1447351107.884</text:p>
          </table:table-cell>
          <table:table-cell table:formula="of:=[.G406]-[.$G$1]" office:value-type="float" office:value="202.500250101089" calcext:value-type="float">
            <text:p>202.500</text:p>
          </table:table-cell>
          <table:table-cell table:formula="of:=[.G406]-[.G405]" office:value-type="float" office:value="0.500010013580322" calcext:value-type="float">
            <text:p>0.5000100136</text:p>
          </table:table-cell>
          <table:table-cell table:number-columns-repeated="5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.44735110838303E+018" calcext:value-type="float">
            <text:p>14473511083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07]/1000000000" office:value-type="float" office:value="1447351108.38303" calcext:value-type="float">
            <text:p>1447351108.383</text:p>
          </table:table-cell>
          <table:table-cell table:formula="of:=[.G407]-[.$G$1]" office:value-type="float" office:value="202.99955201149" calcext:value-type="float">
            <text:p>203.000</text:p>
          </table:table-cell>
          <table:table-cell table:formula="of:=[.G407]-[.G406]" office:value-type="float" office:value="0.499300003051758" calcext:value-type="float">
            <text:p>0.4993000031</text:p>
          </table:table-cell>
          <table:table-cell table:number-columns-repeated="5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.4473511088834E+018" calcext:value-type="float">
            <text:p>14473511088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08]/1000000000" office:value-type="float" office:value="1447351108.8834" calcext:value-type="float">
            <text:p>1447351108.883</text:p>
          </table:table-cell>
          <table:table-cell table:formula="of:=[.G408]-[.$G$1]" office:value-type="float" office:value="203.49992442131" calcext:value-type="float">
            <text:p>203.500</text:p>
          </table:table-cell>
          <table:table-cell table:formula="of:=[.G408]-[.G407]" office:value-type="float" office:value="0.500370025634766" calcext:value-type="float">
            <text:p>0.5003700256</text:p>
          </table:table-cell>
          <table:table-cell table:number-columns-repeated="5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.44735110938413E+018" calcext:value-type="float">
            <text:p>1447351109384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09]/1000000000" office:value-type="float" office:value="1447351109.38413" calcext:value-type="float">
            <text:p>1447351109.384</text:p>
          </table:table-cell>
          <table:table-cell table:formula="of:=[.G409]-[.$G$1]" office:value-type="float" office:value="204.000648498535" calcext:value-type="float">
            <text:p>204.001</text:p>
          </table:table-cell>
          <table:table-cell table:formula="of:=[.G409]-[.G408]" office:value-type="float" office:value="0.500730037689209" calcext:value-type="float">
            <text:p>0.5007300377</text:p>
          </table:table-cell>
          <table:table-cell table:number-columns-repeated="5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.44735110988306E+018" calcext:value-type="float">
            <text:p>1447351109883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10]/1000000000" office:value-type="float" office:value="1447351109.88306" calcext:value-type="float">
            <text:p>1447351109.883</text:p>
          </table:table-cell>
          <table:table-cell table:formula="of:=[.G410]-[.$G$1]" office:value-type="float" office:value="204.499576807022" calcext:value-type="float">
            <text:p>204.500</text:p>
          </table:table-cell>
          <table:table-cell table:formula="of:=[.G410]-[.G409]" office:value-type="float" office:value="0.498929977416992" calcext:value-type="float">
            <text:p>0.4989299774</text:p>
          </table:table-cell>
          <table:table-cell table:number-columns-repeated="5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.44735111038333E+018" calcext:value-type="float">
            <text:p>14473511103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11]/1000000000" office:value-type="float" office:value="1447351110.38333" calcext:value-type="float">
            <text:p>1447351110.383</text:p>
          </table:table-cell>
          <table:table-cell table:formula="of:=[.G411]-[.$G$1]" office:value-type="float" office:value="204.999849557877" calcext:value-type="float">
            <text:p>205.000</text:p>
          </table:table-cell>
          <table:table-cell table:formula="of:=[.G411]-[.G410]" office:value-type="float" office:value="0.500270128250122" calcext:value-type="float">
            <text:p>0.5002701283</text:p>
          </table:table-cell>
          <table:table-cell table:number-columns-repeated="5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.44735111089213E+018" calcext:value-type="float">
            <text:p>1447351110892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12]/1000000000" office:value-type="float" office:value="1447351110.89213" calcext:value-type="float">
            <text:p>1447351110.892</text:p>
          </table:table-cell>
          <table:table-cell table:formula="of:=[.G412]-[.$G$1]" office:value-type="float" office:value="205.508648395538" calcext:value-type="float">
            <text:p>205.509</text:p>
          </table:table-cell>
          <table:table-cell table:formula="of:=[.G412]-[.G411]" office:value-type="float" office:value="0.50879979133606" calcext:value-type="float">
            <text:p>0.5087997913</text:p>
          </table:table-cell>
          <table:table-cell table:number-columns-repeated="5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.44735111138372E+018" calcext:value-type="float">
            <text:p>14473511113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13]/1000000000" office:value-type="float" office:value="1447351111.38372" calcext:value-type="float">
            <text:p>1447351111.384</text:p>
          </table:table-cell>
          <table:table-cell table:formula="of:=[.G413]-[.$G$1]" office:value-type="float" office:value="206.000243663788" calcext:value-type="float">
            <text:p>206.000</text:p>
          </table:table-cell>
          <table:table-cell table:formula="of:=[.G413]-[.G412]" office:value-type="float" office:value="0.491590023040772" calcext:value-type="float">
            <text:p>0.491590023</text:p>
          </table:table-cell>
          <table:table-cell table:number-columns-repeated="5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.44735111188304E+018" calcext:value-type="float">
            <text:p>14473511118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14]/1000000000" office:value-type="float" office:value="1447351111.88304" calcext:value-type="float">
            <text:p>1447351111.883</text:p>
          </table:table-cell>
          <table:table-cell table:formula="of:=[.G414]-[.$G$1]" office:value-type="float" office:value="206.499561786652" calcext:value-type="float">
            <text:p>206.500</text:p>
          </table:table-cell>
          <table:table-cell table:formula="of:=[.G414]-[.G413]" office:value-type="float" office:value="0.499320030212402" calcext:value-type="float">
            <text:p>0.4993200302</text:p>
          </table:table-cell>
          <table:table-cell table:number-columns-repeated="5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.44735111238367E+018" calcext:value-type="float">
            <text:p>1447351112383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15]/1000000000" office:value-type="float" office:value="1447351112.38367" calcext:value-type="float">
            <text:p>1447351112.384</text:p>
          </table:table-cell>
          <table:table-cell table:formula="of:=[.G415]-[.$G$1]" office:value-type="float" office:value="207.000185251236" calcext:value-type="float">
            <text:p>207.000</text:p>
          </table:table-cell>
          <table:table-cell table:formula="of:=[.G415]-[.G414]" office:value-type="float" office:value="0.500630140304565" calcext:value-type="float">
            <text:p>0.5006301403</text:p>
          </table:table-cell>
          <table:table-cell table:number-columns-repeated="5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.44735111288294E+018" calcext:value-type="float">
            <text:p>14473511128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16]/1000000000" office:value-type="float" office:value="1447351112.88294" calcext:value-type="float">
            <text:p>1447351112.883</text:p>
          </table:table-cell>
          <table:table-cell table:formula="of:=[.G416]-[.$G$1]" office:value-type="float" office:value="207.499455928802" calcext:value-type="float">
            <text:p>207.499</text:p>
          </table:table-cell>
          <table:table-cell table:formula="of:=[.G416]-[.G415]" office:value-type="float" office:value="0.499269962310791" calcext:value-type="float">
            <text:p>0.4992699623</text:p>
          </table:table-cell>
          <table:table-cell table:number-columns-repeated="5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.4473511133833E+018" calcext:value-type="float">
            <text:p>1447351113383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17]/1000000000" office:value-type="float" office:value="1447351113.3833" calcext:value-type="float">
            <text:p>1447351113.383</text:p>
          </table:table-cell>
          <table:table-cell table:formula="of:=[.G417]-[.$G$1]" office:value-type="float" office:value="207.999822854996" calcext:value-type="float">
            <text:p>208.000</text:p>
          </table:table-cell>
          <table:table-cell table:formula="of:=[.G417]-[.G416]" office:value-type="float" office:value="0.500360012054443" calcext:value-type="float">
            <text:p>0.5003600121</text:p>
          </table:table-cell>
          <table:table-cell table:number-columns-repeated="5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.4473511138841E+018" calcext:value-type="float">
            <text:p>14473511138841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18]/1000000000" office:value-type="float" office:value="1447351113.8841" calcext:value-type="float">
            <text:p>1447351113.884</text:p>
          </table:table-cell>
          <table:table-cell table:formula="of:=[.G418]-[.$G$1]" office:value-type="float" office:value="208.50061583519" calcext:value-type="float">
            <text:p>208.501</text:p>
          </table:table-cell>
          <table:table-cell table:formula="of:=[.G418]-[.G417]" office:value-type="float" office:value="0.500799894332886" calcext:value-type="float">
            <text:p>0.5007998943</text:p>
          </table:table-cell>
          <table:table-cell table:number-columns-repeated="5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.44735111438277E+018" calcext:value-type="float">
            <text:p>14473511143827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19]/1000000000" office:value-type="float" office:value="1447351114.38277" calcext:value-type="float">
            <text:p>1447351114.383</text:p>
          </table:table-cell>
          <table:table-cell table:formula="of:=[.G419]-[.$G$1]" office:value-type="float" office:value="208.999294996262" calcext:value-type="float">
            <text:p>208.999</text:p>
          </table:table-cell>
          <table:table-cell table:formula="of:=[.G419]-[.G418]" office:value-type="float" office:value="0.498670101165772" calcext:value-type="float">
            <text:p>0.4986701012</text:p>
          </table:table-cell>
          <table:table-cell table:number-columns-repeated="5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.44735111488351E+018" calcext:value-type="float">
            <text:p>14473511148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20]/1000000000" office:value-type="float" office:value="1447351114.88351" calcext:value-type="float">
            <text:p>1447351114.884</text:p>
          </table:table-cell>
          <table:table-cell table:formula="of:=[.G420]-[.$G$1]" office:value-type="float" office:value="209.50003027916" calcext:value-type="float">
            <text:p>209.500</text:p>
          </table:table-cell>
          <table:table-cell table:formula="of:=[.G420]-[.G419]" office:value-type="float" office:value="0.500740051269531" calcext:value-type="float">
            <text:p>0.5007400513</text:p>
          </table:table-cell>
          <table:table-cell table:number-columns-repeated="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.44735111538394E+018" calcext:value-type="float">
            <text:p>1447351115383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21]/1000000000" office:value-type="float" office:value="1447351115.38394" calcext:value-type="float">
            <text:p>1447351115.384</text:p>
          </table:table-cell>
          <table:table-cell table:formula="of:=[.G421]-[.$G$1]" office:value-type="float" office:value="210.000455617905" calcext:value-type="float">
            <text:p>210.000</text:p>
          </table:table-cell>
          <table:table-cell table:formula="of:=[.G421]-[.G420]" office:value-type="float" office:value="0.50042986869812" calcext:value-type="float">
            <text:p>0.5004298687</text:p>
          </table:table-cell>
          <table:table-cell table:number-columns-repeated="5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.44735111589065E+018" calcext:value-type="float">
            <text:p>1447351115890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22]/1000000000" office:value-type="float" office:value="1447351115.89065" calcext:value-type="float">
            <text:p>1447351115.891</text:p>
          </table:table-cell>
          <table:table-cell table:formula="of:=[.G422]-[.$G$1]" office:value-type="float" office:value="210.507165193558" calcext:value-type="float">
            <text:p>210.507</text:p>
          </table:table-cell>
          <table:table-cell table:formula="of:=[.G422]-[.G421]" office:value-type="float" office:value="0.506710052490234" calcext:value-type="float">
            <text:p>0.5067100525</text:p>
          </table:table-cell>
          <table:table-cell table:number-columns-repeated="5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.44735111638408E+018" calcext:value-type="float">
            <text:p>14473511163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23]/1000000000" office:value-type="float" office:value="1447351116.38408" calcext:value-type="float">
            <text:p>1447351116.384</text:p>
          </table:table-cell>
          <table:table-cell table:formula="of:=[.G423]-[.$G$1]" office:value-type="float" office:value="211.000595331192" calcext:value-type="float">
            <text:p>211.001</text:p>
          </table:table-cell>
          <table:table-cell table:formula="of:=[.G423]-[.G422]" office:value-type="float" office:value="0.493429899215698" calcext:value-type="float">
            <text:p>0.4934298992</text:p>
          </table:table-cell>
          <table:table-cell table:number-columns-repeated="5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.44735111688338E+018" calcext:value-type="float">
            <text:p>14473511168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24]/1000000000" office:value-type="float" office:value="1447351116.88338" calcext:value-type="float">
            <text:p>1447351116.883</text:p>
          </table:table-cell>
          <table:table-cell table:formula="of:=[.G424]-[.$G$1]" office:value-type="float" office:value="211.499899148941" calcext:value-type="float">
            <text:p>211.500</text:p>
          </table:table-cell>
          <table:table-cell table:formula="of:=[.G424]-[.G423]" office:value-type="float" office:value="0.499300003051758" calcext:value-type="float">
            <text:p>0.4993000031</text:p>
          </table:table-cell>
          <table:table-cell table:number-columns-repeated="5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.44735111738408E+018" calcext:value-type="float">
            <text:p>14473511173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25]/1000000000" office:value-type="float" office:value="1447351117.38408" calcext:value-type="float">
            <text:p>1447351117.384</text:p>
          </table:table-cell>
          <table:table-cell table:formula="of:=[.G425]-[.$G$1]" office:value-type="float" office:value="212.000599861145" calcext:value-type="float">
            <text:p>212.001</text:p>
          </table:table-cell>
          <table:table-cell table:formula="of:=[.G425]-[.G424]" office:value-type="float" office:value="0.500699996948242" calcext:value-type="float">
            <text:p>0.5006999969</text:p>
          </table:table-cell>
          <table:table-cell table:number-columns-repeated="5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.44735111788346E+018" calcext:value-type="float">
            <text:p>14473511178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26]/1000000000" office:value-type="float" office:value="1447351117.88346" calcext:value-type="float">
            <text:p>1447351117.883</text:p>
          </table:table-cell>
          <table:table-cell table:formula="of:=[.G426]-[.$G$1]" office:value-type="float" office:value="212.499976634979" calcext:value-type="float">
            <text:p>212.500</text:p>
          </table:table-cell>
          <table:table-cell table:formula="of:=[.G426]-[.G425]" office:value-type="float" office:value="0.499380111694336" calcext:value-type="float">
            <text:p>0.4993801117</text:p>
          </table:table-cell>
          <table:table-cell table:number-columns-repeated="5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.44735111838294E+018" calcext:value-type="float">
            <text:p>14473511183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27]/1000000000" office:value-type="float" office:value="1447351118.38294" calcext:value-type="float">
            <text:p>1447351118.383</text:p>
          </table:table-cell>
          <table:table-cell table:formula="of:=[.G427]-[.$G$1]" office:value-type="float" office:value="212.999462604523" calcext:value-type="float">
            <text:p>212.999</text:p>
          </table:table-cell>
          <table:table-cell table:formula="of:=[.G427]-[.G426]" office:value-type="float" office:value="0.49948000907898" calcext:value-type="float">
            <text:p>0.4994800091</text:p>
          </table:table-cell>
          <table:table-cell table:number-columns-repeated="5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.44735111888348E+018" calcext:value-type="float">
            <text:p>14473511188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28]/1000000000" office:value-type="float" office:value="1447351118.88348" calcext:value-type="float">
            <text:p>1447351118.883</text:p>
          </table:table-cell>
          <table:table-cell table:formula="of:=[.G428]-[.$G$1]" office:value-type="float" office:value="213.500001907349" calcext:value-type="float">
            <text:p>213.500</text:p>
          </table:table-cell>
          <table:table-cell table:formula="of:=[.G428]-[.G427]" office:value-type="float" office:value="0.500540018081665" calcext:value-type="float">
            <text:p>0.5005400181</text:p>
          </table:table-cell>
          <table:table-cell table:number-columns-repeated="5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.44735111938241E+018" calcext:value-type="float">
            <text:p>14473511193824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29]/1000000000" office:value-type="float" office:value="1447351119.38241" calcext:value-type="float">
            <text:p>1447351119.382</text:p>
          </table:table-cell>
          <table:table-cell table:formula="of:=[.G429]-[.$G$1]" office:value-type="float" office:value="213.998930215836" calcext:value-type="float">
            <text:p>213.999</text:p>
          </table:table-cell>
          <table:table-cell table:formula="of:=[.G429]-[.G428]" office:value-type="float" office:value="0.498929977416992" calcext:value-type="float">
            <text:p>0.4989299774</text:p>
          </table:table-cell>
          <table:table-cell table:number-columns-repeated="5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.44735111988403E+018" calcext:value-type="float">
            <text:p>1447351119884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0]/1000000000" office:value-type="float" office:value="1447351119.88403" calcext:value-type="float">
            <text:p>1447351119.884</text:p>
          </table:table-cell>
          <table:table-cell table:formula="of:=[.G430]-[.$G$1]" office:value-type="float" office:value="214.500549316406" calcext:value-type="float">
            <text:p>214.501</text:p>
          </table:table-cell>
          <table:table-cell table:formula="of:=[.G430]-[.G429]" office:value-type="float" office:value="0.501620054244995" calcext:value-type="float">
            <text:p>0.5016200542</text:p>
          </table:table-cell>
          <table:table-cell table:number-columns-repeated="5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.44735112038347E+018" calcext:value-type="float">
            <text:p>144735112038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1]/1000000000" office:value-type="float" office:value="1447351120.38347" calcext:value-type="float">
            <text:p>1447351120.383</text:p>
          </table:table-cell>
          <table:table-cell table:formula="of:=[.G431]-[.$G$1]" office:value-type="float" office:value="214.999985456467" calcext:value-type="float">
            <text:p>215.000</text:p>
          </table:table-cell>
          <table:table-cell table:formula="of:=[.G431]-[.G430]" office:value-type="float" office:value="0.49943995475769" calcext:value-type="float">
            <text:p>0.4994399548</text:p>
          </table:table-cell>
          <table:table-cell table:number-columns-repeated="5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.44735112089395E+018" calcext:value-type="float">
            <text:p>144735112089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2]/1000000000" office:value-type="float" office:value="1447351120.89395" calcext:value-type="float">
            <text:p>1447351120.894</text:p>
          </table:table-cell>
          <table:table-cell table:formula="of:=[.G432]-[.$G$1]" office:value-type="float" office:value="215.510469913483" calcext:value-type="float">
            <text:p>215.510</text:p>
          </table:table-cell>
          <table:table-cell table:formula="of:=[.G432]-[.G431]" office:value-type="float" office:value="0.510479927062988" calcext:value-type="float">
            <text:p>0.5104799271</text:p>
          </table:table-cell>
          <table:table-cell table:number-columns-repeated="5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.44735112138392E+018" calcext:value-type="float">
            <text:p>1447351121383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3]/1000000000" office:value-type="float" office:value="1447351121.38392" calcext:value-type="float">
            <text:p>1447351121.384</text:p>
          </table:table-cell>
          <table:table-cell table:formula="of:=[.G433]-[.$G$1]" office:value-type="float" office:value="216.000441789627" calcext:value-type="float">
            <text:p>216.000</text:p>
          </table:table-cell>
          <table:table-cell table:formula="of:=[.G433]-[.G432]" office:value-type="float" office:value="0.489969968795776" calcext:value-type="float">
            <text:p>0.4899699688</text:p>
          </table:table-cell>
          <table:table-cell table:number-columns-repeated="5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.44735112188463E+018" calcext:value-type="float">
            <text:p>1447351121884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4]/1000000000" office:value-type="float" office:value="1447351121.88463" calcext:value-type="float">
            <text:p>1447351121.885</text:p>
          </table:table-cell>
          <table:table-cell table:formula="of:=[.G434]-[.$G$1]" office:value-type="float" office:value="216.501151800156" calcext:value-type="float">
            <text:p>216.501</text:p>
          </table:table-cell>
          <table:table-cell table:formula="of:=[.G434]-[.G433]" office:value-type="float" office:value="0.500710010528564" calcext:value-type="float">
            <text:p>0.5007100105</text:p>
          </table:table-cell>
          <table:table-cell table:number-columns-repeated="5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.44735112238305E+018" calcext:value-type="float">
            <text:p>1447351122383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5]/1000000000" office:value-type="float" office:value="1447351122.38305" calcext:value-type="float">
            <text:p>1447351122.383</text:p>
          </table:table-cell>
          <table:table-cell table:formula="of:=[.G435]-[.$G$1]" office:value-type="float" office:value="216.999572515488" calcext:value-type="float">
            <text:p>217.000</text:p>
          </table:table-cell>
          <table:table-cell table:formula="of:=[.G435]-[.G434]" office:value-type="float" office:value="0.498420000076294" calcext:value-type="float">
            <text:p>0.4984200001</text:p>
          </table:table-cell>
          <table:table-cell table:number-columns-repeated="5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.44735112288329E+018" calcext:value-type="float">
            <text:p>14473511228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6]/1000000000" office:value-type="float" office:value="1447351122.88329" calcext:value-type="float">
            <text:p>1447351122.883</text:p>
          </table:table-cell>
          <table:table-cell table:formula="of:=[.G436]-[.$G$1]" office:value-type="float" office:value="217.499811887741" calcext:value-type="float">
            <text:p>217.500</text:p>
          </table:table-cell>
          <table:table-cell table:formula="of:=[.G436]-[.G435]" office:value-type="float" office:value="0.500240087509155" calcext:value-type="float">
            <text:p>0.5002400875</text:p>
          </table:table-cell>
          <table:table-cell table:number-columns-repeated="5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.44735112338509E+018" calcext:value-type="float">
            <text:p>1447351123385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7]/1000000000" office:value-type="float" office:value="1447351123.38509" calcext:value-type="float">
            <text:p>1447351123.385</text:p>
          </table:table-cell>
          <table:table-cell table:formula="of:=[.G437]-[.$G$1]" office:value-type="float" office:value="218.001611948013" calcext:value-type="float">
            <text:p>218.002</text:p>
          </table:table-cell>
          <table:table-cell table:formula="of:=[.G437]-[.G436]" office:value-type="float" office:value="0.501800060272217" calcext:value-type="float">
            <text:p>0.5018000603</text:p>
          </table:table-cell>
          <table:table-cell table:number-columns-repeated="5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.44735112388351E+018" calcext:value-type="float">
            <text:p>14473511238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8]/1000000000" office:value-type="float" office:value="1447351123.88351" calcext:value-type="float">
            <text:p>1447351123.884</text:p>
          </table:table-cell>
          <table:table-cell table:formula="of:=[.G438]-[.$G$1]" office:value-type="float" office:value="218.500027894974" calcext:value-type="float">
            <text:p>218.500</text:p>
          </table:table-cell>
          <table:table-cell table:formula="of:=[.G438]-[.G437]" office:value-type="float" office:value="0.498420000076294" calcext:value-type="float">
            <text:p>0.4984200001</text:p>
          </table:table-cell>
          <table:table-cell table:number-columns-repeated="5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.44735112438298E+018" calcext:value-type="float">
            <text:p>1447351124382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39]/1000000000" office:value-type="float" office:value="1447351124.38298" calcext:value-type="float">
            <text:p>1447351124.383</text:p>
          </table:table-cell>
          <table:table-cell table:formula="of:=[.G439]-[.$G$1]" office:value-type="float" office:value="218.999495983124" calcext:value-type="float">
            <text:p>218.999</text:p>
          </table:table-cell>
          <table:table-cell table:formula="of:=[.G439]-[.G438]" office:value-type="float" office:value="0.499469995498657" calcext:value-type="float">
            <text:p>0.4994699955</text:p>
          </table:table-cell>
          <table:table-cell table:number-columns-repeated="5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.44735112488347E+018" calcext:value-type="float">
            <text:p>144735112488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0]/1000000000" office:value-type="float" office:value="1447351124.88347" calcext:value-type="float">
            <text:p>1447351124.883</text:p>
          </table:table-cell>
          <table:table-cell table:formula="of:=[.G440]-[.$G$1]" office:value-type="float" office:value="219.499994516373" calcext:value-type="float">
            <text:p>219.500</text:p>
          </table:table-cell>
          <table:table-cell table:formula="of:=[.G440]-[.G439]" office:value-type="float" office:value="0.500489950180054" calcext:value-type="float">
            <text:p>0.5004899502</text:p>
          </table:table-cell>
          <table:table-cell table:number-columns-repeated="5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.44735112538409E+018" calcext:value-type="float">
            <text:p>1447351125384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1]/1000000000" office:value-type="float" office:value="1447351125.38409" calcext:value-type="float">
            <text:p>1447351125.384</text:p>
          </table:table-cell>
          <table:table-cell table:formula="of:=[.G441]-[.$G$1]" office:value-type="float" office:value="220.000614404678" calcext:value-type="float">
            <text:p>220.001</text:p>
          </table:table-cell>
          <table:table-cell table:formula="of:=[.G441]-[.G440]" office:value-type="float" office:value="0.500619888305664" calcext:value-type="float">
            <text:p>0.5006198883</text:p>
          </table:table-cell>
          <table:table-cell table:number-columns-repeated="5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.44735112588356E+018" calcext:value-type="float">
            <text:p>14473511258835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2]/1000000000" office:value-type="float" office:value="1447351125.88356" calcext:value-type="float">
            <text:p>1447351125.884</text:p>
          </table:table-cell>
          <table:table-cell table:formula="of:=[.G442]-[.$G$1]" office:value-type="float" office:value="220.500080823898" calcext:value-type="float">
            <text:p>220.500</text:p>
          </table:table-cell>
          <table:table-cell table:formula="of:=[.G442]-[.G441]" office:value-type="float" office:value="0.499469995498657" calcext:value-type="float">
            <text:p>0.4994699955</text:p>
          </table:table-cell>
          <table:table-cell table:number-columns-repeated="5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.44735112639094E+018" calcext:value-type="float">
            <text:p>1447351126390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3]/1000000000" office:value-type="float" office:value="1447351126.39094" calcext:value-type="float">
            <text:p>1447351126.391</text:p>
          </table:table-cell>
          <table:table-cell table:formula="of:=[.G443]-[.$G$1]" office:value-type="float" office:value="221.007460355759" calcext:value-type="float">
            <text:p>221.007</text:p>
          </table:table-cell>
          <table:table-cell table:formula="of:=[.G443]-[.G442]" office:value-type="float" office:value="0.50738000869751" calcext:value-type="float">
            <text:p>0.5073800087</text:p>
          </table:table-cell>
          <table:table-cell table:number-columns-repeated="5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.44735112688371E+018" calcext:value-type="float">
            <text:p>1447351126883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4]/1000000000" office:value-type="float" office:value="1447351126.88371" calcext:value-type="float">
            <text:p>1447351126.884</text:p>
          </table:table-cell>
          <table:table-cell table:formula="of:=[.G444]-[.$G$1]" office:value-type="float" office:value="221.500235080719" calcext:value-type="float">
            <text:p>221.500</text:p>
          </table:table-cell>
          <table:table-cell table:formula="of:=[.G444]-[.G443]" office:value-type="float" office:value="0.492769956588745" calcext:value-type="float">
            <text:p>0.4927699566</text:p>
          </table:table-cell>
          <table:table-cell table:number-columns-repeated="5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.44735112738301E+018" calcext:value-type="float">
            <text:p>1447351127383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5]/1000000000" office:value-type="float" office:value="1447351127.38301" calcext:value-type="float">
            <text:p>1447351127.383</text:p>
          </table:table-cell>
          <table:table-cell table:formula="of:=[.G445]-[.$G$1]" office:value-type="float" office:value="221.999526262283" calcext:value-type="float">
            <text:p>222.000</text:p>
          </table:table-cell>
          <table:table-cell table:formula="of:=[.G445]-[.G444]" office:value-type="float" office:value="0.499300003051758" calcext:value-type="float">
            <text:p>0.4993000031</text:p>
          </table:table-cell>
          <table:table-cell table:number-columns-repeated="5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.44735112788338E+018" calcext:value-type="float">
            <text:p>14473511278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6]/1000000000" office:value-type="float" office:value="1447351127.88338" calcext:value-type="float">
            <text:p>1447351127.883</text:p>
          </table:table-cell>
          <table:table-cell table:formula="of:=[.G446]-[.$G$1]" office:value-type="float" office:value="222.49989771843" calcext:value-type="float">
            <text:p>222.500</text:p>
          </table:table-cell>
          <table:table-cell table:formula="of:=[.G446]-[.G445]" office:value-type="float" office:value="0.500370025634766" calcext:value-type="float">
            <text:p>0.5003700256</text:p>
          </table:table-cell>
          <table:table-cell table:number-columns-repeated="5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.44735112838368E+018" calcext:value-type="float">
            <text:p>1447351128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7]/1000000000" office:value-type="float" office:value="1447351128.38368" calcext:value-type="float">
            <text:p>1447351128.384</text:p>
          </table:table-cell>
          <table:table-cell table:formula="of:=[.G447]-[.$G$1]" office:value-type="float" office:value="223.000200510025" calcext:value-type="float">
            <text:p>223.000</text:p>
          </table:table-cell>
          <table:table-cell table:formula="of:=[.G447]-[.G446]" office:value-type="float" office:value="0.500300168991089" calcext:value-type="float">
            <text:p>0.500300169</text:p>
          </table:table-cell>
          <table:table-cell table:number-columns-repeated="5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.44735112888304E+018" calcext:value-type="float">
            <text:p>14473511288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8]/1000000000" office:value-type="float" office:value="1447351128.88304" calcext:value-type="float">
            <text:p>1447351128.883</text:p>
          </table:table-cell>
          <table:table-cell table:formula="of:=[.G448]-[.$G$1]" office:value-type="float" office:value="223.499557495117" calcext:value-type="float">
            <text:p>223.500</text:p>
          </table:table-cell>
          <table:table-cell table:formula="of:=[.G448]-[.G447]" office:value-type="float" office:value="0.499359846115112" calcext:value-type="float">
            <text:p>0.4993598461</text:p>
          </table:table-cell>
          <table:table-cell table:number-columns-repeated="5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.44735112938412E+018" calcext:value-type="float">
            <text:p>14473511293841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49]/1000000000" office:value-type="float" office:value="1447351129.38412" calcext:value-type="float">
            <text:p>1447351129.384</text:p>
          </table:table-cell>
          <table:table-cell table:formula="of:=[.G449]-[.$G$1]" office:value-type="float" office:value="224.000643491745" calcext:value-type="float">
            <text:p>224.001</text:p>
          </table:table-cell>
          <table:table-cell table:formula="of:=[.G449]-[.G448]" office:value-type="float" office:value="0.50108003616333" calcext:value-type="float">
            <text:p>0.5010800362</text:p>
          </table:table-cell>
          <table:table-cell table:number-columns-repeated="5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.44735112988276E+018" calcext:value-type="float">
            <text:p>1447351129882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0]/1000000000" office:value-type="float" office:value="1447351129.88276" calcext:value-type="float">
            <text:p>1447351129.883</text:p>
          </table:table-cell>
          <table:table-cell table:formula="of:=[.G450]-[.$G$1]" office:value-type="float" office:value="224.49927687645" calcext:value-type="float">
            <text:p>224.499</text:p>
          </table:table-cell>
          <table:table-cell table:formula="of:=[.G450]-[.G449]" office:value-type="float" office:value="0.498640060424805" calcext:value-type="float">
            <text:p>0.4986400604</text:p>
          </table:table-cell>
          <table:table-cell table:number-columns-repeated="5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.44735113038295E+018" calcext:value-type="float">
            <text:p>1447351130382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1]/1000000000" office:value-type="float" office:value="1447351130.38295" calcext:value-type="float">
            <text:p>1447351130.383</text:p>
          </table:table-cell>
          <table:table-cell table:formula="of:=[.G451]-[.$G$1]" office:value-type="float" office:value="224.99946808815" calcext:value-type="float">
            <text:p>224.999</text:p>
          </table:table-cell>
          <table:table-cell table:formula="of:=[.G451]-[.G450]" office:value-type="float" office:value="0.500190019607544" calcext:value-type="float">
            <text:p>0.5001900196</text:p>
          </table:table-cell>
          <table:table-cell table:number-columns-repeated="5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.4473511308833E+018" calcext:value-type="float">
            <text:p>1447351130883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2]/1000000000" office:value-type="float" office:value="1447351130.8833" calcext:value-type="float">
            <text:p>1447351130.883</text:p>
          </table:table-cell>
          <table:table-cell table:formula="of:=[.G452]-[.$G$1]" office:value-type="float" office:value="225.499822854996" calcext:value-type="float">
            <text:p>225.500</text:p>
          </table:table-cell>
          <table:table-cell table:formula="of:=[.G452]-[.G451]" office:value-type="float" office:value="0.500349998474121" calcext:value-type="float">
            <text:p>0.5003499985</text:p>
          </table:table-cell>
          <table:table-cell table:number-columns-repeated="5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.44735113138368E+018" calcext:value-type="float">
            <text:p>1447351131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3]/1000000000" office:value-type="float" office:value="1447351131.38368" calcext:value-type="float">
            <text:p>1447351131.384</text:p>
          </table:table-cell>
          <table:table-cell table:formula="of:=[.G453]-[.$G$1]" office:value-type="float" office:value="226.000195503235" calcext:value-type="float">
            <text:p>226.000</text:p>
          </table:table-cell>
          <table:table-cell table:formula="of:=[.G453]-[.G452]" office:value-type="float" office:value="0.500380039215088" calcext:value-type="float">
            <text:p>0.5003800392</text:p>
          </table:table-cell>
          <table:table-cell table:number-columns-repeated="5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.44735113188351E+018" calcext:value-type="float">
            <text:p>14473511318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4]/1000000000" office:value-type="float" office:value="1447351131.88351" calcext:value-type="float">
            <text:p>1447351131.884</text:p>
          </table:table-cell>
          <table:table-cell table:formula="of:=[.G454]-[.$G$1]" office:value-type="float" office:value="226.500034570694" calcext:value-type="float">
            <text:p>226.500</text:p>
          </table:table-cell>
          <table:table-cell table:formula="of:=[.G454]-[.G453]" office:value-type="float" office:value="0.499830007553101" calcext:value-type="float">
            <text:p>0.4998300076</text:p>
          </table:table-cell>
          <table:table-cell table:number-columns-repeated="5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.44735113238399E+018" calcext:value-type="float">
            <text:p>1447351132383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5]/1000000000" office:value-type="float" office:value="1447351132.38399" calcext:value-type="float">
            <text:p>1447351132.384</text:p>
          </table:table-cell>
          <table:table-cell table:formula="of:=[.G455]-[.$G$1]" office:value-type="float" office:value="227.000511884689" calcext:value-type="float">
            <text:p>227.001</text:p>
          </table:table-cell>
          <table:table-cell table:formula="of:=[.G455]-[.G454]" office:value-type="float" office:value="0.500479936599731" calcext:value-type="float">
            <text:p>0.5004799366</text:p>
          </table:table-cell>
          <table:table-cell table:number-columns-repeated="5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.44735113288336E+018" calcext:value-type="float">
            <text:p>14473511328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6]/1000000000" office:value-type="float" office:value="1447351132.88336" calcext:value-type="float">
            <text:p>1447351132.883</text:p>
          </table:table-cell>
          <table:table-cell table:formula="of:=[.G456]-[.$G$1]" office:value-type="float" office:value="227.499884605408" calcext:value-type="float">
            <text:p>227.500</text:p>
          </table:table-cell>
          <table:table-cell table:formula="of:=[.G456]-[.G455]" office:value-type="float" office:value="0.499369859695435" calcext:value-type="float">
            <text:p>0.4993698597</text:p>
          </table:table-cell>
          <table:table-cell table:number-columns-repeated="5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.44735113338368E+018" calcext:value-type="float">
            <text:p>1447351133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7]/1000000000" office:value-type="float" office:value="1447351133.38368" calcext:value-type="float">
            <text:p>1447351133.384</text:p>
          </table:table-cell>
          <table:table-cell table:formula="of:=[.G457]-[.$G$1]" office:value-type="float" office:value="228.000199556351" calcext:value-type="float">
            <text:p>228.000</text:p>
          </table:table-cell>
          <table:table-cell table:formula="of:=[.G457]-[.G456]" office:value-type="float" office:value="0.500320196151733" calcext:value-type="float">
            <text:p>0.5003201962</text:p>
          </table:table-cell>
          <table:table-cell table:number-columns-repeated="5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.44735113388326E+018" calcext:value-type="float">
            <text:p>14473511338832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8]/1000000000" office:value-type="float" office:value="1447351133.88326" calcext:value-type="float">
            <text:p>1447351133.883</text:p>
          </table:table-cell>
          <table:table-cell table:formula="of:=[.G458]-[.$G$1]" office:value-type="float" office:value="228.499782800674" calcext:value-type="float">
            <text:p>228.500</text:p>
          </table:table-cell>
          <table:table-cell table:formula="of:=[.G458]-[.G457]" office:value-type="float" office:value="0.499579906463623" calcext:value-type="float">
            <text:p>0.4995799065</text:p>
          </table:table-cell>
          <table:table-cell table:number-columns-repeated="5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.44735113438292E+018" calcext:value-type="float">
            <text:p>1447351134382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59]/1000000000" office:value-type="float" office:value="1447351134.38292" calcext:value-type="float">
            <text:p>1447351134.383</text:p>
          </table:table-cell>
          <table:table-cell table:formula="of:=[.G459]-[.$G$1]" office:value-type="float" office:value="228.999437093735" calcext:value-type="float">
            <text:p>228.999</text:p>
          </table:table-cell>
          <table:table-cell table:formula="of:=[.G459]-[.G458]" office:value-type="float" office:value="0.499660015106201" calcext:value-type="float">
            <text:p>0.4996600151</text:p>
          </table:table-cell>
          <table:table-cell table:number-columns-repeated="5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.4473511348826E+018" calcext:value-type="float">
            <text:p>1447351134882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0]/1000000000" office:value-type="float" office:value="1447351134.8826" calcext:value-type="float">
            <text:p>1447351134.883</text:p>
          </table:table-cell>
          <table:table-cell table:formula="of:=[.G460]-[.$G$1]" office:value-type="float" office:value="229.499116420746" calcext:value-type="float">
            <text:p>229.499</text:p>
          </table:table-cell>
          <table:table-cell table:formula="of:=[.G460]-[.G459]" office:value-type="float" office:value="0.499680042266846" calcext:value-type="float">
            <text:p>0.4996800423</text:p>
          </table:table-cell>
          <table:table-cell table:number-columns-repeated="5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.44735113538313E+018" calcext:value-type="float">
            <text:p>1447351135383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1]/1000000000" office:value-type="float" office:value="1447351135.38313" calcext:value-type="float">
            <text:p>1447351135.383</text:p>
          </table:table-cell>
          <table:table-cell table:formula="of:=[.G461]-[.$G$1]" office:value-type="float" office:value="229.999653577805" calcext:value-type="float">
            <text:p>230.000</text:p>
          </table:table-cell>
          <table:table-cell table:formula="of:=[.G461]-[.G460]" office:value-type="float" office:value="0.500530004501343" calcext:value-type="float">
            <text:p>0.5005300045</text:p>
          </table:table-cell>
          <table:table-cell table:number-columns-repeated="5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.44735113588358E+018" calcext:value-type="float">
            <text:p>1447351135883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2]/1000000000" office:value-type="float" office:value="1447351135.88358" calcext:value-type="float">
            <text:p>1447351135.884</text:p>
          </table:table-cell>
          <table:table-cell table:formula="of:=[.G462]-[.$G$1]" office:value-type="float" office:value="230.500101327896" calcext:value-type="float">
            <text:p>230.500</text:p>
          </table:table-cell>
          <table:table-cell table:formula="of:=[.G462]-[.G461]" office:value-type="float" office:value="0.500449895858765" calcext:value-type="float">
            <text:p>0.5004498959</text:p>
          </table:table-cell>
          <table:table-cell table:number-columns-repeated="5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.44735113639108E+018" calcext:value-type="float">
            <text:p>1447351136391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3]/1000000000" office:value-type="float" office:value="1447351136.39108" calcext:value-type="float">
            <text:p>1447351136.391</text:p>
          </table:table-cell>
          <table:table-cell table:formula="of:=[.G463]-[.$G$1]" office:value-type="float" office:value="231.007600069046" calcext:value-type="float">
            <text:p>231.008</text:p>
          </table:table-cell>
          <table:table-cell table:formula="of:=[.G463]-[.G462]" office:value-type="float" office:value="0.507499933242798" calcext:value-type="float">
            <text:p>0.5074999332</text:p>
          </table:table-cell>
          <table:table-cell table:number-columns-repeated="5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.44735113688292E+018" calcext:value-type="float">
            <text:p>1447351136882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4]/1000000000" office:value-type="float" office:value="1447351136.88292" calcext:value-type="float">
            <text:p>1447351136.883</text:p>
          </table:table-cell>
          <table:table-cell table:formula="of:=[.G464]-[.$G$1]" office:value-type="float" office:value="231.499439954758" calcext:value-type="float">
            <text:p>231.499</text:p>
          </table:table-cell>
          <table:table-cell table:formula="of:=[.G464]-[.G463]" office:value-type="float" office:value="0.491840124130249" calcext:value-type="float">
            <text:p>0.4918401241</text:p>
          </table:table-cell>
          <table:table-cell table:number-columns-repeated="5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.44735113738327E+018" calcext:value-type="float">
            <text:p>14473511373832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5]/1000000000" office:value-type="float" office:value="1447351137.38327" calcext:value-type="float">
            <text:p>1447351137.383</text:p>
          </table:table-cell>
          <table:table-cell table:formula="of:=[.G465]-[.$G$1]" office:value-type="float" office:value="231.999790906906" calcext:value-type="float">
            <text:p>232.000</text:p>
          </table:table-cell>
          <table:table-cell table:formula="of:=[.G465]-[.G464]" office:value-type="float" office:value="0.500349998474121" calcext:value-type="float">
            <text:p>0.5003499985</text:p>
          </table:table-cell>
          <table:table-cell table:number-columns-repeated="5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.44735113788363E+018" calcext:value-type="float">
            <text:p>14473511378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6]/1000000000" office:value-type="float" office:value="1447351137.88363" calcext:value-type="float">
            <text:p>1447351137.884</text:p>
          </table:table-cell>
          <table:table-cell table:formula="of:=[.G466]-[.$G$1]" office:value-type="float" office:value="232.500154972076" calcext:value-type="float">
            <text:p>232.500</text:p>
          </table:table-cell>
          <table:table-cell table:formula="of:=[.G466]-[.G465]" office:value-type="float" office:value="0.500360012054443" calcext:value-type="float">
            <text:p>0.5003600121</text:p>
          </table:table-cell>
          <table:table-cell table:number-columns-repeated="5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.44735113838289E+018" calcext:value-type="float">
            <text:p>1447351138382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7]/1000000000" office:value-type="float" office:value="1447351138.38289" calcext:value-type="float">
            <text:p>1447351138.383</text:p>
          </table:table-cell>
          <table:table-cell table:formula="of:=[.G467]-[.$G$1]" office:value-type="float" office:value="232.999406099319" calcext:value-type="float">
            <text:p>232.999</text:p>
          </table:table-cell>
          <table:table-cell table:formula="of:=[.G467]-[.G466]" office:value-type="float" office:value="0.499259948730469" calcext:value-type="float">
            <text:p>0.4992599487</text:p>
          </table:table-cell>
          <table:table-cell table:number-columns-repeated="5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.44735113888329E+018" calcext:value-type="float">
            <text:p>14473511388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8]/1000000000" office:value-type="float" office:value="1447351138.88329" calcext:value-type="float">
            <text:p>1447351138.883</text:p>
          </table:table-cell>
          <table:table-cell table:formula="of:=[.G468]-[.$G$1]" office:value-type="float" office:value="233.499814748764" calcext:value-type="float">
            <text:p>233.500</text:p>
          </table:table-cell>
          <table:table-cell table:formula="of:=[.G468]-[.G467]" office:value-type="float" office:value="0.500400066375732" calcext:value-type="float">
            <text:p>0.5004000664</text:p>
          </table:table-cell>
          <table:table-cell table:number-columns-repeated="5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.44735113938321E+018" calcext:value-type="float">
            <text:p>14473511393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69]/1000000000" office:value-type="float" office:value="1447351139.38321" calcext:value-type="float">
            <text:p>1447351139.383</text:p>
          </table:table-cell>
          <table:table-cell table:formula="of:=[.G469]-[.$G$1]" office:value-type="float" office:value="233.999732732773" calcext:value-type="float">
            <text:p>234.000</text:p>
          </table:table-cell>
          <table:table-cell table:formula="of:=[.G469]-[.G468]" office:value-type="float" office:value="0.499919891357422" calcext:value-type="float">
            <text:p>0.4999198914</text:p>
          </table:table-cell>
          <table:table-cell table:number-columns-repeated="5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.44735113988424E+018" calcext:value-type="float">
            <text:p>1447351139884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0]/1000000000" office:value-type="float" office:value="1447351139.88424" calcext:value-type="float">
            <text:p>1447351139.884</text:p>
          </table:table-cell>
          <table:table-cell table:formula="of:=[.G470]-[.$G$1]" office:value-type="float" office:value="234.500759840012" calcext:value-type="float">
            <text:p>234.501</text:p>
          </table:table-cell>
          <table:table-cell table:formula="of:=[.G470]-[.G469]" office:value-type="float" office:value="0.501029968261719" calcext:value-type="float">
            <text:p>0.5010299683</text:p>
          </table:table-cell>
          <table:table-cell table:number-columns-repeated="5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.4473511403837E+018" calcext:value-type="float">
            <text:p>14473511403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1]/1000000000" office:value-type="float" office:value="1447351140.3837" calcext:value-type="float">
            <text:p>1447351140.384</text:p>
          </table:table-cell>
          <table:table-cell table:formula="of:=[.G471]-[.$G$1]" office:value-type="float" office:value="235.000221967697" calcext:value-type="float">
            <text:p>235.000</text:p>
          </table:table-cell>
          <table:table-cell table:formula="of:=[.G471]-[.G470]" office:value-type="float" office:value="0.499459981918335" calcext:value-type="float">
            <text:p>0.4994599819</text:p>
          </table:table-cell>
          <table:table-cell table:number-columns-repeated="5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.44735114088326E+018" calcext:value-type="float">
            <text:p>14473511408832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2]/1000000000" office:value-type="float" office:value="1447351140.88326" calcext:value-type="float">
            <text:p>1447351140.883</text:p>
          </table:table-cell>
          <table:table-cell table:formula="of:=[.G472]-[.$G$1]" office:value-type="float" office:value="235.499775886536" calcext:value-type="float">
            <text:p>235.500</text:p>
          </table:table-cell>
          <table:table-cell table:formula="of:=[.G472]-[.G471]" office:value-type="float" office:value="0.499560117721558" calcext:value-type="float">
            <text:p>0.4995601177</text:p>
          </table:table-cell>
          <table:table-cell table:number-columns-repeated="5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.44735114138364E+018" calcext:value-type="float">
            <text:p>14473511413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3]/1000000000" office:value-type="float" office:value="1447351141.38364" calcext:value-type="float">
            <text:p>1447351141.384</text:p>
          </table:table-cell>
          <table:table-cell table:formula="of:=[.G473]-[.$G$1]" office:value-type="float" office:value="236.000162124634" calcext:value-type="float">
            <text:p>236.000</text:p>
          </table:table-cell>
          <table:table-cell table:formula="of:=[.G473]-[.G472]" office:value-type="float" office:value="0.500380039215088" calcext:value-type="float">
            <text:p>0.5003800392</text:p>
          </table:table-cell>
          <table:table-cell table:number-columns-repeated="5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.44735114188302E+018" calcext:value-type="float">
            <text:p>1447351141883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4]/1000000000" office:value-type="float" office:value="1447351141.88302" calcext:value-type="float">
            <text:p>1447351141.883</text:p>
          </table:table-cell>
          <table:table-cell table:formula="of:=[.G474]-[.$G$1]" office:value-type="float" office:value="236.499538183212" calcext:value-type="float">
            <text:p>236.500</text:p>
          </table:table-cell>
          <table:table-cell table:formula="of:=[.G474]-[.G473]" office:value-type="float" office:value="0.499379873275757" calcext:value-type="float">
            <text:p>0.4993798733</text:p>
          </table:table-cell>
          <table:table-cell table:number-columns-repeated="5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.44735114238347E+018" calcext:value-type="float">
            <text:p>144735114238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5]/1000000000" office:value-type="float" office:value="1447351142.38347" calcext:value-type="float">
            <text:p>1447351142.383</text:p>
          </table:table-cell>
          <table:table-cell table:formula="of:=[.G475]-[.$G$1]" office:value-type="float" office:value="236.999994754791" calcext:value-type="float">
            <text:p>237.000</text:p>
          </table:table-cell>
          <table:table-cell table:formula="of:=[.G475]-[.G474]" office:value-type="float" office:value="0.500450134277344" calcext:value-type="float">
            <text:p>0.5004501343</text:p>
          </table:table-cell>
          <table:table-cell table:number-columns-repeated="5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.44735114288429E+018" calcext:value-type="float">
            <text:p>1447351142884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6]/1000000000" office:value-type="float" office:value="1447351142.88429" calcext:value-type="float">
            <text:p>1447351142.884</text:p>
          </table:table-cell>
          <table:table-cell table:formula="of:=[.G476]-[.$G$1]" office:value-type="float" office:value="237.500811815262" calcext:value-type="float">
            <text:p>237.501</text:p>
          </table:table-cell>
          <table:table-cell table:formula="of:=[.G476]-[.G475]" office:value-type="float" office:value="0.50081992149353" calcext:value-type="float">
            <text:p>0.5008199215</text:p>
          </table:table-cell>
          <table:table-cell table:number-columns-repeated="5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.4473511433836E+018" calcext:value-type="float">
            <text:p>1447351143383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7]/1000000000" office:value-type="float" office:value="1447351143.3836" calcext:value-type="float">
            <text:p>1447351143.384</text:p>
          </table:table-cell>
          <table:table-cell table:formula="of:=[.G477]-[.$G$1]" office:value-type="float" office:value="238.000124692917" calcext:value-type="float">
            <text:p>238.000</text:p>
          </table:table-cell>
          <table:table-cell table:formula="of:=[.G477]-[.G476]" office:value-type="float" office:value="0.49931001663208" calcext:value-type="float">
            <text:p>0.4993100166</text:p>
          </table:table-cell>
          <table:table-cell table:number-columns-repeated="5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.44735114388365E+018" calcext:value-type="float">
            <text:p>1447351143883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8]/1000000000" office:value-type="float" office:value="1447351143.88365" calcext:value-type="float">
            <text:p>1447351143.884</text:p>
          </table:table-cell>
          <table:table-cell table:formula="of:=[.G478]-[.$G$1]" office:value-type="float" office:value="238.500171899796" calcext:value-type="float">
            <text:p>238.500</text:p>
          </table:table-cell>
          <table:table-cell table:formula="of:=[.G478]-[.G477]" office:value-type="float" office:value="0.500050067901611" calcext:value-type="float">
            <text:p>0.5000500679</text:p>
          </table:table-cell>
          <table:table-cell table:number-columns-repeated="5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.44735114438438E+018" calcext:value-type="float">
            <text:p>1447351144384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79]/1000000000" office:value-type="float" office:value="1447351144.38438" calcext:value-type="float">
            <text:p>1447351144.384</text:p>
          </table:table-cell>
          <table:table-cell table:formula="of:=[.G479]-[.$G$1]" office:value-type="float" office:value="239.000896453857" calcext:value-type="float">
            <text:p>239.001</text:p>
          </table:table-cell>
          <table:table-cell table:formula="of:=[.G479]-[.G478]" office:value-type="float" office:value="0.500730037689209" calcext:value-type="float">
            <text:p>0.5007300377</text:p>
          </table:table-cell>
          <table:table-cell table:number-columns-repeated="5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.44735114488417E+018" calcext:value-type="float">
            <text:p>1447351144884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0]/1000000000" office:value-type="float" office:value="1447351144.88417" calcext:value-type="float">
            <text:p>1447351144.884</text:p>
          </table:table-cell>
          <table:table-cell table:formula="of:=[.G480]-[.$G$1]" office:value-type="float" office:value="239.500685214996" calcext:value-type="float">
            <text:p>239.501</text:p>
          </table:table-cell>
          <table:table-cell table:formula="of:=[.G480]-[.G479]" office:value-type="float" office:value="0.499789953231812" calcext:value-type="float">
            <text:p>0.4997899532</text:p>
          </table:table-cell>
          <table:table-cell table:number-columns-repeated="5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.44735114538413E+018" calcext:value-type="float">
            <text:p>1447351145384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1]/1000000000" office:value-type="float" office:value="1447351145.38413" calcext:value-type="float">
            <text:p>1447351145.384</text:p>
          </table:table-cell>
          <table:table-cell table:formula="of:=[.G481]-[.$G$1]" office:value-type="float" office:value="240.000653743744" calcext:value-type="float">
            <text:p>240.001</text:p>
          </table:table-cell>
          <table:table-cell table:formula="of:=[.G481]-[.G480]" office:value-type="float" office:value="0.499959945678711" calcext:value-type="float">
            <text:p>0.4999599457</text:p>
          </table:table-cell>
          <table:table-cell table:number-columns-repeated="5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.44735114588349E+018" calcext:value-type="float">
            <text:p>1447351145883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2]/1000000000" office:value-type="float" office:value="1447351145.88349" calcext:value-type="float">
            <text:p>1447351145.883</text:p>
          </table:table-cell>
          <table:table-cell table:formula="of:=[.G482]-[.$G$1]" office:value-type="float" office:value="240.500013113022" calcext:value-type="float">
            <text:p>240.500</text:p>
          </table:table-cell>
          <table:table-cell table:formula="of:=[.G482]-[.G481]" office:value-type="float" office:value="0.499360084533691" calcext:value-type="float">
            <text:p>0.4993600845</text:p>
          </table:table-cell>
          <table:table-cell table:number-columns-repeated="5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.4473511463833E+018" calcext:value-type="float">
            <text:p>1447351146383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3]/1000000000" office:value-type="float" office:value="1447351146.3833" calcext:value-type="float">
            <text:p>1447351146.383</text:p>
          </table:table-cell>
          <table:table-cell table:formula="of:=[.G483]-[.$G$1]" office:value-type="float" office:value="240.999824285507" calcext:value-type="float">
            <text:p>241.000</text:p>
          </table:table-cell>
          <table:table-cell table:formula="of:=[.G483]-[.G482]" office:value-type="float" office:value="0.499809980392456" calcext:value-type="float">
            <text:p>0.4998099804</text:p>
          </table:table-cell>
          <table:table-cell table:number-columns-repeated="5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.44735114689273E+018" calcext:value-type="float">
            <text:p>1447351146892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4]/1000000000" office:value-type="float" office:value="1447351146.89273" calcext:value-type="float">
            <text:p>1447351146.893</text:p>
          </table:table-cell>
          <table:table-cell table:formula="of:=[.G484]-[.$G$1]" office:value-type="float" office:value="241.509252071381" calcext:value-type="float">
            <text:p>241.509</text:p>
          </table:table-cell>
          <table:table-cell table:formula="of:=[.G484]-[.G483]" office:value-type="float" office:value="0.509429931640625" calcext:value-type="float">
            <text:p>0.5094299316</text:p>
          </table:table-cell>
          <table:table-cell table:number-columns-repeated="5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.44735114738408E+018" calcext:value-type="float">
            <text:p>14473511473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5]/1000000000" office:value-type="float" office:value="1447351147.38408" calcext:value-type="float">
            <text:p>1447351147.384</text:p>
          </table:table-cell>
          <table:table-cell table:formula="of:=[.G485]-[.$G$1]" office:value-type="float" office:value="242.000596761704" calcext:value-type="float">
            <text:p>242.001</text:p>
          </table:table-cell>
          <table:table-cell table:formula="of:=[.G485]-[.G484]" office:value-type="float" office:value="0.491349935531616" calcext:value-type="float">
            <text:p>0.4913499355</text:p>
          </table:table-cell>
          <table:table-cell table:number-columns-repeated="5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.4473511478837E+018" calcext:value-type="float">
            <text:p>14473511478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6]/1000000000" office:value-type="float" office:value="1447351147.8837" calcext:value-type="float">
            <text:p>1447351147.884</text:p>
          </table:table-cell>
          <table:table-cell table:formula="of:=[.G486]-[.$G$1]" office:value-type="float" office:value="242.500220537186" calcext:value-type="float">
            <text:p>242.500</text:p>
          </table:table-cell>
          <table:table-cell table:formula="of:=[.G486]-[.G485]" office:value-type="float" office:value="0.499619960784912" calcext:value-type="float">
            <text:p>0.4996199608</text:p>
          </table:table-cell>
          <table:table-cell table:number-columns-repeated="5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.44735114838336E+018" calcext:value-type="float">
            <text:p>14473511483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7]/1000000000" office:value-type="float" office:value="1447351148.38336" calcext:value-type="float">
            <text:p>1447351148.383</text:p>
          </table:table-cell>
          <table:table-cell table:formula="of:=[.G487]-[.$G$1]" office:value-type="float" office:value="242.999883174896" calcext:value-type="float">
            <text:p>243.000</text:p>
          </table:table-cell>
          <table:table-cell table:formula="of:=[.G487]-[.G486]" office:value-type="float" office:value="0.499660015106201" calcext:value-type="float">
            <text:p>0.4996600151</text:p>
          </table:table-cell>
          <table:table-cell table:number-columns-repeated="5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.44735114888333E+018" calcext:value-type="float">
            <text:p>14473511488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8]/1000000000" office:value-type="float" office:value="1447351148.88333" calcext:value-type="float">
            <text:p>1447351148.883</text:p>
          </table:table-cell>
          <table:table-cell table:formula="of:=[.G488]-[.$G$1]" office:value-type="float" office:value="243.499854326248" calcext:value-type="float">
            <text:p>243.500</text:p>
          </table:table-cell>
          <table:table-cell table:formula="of:=[.G488]-[.G487]" office:value-type="float" office:value="0.499970197677612" calcext:value-type="float">
            <text:p>0.4999701977</text:p>
          </table:table-cell>
          <table:table-cell table:number-columns-repeated="5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.44735114938424E+018" calcext:value-type="float">
            <text:p>1447351149384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89]/1000000000" office:value-type="float" office:value="1447351149.38424" calcext:value-type="float">
            <text:p>1447351149.384</text:p>
          </table:table-cell>
          <table:table-cell table:formula="of:=[.G489]-[.$G$1]" office:value-type="float" office:value="244.000756263733" calcext:value-type="float">
            <text:p>244.001</text:p>
          </table:table-cell>
          <table:table-cell table:formula="of:=[.G489]-[.G488]" office:value-type="float" office:value="0.500909805297852" calcext:value-type="float">
            <text:p>0.5009098053</text:p>
          </table:table-cell>
          <table:table-cell table:number-columns-repeated="5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.44735114988297E+018" calcext:value-type="float">
            <text:p>1447351149882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90]/1000000000" office:value-type="float" office:value="1447351149.88297" calcext:value-type="float">
            <text:p>1447351149.883</text:p>
          </table:table-cell>
          <table:table-cell table:formula="of:=[.G490]-[.$G$1]" office:value-type="float" office:value="244.499490976334" calcext:value-type="float">
            <text:p>244.499</text:p>
          </table:table-cell>
          <table:table-cell table:formula="of:=[.G490]-[.G489]" office:value-type="float" office:value="0.498730182647705" calcext:value-type="float">
            <text:p>0.4987301826</text:p>
          </table:table-cell>
          <table:table-cell table:number-columns-repeated="5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.44735115038317E+018" calcext:value-type="float">
            <text:p>1447351150383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491]/1000000000" office:value-type="float" office:value="1447351150.38317" calcext:value-type="float">
            <text:p>1447351150.383</text:p>
          </table:table-cell>
          <table:table-cell table:formula="of:=[.G491]-[.$G$1]" office:value-type="float" office:value="244.9996945858" calcext:value-type="float">
            <text:p>245.000</text:p>
          </table:table-cell>
          <table:table-cell table:formula="of:=[.G491]-[.G490]" office:value-type="float" office:value="0.500199794769287" calcext:value-type="float">
            <text:p>0.5001997948</text:p>
          </table:table-cell>
          <table:table-cell table:number-columns-repeated="5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.44735115088354E+018" calcext:value-type="float">
            <text:p>14473511508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92]/1000000000" office:value-type="float" office:value="1447351150.88354" calcext:value-type="float">
            <text:p>1447351150.884</text:p>
          </table:table-cell>
          <table:table-cell table:formula="of:=[.G492]-[.$G$1]" office:value-type="float" office:value="245.5000603199" calcext:value-type="float">
            <text:p>245.500</text:p>
          </table:table-cell>
          <table:table-cell table:formula="of:=[.G492]-[.G491]" office:value-type="float" office:value="0.500370025634766" calcext:value-type="float">
            <text:p>0.5003700256</text:p>
          </table:table-cell>
          <table:table-cell table:number-columns-repeated="5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.44735115138397E+018" calcext:value-type="float">
            <text:p>1447351151383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93]/1000000000" office:value-type="float" office:value="1447351151.38397" calcext:value-type="float">
            <text:p>1447351151.384</text:p>
          </table:table-cell>
          <table:table-cell table:formula="of:=[.G493]-[.$G$1]" office:value-type="float" office:value="246.000487327576" calcext:value-type="float">
            <text:p>246.000</text:p>
          </table:table-cell>
          <table:table-cell table:formula="of:=[.G493]-[.G492]" office:value-type="float" office:value="0.500430107116699" calcext:value-type="float">
            <text:p>0.5004301071</text:p>
          </table:table-cell>
          <table:table-cell table:number-columns-repeated="5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.44735115188331E+018" calcext:value-type="float">
            <text:p>1447351151883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94]/1000000000" office:value-type="float" office:value="1447351151.88331" calcext:value-type="float">
            <text:p>1447351151.883</text:p>
          </table:table-cell>
          <table:table-cell table:formula="of:=[.G494]-[.$G$1]" office:value-type="float" office:value="246.499833345413" calcext:value-type="float">
            <text:p>246.500</text:p>
          </table:table-cell>
          <table:table-cell table:formula="of:=[.G494]-[.G493]" office:value-type="float" office:value="0.499340057373047" calcext:value-type="float">
            <text:p>0.4993400574</text:p>
          </table:table-cell>
          <table:table-cell table:number-columns-repeated="5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.44735115238371E+018" calcext:value-type="float">
            <text:p>1447351152383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95]/1000000000" office:value-type="float" office:value="1447351152.38371" calcext:value-type="float">
            <text:p>1447351152.384</text:p>
          </table:table-cell>
          <table:table-cell table:formula="of:=[.G495]-[.$G$1]" office:value-type="float" office:value="247.000231027603" calcext:value-type="float">
            <text:p>247.000</text:p>
          </table:table-cell>
          <table:table-cell table:formula="of:=[.G495]-[.G494]" office:value-type="float" office:value="0.500399827957153" calcext:value-type="float">
            <text:p>0.500399828</text:p>
          </table:table-cell>
          <table:table-cell table:number-columns-repeated="5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.44735115288305E+018" calcext:value-type="float">
            <text:p>1447351152883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96]/1000000000" office:value-type="float" office:value="1447351152.88305" calcext:value-type="float">
            <text:p>1447351152.883</text:p>
          </table:table-cell>
          <table:table-cell table:formula="of:=[.G496]-[.$G$1]" office:value-type="float" office:value="247.499567985535" calcext:value-type="float">
            <text:p>247.500</text:p>
          </table:table-cell>
          <table:table-cell table:formula="of:=[.G496]-[.G495]" office:value-type="float" office:value="0.499340057373047" calcext:value-type="float">
            <text:p>0.4993400574</text:p>
          </table:table-cell>
          <table:table-cell table:number-columns-repeated="5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.44735115338375E+018" calcext:value-type="float">
            <text:p>1447351153383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97]/1000000000" office:value-type="float" office:value="1447351153.38375" calcext:value-type="float">
            <text:p>1447351153.384</text:p>
          </table:table-cell>
          <table:table-cell table:formula="of:=[.G497]-[.$G$1]" office:value-type="float" office:value="248.000266551971" calcext:value-type="float">
            <text:p>248.000</text:p>
          </table:table-cell>
          <table:table-cell table:formula="of:=[.G497]-[.G496]" office:value-type="float" office:value="0.500699996948242" calcext:value-type="float">
            <text:p>0.5006999969</text:p>
          </table:table-cell>
          <table:table-cell table:number-columns-repeated="5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.44735115388353E+018" calcext:value-type="float">
            <text:p>14473511538835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98]/1000000000" office:value-type="float" office:value="1447351153.88353" calcext:value-type="float">
            <text:p>1447351153.884</text:p>
          </table:table-cell>
          <table:table-cell table:formula="of:=[.G498]-[.$G$1]" office:value-type="float" office:value="248.500045537949" calcext:value-type="float">
            <text:p>248.500</text:p>
          </table:table-cell>
          <table:table-cell table:formula="of:=[.G498]-[.G497]" office:value-type="float" office:value="0.499779939651489" calcext:value-type="float">
            <text:p>0.4997799397</text:p>
          </table:table-cell>
          <table:table-cell table:number-columns-repeated="5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.44735115438328E+018" calcext:value-type="float">
            <text:p>1447351154383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499]/1000000000" office:value-type="float" office:value="1447351154.38328" calcext:value-type="float">
            <text:p>1447351154.383</text:p>
          </table:table-cell>
          <table:table-cell table:formula="of:=[.G499]-[.$G$1]" office:value-type="float" office:value="248.999803543091" calcext:value-type="float">
            <text:p>249.000</text:p>
          </table:table-cell>
          <table:table-cell table:formula="of:=[.G499]-[.G498]" office:value-type="float" office:value="0.499750137329102" calcext:value-type="float">
            <text:p>0.4997501373</text:p>
          </table:table-cell>
          <table:table-cell table:number-columns-repeated="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.44735115488325E+018" calcext:value-type="float">
            <text:p>14473511548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00]/1000000000" office:value-type="float" office:value="1447351154.88325" calcext:value-type="float">
            <text:p>1447351154.883</text:p>
          </table:table-cell>
          <table:table-cell table:formula="of:=[.G500]-[.$G$1]" office:value-type="float" office:value="249.4997651577" calcext:value-type="float">
            <text:p>249.500</text:p>
          </table:table-cell>
          <table:table-cell table:formula="of:=[.G500]-[.G499]" office:value-type="float" office:value="0.499969959259033" calcext:value-type="float">
            <text:p>0.4999699593</text:p>
          </table:table-cell>
          <table:table-cell table:number-columns-repeated="5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.4473511553842E+018" calcext:value-type="float">
            <text:p>1447351155384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01]/1000000000" office:value-type="float" office:value="1447351155.3842" calcext:value-type="float">
            <text:p>1447351155.384</text:p>
          </table:table-cell>
          <table:table-cell table:formula="of:=[.G501]-[.$G$1]" office:value-type="float" office:value="250.000715970993" calcext:value-type="float">
            <text:p>250.001</text:p>
          </table:table-cell>
          <table:table-cell table:formula="of:=[.G501]-[.G500]" office:value-type="float" office:value="0.50095009803772" calcext:value-type="float">
            <text:p>0.500950098</text:p>
          </table:table-cell>
          <table:table-cell table:number-columns-repeated="5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.4473511558836E+018" calcext:value-type="float">
            <text:p>1447351155883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02]/1000000000" office:value-type="float" office:value="1447351155.8836" calcext:value-type="float">
            <text:p>1447351155.884</text:p>
          </table:table-cell>
          <table:table-cell table:formula="of:=[.G502]-[.$G$1]" office:value-type="float" office:value="250.500120639801" calcext:value-type="float">
            <text:p>250.500</text:p>
          </table:table-cell>
          <table:table-cell table:formula="of:=[.G502]-[.G501]" office:value-type="float" office:value="0.499399900436401" calcext:value-type="float">
            <text:p>0.4993999004</text:p>
          </table:table-cell>
          <table:table-cell table:number-columns-repeated="5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.44735115638289E+018" calcext:value-type="float">
            <text:p>1447351156382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03]/1000000000" office:value-type="float" office:value="1447351156.38289" calcext:value-type="float">
            <text:p>1447351156.383</text:p>
          </table:table-cell>
          <table:table-cell table:formula="of:=[.G503]-[.$G$1]" office:value-type="float" office:value="250.999407052994" calcext:value-type="float">
            <text:p>250.999</text:p>
          </table:table-cell>
          <table:table-cell table:formula="of:=[.G503]-[.G502]" office:value-type="float" office:value="0.499289989471436" calcext:value-type="float">
            <text:p>0.4992899895</text:p>
          </table:table-cell>
          <table:table-cell table:number-columns-repeated="5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.44735115688327E+018" calcext:value-type="float">
            <text:p>14473511568832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04]/1000000000" office:value-type="float" office:value="1447351156.88327" calcext:value-type="float">
            <text:p>1447351156.883</text:p>
          </table:table-cell>
          <table:table-cell table:formula="of:=[.G504]-[.$G$1]" office:value-type="float" office:value="251.499790906906" calcext:value-type="float">
            <text:p>251.500</text:p>
          </table:table-cell>
          <table:table-cell table:formula="of:=[.G504]-[.G503]" office:value-type="float" office:value="0.500380039215088" calcext:value-type="float">
            <text:p>0.5003800392</text:p>
          </table:table-cell>
          <table:table-cell table:number-columns-repeated="5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.44735115739073E+018" calcext:value-type="float">
            <text:p>1447351157390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05]/1000000000" office:value-type="float" office:value="1447351157.39073" calcext:value-type="float">
            <text:p>1447351157.391</text:p>
          </table:table-cell>
          <table:table-cell table:formula="of:=[.G505]-[.$G$1]" office:value-type="float" office:value="252.007249355316" calcext:value-type="float">
            <text:p>252.007</text:p>
          </table:table-cell>
          <table:table-cell table:formula="of:=[.G505]-[.G504]" office:value-type="float" office:value="0.507459878921509" calcext:value-type="float">
            <text:p>0.5074598789</text:p>
          </table:table-cell>
          <table:table-cell table:number-columns-repeated="5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.44735115788357E+018" calcext:value-type="float">
            <text:p>1447351157883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06]/1000000000" office:value-type="float" office:value="1447351157.88357" calcext:value-type="float">
            <text:p>1447351157.884</text:p>
          </table:table-cell>
          <table:table-cell table:formula="of:=[.G506]-[.$G$1]" office:value-type="float" office:value="252.500091791153" calcext:value-type="float">
            <text:p>252.500</text:p>
          </table:table-cell>
          <table:table-cell table:formula="of:=[.G506]-[.G505]" office:value-type="float" office:value="0.492840051651001" calcext:value-type="float">
            <text:p>0.4928400517</text:p>
          </table:table-cell>
          <table:table-cell table:number-columns-repeated="5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.44735115838425E+018" calcext:value-type="float">
            <text:p>1447351158384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07]/1000000000" office:value-type="float" office:value="1447351158.38425" calcext:value-type="float">
            <text:p>1447351158.384</text:p>
          </table:table-cell>
          <table:table-cell table:formula="of:=[.G507]-[.$G$1]" office:value-type="float" office:value="253.000768184662" calcext:value-type="float">
            <text:p>253.001</text:p>
          </table:table-cell>
          <table:table-cell table:formula="of:=[.G507]-[.G506]" office:value-type="float" office:value="0.500679969787598" calcext:value-type="float">
            <text:p>0.5006799698</text:p>
          </table:table-cell>
          <table:table-cell table:number-columns-repeated="5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.44735115888363E+018" calcext:value-type="float">
            <text:p>14473511588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08]/1000000000" office:value-type="float" office:value="1447351158.88363" calcext:value-type="float">
            <text:p>1447351158.884</text:p>
          </table:table-cell>
          <table:table-cell table:formula="of:=[.G508]-[.$G$1]" office:value-type="float" office:value="253.500149011612" calcext:value-type="float">
            <text:p>253.500</text:p>
          </table:table-cell>
          <table:table-cell table:formula="of:=[.G508]-[.G507]" office:value-type="float" office:value="0.499380111694336" calcext:value-type="float">
            <text:p>0.4993801117</text:p>
          </table:table-cell>
          <table:table-cell table:number-columns-repeated="5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.44735115938233E+018" calcext:value-type="float">
            <text:p>1447351159382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09]/1000000000" office:value-type="float" office:value="1447351159.38233" calcext:value-type="float">
            <text:p>1447351159.382</text:p>
          </table:table-cell>
          <table:table-cell table:formula="of:=[.G509]-[.$G$1]" office:value-type="float" office:value="253.998853206635" calcext:value-type="float">
            <text:p>253.999</text:p>
          </table:table-cell>
          <table:table-cell table:formula="of:=[.G509]-[.G508]" office:value-type="float" office:value="0.498699903488159" calcext:value-type="float">
            <text:p>0.4986999035</text:p>
          </table:table-cell>
          <table:table-cell table:number-columns-repeated="5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.44735115988363E+018" calcext:value-type="float">
            <text:p>14473511598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10]/1000000000" office:value-type="float" office:value="1447351159.88363" calcext:value-type="float">
            <text:p>1447351159.884</text:p>
          </table:table-cell>
          <table:table-cell table:formula="of:=[.G510]-[.$G$1]" office:value-type="float" office:value="254.500154256821" calcext:value-type="float">
            <text:p>254.500</text:p>
          </table:table-cell>
          <table:table-cell table:formula="of:=[.G510]-[.G509]" office:value-type="float" office:value="0.501300096511841" calcext:value-type="float">
            <text:p>0.5013000965</text:p>
          </table:table-cell>
          <table:table-cell table:number-columns-repeated="5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.44735116038291E+018" calcext:value-type="float">
            <text:p>1447351160382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11]/1000000000" office:value-type="float" office:value="1447351160.38291" calcext:value-type="float">
            <text:p>1447351160.383</text:p>
          </table:table-cell>
          <table:table-cell table:formula="of:=[.G511]-[.$G$1]" office:value-type="float" office:value="254.99942612648" calcext:value-type="float">
            <text:p>254.999</text:p>
          </table:table-cell>
          <table:table-cell table:formula="of:=[.G511]-[.G510]" office:value-type="float" office:value="0.499279975891113" calcext:value-type="float">
            <text:p>0.4992799759</text:p>
          </table:table-cell>
          <table:table-cell table:number-columns-repeated="5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.44735116088325E+018" calcext:value-type="float">
            <text:p>14473511608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12]/1000000000" office:value-type="float" office:value="1447351160.88325" calcext:value-type="float">
            <text:p>1447351160.883</text:p>
          </table:table-cell>
          <table:table-cell table:formula="of:=[.G512]-[.$G$1]" office:value-type="float" office:value="255.49976849556" calcext:value-type="float">
            <text:p>255.500</text:p>
          </table:table-cell>
          <table:table-cell table:formula="of:=[.G512]-[.G511]" office:value-type="float" office:value="0.500339984893799" calcext:value-type="float">
            <text:p>0.5003399849</text:p>
          </table:table-cell>
          <table:table-cell table:number-columns-repeated="5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.4473511613836E+018" calcext:value-type="float">
            <text:p>1447351161383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13]/1000000000" office:value-type="float" office:value="1447351161.3836" calcext:value-type="float">
            <text:p>1447351161.384</text:p>
          </table:table-cell>
          <table:table-cell table:formula="of:=[.G513]-[.$G$1]" office:value-type="float" office:value="256.000123262405" calcext:value-type="float">
            <text:p>256.000</text:p>
          </table:table-cell>
          <table:table-cell table:formula="of:=[.G513]-[.G512]" office:value-type="float" office:value="0.500349998474121" calcext:value-type="float">
            <text:p>0.5003499985</text:p>
          </table:table-cell>
          <table:table-cell table:number-columns-repeated="5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.44735116188406E+018" calcext:value-type="float">
            <text:p>14473511618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14]/1000000000" office:value-type="float" office:value="1447351161.88406" calcext:value-type="float">
            <text:p>1447351161.884</text:p>
          </table:table-cell>
          <table:table-cell table:formula="of:=[.G514]-[.$G$1]" office:value-type="float" office:value="256.500577926636" calcext:value-type="float">
            <text:p>256.501</text:p>
          </table:table-cell>
          <table:table-cell table:formula="of:=[.G514]-[.G513]" office:value-type="float" office:value="0.500459909439087" calcext:value-type="float">
            <text:p>0.5004599094</text:p>
          </table:table-cell>
          <table:table-cell table:number-columns-repeated="5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.44735116238342E+018" calcext:value-type="float">
            <text:p>1447351162383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15]/1000000000" office:value-type="float" office:value="1447351162.38342" calcext:value-type="float">
            <text:p>1447351162.383</text:p>
          </table:table-cell>
          <table:table-cell table:formula="of:=[.G515]-[.$G$1]" office:value-type="float" office:value="256.999940633774" calcext:value-type="float">
            <text:p>257.000</text:p>
          </table:table-cell>
          <table:table-cell table:formula="of:=[.G515]-[.G514]" office:value-type="float" office:value="0.499360084533691" calcext:value-type="float">
            <text:p>0.4993600845</text:p>
          </table:table-cell>
          <table:table-cell table:number-columns-repeated="5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.44735116288408E+018" calcext:value-type="float">
            <text:p>14473511628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16]/1000000000" office:value-type="float" office:value="1447351162.88408" calcext:value-type="float">
            <text:p>1447351162.884</text:p>
          </table:table-cell>
          <table:table-cell table:formula="of:=[.G516]-[.$G$1]" office:value-type="float" office:value="257.500598192215" calcext:value-type="float">
            <text:p>257.501</text:p>
          </table:table-cell>
          <table:table-cell table:formula="of:=[.G516]-[.G515]" office:value-type="float" office:value="0.500659942626953" calcext:value-type="float">
            <text:p>0.5006599426</text:p>
          </table:table-cell>
          <table:table-cell table:number-columns-repeated="5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.44735116338344E+018" calcext:value-type="float">
            <text:p>1447351163383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17]/1000000000" office:value-type="float" office:value="1447351163.38344" calcext:value-type="float">
            <text:p>1447351163.383</text:p>
          </table:table-cell>
          <table:table-cell table:formula="of:=[.G517]-[.$G$1]" office:value-type="float" office:value="257.99995970726" calcext:value-type="float">
            <text:p>258.000</text:p>
          </table:table-cell>
          <table:table-cell table:formula="of:=[.G517]-[.G516]" office:value-type="float" office:value="0.499360084533691" calcext:value-type="float">
            <text:p>0.4993600845</text:p>
          </table:table-cell>
          <table:table-cell table:number-columns-repeated="5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.44735116388389E+018" calcext:value-type="float">
            <text:p>1447351163883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18]/1000000000" office:value-type="float" office:value="1447351163.88389" calcext:value-type="float">
            <text:p>1447351163.884</text:p>
          </table:table-cell>
          <table:table-cell table:formula="of:=[.G518]-[.$G$1]" office:value-type="float" office:value="258.500414848328" calcext:value-type="float">
            <text:p>258.500</text:p>
          </table:table-cell>
          <table:table-cell table:formula="of:=[.G518]-[.G517]" office:value-type="float" office:value="0.500449895858765" calcext:value-type="float">
            <text:p>0.5004498959</text:p>
          </table:table-cell>
          <table:table-cell table:number-columns-repeated="5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.44735116438255E+018" calcext:value-type="float">
            <text:p>1447351164382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19]/1000000000" office:value-type="float" office:value="1447351164.38255" calcext:value-type="float">
            <text:p>1447351164.383</text:p>
          </table:table-cell>
          <table:table-cell table:formula="of:=[.G519]-[.$G$1]" office:value-type="float" office:value="258.999070167541" calcext:value-type="float">
            <text:p>258.999</text:p>
          </table:table-cell>
          <table:table-cell table:formula="of:=[.G519]-[.G518]" office:value-type="float" office:value="0.498660087585449" calcext:value-type="float">
            <text:p>0.4986600876</text:p>
          </table:table-cell>
          <table:table-cell table:number-columns-repeated="5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.44735116488392E+018" calcext:value-type="float">
            <text:p>1447351164883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20]/1000000000" office:value-type="float" office:value="1447351164.88392" calcext:value-type="float">
            <text:p>1447351164.884</text:p>
          </table:table-cell>
          <table:table-cell table:formula="of:=[.G520]-[.$G$1]" office:value-type="float" office:value="259.500444889069" calcext:value-type="float">
            <text:p>259.500</text:p>
          </table:table-cell>
          <table:table-cell table:formula="of:=[.G520]-[.G519]" office:value-type="float" office:value="0.501369953155518" calcext:value-type="float">
            <text:p>0.5013699532</text:p>
          </table:table-cell>
          <table:table-cell table:number-columns-repeated="5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.4473511653832E+018" calcext:value-type="float">
            <text:p>1447351165383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21]/1000000000" office:value-type="float" office:value="1447351165.3832" calcext:value-type="float">
            <text:p>1447351165.383</text:p>
          </table:table-cell>
          <table:table-cell table:formula="of:=[.G521]-[.$G$1]" office:value-type="float" office:value="259.9997215271" calcext:value-type="float">
            <text:p>260.000</text:p>
          </table:table-cell>
          <table:table-cell table:formula="of:=[.G521]-[.G520]" office:value-type="float" office:value="0.499279975891113" calcext:value-type="float">
            <text:p>0.4992799759</text:p>
          </table:table-cell>
          <table:table-cell table:number-columns-repeated="5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.44735116588359E+018" calcext:value-type="float">
            <text:p>1447351165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22]/1000000000" office:value-type="float" office:value="1447351165.88359" calcext:value-type="float">
            <text:p>1447351165.884</text:p>
          </table:table-cell>
          <table:table-cell table:formula="of:=[.G522]-[.$G$1]" office:value-type="float" office:value="260.500109910965" calcext:value-type="float">
            <text:p>260.500</text:p>
          </table:table-cell>
          <table:table-cell table:formula="of:=[.G522]-[.G521]" office:value-type="float" office:value="0.50039005279541" calcext:value-type="float">
            <text:p>0.5003900528</text:p>
          </table:table-cell>
          <table:table-cell table:number-columns-repeated="5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.44735116638409E+018" calcext:value-type="float">
            <text:p>1447351166384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23]/1000000000" office:value-type="float" office:value="1447351166.38409" calcext:value-type="float">
            <text:p>1447351166.384</text:p>
          </table:table-cell>
          <table:table-cell table:formula="of:=[.G523]-[.$G$1]" office:value-type="float" office:value="261.000609874725" calcext:value-type="float">
            <text:p>261.001</text:p>
          </table:table-cell>
          <table:table-cell table:formula="of:=[.G523]-[.G522]" office:value-type="float" office:value="0.500499963760376" calcext:value-type="float">
            <text:p>0.5004999638</text:p>
          </table:table-cell>
          <table:table-cell table:number-columns-repeated="5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.44735116688344E+018" calcext:value-type="float">
            <text:p>1447351166883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24]/1000000000" office:value-type="float" office:value="1447351166.88344" calcext:value-type="float">
            <text:p>1447351166.883</text:p>
          </table:table-cell>
          <table:table-cell table:formula="of:=[.G524]-[.$G$1]" office:value-type="float" office:value="261.499964475632" calcext:value-type="float">
            <text:p>261.500</text:p>
          </table:table-cell>
          <table:table-cell table:formula="of:=[.G524]-[.G523]" office:value-type="float" office:value="0.499350070953369" calcext:value-type="float">
            <text:p>0.499350071</text:p>
          </table:table-cell>
          <table:table-cell table:number-columns-repeated="5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.44735116738395E+018" calcext:value-type="float">
            <text:p>14473511673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25]/1000000000" office:value-type="float" office:value="1447351167.38395" calcext:value-type="float">
            <text:p>1447351167.384</text:p>
          </table:table-cell>
          <table:table-cell table:formula="of:=[.G525]-[.$G$1]" office:value-type="float" office:value="262.000467538834" calcext:value-type="float">
            <text:p>262.000</text:p>
          </table:table-cell>
          <table:table-cell table:formula="of:=[.G525]-[.G524]" office:value-type="float" office:value="0.500509977340698" calcext:value-type="float">
            <text:p>0.5005099773</text:p>
          </table:table-cell>
          <table:table-cell table:number-columns-repeated="5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.44735116789037E+018" calcext:value-type="float">
            <text:p>1447351167890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26]/1000000000" office:value-type="float" office:value="1447351167.89037" calcext:value-type="float">
            <text:p>1447351167.890</text:p>
          </table:table-cell>
          <table:table-cell table:formula="of:=[.G526]-[.$G$1]" office:value-type="float" office:value="262.506891727448" calcext:value-type="float">
            <text:p>262.507</text:p>
          </table:table-cell>
          <table:table-cell table:formula="of:=[.G526]-[.G525]" office:value-type="float" office:value="0.506419897079468" calcext:value-type="float">
            <text:p>0.5064198971</text:p>
          </table:table-cell>
          <table:table-cell table:number-columns-repeated="5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.44735116838356E+018" calcext:value-type="float">
            <text:p>14473511683835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27]/1000000000" office:value-type="float" office:value="1447351168.38356" calcext:value-type="float">
            <text:p>1447351168.384</text:p>
          </table:table-cell>
          <table:table-cell table:formula="of:=[.G527]-[.$G$1]" office:value-type="float" office:value="263.000081062317" calcext:value-type="float">
            <text:p>263.000</text:p>
          </table:table-cell>
          <table:table-cell table:formula="of:=[.G527]-[.G526]" office:value-type="float" office:value="0.493190050125122" calcext:value-type="float">
            <text:p>0.4931900501</text:p>
          </table:table-cell>
          <table:table-cell table:number-columns-repeated="5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.44735116888474E+018" calcext:value-type="float">
            <text:p>1447351168884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28]/1000000000" office:value-type="float" office:value="1447351168.88474" calcext:value-type="float">
            <text:p>1447351168.885</text:p>
          </table:table-cell>
          <table:table-cell table:formula="of:=[.G528]-[.$G$1]" office:value-type="float" office:value="263.501262426376" calcext:value-type="float">
            <text:p>263.501</text:p>
          </table:table-cell>
          <table:table-cell table:formula="of:=[.G528]-[.G527]" office:value-type="float" office:value="0.501180171966553" calcext:value-type="float">
            <text:p>0.501180172</text:p>
          </table:table-cell>
          <table:table-cell table:number-columns-repeated="5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.44735116938246E+018" calcext:value-type="float">
            <text:p>1447351169382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29]/1000000000" office:value-type="float" office:value="1447351169.38246" calcext:value-type="float">
            <text:p>1447351169.382</text:p>
          </table:table-cell>
          <table:table-cell table:formula="of:=[.G529]-[.$G$1]" office:value-type="float" office:value="263.998977661133" calcext:value-type="float">
            <text:p>263.999</text:p>
          </table:table-cell>
          <table:table-cell table:formula="of:=[.G529]-[.G528]" office:value-type="float" office:value="0.497720003128052" calcext:value-type="float">
            <text:p>0.4977200031</text:p>
          </table:table-cell>
          <table:table-cell table:number-columns-repeated="5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.44735116988399E+018" calcext:value-type="float">
            <text:p>1447351169883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30]/1000000000" office:value-type="float" office:value="1447351169.88399" calcext:value-type="float">
            <text:p>1447351169.884</text:p>
          </table:table-cell>
          <table:table-cell table:formula="of:=[.G530]-[.$G$1]" office:value-type="float" office:value="264.500512599945" calcext:value-type="float">
            <text:p>264.501</text:p>
          </table:table-cell>
          <table:table-cell table:formula="of:=[.G530]-[.G529]" office:value-type="float" office:value="0.501529932022095" calcext:value-type="float">
            <text:p>0.501529932</text:p>
          </table:table-cell>
          <table:table-cell table:number-columns-repeated="5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.44735117038342E+018" calcext:value-type="float">
            <text:p>1447351170383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31]/1000000000" office:value-type="float" office:value="1447351170.38342" calcext:value-type="float">
            <text:p>1447351170.383</text:p>
          </table:table-cell>
          <table:table-cell table:formula="of:=[.G531]-[.$G$1]" office:value-type="float" office:value="264.999936580658" calcext:value-type="float">
            <text:p>265.000</text:p>
          </table:table-cell>
          <table:table-cell table:formula="of:=[.G531]-[.G530]" office:value-type="float" office:value="0.499429941177368" calcext:value-type="float">
            <text:p>0.4994299412</text:p>
          </table:table-cell>
          <table:table-cell table:number-columns-repeated="5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.44735117088398E+018" calcext:value-type="float">
            <text:p>1447351170883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32]/1000000000" office:value-type="float" office:value="1447351170.88398" calcext:value-type="float">
            <text:p>1447351170.884</text:p>
          </table:table-cell>
          <table:table-cell table:formula="of:=[.G532]-[.$G$1]" office:value-type="float" office:value="265.500500917435" calcext:value-type="float">
            <text:p>265.501</text:p>
          </table:table-cell>
          <table:table-cell table:formula="of:=[.G532]-[.G531]" office:value-type="float" office:value="0.50056004524231" calcext:value-type="float">
            <text:p>0.5005600452</text:p>
          </table:table-cell>
          <table:table-cell table:number-columns-repeated="5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.4473511713841E+018" calcext:value-type="float">
            <text:p>14473511713841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33]/1000000000" office:value-type="float" office:value="1447351171.3841" calcext:value-type="float">
            <text:p>1447351171.384</text:p>
          </table:table-cell>
          <table:table-cell table:formula="of:=[.G533]-[.$G$1]" office:value-type="float" office:value="266.000620603561" calcext:value-type="float">
            <text:p>266.001</text:p>
          </table:table-cell>
          <table:table-cell table:formula="of:=[.G533]-[.G532]" office:value-type="float" office:value="0.500119924545288" calcext:value-type="float">
            <text:p>0.5001199245</text:p>
          </table:table-cell>
          <table:table-cell table:number-columns-repeated="5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.44735117188372E+018" calcext:value-type="float">
            <text:p>14473511718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34]/1000000000" office:value-type="float" office:value="1447351171.88372" calcext:value-type="float">
            <text:p>1447351171.884</text:p>
          </table:table-cell>
          <table:table-cell table:formula="of:=[.G534]-[.$G$1]" office:value-type="float" office:value="266.500237703323" calcext:value-type="float">
            <text:p>266.500</text:p>
          </table:table-cell>
          <table:table-cell table:formula="of:=[.G534]-[.G533]" office:value-type="float" office:value="0.499619960784912" calcext:value-type="float">
            <text:p>0.4996199608</text:p>
          </table:table-cell>
          <table:table-cell table:number-columns-repeated="5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.44735117238304E+018" calcext:value-type="float">
            <text:p>14473511723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35]/1000000000" office:value-type="float" office:value="1447351172.38304" calcext:value-type="float">
            <text:p>1447351172.383</text:p>
          </table:table-cell>
          <table:table-cell table:formula="of:=[.G535]-[.$G$1]" office:value-type="float" office:value="266.999563217163" calcext:value-type="float">
            <text:p>267.000</text:p>
          </table:table-cell>
          <table:table-cell table:formula="of:=[.G535]-[.G534]" office:value-type="float" office:value="0.499320030212402" calcext:value-type="float">
            <text:p>0.4993200302</text:p>
          </table:table-cell>
          <table:table-cell table:number-columns-repeated="5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.44735117289016E+018" calcext:value-type="float">
            <text:p>14473511728901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36]/1000000000" office:value-type="float" office:value="1447351172.89016" calcext:value-type="float">
            <text:p>1447351172.890</text:p>
          </table:table-cell>
          <table:table-cell table:formula="of:=[.G536]-[.$G$1]" office:value-type="float" office:value="267.506678819656" calcext:value-type="float">
            <text:p>267.507</text:p>
          </table:table-cell>
          <table:table-cell table:formula="of:=[.G536]-[.G535]" office:value-type="float" office:value="0.507120132446289" calcext:value-type="float">
            <text:p>0.5071201324</text:p>
          </table:table-cell>
          <table:table-cell table:number-columns-repeated="5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.44735117338293E+018" calcext:value-type="float">
            <text:p>1447351173382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37]/1000000000" office:value-type="float" office:value="1447351173.38293" calcext:value-type="float">
            <text:p>1447351173.383</text:p>
          </table:table-cell>
          <table:table-cell table:formula="of:=[.G537]-[.$G$1]" office:value-type="float" office:value="267.999449491501" calcext:value-type="float">
            <text:p>267.999</text:p>
          </table:table-cell>
          <table:table-cell table:formula="of:=[.G537]-[.G536]" office:value-type="float" office:value="0.492769956588745" calcext:value-type="float">
            <text:p>0.4927699566</text:p>
          </table:table-cell>
          <table:table-cell table:number-columns-repeated="5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.4473511738833E+018" calcext:value-type="float">
            <text:p>1447351173883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38]/1000000000" office:value-type="float" office:value="1447351173.8833" calcext:value-type="float">
            <text:p>1447351173.883</text:p>
          </table:table-cell>
          <table:table-cell table:formula="of:=[.G538]-[.$G$1]" office:value-type="float" office:value="268.49982047081" calcext:value-type="float">
            <text:p>268.500</text:p>
          </table:table-cell>
          <table:table-cell table:formula="of:=[.G538]-[.G537]" office:value-type="float" office:value="0.500370025634766" calcext:value-type="float">
            <text:p>0.5003700256</text:p>
          </table:table-cell>
          <table:table-cell table:number-columns-repeated="5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.44735117438292E+018" calcext:value-type="float">
            <text:p>1447351174382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39]/1000000000" office:value-type="float" office:value="1447351174.38292" calcext:value-type="float">
            <text:p>1447351174.383</text:p>
          </table:table-cell>
          <table:table-cell table:formula="of:=[.G539]-[.$G$1]" office:value-type="float" office:value="268.999442338943" calcext:value-type="float">
            <text:p>268.999</text:p>
          </table:table-cell>
          <table:table-cell table:formula="of:=[.G539]-[.G538]" office:value-type="float" office:value="0.499619960784912" calcext:value-type="float">
            <text:p>0.4996199608</text:p>
          </table:table-cell>
          <table:table-cell table:number-columns-repeated="5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.44735117488328E+018" calcext:value-type="float">
            <text:p>1447351174883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40]/1000000000" office:value-type="float" office:value="1447351174.88328" calcext:value-type="float">
            <text:p>1447351174.883</text:p>
          </table:table-cell>
          <table:table-cell table:formula="of:=[.G540]-[.$G$1]" office:value-type="float" office:value="269.499798059464" calcext:value-type="float">
            <text:p>269.500</text:p>
          </table:table-cell>
          <table:table-cell table:formula="of:=[.G540]-[.G539]" office:value-type="float" office:value="0.500360012054443" calcext:value-type="float">
            <text:p>0.5003600121</text:p>
          </table:table-cell>
          <table:table-cell table:number-columns-repeated="5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.44735117538363E+018" calcext:value-type="float">
            <text:p>14473511753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41]/1000000000" office:value-type="float" office:value="1447351175.38363" calcext:value-type="float">
            <text:p>1447351175.384</text:p>
          </table:table-cell>
          <table:table-cell table:formula="of:=[.G541]-[.$G$1]" office:value-type="float" office:value="270.000153779984" calcext:value-type="float">
            <text:p>270.000</text:p>
          </table:table-cell>
          <table:table-cell table:formula="of:=[.G541]-[.G540]" office:value-type="float" office:value="0.500349998474121" calcext:value-type="float">
            <text:p>0.5003499985</text:p>
          </table:table-cell>
          <table:table-cell table:number-columns-repeated="5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.44735117588332E+018" calcext:value-type="float">
            <text:p>1447351175883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42]/1000000000" office:value-type="float" office:value="1447351175.88332" calcext:value-type="float">
            <text:p>1447351175.883</text:p>
          </table:table-cell>
          <table:table-cell table:formula="of:=[.G542]-[.$G$1]" office:value-type="float" office:value="270.499836921692" calcext:value-type="float">
            <text:p>270.500</text:p>
          </table:table-cell>
          <table:table-cell table:formula="of:=[.G542]-[.G541]" office:value-type="float" office:value="0.499690055847168" calcext:value-type="float">
            <text:p>0.4996900558</text:p>
          </table:table-cell>
          <table:table-cell table:number-columns-repeated="5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.44735117638368E+018" calcext:value-type="float">
            <text:p>1447351176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43]/1000000000" office:value-type="float" office:value="1447351176.38368" calcext:value-type="float">
            <text:p>1447351176.384</text:p>
          </table:table-cell>
          <table:table-cell table:formula="of:=[.G543]-[.$G$1]" office:value-type="float" office:value="271.000195503235" calcext:value-type="float">
            <text:p>271.000</text:p>
          </table:table-cell>
          <table:table-cell table:formula="of:=[.G543]-[.G542]" office:value-type="float" office:value="0.500360012054443" calcext:value-type="float">
            <text:p>0.5003600121</text:p>
          </table:table-cell>
          <table:table-cell table:number-columns-repeated="5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.44735117688348E+018" calcext:value-type="float">
            <text:p>14473511768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44]/1000000000" office:value-type="float" office:value="1447351176.88348" calcext:value-type="float">
            <text:p>1447351176.883</text:p>
          </table:table-cell>
          <table:table-cell table:formula="of:=[.G544]-[.$G$1]" office:value-type="float" office:value="271.499999761581" calcext:value-type="float">
            <text:p>271.500</text:p>
          </table:table-cell>
          <table:table-cell table:formula="of:=[.G544]-[.G543]" office:value-type="float" office:value="0.499799966812134" calcext:value-type="float">
            <text:p>0.4997999668</text:p>
          </table:table-cell>
          <table:table-cell table:number-columns-repeated="5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.44735117738392E+018" calcext:value-type="float">
            <text:p>1447351177383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45]/1000000000" office:value-type="float" office:value="1447351177.38392" calcext:value-type="float">
            <text:p>1447351177.384</text:p>
          </table:table-cell>
          <table:table-cell table:formula="of:=[.G545]-[.$G$1]" office:value-type="float" office:value="272.000440835953" calcext:value-type="float">
            <text:p>272.000</text:p>
          </table:table-cell>
          <table:table-cell table:formula="of:=[.G545]-[.G544]" office:value-type="float" office:value="0.500439882278442" calcext:value-type="float">
            <text:p>0.5004398823</text:p>
          </table:table-cell>
          <table:table-cell table:number-columns-repeated="5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.44735117788321E+018" calcext:value-type="float">
            <text:p>14473511778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46]/1000000000" office:value-type="float" office:value="1447351177.88321" calcext:value-type="float">
            <text:p>1447351177.883</text:p>
          </table:table-cell>
          <table:table-cell table:formula="of:=[.G546]-[.$G$1]" office:value-type="float" office:value="272.499734163284" calcext:value-type="float">
            <text:p>272.500</text:p>
          </table:table-cell>
          <table:table-cell table:formula="of:=[.G546]-[.G545]" office:value-type="float" office:value="0.499289989471436" calcext:value-type="float">
            <text:p>0.4992899895</text:p>
          </table:table-cell>
          <table:table-cell table:number-columns-repeated="5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.44735117839261E+018" calcext:value-type="float">
            <text:p>1447351178392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47]/1000000000" office:value-type="float" office:value="1447351178.39261" calcext:value-type="float">
            <text:p>1447351178.393</text:p>
          </table:table-cell>
          <table:table-cell table:formula="of:=[.G547]-[.$G$1]" office:value-type="float" office:value="273.009126901627" calcext:value-type="float">
            <text:p>273.009</text:p>
          </table:table-cell>
          <table:table-cell table:formula="of:=[.G547]-[.G546]" office:value-type="float" office:value="0.509400129318237" calcext:value-type="float">
            <text:p>0.5094001293</text:p>
          </table:table-cell>
          <table:table-cell table:number-columns-repeated="5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.44735117888344E+018" calcext:value-type="float">
            <text:p>1447351178883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48]/1000000000" office:value-type="float" office:value="1447351178.88344" calcext:value-type="float">
            <text:p>1447351178.883</text:p>
          </table:table-cell>
          <table:table-cell table:formula="of:=[.G548]-[.$G$1]" office:value-type="float" office:value="273.499960184097" calcext:value-type="float">
            <text:p>273.500</text:p>
          </table:table-cell>
          <table:table-cell table:formula="of:=[.G548]-[.G547]" office:value-type="float" office:value="0.490829944610596" calcext:value-type="float">
            <text:p>0.4908299446</text:p>
          </table:table-cell>
          <table:table-cell table:number-columns-repeated="5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.44735117938331E+018" calcext:value-type="float">
            <text:p>1447351179383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49]/1000000000" office:value-type="float" office:value="1447351179.38331" calcext:value-type="float">
            <text:p>1447351179.383</text:p>
          </table:table-cell>
          <table:table-cell table:formula="of:=[.G549]-[.$G$1]" office:value-type="float" office:value="273.999831438065" calcext:value-type="float">
            <text:p>274.000</text:p>
          </table:table-cell>
          <table:table-cell table:formula="of:=[.G549]-[.G548]" office:value-type="float" office:value="0.49987006187439" calcext:value-type="float">
            <text:p>0.4998700619</text:p>
          </table:table-cell>
          <table:table-cell table:number-columns-repeated="5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.4473511798834E+018" calcext:value-type="float">
            <text:p>14473511798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50]/1000000000" office:value-type="float" office:value="1447351179.8834" calcext:value-type="float">
            <text:p>1447351179.883</text:p>
          </table:table-cell>
          <table:table-cell table:formula="of:=[.G550]-[.$G$1]" office:value-type="float" office:value="274.499924659729" calcext:value-type="float">
            <text:p>274.500</text:p>
          </table:table-cell>
          <table:table-cell table:formula="of:=[.G550]-[.G549]" office:value-type="float" office:value="0.500089883804321" calcext:value-type="float">
            <text:p>0.5000898838</text:p>
          </table:table-cell>
          <table:table-cell table:number-columns-repeated="5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.44735118038304E+018" calcext:value-type="float">
            <text:p>14473511803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51]/1000000000" office:value-type="float" office:value="1447351180.38304" calcext:value-type="float">
            <text:p>1447351180.383</text:p>
          </table:table-cell>
          <table:table-cell table:formula="of:=[.G551]-[.$G$1]" office:value-type="float" office:value="274.999559640884" calcext:value-type="float">
            <text:p>275.000</text:p>
          </table:table-cell>
          <table:table-cell table:formula="of:=[.G551]-[.G550]" office:value-type="float" office:value="0.499639987945557" calcext:value-type="float">
            <text:p>0.4996399879</text:p>
          </table:table-cell>
          <table:table-cell table:number-columns-repeated="5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.44735118088398E+018" calcext:value-type="float">
            <text:p>1447351180883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552]/1000000000" office:value-type="float" office:value="1447351180.88398" calcext:value-type="float">
            <text:p>1447351180.884</text:p>
          </table:table-cell>
          <table:table-cell table:formula="of:=[.G552]-[.$G$1]" office:value-type="float" office:value="275.500499010086" calcext:value-type="float">
            <text:p>275.500</text:p>
          </table:table-cell>
          <table:table-cell table:formula="of:=[.G552]-[.G551]" office:value-type="float" office:value="0.500940084457397" calcext:value-type="float">
            <text:p>0.5009400845</text:p>
          </table:table-cell>
          <table:table-cell table:number-columns-repeated="5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.44735118138367E+018" calcext:value-type="float">
            <text:p>1447351181383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53]/1000000000" office:value-type="float" office:value="1447351181.38367" calcext:value-type="float">
            <text:p>1447351181.384</text:p>
          </table:table-cell>
          <table:table-cell table:formula="of:=[.G553]-[.$G$1]" office:value-type="float" office:value="276.000192165375" calcext:value-type="float">
            <text:p>276.000</text:p>
          </table:table-cell>
          <table:table-cell table:formula="of:=[.G553]-[.G552]" office:value-type="float" office:value="0.499690055847168" calcext:value-type="float">
            <text:p>0.4996900558</text:p>
          </table:table-cell>
          <table:table-cell table:number-columns-repeated="5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.44735118188334E+018" calcext:value-type="float">
            <text:p>14473511818833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54]/1000000000" office:value-type="float" office:value="1447351181.88334" calcext:value-type="float">
            <text:p>1447351181.883</text:p>
          </table:table-cell>
          <table:table-cell table:formula="of:=[.G554]-[.$G$1]" office:value-type="float" office:value="276.49985742569" calcext:value-type="float">
            <text:p>276.500</text:p>
          </table:table-cell>
          <table:table-cell table:formula="of:=[.G554]-[.G553]" office:value-type="float" office:value="0.499669790267944" calcext:value-type="float">
            <text:p>0.4996697903</text:p>
          </table:table-cell>
          <table:table-cell table:number-columns-repeated="5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.44735118238299E+018" calcext:value-type="float">
            <text:p>14473511823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55]/1000000000" office:value-type="float" office:value="1447351182.38298" calcext:value-type="float">
            <text:p>1447351182.383</text:p>
          </table:table-cell>
          <table:table-cell table:formula="of:=[.G555]-[.$G$1]" office:value-type="float" office:value="276.99950504303" calcext:value-type="float">
            <text:p>277.000</text:p>
          </table:table-cell>
          <table:table-cell table:formula="of:=[.G555]-[.G554]" office:value-type="float" office:value="0.499640226364136" calcext:value-type="float">
            <text:p>0.4996402264</text:p>
          </table:table-cell>
          <table:table-cell table:number-columns-repeated="5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.4473511828833E+018" calcext:value-type="float">
            <text:p>1447351182883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56]/1000000000" office:value-type="float" office:value="1447351182.8833" calcext:value-type="float">
            <text:p>1447351182.883</text:p>
          </table:table-cell>
          <table:table-cell table:formula="of:=[.G556]-[.$G$1]" office:value-type="float" office:value="277.499822378159" calcext:value-type="float">
            <text:p>277.500</text:p>
          </table:table-cell>
          <table:table-cell table:formula="of:=[.G556]-[.G555]" office:value-type="float" office:value="0.500319957733154" calcext:value-type="float">
            <text:p>0.5003199577</text:p>
          </table:table-cell>
          <table:table-cell table:number-columns-repeated="5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.44735118338361E+018" calcext:value-type="float">
            <text:p>1447351183383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57]/1000000000" office:value-type="float" office:value="1447351183.38361" calcext:value-type="float">
            <text:p>1447351183.384</text:p>
          </table:table-cell>
          <table:table-cell table:formula="of:=[.G557]-[.$G$1]" office:value-type="float" office:value="278.000128269196" calcext:value-type="float">
            <text:p>278.000</text:p>
          </table:table-cell>
          <table:table-cell table:formula="of:=[.G557]-[.G556]" office:value-type="float" office:value="0.500309944152832" calcext:value-type="float">
            <text:p>0.5003099442</text:p>
          </table:table-cell>
          <table:table-cell table:number-columns-repeated="5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.44735118388303E+018" calcext:value-type="float">
            <text:p>14473511838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58]/1000000000" office:value-type="float" office:value="1447351183.88303" calcext:value-type="float">
            <text:p>1447351183.883</text:p>
          </table:table-cell>
          <table:table-cell table:formula="of:=[.G558]-[.$G$1]" office:value-type="float" office:value="278.4995470047" calcext:value-type="float">
            <text:p>278.500</text:p>
          </table:table-cell>
          <table:table-cell table:formula="of:=[.G558]-[.G557]" office:value-type="float" office:value="0.499419927597046" calcext:value-type="float">
            <text:p>0.4994199276</text:p>
          </table:table-cell>
          <table:table-cell table:number-columns-repeated="5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.44735118438297E+018" calcext:value-type="float">
            <text:p>1447351184382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59]/1000000000" office:value-type="float" office:value="1447351184.38297" calcext:value-type="float">
            <text:p>1447351184.383</text:p>
          </table:table-cell>
          <table:table-cell table:formula="of:=[.G559]-[.$G$1]" office:value-type="float" office:value="278.999489545822" calcext:value-type="float">
            <text:p>278.999</text:p>
          </table:table-cell>
          <table:table-cell table:formula="of:=[.G559]-[.G558]" office:value-type="float" office:value="0.499940156936646" calcext:value-type="float">
            <text:p>0.4999401569</text:p>
          </table:table-cell>
          <table:table-cell table:number-columns-repeated="5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.44735118488348E+018" calcext:value-type="float">
            <text:p>14473511848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0]/1000000000" office:value-type="float" office:value="1447351184.88348" calcext:value-type="float">
            <text:p>1447351184.883</text:p>
          </table:table-cell>
          <table:table-cell table:formula="of:=[.G560]-[.$G$1]" office:value-type="float" office:value="279.499999761581" calcext:value-type="float">
            <text:p>279.500</text:p>
          </table:table-cell>
          <table:table-cell table:formula="of:=[.G560]-[.G559]" office:value-type="float" office:value="0.500509977340698" calcext:value-type="float">
            <text:p>0.5005099773</text:p>
          </table:table-cell>
          <table:table-cell table:number-columns-repeated="5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.44735118538408E+018" calcext:value-type="float">
            <text:p>14473511853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1]/1000000000" office:value-type="float" office:value="1447351185.38408" calcext:value-type="float">
            <text:p>1447351185.384</text:p>
          </table:table-cell>
          <table:table-cell table:formula="of:=[.G561]-[.$G$1]" office:value-type="float" office:value="280.000596761703" calcext:value-type="float">
            <text:p>280.001</text:p>
          </table:table-cell>
          <table:table-cell table:formula="of:=[.G561]-[.G560]" office:value-type="float" office:value="0.50059986114502" calcext:value-type="float">
            <text:p>0.5005998611</text:p>
          </table:table-cell>
          <table:table-cell table:number-columns-repeated="5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.44735118588343E+018" calcext:value-type="float">
            <text:p>14473511858834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2]/1000000000" office:value-type="float" office:value="1447351185.88343" calcext:value-type="float">
            <text:p>1447351185.883</text:p>
          </table:table-cell>
          <table:table-cell table:formula="of:=[.G562]-[.$G$1]" office:value-type="float" office:value="280.499945402145" calcext:value-type="float">
            <text:p>280.500</text:p>
          </table:table-cell>
          <table:table-cell table:formula="of:=[.G562]-[.G561]" office:value-type="float" office:value="0.499350070953369" calcext:value-type="float">
            <text:p>0.499350071</text:p>
          </table:table-cell>
          <table:table-cell table:number-columns-repeated="5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.44735118638375E+018" calcext:value-type="float">
            <text:p>1447351186383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3]/1000000000" office:value-type="float" office:value="1447351186.38375" calcext:value-type="float">
            <text:p>1447351186.384</text:p>
          </table:table-cell>
          <table:table-cell table:formula="of:=[.G563]-[.$G$1]" office:value-type="float" office:value="281.000271558762" calcext:value-type="float">
            <text:p>281.000</text:p>
          </table:table-cell>
          <table:table-cell table:formula="of:=[.G563]-[.G562]" office:value-type="float" office:value="0.500319957733154" calcext:value-type="float">
            <text:p>0.5003199577</text:p>
          </table:table-cell>
          <table:table-cell table:number-columns-repeated="5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.44735118688311E+018" calcext:value-type="float">
            <text:p>14473511868831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4]/1000000000" office:value-type="float" office:value="1447351186.88311" calcext:value-type="float">
            <text:p>1447351186.883</text:p>
          </table:table-cell>
          <table:table-cell table:formula="of:=[.G564]-[.$G$1]" office:value-type="float" office:value="281.499627590179" calcext:value-type="float">
            <text:p>281.500</text:p>
          </table:table-cell>
          <table:table-cell table:formula="of:=[.G564]-[.G563]" office:value-type="float" office:value="0.499360084533691" calcext:value-type="float">
            <text:p>0.4993600845</text:p>
          </table:table-cell>
          <table:table-cell table:number-columns-repeated="5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.44735118738349E+018" calcext:value-type="float">
            <text:p>1447351187383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5]/1000000000" office:value-type="float" office:value="1447351187.38349" calcext:value-type="float">
            <text:p>1447351187.383</text:p>
          </table:table-cell>
          <table:table-cell table:formula="of:=[.G565]-[.$G$1]" office:value-type="float" office:value="282.000009298325" calcext:value-type="float">
            <text:p>282.000</text:p>
          </table:table-cell>
          <table:table-cell table:formula="of:=[.G565]-[.G564]" office:value-type="float" office:value="0.500380039215088" calcext:value-type="float">
            <text:p>0.5003800392</text:p>
          </table:table-cell>
          <table:table-cell table:number-columns-repeated="5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.44735118788412E+018" calcext:value-type="float">
            <text:p>14473511878841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6]/1000000000" office:value-type="float" office:value="1447351187.88412" calcext:value-type="float">
            <text:p>1447351187.884</text:p>
          </table:table-cell>
          <table:table-cell table:formula="of:=[.G566]-[.$G$1]" office:value-type="float" office:value="282.500635147095" calcext:value-type="float">
            <text:p>282.501</text:p>
          </table:table-cell>
          <table:table-cell table:formula="of:=[.G566]-[.G565]" office:value-type="float" office:value="0.500629901885986" calcext:value-type="float">
            <text:p>0.5006299019</text:p>
          </table:table-cell>
          <table:table-cell table:number-columns-repeated="5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.44735118838375E+018" calcext:value-type="float">
            <text:p>1447351188383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7]/1000000000" office:value-type="float" office:value="1447351188.38375" calcext:value-type="float">
            <text:p>1447351188.384</text:p>
          </table:table-cell>
          <table:table-cell table:formula="of:=[.G567]-[.$G$1]" office:value-type="float" office:value="283.000267028809" calcext:value-type="float">
            <text:p>283.000</text:p>
          </table:table-cell>
          <table:table-cell table:formula="of:=[.G567]-[.G566]" office:value-type="float" office:value="0.499629974365234" calcext:value-type="float">
            <text:p>0.4996299744</text:p>
          </table:table-cell>
          <table:table-cell table:number-columns-repeated="5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.44735118889228E+018" calcext:value-type="float">
            <text:p>1447351188892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8]/1000000000" office:value-type="float" office:value="1447351188.89228" calcext:value-type="float">
            <text:p>1447351188.892</text:p>
          </table:table-cell>
          <table:table-cell table:formula="of:=[.G568]-[.$G$1]" office:value-type="float" office:value="283.508799552917" calcext:value-type="float">
            <text:p>283.509</text:p>
          </table:table-cell>
          <table:table-cell table:formula="of:=[.G568]-[.G567]" office:value-type="float" office:value="0.508530139923096" calcext:value-type="float">
            <text:p>0.5085301399</text:p>
          </table:table-cell>
          <table:table-cell table:number-columns-repeated="5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.44735118938274E+018" calcext:value-type="float">
            <text:p>1447351189382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69]/1000000000" office:value-type="float" office:value="1447351189.38274" calcext:value-type="float">
            <text:p>1447351189.383</text:p>
          </table:table-cell>
          <table:table-cell table:formula="of:=[.G569]-[.$G$1]" office:value-type="float" office:value="283.999258995056" calcext:value-type="float">
            <text:p>283.999</text:p>
          </table:table-cell>
          <table:table-cell table:formula="of:=[.G569]-[.G568]" office:value-type="float" office:value="0.49045991897583" calcext:value-type="float">
            <text:p>0.490459919</text:p>
          </table:table-cell>
          <table:table-cell table:number-columns-repeated="5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.44735118988292E+018" calcext:value-type="float">
            <text:p>1447351189882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0]/1000000000" office:value-type="float" office:value="1447351189.88292" calcext:value-type="float">
            <text:p>1447351189.883</text:p>
          </table:table-cell>
          <table:table-cell table:formula="of:=[.G570]-[.$G$1]" office:value-type="float" office:value="284.499443769455" calcext:value-type="float">
            <text:p>284.499</text:p>
          </table:table-cell>
          <table:table-cell table:formula="of:=[.G570]-[.G569]" office:value-type="float" office:value="0.500180006027222" calcext:value-type="float">
            <text:p>0.500180006</text:p>
          </table:table-cell>
          <table:table-cell table:number-columns-repeated="5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.44735119038329E+018" calcext:value-type="float">
            <text:p>14473511903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1]/1000000000" office:value-type="float" office:value="1447351190.38329" calcext:value-type="float">
            <text:p>1447351190.383</text:p>
          </table:table-cell>
          <table:table-cell table:formula="of:=[.G571]-[.$G$1]" office:value-type="float" office:value="284.999809503555" calcext:value-type="float">
            <text:p>285.000</text:p>
          </table:table-cell>
          <table:table-cell table:formula="of:=[.G571]-[.G570]" office:value-type="float" office:value="0.500370025634766" calcext:value-type="float">
            <text:p>0.5003700256</text:p>
          </table:table-cell>
          <table:table-cell table:number-columns-repeated="5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.44735119088397E+018" calcext:value-type="float">
            <text:p>1447351190883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2]/1000000000" office:value-type="float" office:value="1447351190.88397" calcext:value-type="float">
            <text:p>1447351190.884</text:p>
          </table:table-cell>
          <table:table-cell table:formula="of:=[.G572]-[.$G$1]" office:value-type="float" office:value="285.500485181808" calcext:value-type="float">
            <text:p>285.500</text:p>
          </table:table-cell>
          <table:table-cell table:formula="of:=[.G572]-[.G571]" office:value-type="float" office:value="0.500679969787598" calcext:value-type="float">
            <text:p>0.5006799698</text:p>
          </table:table-cell>
          <table:table-cell table:number-columns-repeated="5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.44735119138324E+018" calcext:value-type="float">
            <text:p>1447351191383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3]/1000000000" office:value-type="float" office:value="1447351191.38324" calcext:value-type="float">
            <text:p>1447351191.383</text:p>
          </table:table-cell>
          <table:table-cell table:formula="of:=[.G573]-[.$G$1]" office:value-type="float" office:value="285.999757766724" calcext:value-type="float">
            <text:p>286.000</text:p>
          </table:table-cell>
          <table:table-cell table:formula="of:=[.G573]-[.G572]" office:value-type="float" office:value="0.499269962310791" calcext:value-type="float">
            <text:p>0.4992699623</text:p>
          </table:table-cell>
          <table:table-cell table:number-columns-repeated="5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.44735119188359E+018" calcext:value-type="float">
            <text:p>1447351191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4]/1000000000" office:value-type="float" office:value="1447351191.88359" calcext:value-type="float">
            <text:p>1447351191.884</text:p>
          </table:table-cell>
          <table:table-cell table:formula="of:=[.G574]-[.$G$1]" office:value-type="float" office:value="286.500111818314" calcext:value-type="float">
            <text:p>286.500</text:p>
          </table:table-cell>
          <table:table-cell table:formula="of:=[.G574]-[.G573]" office:value-type="float" office:value="0.500349998474121" calcext:value-type="float">
            <text:p>0.5003499985</text:p>
          </table:table-cell>
          <table:table-cell table:number-columns-repeated="5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.44735119238289E+018" calcext:value-type="float">
            <text:p>1447351192382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5]/1000000000" office:value-type="float" office:value="1447351192.38289" calcext:value-type="float">
            <text:p>1447351192.383</text:p>
          </table:table-cell>
          <table:table-cell table:formula="of:=[.G575]-[.$G$1]" office:value-type="float" office:value="286.999409675598" calcext:value-type="float">
            <text:p>286.999</text:p>
          </table:table-cell>
          <table:table-cell table:formula="of:=[.G575]-[.G574]" office:value-type="float" office:value="0.499300003051758" calcext:value-type="float">
            <text:p>0.4993000031</text:p>
          </table:table-cell>
          <table:table-cell table:number-columns-repeated="5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.44735119288408E+018" calcext:value-type="float">
            <text:p>14473511928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6]/1000000000" office:value-type="float" office:value="1447351192.88408" calcext:value-type="float">
            <text:p>1447351192.884</text:p>
          </table:table-cell>
          <table:table-cell table:formula="of:=[.G576]-[.$G$1]" office:value-type="float" office:value="287.500598430634" calcext:value-type="float">
            <text:p>287.501</text:p>
          </table:table-cell>
          <table:table-cell table:formula="of:=[.G576]-[.G575]" office:value-type="float" office:value="0.501189947128296" calcext:value-type="float">
            <text:p>0.5011899471</text:p>
          </table:table-cell>
          <table:table-cell table:number-columns-repeated="5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.4473511933834E+018" calcext:value-type="float">
            <text:p>14473511933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7]/1000000000" office:value-type="float" office:value="1447351193.3834" calcext:value-type="float">
            <text:p>1447351193.383</text:p>
          </table:table-cell>
          <table:table-cell table:formula="of:=[.G577]-[.$G$1]" office:value-type="float" office:value="287.999923467636" calcext:value-type="float">
            <text:p>288.000</text:p>
          </table:table-cell>
          <table:table-cell table:formula="of:=[.G577]-[.G576]" office:value-type="float" office:value="0.499320030212402" calcext:value-type="float">
            <text:p>0.4993200302</text:p>
          </table:table-cell>
          <table:table-cell table:number-columns-repeated="5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.44735119389347E+018" calcext:value-type="float">
            <text:p>144735119389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8]/1000000000" office:value-type="float" office:value="1447351193.89347" calcext:value-type="float">
            <text:p>1447351193.893</text:p>
          </table:table-cell>
          <table:table-cell table:formula="of:=[.G578]-[.$G$1]" office:value-type="float" office:value="288.50999379158" calcext:value-type="float">
            <text:p>288.510</text:p>
          </table:table-cell>
          <table:table-cell table:formula="of:=[.G578]-[.G577]" office:value-type="float" office:value="0.510070085525513" calcext:value-type="float">
            <text:p>0.5100700855</text:p>
          </table:table-cell>
          <table:table-cell table:number-columns-repeated="5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.44735119438326E+018" calcext:value-type="float">
            <text:p>14473511943832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79]/1000000000" office:value-type="float" office:value="1447351194.38326" calcext:value-type="float">
            <text:p>1447351194.383</text:p>
          </table:table-cell>
          <table:table-cell table:formula="of:=[.G579]-[.$G$1]" office:value-type="float" office:value="288.999780654907" calcext:value-type="float">
            <text:p>289.000</text:p>
          </table:table-cell>
          <table:table-cell table:formula="of:=[.G579]-[.G578]" office:value-type="float" office:value="0.489789962768555" calcext:value-type="float">
            <text:p>0.4897899628</text:p>
          </table:table-cell>
          <table:table-cell table:number-columns-repeated="5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.44735119488378E+018" calcext:value-type="float">
            <text:p>14473511948837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0]/1000000000" office:value-type="float" office:value="1447351194.88378" calcext:value-type="float">
            <text:p>1447351194.884</text:p>
          </table:table-cell>
          <table:table-cell table:formula="of:=[.G580]-[.$G$1]" office:value-type="float" office:value="289.500299215317" calcext:value-type="float">
            <text:p>289.500</text:p>
          </table:table-cell>
          <table:table-cell table:formula="of:=[.G580]-[.G579]" office:value-type="float" office:value="0.500519990921021" calcext:value-type="float">
            <text:p>0.5005199909</text:p>
          </table:table-cell>
          <table:table-cell table:number-columns-repeated="5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1.44735119538354E+018" calcext:value-type="float">
            <text:p>14473511953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1]/1000000000" office:value-type="float" office:value="1447351195.38354" calcext:value-type="float">
            <text:p>1447351195.384</text:p>
          </table:table-cell>
          <table:table-cell table:formula="of:=[.G581]-[.$G$1]" office:value-type="float" office:value="290.000058412552" calcext:value-type="float">
            <text:p>290.000</text:p>
          </table:table-cell>
          <table:table-cell table:formula="of:=[.G581]-[.G580]" office:value-type="float" office:value="0.499759912490845" calcext:value-type="float">
            <text:p>0.4997599125</text:p>
          </table:table-cell>
          <table:table-cell table:number-columns-repeated="5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1.44735119588399E+018" calcext:value-type="float">
            <text:p>1447351195883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2]/1000000000" office:value-type="float" office:value="1447351195.88399" calcext:value-type="float">
            <text:p>1447351195.884</text:p>
          </table:table-cell>
          <table:table-cell table:formula="of:=[.G582]-[.$G$1]" office:value-type="float" office:value="290.500506639481" calcext:value-type="float">
            <text:p>290.501</text:p>
          </table:table-cell>
          <table:table-cell table:formula="of:=[.G582]-[.G581]" office:value-type="float" office:value="0.500450134277344" calcext:value-type="float">
            <text:p>0.5004501343</text:p>
          </table:table-cell>
          <table:table-cell table:number-columns-repeated="5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.44735119638324E+018" calcext:value-type="float">
            <text:p>1447351196383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3]/1000000000" office:value-type="float" office:value="1447351196.38324" calcext:value-type="float">
            <text:p>1447351196.383</text:p>
          </table:table-cell>
          <table:table-cell table:formula="of:=[.G583]-[.$G$1]" office:value-type="float" office:value="290.999764919281" calcext:value-type="float">
            <text:p>291.000</text:p>
          </table:table-cell>
          <table:table-cell table:formula="of:=[.G583]-[.G582]" office:value-type="float" office:value="0.499249935150147" calcext:value-type="float">
            <text:p>0.4992499352</text:p>
          </table:table-cell>
          <table:table-cell table:number-columns-repeated="5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.44735119688359E+018" calcext:value-type="float">
            <text:p>1447351196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4]/1000000000" office:value-type="float" office:value="1447351196.88359" calcext:value-type="float">
            <text:p>1447351196.884</text:p>
          </table:table-cell>
          <table:table-cell table:formula="of:=[.G584]-[.$G$1]" office:value-type="float" office:value="291.500112295151" calcext:value-type="float">
            <text:p>291.500</text:p>
          </table:table-cell>
          <table:table-cell table:formula="of:=[.G584]-[.G583]" office:value-type="float" office:value="0.500349998474121" calcext:value-type="float">
            <text:p>0.5003499985</text:p>
          </table:table-cell>
          <table:table-cell table:number-columns-repeated="5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.44735119738403E+018" calcext:value-type="float">
            <text:p>1447351197384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5]/1000000000" office:value-type="float" office:value="1447351197.38403" calcext:value-type="float">
            <text:p>1447351197.384</text:p>
          </table:table-cell>
          <table:table-cell table:formula="of:=[.G585]-[.$G$1]" office:value-type="float" office:value="292.000548839569" calcext:value-type="float">
            <text:p>292.001</text:p>
          </table:table-cell>
          <table:table-cell table:formula="of:=[.G585]-[.G584]" office:value-type="float" office:value="0.500440120697022" calcext:value-type="float">
            <text:p>0.5004401207</text:p>
          </table:table-cell>
          <table:table-cell table:number-columns-repeated="5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.44735119788347E+018" calcext:value-type="float">
            <text:p>144735119788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6]/1000000000" office:value-type="float" office:value="1447351197.88347" calcext:value-type="float">
            <text:p>1447351197.883</text:p>
          </table:table-cell>
          <table:table-cell table:formula="of:=[.G586]-[.$G$1]" office:value-type="float" office:value="292.499988794327" calcext:value-type="float">
            <text:p>292.500</text:p>
          </table:table-cell>
          <table:table-cell table:formula="of:=[.G586]-[.G585]" office:value-type="float" office:value="0.49943995475769" calcext:value-type="float">
            <text:p>0.4994399548</text:p>
          </table:table-cell>
          <table:table-cell table:number-columns-repeated="5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.44735119838377E+018" calcext:value-type="float">
            <text:p>14473511983837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7]/1000000000" office:value-type="float" office:value="1447351198.38377" calcext:value-type="float">
            <text:p>1447351198.384</text:p>
          </table:table-cell>
          <table:table-cell table:formula="of:=[.G587]-[.$G$1]" office:value-type="float" office:value="293.000293254852" calcext:value-type="float">
            <text:p>293.000</text:p>
          </table:table-cell>
          <table:table-cell table:formula="of:=[.G587]-[.G586]" office:value-type="float" office:value="0.50029993057251" calcext:value-type="float">
            <text:p>0.5002999306</text:p>
          </table:table-cell>
          <table:table-cell table:number-columns-repeated="5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.44735119888326E+018" calcext:value-type="float">
            <text:p>14473511988832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8]/1000000000" office:value-type="float" office:value="1447351198.88326" calcext:value-type="float">
            <text:p>1447351198.883</text:p>
          </table:table-cell>
          <table:table-cell table:formula="of:=[.G588]-[.$G$1]" office:value-type="float" office:value="293.499777078629" calcext:value-type="float">
            <text:p>293.500</text:p>
          </table:table-cell>
          <table:table-cell table:formula="of:=[.G588]-[.G587]" office:value-type="float" office:value="0.499490022659302" calcext:value-type="float">
            <text:p>0.4994900227</text:p>
          </table:table-cell>
          <table:table-cell table:number-columns-repeated="5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.44735119938308E+018" calcext:value-type="float">
            <text:p>1447351199383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89]/1000000000" office:value-type="float" office:value="1447351199.38308" calcext:value-type="float">
            <text:p>1447351199.383</text:p>
          </table:table-cell>
          <table:table-cell table:formula="of:=[.G589]-[.$G$1]" office:value-type="float" office:value="293.99959731102" calcext:value-type="float">
            <text:p>294.000</text:p>
          </table:table-cell>
          <table:table-cell table:formula="of:=[.G589]-[.G588]" office:value-type="float" office:value="0.499819993972778" calcext:value-type="float">
            <text:p>0.499819994</text:p>
          </table:table-cell>
          <table:table-cell table:number-columns-repeated="5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.44735119988282E+018" calcext:value-type="float">
            <text:p>14473511998828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0]/1000000000" office:value-type="float" office:value="1447351199.88282" calcext:value-type="float">
            <text:p>1447351199.883</text:p>
          </table:table-cell>
          <table:table-cell table:formula="of:=[.G590]-[.$G$1]" office:value-type="float" office:value="294.49934387207" calcext:value-type="float">
            <text:p>294.499</text:p>
          </table:table-cell>
          <table:table-cell table:formula="of:=[.G590]-[.G589]" office:value-type="float" office:value="0.4997398853302" calcext:value-type="float">
            <text:p>0.4997398853</text:p>
          </table:table-cell>
          <table:table-cell table:number-columns-repeated="5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1.44735120038323E+018" calcext:value-type="float">
            <text:p>1447351200383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1]/1000000000" office:value-type="float" office:value="1447351200.38323" calcext:value-type="float">
            <text:p>1447351200.383</text:p>
          </table:table-cell>
          <table:table-cell table:formula="of:=[.G591]-[.$G$1]" office:value-type="float" office:value="294.999745607376" calcext:value-type="float">
            <text:p>295.000</text:p>
          </table:table-cell>
          <table:table-cell table:formula="of:=[.G591]-[.G590]" office:value-type="float" office:value="0.500410079956055" calcext:value-type="float">
            <text:p>0.50041008</text:p>
          </table:table-cell>
          <table:table-cell table:number-columns-repeated="5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.44735120088359E+018" calcext:value-type="float">
            <text:p>1447351200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2]/1000000000" office:value-type="float" office:value="1447351200.88359" calcext:value-type="float">
            <text:p>1447351200.884</text:p>
          </table:table-cell>
          <table:table-cell table:formula="of:=[.G592]-[.$G$1]" office:value-type="float" office:value="295.500106811523" calcext:value-type="float">
            <text:p>295.500</text:p>
          </table:table-cell>
          <table:table-cell table:formula="of:=[.G592]-[.G591]" office:value-type="float" office:value="0.500360012054443" calcext:value-type="float">
            <text:p>0.5003600121</text:p>
          </table:table-cell>
          <table:table-cell table:number-columns-repeated="5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.44735120138421E+018" calcext:value-type="float">
            <text:p>1447351201384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3]/1000000000" office:value-type="float" office:value="1447351201.38421" calcext:value-type="float">
            <text:p>1447351201.384</text:p>
          </table:table-cell>
          <table:table-cell table:formula="of:=[.G593]-[.$G$1]" office:value-type="float" office:value="296.000726222992" calcext:value-type="float">
            <text:p>296.001</text:p>
          </table:table-cell>
          <table:table-cell table:formula="of:=[.G593]-[.G592]" office:value-type="float" office:value="0.500620126724243" calcext:value-type="float">
            <text:p>0.5006201267</text:p>
          </table:table-cell>
          <table:table-cell table:number-columns-repeated="5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.44735120188357E+018" calcext:value-type="float">
            <text:p>1447351201883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4]/1000000000" office:value-type="float" office:value="1447351201.88357" calcext:value-type="float">
            <text:p>1447351201.884</text:p>
          </table:table-cell>
          <table:table-cell table:formula="of:=[.G594]-[.$G$1]" office:value-type="float" office:value="296.500088214874" calcext:value-type="float">
            <text:p>296.500</text:p>
          </table:table-cell>
          <table:table-cell table:formula="of:=[.G594]-[.G593]" office:value-type="float" office:value="0.499359846115112" calcext:value-type="float">
            <text:p>0.4993598461</text:p>
          </table:table-cell>
          <table:table-cell table:number-columns-repeated="5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.44735120238407E+018" calcext:value-type="float">
            <text:p>1447351202384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5]/1000000000" office:value-type="float" office:value="1447351202.38407" calcext:value-type="float">
            <text:p>1447351202.384</text:p>
          </table:table-cell>
          <table:table-cell table:formula="of:=[.G595]-[.$G$1]" office:value-type="float" office:value="297.000591754913" calcext:value-type="float">
            <text:p>297.001</text:p>
          </table:table-cell>
          <table:table-cell table:formula="of:=[.G595]-[.G594]" office:value-type="float" office:value="0.500499963760376" calcext:value-type="float">
            <text:p>0.5004999638</text:p>
          </table:table-cell>
          <table:table-cell table:number-columns-repeated="5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.44735120288345E+018" calcext:value-type="float">
            <text:p>14473512028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6]/1000000000" office:value-type="float" office:value="1447351202.88345" calcext:value-type="float">
            <text:p>1447351202.883</text:p>
          </table:table-cell>
          <table:table-cell table:formula="of:=[.G596]-[.$G$1]" office:value-type="float" office:value="297.499965429306" calcext:value-type="float">
            <text:p>297.500</text:p>
          </table:table-cell>
          <table:table-cell table:formula="of:=[.G596]-[.G595]" office:value-type="float" office:value="0.499380111694336" calcext:value-type="float">
            <text:p>0.4993801117</text:p>
          </table:table-cell>
          <table:table-cell table:number-columns-repeated="5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.44735120338407E+018" calcext:value-type="float">
            <text:p>1447351203384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7]/1000000000" office:value-type="float" office:value="1447351203.38407" calcext:value-type="float">
            <text:p>1447351203.384</text:p>
          </table:table-cell>
          <table:table-cell table:formula="of:=[.G597]-[.$G$1]" office:value-type="float" office:value="298.000586986542" calcext:value-type="float">
            <text:p>298.001</text:p>
          </table:table-cell>
          <table:table-cell table:formula="of:=[.G597]-[.G596]" office:value-type="float" office:value="0.500619888305664" calcext:value-type="float">
            <text:p>0.5006198883</text:p>
          </table:table-cell>
          <table:table-cell table:number-columns-repeated="5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.44735120388408E+018" calcext:value-type="float">
            <text:p>14473512038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8]/1000000000" office:value-type="float" office:value="1447351203.88408" calcext:value-type="float">
            <text:p>1447351203.884</text:p>
          </table:table-cell>
          <table:table-cell table:formula="of:=[.G598]-[.$G$1]" office:value-type="float" office:value="298.500595092773" calcext:value-type="float">
            <text:p>298.501</text:p>
          </table:table-cell>
          <table:table-cell table:formula="of:=[.G598]-[.G597]" office:value-type="float" office:value="0.500010013580322" calcext:value-type="float">
            <text:p>0.5000100136</text:p>
          </table:table-cell>
          <table:table-cell table:number-columns-repeated="5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.44735120438359E+018" calcext:value-type="float">
            <text:p>14473512043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599]/1000000000" office:value-type="float" office:value="1447351204.38359" calcext:value-type="float">
            <text:p>1447351204.384</text:p>
          </table:table-cell>
          <table:table-cell table:formula="of:=[.G599]-[.$G$1]" office:value-type="float" office:value="299.000112771988" calcext:value-type="float">
            <text:p>299.000</text:p>
          </table:table-cell>
          <table:table-cell table:formula="of:=[.G599]-[.G598]" office:value-type="float" office:value="0.499510049819946" calcext:value-type="float">
            <text:p>0.4995100498</text:p>
          </table:table-cell>
          <table:table-cell table:number-columns-repeated="5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.447351204883E+018" calcext:value-type="float">
            <text:p>14473512048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0]/1000000000" office:value-type="float" office:value="1447351204.883" calcext:value-type="float">
            <text:p>1447351204.883</text:p>
          </table:table-cell>
          <table:table-cell table:formula="of:=[.G600]-[.$G$1]" office:value-type="float" office:value="299.499521970749" calcext:value-type="float">
            <text:p>299.500</text:p>
          </table:table-cell>
          <table:table-cell table:formula="of:=[.G600]-[.G599]" office:value-type="float" office:value="0.499409914016724" calcext:value-type="float">
            <text:p>0.499409914</text:p>
          </table:table-cell>
          <table:table-cell table:number-columns-repeated="5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.44735120538346E+018" calcext:value-type="float">
            <text:p>14473512053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1]/1000000000" office:value-type="float" office:value="1447351205.38346" calcext:value-type="float">
            <text:p>1447351205.383</text:p>
          </table:table-cell>
          <table:table-cell table:formula="of:=[.G601]-[.$G$1]" office:value-type="float" office:value="299.999982118607" calcext:value-type="float">
            <text:p>300.000</text:p>
          </table:table-cell>
          <table:table-cell table:formula="of:=[.G601]-[.G600]" office:value-type="float" office:value="0.500460147857666" calcext:value-type="float">
            <text:p>0.5004601479</text:p>
          </table:table-cell>
          <table:table-cell table:number-columns-repeated="5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.44735120588392E+018" calcext:value-type="float">
            <text:p>1447351205883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2]/1000000000" office:value-type="float" office:value="1447351205.88392" calcext:value-type="float">
            <text:p>1447351205.884</text:p>
          </table:table-cell>
          <table:table-cell table:formula="of:=[.G602]-[.$G$1]" office:value-type="float" office:value="300.500442504883" calcext:value-type="float">
            <text:p>300.500</text:p>
          </table:table-cell>
          <table:table-cell table:formula="of:=[.G602]-[.G601]" office:value-type="float" office:value="0.500459909439087" calcext:value-type="float">
            <text:p>0.5004599094</text:p>
          </table:table-cell>
          <table:table-cell table:number-columns-repeated="5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.44735120638323E+018" calcext:value-type="float">
            <text:p>1447351206383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3]/1000000000" office:value-type="float" office:value="1447351206.38323" calcext:value-type="float">
            <text:p>1447351206.383</text:p>
          </table:table-cell>
          <table:table-cell table:formula="of:=[.G603]-[.$G$1]" office:value-type="float" office:value="300.999754667282" calcext:value-type="float">
            <text:p>301.000</text:p>
          </table:table-cell>
          <table:table-cell table:formula="of:=[.G603]-[.G602]" office:value-type="float" office:value="0.49931001663208" calcext:value-type="float">
            <text:p>0.4993100166</text:p>
          </table:table-cell>
          <table:table-cell table:number-columns-repeated="5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.44735120688395E+018" calcext:value-type="float">
            <text:p>14473512068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4]/1000000000" office:value-type="float" office:value="1447351206.88395" calcext:value-type="float">
            <text:p>1447351206.884</text:p>
          </table:table-cell>
          <table:table-cell table:formula="of:=[.G604]-[.$G$1]" office:value-type="float" office:value="301.500472784042" calcext:value-type="float">
            <text:p>301.500</text:p>
          </table:table-cell>
          <table:table-cell table:formula="of:=[.G604]-[.G603]" office:value-type="float" office:value="0.500720024108887" calcext:value-type="float">
            <text:p>0.5007200241</text:p>
          </table:table-cell>
          <table:table-cell table:number-columns-repeated="5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.4473512073834E+018" calcext:value-type="float">
            <text:p>14473512073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5]/1000000000" office:value-type="float" office:value="1447351207.3834" calcext:value-type="float">
            <text:p>1447351207.383</text:p>
          </table:table-cell>
          <table:table-cell table:formula="of:=[.G605]-[.$G$1]" office:value-type="float" office:value="301.999922037125" calcext:value-type="float">
            <text:p>302.000</text:p>
          </table:table-cell>
          <table:table-cell table:formula="of:=[.G605]-[.G604]" office:value-type="float" office:value="0.499449968338013" calcext:value-type="float">
            <text:p>0.4994499683</text:p>
          </table:table-cell>
          <table:table-cell table:number-columns-repeated="5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.44735120788347E+018" calcext:value-type="float">
            <text:p>144735120788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6]/1000000000" office:value-type="float" office:value="1447351207.88347" calcext:value-type="float">
            <text:p>1447351207.883</text:p>
          </table:table-cell>
          <table:table-cell table:formula="of:=[.G606]-[.$G$1]" office:value-type="float" office:value="302.499993085861" calcext:value-type="float">
            <text:p>302.500</text:p>
          </table:table-cell>
          <table:table-cell table:formula="of:=[.G606]-[.G605]" office:value-type="float" office:value="0.500070095062256" calcext:value-type="float">
            <text:p>0.5000700951</text:p>
          </table:table-cell>
          <table:table-cell table:number-columns-repeated="5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1.44735120838415E+018" calcext:value-type="float">
            <text:p>14473512083841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7]/1000000000" office:value-type="float" office:value="1447351208.38415" calcext:value-type="float">
            <text:p>1447351208.384</text:p>
          </table:table-cell>
          <table:table-cell table:formula="of:=[.G607]-[.$G$1]" office:value-type="float" office:value="303.000668287277" calcext:value-type="float">
            <text:p>303.001</text:p>
          </table:table-cell>
          <table:table-cell table:formula="of:=[.G607]-[.G606]" office:value-type="float" office:value="0.500679969787598" calcext:value-type="float">
            <text:p>0.5006799698</text:p>
          </table:table-cell>
          <table:table-cell table:number-columns-repeated="5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.447351208884E+018" calcext:value-type="float">
            <text:p>1447351208884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8]/1000000000" office:value-type="float" office:value="1447351208.884" calcext:value-type="float">
            <text:p>1447351208.884</text:p>
          </table:table-cell>
          <table:table-cell table:formula="of:=[.G608]-[.$G$1]" office:value-type="float" office:value="303.500519514084" calcext:value-type="float">
            <text:p>303.501</text:p>
          </table:table-cell>
          <table:table-cell table:formula="of:=[.G608]-[.G607]" office:value-type="float" office:value="0.499850034713745" calcext:value-type="float">
            <text:p>0.4998500347</text:p>
          </table:table-cell>
          <table:table-cell table:number-columns-repeated="5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.44735120938323E+018" calcext:value-type="float">
            <text:p>1447351209383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09]/1000000000" office:value-type="float" office:value="1447351209.38323" calcext:value-type="float">
            <text:p>1447351209.383</text:p>
          </table:table-cell>
          <table:table-cell table:formula="of:=[.G609]-[.$G$1]" office:value-type="float" office:value="303.99974822998" calcext:value-type="float">
            <text:p>304.000</text:p>
          </table:table-cell>
          <table:table-cell table:formula="of:=[.G609]-[.G608]" office:value-type="float" office:value="0.499229907989502" calcext:value-type="float">
            <text:p>0.499229908</text:p>
          </table:table-cell>
          <table:table-cell table:number-columns-repeated="5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.44735120988301E+018" calcext:value-type="float">
            <text:p>1447351209883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10]/1000000000" office:value-type="float" office:value="1447351209.88301" calcext:value-type="float">
            <text:p>1447351209.883</text:p>
          </table:table-cell>
          <table:table-cell table:formula="of:=[.G610]-[.$G$1]" office:value-type="float" office:value="304.499528646469" calcext:value-type="float">
            <text:p>304.500</text:p>
          </table:table-cell>
          <table:table-cell table:formula="of:=[.G610]-[.G609]" office:value-type="float" office:value="0.499779939651489" calcext:value-type="float">
            <text:p>0.4997799397</text:p>
          </table:table-cell>
          <table:table-cell table:number-columns-repeated="5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1.4473512103835E+018" calcext:value-type="float">
            <text:p>1447351210383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11]/1000000000" office:value-type="float" office:value="1447351210.3835" calcext:value-type="float">
            <text:p>1447351210.384</text:p>
          </table:table-cell>
          <table:table-cell table:formula="of:=[.G611]-[.$G$1]" office:value-type="float" office:value="305.000019788742" calcext:value-type="float">
            <text:p>305.000</text:p>
          </table:table-cell>
          <table:table-cell table:formula="of:=[.G611]-[.G610]" office:value-type="float" office:value="0.500490188598633" calcext:value-type="float">
            <text:p>0.5004901886</text:p>
          </table:table-cell>
          <table:table-cell table:number-columns-repeated="5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1.44735121088395E+018" calcext:value-type="float">
            <text:p>14473512108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12]/1000000000" office:value-type="float" office:value="1447351210.88395" calcext:value-type="float">
            <text:p>1447351210.884</text:p>
          </table:table-cell>
          <table:table-cell table:formula="of:=[.G612]-[.$G$1]" office:value-type="float" office:value="305.500466108322" calcext:value-type="float">
            <text:p>305.500</text:p>
          </table:table-cell>
          <table:table-cell table:formula="of:=[.G612]-[.G611]" office:value-type="float" office:value="0.500449895858765" calcext:value-type="float">
            <text:p>0.5004498959</text:p>
          </table:table-cell>
          <table:table-cell table:number-columns-repeated="5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.44735121138322E+018" calcext:value-type="float">
            <text:p>14473512113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13]/1000000000" office:value-type="float" office:value="1447351211.38322" calcext:value-type="float">
            <text:p>1447351211.383</text:p>
          </table:table-cell>
          <table:table-cell table:formula="of:=[.G613]-[.$G$1]" office:value-type="float" office:value="305.999738931656" calcext:value-type="float">
            <text:p>306.000</text:p>
          </table:table-cell>
          <table:table-cell table:formula="of:=[.G613]-[.G612]" office:value-type="float" office:value="0.499269962310791" calcext:value-type="float">
            <text:p>0.4992699623</text:p>
          </table:table-cell>
          <table:table-cell table:number-columns-repeated="5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1.44735121188357E+018" calcext:value-type="float">
            <text:p>1447351211883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14]/1000000000" office:value-type="float" office:value="1447351211.88357" calcext:value-type="float">
            <text:p>1447351211.884</text:p>
          </table:table-cell>
          <table:table-cell table:formula="of:=[.G614]-[.$G$1]" office:value-type="float" office:value="306.500086784363" calcext:value-type="float">
            <text:p>306.500</text:p>
          </table:table-cell>
          <table:table-cell table:formula="of:=[.G614]-[.G613]" office:value-type="float" office:value="0.500349998474121" calcext:value-type="float">
            <text:p>0.5003499985</text:p>
          </table:table-cell>
          <table:table-cell table:number-columns-repeated="5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.447351212383E+018" calcext:value-type="float">
            <text:p>14473512123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15]/1000000000" office:value-type="float" office:value="1447351212.383" calcext:value-type="float">
            <text:p>1447351212.383</text:p>
          </table:table-cell>
          <table:table-cell table:formula="of:=[.G615]-[.$G$1]" office:value-type="float" office:value="306.999523878098" calcext:value-type="float">
            <text:p>307.000</text:p>
          </table:table-cell>
          <table:table-cell table:formula="of:=[.G615]-[.G614]" office:value-type="float" office:value="0.499429941177368" calcext:value-type="float">
            <text:p>0.4994299412</text:p>
          </table:table-cell>
          <table:table-cell table:number-columns-repeated="5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.44735121288344E+018" calcext:value-type="float">
            <text:p>1447351212883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16]/1000000000" office:value-type="float" office:value="1447351212.88344" calcext:value-type="float">
            <text:p>1447351212.883</text:p>
          </table:table-cell>
          <table:table-cell table:formula="of:=[.G616]-[.$G$1]" office:value-type="float" office:value="307.499963521957" calcext:value-type="float">
            <text:p>307.500</text:p>
          </table:table-cell>
          <table:table-cell table:formula="of:=[.G616]-[.G615]" office:value-type="float" office:value="0.500440120697022" calcext:value-type="float">
            <text:p>0.5004401207</text:p>
          </table:table-cell>
          <table:table-cell table:number-columns-repeated="5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1.44735121338378E+018" calcext:value-type="float">
            <text:p>14473512133837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17]/1000000000" office:value-type="float" office:value="1447351213.38378" calcext:value-type="float">
            <text:p>1447351213.384</text:p>
          </table:table-cell>
          <table:table-cell table:formula="of:=[.G617]-[.$G$1]" office:value-type="float" office:value="308.000296831131" calcext:value-type="float">
            <text:p>308.000</text:p>
          </table:table-cell>
          <table:table-cell table:formula="of:=[.G617]-[.G616]" office:value-type="float" office:value="0.500339984893799" calcext:value-type="float">
            <text:p>0.5003399849</text:p>
          </table:table-cell>
          <table:table-cell table:number-columns-repeated="5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1.44735121388333E+018" calcext:value-type="float">
            <text:p>14473512138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18]/1000000000" office:value-type="float" office:value="1447351213.88333" calcext:value-type="float">
            <text:p>1447351213.883</text:p>
          </table:table-cell>
          <table:table-cell table:formula="of:=[.G618]-[.$G$1]" office:value-type="float" office:value="308.499845266342" calcext:value-type="float">
            <text:p>308.500</text:p>
          </table:table-cell>
          <table:table-cell table:formula="of:=[.G618]-[.G617]" office:value-type="float" office:value="0.499550104141235" calcext:value-type="float">
            <text:p>0.4995501041</text:p>
          </table:table-cell>
          <table:table-cell table:number-columns-repeated="5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1.44735121438416E+018" calcext:value-type="float">
            <text:p>14473512143841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19]/1000000000" office:value-type="float" office:value="1447351214.38416" calcext:value-type="float">
            <text:p>1447351214.384</text:p>
          </table:table-cell>
          <table:table-cell table:formula="of:=[.G619]-[.$G$1]" office:value-type="float" office:value="309.000681638718" calcext:value-type="float">
            <text:p>309.001</text:p>
          </table:table-cell>
          <table:table-cell table:formula="of:=[.G619]-[.G618]" office:value-type="float" office:value="0.500829935073853" calcext:value-type="float">
            <text:p>0.5008299351</text:p>
          </table:table-cell>
          <table:table-cell table:number-columns-repeated="5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.44735121488297E+018" calcext:value-type="float">
            <text:p>1447351214882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20]/1000000000" office:value-type="float" office:value="1447351214.88297" calcext:value-type="float">
            <text:p>1447351214.883</text:p>
          </table:table-cell>
          <table:table-cell table:formula="of:=[.G620]-[.$G$1]" office:value-type="float" office:value="309.499493598938" calcext:value-type="float">
            <text:p>309.499</text:p>
          </table:table-cell>
          <table:table-cell table:formula="of:=[.G620]-[.G619]" office:value-type="float" office:value="0.498810052871704" calcext:value-type="float">
            <text:p>0.4988100529</text:p>
          </table:table-cell>
          <table:table-cell table:number-columns-repeated="5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.44735121538355E+018" calcext:value-type="float">
            <text:p>1447351215383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21]/1000000000" office:value-type="float" office:value="1447351215.38355" calcext:value-type="float">
            <text:p>1447351215.384</text:p>
          </table:table-cell>
          <table:table-cell table:formula="of:=[.G621]-[.$G$1]" office:value-type="float" office:value="310.000072479248" calcext:value-type="float">
            <text:p>310.000</text:p>
          </table:table-cell>
          <table:table-cell table:formula="of:=[.G621]-[.G620]" office:value-type="float" office:value="0.500579833984375" calcext:value-type="float">
            <text:p>0.500579834</text:p>
          </table:table-cell>
          <table:table-cell table:number-columns-repeated="5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.44735121588425E+018" calcext:value-type="float">
            <text:p>1447351215884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22]/1000000000" office:value-type="float" office:value="1447351215.88425" calcext:value-type="float">
            <text:p>1447351215.884</text:p>
          </table:table-cell>
          <table:table-cell table:formula="of:=[.G622]-[.$G$1]" office:value-type="float" office:value="310.500766277313" calcext:value-type="float">
            <text:p>310.501</text:p>
          </table:table-cell>
          <table:table-cell table:formula="of:=[.G622]-[.G621]" office:value-type="float" office:value="0.500699996948242" calcext:value-type="float">
            <text:p>0.5006999969</text:p>
          </table:table-cell>
          <table:table-cell table:number-columns-repeated="5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.44735121638292E+018" calcext:value-type="float">
            <text:p>1447351216382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23]/1000000000" office:value-type="float" office:value="1447351216.38292" calcext:value-type="float">
            <text:p>1447351216.383</text:p>
          </table:table-cell>
          <table:table-cell table:formula="of:=[.G623]-[.$G$1]" office:value-type="float" office:value="310.999443769455" calcext:value-type="float">
            <text:p>310.999</text:p>
          </table:table-cell>
          <table:table-cell table:formula="of:=[.G623]-[.G622]" office:value-type="float" office:value="0.498670101165772" calcext:value-type="float">
            <text:p>0.4986701012</text:p>
          </table:table-cell>
          <table:table-cell table:number-columns-repeated="5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.44735121688326E+018" calcext:value-type="float">
            <text:p>14473512168832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24]/1000000000" office:value-type="float" office:value="1447351216.88326" calcext:value-type="float">
            <text:p>1447351216.883</text:p>
          </table:table-cell>
          <table:table-cell table:formula="of:=[.G624]-[.$G$1]" office:value-type="float" office:value="311.49977517128" calcext:value-type="float">
            <text:p>311.500</text:p>
          </table:table-cell>
          <table:table-cell table:formula="of:=[.G624]-[.G623]" office:value-type="float" office:value="0.500339984893799" calcext:value-type="float">
            <text:p>0.5003399849</text:p>
          </table:table-cell>
          <table:table-cell table:number-columns-repeated="5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.44735121739029E+018" calcext:value-type="float">
            <text:p>1447351217390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25]/1000000000" office:value-type="float" office:value="1447351217.39029" calcext:value-type="float">
            <text:p>1447351217.390</text:p>
          </table:table-cell>
          <table:table-cell table:formula="of:=[.G625]-[.$G$1]" office:value-type="float" office:value="312.006808757782" calcext:value-type="float">
            <text:p>312.007</text:p>
          </table:table-cell>
          <table:table-cell table:formula="of:=[.G625]-[.G624]" office:value-type="float" office:value="0.507030010223389" calcext:value-type="float">
            <text:p>0.5070300102</text:p>
          </table:table-cell>
          <table:table-cell table:number-columns-repeated="5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.44735121788356E+018" calcext:value-type="float">
            <text:p>14473512178835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26]/1000000000" office:value-type="float" office:value="1447351217.88356" calcext:value-type="float">
            <text:p>1447351217.884</text:p>
          </table:table-cell>
          <table:table-cell table:formula="of:=[.G626]-[.$G$1]" office:value-type="float" office:value="312.500075817108" calcext:value-type="float">
            <text:p>312.500</text:p>
          </table:table-cell>
          <table:table-cell table:formula="of:=[.G626]-[.G625]" office:value-type="float" office:value="0.493269920349121" calcext:value-type="float">
            <text:p>0.4932699203</text:p>
          </table:table-cell>
          <table:table-cell table:number-columns-repeated="5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.447351218384E+018" calcext:value-type="float">
            <text:p>1447351218384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27]/1000000000" office:value-type="float" office:value="1447351218.384" calcext:value-type="float">
            <text:p>1447351218.384</text:p>
          </table:table-cell>
          <table:table-cell table:formula="of:=[.G627]-[.$G$1]" office:value-type="float" office:value="313.000517368317" calcext:value-type="float">
            <text:p>313.001</text:p>
          </table:table-cell>
          <table:table-cell table:formula="of:=[.G627]-[.G626]" office:value-type="float" office:value="0.500440120697022" calcext:value-type="float">
            <text:p>0.5004401207</text:p>
          </table:table-cell>
          <table:table-cell table:number-columns-repeated="5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.44735121888335E+018" calcext:value-type="float">
            <text:p>14473512188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28]/1000000000" office:value-type="float" office:value="1447351218.88335" calcext:value-type="float">
            <text:p>1447351218.883</text:p>
          </table:table-cell>
          <table:table-cell table:formula="of:=[.G628]-[.$G$1]" office:value-type="float" office:value="313.499868392944" calcext:value-type="float">
            <text:p>313.500</text:p>
          </table:table-cell>
          <table:table-cell table:formula="of:=[.G628]-[.G627]" office:value-type="float" office:value="0.49934983253479" calcext:value-type="float">
            <text:p>0.4993498325</text:p>
          </table:table-cell>
          <table:table-cell table:number-columns-repeated="5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.44735121938435E+018" calcext:value-type="float">
            <text:p>1447351219384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29]/1000000000" office:value-type="float" office:value="1447351219.38435" calcext:value-type="float">
            <text:p>1447351219.384</text:p>
          </table:table-cell>
          <table:table-cell table:formula="of:=[.G629]-[.$G$1]" office:value-type="float" office:value="314.000870704651" calcext:value-type="float">
            <text:p>314.001</text:p>
          </table:table-cell>
          <table:table-cell table:formula="of:=[.G629]-[.G628]" office:value-type="float" office:value="0.501000165939331" calcext:value-type="float">
            <text:p>0.5010001659</text:p>
          </table:table-cell>
          <table:table-cell table:number-columns-repeated="5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.44735121988316E+018" calcext:value-type="float">
            <text:p>14473512198831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30]/1000000000" office:value-type="float" office:value="1447351219.88316" calcext:value-type="float">
            <text:p>1447351219.883</text:p>
          </table:table-cell>
          <table:table-cell table:formula="of:=[.G630]-[.$G$1]" office:value-type="float" office:value="314.499680280685" calcext:value-type="float">
            <text:p>314.500</text:p>
          </table:table-cell>
          <table:table-cell table:formula="of:=[.G630]-[.G629]" office:value-type="float" office:value="0.498810052871704" calcext:value-type="float">
            <text:p>0.4988100529</text:p>
          </table:table-cell>
          <table:table-cell table:number-columns-repeated="5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.44735122038351E+018" calcext:value-type="float">
            <text:p>14473512203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31]/1000000000" office:value-type="float" office:value="1447351220.38351" calcext:value-type="float">
            <text:p>1447351220.384</text:p>
          </table:table-cell>
          <table:table-cell table:formula="of:=[.G631]-[.$G$1]" office:value-type="float" office:value="315.000029087067" calcext:value-type="float">
            <text:p>315.000</text:p>
          </table:table-cell>
          <table:table-cell table:formula="of:=[.G631]-[.G630]" office:value-type="float" office:value="0.500349998474121" calcext:value-type="float">
            <text:p>0.5003499985</text:p>
          </table:table-cell>
          <table:table-cell table:number-columns-repeated="5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.44735122088424E+018" calcext:value-type="float">
            <text:p>1447351220884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32]/1000000000" office:value-type="float" office:value="1447351220.88424" calcext:value-type="float">
            <text:p>1447351220.884</text:p>
          </table:table-cell>
          <table:table-cell table:formula="of:=[.G632]-[.$G$1]" office:value-type="float" office:value="315.500759840012" calcext:value-type="float">
            <text:p>315.501</text:p>
          </table:table-cell>
          <table:table-cell table:formula="of:=[.G632]-[.G631]" office:value-type="float" office:value="0.50072979927063" calcext:value-type="float">
            <text:p>0.5007297993</text:p>
          </table:table-cell>
          <table:table-cell table:number-columns-repeated="5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.44735122138361E+018" calcext:value-type="float">
            <text:p>1447351221383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33]/1000000000" office:value-type="float" office:value="1447351221.38361" calcext:value-type="float">
            <text:p>1447351221.384</text:p>
          </table:table-cell>
          <table:table-cell table:formula="of:=[.G633]-[.$G$1]" office:value-type="float" office:value="316.000126123428" calcext:value-type="float">
            <text:p>316.000</text:p>
          </table:table-cell>
          <table:table-cell table:formula="of:=[.G633]-[.G632]" office:value-type="float" office:value="0.499370098114014" calcext:value-type="float">
            <text:p>0.4993700981</text:p>
          </table:table-cell>
          <table:table-cell table:number-columns-repeated="5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.44735122188406E+018" calcext:value-type="float">
            <text:p>14473512218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34]/1000000000" office:value-type="float" office:value="1447351221.88406" calcext:value-type="float">
            <text:p>1447351221.884</text:p>
          </table:table-cell>
          <table:table-cell table:formula="of:=[.G634]-[.$G$1]" office:value-type="float" office:value="316.500580787659" calcext:value-type="float">
            <text:p>316.501</text:p>
          </table:table-cell>
          <table:table-cell table:formula="of:=[.G634]-[.G633]" office:value-type="float" office:value="0.500449895858765" calcext:value-type="float">
            <text:p>0.5004498959</text:p>
          </table:table-cell>
          <table:table-cell table:number-columns-repeated="5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.44735122238343E+018" calcext:value-type="float">
            <text:p>14473512223834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35]/1000000000" office:value-type="float" office:value="1447351222.38343" calcext:value-type="float">
            <text:p>1447351222.383</text:p>
          </table:table-cell>
          <table:table-cell table:formula="of:=[.G635]-[.$G$1]" office:value-type="float" office:value="316.999952316284" calcext:value-type="float">
            <text:p>317.000</text:p>
          </table:table-cell>
          <table:table-cell table:formula="of:=[.G635]-[.G634]" office:value-type="float" office:value="0.499370098114014" calcext:value-type="float">
            <text:p>0.4993700981</text:p>
          </table:table-cell>
          <table:table-cell table:number-columns-repeated="5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.44735122288391E+018" calcext:value-type="float">
            <text:p>14473512228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36]/1000000000" office:value-type="float" office:value="1447351222.88391" calcext:value-type="float">
            <text:p>1447351222.884</text:p>
          </table:table-cell>
          <table:table-cell table:formula="of:=[.G636]-[.$G$1]" office:value-type="float" office:value="317.500432252884" calcext:value-type="float">
            <text:p>317.500</text:p>
          </table:table-cell>
          <table:table-cell table:formula="of:=[.G636]-[.G635]" office:value-type="float" office:value="0.500479936599731" calcext:value-type="float">
            <text:p>0.5004799366</text:p>
          </table:table-cell>
          <table:table-cell table:number-columns-repeated="5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.44735122338344E+018" calcext:value-type="float">
            <text:p>1447351223383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37]/1000000000" office:value-type="float" office:value="1447351223.38344" calcext:value-type="float">
            <text:p>1447351223.383</text:p>
          </table:table-cell>
          <table:table-cell table:formula="of:=[.G637]-[.$G$1]" office:value-type="float" office:value="317.999959468842" calcext:value-type="float">
            <text:p>318.000</text:p>
          </table:table-cell>
          <table:table-cell table:formula="of:=[.G637]-[.G636]" office:value-type="float" office:value="0.499530076980591" calcext:value-type="float">
            <text:p>0.499530077</text:p>
          </table:table-cell>
          <table:table-cell table:number-columns-repeated="5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.44735122388389E+018" calcext:value-type="float">
            <text:p>1447351223883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38]/1000000000" office:value-type="float" office:value="1447351223.88389" calcext:value-type="float">
            <text:p>1447351223.884</text:p>
          </table:table-cell>
          <table:table-cell table:formula="of:=[.G638]-[.$G$1]" office:value-type="float" office:value="318.500406742096" calcext:value-type="float">
            <text:p>318.500</text:p>
          </table:table-cell>
          <table:table-cell table:formula="of:=[.G638]-[.G637]" office:value-type="float" office:value="0.500449895858765" calcext:value-type="float">
            <text:p>0.5004498959</text:p>
          </table:table-cell>
          <table:table-cell table:number-columns-repeated="5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.44735122438249E+018" calcext:value-type="float">
            <text:p>1447351224382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39]/1000000000" office:value-type="float" office:value="1447351224.38249" calcext:value-type="float">
            <text:p>1447351224.382</text:p>
          </table:table-cell>
          <table:table-cell table:formula="of:=[.G639]-[.$G$1]" office:value-type="float" office:value="318.999010324478" calcext:value-type="float">
            <text:p>318.999</text:p>
          </table:table-cell>
          <table:table-cell table:formula="of:=[.G639]-[.G638]" office:value-type="float" office:value="0.498600006103516" calcext:value-type="float">
            <text:p>0.4986000061</text:p>
          </table:table-cell>
          <table:table-cell table:number-columns-repeated="5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.44735122489137E+018" calcext:value-type="float">
            <text:p>1447351224891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40]/1000000000" office:value-type="float" office:value="1447351224.89137" calcext:value-type="float">
            <text:p>1447351224.891</text:p>
          </table:table-cell>
          <table:table-cell table:formula="of:=[.G640]-[.$G$1]" office:value-type="float" office:value="319.507892608643" calcext:value-type="float">
            <text:p>319.508</text:p>
          </table:table-cell>
          <table:table-cell table:formula="of:=[.G640]-[.G639]" office:value-type="float" office:value="0.508880138397217" calcext:value-type="float">
            <text:p>0.5088801384</text:p>
          </table:table-cell>
          <table:table-cell table:number-columns-repeated="5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.44735122538336E+018" calcext:value-type="float">
            <text:p>14473512253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41]/1000000000" office:value-type="float" office:value="1447351225.38336" calcext:value-type="float">
            <text:p>1447351225.383</text:p>
          </table:table-cell>
          <table:table-cell table:formula="of:=[.G641]-[.$G$1]" office:value-type="float" office:value="319.999875068665" calcext:value-type="float">
            <text:p>320.000</text:p>
          </table:table-cell>
          <table:table-cell table:formula="of:=[.G641]-[.G640]" office:value-type="float" office:value="0.491989850997925" calcext:value-type="float">
            <text:p>0.491989851</text:p>
          </table:table-cell>
          <table:table-cell table:number-columns-repeated="5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.44735122588374E+018" calcext:value-type="float">
            <text:p>14473512258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42]/1000000000" office:value-type="float" office:value="1447351225.88374" calcext:value-type="float">
            <text:p>1447351225.884</text:p>
          </table:table-cell>
          <table:table-cell table:formula="of:=[.G642]-[.$G$1]" office:value-type="float" office:value="320.50026345253" calcext:value-type="float">
            <text:p>320.500</text:p>
          </table:table-cell>
          <table:table-cell table:formula="of:=[.G642]-[.G641]" office:value-type="float" office:value="0.500380039215088" calcext:value-type="float">
            <text:p>0.5003800392</text:p>
          </table:table-cell>
          <table:table-cell table:number-columns-repeated="5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.44735122638379E+018" calcext:value-type="float">
            <text:p>14473512263837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43]/1000000000" office:value-type="float" office:value="1447351226.38379" calcext:value-type="float">
            <text:p>1447351226.384</text:p>
          </table:table-cell>
          <table:table-cell table:formula="of:=[.G643]-[.$G$1]" office:value-type="float" office:value="321.000306367874" calcext:value-type="float">
            <text:p>321.000</text:p>
          </table:table-cell>
          <table:table-cell table:formula="of:=[.G643]-[.G642]" office:value-type="float" office:value="0.500050067901611" calcext:value-type="float">
            <text:p>0.5000500679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.44735122688319E+018" calcext:value-type="float">
            <text:p>1447351226883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44]/1000000000" office:value-type="float" office:value="1447351226.88319" calcext:value-type="float">
            <text:p>1447351226.883</text:p>
          </table:table-cell>
          <table:table-cell table:formula="of:=[.G644]-[.$G$1]" office:value-type="float" office:value="321.499709844589" calcext:value-type="float">
            <text:p>321.500</text:p>
          </table:table-cell>
          <table:table-cell table:formula="of:=[.G644]-[.G643]" office:value-type="float" office:value="0.499399900436401" calcext:value-type="float">
            <text:p>0.4993999004</text:p>
          </table:table-cell>
          <table:table-cell table:number-columns-repeated="5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.44735122738317E+018" calcext:value-type="float">
            <text:p>1447351227383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45]/1000000000" office:value-type="float" office:value="1447351227.38317" calcext:value-type="float">
            <text:p>1447351227.383</text:p>
          </table:table-cell>
          <table:table-cell table:formula="of:=[.G645]-[.$G$1]" office:value-type="float" office:value="321.999694824219" calcext:value-type="float">
            <text:p>322.000</text:p>
          </table:table-cell>
          <table:table-cell table:formula="of:=[.G645]-[.G644]" office:value-type="float" office:value="0.499979972839356" calcext:value-type="float">
            <text:p>0.4999799728</text:p>
          </table:table-cell>
          <table:table-cell table:number-columns-repeated="5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.44735122788359E+018" calcext:value-type="float">
            <text:p>1447351227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46]/1000000000" office:value-type="float" office:value="1447351227.88359" calcext:value-type="float">
            <text:p>1447351227.884</text:p>
          </table:table-cell>
          <table:table-cell table:formula="of:=[.G646]-[.$G$1]" office:value-type="float" office:value="322.500107765198" calcext:value-type="float">
            <text:p>322.500</text:p>
          </table:table-cell>
          <table:table-cell table:formula="of:=[.G646]-[.G645]" office:value-type="float" office:value="0.500420093536377" calcext:value-type="float">
            <text:p>0.5004200935</text:p>
          </table:table-cell>
          <table:table-cell table:number-columns-repeated="5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.44735122838409E+018" calcext:value-type="float">
            <text:p>1447351228384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47]/1000000000" office:value-type="float" office:value="1447351228.38409" calcext:value-type="float">
            <text:p>1447351228.384</text:p>
          </table:table-cell>
          <table:table-cell table:formula="of:=[.G647]-[.$G$1]" office:value-type="float" office:value="323.000614404678" calcext:value-type="float">
            <text:p>323.001</text:p>
          </table:table-cell>
          <table:table-cell table:formula="of:=[.G647]-[.G646]" office:value-type="float" office:value="0.500499963760376" calcext:value-type="float">
            <text:p>0.5004999638</text:p>
          </table:table-cell>
          <table:table-cell table:number-columns-repeated="5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1.44735122888349E+018" calcext:value-type="float">
            <text:p>1447351228883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48]/1000000000" office:value-type="float" office:value="1447351228.88349" calcext:value-type="float">
            <text:p>1447351228.883</text:p>
          </table:table-cell>
          <table:table-cell table:formula="of:=[.G648]-[.$G$1]" office:value-type="float" office:value="323.500008106232" calcext:value-type="float">
            <text:p>323.500</text:p>
          </table:table-cell>
          <table:table-cell table:formula="of:=[.G648]-[.G647]" office:value-type="float" office:value="0.499400138854981" calcext:value-type="float">
            <text:p>0.4994001389</text:p>
          </table:table-cell>
          <table:table-cell table:number-columns-repeated="5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.4473512293835E+018" calcext:value-type="float">
            <text:p>1447351229383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49]/1000000000" office:value-type="float" office:value="1447351229.3835" calcext:value-type="float">
            <text:p>1447351229.384</text:p>
          </table:table-cell>
          <table:table-cell table:formula="of:=[.G649]-[.$G$1]" office:value-type="float" office:value="324.000016212463" calcext:value-type="float">
            <text:p>324.000</text:p>
          </table:table-cell>
          <table:table-cell table:formula="of:=[.G649]-[.G648]" office:value-type="float" office:value="0.500010013580322" calcext:value-type="float">
            <text:p>0.5000100136</text:p>
          </table:table-cell>
          <table:table-cell table:number-columns-repeated="5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.44735122988949E+018" calcext:value-type="float">
            <text:p>1447351229889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50]/1000000000" office:value-type="float" office:value="1447351229.88949" calcext:value-type="float">
            <text:p>1447351229.889</text:p>
          </table:table-cell>
          <table:table-cell table:formula="of:=[.G650]-[.$G$1]" office:value-type="float" office:value="324.506014108658" calcext:value-type="float">
            <text:p>324.506</text:p>
          </table:table-cell>
          <table:table-cell table:formula="of:=[.G650]-[.G649]" office:value-type="float" office:value="0.505989789962769" calcext:value-type="float">
            <text:p>0.50598979</text:p>
          </table:table-cell>
          <table:table-cell table:number-columns-repeated="5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.44735123038365E+018" calcext:value-type="float">
            <text:p>1447351230383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51]/1000000000" office:value-type="float" office:value="1447351230.38365" calcext:value-type="float">
            <text:p>1447351230.384</text:p>
          </table:table-cell>
          <table:table-cell table:formula="of:=[.G651]-[.$G$1]" office:value-type="float" office:value="325.000174045563" calcext:value-type="float">
            <text:p>325.000</text:p>
          </table:table-cell>
          <table:table-cell table:formula="of:=[.G651]-[.G650]" office:value-type="float" office:value="0.494160175323486" calcext:value-type="float">
            <text:p>0.4941601753</text:p>
          </table:table-cell>
          <table:table-cell table:number-columns-repeated="5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.44735123088303E+018" calcext:value-type="float">
            <text:p>14473512308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52]/1000000000" office:value-type="float" office:value="1447351230.88303" calcext:value-type="float">
            <text:p>1447351230.883</text:p>
          </table:table-cell>
          <table:table-cell table:formula="of:=[.G652]-[.$G$1]" office:value-type="float" office:value="325.499547719955" calcext:value-type="float">
            <text:p>325.500</text:p>
          </table:table-cell>
          <table:table-cell table:formula="of:=[.G652]-[.G651]" office:value-type="float" office:value="0.499379873275757" calcext:value-type="float">
            <text:p>0.4993798733</text:p>
          </table:table-cell>
          <table:table-cell table:number-columns-repeated="5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.44735123138337E+018" calcext:value-type="float">
            <text:p>1447351231383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53]/1000000000" office:value-type="float" office:value="1447351231.38337" calcext:value-type="float">
            <text:p>1447351231.383</text:p>
          </table:table-cell>
          <table:table-cell table:formula="of:=[.G653]-[.$G$1]" office:value-type="float" office:value="325.999886751175" calcext:value-type="float">
            <text:p>326.000</text:p>
          </table:table-cell>
          <table:table-cell table:formula="of:=[.G653]-[.G652]" office:value-type="float" office:value="0.500339984893799" calcext:value-type="float">
            <text:p>0.5003399849</text:p>
          </table:table-cell>
          <table:table-cell table:number-columns-repeated="5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.44735123188371E+018" calcext:value-type="float">
            <text:p>1447351231883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54]/1000000000" office:value-type="float" office:value="1447351231.88371" calcext:value-type="float">
            <text:p>1447351231.884</text:p>
          </table:table-cell>
          <table:table-cell table:formula="of:=[.G654]-[.$G$1]" office:value-type="float" office:value="326.500229120255" calcext:value-type="float">
            <text:p>326.500</text:p>
          </table:table-cell>
          <table:table-cell table:formula="of:=[.G654]-[.G653]" office:value-type="float" office:value="0.500339984893799" calcext:value-type="float">
            <text:p>0.5003399849</text:p>
          </table:table-cell>
          <table:table-cell table:number-columns-repeated="5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.44735123238302E+018" calcext:value-type="float">
            <text:p>1447351232383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55]/1000000000" office:value-type="float" office:value="1447351232.38302" calcext:value-type="float">
            <text:p>1447351232.383</text:p>
          </table:table-cell>
          <table:table-cell table:formula="of:=[.G655]-[.$G$1]" office:value-type="float" office:value="326.999535799026" calcext:value-type="float">
            <text:p>327.000</text:p>
          </table:table-cell>
          <table:table-cell table:formula="of:=[.G655]-[.G654]" office:value-type="float" office:value="0.49931001663208" calcext:value-type="float">
            <text:p>0.4993100166</text:p>
          </table:table-cell>
          <table:table-cell table:number-columns-repeated="5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.44735123288336E+018" calcext:value-type="float">
            <text:p>14473512328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56]/1000000000" office:value-type="float" office:value="1447351232.88336" calcext:value-type="float">
            <text:p>1447351232.883</text:p>
          </table:table-cell>
          <table:table-cell table:formula="of:=[.G656]-[.$G$1]" office:value-type="float" office:value="327.499885082245" calcext:value-type="float">
            <text:p>327.500</text:p>
          </table:table-cell>
          <table:table-cell table:formula="of:=[.G656]-[.G655]" office:value-type="float" office:value="0.500339984893799" calcext:value-type="float">
            <text:p>0.5003399849</text:p>
          </table:table-cell>
          <table:table-cell table:number-columns-repeated="5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.44735123338369E+018" calcext:value-type="float">
            <text:p>1447351233383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57]/1000000000" office:value-type="float" office:value="1447351233.38369" calcext:value-type="float">
            <text:p>1447351233.384</text:p>
          </table:table-cell>
          <table:table-cell table:formula="of:=[.G657]-[.$G$1]" office:value-type="float" office:value="328.000211000443" calcext:value-type="float">
            <text:p>328.000</text:p>
          </table:table-cell>
          <table:table-cell table:formula="of:=[.G657]-[.G656]" office:value-type="float" office:value="0.500330209732056" calcext:value-type="float">
            <text:p>0.5003302097</text:p>
          </table:table-cell>
          <table:table-cell table:number-columns-repeated="5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.44735123388336E+018" calcext:value-type="float">
            <text:p>14473512338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58]/1000000000" office:value-type="float" office:value="1447351233.88336" calcext:value-type="float">
            <text:p>1447351233.883</text:p>
          </table:table-cell>
          <table:table-cell table:formula="of:=[.G658]-[.$G$1]" office:value-type="float" office:value="328.499880313873" calcext:value-type="float">
            <text:p>328.500</text:p>
          </table:table-cell>
          <table:table-cell table:formula="of:=[.G658]-[.G657]" office:value-type="float" office:value="0.499669790267944" calcext:value-type="float">
            <text:p>0.4996697903</text:p>
          </table:table-cell>
          <table:table-cell table:number-columns-repeated="5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.44735123438303E+018" calcext:value-type="float">
            <text:p>14473512343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59]/1000000000" office:value-type="float" office:value="1447351234.38304" calcext:value-type="float">
            <text:p>1447351234.383</text:p>
          </table:table-cell>
          <table:table-cell table:formula="of:=[.G659]-[.$G$1]" office:value-type="float" office:value="328.999555110931" calcext:value-type="float">
            <text:p>329.000</text:p>
          </table:table-cell>
          <table:table-cell table:formula="of:=[.G659]-[.G658]" office:value-type="float" office:value="0.499680042266846" calcext:value-type="float">
            <text:p>0.4996800423</text:p>
          </table:table-cell>
          <table:table-cell table:number-columns-repeated="5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.44735123488986E+018" calcext:value-type="float">
            <text:p>14473512348898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60]/1000000000" office:value-type="float" office:value="1447351234.88986" calcext:value-type="float">
            <text:p>1447351234.890</text:p>
          </table:table-cell>
          <table:table-cell table:formula="of:=[.G660]-[.$G$1]" office:value-type="float" office:value="329.506380081177" calcext:value-type="float">
            <text:p>329.506</text:p>
          </table:table-cell>
          <table:table-cell table:formula="of:=[.G660]-[.G659]" office:value-type="float" office:value="0.5068199634552" calcext:value-type="float">
            <text:p>0.5068199635</text:p>
          </table:table-cell>
          <table:table-cell table:number-columns-repeated="5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.44735123538331E+018" calcext:value-type="float">
            <text:p>1447351235383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61]/1000000000" office:value-type="float" office:value="1447351235.38331" calcext:value-type="float">
            <text:p>1447351235.383</text:p>
          </table:table-cell>
          <table:table-cell table:formula="of:=[.G661]-[.$G$1]" office:value-type="float" office:value="329.999828338623" calcext:value-type="float">
            <text:p>330.000</text:p>
          </table:table-cell>
          <table:table-cell table:formula="of:=[.G661]-[.G660]" office:value-type="float" office:value="0.493450164794922" calcext:value-type="float">
            <text:p>0.4934501648</text:p>
          </table:table-cell>
          <table:table-cell table:number-columns-repeated="5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.4473512358839E+018" calcext:value-type="float">
            <text:p>1447351235883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62]/1000000000" office:value-type="float" office:value="1447351235.8839" calcext:value-type="float">
            <text:p>1447351235.884</text:p>
          </table:table-cell>
          <table:table-cell table:formula="of:=[.G662]-[.$G$1]" office:value-type="float" office:value="330.500418424606" calcext:value-type="float">
            <text:p>330.500</text:p>
          </table:table-cell>
          <table:table-cell table:formula="of:=[.G662]-[.G661]" office:value-type="float" office:value="0.500589847564697" calcext:value-type="float">
            <text:p>0.5005898476</text:p>
          </table:table-cell>
          <table:table-cell table:number-columns-repeated="5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.44735123638332E+018" calcext:value-type="float">
            <text:p>1447351236383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63]/1000000000" office:value-type="float" office:value="1447351236.38332" calcext:value-type="float">
            <text:p>1447351236.383</text:p>
          </table:table-cell>
          <table:table-cell table:formula="of:=[.G663]-[.$G$1]" office:value-type="float" office:value="330.999838590622" calcext:value-type="float">
            <text:p>331.000</text:p>
          </table:table-cell>
          <table:table-cell table:formula="of:=[.G663]-[.G662]" office:value-type="float" office:value="0.499420166015625" calcext:value-type="float">
            <text:p>0.499420166</text:p>
          </table:table-cell>
          <table:table-cell table:number-columns-repeated="5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.44735123688417E+018" calcext:value-type="float">
            <text:p>1447351236884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64]/1000000000" office:value-type="float" office:value="1447351236.88417" calcext:value-type="float">
            <text:p>1447351236.884</text:p>
          </table:table-cell>
          <table:table-cell table:formula="of:=[.G664]-[.$G$1]" office:value-type="float" office:value="331.500690937042" calcext:value-type="float">
            <text:p>331.501</text:p>
          </table:table-cell>
          <table:table-cell table:formula="of:=[.G664]-[.G663]" office:value-type="float" office:value="0.500849962234497" calcext:value-type="float">
            <text:p>0.5008499622</text:p>
          </table:table-cell>
          <table:table-cell table:number-columns-repeated="5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.44735123738408E+018" calcext:value-type="float">
            <text:p>14473512373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65]/1000000000" office:value-type="float" office:value="1447351237.38408" calcext:value-type="float">
            <text:p>1447351237.384</text:p>
          </table:table-cell>
          <table:table-cell table:formula="of:=[.G665]-[.$G$1]" office:value-type="float" office:value="332.000600099564" calcext:value-type="float">
            <text:p>332.001</text:p>
          </table:table-cell>
          <table:table-cell table:formula="of:=[.G665]-[.G664]" office:value-type="float" office:value="0.4999098777771" calcext:value-type="float">
            <text:p>0.4999098778</text:p>
          </table:table-cell>
          <table:table-cell table:number-columns-repeated="5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.44735123788346E+018" calcext:value-type="float">
            <text:p>14473512378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66]/1000000000" office:value-type="float" office:value="1447351237.88346" calcext:value-type="float">
            <text:p>1447351237.883</text:p>
          </table:table-cell>
          <table:table-cell table:formula="of:=[.G666]-[.$G$1]" office:value-type="float" office:value="332.499982357025" calcext:value-type="float">
            <text:p>332.500</text:p>
          </table:table-cell>
          <table:table-cell table:formula="of:=[.G666]-[.G665]" office:value-type="float" office:value="0.499380111694336" calcext:value-type="float">
            <text:p>0.4993801117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.4473512383843E+018" calcext:value-type="float">
            <text:p>1447351238384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67]/1000000000" office:value-type="float" office:value="1447351238.3843" calcext:value-type="float">
            <text:p>1447351238.384</text:p>
          </table:table-cell>
          <table:table-cell table:formula="of:=[.G667]-[.$G$1]" office:value-type="float" office:value="333.000819206238" calcext:value-type="float">
            <text:p>333.001</text:p>
          </table:table-cell>
          <table:table-cell table:formula="of:=[.G667]-[.G666]" office:value-type="float" office:value="0.500839948654175" calcext:value-type="float">
            <text:p>0.5008399487</text:p>
          </table:table-cell>
          <table:table-cell table:number-columns-repeated="5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.44735123888379E+018" calcext:value-type="float">
            <text:p>14473512388837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68]/1000000000" office:value-type="float" office:value="1447351238.88379" calcext:value-type="float">
            <text:p>1447351238.884</text:p>
          </table:table-cell>
          <table:table-cell table:formula="of:=[.G668]-[.$G$1]" office:value-type="float" office:value="333.500306129456" calcext:value-type="float">
            <text:p>333.500</text:p>
          </table:table-cell>
          <table:table-cell table:formula="of:=[.G668]-[.G667]" office:value-type="float" office:value="0.499490022659302" calcext:value-type="float">
            <text:p>0.4994900227</text:p>
          </table:table-cell>
          <table:table-cell table:number-columns-repeated="5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.4473512393829E+018" calcext:value-type="float">
            <text:p>1447351239382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69]/1000000000" office:value-type="float" office:value="1447351239.3829" calcext:value-type="float">
            <text:p>1447351239.383</text:p>
          </table:table-cell>
          <table:table-cell table:formula="of:=[.G669]-[.$G$1]" office:value-type="float" office:value="333.999422073364" calcext:value-type="float">
            <text:p>333.999</text:p>
          </table:table-cell>
          <table:table-cell table:formula="of:=[.G669]-[.G668]" office:value-type="float" office:value="0.499109983444214" calcext:value-type="float">
            <text:p>0.4991099834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.44735123989135E+018" calcext:value-type="float">
            <text:p>1447351239891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70]/1000000000" office:value-type="float" office:value="1447351239.89135" calcext:value-type="float">
            <text:p>1447351239.891</text:p>
          </table:table-cell>
          <table:table-cell table:formula="of:=[.G670]-[.$G$1]" office:value-type="float" office:value="334.507873773575" calcext:value-type="float">
            <text:p>334.508</text:p>
          </table:table-cell>
          <table:table-cell table:formula="of:=[.G670]-[.G669]" office:value-type="float" office:value="0.508450031280518" calcext:value-type="float">
            <text:p>0.5084500313</text:p>
          </table:table-cell>
          <table:table-cell table:number-columns-repeated="5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.44735124038328E+018" calcext:value-type="float">
            <text:p>1447351240383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71]/1000000000" office:value-type="float" office:value="1447351240.38328" calcext:value-type="float">
            <text:p>1447351240.383</text:p>
          </table:table-cell>
          <table:table-cell table:formula="of:=[.G671]-[.$G$1]" office:value-type="float" office:value="334.999795198441" calcext:value-type="float">
            <text:p>335.000</text:p>
          </table:table-cell>
          <table:table-cell table:formula="of:=[.G671]-[.G670]" office:value-type="float" office:value="0.49193000793457" calcext:value-type="float">
            <text:p>0.4919300079</text:p>
          </table:table-cell>
          <table:table-cell table:number-columns-repeated="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.44735124088539E+018" calcext:value-type="float">
            <text:p>14473512408853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72]/1000000000" office:value-type="float" office:value="1447351240.88539" calcext:value-type="float">
            <text:p>1447351240.885</text:p>
          </table:table-cell>
          <table:table-cell table:formula="of:=[.G672]-[.$G$1]" office:value-type="float" office:value="335.50191116333" calcext:value-type="float">
            <text:p>335.502</text:p>
          </table:table-cell>
          <table:table-cell table:formula="of:=[.G672]-[.G671]" office:value-type="float" office:value="0.502110004425049" calcext:value-type="float">
            <text:p>0.5021100044</text:p>
          </table:table-cell>
          <table:table-cell table:number-columns-repeated="5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.44735124138303E+018" calcext:value-type="float">
            <text:p>14473512413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73]/1000000000" office:value-type="float" office:value="1447351241.38303" calcext:value-type="float">
            <text:p>1447351241.383</text:p>
          </table:table-cell>
          <table:table-cell table:formula="of:=[.G673]-[.$G$1]" office:value-type="float" office:value="335.99955201149" calcext:value-type="float">
            <text:p>336.000</text:p>
          </table:table-cell>
          <table:table-cell table:formula="of:=[.G673]-[.G672]" office:value-type="float" office:value="0.497639894485474" calcext:value-type="float">
            <text:p>0.4976398945</text:p>
          </table:table-cell>
          <table:table-cell table:number-columns-repeated="5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.44735124188336E+018" calcext:value-type="float">
            <text:p>14473512418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674]/1000000000" office:value-type="float" office:value="1447351241.88336" calcext:value-type="float">
            <text:p>1447351241.883</text:p>
          </table:table-cell>
          <table:table-cell table:formula="of:=[.G674]-[.$G$1]" office:value-type="float" office:value="336.499884366989" calcext:value-type="float">
            <text:p>336.500</text:p>
          </table:table-cell>
          <table:table-cell table:formula="of:=[.G674]-[.G673]" office:value-type="float" office:value="0.500329971313477" calcext:value-type="float">
            <text:p>0.5003299713</text:p>
          </table:table-cell>
          <table:table-cell table:number-columns-repeated="5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.44735124238372E+018" calcext:value-type="float">
            <text:p>14473512423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75]/1000000000" office:value-type="float" office:value="1447351242.38372" calcext:value-type="float">
            <text:p>1447351242.384</text:p>
          </table:table-cell>
          <table:table-cell table:formula="of:=[.G675]-[.$G$1]" office:value-type="float" office:value="337.000240087509" calcext:value-type="float">
            <text:p>337.000</text:p>
          </table:table-cell>
          <table:table-cell table:formula="of:=[.G675]-[.G674]" office:value-type="float" office:value="0.500360012054443" calcext:value-type="float">
            <text:p>0.5003600121</text:p>
          </table:table-cell>
          <table:table-cell table:number-columns-repeated="5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1.44735124288305E+018" calcext:value-type="float">
            <text:p>1447351242883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76]/1000000000" office:value-type="float" office:value="1447351242.88305" calcext:value-type="float">
            <text:p>1447351242.883</text:p>
          </table:table-cell>
          <table:table-cell table:formula="of:=[.G676]-[.$G$1]" office:value-type="float" office:value="337.499572277069" calcext:value-type="float">
            <text:p>337.500</text:p>
          </table:table-cell>
          <table:table-cell table:formula="of:=[.G676]-[.G675]" office:value-type="float" office:value="0.499330043792725" calcext:value-type="float">
            <text:p>0.4993300438</text:p>
          </table:table-cell>
          <table:table-cell table:number-columns-repeated="5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1.44735124338304E+018" calcext:value-type="float">
            <text:p>14473512433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77]/1000000000" office:value-type="float" office:value="1447351243.38304" calcext:value-type="float">
            <text:p>1447351243.383</text:p>
          </table:table-cell>
          <table:table-cell table:formula="of:=[.G677]-[.$G$1]" office:value-type="float" office:value="337.99955701828" calcext:value-type="float">
            <text:p>338.000</text:p>
          </table:table-cell>
          <table:table-cell table:formula="of:=[.G677]-[.G676]" office:value-type="float" office:value="0.499989986419678" calcext:value-type="float">
            <text:p>0.4999899864</text:p>
          </table:table-cell>
          <table:table-cell table:number-columns-repeated="5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1.44735124388476E+018" calcext:value-type="float">
            <text:p>1447351243884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78]/1000000000" office:value-type="float" office:value="1447351243.88476" calcext:value-type="float">
            <text:p>1447351243.885</text:p>
          </table:table-cell>
          <table:table-cell table:formula="of:=[.G678]-[.$G$1]" office:value-type="float" office:value="338.501276731491" calcext:value-type="float">
            <text:p>338.501</text:p>
          </table:table-cell>
          <table:table-cell table:formula="of:=[.G678]-[.G677]" office:value-type="float" office:value="0.501719951629639" calcext:value-type="float">
            <text:p>0.5017199516</text:p>
          </table:table-cell>
          <table:table-cell table:number-columns-repeated="5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1.44735124438243E+018" calcext:value-type="float">
            <text:p>14473512443824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79]/1000000000" office:value-type="float" office:value="1447351244.38243" calcext:value-type="float">
            <text:p>1447351244.382</text:p>
          </table:table-cell>
          <table:table-cell table:formula="of:=[.G679]-[.$G$1]" office:value-type="float" office:value="338.998950719833" calcext:value-type="float">
            <text:p>338.999</text:p>
          </table:table-cell>
          <table:table-cell table:formula="of:=[.G679]-[.G678]" office:value-type="float" office:value="0.49767017364502" calcext:value-type="float">
            <text:p>0.4976701736</text:p>
          </table:table-cell>
          <table:table-cell table:number-columns-repeated="5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.44735124488328E+018" calcext:value-type="float">
            <text:p>1447351244883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0]/1000000000" office:value-type="float" office:value="1447351244.88328" calcext:value-type="float">
            <text:p>1447351244.883</text:p>
          </table:table-cell>
          <table:table-cell table:formula="of:=[.G680]-[.$G$1]" office:value-type="float" office:value="339.499800443649" calcext:value-type="float">
            <text:p>339.500</text:p>
          </table:table-cell>
          <table:table-cell table:formula="of:=[.G680]-[.G679]" office:value-type="float" office:value="0.500849962234497" calcext:value-type="float">
            <text:p>0.5008499622</text:p>
          </table:table-cell>
          <table:table-cell table:number-columns-repeated="5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1.44735124539269E+018" calcext:value-type="float">
            <text:p>1447351245392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1]/1000000000" office:value-type="float" office:value="1447351245.39269" calcext:value-type="float">
            <text:p>1447351245.393</text:p>
          </table:table-cell>
          <table:table-cell table:formula="of:=[.G681]-[.$G$1]" office:value-type="float" office:value="340.009208917618" calcext:value-type="float">
            <text:p>340.009</text:p>
          </table:table-cell>
          <table:table-cell table:formula="of:=[.G681]-[.G680]" office:value-type="float" office:value="0.509409904479981" calcext:value-type="float">
            <text:p>0.5094099045</text:p>
          </table:table-cell>
          <table:table-cell table:number-columns-repeated="5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1.44735124588352E+018" calcext:value-type="float">
            <text:p>1447351245883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2]/1000000000" office:value-type="float" office:value="1447351245.88352" calcext:value-type="float">
            <text:p>1447351245.884</text:p>
          </table:table-cell>
          <table:table-cell table:formula="of:=[.G682]-[.$G$1]" office:value-type="float" office:value="340.500044107437" calcext:value-type="float">
            <text:p>340.500</text:p>
          </table:table-cell>
          <table:table-cell table:formula="of:=[.G682]-[.G681]" office:value-type="float" office:value="0.490829944610596" calcext:value-type="float">
            <text:p>0.4908299446</text:p>
          </table:table-cell>
          <table:table-cell table:number-columns-repeated="5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.44735124638393E+018" calcext:value-type="float">
            <text:p>1447351246383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3]/1000000000" office:value-type="float" office:value="1447351246.38393" calcext:value-type="float">
            <text:p>1447351246.384</text:p>
          </table:table-cell>
          <table:table-cell table:formula="of:=[.G683]-[.$G$1]" office:value-type="float" office:value="341.000448465347" calcext:value-type="float">
            <text:p>341.000</text:p>
          </table:table-cell>
          <table:table-cell table:formula="of:=[.G683]-[.G682]" office:value-type="float" office:value="0.500410079956055" calcext:value-type="float">
            <text:p>0.50041008</text:p>
          </table:table-cell>
          <table:table-cell table:number-columns-repeated="5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1.44735124688319E+018" calcext:value-type="float">
            <text:p>1447351246883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4]/1000000000" office:value-type="float" office:value="1447351246.88319" calcext:value-type="float">
            <text:p>1447351246.883</text:p>
          </table:table-cell>
          <table:table-cell table:formula="of:=[.G684]-[.$G$1]" office:value-type="float" office:value="341.499707937241" calcext:value-type="float">
            <text:p>341.500</text:p>
          </table:table-cell>
          <table:table-cell table:formula="of:=[.G684]-[.G683]" office:value-type="float" office:value="0.499259948730469" calcext:value-type="float">
            <text:p>0.4992599487</text:p>
          </table:table-cell>
          <table:table-cell table:number-columns-repeated="5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1.4473512473835E+018" calcext:value-type="float">
            <text:p>1447351247383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5]/1000000000" office:value-type="float" office:value="1447351247.3835" calcext:value-type="float">
            <text:p>1447351247.384</text:p>
          </table:table-cell>
          <table:table-cell table:formula="of:=[.G685]-[.$G$1]" office:value-type="float" office:value="342.000016212463" calcext:value-type="float">
            <text:p>342.000</text:p>
          </table:table-cell>
          <table:table-cell table:formula="of:=[.G685]-[.G684]" office:value-type="float" office:value="0.500310182571411" calcext:value-type="float">
            <text:p>0.5003101826</text:p>
          </table:table-cell>
          <table:table-cell table:number-columns-repeated="5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1.44735124788391E+018" calcext:value-type="float">
            <text:p>14473512478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6]/1000000000" office:value-type="float" office:value="1447351247.88391" calcext:value-type="float">
            <text:p>1447351247.884</text:p>
          </table:table-cell>
          <table:table-cell table:formula="of:=[.G686]-[.$G$1]" office:value-type="float" office:value="342.500430583954" calcext:value-type="float">
            <text:p>342.500</text:p>
          </table:table-cell>
          <table:table-cell table:formula="of:=[.G686]-[.G685]" office:value-type="float" office:value="0.500409841537476" calcext:value-type="float">
            <text:p>0.5004098415</text:p>
          </table:table-cell>
          <table:table-cell table:number-columns-repeated="5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1.44735124838319E+018" calcext:value-type="float">
            <text:p>1447351248383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7]/1000000000" office:value-type="float" office:value="1447351248.38319" calcext:value-type="float">
            <text:p>1447351248.383</text:p>
          </table:table-cell>
          <table:table-cell table:formula="of:=[.G687]-[.$G$1]" office:value-type="float" office:value="342.999706268311" calcext:value-type="float">
            <text:p>343.000</text:p>
          </table:table-cell>
          <table:table-cell table:formula="of:=[.G687]-[.G686]" office:value-type="float" office:value="0.499279975891113" calcext:value-type="float">
            <text:p>0.4992799759</text:p>
          </table:table-cell>
          <table:table-cell table:number-columns-repeated="5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.44735124888357E+018" calcext:value-type="float">
            <text:p>1447351248883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8]/1000000000" office:value-type="float" office:value="1447351248.88357" calcext:value-type="float">
            <text:p>1447351248.884</text:p>
          </table:table-cell>
          <table:table-cell table:formula="of:=[.G688]-[.$G$1]" office:value-type="float" office:value="343.500088691711" calcext:value-type="float">
            <text:p>343.500</text:p>
          </table:table-cell>
          <table:table-cell table:formula="of:=[.G688]-[.G687]" office:value-type="float" office:value="0.500380039215088" calcext:value-type="float">
            <text:p>0.5003800392</text:p>
          </table:table-cell>
          <table:table-cell table:number-columns-repeated="5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1.44735124938224E+018" calcext:value-type="float">
            <text:p>1447351249382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89]/1000000000" office:value-type="float" office:value="1447351249.38224" calcext:value-type="float">
            <text:p>1447351249.382</text:p>
          </table:table-cell>
          <table:table-cell table:formula="of:=[.G689]-[.$G$1]" office:value-type="float" office:value="343.998764514923" calcext:value-type="float">
            <text:p>343.999</text:p>
          </table:table-cell>
          <table:table-cell table:formula="of:=[.G689]-[.G688]" office:value-type="float" office:value="0.498670101165772" calcext:value-type="float">
            <text:p>0.4986701012</text:p>
          </table:table-cell>
          <table:table-cell table:number-columns-repeated="5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.44735124988346E+018" calcext:value-type="float">
            <text:p>14473512498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0]/1000000000" office:value-type="float" office:value="1447351249.88346" calcext:value-type="float">
            <text:p>1447351249.883</text:p>
          </table:table-cell>
          <table:table-cell table:formula="of:=[.G690]-[.$G$1]" office:value-type="float" office:value="344.499977350235" calcext:value-type="float">
            <text:p>344.500</text:p>
          </table:table-cell>
          <table:table-cell table:formula="of:=[.G690]-[.G689]" office:value-type="float" office:value="0.501219987869263" calcext:value-type="float">
            <text:p>0.5012199879</text:p>
          </table:table-cell>
          <table:table-cell table:number-columns-repeated="5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1.44735125038391E+018" calcext:value-type="float">
            <text:p>14473512503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1]/1000000000" office:value-type="float" office:value="1447351250.38391" calcext:value-type="float">
            <text:p>1447351250.384</text:p>
          </table:table-cell>
          <table:table-cell table:formula="of:=[.G691]-[.$G$1]" office:value-type="float" office:value="345.000431537628" calcext:value-type="float">
            <text:p>345.000</text:p>
          </table:table-cell>
          <table:table-cell table:formula="of:=[.G691]-[.G690]" office:value-type="float" office:value="0.500449895858765" calcext:value-type="float">
            <text:p>0.5004498959</text:p>
          </table:table-cell>
          <table:table-cell table:number-columns-repeated="5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1.44735125088317E+018" calcext:value-type="float">
            <text:p>1447351250883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2]/1000000000" office:value-type="float" office:value="1447351250.88317" calcext:value-type="float">
            <text:p>1447351250.883</text:p>
          </table:table-cell>
          <table:table-cell table:formula="of:=[.G692]-[.$G$1]" office:value-type="float" office:value="345.499688863754" calcext:value-type="float">
            <text:p>345.500</text:p>
          </table:table-cell>
          <table:table-cell table:formula="of:=[.G692]-[.G691]" office:value-type="float" office:value="0.499259948730469" calcext:value-type="float">
            <text:p>0.4992599487</text:p>
          </table:table-cell>
          <table:table-cell table:number-columns-repeated="5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1.44735125138354E+018" calcext:value-type="float">
            <text:p>14473512513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3]/1000000000" office:value-type="float" office:value="1447351251.38354" calcext:value-type="float">
            <text:p>1447351251.384</text:p>
          </table:table-cell>
          <table:table-cell table:formula="of:=[.G693]-[.$G$1]" office:value-type="float" office:value="346.000064134598" calcext:value-type="float">
            <text:p>346.000</text:p>
          </table:table-cell>
          <table:table-cell table:formula="of:=[.G693]-[.G692]" office:value-type="float" office:value="0.500370025634766" calcext:value-type="float">
            <text:p>0.5003700256</text:p>
          </table:table-cell>
          <table:table-cell table:number-columns-repeated="5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1.44735125188291E+018" calcext:value-type="float">
            <text:p>1447351251882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4]/1000000000" office:value-type="float" office:value="1447351251.88291" calcext:value-type="float">
            <text:p>1447351251.883</text:p>
          </table:table-cell>
          <table:table-cell table:formula="of:=[.G694]-[.$G$1]" office:value-type="float" office:value="346.499432086945" calcext:value-type="float">
            <text:p>346.499</text:p>
          </table:table-cell>
          <table:table-cell table:formula="of:=[.G694]-[.G693]" office:value-type="float" office:value="0.499370098114014" calcext:value-type="float">
            <text:p>0.4993700981</text:p>
          </table:table-cell>
          <table:table-cell table:number-columns-repeated="5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1.44735125238409E+018" calcext:value-type="float">
            <text:p>1447351252384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5]/1000000000" office:value-type="float" office:value="1447351252.38409" calcext:value-type="float">
            <text:p>1447351252.384</text:p>
          </table:table-cell>
          <table:table-cell table:formula="of:=[.G695]-[.$G$1]" office:value-type="float" office:value="347.000608205795" calcext:value-type="float">
            <text:p>347.001</text:p>
          </table:table-cell>
          <table:table-cell table:formula="of:=[.G695]-[.G694]" office:value-type="float" office:value="0.501179933547974" calcext:value-type="float">
            <text:p>0.5011799335</text:p>
          </table:table-cell>
          <table:table-cell table:number-columns-repeated="5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1.44735125288345E+018" calcext:value-type="float">
            <text:p>14473512528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6]/1000000000" office:value-type="float" office:value="1447351252.88345" calcext:value-type="float">
            <text:p>1447351252.883</text:p>
          </table:table-cell>
          <table:table-cell table:formula="of:=[.G696]-[.$G$1]" office:value-type="float" office:value="347.499969482422" calcext:value-type="float">
            <text:p>347.500</text:p>
          </table:table-cell>
          <table:table-cell table:formula="of:=[.G696]-[.G695]" office:value-type="float" office:value="0.499360084533691" calcext:value-type="float">
            <text:p>0.4993600845</text:p>
          </table:table-cell>
          <table:table-cell table:number-columns-repeated="5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1.44735125338406E+018" calcext:value-type="float">
            <text:p>14473512533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7]/1000000000" office:value-type="float" office:value="1447351253.38406" calcext:value-type="float">
            <text:p>1447351253.384</text:p>
          </table:table-cell>
          <table:table-cell table:formula="of:=[.G697]-[.$G$1]" office:value-type="float" office:value="348.000577688217" calcext:value-type="float">
            <text:p>348.001</text:p>
          </table:table-cell>
          <table:table-cell table:formula="of:=[.G697]-[.G696]" office:value-type="float" office:value="0.500609874725342" calcext:value-type="float">
            <text:p>0.5006098747</text:p>
          </table:table-cell>
          <table:table-cell table:number-columns-repeated="5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1.44735125388348E+018" calcext:value-type="float">
            <text:p>14473512538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8]/1000000000" office:value-type="float" office:value="1447351253.88348" calcext:value-type="float">
            <text:p>1447351253.883</text:p>
          </table:table-cell>
          <table:table-cell table:formula="of:=[.G698]-[.$G$1]" office:value-type="float" office:value="348.500001430511" calcext:value-type="float">
            <text:p>348.500</text:p>
          </table:table-cell>
          <table:table-cell table:formula="of:=[.G698]-[.G697]" office:value-type="float" office:value="0.499420166015625" calcext:value-type="float">
            <text:p>0.499420166</text:p>
          </table:table-cell>
          <table:table-cell table:number-columns-repeated="5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1.44735125438325E+018" calcext:value-type="float">
            <text:p>14473512543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699]/1000000000" office:value-type="float" office:value="1447351254.38325" calcext:value-type="float">
            <text:p>1447351254.383</text:p>
          </table:table-cell>
          <table:table-cell table:formula="of:=[.G699]-[.$G$1]" office:value-type="float" office:value="348.999772071838" calcext:value-type="float">
            <text:p>349.000</text:p>
          </table:table-cell>
          <table:table-cell table:formula="of:=[.G699]-[.G698]" office:value-type="float" office:value="0.499769926071167" calcext:value-type="float">
            <text:p>0.4997699261</text:p>
          </table:table-cell>
          <table:table-cell table:number-columns-repeated="5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.44735125488316E+018" calcext:value-type="float">
            <text:p>14473512548831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0]/1000000000" office:value-type="float" office:value="1447351254.88316" calcext:value-type="float">
            <text:p>1447351254.883</text:p>
          </table:table-cell>
          <table:table-cell table:formula="of:=[.G700]-[.$G$1]" office:value-type="float" office:value="349.49968290329" calcext:value-type="float">
            <text:p>349.500</text:p>
          </table:table-cell>
          <table:table-cell table:formula="of:=[.G700]-[.G699]" office:value-type="float" office:value="0.499910116195679" calcext:value-type="float">
            <text:p>0.4999101162</text:p>
          </table:table-cell>
          <table:table-cell table:number-columns-repeated="5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1.44735125538392E+018" calcext:value-type="float">
            <text:p>1447351255383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1]/1000000000" office:value-type="float" office:value="1447351255.38392" calcext:value-type="float">
            <text:p>1447351255.384</text:p>
          </table:table-cell>
          <table:table-cell table:formula="of:=[.G701]-[.$G$1]" office:value-type="float" office:value="350.000435590744" calcext:value-type="float">
            <text:p>350.000</text:p>
          </table:table-cell>
          <table:table-cell table:formula="of:=[.G701]-[.G700]" office:value-type="float" office:value="0.500759840011597" calcext:value-type="float">
            <text:p>0.50075984</text:p>
          </table:table-cell>
          <table:table-cell table:number-columns-repeated="5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1.447351255884E+018" calcext:value-type="float">
            <text:p>1447351255884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2]/1000000000" office:value-type="float" office:value="1447351255.884" calcext:value-type="float">
            <text:p>1447351255.884</text:p>
          </table:table-cell>
          <table:table-cell table:formula="of:=[.G702]-[.$G$1]" office:value-type="float" office:value="350.500522613525" calcext:value-type="float">
            <text:p>350.501</text:p>
          </table:table-cell>
          <table:table-cell table:formula="of:=[.G702]-[.G701]" office:value-type="float" office:value="0.500080108642578" calcext:value-type="float">
            <text:p>0.5000801086</text:p>
          </table:table-cell>
          <table:table-cell table:number-columns-repeated="5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1.44735125638336E+018" calcext:value-type="float">
            <text:p>14473512563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3]/1000000000" office:value-type="float" office:value="1447351256.38336" calcext:value-type="float">
            <text:p>1447351256.383</text:p>
          </table:table-cell>
          <table:table-cell table:formula="of:=[.G703]-[.$G$1]" office:value-type="float" office:value="350.999879598618" calcext:value-type="float">
            <text:p>351.000</text:p>
          </table:table-cell>
          <table:table-cell table:formula="of:=[.G703]-[.G702]" office:value-type="float" office:value="0.499359846115112" calcext:value-type="float">
            <text:p>0.4993598461</text:p>
          </table:table-cell>
          <table:table-cell table:number-columns-repeated="5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1.44735125688374E+018" calcext:value-type="float">
            <text:p>14473512568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4]/1000000000" office:value-type="float" office:value="1447351256.88374" calcext:value-type="float">
            <text:p>1447351256.884</text:p>
          </table:table-cell>
          <table:table-cell table:formula="of:=[.G704]-[.$G$1]" office:value-type="float" office:value="351.500259399414" calcext:value-type="float">
            <text:p>351.500</text:p>
          </table:table-cell>
          <table:table-cell table:formula="of:=[.G704]-[.G703]" office:value-type="float" office:value="0.500380039215088" calcext:value-type="float">
            <text:p>0.5003800392</text:p>
          </table:table-cell>
          <table:table-cell table:number-columns-repeated="5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1.44735125738312E+018" calcext:value-type="float">
            <text:p>14473512573831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5]/1000000000" office:value-type="float" office:value="1447351257.38312" calcext:value-type="float">
            <text:p>1447351257.383</text:p>
          </table:table-cell>
          <table:table-cell table:formula="of:=[.G705]-[.$G$1]" office:value-type="float" office:value="351.999636888504" calcext:value-type="float">
            <text:p>352.000</text:p>
          </table:table-cell>
          <table:table-cell table:formula="of:=[.G705]-[.G704]" office:value-type="float" office:value="0.499380111694336" calcext:value-type="float">
            <text:p>0.4993801117</text:p>
          </table:table-cell>
          <table:table-cell table:number-columns-repeated="5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1.44735125788354E+018" calcext:value-type="float">
            <text:p>14473512578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6]/1000000000" office:value-type="float" office:value="1447351257.88354" calcext:value-type="float">
            <text:p>1447351257.884</text:p>
          </table:table-cell>
          <table:table-cell table:formula="of:=[.G706]-[.$G$1]" office:value-type="float" office:value="352.500056743622" calcext:value-type="float">
            <text:p>352.500</text:p>
          </table:table-cell>
          <table:table-cell table:formula="of:=[.G706]-[.G705]" office:value-type="float" office:value="0.500419855117798" calcext:value-type="float">
            <text:p>0.5004198551</text:p>
          </table:table-cell>
          <table:table-cell table:number-columns-repeated="5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1.44735125838402E+018" calcext:value-type="float">
            <text:p>1447351258384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7]/1000000000" office:value-type="float" office:value="1447351258.38402" calcext:value-type="float">
            <text:p>1447351258.384</text:p>
          </table:table-cell>
          <table:table-cell table:formula="of:=[.G707]-[.$G$1]" office:value-type="float" office:value="353.000542163849" calcext:value-type="float">
            <text:p>353.001</text:p>
          </table:table-cell>
          <table:table-cell table:formula="of:=[.G707]-[.G706]" office:value-type="float" office:value="0.500480175018311" calcext:value-type="float">
            <text:p>0.500480175</text:p>
          </table:table-cell>
          <table:table-cell table:number-columns-repeated="5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1.44735125888362E+018" calcext:value-type="float">
            <text:p>14473512588836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8]/1000000000" office:value-type="float" office:value="1447351258.88362" calcext:value-type="float">
            <text:p>1447351258.884</text:p>
          </table:table-cell>
          <table:table-cell table:formula="of:=[.G708]-[.$G$1]" office:value-type="float" office:value="353.500139713287" calcext:value-type="float">
            <text:p>353.500</text:p>
          </table:table-cell>
          <table:table-cell table:formula="of:=[.G708]-[.G707]" office:value-type="float" office:value="0.499599933624268" calcext:value-type="float">
            <text:p>0.4995999336</text:p>
          </table:table-cell>
          <table:table-cell table:number-columns-repeated="5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1.44735125938311E+018" calcext:value-type="float">
            <text:p>14473512593831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09]/1000000000" office:value-type="float" office:value="1447351259.38311" calcext:value-type="float">
            <text:p>1447351259.383</text:p>
          </table:table-cell>
          <table:table-cell table:formula="of:=[.G709]-[.$G$1]" office:value-type="float" office:value="353.99963092804" calcext:value-type="float">
            <text:p>354.000</text:p>
          </table:table-cell>
          <table:table-cell table:formula="of:=[.G709]-[.G708]" office:value-type="float" office:value="0.499490022659302" calcext:value-type="float">
            <text:p>0.4994900227</text:p>
          </table:table-cell>
          <table:table-cell table:number-columns-repeated="5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.44735125988268E+018" calcext:value-type="float">
            <text:p>1447351259882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0]/1000000000" office:value-type="float" office:value="1447351259.88268" calcext:value-type="float">
            <text:p>1447351259.883</text:p>
          </table:table-cell>
          <table:table-cell table:formula="of:=[.G710]-[.$G$1]" office:value-type="float" office:value="354.499199151993" calcext:value-type="float">
            <text:p>354.499</text:p>
          </table:table-cell>
          <table:table-cell table:formula="of:=[.G710]-[.G709]" office:value-type="float" office:value="0.499569892883301" calcext:value-type="float">
            <text:p>0.4995698929</text:p>
          </table:table-cell>
          <table:table-cell table:number-columns-repeated="5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1.44735126038333E+018" calcext:value-type="float">
            <text:p>14473512603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1]/1000000000" office:value-type="float" office:value="1447351260.38333" calcext:value-type="float">
            <text:p>1447351260.383</text:p>
          </table:table-cell>
          <table:table-cell table:formula="of:=[.G711]-[.$G$1]" office:value-type="float" office:value="354.999846935272" calcext:value-type="float">
            <text:p>355.000</text:p>
          </table:table-cell>
          <table:table-cell table:formula="of:=[.G711]-[.G710]" office:value-type="float" office:value="0.50065016746521" calcext:value-type="float">
            <text:p>0.5006501675</text:p>
          </table:table-cell>
          <table:table-cell table:number-columns-repeated="5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1.44735126088299E+018" calcext:value-type="float">
            <text:p>14473512608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2]/1000000000" office:value-type="float" office:value="1447351260.88299" calcext:value-type="float">
            <text:p>1447351260.883</text:p>
          </table:table-cell>
          <table:table-cell table:formula="of:=[.G712]-[.$G$1]" office:value-type="float" office:value="355.499509334564" calcext:value-type="float">
            <text:p>355.500</text:p>
          </table:table-cell>
          <table:table-cell table:formula="of:=[.G712]-[.G711]" office:value-type="float" office:value="0.499659776687622" calcext:value-type="float">
            <text:p>0.4996597767</text:p>
          </table:table-cell>
          <table:table-cell table:number-columns-repeated="5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.44735126138339E+018" calcext:value-type="float">
            <text:p>14473512613833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3]/1000000000" office:value-type="float" office:value="1447351261.38339" calcext:value-type="float">
            <text:p>1447351261.383</text:p>
          </table:table-cell>
          <table:table-cell table:formula="of:=[.G713]-[.$G$1]" office:value-type="float" office:value="355.999906301498" calcext:value-type="float">
            <text:p>356.000</text:p>
          </table:table-cell>
          <table:table-cell table:formula="of:=[.G713]-[.G712]" office:value-type="float" office:value="0.500400066375732" calcext:value-type="float">
            <text:p>0.5004000664</text:p>
          </table:table-cell>
          <table:table-cell table:number-columns-repeated="5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1.44735126188389E+018" calcext:value-type="float">
            <text:p>1447351261883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4]/1000000000" office:value-type="float" office:value="1447351261.88389" calcext:value-type="float">
            <text:p>1447351261.884</text:p>
          </table:table-cell>
          <table:table-cell table:formula="of:=[.G714]-[.$G$1]" office:value-type="float" office:value="356.500414848328" calcext:value-type="float">
            <text:p>356.500</text:p>
          </table:table-cell>
          <table:table-cell table:formula="of:=[.G714]-[.G713]" office:value-type="float" office:value="0.500499963760376" calcext:value-type="float">
            <text:p>0.5004999638</text:p>
          </table:table-cell>
          <table:table-cell table:number-columns-repeated="5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1.44735126238323E+018" calcext:value-type="float">
            <text:p>1447351262383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5]/1000000000" office:value-type="float" office:value="1447351262.38323" calcext:value-type="float">
            <text:p>1447351262.383</text:p>
          </table:table-cell>
          <table:table-cell table:formula="of:=[.G715]-[.$G$1]" office:value-type="float" office:value="356.999748468399" calcext:value-type="float">
            <text:p>357.000</text:p>
          </table:table-cell>
          <table:table-cell table:formula="of:=[.G715]-[.G714]" office:value-type="float" office:value="0.499340057373047" calcext:value-type="float">
            <text:p>0.4993400574</text:p>
          </table:table-cell>
          <table:table-cell table:number-columns-repeated="5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1.44735126288364E+018" calcext:value-type="float">
            <text:p>14473512628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6]/1000000000" office:value-type="float" office:value="1447351262.88364" calcext:value-type="float">
            <text:p>1447351262.884</text:p>
          </table:table-cell>
          <table:table-cell table:formula="of:=[.G716]-[.$G$1]" office:value-type="float" office:value="357.500163316727" calcext:value-type="float">
            <text:p>357.500</text:p>
          </table:table-cell>
          <table:table-cell table:formula="of:=[.G716]-[.G715]" office:value-type="float" office:value="0.500410079956055" calcext:value-type="float">
            <text:p>0.50041008</text:p>
          </table:table-cell>
          <table:table-cell table:number-columns-repeated="5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1.44735126338329E+018" calcext:value-type="float">
            <text:p>14473512633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7]/1000000000" office:value-type="float" office:value="1447351263.38329" calcext:value-type="float">
            <text:p>1447351263.383</text:p>
          </table:table-cell>
          <table:table-cell table:formula="of:=[.G717]-[.$G$1]" office:value-type="float" office:value="357.999806880951" calcext:value-type="float">
            <text:p>358.000</text:p>
          </table:table-cell>
          <table:table-cell table:formula="of:=[.G717]-[.G716]" office:value-type="float" office:value="0.499650001525879" calcext:value-type="float">
            <text:p>0.4996500015</text:p>
          </table:table-cell>
          <table:table-cell table:number-columns-repeated="5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1.4473512638843E+018" calcext:value-type="float">
            <text:p>1447351263884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8]/1000000000" office:value-type="float" office:value="1447351263.8843" calcext:value-type="float">
            <text:p>1447351263.884</text:p>
          </table:table-cell>
          <table:table-cell table:formula="of:=[.G718]-[.$G$1]" office:value-type="float" office:value="358.500815868378" calcext:value-type="float">
            <text:p>358.501</text:p>
          </table:table-cell>
          <table:table-cell table:formula="of:=[.G718]-[.G717]" office:value-type="float" office:value="0.501009941101074" calcext:value-type="float">
            <text:p>0.5010099411</text:p>
          </table:table-cell>
          <table:table-cell table:number-columns-repeated="5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1.44735126438399E+018" calcext:value-type="float">
            <text:p>1447351264383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19]/1000000000" office:value-type="float" office:value="1447351264.38399" calcext:value-type="float">
            <text:p>1447351264.384</text:p>
          </table:table-cell>
          <table:table-cell table:formula="of:=[.G719]-[.$G$1]" office:value-type="float" office:value="359.000513553619" calcext:value-type="float">
            <text:p>359.001</text:p>
          </table:table-cell>
          <table:table-cell table:formula="of:=[.G719]-[.G718]" office:value-type="float" office:value="0.499690055847168" calcext:value-type="float">
            <text:p>0.4996900558</text:p>
          </table:table-cell>
          <table:table-cell table:number-columns-repeated="5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.44735126488309E+018" calcext:value-type="float">
            <text:p>1447351264883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0]/1000000000" office:value-type="float" office:value="1447351264.88309" calcext:value-type="float">
            <text:p>1447351264.883</text:p>
          </table:table-cell>
          <table:table-cell table:formula="of:=[.G720]-[.$G$1]" office:value-type="float" office:value="359.499608039856" calcext:value-type="float">
            <text:p>359.500</text:p>
          </table:table-cell>
          <table:table-cell table:formula="of:=[.G720]-[.G719]" office:value-type="float" office:value="0.499099969863892" calcext:value-type="float">
            <text:p>0.4990999699</text:p>
          </table:table-cell>
          <table:table-cell table:number-columns-repeated="5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1.44735126538295E+018" calcext:value-type="float">
            <text:p>1447351265382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1]/1000000000" office:value-type="float" office:value="1447351265.38295" calcext:value-type="float">
            <text:p>1447351265.383</text:p>
          </table:table-cell>
          <table:table-cell table:formula="of:=[.G721]-[.$G$1]" office:value-type="float" office:value="359.999469518661" calcext:value-type="float">
            <text:p>359.999</text:p>
          </table:table-cell>
          <table:table-cell table:formula="of:=[.G721]-[.G720]" office:value-type="float" office:value="0.499860048294067" calcext:value-type="float">
            <text:p>0.4998600483</text:p>
          </table:table-cell>
          <table:table-cell table:number-columns-repeated="5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1.4473512658911E+018" calcext:value-type="float">
            <text:p>14473512658911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2]/1000000000" office:value-type="float" office:value="1447351265.8911" calcext:value-type="float">
            <text:p>1447351265.891</text:p>
          </table:table-cell>
          <table:table-cell table:formula="of:=[.G722]-[.$G$1]" office:value-type="float" office:value="360.507617712021" calcext:value-type="float">
            <text:p>360.508</text:p>
          </table:table-cell>
          <table:table-cell table:formula="of:=[.G722]-[.G721]" office:value-type="float" office:value="0.508149862289429" calcext:value-type="float">
            <text:p>0.5081498623</text:p>
          </table:table-cell>
          <table:table-cell table:number-columns-repeated="5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1.44735126638442E+018" calcext:value-type="float">
            <text:p>1447351266384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3]/1000000000" office:value-type="float" office:value="1447351266.38442" calcext:value-type="float">
            <text:p>1447351266.384</text:p>
          </table:table-cell>
          <table:table-cell table:formula="of:=[.G723]-[.$G$1]" office:value-type="float" office:value="361.00093626976" calcext:value-type="float">
            <text:p>361.001</text:p>
          </table:table-cell>
          <table:table-cell table:formula="of:=[.G723]-[.G722]" office:value-type="float" office:value="0.493319988250732" calcext:value-type="float">
            <text:p>0.4933199883</text:p>
          </table:table-cell>
          <table:table-cell table:number-columns-repeated="5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1.44735126688296E+018" calcext:value-type="float">
            <text:p>1447351266882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4]/1000000000" office:value-type="float" office:value="1447351266.88296" calcext:value-type="float">
            <text:p>1447351266.883</text:p>
          </table:table-cell>
          <table:table-cell table:formula="of:=[.G724]-[.$G$1]" office:value-type="float" office:value="361.499477386475" calcext:value-type="float">
            <text:p>361.499</text:p>
          </table:table-cell>
          <table:table-cell table:formula="of:=[.G724]-[.G723]" office:value-type="float" office:value="0.498540163040161" calcext:value-type="float">
            <text:p>0.498540163</text:p>
          </table:table-cell>
          <table:table-cell table:number-columns-repeated="5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1.44735126738307E+018" calcext:value-type="float">
            <text:p>1447351267383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5]/1000000000" office:value-type="float" office:value="1447351267.38307" calcext:value-type="float">
            <text:p>1447351267.383</text:p>
          </table:table-cell>
          <table:table-cell table:formula="of:=[.G725]-[.$G$1]" office:value-type="float" office:value="361.999593019485" calcext:value-type="float">
            <text:p>362.000</text:p>
          </table:table-cell>
          <table:table-cell table:formula="of:=[.G725]-[.G724]" office:value-type="float" office:value="0.500109910964966" calcext:value-type="float">
            <text:p>0.500109911</text:p>
          </table:table-cell>
          <table:table-cell table:number-columns-repeated="5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1.44735126788354E+018" calcext:value-type="float">
            <text:p>14473512678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6]/1000000000" office:value-type="float" office:value="1447351267.88354" calcext:value-type="float">
            <text:p>1447351267.884</text:p>
          </table:table-cell>
          <table:table-cell table:formula="of:=[.G726]-[.$G$1]" office:value-type="float" office:value="362.500060558319" calcext:value-type="float">
            <text:p>362.500</text:p>
          </table:table-cell>
          <table:table-cell table:formula="of:=[.G726]-[.G725]" office:value-type="float" office:value="0.500469923019409" calcext:value-type="float">
            <text:p>0.500469923</text:p>
          </table:table-cell>
          <table:table-cell table:number-columns-repeated="5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1.447351268384E+018" calcext:value-type="float">
            <text:p>1447351268384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7]/1000000000" office:value-type="float" office:value="1447351268.384" calcext:value-type="float">
            <text:p>1447351268.384</text:p>
          </table:table-cell>
          <table:table-cell table:formula="of:=[.G727]-[.$G$1]" office:value-type="float" office:value="363.00051856041" calcext:value-type="float">
            <text:p>363.001</text:p>
          </table:table-cell>
          <table:table-cell table:formula="of:=[.G727]-[.G726]" office:value-type="float" office:value="0.500460147857666" calcext:value-type="float">
            <text:p>0.5004601479</text:p>
          </table:table-cell>
          <table:table-cell table:number-columns-repeated="5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1.4473512688835E+018" calcext:value-type="float">
            <text:p>1447351268883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8]/1000000000" office:value-type="float" office:value="1447351268.8835" calcext:value-type="float">
            <text:p>1447351268.884</text:p>
          </table:table-cell>
          <table:table-cell table:formula="of:=[.G728]-[.$G$1]" office:value-type="float" office:value="363.500019073486" calcext:value-type="float">
            <text:p>363.500</text:p>
          </table:table-cell>
          <table:table-cell table:formula="of:=[.G728]-[.G727]" office:value-type="float" office:value="0.499500036239624" calcext:value-type="float">
            <text:p>0.4995000362</text:p>
          </table:table-cell>
          <table:table-cell table:number-columns-repeated="5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1.44735126938341E+018" calcext:value-type="float">
            <text:p>14473512693834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29]/1000000000" office:value-type="float" office:value="1447351269.38341" calcext:value-type="float">
            <text:p>1447351269.383</text:p>
          </table:table-cell>
          <table:table-cell table:formula="of:=[.G729]-[.$G$1]" office:value-type="float" office:value="363.999928712845" calcext:value-type="float">
            <text:p>364.000</text:p>
          </table:table-cell>
          <table:table-cell table:formula="of:=[.G729]-[.G728]" office:value-type="float" office:value="0.4999098777771" calcext:value-type="float">
            <text:p>0.4999098778</text:p>
          </table:table-cell>
          <table:table-cell table:number-columns-repeated="5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.44735126988313E+018" calcext:value-type="float">
            <text:p>1447351269883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30]/1000000000" office:value-type="float" office:value="1447351269.88313" calcext:value-type="float">
            <text:p>1447351269.883</text:p>
          </table:table-cell>
          <table:table-cell table:formula="of:=[.G730]-[.$G$1]" office:value-type="float" office:value="364.499645471573" calcext:value-type="float">
            <text:p>364.500</text:p>
          </table:table-cell>
          <table:table-cell table:formula="of:=[.G730]-[.G729]" office:value-type="float" office:value="0.499720096588135" calcext:value-type="float">
            <text:p>0.4997200966</text:p>
          </table:table-cell>
          <table:table-cell table:number-columns-repeated="5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1.44735127038351E+018" calcext:value-type="float">
            <text:p>14473512703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31]/1000000000" office:value-type="float" office:value="1447351270.38351" calcext:value-type="float">
            <text:p>1447351270.384</text:p>
          </table:table-cell>
          <table:table-cell table:formula="of:=[.G731]-[.$G$1]" office:value-type="float" office:value="365.000033140182" calcext:value-type="float">
            <text:p>365.000</text:p>
          </table:table-cell>
          <table:table-cell table:formula="of:=[.G731]-[.G730]" office:value-type="float" office:value="0.500380039215088" calcext:value-type="float">
            <text:p>0.5003800392</text:p>
          </table:table-cell>
          <table:table-cell table:number-columns-repeated="5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1.44735127088314E+018" calcext:value-type="float">
            <text:p>14473512708831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32]/1000000000" office:value-type="float" office:value="1447351270.88314" calcext:value-type="float">
            <text:p>1447351270.883</text:p>
          </table:table-cell>
          <table:table-cell table:formula="of:=[.G732]-[.$G$1]" office:value-type="float" office:value="365.499658823013" calcext:value-type="float">
            <text:p>365.500</text:p>
          </table:table-cell>
          <table:table-cell table:formula="of:=[.G732]-[.G731]" office:value-type="float" office:value="0.499629974365234" calcext:value-type="float">
            <text:p>0.4996299744</text:p>
          </table:table-cell>
          <table:table-cell table:number-columns-repeated="5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1.44735127139099E+018" calcext:value-type="float">
            <text:p>1447351271390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33]/1000000000" office:value-type="float" office:value="1447351271.39099" calcext:value-type="float">
            <text:p>1447351271.391</text:p>
          </table:table-cell>
          <table:table-cell table:formula="of:=[.G733]-[.$G$1]" office:value-type="float" office:value="366.007511854172" calcext:value-type="float">
            <text:p>366.008</text:p>
          </table:table-cell>
          <table:table-cell table:formula="of:=[.G733]-[.G732]" office:value-type="float" office:value="0.507849931716919" calcext:value-type="float">
            <text:p>0.5078499317</text:p>
          </table:table-cell>
          <table:table-cell table:number-columns-repeated="5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1.44735127188413E+018" calcext:value-type="float">
            <text:p>1447351271884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34]/1000000000" office:value-type="float" office:value="1447351271.88413" calcext:value-type="float">
            <text:p>1447351271.884</text:p>
          </table:table-cell>
          <table:table-cell table:formula="of:=[.G734]-[.$G$1]" office:value-type="float" office:value="366.500650644302" calcext:value-type="float">
            <text:p>366.501</text:p>
          </table:table-cell>
          <table:table-cell table:formula="of:=[.G734]-[.G733]" office:value-type="float" office:value="0.493139982223511" calcext:value-type="float">
            <text:p>0.4931399822</text:p>
          </table:table-cell>
          <table:table-cell table:number-columns-repeated="5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1.44735127238349E+018" calcext:value-type="float">
            <text:p>1447351272383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35]/1000000000" office:value-type="float" office:value="1447351272.38349" calcext:value-type="float">
            <text:p>1447351272.383</text:p>
          </table:table-cell>
          <table:table-cell table:formula="of:=[.G735]-[.$G$1]" office:value-type="float" office:value="367.000013828278" calcext:value-type="float">
            <text:p>367.000</text:p>
          </table:table-cell>
          <table:table-cell table:formula="of:=[.G735]-[.G734]" office:value-type="float" office:value="0.499360084533691" calcext:value-type="float">
            <text:p>0.4993600845</text:p>
          </table:table-cell>
          <table:table-cell table:number-columns-repeated="5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1.44735127288297E+018" calcext:value-type="float">
            <text:p>1447351272882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36]/1000000000" office:value-type="float" office:value="1447351272.88297" calcext:value-type="float">
            <text:p>1447351272.883</text:p>
          </table:table-cell>
          <table:table-cell table:formula="of:=[.G736]-[.$G$1]" office:value-type="float" office:value="367.499488830566" calcext:value-type="float">
            <text:p>367.499</text:p>
          </table:table-cell>
          <table:table-cell table:formula="of:=[.G736]-[.G735]" office:value-type="float" office:value="0.49948000907898" calcext:value-type="float">
            <text:p>0.4994800091</text:p>
          </table:table-cell>
          <table:table-cell table:number-columns-repeated="5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1.44735127338333E+018" calcext:value-type="float">
            <text:p>14473512733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37]/1000000000" office:value-type="float" office:value="1447351273.38333" calcext:value-type="float">
            <text:p>1447351273.383</text:p>
          </table:table-cell>
          <table:table-cell table:formula="of:=[.G737]-[.$G$1]" office:value-type="float" office:value="367.999847888947" calcext:value-type="float">
            <text:p>368.000</text:p>
          </table:table-cell>
          <table:table-cell table:formula="of:=[.G737]-[.G736]" office:value-type="float" office:value="0.500360012054443" calcext:value-type="float">
            <text:p>0.5003600121</text:p>
          </table:table-cell>
          <table:table-cell table:number-columns-repeated="5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1.44735127388407E+018" calcext:value-type="float">
            <text:p>1447351273884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38]/1000000000" office:value-type="float" office:value="1447351273.88407" calcext:value-type="float">
            <text:p>1447351273.884</text:p>
          </table:table-cell>
          <table:table-cell table:formula="of:=[.G738]-[.$G$1]" office:value-type="float" office:value="368.50058555603" calcext:value-type="float">
            <text:p>368.501</text:p>
          </table:table-cell>
          <table:table-cell table:formula="of:=[.G738]-[.G737]" office:value-type="float" office:value="0.500739812850952" calcext:value-type="float">
            <text:p>0.5007398129</text:p>
          </table:table-cell>
          <table:table-cell table:number-columns-repeated="5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1.44735127438364E+018" calcext:value-type="float">
            <text:p>14473512743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39]/1000000000" office:value-type="float" office:value="1447351274.38364" calcext:value-type="float">
            <text:p>1447351274.384</text:p>
          </table:table-cell>
          <table:table-cell table:formula="of:=[.G739]-[.$G$1]" office:value-type="float" office:value="369.00016450882" calcext:value-type="float">
            <text:p>369.000</text:p>
          </table:table-cell>
          <table:table-cell table:formula="of:=[.G739]-[.G738]" office:value-type="float" office:value="0.49957013130188" calcext:value-type="float">
            <text:p>0.4995701313</text:p>
          </table:table-cell>
          <table:table-cell table:number-columns-repeated="5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.44735127488232E+018" calcext:value-type="float">
            <text:p>1447351274882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40]/1000000000" office:value-type="float" office:value="1447351274.88232" calcext:value-type="float">
            <text:p>1447351274.882</text:p>
          </table:table-cell>
          <table:table-cell table:formula="of:=[.G740]-[.$G$1]" office:value-type="float" office:value="369.498837471008" calcext:value-type="float">
            <text:p>369.499</text:p>
          </table:table-cell>
          <table:table-cell table:formula="of:=[.G740]-[.G739]" office:value-type="float" office:value="0.498679876327515" calcext:value-type="float">
            <text:p>0.4986798763</text:p>
          </table:table-cell>
          <table:table-cell table:number-columns-repeated="5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1.44735127538601E+018" calcext:value-type="float">
            <text:p>1447351275386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41]/1000000000" office:value-type="float" office:value="1447351275.38601" calcext:value-type="float">
            <text:p>1447351275.386</text:p>
          </table:table-cell>
          <table:table-cell table:formula="of:=[.G741]-[.$G$1]" office:value-type="float" office:value="370.002534866333" calcext:value-type="float">
            <text:p>370.003</text:p>
          </table:table-cell>
          <table:table-cell table:formula="of:=[.G741]-[.G740]" office:value-type="float" office:value="0.503690004348755" calcext:value-type="float">
            <text:p>0.5036900043</text:p>
          </table:table-cell>
          <table:table-cell table:number-columns-repeated="5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1.44735127588343E+018" calcext:value-type="float">
            <text:p>14473512758834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42]/1000000000" office:value-type="float" office:value="1447351275.88343" calcext:value-type="float">
            <text:p>1447351275.883</text:p>
          </table:table-cell>
          <table:table-cell table:formula="of:=[.G742]-[.$G$1]" office:value-type="float" office:value="370.499946832657" calcext:value-type="float">
            <text:p>370.500</text:p>
          </table:table-cell>
          <table:table-cell table:formula="of:=[.G742]-[.G741]" office:value-type="float" office:value="0.497420072555542" calcext:value-type="float">
            <text:p>0.4974200726</text:p>
          </table:table-cell>
          <table:table-cell table:number-columns-repeated="5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1.44735127639152E+018" calcext:value-type="float">
            <text:p>1447351276391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43]/1000000000" office:value-type="float" office:value="1447351276.39152" calcext:value-type="float">
            <text:p>1447351276.392</text:p>
          </table:table-cell>
          <table:table-cell table:formula="of:=[.G743]-[.$G$1]" office:value-type="float" office:value="371.008044242859" calcext:value-type="float">
            <text:p>371.008</text:p>
          </table:table-cell>
          <table:table-cell table:formula="of:=[.G743]-[.G742]" office:value-type="float" office:value="0.508090019226074" calcext:value-type="float">
            <text:p>0.5080900192</text:p>
          </table:table-cell>
          <table:table-cell table:number-columns-repeated="5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1.44735127688444E+018" calcext:value-type="float">
            <text:p>1447351276884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44]/1000000000" office:value-type="float" office:value="1447351276.88444" calcext:value-type="float">
            <text:p>1447351276.884</text:p>
          </table:table-cell>
          <table:table-cell table:formula="of:=[.G744]-[.$G$1]" office:value-type="float" office:value="371.500962018967" calcext:value-type="float">
            <text:p>371.501</text:p>
          </table:table-cell>
          <table:table-cell table:formula="of:=[.G744]-[.G743]" office:value-type="float" office:value="0.492919921875" calcext:value-type="float">
            <text:p>0.4929199219</text:p>
          </table:table-cell>
          <table:table-cell table:number-columns-repeated="5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1.44735127738324E+018" calcext:value-type="float">
            <text:p>1447351277383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45]/1000000000" office:value-type="float" office:value="1447351277.38324" calcext:value-type="float">
            <text:p>1447351277.383</text:p>
          </table:table-cell>
          <table:table-cell table:formula="of:=[.G745]-[.$G$1]" office:value-type="float" office:value="371.999761819839" calcext:value-type="float">
            <text:p>372.000</text:p>
          </table:table-cell>
          <table:table-cell table:formula="of:=[.G745]-[.G744]" office:value-type="float" office:value="0.498800039291382" calcext:value-type="float">
            <text:p>0.4988000393</text:p>
          </table:table-cell>
          <table:table-cell table:number-columns-repeated="5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1.44735127788406E+018" calcext:value-type="float">
            <text:p>14473512778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46]/1000000000" office:value-type="float" office:value="1447351277.88406" calcext:value-type="float">
            <text:p>1447351277.884</text:p>
          </table:table-cell>
          <table:table-cell table:formula="of:=[.G746]-[.$G$1]" office:value-type="float" office:value="372.500584125519" calcext:value-type="float">
            <text:p>372.501</text:p>
          </table:table-cell>
          <table:table-cell table:formula="of:=[.G746]-[.G745]" office:value-type="float" office:value="0.50081992149353" calcext:value-type="float">
            <text:p>0.5008199215</text:p>
          </table:table-cell>
          <table:table-cell table:number-columns-repeated="5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1.44735127838359E+018" calcext:value-type="float">
            <text:p>14473512783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47]/1000000000" office:value-type="float" office:value="1447351278.38359" calcext:value-type="float">
            <text:p>1447351278.384</text:p>
          </table:table-cell>
          <table:table-cell table:formula="of:=[.G747]-[.$G$1]" office:value-type="float" office:value="373.000110149384" calcext:value-type="float">
            <text:p>373.000</text:p>
          </table:table-cell>
          <table:table-cell table:formula="of:=[.G747]-[.G746]" office:value-type="float" office:value="0.499530076980591" calcext:value-type="float">
            <text:p>0.499530077</text:p>
          </table:table-cell>
          <table:table-cell table:number-columns-repeated="5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1.44735127888331E+018" calcext:value-type="float">
            <text:p>1447351278883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48]/1000000000" office:value-type="float" office:value="1447351278.88331" calcext:value-type="float">
            <text:p>1447351278.883</text:p>
          </table:table-cell>
          <table:table-cell table:formula="of:=[.G748]-[.$G$1]" office:value-type="float" office:value="373.499826192856" calcext:value-type="float">
            <text:p>373.500</text:p>
          </table:table-cell>
          <table:table-cell table:formula="of:=[.G748]-[.G747]" office:value-type="float" office:value="0.499720096588135" calcext:value-type="float">
            <text:p>0.4997200966</text:p>
          </table:table-cell>
          <table:table-cell table:number-columns-repeated="5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1.44735127938331E+018" calcext:value-type="float">
            <text:p>1447351279383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49]/1000000000" office:value-type="float" office:value="1447351279.38331" calcext:value-type="float">
            <text:p>1447351279.383</text:p>
          </table:table-cell>
          <table:table-cell table:formula="of:=[.G749]-[.$G$1]" office:value-type="float" office:value="373.999830961227" calcext:value-type="float">
            <text:p>374.000</text:p>
          </table:table-cell>
          <table:table-cell table:formula="of:=[.G749]-[.G748]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.44735127988391E+018" calcext:value-type="float">
            <text:p>14473512798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0]/1000000000" office:value-type="float" office:value="1447351279.88391" calcext:value-type="float">
            <text:p>1447351279.884</text:p>
          </table:table-cell>
          <table:table-cell table:formula="of:=[.G750]-[.$G$1]" office:value-type="float" office:value="374.500425815582" calcext:value-type="float">
            <text:p>374.500</text:p>
          </table:table-cell>
          <table:table-cell table:formula="of:=[.G750]-[.G749]" office:value-type="float" office:value="0.50059986114502" calcext:value-type="float">
            <text:p>0.5005998611</text:p>
          </table:table-cell>
          <table:table-cell table:number-columns-repeated="5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1.44735128038321E+018" calcext:value-type="float">
            <text:p>14473512803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1]/1000000000" office:value-type="float" office:value="1447351280.38321" calcext:value-type="float">
            <text:p>1447351280.383</text:p>
          </table:table-cell>
          <table:table-cell table:formula="of:=[.G751]-[.$G$1]" office:value-type="float" office:value="374.999730110168" calcext:value-type="float">
            <text:p>375.000</text:p>
          </table:table-cell>
          <table:table-cell table:formula="of:=[.G751]-[.G750]" office:value-type="float" office:value="0.499300003051758" calcext:value-type="float">
            <text:p>0.4993000031</text:p>
          </table:table-cell>
          <table:table-cell table:number-columns-repeated="5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1.44735128088358E+018" calcext:value-type="float">
            <text:p>1447351280883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2]/1000000000" office:value-type="float" office:value="1447351280.88358" calcext:value-type="float">
            <text:p>1447351280.884</text:p>
          </table:table-cell>
          <table:table-cell table:formula="of:=[.G752]-[.$G$1]" office:value-type="float" office:value="375.50009894371" calcext:value-type="float">
            <text:p>375.500</text:p>
          </table:table-cell>
          <table:table-cell table:formula="of:=[.G752]-[.G751]" office:value-type="float" office:value="0.500370025634766" calcext:value-type="float">
            <text:p>0.5003700256</text:p>
          </table:table-cell>
          <table:table-cell table:number-columns-repeated="5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1.44735128138497E+018" calcext:value-type="float">
            <text:p>1447351281384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3]/1000000000" office:value-type="float" office:value="1447351281.38497" calcext:value-type="float">
            <text:p>1447351281.385</text:p>
          </table:table-cell>
          <table:table-cell table:formula="of:=[.G753]-[.$G$1]" office:value-type="float" office:value="376.001491785049" calcext:value-type="float">
            <text:p>376.001</text:p>
          </table:table-cell>
          <table:table-cell table:formula="of:=[.G753]-[.G752]" office:value-type="float" office:value="0.501389980316162" calcext:value-type="float">
            <text:p>0.5013899803</text:p>
          </table:table-cell>
          <table:table-cell table:number-columns-repeated="5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1.4473512818837E+018" calcext:value-type="float">
            <text:p>14473512818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4]/1000000000" office:value-type="float" office:value="1447351281.8837" calcext:value-type="float">
            <text:p>1447351281.884</text:p>
          </table:table-cell>
          <table:table-cell table:formula="of:=[.G754]-[.$G$1]" office:value-type="float" office:value="376.500221967697" calcext:value-type="float">
            <text:p>376.500</text:p>
          </table:table-cell>
          <table:table-cell table:formula="of:=[.G754]-[.G753]" office:value-type="float" office:value="0.498729944229126" calcext:value-type="float">
            <text:p>0.4987299442</text:p>
          </table:table-cell>
          <table:table-cell table:number-columns-repeated="5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1.44735128238298E+018" calcext:value-type="float">
            <text:p>1447351282382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5]/1000000000" office:value-type="float" office:value="1447351282.38298" calcext:value-type="float">
            <text:p>1447351282.383</text:p>
          </table:table-cell>
          <table:table-cell table:formula="of:=[.G755]-[.$G$1]" office:value-type="float" office:value="376.999504327774" calcext:value-type="float">
            <text:p>377.000</text:p>
          </table:table-cell>
          <table:table-cell table:formula="of:=[.G755]-[.G754]" office:value-type="float" office:value="0.499280214309692" calcext:value-type="float">
            <text:p>0.4992802143</text:p>
          </table:table-cell>
          <table:table-cell table:number-columns-repeated="5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1.44735128288335E+018" calcext:value-type="float">
            <text:p>14473512828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6]/1000000000" office:value-type="float" office:value="1447351282.88335" calcext:value-type="float">
            <text:p>1447351282.883</text:p>
          </table:table-cell>
          <table:table-cell table:formula="of:=[.G756]-[.$G$1]" office:value-type="float" office:value="377.499867677689" calcext:value-type="float">
            <text:p>377.500</text:p>
          </table:table-cell>
          <table:table-cell table:formula="of:=[.G756]-[.G755]" office:value-type="float" office:value="0.500369787216187" calcext:value-type="float">
            <text:p>0.5003697872</text:p>
          </table:table-cell>
          <table:table-cell table:number-columns-repeated="5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1.44735128338369E+018" calcext:value-type="float">
            <text:p>1447351283383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7]/1000000000" office:value-type="float" office:value="1447351283.38369" calcext:value-type="float">
            <text:p>1447351283.384</text:p>
          </table:table-cell>
          <table:table-cell table:formula="of:=[.G757]-[.$G$1]" office:value-type="float" office:value="378.000213384628" calcext:value-type="float">
            <text:p>378.000</text:p>
          </table:table-cell>
          <table:table-cell table:formula="of:=[.G757]-[.G756]" office:value-type="float" office:value="0.500340223312378" calcext:value-type="float">
            <text:p>0.5003402233</text:p>
          </table:table-cell>
          <table:table-cell table:number-columns-repeated="5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1.44735128388333E+018" calcext:value-type="float">
            <text:p>14473512838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8]/1000000000" office:value-type="float" office:value="1447351283.88333" calcext:value-type="float">
            <text:p>1447351283.883</text:p>
          </table:table-cell>
          <table:table-cell table:formula="of:=[.G758]-[.$G$1]" office:value-type="float" office:value="378.499846935272" calcext:value-type="float">
            <text:p>378.500</text:p>
          </table:table-cell>
          <table:table-cell table:formula="of:=[.G758]-[.G757]" office:value-type="float" office:value="0.499639987945557" calcext:value-type="float">
            <text:p>0.4996399879</text:p>
          </table:table-cell>
          <table:table-cell table:number-columns-repeated="5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1.44735128438317E+018" calcext:value-type="float">
            <text:p>1447351284383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59]/1000000000" office:value-type="float" office:value="1447351284.38317" calcext:value-type="float">
            <text:p>1447351284.383</text:p>
          </table:table-cell>
          <table:table-cell table:formula="of:=[.G759]-[.$G$1]" office:value-type="float" office:value="378.999691724777" calcext:value-type="float">
            <text:p>379.000</text:p>
          </table:table-cell>
          <table:table-cell table:formula="of:=[.G759]-[.G758]" office:value-type="float" office:value="0.499839782714844" calcext:value-type="float">
            <text:p>0.4998397827</text:p>
          </table:table-cell>
          <table:table-cell table:number-columns-repeated="5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.44735128488306E+018" calcext:value-type="float">
            <text:p>1447351284883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0]/1000000000" office:value-type="float" office:value="1447351284.88306" calcext:value-type="float">
            <text:p>1447351284.883</text:p>
          </table:table-cell>
          <table:table-cell table:formula="of:=[.G760]-[.$G$1]" office:value-type="float" office:value="379.499580621719" calcext:value-type="float">
            <text:p>379.500</text:p>
          </table:table-cell>
          <table:table-cell table:formula="of:=[.G760]-[.G759]" office:value-type="float" office:value="0.499890089035034" calcext:value-type="float">
            <text:p>0.499890089</text:p>
          </table:table-cell>
          <table:table-cell table:number-columns-repeated="5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1.4473512853837E+018" calcext:value-type="float">
            <text:p>14473512853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1]/1000000000" office:value-type="float" office:value="1447351285.3837" calcext:value-type="float">
            <text:p>1447351285.384</text:p>
          </table:table-cell>
          <table:table-cell table:formula="of:=[.G761]-[.$G$1]" office:value-type="float" office:value="380.000215530396" calcext:value-type="float">
            <text:p>380.000</text:p>
          </table:table-cell>
          <table:table-cell table:formula="of:=[.G761]-[.G760]" office:value-type="float" office:value="0.500639915466309" calcext:value-type="float">
            <text:p>0.5006399155</text:p>
          </table:table-cell>
          <table:table-cell table:number-columns-repeated="5"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1.44735128588303E+018" calcext:value-type="float">
            <text:p>14473512858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2]/1000000000" office:value-type="float" office:value="1447351285.88303" calcext:value-type="float">
            <text:p>1447351285.883</text:p>
          </table:table-cell>
          <table:table-cell table:formula="of:=[.G762]-[.$G$1]" office:value-type="float" office:value="380.49955368042" calcext:value-type="float">
            <text:p>380.500</text:p>
          </table:table-cell>
          <table:table-cell table:formula="of:=[.G762]-[.G761]" office:value-type="float" office:value="0.499330043792725" calcext:value-type="float">
            <text:p>0.4993300438</text:p>
          </table:table-cell>
          <table:table-cell table:number-columns-repeated="5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1.44735128638339E+018" calcext:value-type="float">
            <text:p>14473512863833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3]/1000000000" office:value-type="float" office:value="1447351286.38339" calcext:value-type="float">
            <text:p>1447351286.383</text:p>
          </table:table-cell>
          <table:table-cell table:formula="of:=[.G763]-[.$G$1]" office:value-type="float" office:value="380.999909639358" calcext:value-type="float">
            <text:p>381.000</text:p>
          </table:table-cell>
          <table:table-cell table:formula="of:=[.G763]-[.G762]" office:value-type="float" office:value="0.500360012054443" calcext:value-type="float">
            <text:p>0.5003600121</text:p>
          </table:table-cell>
          <table:table-cell table:number-columns-repeated="5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1.44735128688392E+018" calcext:value-type="float">
            <text:p>1447351286883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4]/1000000000" office:value-type="float" office:value="1447351286.88392" calcext:value-type="float">
            <text:p>1447351286.884</text:p>
          </table:table-cell>
          <table:table-cell table:formula="of:=[.G764]-[.$G$1]" office:value-type="float" office:value="381.500438928604" calcext:value-type="float">
            <text:p>381.500</text:p>
          </table:table-cell>
          <table:table-cell table:formula="of:=[.G764]-[.G763]" office:value-type="float" office:value="0.500530004501343" calcext:value-type="float">
            <text:p>0.5005300045</text:p>
          </table:table-cell>
          <table:table-cell table:number-columns-repeated="5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1.44735128738325E+018" calcext:value-type="float">
            <text:p>14473512873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5]/1000000000" office:value-type="float" office:value="1447351287.38325" calcext:value-type="float">
            <text:p>1447351287.383</text:p>
          </table:table-cell>
          <table:table-cell table:formula="of:=[.G765]-[.$G$1]" office:value-type="float" office:value="381.999768733978" calcext:value-type="float">
            <text:p>382.000</text:p>
          </table:table-cell>
          <table:table-cell table:formula="of:=[.G765]-[.G764]" office:value-type="float" office:value="0.499330043792725" calcext:value-type="float">
            <text:p>0.4993300438</text:p>
          </table:table-cell>
          <table:table-cell table:number-columns-repeated="5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1.44735128788369E+018" calcext:value-type="float">
            <text:p>1447351287883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6]/1000000000" office:value-type="float" office:value="1447351287.88369" calcext:value-type="float">
            <text:p>1447351287.884</text:p>
          </table:table-cell>
          <table:table-cell table:formula="of:=[.G766]-[.$G$1]" office:value-type="float" office:value="382.50020647049" calcext:value-type="float">
            <text:p>382.500</text:p>
          </table:table-cell>
          <table:table-cell table:formula="of:=[.G766]-[.G765]" office:value-type="float" office:value="0.500440120697022" calcext:value-type="float">
            <text:p>0.5004401207</text:p>
          </table:table-cell>
          <table:table-cell table:number-columns-repeated="5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1.44735128838325E+018" calcext:value-type="float">
            <text:p>14473512883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7]/1000000000" office:value-type="float" office:value="1447351288.38325" calcext:value-type="float">
            <text:p>1447351288.383</text:p>
          </table:table-cell>
          <table:table-cell table:formula="of:=[.G767]-[.$G$1]" office:value-type="float" office:value="382.999768018723" calcext:value-type="float">
            <text:p>383.000</text:p>
          </table:table-cell>
          <table:table-cell table:formula="of:=[.G767]-[.G766]" office:value-type="float" office:value="0.499559879302979" calcext:value-type="float">
            <text:p>0.4995598793</text:p>
          </table:table-cell>
          <table:table-cell table:number-columns-repeated="5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1.44735128888391E+018" calcext:value-type="float">
            <text:p>14473512888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8]/1000000000" office:value-type="float" office:value="1447351288.88391" calcext:value-type="float">
            <text:p>1447351288.884</text:p>
          </table:table-cell>
          <table:table-cell table:formula="of:=[.G768]-[.$G$1]" office:value-type="float" office:value="383.500427961349" calcext:value-type="float">
            <text:p>383.500</text:p>
          </table:table-cell>
          <table:table-cell table:formula="of:=[.G768]-[.G767]" office:value-type="float" office:value="0.500659942626953" calcext:value-type="float">
            <text:p>0.5006599426</text:p>
          </table:table-cell>
          <table:table-cell table:number-columns-repeated="5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1.44735128938343E+018" calcext:value-type="float">
            <text:p>14473512893834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69]/1000000000" office:value-type="float" office:value="1447351289.38343" calcext:value-type="float">
            <text:p>1447351289.383</text:p>
          </table:table-cell>
          <table:table-cell table:formula="of:=[.G769]-[.$G$1]" office:value-type="float" office:value="383.999947071075" calcext:value-type="float">
            <text:p>384.000</text:p>
          </table:table-cell>
          <table:table-cell table:formula="of:=[.G769]-[.G768]" office:value-type="float" office:value="0.499520063400269" calcext:value-type="float">
            <text:p>0.4995200634</text:p>
          </table:table-cell>
          <table:table-cell table:number-columns-repeated="5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.44735128988307E+018" calcext:value-type="float">
            <text:p>1447351289883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0]/1000000000" office:value-type="float" office:value="1447351289.88307" calcext:value-type="float">
            <text:p>1447351289.883</text:p>
          </table:table-cell>
          <table:table-cell table:formula="of:=[.G770]-[.$G$1]" office:value-type="float" office:value="384.49958562851" calcext:value-type="float">
            <text:p>384.500</text:p>
          </table:table-cell>
          <table:table-cell table:formula="of:=[.G770]-[.G769]" office:value-type="float" office:value="0.499639987945557" calcext:value-type="float">
            <text:p>0.4996399879</text:p>
          </table:table-cell>
          <table:table-cell table:number-columns-repeated="5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1.44735129038372E+018" calcext:value-type="float">
            <text:p>14473512903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1]/1000000000" office:value-type="float" office:value="1447351290.38372" calcext:value-type="float">
            <text:p>1447351290.384</text:p>
          </table:table-cell>
          <table:table-cell table:formula="of:=[.G771]-[.$G$1]" office:value-type="float" office:value="385.000244855881" calcext:value-type="float">
            <text:p>385.000</text:p>
          </table:table-cell>
          <table:table-cell table:formula="of:=[.G771]-[.G770]" office:value-type="float" office:value="0.500649929046631" calcext:value-type="float">
            <text:p>0.500649929</text:p>
          </table:table-cell>
          <table:table-cell table:number-columns-repeated="5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1.44735129088306E+018" calcext:value-type="float">
            <text:p>1447351290883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2]/1000000000" office:value-type="float" office:value="1447351290.88306" calcext:value-type="float">
            <text:p>1447351290.883</text:p>
          </table:table-cell>
          <table:table-cell table:formula="of:=[.G772]-[.$G$1]" office:value-type="float" office:value="385.499580621719" calcext:value-type="float">
            <text:p>385.500</text:p>
          </table:table-cell>
          <table:table-cell table:formula="of:=[.G772]-[.G771]" office:value-type="float" office:value="0.499340057373047" calcext:value-type="float">
            <text:p>0.4993400574</text:p>
          </table:table-cell>
          <table:table-cell table:number-columns-repeated="5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1.44735129138368E+018" calcext:value-type="float">
            <text:p>1447351291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3]/1000000000" office:value-type="float" office:value="1447351291.38368" calcext:value-type="float">
            <text:p>1447351291.384</text:p>
          </table:table-cell>
          <table:table-cell table:formula="of:=[.G773]-[.$G$1]" office:value-type="float" office:value="386.000199556351" calcext:value-type="float">
            <text:p>386.000</text:p>
          </table:table-cell>
          <table:table-cell table:formula="of:=[.G773]-[.G772]" office:value-type="float" office:value="0.500620126724243" calcext:value-type="float">
            <text:p>0.5006201267</text:p>
          </table:table-cell>
          <table:table-cell table:number-columns-repeated="5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1.44735129189049E+018" calcext:value-type="float">
            <text:p>1447351291890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4]/1000000000" office:value-type="float" office:value="1447351291.89049" calcext:value-type="float">
            <text:p>1447351291.890</text:p>
          </table:table-cell>
          <table:table-cell table:formula="of:=[.G774]-[.$G$1]" office:value-type="float" office:value="386.507013320923" calcext:value-type="float">
            <text:p>386.507</text:p>
          </table:table-cell>
          <table:table-cell table:formula="of:=[.G774]-[.G773]" office:value-type="float" office:value="0.506809949874878" calcext:value-type="float">
            <text:p>0.5068099499</text:p>
          </table:table-cell>
          <table:table-cell table:number-columns-repeated="5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1.4473512923833E+018" calcext:value-type="float">
            <text:p>1447351292383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5]/1000000000" office:value-type="float" office:value="1447351292.3833" calcext:value-type="float">
            <text:p>1447351292.383</text:p>
          </table:table-cell>
          <table:table-cell table:formula="of:=[.G775]-[.$G$1]" office:value-type="float" office:value="386.999819278717" calcext:value-type="float">
            <text:p>387.000</text:p>
          </table:table-cell>
          <table:table-cell table:formula="of:=[.G775]-[.G774]" office:value-type="float" office:value="0.492810010910034" calcext:value-type="float">
            <text:p>0.4928100109</text:p>
          </table:table-cell>
          <table:table-cell table:number-columns-repeated="5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1.44735129288369E+018" calcext:value-type="float">
            <text:p>1447351292883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6]/1000000000" office:value-type="float" office:value="1447351292.88369" calcext:value-type="float">
            <text:p>1447351292.884</text:p>
          </table:table-cell>
          <table:table-cell table:formula="of:=[.G776]-[.$G$1]" office:value-type="float" office:value="387.500209331512" calcext:value-type="float">
            <text:p>387.500</text:p>
          </table:table-cell>
          <table:table-cell table:formula="of:=[.G776]-[.G775]" office:value-type="float" office:value="0.50039005279541" calcext:value-type="float">
            <text:p>0.5003900528</text:p>
          </table:table-cell>
          <table:table-cell table:number-columns-repeated="5"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1.44735129338303E+018" calcext:value-type="float">
            <text:p>14473512933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7]/1000000000" office:value-type="float" office:value="1447351293.38303" calcext:value-type="float">
            <text:p>1447351293.383</text:p>
          </table:table-cell>
          <table:table-cell table:formula="of:=[.G777]-[.$G$1]" office:value-type="float" office:value="387.999546051025" calcext:value-type="float">
            <text:p>388.000</text:p>
          </table:table-cell>
          <table:table-cell table:formula="of:=[.G777]-[.G776]" office:value-type="float" office:value="0.499339818954468" calcext:value-type="float">
            <text:p>0.499339819</text:p>
          </table:table-cell>
          <table:table-cell table:number-columns-repeated="5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1.44735129388358E+018" calcext:value-type="float">
            <text:p>1447351293883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8]/1000000000" office:value-type="float" office:value="1447351293.88358" calcext:value-type="float">
            <text:p>1447351293.884</text:p>
          </table:table-cell>
          <table:table-cell table:formula="of:=[.G778]-[.$G$1]" office:value-type="float" office:value="388.500097990036" calcext:value-type="float">
            <text:p>388.500</text:p>
          </table:table-cell>
          <table:table-cell table:formula="of:=[.G778]-[.G777]" office:value-type="float" office:value="0.500550031661987" calcext:value-type="float">
            <text:p>0.5005500317</text:p>
          </table:table-cell>
          <table:table-cell table:number-columns-repeated="5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1.44735129438247E+018" calcext:value-type="float">
            <text:p>1447351294382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79]/1000000000" office:value-type="float" office:value="1447351294.38247" calcext:value-type="float">
            <text:p>1447351294.382</text:p>
          </table:table-cell>
          <table:table-cell table:formula="of:=[.G779]-[.$G$1]" office:value-type="float" office:value="388.998985528946" calcext:value-type="float">
            <text:p>388.999</text:p>
          </table:table-cell>
          <table:table-cell table:formula="of:=[.G779]-[.G778]" office:value-type="float" office:value="0.498889923095703" calcext:value-type="float">
            <text:p>0.4988899231</text:p>
          </table:table-cell>
          <table:table-cell table:number-columns-repeated="5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.447351294884E+018" calcext:value-type="float">
            <text:p>1447351294884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0]/1000000000" office:value-type="float" office:value="1447351294.884" calcext:value-type="float">
            <text:p>1447351294.884</text:p>
          </table:table-cell>
          <table:table-cell table:formula="of:=[.G780]-[.$G$1]" office:value-type="float" office:value="389.500523805618" calcext:value-type="float">
            <text:p>389.501</text:p>
          </table:table-cell>
          <table:table-cell table:formula="of:=[.G780]-[.G779]" office:value-type="float" office:value="0.501530170440674" calcext:value-type="float">
            <text:p>0.5015301704</text:p>
          </table:table-cell>
          <table:table-cell table:number-columns-repeated="5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1.4473512953834E+018" calcext:value-type="float">
            <text:p>14473512953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1]/1000000000" office:value-type="float" office:value="1447351295.3834" calcext:value-type="float">
            <text:p>1447351295.383</text:p>
          </table:table-cell>
          <table:table-cell table:formula="of:=[.G781]-[.$G$1]" office:value-type="float" office:value="389.999924659729" calcext:value-type="float">
            <text:p>390.000</text:p>
          </table:table-cell>
          <table:table-cell table:formula="of:=[.G781]-[.G780]" office:value-type="float" office:value="0.499399900436401" calcext:value-type="float">
            <text:p>0.4993999004</text:p>
          </table:table-cell>
          <table:table-cell table:number-columns-repeated="5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1.44735129588372E+018" calcext:value-type="float">
            <text:p>14473512958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2]/1000000000" office:value-type="float" office:value="1447351295.88372" calcext:value-type="float">
            <text:p>1447351295.884</text:p>
          </table:table-cell>
          <table:table-cell table:formula="of:=[.G782]-[.$G$1]" office:value-type="float" office:value="390.500244379044" calcext:value-type="float">
            <text:p>390.500</text:p>
          </table:table-cell>
          <table:table-cell table:formula="of:=[.G782]-[.G781]" office:value-type="float" office:value="0.500319957733154" calcext:value-type="float">
            <text:p>0.5003199577</text:p>
          </table:table-cell>
          <table:table-cell table:number-columns-repeated="5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1.44735129638298E+018" calcext:value-type="float">
            <text:p>1447351296382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3]/1000000000" office:value-type="float" office:value="1447351296.38298" calcext:value-type="float">
            <text:p>1447351296.383</text:p>
          </table:table-cell>
          <table:table-cell table:formula="of:=[.G783]-[.$G$1]" office:value-type="float" office:value="390.999496221542" calcext:value-type="float">
            <text:p>390.999</text:p>
          </table:table-cell>
          <table:table-cell table:formula="of:=[.G783]-[.G782]" office:value-type="float" office:value="0.499260187149048" calcext:value-type="float">
            <text:p>0.4992601871</text:p>
          </table:table-cell>
          <table:table-cell table:number-columns-repeated="5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1.44735129689235E+018" calcext:value-type="float">
            <text:p>1447351296892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4]/1000000000" office:value-type="float" office:value="1447351296.89235" calcext:value-type="float">
            <text:p>1447351296.892</text:p>
          </table:table-cell>
          <table:table-cell table:formula="of:=[.G784]-[.$G$1]" office:value-type="float" office:value="391.508874177933" calcext:value-type="float">
            <text:p>391.509</text:p>
          </table:table-cell>
          <table:table-cell table:formula="of:=[.G784]-[.G783]" office:value-type="float" office:value="0.509369850158691" calcext:value-type="float">
            <text:p>0.5093698502</text:p>
          </table:table-cell>
          <table:table-cell table:number-columns-repeated="5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1.44735129738321E+018" calcext:value-type="float">
            <text:p>14473512973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5]/1000000000" office:value-type="float" office:value="1447351297.38321" calcext:value-type="float">
            <text:p>1447351297.383</text:p>
          </table:table-cell>
          <table:table-cell table:formula="of:=[.G785]-[.$G$1]" office:value-type="float" office:value="391.999730348587" calcext:value-type="float">
            <text:p>392.000</text:p>
          </table:table-cell>
          <table:table-cell table:formula="of:=[.G785]-[.G784]" office:value-type="float" office:value="0.490859985351563" calcext:value-type="float">
            <text:p>0.4908599854</text:p>
          </table:table-cell>
          <table:table-cell table:number-columns-repeated="5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1.44735129788363E+018" calcext:value-type="float">
            <text:p>14473512978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6]/1000000000" office:value-type="float" office:value="1447351297.88363" calcext:value-type="float">
            <text:p>1447351297.884</text:p>
          </table:table-cell>
          <table:table-cell table:formula="of:=[.G786]-[.$G$1]" office:value-type="float" office:value="392.500146150589" calcext:value-type="float">
            <text:p>392.500</text:p>
          </table:table-cell>
          <table:table-cell table:formula="of:=[.G786]-[.G785]" office:value-type="float" office:value="0.500420093536377" calcext:value-type="float">
            <text:p>0.5004200935</text:p>
          </table:table-cell>
          <table:table-cell table:number-columns-repeated="5"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1.44735129838295E+018" calcext:value-type="float">
            <text:p>1447351298382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7]/1000000000" office:value-type="float" office:value="1447351298.38295" calcext:value-type="float">
            <text:p>1447351298.383</text:p>
          </table:table-cell>
          <table:table-cell table:formula="of:=[.G787]-[.$G$1]" office:value-type="float" office:value="392.999467849731" calcext:value-type="float">
            <text:p>392.999</text:p>
          </table:table-cell>
          <table:table-cell table:formula="of:=[.G787]-[.G786]" office:value-type="float" office:value="0.499320030212402" calcext:value-type="float">
            <text:p>0.4993200302</text:p>
          </table:table-cell>
          <table:table-cell table:number-columns-repeated="5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1.44735129888346E+018" calcext:value-type="float">
            <text:p>14473512988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8]/1000000000" office:value-type="float" office:value="1447351298.88346" calcext:value-type="float">
            <text:p>1447351298.883</text:p>
          </table:table-cell>
          <table:table-cell table:formula="of:=[.G788]-[.$G$1]" office:value-type="float" office:value="393.499980926514" calcext:value-type="float">
            <text:p>393.500</text:p>
          </table:table-cell>
          <table:table-cell table:formula="of:=[.G788]-[.G787]" office:value-type="float" office:value="0.500509977340698" calcext:value-type="float">
            <text:p>0.5005099773</text:p>
          </table:table-cell>
          <table:table-cell table:number-columns-repeated="5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1.44735129938255E+018" calcext:value-type="float">
            <text:p>1447351299382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89]/1000000000" office:value-type="float" office:value="1447351299.38255" calcext:value-type="float">
            <text:p>1447351299.383</text:p>
          </table:table-cell>
          <table:table-cell table:formula="of:=[.G789]-[.$G$1]" office:value-type="float" office:value="393.999068021774" calcext:value-type="float">
            <text:p>393.999</text:p>
          </table:table-cell>
          <table:table-cell table:formula="of:=[.G789]-[.G788]" office:value-type="float" office:value="0.499089956283569" calcext:value-type="float">
            <text:p>0.4990899563</text:p>
          </table:table-cell>
          <table:table-cell table:number-columns-repeated="5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.44735129988342E+018" calcext:value-type="float">
            <text:p>1447351299883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90]/1000000000" office:value-type="float" office:value="1447351299.88342" calcext:value-type="float">
            <text:p>1447351299.883</text:p>
          </table:table-cell>
          <table:table-cell table:formula="of:=[.G790]-[.$G$1]" office:value-type="float" office:value="394.499936342239" calcext:value-type="float">
            <text:p>394.500</text:p>
          </table:table-cell>
          <table:table-cell table:formula="of:=[.G790]-[.G789]" office:value-type="float" office:value="0.500869989395142" calcext:value-type="float">
            <text:p>0.5008699894</text:p>
          </table:table-cell>
          <table:table-cell table:number-columns-repeated="5"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1.44735130038375E+018" calcext:value-type="float">
            <text:p>1447351300383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91]/1000000000" office:value-type="float" office:value="1447351300.38375" calcext:value-type="float">
            <text:p>1447351300.384</text:p>
          </table:table-cell>
          <table:table-cell table:formula="of:=[.G791]-[.$G$1]" office:value-type="float" office:value="395.000268697739" calcext:value-type="float">
            <text:p>395.000</text:p>
          </table:table-cell>
          <table:table-cell table:formula="of:=[.G791]-[.G790]" office:value-type="float" office:value="0.500329971313477" calcext:value-type="float">
            <text:p>0.5003299713</text:p>
          </table:table-cell>
          <table:table-cell table:number-columns-repeated="5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1.44735130088402E+018" calcext:value-type="float">
            <text:p>1447351300884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92]/1000000000" office:value-type="float" office:value="1447351300.88402" calcext:value-type="float">
            <text:p>1447351300.884</text:p>
          </table:table-cell>
          <table:table-cell table:formula="of:=[.G792]-[.$G$1]" office:value-type="float" office:value="395.500539064407" calcext:value-type="float">
            <text:p>395.501</text:p>
          </table:table-cell>
          <table:table-cell table:formula="of:=[.G792]-[.G791]" office:value-type="float" office:value="0.500270128250122" calcext:value-type="float">
            <text:p>0.5002701283</text:p>
          </table:table-cell>
          <table:table-cell table:number-columns-repeated="5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1.44735130138438E+018" calcext:value-type="float">
            <text:p>1447351301384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93]/1000000000" office:value-type="float" office:value="1447351301.38438" calcext:value-type="float">
            <text:p>1447351301.384</text:p>
          </table:table-cell>
          <table:table-cell table:formula="of:=[.G793]-[.$G$1]" office:value-type="float" office:value="396.000900506973" calcext:value-type="float">
            <text:p>396.001</text:p>
          </table:table-cell>
          <table:table-cell table:formula="of:=[.G793]-[.G792]" office:value-type="float" office:value="0.500360012054443" calcext:value-type="float">
            <text:p>0.5003600121</text:p>
          </table:table-cell>
          <table:table-cell table:number-columns-repeated="5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1.44735130189118E+018" calcext:value-type="float">
            <text:p>1447351301891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94]/1000000000" office:value-type="float" office:value="1447351301.89118" calcext:value-type="float">
            <text:p>1447351301.891</text:p>
          </table:table-cell>
          <table:table-cell table:formula="of:=[.G794]-[.$G$1]" office:value-type="float" office:value="396.507699489594" calcext:value-type="float">
            <text:p>396.508</text:p>
          </table:table-cell>
          <table:table-cell table:formula="of:=[.G794]-[.G793]" office:value-type="float" office:value="0.506799936294556" calcext:value-type="float">
            <text:p>0.5067999363</text:p>
          </table:table-cell>
          <table:table-cell table:number-columns-repeated="5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1.44735130238331E+018" calcext:value-type="float">
            <text:p>1447351302383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95]/1000000000" office:value-type="float" office:value="1447351302.38331" calcext:value-type="float">
            <text:p>1447351302.383</text:p>
          </table:table-cell>
          <table:table-cell table:formula="of:=[.G795]-[.$G$1]" office:value-type="float" office:value="396.999832868576" calcext:value-type="float">
            <text:p>397.000</text:p>
          </table:table-cell>
          <table:table-cell table:formula="of:=[.G795]-[.G794]" office:value-type="float" office:value="0.492130041122437" calcext:value-type="float">
            <text:p>0.4921300411</text:p>
          </table:table-cell>
          <table:table-cell table:number-columns-repeated="5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1.44735130288343E+018" calcext:value-type="float">
            <text:p>14473513028834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96]/1000000000" office:value-type="float" office:value="1447351302.88343" calcext:value-type="float">
            <text:p>1447351302.883</text:p>
          </table:table-cell>
          <table:table-cell table:formula="of:=[.G796]-[.$G$1]" office:value-type="float" office:value="397.499951839447" calcext:value-type="float">
            <text:p>397.500</text:p>
          </table:table-cell>
          <table:table-cell table:formula="of:=[.G796]-[.G795]" office:value-type="float" office:value="0.500119924545288" calcext:value-type="float">
            <text:p>0.5001199245</text:p>
          </table:table-cell>
          <table:table-cell table:number-columns-repeated="5"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1.44735130338321E+018" calcext:value-type="float">
            <text:p>14473513033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97]/1000000000" office:value-type="float" office:value="1447351303.38321" calcext:value-type="float">
            <text:p>1447351303.383</text:p>
          </table:table-cell>
          <table:table-cell table:formula="of:=[.G797]-[.$G$1]" office:value-type="float" office:value="397.999731063843" calcext:value-type="float">
            <text:p>398.000</text:p>
          </table:table-cell>
          <table:table-cell table:formula="of:=[.G797]-[.G796]" office:value-type="float" office:value="0.499779939651489" calcext:value-type="float">
            <text:p>0.4997799397</text:p>
          </table:table-cell>
          <table:table-cell table:number-columns-repeated="5"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1.44735130388416E+018" calcext:value-type="float">
            <text:p>14473513038841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798]/1000000000" office:value-type="float" office:value="1447351303.88416" calcext:value-type="float">
            <text:p>1447351303.884</text:p>
          </table:table-cell>
          <table:table-cell table:formula="of:=[.G798]-[.$G$1]" office:value-type="float" office:value="398.500678777695" calcext:value-type="float">
            <text:p>398.501</text:p>
          </table:table-cell>
          <table:table-cell table:formula="of:=[.G798]-[.G797]" office:value-type="float" office:value="0.50095009803772" calcext:value-type="float">
            <text:p>0.500950098</text:p>
          </table:table-cell>
          <table:table-cell table:number-columns-repeated="5"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1.44735130438233E+018" calcext:value-type="float">
            <text:p>1447351304382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799]/1000000000" office:value-type="float" office:value="1447351304.38233" calcext:value-type="float">
            <text:p>1447351304.382</text:p>
          </table:table-cell>
          <table:table-cell table:formula="of:=[.G799]-[.$G$1]" office:value-type="float" office:value="398.998846530914" calcext:value-type="float">
            <text:p>398.999</text:p>
          </table:table-cell>
          <table:table-cell table:formula="of:=[.G799]-[.G798]" office:value-type="float" office:value="0.498169898986816" calcext:value-type="float">
            <text:p>0.498169899</text:p>
          </table:table-cell>
          <table:table-cell table:number-columns-repeated="5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.44735130488302E+018" calcext:value-type="float">
            <text:p>1447351304883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00]/1000000000" office:value-type="float" office:value="1447351304.88302" calcext:value-type="float">
            <text:p>1447351304.883</text:p>
          </table:table-cell>
          <table:table-cell table:formula="of:=[.G800]-[.$G$1]" office:value-type="float" office:value="399.499535799026" calcext:value-type="float">
            <text:p>399.500</text:p>
          </table:table-cell>
          <table:table-cell table:formula="of:=[.G800]-[.G799]" office:value-type="float" office:value="0.50068998336792" calcext:value-type="float">
            <text:p>0.5006899834</text:p>
          </table:table-cell>
          <table:table-cell table:number-columns-repeated="5"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1.44735130538295E+018" calcext:value-type="float">
            <text:p>1447351305382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01]/1000000000" office:value-type="float" office:value="1447351305.38295" calcext:value-type="float">
            <text:p>1447351305.383</text:p>
          </table:table-cell>
          <table:table-cell table:formula="of:=[.G801]-[.$G$1]" office:value-type="float" office:value="399.999465227127" calcext:value-type="float">
            <text:p>399.999</text:p>
          </table:table-cell>
          <table:table-cell table:formula="of:=[.G801]-[.G800]" office:value-type="float" office:value="0.499930143356323" calcext:value-type="float">
            <text:p>0.4999301434</text:p>
          </table:table-cell>
          <table:table-cell table:number-columns-repeated="5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1.44735130588333E+018" calcext:value-type="float">
            <text:p>14473513058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02]/1000000000" office:value-type="float" office:value="1447351305.88333" calcext:value-type="float">
            <text:p>1447351305.883</text:p>
          </table:table-cell>
          <table:table-cell table:formula="of:=[.G802]-[.$G$1]" office:value-type="float" office:value="400.499853849411" calcext:value-type="float">
            <text:p>400.500</text:p>
          </table:table-cell>
          <table:table-cell table:formula="of:=[.G802]-[.G801]" office:value-type="float" office:value="0.500380039215088" calcext:value-type="float">
            <text:p>0.5003800392</text:p>
          </table:table-cell>
          <table:table-cell table:number-columns-repeated="5"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1.44735130638419E+018" calcext:value-type="float">
            <text:p>1447351306384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03]/1000000000" office:value-type="float" office:value="1447351306.38419" calcext:value-type="float">
            <text:p>1447351306.384</text:p>
          </table:table-cell>
          <table:table-cell table:formula="of:=[.G803]-[.$G$1]" office:value-type="float" office:value="401.000705718994" calcext:value-type="float">
            <text:p>401.001</text:p>
          </table:table-cell>
          <table:table-cell table:formula="of:=[.G803]-[.G802]" office:value-type="float" office:value="0.500859975814819" calcext:value-type="float">
            <text:p>0.5008599758</text:p>
          </table:table-cell>
          <table:table-cell table:number-columns-repeated="5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1.44735130688351E+018" calcext:value-type="float">
            <text:p>14473513068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04]/1000000000" office:value-type="float" office:value="1447351306.88351" calcext:value-type="float">
            <text:p>1447351306.884</text:p>
          </table:table-cell>
          <table:table-cell table:formula="of:=[.G804]-[.$G$1]" office:value-type="float" office:value="401.500031471252" calcext:value-type="float">
            <text:p>401.500</text:p>
          </table:table-cell>
          <table:table-cell table:formula="of:=[.G804]-[.G803]" office:value-type="float" office:value="0.499320030212402" calcext:value-type="float">
            <text:p>0.4993200302</text:p>
          </table:table-cell>
          <table:table-cell table:number-columns-repeated="5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1.44735130739109E+018" calcext:value-type="float">
            <text:p>1447351307391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05]/1000000000" office:value-type="float" office:value="1447351307.39109" calcext:value-type="float">
            <text:p>1447351307.391</text:p>
          </table:table-cell>
          <table:table-cell table:formula="of:=[.G805]-[.$G$1]" office:value-type="float" office:value="402.007611274719" calcext:value-type="float">
            <text:p>402.008</text:p>
          </table:table-cell>
          <table:table-cell table:formula="of:=[.G805]-[.G804]" office:value-type="float" office:value="0.507579803466797" calcext:value-type="float">
            <text:p>0.5075798035</text:p>
          </table:table-cell>
          <table:table-cell table:number-columns-repeated="5"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1.44735130788319E+018" calcext:value-type="float">
            <text:p>1447351307883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06]/1000000000" office:value-type="float" office:value="1447351307.88319" calcext:value-type="float">
            <text:p>1447351307.883</text:p>
          </table:table-cell>
          <table:table-cell table:formula="of:=[.G806]-[.$G$1]" office:value-type="float" office:value="402.499714612961" calcext:value-type="float">
            <text:p>402.500</text:p>
          </table:table-cell>
          <table:table-cell table:formula="of:=[.G806]-[.G805]" office:value-type="float" office:value="0.49210000038147" calcext:value-type="float">
            <text:p>0.4921000004</text:p>
          </table:table-cell>
          <table:table-cell table:number-columns-repeated="5"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1.44735130838356E+018" calcext:value-type="float">
            <text:p>14473513083835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07]/1000000000" office:value-type="float" office:value="1447351308.38356" calcext:value-type="float">
            <text:p>1447351308.384</text:p>
          </table:table-cell>
          <table:table-cell table:formula="of:=[.G807]-[.$G$1]" office:value-type="float" office:value="403.000084877014" calcext:value-type="float">
            <text:p>403.000</text:p>
          </table:table-cell>
          <table:table-cell table:formula="of:=[.G807]-[.G806]" office:value-type="float" office:value="0.500370025634766" calcext:value-type="float">
            <text:p>0.5003700256</text:p>
          </table:table-cell>
          <table:table-cell table:number-columns-repeated="5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1.44735130888304E+018" calcext:value-type="float">
            <text:p>14473513088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08]/1000000000" office:value-type="float" office:value="1447351308.88304" calcext:value-type="float">
            <text:p>1447351308.883</text:p>
          </table:table-cell>
          <table:table-cell table:formula="of:=[.G808]-[.$G$1]" office:value-type="float" office:value="403.499559879303" calcext:value-type="float">
            <text:p>403.500</text:p>
          </table:table-cell>
          <table:table-cell table:formula="of:=[.G808]-[.G807]" office:value-type="float" office:value="0.49948000907898" calcext:value-type="float">
            <text:p>0.4994800091</text:p>
          </table:table-cell>
          <table:table-cell table:number-columns-repeated="5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1.44735130938299E+018" calcext:value-type="float">
            <text:p>14473513093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09]/1000000000" office:value-type="float" office:value="1447351309.38299" calcext:value-type="float">
            <text:p>1447351309.383</text:p>
          </table:table-cell>
          <table:table-cell table:formula="of:=[.G809]-[.$G$1]" office:value-type="float" office:value="403.99951171875" calcext:value-type="float">
            <text:p>404.000</text:p>
          </table:table-cell>
          <table:table-cell table:formula="of:=[.G809]-[.G808]" office:value-type="float" office:value="0.499949932098389" calcext:value-type="float">
            <text:p>0.4999499321</text:p>
          </table:table-cell>
          <table:table-cell table:number-columns-repeated="5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.447351309883E+018" calcext:value-type="float">
            <text:p>14473513098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10]/1000000000" office:value-type="float" office:value="1447351309.883" calcext:value-type="float">
            <text:p>1447351309.883</text:p>
          </table:table-cell>
          <table:table-cell table:formula="of:=[.G810]-[.$G$1]" office:value-type="float" office:value="404.499521493912" calcext:value-type="float">
            <text:p>404.500</text:p>
          </table:table-cell>
          <table:table-cell table:formula="of:=[.G810]-[.G809]" office:value-type="float" office:value="0.500010013580322" calcext:value-type="float">
            <text:p>0.5000100136</text:p>
          </table:table-cell>
          <table:table-cell table:number-columns-repeated="5"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1.4473513103837E+018" calcext:value-type="float">
            <text:p>14473513103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11]/1000000000" office:value-type="float" office:value="1447351310.3837" calcext:value-type="float">
            <text:p>1447351310.384</text:p>
          </table:table-cell>
          <table:table-cell table:formula="of:=[.G811]-[.$G$1]" office:value-type="float" office:value="405.000223636627" calcext:value-type="float">
            <text:p>405.000</text:p>
          </table:table-cell>
          <table:table-cell table:formula="of:=[.G811]-[.G810]" office:value-type="float" office:value="0.500699996948242" calcext:value-type="float">
            <text:p>0.5006999969</text:p>
          </table:table-cell>
          <table:table-cell table:number-columns-repeated="5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1.44735131088307E+018" calcext:value-type="float">
            <text:p>1447351310883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12]/1000000000" office:value-type="float" office:value="1447351310.88307" calcext:value-type="float">
            <text:p>1447351310.883</text:p>
          </table:table-cell>
          <table:table-cell table:formula="of:=[.G812]-[.$G$1]" office:value-type="float" office:value="405.499590158463" calcext:value-type="float">
            <text:p>405.500</text:p>
          </table:table-cell>
          <table:table-cell table:formula="of:=[.G812]-[.G811]" office:value-type="float" office:value="0.499370098114014" calcext:value-type="float">
            <text:p>0.4993700981</text:p>
          </table:table-cell>
          <table:table-cell table:number-columns-repeated="5"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1.44735131138368E+018" calcext:value-type="float">
            <text:p>1447351311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13]/1000000000" office:value-type="float" office:value="1447351311.38368" calcext:value-type="float">
            <text:p>1447351311.384</text:p>
          </table:table-cell>
          <table:table-cell table:formula="of:=[.G813]-[.$G$1]" office:value-type="float" office:value="406.000196695328" calcext:value-type="float">
            <text:p>406.000</text:p>
          </table:table-cell>
          <table:table-cell table:formula="of:=[.G813]-[.G812]" office:value-type="float" office:value="0.500610113143921" calcext:value-type="float">
            <text:p>0.5006101131</text:p>
          </table:table-cell>
          <table:table-cell table:number-columns-repeated="5"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1.44735131188374E+018" calcext:value-type="float">
            <text:p>14473513118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14]/1000000000" office:value-type="float" office:value="1447351311.88374" calcext:value-type="float">
            <text:p>1447351311.884</text:p>
          </table:table-cell>
          <table:table-cell table:formula="of:=[.G814]-[.$G$1]" office:value-type="float" office:value="406.500262737274" calcext:value-type="float">
            <text:p>406.500</text:p>
          </table:table-cell>
          <table:table-cell table:formula="of:=[.G814]-[.G813]" office:value-type="float" office:value="0.500059843063355" calcext:value-type="float">
            <text:p>0.5000598431</text:p>
          </table:table-cell>
          <table:table-cell table:number-columns-repeated="5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1.44735131238345E+018" calcext:value-type="float">
            <text:p>14473513123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15]/1000000000" office:value-type="float" office:value="1447351312.38345" calcext:value-type="float">
            <text:p>1447351312.383</text:p>
          </table:table-cell>
          <table:table-cell table:formula="of:=[.G815]-[.$G$1]" office:value-type="float" office:value="406.999965906143" calcext:value-type="float">
            <text:p>407.000</text:p>
          </table:table-cell>
          <table:table-cell table:formula="of:=[.G815]-[.G814]" office:value-type="float" office:value="0.499710083007813" calcext:value-type="float">
            <text:p>0.499710083</text:p>
          </table:table-cell>
          <table:table-cell table:number-columns-repeated="5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1.44735131288407E+018" calcext:value-type="float">
            <text:p>1447351312884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16]/1000000000" office:value-type="float" office:value="1447351312.88407" calcext:value-type="float">
            <text:p>1447351312.884</text:p>
          </table:table-cell>
          <table:table-cell table:formula="of:=[.G816]-[.$G$1]" office:value-type="float" office:value="407.500587701798" calcext:value-type="float">
            <text:p>407.501</text:p>
          </table:table-cell>
          <table:table-cell table:formula="of:=[.G816]-[.G815]" office:value-type="float" office:value="0.500619888305664" calcext:value-type="float">
            <text:p>0.5006198883</text:p>
          </table:table-cell>
          <table:table-cell table:number-columns-repeated="5"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1.44735131338409E+018" calcext:value-type="float">
            <text:p>1447351313384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17]/1000000000" office:value-type="float" office:value="1447351313.38409" calcext:value-type="float">
            <text:p>1447351313.384</text:p>
          </table:table-cell>
          <table:table-cell table:formula="of:=[.G817]-[.$G$1]" office:value-type="float" office:value="408.000608444214" calcext:value-type="float">
            <text:p>408.001</text:p>
          </table:table-cell>
          <table:table-cell table:formula="of:=[.G817]-[.G816]" office:value-type="float" office:value="0.500020027160645" calcext:value-type="float">
            <text:p>0.5000200272</text:p>
          </table:table-cell>
          <table:table-cell table:number-columns-repeated="5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1.44735131388489E+018" calcext:value-type="float">
            <text:p>1447351313884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18]/1000000000" office:value-type="float" office:value="1447351313.88489" calcext:value-type="float">
            <text:p>1447351313.885</text:p>
          </table:table-cell>
          <table:table-cell table:formula="of:=[.G818]-[.$G$1]" office:value-type="float" office:value="408.501411914825" calcext:value-type="float">
            <text:p>408.501</text:p>
          </table:table-cell>
          <table:table-cell table:formula="of:=[.G818]-[.G817]" office:value-type="float" office:value="0.500800132751465" calcext:value-type="float">
            <text:p>0.5008001328</text:p>
          </table:table-cell>
          <table:table-cell table:number-columns-repeated="5"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1.44735131438266E+018" calcext:value-type="float">
            <text:p>14473513143826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19]/1000000000" office:value-type="float" office:value="1447351314.38266" calcext:value-type="float">
            <text:p>1447351314.383</text:p>
          </table:table-cell>
          <table:table-cell table:formula="of:=[.G819]-[.$G$1]" office:value-type="float" office:value="408.999180316925" calcext:value-type="float">
            <text:p>408.999</text:p>
          </table:table-cell>
          <table:table-cell table:formula="of:=[.G819]-[.G818]" office:value-type="float" office:value="0.497769832611084" calcext:value-type="float">
            <text:p>0.4977698326</text:p>
          </table:table-cell>
          <table:table-cell table:number-columns-repeated="5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.44735131488329E+018" calcext:value-type="float">
            <text:p>14473513148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20]/1000000000" office:value-type="float" office:value="1447351314.88329" calcext:value-type="float">
            <text:p>1447351314.883</text:p>
          </table:table-cell>
          <table:table-cell table:formula="of:=[.G820]-[.$G$1]" office:value-type="float" office:value="409.499806642532" calcext:value-type="float">
            <text:p>409.500</text:p>
          </table:table-cell>
          <table:table-cell table:formula="of:=[.G820]-[.G819]" office:value-type="float" office:value="0.500630140304565" calcext:value-type="float">
            <text:p>0.5006301403</text:p>
          </table:table-cell>
          <table:table-cell table:number-columns-repeated="5"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1.44735131538373E+018" calcext:value-type="float">
            <text:p>14473513153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21]/1000000000" office:value-type="float" office:value="1447351315.38373" calcext:value-type="float">
            <text:p>1447351315.384</text:p>
          </table:table-cell>
          <table:table-cell table:formula="of:=[.G821]-[.$G$1]" office:value-type="float" office:value="410.000246286392" calcext:value-type="float">
            <text:p>410.000</text:p>
          </table:table-cell>
          <table:table-cell table:formula="of:=[.G821]-[.G820]" office:value-type="float" office:value="0.500439882278442" calcext:value-type="float">
            <text:p>0.5004398823</text:p>
          </table:table-cell>
          <table:table-cell table:number-columns-repeated="5"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1.44735131588316E+018" calcext:value-type="float">
            <text:p>14473513158831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22]/1000000000" office:value-type="float" office:value="1447351315.88316" calcext:value-type="float">
            <text:p>1447351315.883</text:p>
          </table:table-cell>
          <table:table-cell table:formula="of:=[.G822]-[.$G$1]" office:value-type="float" office:value="410.499679088593" calcext:value-type="float">
            <text:p>410.500</text:p>
          </table:table-cell>
          <table:table-cell table:formula="of:=[.G822]-[.G821]" office:value-type="float" office:value="0.499430179595947" calcext:value-type="float">
            <text:p>0.4994301796</text:p>
          </table:table-cell>
          <table:table-cell table:number-columns-repeated="5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1.44735131638349E+018" calcext:value-type="float">
            <text:p>1447351316383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23]/1000000000" office:value-type="float" office:value="1447351316.38349" calcext:value-type="float">
            <text:p>1447351316.383</text:p>
          </table:table-cell>
          <table:table-cell table:formula="of:=[.G823]-[.$G$1]" office:value-type="float" office:value="411.000011920929" calcext:value-type="float">
            <text:p>411.000</text:p>
          </table:table-cell>
          <table:table-cell table:formula="of:=[.G823]-[.G822]" office:value-type="float" office:value="0.500329971313477" calcext:value-type="float">
            <text:p>0.5003299713</text:p>
          </table:table-cell>
          <table:table-cell table:number-columns-repeated="5"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1.44735131688392E+018" calcext:value-type="float">
            <text:p>1447351316883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24]/1000000000" office:value-type="float" office:value="1447351316.88392" calcext:value-type="float">
            <text:p>1447351316.884</text:p>
          </table:table-cell>
          <table:table-cell table:formula="of:=[.G824]-[.$G$1]" office:value-type="float" office:value="411.500441551209" calcext:value-type="float">
            <text:p>411.500</text:p>
          </table:table-cell>
          <table:table-cell table:formula="of:=[.G824]-[.G823]" office:value-type="float" office:value="0.50042986869812" calcext:value-type="float">
            <text:p>0.5004298687</text:p>
          </table:table-cell>
          <table:table-cell table:number-columns-repeated="5"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1.44735131738318E+018" calcext:value-type="float">
            <text:p>1447351317383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25]/1000000000" office:value-type="float" office:value="1447351317.38318" calcext:value-type="float">
            <text:p>1447351317.383</text:p>
          </table:table-cell>
          <table:table-cell table:formula="of:=[.G825]-[.$G$1]" office:value-type="float" office:value="411.99969959259" calcext:value-type="float">
            <text:p>412.000</text:p>
          </table:table-cell>
          <table:table-cell table:formula="of:=[.G825]-[.G824]" office:value-type="float" office:value="0.499259948730469" calcext:value-type="float">
            <text:p>0.4992599487</text:p>
          </table:table-cell>
          <table:table-cell table:number-columns-repeated="5"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1.44735131788995E+018" calcext:value-type="float">
            <text:p>1447351317889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26]/1000000000" office:value-type="float" office:value="1447351317.88995" calcext:value-type="float">
            <text:p>1447351317.890</text:p>
          </table:table-cell>
          <table:table-cell table:formula="of:=[.G826]-[.$G$1]" office:value-type="float" office:value="412.506469488144" calcext:value-type="float">
            <text:p>412.506</text:p>
          </table:table-cell>
          <table:table-cell table:formula="of:=[.G826]-[.G825]" office:value-type="float" office:value="0.506770133972168" calcext:value-type="float">
            <text:p>0.506770134</text:p>
          </table:table-cell>
          <table:table-cell table:number-columns-repeated="5"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1.44735131838326E+018" calcext:value-type="float">
            <text:p>14473513183832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27]/1000000000" office:value-type="float" office:value="1447351318.38326" calcext:value-type="float">
            <text:p>1447351318.383</text:p>
          </table:table-cell>
          <table:table-cell table:formula="of:=[.G827]-[.$G$1]" office:value-type="float" office:value="412.999781608582" calcext:value-type="float">
            <text:p>413.000</text:p>
          </table:table-cell>
          <table:table-cell table:formula="of:=[.G827]-[.G826]" office:value-type="float" office:value="0.49330997467041" calcext:value-type="float">
            <text:p>0.4933099747</text:p>
          </table:table-cell>
          <table:table-cell table:number-columns-repeated="5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1.44735131888729E+018" calcext:value-type="float">
            <text:p>1447351318887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28]/1000000000" office:value-type="float" office:value="1447351318.88729" calcext:value-type="float">
            <text:p>1447351318.887</text:p>
          </table:table-cell>
          <table:table-cell table:formula="of:=[.G828]-[.$G$1]" office:value-type="float" office:value="413.50381231308" calcext:value-type="float">
            <text:p>413.504</text:p>
          </table:table-cell>
          <table:table-cell table:formula="of:=[.G828]-[.G827]" office:value-type="float" office:value="0.504029989242554" calcext:value-type="float">
            <text:p>0.5040299892</text:p>
          </table:table-cell>
          <table:table-cell table:number-columns-repeated="5"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1.44735131938308E+018" calcext:value-type="float">
            <text:p>1447351319383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29]/1000000000" office:value-type="float" office:value="1447351319.38308" calcext:value-type="float">
            <text:p>1447351319.383</text:p>
          </table:table-cell>
          <table:table-cell table:formula="of:=[.G829]-[.$G$1]" office:value-type="float" office:value="413.999598503113" calcext:value-type="float">
            <text:p>414.000</text:p>
          </table:table-cell>
          <table:table-cell table:formula="of:=[.G829]-[.G828]" office:value-type="float" office:value="0.495790004730225" calcext:value-type="float">
            <text:p>0.4957900047</text:p>
          </table:table-cell>
          <table:table-cell table:number-columns-repeated="5"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1.44735131988273E+018" calcext:value-type="float">
            <text:p>1447351319882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30]/1000000000" office:value-type="float" office:value="1447351319.88273" calcext:value-type="float">
            <text:p>1447351319.883</text:p>
          </table:table-cell>
          <table:table-cell table:formula="of:=[.G830]-[.$G$1]" office:value-type="float" office:value="414.499249219894" calcext:value-type="float">
            <text:p>414.499</text:p>
          </table:table-cell>
          <table:table-cell table:formula="of:=[.G830]-[.G829]" office:value-type="float" office:value="0.499650001525879" calcext:value-type="float">
            <text:p>0.4996500015</text:p>
          </table:table-cell>
          <table:table-cell table:number-columns-repeated="5"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1.44735132038308E+018" calcext:value-type="float">
            <text:p>1447351320383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31]/1000000000" office:value-type="float" office:value="1447351320.38308" calcext:value-type="float">
            <text:p>1447351320.383</text:p>
          </table:table-cell>
          <table:table-cell table:formula="of:=[.G831]-[.$G$1]" office:value-type="float" office:value="414.999598741531" calcext:value-type="float">
            <text:p>415.000</text:p>
          </table:table-cell>
          <table:table-cell table:formula="of:=[.G831]-[.G830]" office:value-type="float" office:value="0.500349998474121" calcext:value-type="float">
            <text:p>0.5003499985</text:p>
          </table:table-cell>
          <table:table-cell table:number-columns-repeated="5"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1.44735132088359E+018" calcext:value-type="float">
            <text:p>1447351320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32]/1000000000" office:value-type="float" office:value="1447351320.88359" calcext:value-type="float">
            <text:p>1447351320.884</text:p>
          </table:table-cell>
          <table:table-cell table:formula="of:=[.G832]-[.$G$1]" office:value-type="float" office:value="415.500113964081" calcext:value-type="float">
            <text:p>415.500</text:p>
          </table:table-cell>
          <table:table-cell table:formula="of:=[.G832]-[.G831]" office:value-type="float" office:value="0.500509977340698" calcext:value-type="float">
            <text:p>0.5005099773</text:p>
          </table:table-cell>
          <table:table-cell table:number-columns-repeated="5"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1.44735132138408E+018" calcext:value-type="float">
            <text:p>14473513213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33]/1000000000" office:value-type="float" office:value="1447351321.38408" calcext:value-type="float">
            <text:p>1447351321.384</text:p>
          </table:table-cell>
          <table:table-cell table:formula="of:=[.G833]-[.$G$1]" office:value-type="float" office:value="416.000603437424" calcext:value-type="float">
            <text:p>416.001</text:p>
          </table:table-cell>
          <table:table-cell table:formula="of:=[.G833]-[.G832]" office:value-type="float" office:value="0.500489950180054" calcext:value-type="float">
            <text:p>0.5004899502</text:p>
          </table:table-cell>
          <table:table-cell table:number-columns-repeated="5"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1.44735132188346E+018" calcext:value-type="float">
            <text:p>14473513218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34]/1000000000" office:value-type="float" office:value="1447351321.88346" calcext:value-type="float">
            <text:p>1447351321.883</text:p>
          </table:table-cell>
          <table:table-cell table:formula="of:=[.G834]-[.$G$1]" office:value-type="float" office:value="416.499975681305" calcext:value-type="float">
            <text:p>416.500</text:p>
          </table:table-cell>
          <table:table-cell table:formula="of:=[.G834]-[.G833]" office:value-type="float" office:value="0.499380111694336" calcext:value-type="float">
            <text:p>0.4993801117</text:p>
          </table:table-cell>
          <table:table-cell table:number-columns-repeated="5"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1.4473513223839E+018" calcext:value-type="float">
            <text:p>1447351322383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35]/1000000000" office:value-type="float" office:value="1447351322.3839" calcext:value-type="float">
            <text:p>1447351322.384</text:p>
          </table:table-cell>
          <table:table-cell table:formula="of:=[.G835]-[.$G$1]" office:value-type="float" office:value="417.000419139862" calcext:value-type="float">
            <text:p>417.000</text:p>
          </table:table-cell>
          <table:table-cell table:formula="of:=[.G835]-[.G834]" office:value-type="float" office:value="0.500439882278442" calcext:value-type="float">
            <text:p>0.5004398823</text:p>
          </table:table-cell>
          <table:table-cell table:number-columns-repeated="5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1.44735132288333E+018" calcext:value-type="float">
            <text:p>14473513228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36]/1000000000" office:value-type="float" office:value="1447351322.88333" calcext:value-type="float">
            <text:p>1447351322.883</text:p>
          </table:table-cell>
          <table:table-cell table:formula="of:=[.G836]-[.$G$1]" office:value-type="float" office:value="417.499854326248" calcext:value-type="float">
            <text:p>417.500</text:p>
          </table:table-cell>
          <table:table-cell table:formula="of:=[.G836]-[.G835]" office:value-type="float" office:value="0.499430179595947" calcext:value-type="float">
            <text:p>0.4994301796</text:p>
          </table:table-cell>
          <table:table-cell table:number-columns-repeated="5"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1.44735132339115E+018" calcext:value-type="float">
            <text:p>14473513233911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37]/1000000000" office:value-type="float" office:value="1447351323.39115" calcext:value-type="float">
            <text:p>1447351323.391</text:p>
          </table:table-cell>
          <table:table-cell table:formula="of:=[.G837]-[.$G$1]" office:value-type="float" office:value="418.007673978806" calcext:value-type="float">
            <text:p>418.008</text:p>
          </table:table-cell>
          <table:table-cell table:formula="of:=[.G837]-[.G836]" office:value-type="float" office:value="0.507819890975952" calcext:value-type="float">
            <text:p>0.507819891</text:p>
          </table:table-cell>
          <table:table-cell table:number-columns-repeated="5"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1.44735132388527E+018" calcext:value-type="float">
            <text:p>14473513238852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38]/1000000000" office:value-type="float" office:value="1447351323.88527" calcext:value-type="float">
            <text:p>1447351323.885</text:p>
          </table:table-cell>
          <table:table-cell table:formula="of:=[.G838]-[.$G$1]" office:value-type="float" office:value="418.501791000366" calcext:value-type="float">
            <text:p>418.502</text:p>
          </table:table-cell>
          <table:table-cell table:formula="of:=[.G838]-[.G837]" office:value-type="float" office:value="0.494120121002197" calcext:value-type="float">
            <text:p>0.494120121</text:p>
          </table:table-cell>
          <table:table-cell table:number-columns-repeated="5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1.44735132438258E+018" calcext:value-type="float">
            <text:p>1447351324382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39]/1000000000" office:value-type="float" office:value="1447351324.38258" calcext:value-type="float">
            <text:p>1447351324.383</text:p>
          </table:table-cell>
          <table:table-cell table:formula="of:=[.G839]-[.$G$1]" office:value-type="float" office:value="418.999099731445" calcext:value-type="float">
            <text:p>418.999</text:p>
          </table:table-cell>
          <table:table-cell table:formula="of:=[.G839]-[.G838]" office:value-type="float" office:value="0.497309923171997" calcext:value-type="float">
            <text:p>0.4973099232</text:p>
          </table:table-cell>
          <table:table-cell table:number-columns-repeated="5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.44735132488319E+018" calcext:value-type="float">
            <text:p>1447351324883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40]/1000000000" office:value-type="float" office:value="1447351324.88319" calcext:value-type="float">
            <text:p>1447351324.883</text:p>
          </table:table-cell>
          <table:table-cell table:formula="of:=[.G840]-[.$G$1]" office:value-type="float" office:value="419.499712944031" calcext:value-type="float">
            <text:p>419.500</text:p>
          </table:table-cell>
          <table:table-cell table:formula="of:=[.G840]-[.G839]" office:value-type="float" office:value="0.500609874725342" calcext:value-type="float">
            <text:p>0.5006098747</text:p>
          </table:table-cell>
          <table:table-cell table:number-columns-repeated="5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1.44735132538396E+018" calcext:value-type="float">
            <text:p>14473513253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41]/1000000000" office:value-type="float" office:value="1447351325.38396" calcext:value-type="float">
            <text:p>1447351325.384</text:p>
          </table:table-cell>
          <table:table-cell table:formula="of:=[.G841]-[.$G$1]" office:value-type="float" office:value="420.000478029251" calcext:value-type="float">
            <text:p>420.000</text:p>
          </table:table-cell>
          <table:table-cell table:formula="of:=[.G841]-[.G840]" office:value-type="float" office:value="0.500770092010498" calcext:value-type="float">
            <text:p>0.500770092</text:p>
          </table:table-cell>
          <table:table-cell table:number-columns-repeated="5"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1.44735132588341E+018" calcext:value-type="float">
            <text:p>14473513258834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42]/1000000000" office:value-type="float" office:value="1447351325.88341" calcext:value-type="float">
            <text:p>1447351325.883</text:p>
          </table:table-cell>
          <table:table-cell table:formula="of:=[.G842]-[.$G$1]" office:value-type="float" office:value="420.499930143356" calcext:value-type="float">
            <text:p>420.500</text:p>
          </table:table-cell>
          <table:table-cell table:formula="of:=[.G842]-[.G841]" office:value-type="float" office:value="0.499449968338013" calcext:value-type="float">
            <text:p>0.4994499683</text:p>
          </table:table-cell>
          <table:table-cell table:number-columns-repeated="5"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1.4473513263836E+018" calcext:value-type="float">
            <text:p>1447351326383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43]/1000000000" office:value-type="float" office:value="1447351326.3836" calcext:value-type="float">
            <text:p>1447351326.384</text:p>
          </table:table-cell>
          <table:table-cell table:formula="of:=[.G843]-[.$G$1]" office:value-type="float" office:value="421.000115633011" calcext:value-type="float">
            <text:p>421.000</text:p>
          </table:table-cell>
          <table:table-cell table:formula="of:=[.G843]-[.G842]" office:value-type="float" office:value="0.500190019607544" calcext:value-type="float">
            <text:p>0.5001900196</text:p>
          </table:table-cell>
          <table:table-cell table:number-columns-repeated="5"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1.44735132688408E+018" calcext:value-type="float">
            <text:p>1447351326884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44]/1000000000" office:value-type="float" office:value="1447351326.88408" calcext:value-type="float">
            <text:p>1447351326.884</text:p>
          </table:table-cell>
          <table:table-cell table:formula="of:=[.G844]-[.$G$1]" office:value-type="float" office:value="421.500597238541" calcext:value-type="float">
            <text:p>421.501</text:p>
          </table:table-cell>
          <table:table-cell table:formula="of:=[.G844]-[.G843]" office:value-type="float" office:value="0.500479936599731" calcext:value-type="float">
            <text:p>0.5004799366</text:p>
          </table:table-cell>
          <table:table-cell table:number-columns-repeated="5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1.44735132738373E+018" calcext:value-type="float">
            <text:p>14473513273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45]/1000000000" office:value-type="float" office:value="1447351327.38373" calcext:value-type="float">
            <text:p>1447351327.384</text:p>
          </table:table-cell>
          <table:table-cell table:formula="of:=[.G845]-[.$G$1]" office:value-type="float" office:value="422.000249862671" calcext:value-type="float">
            <text:p>422.000</text:p>
          </table:table-cell>
          <table:table-cell table:formula="of:=[.G845]-[.G844]" office:value-type="float" office:value="0.499650001525879" calcext:value-type="float">
            <text:p>0.4996500015</text:p>
          </table:table-cell>
          <table:table-cell table:number-columns-repeated="5"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1.44735132788323E+018" calcext:value-type="float">
            <text:p>1447351327883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46]/1000000000" office:value-type="float" office:value="1447351327.88323" calcext:value-type="float">
            <text:p>1447351327.883</text:p>
          </table:table-cell>
          <table:table-cell table:formula="of:=[.G846]-[.$G$1]" office:value-type="float" office:value="422.499753952026" calcext:value-type="float">
            <text:p>422.500</text:p>
          </table:table-cell>
          <table:table-cell table:formula="of:=[.G846]-[.G845]" office:value-type="float" office:value="0.499500036239624" calcext:value-type="float">
            <text:p>0.4995000362</text:p>
          </table:table-cell>
          <table:table-cell table:number-columns-repeated="5"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1.44735132839309E+018" calcext:value-type="float">
            <text:p>1447351328393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47]/1000000000" office:value-type="float" office:value="1447351328.39309" calcext:value-type="float">
            <text:p>1447351328.393</text:p>
          </table:table-cell>
          <table:table-cell table:formula="of:=[.G847]-[.$G$1]" office:value-type="float" office:value="423.009607791901" calcext:value-type="float">
            <text:p>423.010</text:p>
          </table:table-cell>
          <table:table-cell table:formula="of:=[.G847]-[.G846]" office:value-type="float" office:value="0.509860038757324" calcext:value-type="float">
            <text:p>0.5098600388</text:p>
          </table:table-cell>
          <table:table-cell table:number-columns-repeated="5"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1.44735132888335E+018" calcext:value-type="float">
            <text:p>14473513288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48]/1000000000" office:value-type="float" office:value="1447351328.88335" calcext:value-type="float">
            <text:p>1447351328.883</text:p>
          </table:table-cell>
          <table:table-cell table:formula="of:=[.G848]-[.$G$1]" office:value-type="float" office:value="423.49987411499" calcext:value-type="float">
            <text:p>423.500</text:p>
          </table:table-cell>
          <table:table-cell table:formula="of:=[.G848]-[.G847]" office:value-type="float" office:value="0.490259885787964" calcext:value-type="float">
            <text:p>0.4902598858</text:p>
          </table:table-cell>
          <table:table-cell table:number-columns-repeated="5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1.44735132938257E+018" calcext:value-type="float">
            <text:p>1447351329382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49]/1000000000" office:value-type="float" office:value="1447351329.38257" calcext:value-type="float">
            <text:p>1447351329.383</text:p>
          </table:table-cell>
          <table:table-cell table:formula="of:=[.G849]-[.$G$1]" office:value-type="float" office:value="423.999086618423" calcext:value-type="float">
            <text:p>423.999</text:p>
          </table:table-cell>
          <table:table-cell table:formula="of:=[.G849]-[.G848]" office:value-type="float" office:value="0.499220132827759" calcext:value-type="float">
            <text:p>0.4992201328</text:p>
          </table:table-cell>
          <table:table-cell table:number-columns-repeated="5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.4473513298834E+018" calcext:value-type="float">
            <text:p>14473513298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50]/1000000000" office:value-type="float" office:value="1447351329.8834" calcext:value-type="float">
            <text:p>1447351329.883</text:p>
          </table:table-cell>
          <table:table-cell table:formula="of:=[.G850]-[.$G$1]" office:value-type="float" office:value="424.499920368195" calcext:value-type="float">
            <text:p>424.500</text:p>
          </table:table-cell>
          <table:table-cell table:formula="of:=[.G850]-[.G849]" office:value-type="float" office:value="0.500829935073853" calcext:value-type="float">
            <text:p>0.5008299351</text:p>
          </table:table-cell>
          <table:table-cell table:number-columns-repeated="5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1.44735133038338E+018" calcext:value-type="float">
            <text:p>14473513303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51]/1000000000" office:value-type="float" office:value="1447351330.38338" calcext:value-type="float">
            <text:p>1447351330.383</text:p>
          </table:table-cell>
          <table:table-cell table:formula="of:=[.G851]-[.$G$1]" office:value-type="float" office:value="424.999903678894" calcext:value-type="float">
            <text:p>425.000</text:p>
          </table:table-cell>
          <table:table-cell table:formula="of:=[.G851]-[.G850]" office:value-type="float" office:value="0.499979972839356" calcext:value-type="float">
            <text:p>0.4999799728</text:p>
          </table:table-cell>
          <table:table-cell table:number-columns-repeated="5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1.44735133088463E+018" calcext:value-type="float">
            <text:p>1447351330884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52]/1000000000" office:value-type="float" office:value="1447351330.88463" calcext:value-type="float">
            <text:p>1447351330.885</text:p>
          </table:table-cell>
          <table:table-cell table:formula="of:=[.G852]-[.$G$1]" office:value-type="float" office:value="425.501151323318" calcext:value-type="float">
            <text:p>425.501</text:p>
          </table:table-cell>
          <table:table-cell table:formula="of:=[.G852]-[.G851]" office:value-type="float" office:value="0.50125002861023" calcext:value-type="float">
            <text:p>0.5012500286</text:p>
          </table:table-cell>
          <table:table-cell table:number-columns-repeated="5"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1.44735133138335E+018" calcext:value-type="float">
            <text:p>14473513313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53]/1000000000" office:value-type="float" office:value="1447351331.38335" calcext:value-type="float">
            <text:p>1447351331.383</text:p>
          </table:table-cell>
          <table:table-cell table:formula="of:=[.G853]-[.$G$1]" office:value-type="float" office:value="425.999873399735" calcext:value-type="float">
            <text:p>426.000</text:p>
          </table:table-cell>
          <table:table-cell table:formula="of:=[.G853]-[.G852]" office:value-type="float" office:value="0.498719930648804" calcext:value-type="float">
            <text:p>0.4987199306</text:p>
          </table:table-cell>
          <table:table-cell table:number-columns-repeated="5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1.44735133188395E+018" calcext:value-type="float">
            <text:p>14473513318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54]/1000000000" office:value-type="float" office:value="1447351331.88395" calcext:value-type="float">
            <text:p>1447351331.884</text:p>
          </table:table-cell>
          <table:table-cell table:formula="of:=[.G854]-[.$G$1]" office:value-type="float" office:value="426.500465154648" calcext:value-type="float">
            <text:p>426.500</text:p>
          </table:table-cell>
          <table:table-cell table:formula="of:=[.G854]-[.G853]" office:value-type="float" office:value="0.500600099563599" calcext:value-type="float">
            <text:p>0.5006000996</text:p>
          </table:table-cell>
          <table:table-cell table:number-columns-repeated="5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1.44735133238321E+018" calcext:value-type="float">
            <text:p>14473513323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55]/1000000000" office:value-type="float" office:value="1447351332.38321" calcext:value-type="float">
            <text:p>1447351332.383</text:p>
          </table:table-cell>
          <table:table-cell table:formula="of:=[.G855]-[.$G$1]" office:value-type="float" office:value="426.999734640121" calcext:value-type="float">
            <text:p>427.000</text:p>
          </table:table-cell>
          <table:table-cell table:formula="of:=[.G855]-[.G854]" office:value-type="float" office:value="0.499259948730469" calcext:value-type="float">
            <text:p>0.4992599487</text:p>
          </table:table-cell>
          <table:table-cell table:number-columns-repeated="5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1.44735133288359E+018" calcext:value-type="float">
            <text:p>1447351332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56]/1000000000" office:value-type="float" office:value="1447351332.88359" calcext:value-type="float">
            <text:p>1447351332.884</text:p>
          </table:table-cell>
          <table:table-cell table:formula="of:=[.G856]-[.$G$1]" office:value-type="float" office:value="427.500106811523" calcext:value-type="float">
            <text:p>427.500</text:p>
          </table:table-cell>
          <table:table-cell table:formula="of:=[.G856]-[.G855]" office:value-type="float" office:value="0.500380039215088" calcext:value-type="float">
            <text:p>0.5003800392</text:p>
          </table:table-cell>
          <table:table-cell table:number-columns-repeated="5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1.44735133339103E+018" calcext:value-type="float">
            <text:p>1447351333391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57]/1000000000" office:value-type="float" office:value="1447351333.39103" calcext:value-type="float">
            <text:p>1447351333.391</text:p>
          </table:table-cell>
          <table:table-cell table:formula="of:=[.G857]-[.$G$1]" office:value-type="float" office:value="428.00755405426" calcext:value-type="float">
            <text:p>428.008</text:p>
          </table:table-cell>
          <table:table-cell table:formula="of:=[.G857]-[.G856]" office:value-type="float" office:value="0.507440090179443" calcext:value-type="float">
            <text:p>0.5074400902</text:p>
          </table:table-cell>
          <table:table-cell table:number-columns-repeated="5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1.44735133388411E+018" calcext:value-type="float">
            <text:p>14473513338841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58]/1000000000" office:value-type="float" office:value="1447351333.88411" calcext:value-type="float">
            <text:p>1447351333.884</text:p>
          </table:table-cell>
          <table:table-cell table:formula="of:=[.G858]-[.$G$1]" office:value-type="float" office:value="428.500626325607" calcext:value-type="float">
            <text:p>428.501</text:p>
          </table:table-cell>
          <table:table-cell table:formula="of:=[.G858]-[.G857]" office:value-type="float" office:value="0.493079900741577" calcext:value-type="float">
            <text:p>0.4930799007</text:p>
          </table:table-cell>
          <table:table-cell table:number-columns-repeated="5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1.44735133438362E+018" calcext:value-type="float">
            <text:p>14473513343836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59]/1000000000" office:value-type="float" office:value="1447351334.38362" calcext:value-type="float">
            <text:p>1447351334.384</text:p>
          </table:table-cell>
          <table:table-cell table:formula="of:=[.G859]-[.$G$1]" office:value-type="float" office:value="429.000142812729" calcext:value-type="float">
            <text:p>429.000</text:p>
          </table:table-cell>
          <table:table-cell table:formula="of:=[.G859]-[.G858]" office:value-type="float" office:value="0.499510049819946" calcext:value-type="float">
            <text:p>0.4995100498</text:p>
          </table:table-cell>
          <table:table-cell table:number-columns-repeated="5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.44735133488257E+018" calcext:value-type="float">
            <text:p>1447351334882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860]/1000000000" office:value-type="float" office:value="1447351334.88257" calcext:value-type="float">
            <text:p>1447351334.883</text:p>
          </table:table-cell>
          <table:table-cell table:formula="of:=[.G860]-[.$G$1]" office:value-type="float" office:value="429.499094247818" calcext:value-type="float">
            <text:p>429.499</text:p>
          </table:table-cell>
          <table:table-cell table:formula="of:=[.G860]-[.G859]" office:value-type="float" office:value="0.498950004577637" calcext:value-type="float">
            <text:p>0.4989500046</text:p>
          </table:table-cell>
          <table:table-cell table:number-columns-repeated="5"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1.44735133538335E+018" calcext:value-type="float">
            <text:p>14473513353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61]/1000000000" office:value-type="float" office:value="1447351335.38335" calcext:value-type="float">
            <text:p>1447351335.383</text:p>
          </table:table-cell>
          <table:table-cell table:formula="of:=[.G861]-[.$G$1]" office:value-type="float" office:value="429.999866008759" calcext:value-type="float">
            <text:p>430.000</text:p>
          </table:table-cell>
          <table:table-cell table:formula="of:=[.G861]-[.G860]" office:value-type="float" office:value="0.500779867172241" calcext:value-type="float">
            <text:p>0.5007798672</text:p>
          </table:table-cell>
          <table:table-cell table:number-columns-repeated="5"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1.44735133588347E+018" calcext:value-type="float">
            <text:p>144735133588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62]/1000000000" office:value-type="float" office:value="1447351335.88347" calcext:value-type="float">
            <text:p>1447351335.883</text:p>
          </table:table-cell>
          <table:table-cell table:formula="of:=[.G862]-[.$G$1]" office:value-type="float" office:value="430.499992609024" calcext:value-type="float">
            <text:p>430.500</text:p>
          </table:table-cell>
          <table:table-cell table:formula="of:=[.G862]-[.G861]" office:value-type="float" office:value="0.500120162963867" calcext:value-type="float">
            <text:p>0.500120163</text:p>
          </table:table-cell>
          <table:table-cell table:number-columns-repeated="5"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1.44735133638396E+018" calcext:value-type="float">
            <text:p>14473513363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63]/1000000000" office:value-type="float" office:value="1447351336.38396" calcext:value-type="float">
            <text:p>1447351336.384</text:p>
          </table:table-cell>
          <table:table-cell table:formula="of:=[.G863]-[.$G$1]" office:value-type="float" office:value="431.000480175018" calcext:value-type="float">
            <text:p>431.000</text:p>
          </table:table-cell>
          <table:table-cell table:formula="of:=[.G863]-[.G862]" office:value-type="float" office:value="0.500489950180054" calcext:value-type="float">
            <text:p>0.5004899502</text:p>
          </table:table-cell>
          <table:table-cell table:number-columns-repeated="5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1.44735133688324E+018" calcext:value-type="float">
            <text:p>1447351336883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64]/1000000000" office:value-type="float" office:value="1447351336.88324" calcext:value-type="float">
            <text:p>1447351336.883</text:p>
          </table:table-cell>
          <table:table-cell table:formula="of:=[.G864]-[.$G$1]" office:value-type="float" office:value="431.499756574631" calcext:value-type="float">
            <text:p>431.500</text:p>
          </table:table-cell>
          <table:table-cell table:formula="of:=[.G864]-[.G863]" office:value-type="float" office:value="0.499279975891113" calcext:value-type="float">
            <text:p>0.4992799759</text:p>
          </table:table-cell>
          <table:table-cell table:number-columns-repeated="5"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1.44735133738399E+018" calcext:value-type="float">
            <text:p>1447351337383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65]/1000000000" office:value-type="float" office:value="1447351337.38399" calcext:value-type="float">
            <text:p>1447351337.384</text:p>
          </table:table-cell>
          <table:table-cell table:formula="of:=[.G865]-[.$G$1]" office:value-type="float" office:value="432.000507116318" calcext:value-type="float">
            <text:p>432.001</text:p>
          </table:table-cell>
          <table:table-cell table:formula="of:=[.G865]-[.G864]" office:value-type="float" office:value="0.500750064849854" calcext:value-type="float">
            <text:p>0.5007500648</text:p>
          </table:table-cell>
          <table:table-cell table:number-columns-repeated="5"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1.44735133788402E+018" calcext:value-type="float">
            <text:p>1447351337884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66]/1000000000" office:value-type="float" office:value="1447351337.88402" calcext:value-type="float">
            <text:p>1447351337.884</text:p>
          </table:table-cell>
          <table:table-cell table:formula="of:=[.G866]-[.$G$1]" office:value-type="float" office:value="432.500544071198" calcext:value-type="float">
            <text:p>432.501</text:p>
          </table:table-cell>
          <table:table-cell table:formula="of:=[.G866]-[.G865]" office:value-type="float" office:value="0.500030040740967" calcext:value-type="float">
            <text:p>0.5000300407</text:p>
          </table:table-cell>
          <table:table-cell table:number-columns-repeated="5"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1.44735133838364E+018" calcext:value-type="float">
            <text:p>14473513383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67]/1000000000" office:value-type="float" office:value="1447351338.38364" calcext:value-type="float">
            <text:p>1447351338.384</text:p>
          </table:table-cell>
          <table:table-cell table:formula="of:=[.G867]-[.$G$1]" office:value-type="float" office:value="433.000156641007" calcext:value-type="float">
            <text:p>433.000</text:p>
          </table:table-cell>
          <table:table-cell table:formula="of:=[.G867]-[.G866]" office:value-type="float" office:value="0.499619960784912" calcext:value-type="float">
            <text:p>0.4996199608</text:p>
          </table:table-cell>
          <table:table-cell table:number-columns-repeated="5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1.44735133888393E+018" calcext:value-type="float">
            <text:p>1447351338883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68]/1000000000" office:value-type="float" office:value="1447351338.88393" calcext:value-type="float">
            <text:p>1447351338.884</text:p>
          </table:table-cell>
          <table:table-cell table:formula="of:=[.G868]-[.$G$1]" office:value-type="float" office:value="433.500454902649" calcext:value-type="float">
            <text:p>433.500</text:p>
          </table:table-cell>
          <table:table-cell table:formula="of:=[.G868]-[.G867]" office:value-type="float" office:value="0.500289916992188" calcext:value-type="float">
            <text:p>0.500289917</text:p>
          </table:table-cell>
          <table:table-cell table:number-columns-repeated="5"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1.44735133938272E+018" calcext:value-type="float">
            <text:p>1447351339382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69]/1000000000" office:value-type="float" office:value="1447351339.38272" calcext:value-type="float">
            <text:p>1447351339.383</text:p>
          </table:table-cell>
          <table:table-cell table:formula="of:=[.G869]-[.$G$1]" office:value-type="float" office:value="433.999235630035" calcext:value-type="float">
            <text:p>433.999</text:p>
          </table:table-cell>
          <table:table-cell table:formula="of:=[.G869]-[.G868]" office:value-type="float" office:value="0.49879002571106" calcext:value-type="float">
            <text:p>0.4987900257</text:p>
          </table:table-cell>
          <table:table-cell table:number-columns-repeated="5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1.44735133988246E+018" calcext:value-type="float">
            <text:p>1447351339882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0]/1000000000" office:value-type="float" office:value="1447351339.88246" calcext:value-type="float">
            <text:p>1447351339.882</text:p>
          </table:table-cell>
          <table:table-cell table:formula="of:=[.G870]-[.$G$1]" office:value-type="float" office:value="434.498980760574" calcext:value-type="float">
            <text:p>434.499</text:p>
          </table:table-cell>
          <table:table-cell table:formula="of:=[.G870]-[.G869]" office:value-type="float" office:value="0.499740123748779" calcext:value-type="float">
            <text:p>0.4997401237</text:p>
          </table:table-cell>
          <table:table-cell table:number-columns-repeated="5"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1.44735134038299E+018" calcext:value-type="float">
            <text:p>14473513403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1]/1000000000" office:value-type="float" office:value="1447351340.38299" calcext:value-type="float">
            <text:p>1447351340.383</text:p>
          </table:table-cell>
          <table:table-cell table:formula="of:=[.G871]-[.$G$1]" office:value-type="float" office:value="434.999506235123" calcext:value-type="float">
            <text:p>435.000</text:p>
          </table:table-cell>
          <table:table-cell table:formula="of:=[.G871]-[.G870]" office:value-type="float" office:value="0.500529766082764" calcext:value-type="float">
            <text:p>0.5005297661</text:p>
          </table:table-cell>
          <table:table-cell table:number-columns-repeated="5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1.44735134088333E+018" calcext:value-type="float">
            <text:p>14473513408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2]/1000000000" office:value-type="float" office:value="1447351340.88333" calcext:value-type="float">
            <text:p>1447351340.883</text:p>
          </table:table-cell>
          <table:table-cell table:formula="of:=[.G872]-[.$G$1]" office:value-type="float" office:value="435.499846935272" calcext:value-type="float">
            <text:p>435.500</text:p>
          </table:table-cell>
          <table:table-cell table:formula="of:=[.G872]-[.G871]" office:value-type="float" office:value="0.500340223312378" calcext:value-type="float">
            <text:p>0.5003402233</text:p>
          </table:table-cell>
          <table:table-cell table:number-columns-repeated="5"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1.44735134138369E+018" calcext:value-type="float">
            <text:p>1447351341383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3]/1000000000" office:value-type="float" office:value="1447351341.38369" calcext:value-type="float">
            <text:p>1447351341.384</text:p>
          </table:table-cell>
          <table:table-cell table:formula="of:=[.G873]-[.$G$1]" office:value-type="float" office:value="436.00020647049" calcext:value-type="float">
            <text:p>436.000</text:p>
          </table:table-cell>
          <table:table-cell table:formula="of:=[.G873]-[.G872]" office:value-type="float" office:value="0.500360012054443" calcext:value-type="float">
            <text:p>0.5003600121</text:p>
          </table:table-cell>
          <table:table-cell table:number-columns-repeated="5"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1.447351341883E+018" calcext:value-type="float">
            <text:p>14473513418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4]/1000000000" office:value-type="float" office:value="1447351341.883" calcext:value-type="float">
            <text:p>1447351341.883</text:p>
          </table:table-cell>
          <table:table-cell table:formula="of:=[.G874]-[.$G$1]" office:value-type="float" office:value="436.499515533447" calcext:value-type="float">
            <text:p>436.500</text:p>
          </table:table-cell>
          <table:table-cell table:formula="of:=[.G874]-[.G873]" office:value-type="float" office:value="0.499309778213501" calcext:value-type="float">
            <text:p>0.4993097782</text:p>
          </table:table-cell>
          <table:table-cell table:number-columns-repeated="5"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1.44735134238347E+018" calcext:value-type="float">
            <text:p>144735134238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5]/1000000000" office:value-type="float" office:value="1447351342.38347" calcext:value-type="float">
            <text:p>1447351342.383</text:p>
          </table:table-cell>
          <table:table-cell table:formula="of:=[.G875]-[.$G$1]" office:value-type="float" office:value="436.999985218048" calcext:value-type="float">
            <text:p>437.000</text:p>
          </table:table-cell>
          <table:table-cell table:formula="of:=[.G875]-[.G874]" office:value-type="float" office:value="0.500470161437988" calcext:value-type="float">
            <text:p>0.5004701614</text:p>
          </table:table-cell>
          <table:table-cell table:number-columns-repeated="5"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1.44735134288378E+018" calcext:value-type="float">
            <text:p>14473513428837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6]/1000000000" office:value-type="float" office:value="1447351342.88378" calcext:value-type="float">
            <text:p>1447351342.884</text:p>
          </table:table-cell>
          <table:table-cell table:formula="of:=[.G876]-[.$G$1]" office:value-type="float" office:value="437.50030374527" calcext:value-type="float">
            <text:p>437.500</text:p>
          </table:table-cell>
          <table:table-cell table:formula="of:=[.G876]-[.G875]" office:value-type="float" office:value="0.500309944152832" calcext:value-type="float">
            <text:p>0.5003099442</text:p>
          </table:table-cell>
          <table:table-cell table:number-columns-repeated="5"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1.44735134338306E+018" calcext:value-type="float">
            <text:p>1447351343383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7]/1000000000" office:value-type="float" office:value="1447351343.38306" calcext:value-type="float">
            <text:p>1447351343.383</text:p>
          </table:table-cell>
          <table:table-cell table:formula="of:=[.G877]-[.$G$1]" office:value-type="float" office:value="437.999584436417" calcext:value-type="float">
            <text:p>438.000</text:p>
          </table:table-cell>
          <table:table-cell table:formula="of:=[.G877]-[.G876]" office:value-type="float" office:value="0.499279975891113" calcext:value-type="float">
            <text:p>0.4992799759</text:p>
          </table:table-cell>
          <table:table-cell table:number-columns-repeated="5"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1.44735134389093E+018" calcext:value-type="float">
            <text:p>1447351343890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8]/1000000000" office:value-type="float" office:value="1447351343.89093" calcext:value-type="float">
            <text:p>1447351343.891</text:p>
          </table:table-cell>
          <table:table-cell table:formula="of:=[.G878]-[.$G$1]" office:value-type="float" office:value="438.507454395294" calcext:value-type="float">
            <text:p>438.507</text:p>
          </table:table-cell>
          <table:table-cell table:formula="of:=[.G878]-[.G877]" office:value-type="float" office:value="0.507869958877564" calcext:value-type="float">
            <text:p>0.5078699589</text:p>
          </table:table-cell>
          <table:table-cell table:number-columns-repeated="5"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1.44735134438353E+018" calcext:value-type="float">
            <text:p>14473513443835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79]/1000000000" office:value-type="float" office:value="1447351344.38353" calcext:value-type="float">
            <text:p>1447351344.384</text:p>
          </table:table-cell>
          <table:table-cell table:formula="of:=[.G879]-[.$G$1]" office:value-type="float" office:value="439.00005197525" calcext:value-type="float">
            <text:p>439.000</text:p>
          </table:table-cell>
          <table:table-cell table:formula="of:=[.G879]-[.G878]" office:value-type="float" office:value="0.492599964141846" calcext:value-type="float">
            <text:p>0.4925999641</text:p>
          </table:table-cell>
          <table:table-cell table:number-columns-repeated="5"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.4473513448831E+018" calcext:value-type="float">
            <text:p>14473513448831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0]/1000000000" office:value-type="float" office:value="1447351344.8831" calcext:value-type="float">
            <text:p>1447351344.883</text:p>
          </table:table-cell>
          <table:table-cell table:formula="of:=[.G880]-[.$G$1]" office:value-type="float" office:value="439.499618053436" calcext:value-type="float">
            <text:p>439.500</text:p>
          </table:table-cell>
          <table:table-cell table:formula="of:=[.G880]-[.G879]" office:value-type="float" office:value="0.49957013130188" calcext:value-type="float">
            <text:p>0.4995701313</text:p>
          </table:table-cell>
          <table:table-cell table:number-columns-repeated="5"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1.4473513453829E+018" calcext:value-type="float">
            <text:p>1447351345382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1]/1000000000" office:value-type="float" office:value="1447351345.3829" calcext:value-type="float">
            <text:p>1447351345.383</text:p>
          </table:table-cell>
          <table:table-cell table:formula="of:=[.G881]-[.$G$1]" office:value-type="float" office:value="439.999423265457" calcext:value-type="float">
            <text:p>439.999</text:p>
          </table:table-cell>
          <table:table-cell table:formula="of:=[.G881]-[.G880]" office:value-type="float" office:value="0.499799966812134" calcext:value-type="float">
            <text:p>0.4997999668</text:p>
          </table:table-cell>
          <table:table-cell table:number-columns-repeated="5"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1.44735134588355E+018" calcext:value-type="float">
            <text:p>1447351345883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2]/1000000000" office:value-type="float" office:value="1447351345.88355" calcext:value-type="float">
            <text:p>1447351345.884</text:p>
          </table:table-cell>
          <table:table-cell table:formula="of:=[.G882]-[.$G$1]" office:value-type="float" office:value="440.500070333481" calcext:value-type="float">
            <text:p>440.500</text:p>
          </table:table-cell>
          <table:table-cell table:formula="of:=[.G882]-[.G881]" office:value-type="float" office:value="0.500649929046631" calcext:value-type="float">
            <text:p>0.500649929</text:p>
          </table:table-cell>
          <table:table-cell table:number-columns-repeated="5"/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1.44735134638402E+018" calcext:value-type="float">
            <text:p>1447351346384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3]/1000000000" office:value-type="float" office:value="1447351346.38402" calcext:value-type="float">
            <text:p>1447351346.384</text:p>
          </table:table-cell>
          <table:table-cell table:formula="of:=[.G883]-[.$G$1]" office:value-type="float" office:value="441.00053524971" calcext:value-type="float">
            <text:p>441.001</text:p>
          </table:table-cell>
          <table:table-cell table:formula="of:=[.G883]-[.G882]" office:value-type="float" office:value="0.500470161437988" calcext:value-type="float">
            <text:p>0.5004701614</text:p>
          </table:table-cell>
          <table:table-cell table:number-columns-repeated="5"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1.44735134688335E+018" calcext:value-type="float">
            <text:p>14473513468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4]/1000000000" office:value-type="float" office:value="1447351346.88335" calcext:value-type="float">
            <text:p>1447351346.883</text:p>
          </table:table-cell>
          <table:table-cell table:formula="of:=[.G884]-[.$G$1]" office:value-type="float" office:value="441.499873399735" calcext:value-type="float">
            <text:p>441.500</text:p>
          </table:table-cell>
          <table:table-cell table:formula="of:=[.G884]-[.G883]" office:value-type="float" office:value="0.499329805374146" calcext:value-type="float">
            <text:p>0.4993298054</text:p>
          </table:table-cell>
          <table:table-cell table:number-columns-repeated="5"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1.44735134738373E+018" calcext:value-type="float">
            <text:p>14473513473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5]/1000000000" office:value-type="float" office:value="1447351347.38373" calcext:value-type="float">
            <text:p>1447351347.384</text:p>
          </table:table-cell>
          <table:table-cell table:formula="of:=[.G885]-[.$G$1]" office:value-type="float" office:value="442.000254869461" calcext:value-type="float">
            <text:p>442.000</text:p>
          </table:table-cell>
          <table:table-cell table:formula="of:=[.G885]-[.G884]" office:value-type="float" office:value="0.500380039215088" calcext:value-type="float">
            <text:p>0.5003800392</text:p>
          </table:table-cell>
          <table:table-cell table:number-columns-repeated="5"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1.44735134788325E+018" calcext:value-type="float">
            <text:p>14473513478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6]/1000000000" office:value-type="float" office:value="1447351347.88325" calcext:value-type="float">
            <text:p>1447351347.883</text:p>
          </table:table-cell>
          <table:table-cell table:formula="of:=[.G886]-[.$G$1]" office:value-type="float" office:value="442.499774217606" calcext:value-type="float">
            <text:p>442.500</text:p>
          </table:table-cell>
          <table:table-cell table:formula="of:=[.G886]-[.G885]" office:value-type="float" office:value="0.499520063400269" calcext:value-type="float">
            <text:p>0.4995200634</text:p>
          </table:table-cell>
          <table:table-cell table:number-columns-repeated="5"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1.44735134838366E+018" calcext:value-type="float">
            <text:p>14473513483836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7]/1000000000" office:value-type="float" office:value="1447351348.38366" calcext:value-type="float">
            <text:p>1447351348.384</text:p>
          </table:table-cell>
          <table:table-cell table:formula="of:=[.G887]-[.$G$1]" office:value-type="float" office:value="443.000177383423" calcext:value-type="float">
            <text:p>443.000</text:p>
          </table:table-cell>
          <table:table-cell table:formula="of:=[.G887]-[.G886]" office:value-type="float" office:value="0.500410079956055" calcext:value-type="float">
            <text:p>0.50041008</text:p>
          </table:table-cell>
          <table:table-cell table:number-columns-repeated="5"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1.44735134888322E+018" calcext:value-type="float">
            <text:p>14473513488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8]/1000000000" office:value-type="float" office:value="1447351348.88322" calcext:value-type="float">
            <text:p>1447351348.883</text:p>
          </table:table-cell>
          <table:table-cell table:formula="of:=[.G888]-[.$G$1]" office:value-type="float" office:value="443.499739408493" calcext:value-type="float">
            <text:p>443.500</text:p>
          </table:table-cell>
          <table:table-cell table:formula="of:=[.G888]-[.G887]" office:value-type="float" office:value="0.499559879302979" calcext:value-type="float">
            <text:p>0.4995598793</text:p>
          </table:table-cell>
          <table:table-cell table:number-columns-repeated="5"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1.44735134938256E+018" calcext:value-type="float">
            <text:p>14473513493825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89]/1000000000" office:value-type="float" office:value="1447351349.38256" calcext:value-type="float">
            <text:p>1447351349.383</text:p>
          </table:table-cell>
          <table:table-cell table:formula="of:=[.G889]-[.$G$1]" office:value-type="float" office:value="443.999081850052" calcext:value-type="float">
            <text:p>443.999</text:p>
          </table:table-cell>
          <table:table-cell table:formula="of:=[.G889]-[.G888]" office:value-type="float" office:value="0.499340057373047" calcext:value-type="float">
            <text:p>0.4993400574</text:p>
          </table:table-cell>
          <table:table-cell table:number-columns-repeated="5"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.44735134988298E+018" calcext:value-type="float">
            <text:p>1447351349882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0]/1000000000" office:value-type="float" office:value="1447351349.88298" calcext:value-type="float">
            <text:p>1447351349.883</text:p>
          </table:table-cell>
          <table:table-cell table:formula="of:=[.G890]-[.$G$1]" office:value-type="float" office:value="444.499496221542" calcext:value-type="float">
            <text:p>444.499</text:p>
          </table:table-cell>
          <table:table-cell table:formula="of:=[.G890]-[.G889]" office:value-type="float" office:value="0.500420093536377" calcext:value-type="float">
            <text:p>0.5004200935</text:p>
          </table:table-cell>
          <table:table-cell table:number-columns-repeated="5"/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1.44735135038368E+018" calcext:value-type="float">
            <text:p>1447351350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1]/1000000000" office:value-type="float" office:value="1447351350.38368" calcext:value-type="float">
            <text:p>1447351350.384</text:p>
          </table:table-cell>
          <table:table-cell table:formula="of:=[.G891]-[.$G$1]" office:value-type="float" office:value="445.000204801559" calcext:value-type="float">
            <text:p>445.000</text:p>
          </table:table-cell>
          <table:table-cell table:formula="of:=[.G891]-[.G890]" office:value-type="float" office:value="0.500699996948242" calcext:value-type="float">
            <text:p>0.5006999969</text:p>
          </table:table-cell>
          <table:table-cell table:number-columns-repeated="5"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1.44735135088299E+018" calcext:value-type="float">
            <text:p>14473513508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2]/1000000000" office:value-type="float" office:value="1447351350.88299" calcext:value-type="float">
            <text:p>1447351350.883</text:p>
          </table:table-cell>
          <table:table-cell table:formula="of:=[.G892]-[.$G$1]" office:value-type="float" office:value="445.499508619309" calcext:value-type="float">
            <text:p>445.500</text:p>
          </table:table-cell>
          <table:table-cell table:formula="of:=[.G892]-[.G891]" office:value-type="float" office:value="0.499309778213501" calcext:value-type="float">
            <text:p>0.4993097782</text:p>
          </table:table-cell>
          <table:table-cell table:number-columns-repeated="5"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1.44735135138336E+018" calcext:value-type="float">
            <text:p>14473513513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3]/1000000000" office:value-type="float" office:value="1447351351.38336" calcext:value-type="float">
            <text:p>1447351351.383</text:p>
          </table:table-cell>
          <table:table-cell table:formula="of:=[.G893]-[.$G$1]" office:value-type="float" office:value="445.999882221222" calcext:value-type="float">
            <text:p>446.000</text:p>
          </table:table-cell>
          <table:table-cell table:formula="of:=[.G893]-[.G892]" office:value-type="float" office:value="0.500370025634766" calcext:value-type="float">
            <text:p>0.5003700256</text:p>
          </table:table-cell>
          <table:table-cell table:number-columns-repeated="5"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1.44735135188375E+018" calcext:value-type="float">
            <text:p>1447351351883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4]/1000000000" office:value-type="float" office:value="1447351351.88375" calcext:value-type="float">
            <text:p>1447351351.884</text:p>
          </table:table-cell>
          <table:table-cell table:formula="of:=[.G894]-[.$G$1]" office:value-type="float" office:value="446.50027012825" calcext:value-type="float">
            <text:p>446.500</text:p>
          </table:table-cell>
          <table:table-cell table:formula="of:=[.G894]-[.G893]" office:value-type="float" office:value="0.50039005279541" calcext:value-type="float">
            <text:p>0.5003900528</text:p>
          </table:table-cell>
          <table:table-cell table:number-columns-repeated="5"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1.44735135238308E+018" calcext:value-type="float">
            <text:p>1447351352383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5]/1000000000" office:value-type="float" office:value="1447351352.38308" calcext:value-type="float">
            <text:p>1447351352.383</text:p>
          </table:table-cell>
          <table:table-cell table:formula="of:=[.G895]-[.$G$1]" office:value-type="float" office:value="446.999596595764" calcext:value-type="float">
            <text:p>447.000</text:p>
          </table:table-cell>
          <table:table-cell table:formula="of:=[.G895]-[.G894]" office:value-type="float" office:value="0.499330043792725" calcext:value-type="float">
            <text:p>0.4993300438</text:p>
          </table:table-cell>
          <table:table-cell table:number-columns-repeated="5"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1.44735135288347E+018" calcext:value-type="float">
            <text:p>144735135288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6]/1000000000" office:value-type="float" office:value="1447351352.88347" calcext:value-type="float">
            <text:p>1447351352.883</text:p>
          </table:table-cell>
          <table:table-cell table:formula="of:=[.G896]-[.$G$1]" office:value-type="float" office:value="447.499991416931" calcext:value-type="float">
            <text:p>447.500</text:p>
          </table:table-cell>
          <table:table-cell table:formula="of:=[.G896]-[.G895]" office:value-type="float" office:value="0.50039005279541" calcext:value-type="float">
            <text:p>0.5003900528</text:p>
          </table:table-cell>
          <table:table-cell table:number-columns-repeated="5"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1.44735135338294E+018" calcext:value-type="float">
            <text:p>14473513533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7]/1000000000" office:value-type="float" office:value="1447351353.38294" calcext:value-type="float">
            <text:p>1447351353.383</text:p>
          </table:table-cell>
          <table:table-cell table:formula="of:=[.G897]-[.$G$1]" office:value-type="float" office:value="447.999457359314" calcext:value-type="float">
            <text:p>447.999</text:p>
          </table:table-cell>
          <table:table-cell table:formula="of:=[.G897]-[.G896]" office:value-type="float" office:value="0.499469995498657" calcext:value-type="float">
            <text:p>0.4994699955</text:p>
          </table:table-cell>
          <table:table-cell table:number-columns-repeated="5"/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1.44735135388336E+018" calcext:value-type="float">
            <text:p>14473513538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8]/1000000000" office:value-type="float" office:value="1447351353.88336" calcext:value-type="float">
            <text:p>1447351353.883</text:p>
          </table:table-cell>
          <table:table-cell table:formula="of:=[.G898]-[.$G$1]" office:value-type="float" office:value="448.499878644943" calcext:value-type="float">
            <text:p>448.500</text:p>
          </table:table-cell>
          <table:table-cell table:formula="of:=[.G898]-[.G897]" office:value-type="float" office:value="0.500419855117798" calcext:value-type="float">
            <text:p>0.5004198551</text:p>
          </table:table-cell>
          <table:table-cell table:number-columns-repeated="5"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1.447351354383E+018" calcext:value-type="float">
            <text:p>14473513543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899]/1000000000" office:value-type="float" office:value="1447351354.383" calcext:value-type="float">
            <text:p>1447351354.383</text:p>
          </table:table-cell>
          <table:table-cell table:formula="of:=[.G899]-[.$G$1]" office:value-type="float" office:value="448.999523162842" calcext:value-type="float">
            <text:p>449.000</text:p>
          </table:table-cell>
          <table:table-cell table:formula="of:=[.G899]-[.G898]" office:value-type="float" office:value="0.499639987945557" calcext:value-type="float">
            <text:p>0.4996399879</text:p>
          </table:table-cell>
          <table:table-cell table:number-columns-repeated="5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.44735135488313E+018" calcext:value-type="float">
            <text:p>1447351354883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0]/1000000000" office:value-type="float" office:value="1447351354.88313" calcext:value-type="float">
            <text:p>1447351354.883</text:p>
          </table:table-cell>
          <table:table-cell table:formula="of:=[.G900]-[.$G$1]" office:value-type="float" office:value="449.499649047852" calcext:value-type="float">
            <text:p>449.500</text:p>
          </table:table-cell>
          <table:table-cell table:formula="of:=[.G900]-[.G899]" office:value-type="float" office:value="0.500130176544189" calcext:value-type="float">
            <text:p>0.5001301765</text:p>
          </table:table-cell>
          <table:table-cell table:number-columns-repeated="5"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1.44735135538407E+018" calcext:value-type="float">
            <text:p>1447351355384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1]/1000000000" office:value-type="float" office:value="1447351355.38407" calcext:value-type="float">
            <text:p>1447351355.384</text:p>
          </table:table-cell>
          <table:table-cell table:formula="of:=[.G901]-[.$G$1]" office:value-type="float" office:value="450.000586748123" calcext:value-type="float">
            <text:p>450.001</text:p>
          </table:table-cell>
          <table:table-cell table:formula="of:=[.G901]-[.G900]" office:value-type="float" office:value="0.500939846038818" calcext:value-type="float">
            <text:p>0.500939846</text:p>
          </table:table-cell>
          <table:table-cell table:number-columns-repeated="5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1.44735135588355E+018" calcext:value-type="float">
            <text:p>1447351355883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2]/1000000000" office:value-type="float" office:value="1447351355.88355" calcext:value-type="float">
            <text:p>1447351355.884</text:p>
          </table:table-cell>
          <table:table-cell table:formula="of:=[.G902]-[.$G$1]" office:value-type="float" office:value="450.500068902969" calcext:value-type="float">
            <text:p>450.500</text:p>
          </table:table-cell>
          <table:table-cell table:formula="of:=[.G902]-[.G901]" office:value-type="float" office:value="0.49948000907898" calcext:value-type="float">
            <text:p>0.4994800091</text:p>
          </table:table-cell>
          <table:table-cell table:number-columns-repeated="5"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1.44735135638327E+018" calcext:value-type="float">
            <text:p>14473513563832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3]/1000000000" office:value-type="float" office:value="1447351356.38327" calcext:value-type="float">
            <text:p>1447351356.383</text:p>
          </table:table-cell>
          <table:table-cell table:formula="of:=[.G903]-[.$G$1]" office:value-type="float" office:value="450.99979186058" calcext:value-type="float">
            <text:p>451.000</text:p>
          </table:table-cell>
          <table:table-cell table:formula="of:=[.G903]-[.G902]" office:value-type="float" office:value="0.499720096588135" calcext:value-type="float">
            <text:p>0.4997200966</text:p>
          </table:table-cell>
          <table:table-cell table:number-columns-repeated="5"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1.44735135688337E+018" calcext:value-type="float">
            <text:p>1447351356883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4]/1000000000" office:value-type="float" office:value="1447351356.88337" calcext:value-type="float">
            <text:p>1447351356.883</text:p>
          </table:table-cell>
          <table:table-cell table:formula="of:=[.G904]-[.$G$1]" office:value-type="float" office:value="451.499886989594" calcext:value-type="float">
            <text:p>451.500</text:p>
          </table:table-cell>
          <table:table-cell table:formula="of:=[.G904]-[.G903]" office:value-type="float" office:value="0.500099897384644" calcext:value-type="float">
            <text:p>0.5000998974</text:p>
          </table:table-cell>
          <table:table-cell table:number-columns-repeated="5"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1.44735135738418E+018" calcext:value-type="float">
            <text:p>1447351357384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5]/1000000000" office:value-type="float" office:value="1447351357.38418" calcext:value-type="float">
            <text:p>1447351357.384</text:p>
          </table:table-cell>
          <table:table-cell table:formula="of:=[.G905]-[.$G$1]" office:value-type="float" office:value="452.000696659088" calcext:value-type="float">
            <text:p>452.001</text:p>
          </table:table-cell>
          <table:table-cell table:formula="of:=[.G905]-[.G904]" office:value-type="float" office:value="0.500810146331787" calcext:value-type="float">
            <text:p>0.5008101463</text:p>
          </table:table-cell>
          <table:table-cell table:number-columns-repeated="5"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1.44735135788389E+018" calcext:value-type="float">
            <text:p>1447351357883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6]/1000000000" office:value-type="float" office:value="1447351357.88389" calcext:value-type="float">
            <text:p>1447351357.884</text:p>
          </table:table-cell>
          <table:table-cell table:formula="of:=[.G906]-[.$G$1]" office:value-type="float" office:value="452.500409126282" calcext:value-type="float">
            <text:p>452.500</text:p>
          </table:table-cell>
          <table:table-cell table:formula="of:=[.G906]-[.G905]" office:value-type="float" office:value="0.499709844589233" calcext:value-type="float">
            <text:p>0.4997098446</text:p>
          </table:table-cell>
          <table:table-cell table:number-columns-repeated="5"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1.44735135838375E+018" calcext:value-type="float">
            <text:p>1447351358383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7]/1000000000" office:value-type="float" office:value="1447351358.38375" calcext:value-type="float">
            <text:p>1447351358.384</text:p>
          </table:table-cell>
          <table:table-cell table:formula="of:=[.G907]-[.$G$1]" office:value-type="float" office:value="453.00026679039" calcext:value-type="float">
            <text:p>453.000</text:p>
          </table:table-cell>
          <table:table-cell table:formula="of:=[.G907]-[.G906]" office:value-type="float" office:value="0.499860048294067" calcext:value-type="float">
            <text:p>0.4998600483</text:p>
          </table:table-cell>
          <table:table-cell table:number-columns-repeated="5"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1.44735135888344E+018" calcext:value-type="float">
            <text:p>1447351358883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8]/1000000000" office:value-type="float" office:value="1447351358.88344" calcext:value-type="float">
            <text:p>1447351358.883</text:p>
          </table:table-cell>
          <table:table-cell table:formula="of:=[.G908]-[.$G$1]" office:value-type="float" office:value="453.499962329865" calcext:value-type="float">
            <text:p>453.500</text:p>
          </table:table-cell>
          <table:table-cell table:formula="of:=[.G908]-[.G907]" office:value-type="float" office:value="0.499690055847168" calcext:value-type="float">
            <text:p>0.4996900558</text:p>
          </table:table-cell>
          <table:table-cell table:number-columns-repeated="5"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1.44735135938295E+018" calcext:value-type="float">
            <text:p>1447351359382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09]/1000000000" office:value-type="float" office:value="1447351359.38295" calcext:value-type="float">
            <text:p>1447351359.383</text:p>
          </table:table-cell>
          <table:table-cell table:formula="of:=[.G909]-[.$G$1]" office:value-type="float" office:value="453.999465703964" calcext:value-type="float">
            <text:p>453.999</text:p>
          </table:table-cell>
          <table:table-cell table:formula="of:=[.G909]-[.G908]" office:value-type="float" office:value="0.499510049819946" calcext:value-type="float">
            <text:p>0.4995100498</text:p>
          </table:table-cell>
          <table:table-cell table:number-columns-repeated="5"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1.44735135988275E+018" calcext:value-type="float">
            <text:p>1447351359882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0]/1000000000" office:value-type="float" office:value="1447351359.88275" calcext:value-type="float">
            <text:p>1447351359.883</text:p>
          </table:table-cell>
          <table:table-cell table:formula="of:=[.G910]-[.$G$1]" office:value-type="float" office:value="454.49927353859" calcext:value-type="float">
            <text:p>454.499</text:p>
          </table:table-cell>
          <table:table-cell table:formula="of:=[.G910]-[.G909]" office:value-type="float" office:value="0.499799966812134" calcext:value-type="float">
            <text:p>0.4997999668</text:p>
          </table:table-cell>
          <table:table-cell table:number-columns-repeated="5"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1.44735136038329E+018" calcext:value-type="float">
            <text:p>14473513603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1]/1000000000" office:value-type="float" office:value="1447351360.38329" calcext:value-type="float">
            <text:p>1447351360.383</text:p>
          </table:table-cell>
          <table:table-cell table:formula="of:=[.G911]-[.$G$1]" office:value-type="float" office:value="454.999814748764" calcext:value-type="float">
            <text:p>455.000</text:p>
          </table:table-cell>
          <table:table-cell table:formula="of:=[.G911]-[.G910]" office:value-type="float" office:value="0.500540018081665" calcext:value-type="float">
            <text:p>0.5005400181</text:p>
          </table:table-cell>
          <table:table-cell table:number-columns-repeated="5"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1.44735136088438E+018" calcext:value-type="float">
            <text:p>1447351360884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2]/1000000000" office:value-type="float" office:value="1447351360.88438" calcext:value-type="float">
            <text:p>1447351360.884</text:p>
          </table:table-cell>
          <table:table-cell table:formula="of:=[.G912]-[.$G$1]" office:value-type="float" office:value="455.500900506973" calcext:value-type="float">
            <text:p>455.501</text:p>
          </table:table-cell>
          <table:table-cell table:formula="of:=[.G912]-[.G911]" office:value-type="float" office:value="0.501090049743652" calcext:value-type="float">
            <text:p>0.5010900497</text:p>
          </table:table-cell>
          <table:table-cell table:number-columns-repeated="5"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1.44735136138545E+018" calcext:value-type="float">
            <text:p>1447351361385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3]/1000000000" office:value-type="float" office:value="1447351361.38545" calcext:value-type="float">
            <text:p>1447351361.385</text:p>
          </table:table-cell>
          <table:table-cell table:formula="of:=[.G913]-[.$G$1]" office:value-type="float" office:value="456.001969099045" calcext:value-type="float">
            <text:p>456.002</text:p>
          </table:table-cell>
          <table:table-cell table:formula="of:=[.G913]-[.G912]" office:value-type="float" office:value="0.501069784164429" calcext:value-type="float">
            <text:p>0.5010697842</text:p>
          </table:table-cell>
          <table:table-cell table:number-columns-repeated="5"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1.44735136188436E+018" calcext:value-type="float">
            <text:p>1447351361884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4]/1000000000" office:value-type="float" office:value="1447351361.88436" calcext:value-type="float">
            <text:p>1447351361.884</text:p>
          </table:table-cell>
          <table:table-cell table:formula="of:=[.G914]-[.$G$1]" office:value-type="float" office:value="456.500883340836" calcext:value-type="float">
            <text:p>456.501</text:p>
          </table:table-cell>
          <table:table-cell table:formula="of:=[.G914]-[.G913]" office:value-type="float" office:value="0.498910188674927" calcext:value-type="float">
            <text:p>0.4989101887</text:p>
          </table:table-cell>
          <table:table-cell table:number-columns-repeated="5"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1.44735136238303E+018" calcext:value-type="float">
            <text:p>14473513623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5]/1000000000" office:value-type="float" office:value="1447351362.38303" calcext:value-type="float">
            <text:p>1447351362.383</text:p>
          </table:table-cell>
          <table:table-cell table:formula="of:=[.G915]-[.$G$1]" office:value-type="float" office:value="456.99955368042" calcext:value-type="float">
            <text:p>457.000</text:p>
          </table:table-cell>
          <table:table-cell table:formula="of:=[.G915]-[.G914]" office:value-type="float" office:value="0.498669862747192" calcext:value-type="float">
            <text:p>0.4986698627</text:p>
          </table:table-cell>
          <table:table-cell table:number-columns-repeated="5"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1.44735136288405E+018" calcext:value-type="float">
            <text:p>1447351362884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6]/1000000000" office:value-type="float" office:value="1447351362.88405" calcext:value-type="float">
            <text:p>1447351362.884</text:p>
          </table:table-cell>
          <table:table-cell table:formula="of:=[.G916]-[.$G$1]" office:value-type="float" office:value="457.500567674637" calcext:value-type="float">
            <text:p>457.501</text:p>
          </table:table-cell>
          <table:table-cell table:formula="of:=[.G916]-[.G915]" office:value-type="float" office:value="0.501019954681397" calcext:value-type="float">
            <text:p>0.5010199547</text:p>
          </table:table-cell>
          <table:table-cell table:number-columns-repeated="5"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1.44735136338412E+018" calcext:value-type="float">
            <text:p>14473513633841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7]/1000000000" office:value-type="float" office:value="1447351363.38412" calcext:value-type="float">
            <text:p>1447351363.384</text:p>
          </table:table-cell>
          <table:table-cell table:formula="of:=[.G917]-[.$G$1]" office:value-type="float" office:value="458.000643491745" calcext:value-type="float">
            <text:p>458.001</text:p>
          </table:table-cell>
          <table:table-cell table:formula="of:=[.G917]-[.G916]" office:value-type="float" office:value="0.500070095062256" calcext:value-type="float">
            <text:p>0.5000700951</text:p>
          </table:table-cell>
          <table:table-cell table:number-columns-repeated="5"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1.44735136388369E+018" calcext:value-type="float">
            <text:p>1447351363883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8]/1000000000" office:value-type="float" office:value="1447351363.88369" calcext:value-type="float">
            <text:p>1447351363.884</text:p>
          </table:table-cell>
          <table:table-cell table:formula="of:=[.G918]-[.$G$1]" office:value-type="float" office:value="458.500210046768" calcext:value-type="float">
            <text:p>458.500</text:p>
          </table:table-cell>
          <table:table-cell table:formula="of:=[.G918]-[.G917]" office:value-type="float" office:value="0.49957013130188" calcext:value-type="float">
            <text:p>0.4995701313</text:p>
          </table:table-cell>
          <table:table-cell table:number-columns-repeated="5"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1.44735136438226E+018" calcext:value-type="float">
            <text:p>14473513643822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19]/1000000000" office:value-type="float" office:value="1447351364.38226" calcext:value-type="float">
            <text:p>1447351364.382</text:p>
          </table:table-cell>
          <table:table-cell table:formula="of:=[.G919]-[.$G$1]" office:value-type="float" office:value="458.998779535294" calcext:value-type="float">
            <text:p>458.999</text:p>
          </table:table-cell>
          <table:table-cell table:formula="of:=[.G919]-[.G918]" office:value-type="float" office:value="0.498569965362549" calcext:value-type="float">
            <text:p>0.4985699654</text:p>
          </table:table-cell>
          <table:table-cell table:number-columns-repeated="5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.44735136488289E+018" calcext:value-type="float">
            <text:p>1447351364882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20]/1000000000" office:value-type="float" office:value="1447351364.88289" calcext:value-type="float">
            <text:p>1447351364.883</text:p>
          </table:table-cell>
          <table:table-cell table:formula="of:=[.G920]-[.$G$1]" office:value-type="float" office:value="459.499414205551" calcext:value-type="float">
            <text:p>459.499</text:p>
          </table:table-cell>
          <table:table-cell table:formula="of:=[.G920]-[.G919]" office:value-type="float" office:value="0.500629901885986" calcext:value-type="float">
            <text:p>0.5006299019</text:p>
          </table:table-cell>
          <table:table-cell table:number-columns-repeated="5"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1.44735136538328E+018" calcext:value-type="float">
            <text:p>1447351365383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21]/1000000000" office:value-type="float" office:value="1447351365.38328" calcext:value-type="float">
            <text:p>1447351365.383</text:p>
          </table:table-cell>
          <table:table-cell table:formula="of:=[.G921]-[.$G$1]" office:value-type="float" office:value="459.999803066254" calcext:value-type="float">
            <text:p>460.000</text:p>
          </table:table-cell>
          <table:table-cell table:formula="of:=[.G921]-[.G920]" office:value-type="float" office:value="0.50039005279541" calcext:value-type="float">
            <text:p>0.5003900528</text:p>
          </table:table-cell>
          <table:table-cell table:number-columns-repeated="5"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1.4473513658829E+018" calcext:value-type="float">
            <text:p>1447351365882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22]/1000000000" office:value-type="float" office:value="1447351365.8829" calcext:value-type="float">
            <text:p>1447351365.883</text:p>
          </table:table-cell>
          <table:table-cell table:formula="of:=[.G922]-[.$G$1]" office:value-type="float" office:value="460.499424219131" calcext:value-type="float">
            <text:p>460.499</text:p>
          </table:table-cell>
          <table:table-cell table:formula="of:=[.G922]-[.G921]" office:value-type="float" office:value="0.499619960784912" calcext:value-type="float">
            <text:p>0.4996199608</text:p>
          </table:table-cell>
          <table:table-cell table:number-columns-repeated="5"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1.44735136638359E+018" calcext:value-type="float">
            <text:p>14473513663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23]/1000000000" office:value-type="float" office:value="1447351366.38359" calcext:value-type="float">
            <text:p>1447351366.384</text:p>
          </table:table-cell>
          <table:table-cell table:formula="of:=[.G923]-[.$G$1]" office:value-type="float" office:value="461.000114440918" calcext:value-type="float">
            <text:p>461.000</text:p>
          </table:table-cell>
          <table:table-cell table:formula="of:=[.G923]-[.G922]" office:value-type="float" office:value="0.50068998336792" calcext:value-type="float">
            <text:p>0.5006899834</text:p>
          </table:table-cell>
          <table:table-cell table:number-columns-repeated="5"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1.44735136688403E+018" calcext:value-type="float">
            <text:p>1447351366884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24]/1000000000" office:value-type="float" office:value="1447351366.88403" calcext:value-type="float">
            <text:p>1447351366.884</text:p>
          </table:table-cell>
          <table:table-cell table:formula="of:=[.G924]-[.$G$1]" office:value-type="float" office:value="461.500549554825" calcext:value-type="float">
            <text:p>461.501</text:p>
          </table:table-cell>
          <table:table-cell table:formula="of:=[.G924]-[.G923]" office:value-type="float" office:value="0.500440120697022" calcext:value-type="float">
            <text:p>0.5004401207</text:p>
          </table:table-cell>
          <table:table-cell table:number-columns-repeated="5"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1.44735136738333E+018" calcext:value-type="float">
            <text:p>14473513673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25]/1000000000" office:value-type="float" office:value="1447351367.38333" calcext:value-type="float">
            <text:p>1447351367.383</text:p>
          </table:table-cell>
          <table:table-cell table:formula="of:=[.G925]-[.$G$1]" office:value-type="float" office:value="461.9998524189" calcext:value-type="float">
            <text:p>462.000</text:p>
          </table:table-cell>
          <table:table-cell table:formula="of:=[.G925]-[.G924]" office:value-type="float" office:value="0.499300003051758" calcext:value-type="float">
            <text:p>0.4993000031</text:p>
          </table:table-cell>
          <table:table-cell table:number-columns-repeated="5"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1.44735136788365E+018" calcext:value-type="float">
            <text:p>1447351367883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26]/1000000000" office:value-type="float" office:value="1447351367.88365" calcext:value-type="float">
            <text:p>1447351367.884</text:p>
          </table:table-cell>
          <table:table-cell table:formula="of:=[.G926]-[.$G$1]" office:value-type="float" office:value="462.500168085098" calcext:value-type="float">
            <text:p>462.500</text:p>
          </table:table-cell>
          <table:table-cell table:formula="of:=[.G926]-[.G925]" office:value-type="float" office:value="0.500319957733154" calcext:value-type="float">
            <text:p>0.5003199577</text:p>
          </table:table-cell>
          <table:table-cell table:number-columns-repeated="5"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1.44735136838288E+018" calcext:value-type="float">
            <text:p>14473513683828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27]/1000000000" office:value-type="float" office:value="1447351368.38288" calcext:value-type="float">
            <text:p>1447351368.383</text:p>
          </table:table-cell>
          <table:table-cell table:formula="of:=[.G927]-[.$G$1]" office:value-type="float" office:value="462.999403953552" calcext:value-type="float">
            <text:p>462.999</text:p>
          </table:table-cell>
          <table:table-cell table:formula="of:=[.G927]-[.G926]" office:value-type="float" office:value="0.499229907989502" calcext:value-type="float">
            <text:p>0.499229908</text:p>
          </table:table-cell>
          <table:table-cell table:number-columns-repeated="5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1.44735136888324E+018" calcext:value-type="float">
            <text:p>1447351368883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28]/1000000000" office:value-type="float" office:value="1447351368.88324" calcext:value-type="float">
            <text:p>1447351368.883</text:p>
          </table:table-cell>
          <table:table-cell table:formula="of:=[.G928]-[.$G$1]" office:value-type="float" office:value="463.499755859375" calcext:value-type="float">
            <text:p>463.500</text:p>
          </table:table-cell>
          <table:table-cell table:formula="of:=[.G928]-[.G927]" office:value-type="float" office:value="0.500360012054443" calcext:value-type="float">
            <text:p>0.5003600121</text:p>
          </table:table-cell>
          <table:table-cell table:number-columns-repeated="5"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1.44735136938352E+018" calcext:value-type="float">
            <text:p>1447351369383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29]/1000000000" office:value-type="float" office:value="1447351369.38352" calcext:value-type="float">
            <text:p>1447351369.384</text:p>
          </table:table-cell>
          <table:table-cell table:formula="of:=[.G929]-[.$G$1]" office:value-type="float" office:value="464.000043869019" calcext:value-type="float">
            <text:p>464.000</text:p>
          </table:table-cell>
          <table:table-cell table:formula="of:=[.G929]-[.G928]" office:value-type="float" office:value="0.500279903411865" calcext:value-type="float">
            <text:p>0.5002799034</text:p>
          </table:table-cell>
          <table:table-cell table:number-columns-repeated="5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.4473513698832E+018" calcext:value-type="float">
            <text:p>1447351369883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30]/1000000000" office:value-type="float" office:value="1447351369.8832" calcext:value-type="float">
            <text:p>1447351369.883</text:p>
          </table:table-cell>
          <table:table-cell table:formula="of:=[.G930]-[.$G$1]" office:value-type="float" office:value="464.49971818924" calcext:value-type="float">
            <text:p>464.500</text:p>
          </table:table-cell>
          <table:table-cell table:formula="of:=[.G930]-[.G929]" office:value-type="float" office:value="0.499680042266846" calcext:value-type="float">
            <text:p>0.4996800423</text:p>
          </table:table-cell>
          <table:table-cell table:number-columns-repeated="5"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1.44735137038299E+018" calcext:value-type="float">
            <text:p>14473513703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31]/1000000000" office:value-type="float" office:value="1447351370.38299" calcext:value-type="float">
            <text:p>1447351370.383</text:p>
          </table:table-cell>
          <table:table-cell table:formula="of:=[.G931]-[.$G$1]" office:value-type="float" office:value="464.999512434006" calcext:value-type="float">
            <text:p>465.000</text:p>
          </table:table-cell>
          <table:table-cell table:formula="of:=[.G931]-[.G930]" office:value-type="float" office:value="0.499789953231812" calcext:value-type="float">
            <text:p>0.4997899532</text:p>
          </table:table-cell>
          <table:table-cell table:number-columns-repeated="5"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1.44735137088365E+018" calcext:value-type="float">
            <text:p>1447351370883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32]/1000000000" office:value-type="float" office:value="1447351370.88365" calcext:value-type="float">
            <text:p>1447351370.884</text:p>
          </table:table-cell>
          <table:table-cell table:formula="of:=[.G932]-[.$G$1]" office:value-type="float" office:value="465.500168561935" calcext:value-type="float">
            <text:p>465.500</text:p>
          </table:table-cell>
          <table:table-cell table:formula="of:=[.G932]-[.G931]" office:value-type="float" office:value="0.500660181045532" calcext:value-type="float">
            <text:p>0.500660181</text:p>
          </table:table-cell>
          <table:table-cell table:number-columns-repeated="5"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1.44735137138293E+018" calcext:value-type="float">
            <text:p>1447351371382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33]/1000000000" office:value-type="float" office:value="1447351371.38293" calcext:value-type="float">
            <text:p>1447351371.383</text:p>
          </table:table-cell>
          <table:table-cell table:formula="of:=[.G933]-[.$G$1]" office:value-type="float" office:value="465.999449968338" calcext:value-type="float">
            <text:p>465.999</text:p>
          </table:table-cell>
          <table:table-cell table:formula="of:=[.G933]-[.G932]" office:value-type="float" office:value="0.499279975891113" calcext:value-type="float">
            <text:p>0.4992799759</text:p>
          </table:table-cell>
          <table:table-cell table:number-columns-repeated="5"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1.44735137188329E+018" calcext:value-type="float">
            <text:p>14473513718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34]/1000000000" office:value-type="float" office:value="1447351371.88329" calcext:value-type="float">
            <text:p>1447351371.883</text:p>
          </table:table-cell>
          <table:table-cell table:formula="of:=[.G934]-[.$G$1]" office:value-type="float" office:value="466.499810218811" calcext:value-type="float">
            <text:p>466.500</text:p>
          </table:table-cell>
          <table:table-cell table:formula="of:=[.G934]-[.G933]" office:value-type="float" office:value="0.500360012054443" calcext:value-type="float">
            <text:p>0.5003600121</text:p>
          </table:table-cell>
          <table:table-cell table:number-columns-repeated="5"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1.44735137238368E+018" calcext:value-type="float">
            <text:p>1447351372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35]/1000000000" office:value-type="float" office:value="1447351372.38368" calcext:value-type="float">
            <text:p>1447351372.384</text:p>
          </table:table-cell>
          <table:table-cell table:formula="of:=[.G935]-[.$G$1]" office:value-type="float" office:value="467.000195264816" calcext:value-type="float">
            <text:p>467.000</text:p>
          </table:table-cell>
          <table:table-cell table:formula="of:=[.G935]-[.G934]" office:value-type="float" office:value="0.50039005279541" calcext:value-type="float">
            <text:p>0.5003900528</text:p>
          </table:table-cell>
          <table:table-cell table:number-columns-repeated="5"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1.44735137288401E+018" calcext:value-type="float">
            <text:p>1447351372884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36]/1000000000" office:value-type="float" office:value="1447351372.88401" calcext:value-type="float">
            <text:p>1447351372.884</text:p>
          </table:table-cell>
          <table:table-cell table:formula="of:=[.G936]-[.$G$1]" office:value-type="float" office:value="467.500531196594" calcext:value-type="float">
            <text:p>467.501</text:p>
          </table:table-cell>
          <table:table-cell table:formula="of:=[.G936]-[.G935]" office:value-type="float" office:value="0.500329971313477" calcext:value-type="float">
            <text:p>0.5003299713</text:p>
          </table:table-cell>
          <table:table-cell table:number-columns-repeated="5"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1.44735137338338E+018" calcext:value-type="float">
            <text:p>14473513733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37]/1000000000" office:value-type="float" office:value="1447351373.38338" calcext:value-type="float">
            <text:p>1447351373.383</text:p>
          </table:table-cell>
          <table:table-cell table:formula="of:=[.G937]-[.$G$1]" office:value-type="float" office:value="467.999902963638" calcext:value-type="float">
            <text:p>468.000</text:p>
          </table:table-cell>
          <table:table-cell table:formula="of:=[.G937]-[.G936]" office:value-type="float" office:value="0.499369859695435" calcext:value-type="float">
            <text:p>0.4993698597</text:p>
          </table:table-cell>
          <table:table-cell table:number-columns-repeated="5"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1.44735137388369E+018" calcext:value-type="float">
            <text:p>1447351373883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38]/1000000000" office:value-type="float" office:value="1447351373.88369" calcext:value-type="float">
            <text:p>1447351373.884</text:p>
          </table:table-cell>
          <table:table-cell table:formula="of:=[.G938]-[.$G$1]" office:value-type="float" office:value="468.50021314621" calcext:value-type="float">
            <text:p>468.500</text:p>
          </table:table-cell>
          <table:table-cell table:formula="of:=[.G938]-[.G937]" office:value-type="float" office:value="0.500310182571411" calcext:value-type="float">
            <text:p>0.5003101826</text:p>
          </table:table-cell>
          <table:table-cell table:number-columns-repeated="5"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1.447351374383E+018" calcext:value-type="float">
            <text:p>1447351374383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39]/1000000000" office:value-type="float" office:value="1447351374.383" calcext:value-type="float">
            <text:p>1447351374.383</text:p>
          </table:table-cell>
          <table:table-cell table:formula="of:=[.G939]-[.$G$1]" office:value-type="float" office:value="468.999521493912" calcext:value-type="float">
            <text:p>469.000</text:p>
          </table:table-cell>
          <table:table-cell table:formula="of:=[.G939]-[.G938]" office:value-type="float" office:value="0.499309778213501" calcext:value-type="float">
            <text:p>0.4993097782</text:p>
          </table:table-cell>
          <table:table-cell table:number-columns-repeated="5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.44735137488271E+018" calcext:value-type="float">
            <text:p>1447351374882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40]/1000000000" office:value-type="float" office:value="1447351374.88271" calcext:value-type="float">
            <text:p>1447351374.883</text:p>
          </table:table-cell>
          <table:table-cell table:formula="of:=[.G940]-[.$G$1]" office:value-type="float" office:value="469.499230146408" calcext:value-type="float">
            <text:p>469.499</text:p>
          </table:table-cell>
          <table:table-cell table:formula="of:=[.G940]-[.G939]" office:value-type="float" office:value="0.499710083007813" calcext:value-type="float">
            <text:p>0.499710083</text:p>
          </table:table-cell>
          <table:table-cell table:number-columns-repeated="5"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1.44735137538247E+018" calcext:value-type="float">
            <text:p>1447351375382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41]/1000000000" office:value-type="float" office:value="1447351375.38247" calcext:value-type="float">
            <text:p>1447351375.382</text:p>
          </table:table-cell>
          <table:table-cell table:formula="of:=[.G941]-[.$G$1]" office:value-type="float" office:value="469.998985528946" calcext:value-type="float">
            <text:p>469.999</text:p>
          </table:table-cell>
          <table:table-cell table:formula="of:=[.G941]-[.G940]" office:value-type="float" office:value="0.499759912490845" calcext:value-type="float">
            <text:p>0.4997599125</text:p>
          </table:table-cell>
          <table:table-cell table:number-columns-repeated="5"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1.44735137588295E+018" calcext:value-type="float">
            <text:p>1447351375882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42]/1000000000" office:value-type="float" office:value="1447351375.88295" calcext:value-type="float">
            <text:p>1447351375.883</text:p>
          </table:table-cell>
          <table:table-cell table:formula="of:=[.G942]-[.$G$1]" office:value-type="float" office:value="470.499468803406" calcext:value-type="float">
            <text:p>470.499</text:p>
          </table:table-cell>
          <table:table-cell table:formula="of:=[.G942]-[.G941]" office:value-type="float" office:value="0.500480175018311" calcext:value-type="float">
            <text:p>0.500480175</text:p>
          </table:table-cell>
          <table:table-cell table:number-columns-repeated="5"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1.44735137638332E+018" calcext:value-type="float">
            <text:p>1447351376383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43]/1000000000" office:value-type="float" office:value="1447351376.38332" calcext:value-type="float">
            <text:p>1447351376.383</text:p>
          </table:table-cell>
          <table:table-cell table:formula="of:=[.G943]-[.$G$1]" office:value-type="float" office:value="470.999842166901" calcext:value-type="float">
            <text:p>471.000</text:p>
          </table:table-cell>
          <table:table-cell table:formula="of:=[.G943]-[.G942]" office:value-type="float" office:value="0.500370025634766" calcext:value-type="float">
            <text:p>0.5003700256</text:p>
          </table:table-cell>
          <table:table-cell table:number-columns-repeated="5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1.4473513768837E+018" calcext:value-type="float">
            <text:p>14473513768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44]/1000000000" office:value-type="float" office:value="1447351376.8837" calcext:value-type="float">
            <text:p>1447351376.884</text:p>
          </table:table-cell>
          <table:table-cell table:formula="of:=[.G944]-[.$G$1]" office:value-type="float" office:value="471.500222444534" calcext:value-type="float">
            <text:p>471.500</text:p>
          </table:table-cell>
          <table:table-cell table:formula="of:=[.G944]-[.G943]" office:value-type="float" office:value="0.500379800796509" calcext:value-type="float">
            <text:p>0.5003798008</text:p>
          </table:table-cell>
          <table:table-cell table:number-columns-repeated="5"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1.44735137738296E+018" calcext:value-type="float">
            <text:p>1447351377382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45]/1000000000" office:value-type="float" office:value="1447351377.38296" calcext:value-type="float">
            <text:p>1447351377.383</text:p>
          </table:table-cell>
          <table:table-cell table:formula="of:=[.G945]-[.$G$1]" office:value-type="float" office:value="471.999481916428" calcext:value-type="float">
            <text:p>471.999</text:p>
          </table:table-cell>
          <table:table-cell table:formula="of:=[.G945]-[.G944]" office:value-type="float" office:value="0.499260187149048" calcext:value-type="float">
            <text:p>0.4992601871</text:p>
          </table:table-cell>
          <table:table-cell table:number-columns-repeated="5"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1.44735137788335E+018" calcext:value-type="float">
            <text:p>14473513778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46]/1000000000" office:value-type="float" office:value="1447351377.88335" calcext:value-type="float">
            <text:p>1447351377.883</text:p>
          </table:table-cell>
          <table:table-cell table:formula="of:=[.G946]-[.$G$1]" office:value-type="float" office:value="472.499866485596" calcext:value-type="float">
            <text:p>472.500</text:p>
          </table:table-cell>
          <table:table-cell table:formula="of:=[.G946]-[.G945]" office:value-type="float" office:value="0.500389814376831" calcext:value-type="float">
            <text:p>0.5003898144</text:p>
          </table:table-cell>
          <table:table-cell table:number-columns-repeated="5"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1.44735137838371E+018" calcext:value-type="float">
            <text:p>1447351378383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47]/1000000000" office:value-type="float" office:value="1447351378.38371" calcext:value-type="float">
            <text:p>1447351378.384</text:p>
          </table:table-cell>
          <table:table-cell table:formula="of:=[.G947]-[.$G$1]" office:value-type="float" office:value="473.000233888626" calcext:value-type="float">
            <text:p>473.000</text:p>
          </table:table-cell>
          <table:table-cell table:formula="of:=[.G947]-[.G946]" office:value-type="float" office:value="0.500360012054443" calcext:value-type="float">
            <text:p>0.5003600121</text:p>
          </table:table-cell>
          <table:table-cell table:number-columns-repeated="5"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1.44735137888303E+018" calcext:value-type="float">
            <text:p>14473513788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48]/1000000000" office:value-type="float" office:value="1447351378.88303" calcext:value-type="float">
            <text:p>1447351378.883</text:p>
          </table:table-cell>
          <table:table-cell table:formula="of:=[.G948]-[.$G$1]" office:value-type="float" office:value="473.499545812607" calcext:value-type="float">
            <text:p>473.500</text:p>
          </table:table-cell>
          <table:table-cell table:formula="of:=[.G948]-[.G947]" office:value-type="float" office:value="0.499320030212402" calcext:value-type="float">
            <text:p>0.4993200302</text:p>
          </table:table-cell>
          <table:table-cell table:number-columns-repeated="5"/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1.4473513793828E+018" calcext:value-type="float">
            <text:p>14473513793828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49]/1000000000" office:value-type="float" office:value="1447351379.3828" calcext:value-type="float">
            <text:p>1447351379.383</text:p>
          </table:table-cell>
          <table:table-cell table:formula="of:=[.G949]-[.$G$1]" office:value-type="float" office:value="473.999317407608" calcext:value-type="float">
            <text:p>473.999</text:p>
          </table:table-cell>
          <table:table-cell table:formula="of:=[.G949]-[.G948]" office:value-type="float" office:value="0.499770164489746" calcext:value-type="float">
            <text:p>0.4997701645</text:p>
          </table:table-cell>
          <table:table-cell table:number-columns-repeated="5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.44735137988252E+018" calcext:value-type="float">
            <text:p>1447351379882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50]/1000000000" office:value-type="float" office:value="1447351379.88252" calcext:value-type="float">
            <text:p>1447351379.883</text:p>
          </table:table-cell>
          <table:table-cell table:formula="of:=[.G950]-[.$G$1]" office:value-type="float" office:value="474.499038696289" calcext:value-type="float">
            <text:p>474.499</text:p>
          </table:table-cell>
          <table:table-cell table:formula="of:=[.G950]-[.G949]" office:value-type="float" office:value="0.499719858169556" calcext:value-type="float">
            <text:p>0.4997198582</text:p>
          </table:table-cell>
          <table:table-cell table:number-columns-repeated="5"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1.44735138038304E+018" calcext:value-type="float">
            <text:p>14473513803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51]/1000000000" office:value-type="float" office:value="1447351380.38304" calcext:value-type="float">
            <text:p>1447351380.383</text:p>
          </table:table-cell>
          <table:table-cell table:formula="of:=[.G951]-[.$G$1]" office:value-type="float" office:value="474.999561071396" calcext:value-type="float">
            <text:p>475.000</text:p>
          </table:table-cell>
          <table:table-cell table:formula="of:=[.G951]-[.G950]" office:value-type="float" office:value="0.500519990921021" calcext:value-type="float">
            <text:p>0.5005199909</text:p>
          </table:table-cell>
          <table:table-cell table:number-columns-repeated="5"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1.44735138088362E+018" calcext:value-type="float">
            <text:p>14473513808836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52]/1000000000" office:value-type="float" office:value="1447351380.88362" calcext:value-type="float">
            <text:p>1447351380.884</text:p>
          </table:table-cell>
          <table:table-cell table:formula="of:=[.G952]-[.$G$1]" office:value-type="float" office:value="475.500138044357" calcext:value-type="float">
            <text:p>475.500</text:p>
          </table:table-cell>
          <table:table-cell table:formula="of:=[.G952]-[.G951]" office:value-type="float" office:value="0.500580072402954" calcext:value-type="float">
            <text:p>0.5005800724</text:p>
          </table:table-cell>
          <table:table-cell table:number-columns-repeated="5"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1.44735138138328E+018" calcext:value-type="float">
            <text:p>1447351381383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53]/1000000000" office:value-type="float" office:value="1447351381.38328" calcext:value-type="float">
            <text:p>1447351381.383</text:p>
          </table:table-cell>
          <table:table-cell table:formula="of:=[.G953]-[.$G$1]" office:value-type="float" office:value="475.999797821045" calcext:value-type="float">
            <text:p>476.000</text:p>
          </table:table-cell>
          <table:table-cell table:formula="of:=[.G953]-[.G952]" office:value-type="float" office:value="0.499660015106201" calcext:value-type="float">
            <text:p>0.4996600151</text:p>
          </table:table-cell>
          <table:table-cell table:number-columns-repeated="5"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1.44735138188432E+018" calcext:value-type="float">
            <text:p>1447351381884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54]/1000000000" office:value-type="float" office:value="1447351381.88432" calcext:value-type="float">
            <text:p>1447351381.884</text:p>
          </table:table-cell>
          <table:table-cell table:formula="of:=[.G954]-[.$G$1]" office:value-type="float" office:value="476.500841140747" calcext:value-type="float">
            <text:p>476.501</text:p>
          </table:table-cell>
          <table:table-cell table:formula="of:=[.G954]-[.G953]" office:value-type="float" office:value="0.501039981842041" calcext:value-type="float">
            <text:p>0.5010399818</text:p>
          </table:table-cell>
          <table:table-cell table:number-columns-repeated="5"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1.44735138238512E+018" calcext:value-type="float">
            <text:p>14473513823851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55]/1000000000" office:value-type="float" office:value="1447351382.38512" calcext:value-type="float">
            <text:p>1447351382.385</text:p>
          </table:table-cell>
          <table:table-cell table:formula="of:=[.G955]-[.$G$1]" office:value-type="float" office:value="477.001640081406" calcext:value-type="float">
            <text:p>477.002</text:p>
          </table:table-cell>
          <table:table-cell table:formula="of:=[.G955]-[.G954]" office:value-type="float" office:value="0.500799894332886" calcext:value-type="float">
            <text:p>0.5007998943</text:p>
          </table:table-cell>
          <table:table-cell table:number-columns-repeated="5"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1.4473513828836E+018" calcext:value-type="float">
            <text:p>1447351382883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56]/1000000000" office:value-type="float" office:value="1447351382.8836" calcext:value-type="float">
            <text:p>1447351382.884</text:p>
          </table:table-cell>
          <table:table-cell table:formula="of:=[.G956]-[.$G$1]" office:value-type="float" office:value="477.50012254715" calcext:value-type="float">
            <text:p>477.500</text:p>
          </table:table-cell>
          <table:table-cell table:formula="of:=[.G956]-[.G955]" office:value-type="float" office:value="0.498480081558228" calcext:value-type="float">
            <text:p>0.4984800816</text:p>
          </table:table-cell>
          <table:table-cell table:number-columns-repeated="5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1.44735138338291E+018" calcext:value-type="float">
            <text:p>1447351383382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57]/1000000000" office:value-type="float" office:value="1447351383.38291" calcext:value-type="float">
            <text:p>1447351383.383</text:p>
          </table:table-cell>
          <table:table-cell table:formula="of:=[.G957]-[.$G$1]" office:value-type="float" office:value="477.999432325363" calcext:value-type="float">
            <text:p>477.999</text:p>
          </table:table-cell>
          <table:table-cell table:formula="of:=[.G957]-[.G956]" office:value-type="float" office:value="0.49931001663208" calcext:value-type="float">
            <text:p>0.4993100166</text:p>
          </table:table-cell>
          <table:table-cell table:number-columns-repeated="5"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1.44735138388332E+018" calcext:value-type="float">
            <text:p>1447351383883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58]/1000000000" office:value-type="float" office:value="1447351383.88332" calcext:value-type="float">
            <text:p>1447351383.883</text:p>
          </table:table-cell>
          <table:table-cell table:formula="of:=[.G958]-[.$G$1]" office:value-type="float" office:value="478.499835968018" calcext:value-type="float">
            <text:p>478.500</text:p>
          </table:table-cell>
          <table:table-cell table:formula="of:=[.G958]-[.G957]" office:value-type="float" office:value="0.500410079956055" calcext:value-type="float">
            <text:p>0.50041008</text:p>
          </table:table-cell>
          <table:table-cell table:number-columns-repeated="5"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1.44735138438291E+018" calcext:value-type="float">
            <text:p>1447351384382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59]/1000000000" office:value-type="float" office:value="1447351384.38291" calcext:value-type="float">
            <text:p>1447351384.383</text:p>
          </table:table-cell>
          <table:table-cell table:formula="of:=[.G959]-[.$G$1]" office:value-type="float" office:value="478.999430656433" calcext:value-type="float">
            <text:p>478.999</text:p>
          </table:table-cell>
          <table:table-cell table:formula="of:=[.G959]-[.G958]" office:value-type="float" office:value="0.499589920043945" calcext:value-type="float">
            <text:p>0.49958992</text:p>
          </table:table-cell>
          <table:table-cell table:number-columns-repeated="5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.44735138488267E+018" calcext:value-type="float">
            <text:p>1447351384882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60]/1000000000" office:value-type="float" office:value="1447351384.88267" calcext:value-type="float">
            <text:p>1447351384.883</text:p>
          </table:table-cell>
          <table:table-cell table:formula="of:=[.G960]-[.$G$1]" office:value-type="float" office:value="479.499194860458" calcext:value-type="float">
            <text:p>479.499</text:p>
          </table:table-cell>
          <table:table-cell table:formula="of:=[.G960]-[.G959]" office:value-type="float" office:value="0.499759912490845" calcext:value-type="float">
            <text:p>0.4997599125</text:p>
          </table:table-cell>
          <table:table-cell table:number-columns-repeated="5"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1.44735138538413E+018" calcext:value-type="float">
            <text:p>1447351385384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61]/1000000000" office:value-type="float" office:value="1447351385.38413" calcext:value-type="float">
            <text:p>1447351385.384</text:p>
          </table:table-cell>
          <table:table-cell table:formula="of:=[.G961]-[.$G$1]" office:value-type="float" office:value="480.000653266907" calcext:value-type="float">
            <text:p>480.001</text:p>
          </table:table-cell>
          <table:table-cell table:formula="of:=[.G961]-[.G960]" office:value-type="float" office:value="0.501460075378418" calcext:value-type="float">
            <text:p>0.5014600754</text:p>
          </table:table-cell>
          <table:table-cell table:number-columns-repeated="5"/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1.44735138588378E+018" calcext:value-type="float">
            <text:p>14473513858837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62]/1000000000" office:value-type="float" office:value="1447351385.88378" calcext:value-type="float">
            <text:p>1447351385.884</text:p>
          </table:table-cell>
          <table:table-cell table:formula="of:=[.G962]-[.$G$1]" office:value-type="float" office:value="480.500295162201" calcext:value-type="float">
            <text:p>480.500</text:p>
          </table:table-cell>
          <table:table-cell table:formula="of:=[.G962]-[.G961]" office:value-type="float" office:value="0.499650001525879" calcext:value-type="float">
            <text:p>0.4996500015</text:p>
          </table:table-cell>
          <table:table-cell table:number-columns-repeated="5"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1.44735138638395E+018" calcext:value-type="float">
            <text:p>14473513863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63]/1000000000" office:value-type="float" office:value="1447351386.38395" calcext:value-type="float">
            <text:p>1447351386.384</text:p>
          </table:table-cell>
          <table:table-cell table:formula="of:=[.G963]-[.$G$1]" office:value-type="float" office:value="481.000473499298" calcext:value-type="float">
            <text:p>481.000</text:p>
          </table:table-cell>
          <table:table-cell table:formula="of:=[.G963]-[.G962]" office:value-type="float" office:value="0.500169992446899" calcext:value-type="float">
            <text:p>0.5001699924</text:p>
          </table:table-cell>
          <table:table-cell table:number-columns-repeated="5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1.4473513868842E+018" calcext:value-type="float">
            <text:p>1447351386884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64]/1000000000" office:value-type="float" office:value="1447351386.8842" calcext:value-type="float">
            <text:p>1447351386.884</text:p>
          </table:table-cell>
          <table:table-cell table:formula="of:=[.G964]-[.$G$1]" office:value-type="float" office:value="481.50071978569" calcext:value-type="float">
            <text:p>481.501</text:p>
          </table:table-cell>
          <table:table-cell table:formula="of:=[.G964]-[.G963]" office:value-type="float" office:value="0.500250101089478" calcext:value-type="float">
            <text:p>0.5002501011</text:p>
          </table:table-cell>
          <table:table-cell table:number-columns-repeated="5"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1.44735138738307E+018" calcext:value-type="float">
            <text:p>1447351387383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65]/1000000000" office:value-type="float" office:value="1447351387.38307" calcext:value-type="float">
            <text:p>1447351387.383</text:p>
          </table:table-cell>
          <table:table-cell table:formula="of:=[.G965]-[.$G$1]" office:value-type="float" office:value="481.999594688416" calcext:value-type="float">
            <text:p>482.000</text:p>
          </table:table-cell>
          <table:table-cell table:formula="of:=[.G965]-[.G964]" office:value-type="float" office:value="0.498869895935059" calcext:value-type="float">
            <text:p>0.4988698959</text:p>
          </table:table-cell>
          <table:table-cell table:number-columns-repeated="5"/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1.4473513878836E+018" calcext:value-type="float">
            <text:p>1447351387883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66]/1000000000" office:value-type="float" office:value="1447351387.8836" calcext:value-type="float">
            <text:p>1447351387.884</text:p>
          </table:table-cell>
          <table:table-cell table:formula="of:=[.G966]-[.$G$1]" office:value-type="float" office:value="482.500121116638" calcext:value-type="float">
            <text:p>482.500</text:p>
          </table:table-cell>
          <table:table-cell table:formula="of:=[.G966]-[.G965]" office:value-type="float" office:value="0.500530004501343" calcext:value-type="float">
            <text:p>0.5005300045</text:p>
          </table:table-cell>
          <table:table-cell table:number-columns-repeated="5"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1.44735138838431E+018" calcext:value-type="float">
            <text:p>1447351388384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67]/1000000000" office:value-type="float" office:value="1447351388.38431" calcext:value-type="float">
            <text:p>1447351388.384</text:p>
          </table:table-cell>
          <table:table-cell table:formula="of:=[.G967]-[.$G$1]" office:value-type="float" office:value="483.000827789307" calcext:value-type="float">
            <text:p>483.001</text:p>
          </table:table-cell>
          <table:table-cell table:formula="of:=[.G967]-[.G966]" office:value-type="float" office:value="0.500710010528564" calcext:value-type="float">
            <text:p>0.5007100105</text:p>
          </table:table-cell>
          <table:table-cell table:number-columns-repeated="5"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1.4473513888836E+018" calcext:value-type="float">
            <text:p>14473513888836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68]/1000000000" office:value-type="float" office:value="1447351388.8836" calcext:value-type="float">
            <text:p>1447351388.884</text:p>
          </table:table-cell>
          <table:table-cell table:formula="of:=[.G968]-[.$G$1]" office:value-type="float" office:value="483.500119447708" calcext:value-type="float">
            <text:p>483.500</text:p>
          </table:table-cell>
          <table:table-cell table:formula="of:=[.G968]-[.G967]" office:value-type="float" office:value="0.499289989471436" calcext:value-type="float">
            <text:p>0.4992899895</text:p>
          </table:table-cell>
          <table:table-cell table:number-columns-repeated="5"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1.44735138938227E+018" calcext:value-type="float">
            <text:p>14473513893822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69]/1000000000" office:value-type="float" office:value="1447351389.38227" calcext:value-type="float">
            <text:p>1447351389.382</text:p>
          </table:table-cell>
          <table:table-cell table:formula="of:=[.G969]-[.$G$1]" office:value-type="float" office:value="483.998794555664" calcext:value-type="float">
            <text:p>483.999</text:p>
          </table:table-cell>
          <table:table-cell table:formula="of:=[.G969]-[.G968]" office:value-type="float" office:value="0.498670101165772" calcext:value-type="float">
            <text:p>0.4986701012</text:p>
          </table:table-cell>
          <table:table-cell table:number-columns-repeated="5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.44735138989097E+018" calcext:value-type="float">
            <text:p>1447351389890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70]/1000000000" office:value-type="float" office:value="1447351389.89097" calcext:value-type="float">
            <text:p>1447351389.891</text:p>
          </table:table-cell>
          <table:table-cell table:formula="of:=[.G970]-[.$G$1]" office:value-type="float" office:value="484.507486581802" calcext:value-type="float">
            <text:p>484.507</text:p>
          </table:table-cell>
          <table:table-cell table:formula="of:=[.G970]-[.G969]" office:value-type="float" office:value="0.508699893951416" calcext:value-type="float">
            <text:p>0.508699894</text:p>
          </table:table-cell>
          <table:table-cell table:number-columns-repeated="5"/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1.44735139038349E+018" calcext:value-type="float">
            <text:p>1447351390383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71]/1000000000" office:value-type="float" office:value="1447351390.38349" calcext:value-type="float">
            <text:p>1447351390.383</text:p>
          </table:table-cell>
          <table:table-cell table:formula="of:=[.G971]-[.$G$1]" office:value-type="float" office:value="485.000007867813" calcext:value-type="float">
            <text:p>485.000</text:p>
          </table:table-cell>
          <table:table-cell table:formula="of:=[.G971]-[.G970]" office:value-type="float" office:value="0.492520093917847" calcext:value-type="float">
            <text:p>0.4925200939</text:p>
          </table:table-cell>
          <table:table-cell table:number-columns-repeated="5"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1.44735139088393E+018" calcext:value-type="float">
            <text:p>1447351390883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72]/1000000000" office:value-type="float" office:value="1447351390.88393" calcext:value-type="float">
            <text:p>1447351390.884</text:p>
          </table:table-cell>
          <table:table-cell table:formula="of:=[.G972]-[.$G$1]" office:value-type="float" office:value="485.500445127487" calcext:value-type="float">
            <text:p>485.500</text:p>
          </table:table-cell>
          <table:table-cell table:formula="of:=[.G972]-[.G971]" office:value-type="float" office:value="0.500439882278442" calcext:value-type="float">
            <text:p>0.5004398823</text:p>
          </table:table-cell>
          <table:table-cell table:number-columns-repeated="5"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1.44735139138318E+018" calcext:value-type="float">
            <text:p>1447351391383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73]/1000000000" office:value-type="float" office:value="1447351391.38318" calcext:value-type="float">
            <text:p>1447351391.383</text:p>
          </table:table-cell>
          <table:table-cell table:formula="of:=[.G973]-[.$G$1]" office:value-type="float" office:value="485.99970126152" calcext:value-type="float">
            <text:p>486.000</text:p>
          </table:table-cell>
          <table:table-cell table:formula="of:=[.G973]-[.G972]" office:value-type="float" office:value="0.499249935150147" calcext:value-type="float">
            <text:p>0.4992499352</text:p>
          </table:table-cell>
          <table:table-cell table:number-columns-repeated="5"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1.44735139188354E+018" calcext:value-type="float">
            <text:p>14473513918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74]/1000000000" office:value-type="float" office:value="1447351391.88354" calcext:value-type="float">
            <text:p>1447351391.884</text:p>
          </table:table-cell>
          <table:table-cell table:formula="of:=[.G974]-[.$G$1]" office:value-type="float" office:value="486.500058174133" calcext:value-type="float">
            <text:p>486.500</text:p>
          </table:table-cell>
          <table:table-cell table:formula="of:=[.G974]-[.G973]" office:value-type="float" office:value="0.500360012054443" calcext:value-type="float">
            <text:p>0.5003600121</text:p>
          </table:table-cell>
          <table:table-cell table:number-columns-repeated="5"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1.447351392384E+018" calcext:value-type="float">
            <text:p>1447351392384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75]/1000000000" office:value-type="float" office:value="1447351392.384" calcext:value-type="float">
            <text:p>1447351392.384</text:p>
          </table:table-cell>
          <table:table-cell table:formula="of:=[.G975]-[.$G$1]" office:value-type="float" office:value="487.000523328781" calcext:value-type="float">
            <text:p>487.001</text:p>
          </table:table-cell>
          <table:table-cell table:formula="of:=[.G975]-[.G974]" office:value-type="float" office:value="0.500460147857666" calcext:value-type="float">
            <text:p>0.5004601479</text:p>
          </table:table-cell>
          <table:table-cell table:number-columns-repeated="5"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1.44735139288322E+018" calcext:value-type="float">
            <text:p>14473513928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76]/1000000000" office:value-type="float" office:value="1447351392.88322" calcext:value-type="float">
            <text:p>1447351392.883</text:p>
          </table:table-cell>
          <table:table-cell table:formula="of:=[.G976]-[.$G$1]" office:value-type="float" office:value="487.499737977982" calcext:value-type="float">
            <text:p>487.500</text:p>
          </table:table-cell>
          <table:table-cell table:formula="of:=[.G976]-[.G975]" office:value-type="float" office:value="0.49921989440918" calcext:value-type="float">
            <text:p>0.4992198944</text:p>
          </table:table-cell>
          <table:table-cell table:number-columns-repeated="5"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1.44735139338355E+018" calcext:value-type="float">
            <text:p>1447351393383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77]/1000000000" office:value-type="float" office:value="1447351393.38355" calcext:value-type="float">
            <text:p>1447351393.384</text:p>
          </table:table-cell>
          <table:table-cell table:formula="of:=[.G977]-[.$G$1]" office:value-type="float" office:value="488.000074863434" calcext:value-type="float">
            <text:p>488.000</text:p>
          </table:table-cell>
          <table:table-cell table:formula="of:=[.G977]-[.G976]" office:value-type="float" office:value="0.500329971313477" calcext:value-type="float">
            <text:p>0.5003299713</text:p>
          </table:table-cell>
          <table:table-cell table:number-columns-repeated="5"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1.44735139388401E+018" calcext:value-type="float">
            <text:p>1447351393884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78]/1000000000" office:value-type="float" office:value="1447351393.88401" calcext:value-type="float">
            <text:p>1447351393.884</text:p>
          </table:table-cell>
          <table:table-cell table:formula="of:=[.G978]-[.$G$1]" office:value-type="float" office:value="488.500533819199" calcext:value-type="float">
            <text:p>488.501</text:p>
          </table:table-cell>
          <table:table-cell table:formula="of:=[.G978]-[.G977]" office:value-type="float" office:value="0.500460147857666" calcext:value-type="float">
            <text:p>0.5004601479</text:p>
          </table:table-cell>
          <table:table-cell table:number-columns-repeated="5"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1.44735139438262E+018" calcext:value-type="float">
            <text:p>14473513943826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79]/1000000000" office:value-type="float" office:value="1447351394.38262" calcext:value-type="float">
            <text:p>1447351394.383</text:p>
          </table:table-cell>
          <table:table-cell table:formula="of:=[.G979]-[.$G$1]" office:value-type="float" office:value="488.999141693115" calcext:value-type="float">
            <text:p>488.999</text:p>
          </table:table-cell>
          <table:table-cell table:formula="of:=[.G979]-[.G978]" office:value-type="float" office:value="0.498610019683838" calcext:value-type="float">
            <text:p>0.4986100197</text:p>
          </table:table-cell>
          <table:table-cell table:number-columns-repeated="5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.44735139489013E+018" calcext:value-type="float">
            <text:p>1447351394890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80]/1000000000" office:value-type="float" office:value="1447351394.89013" calcext:value-type="float">
            <text:p>1447351394.890</text:p>
          </table:table-cell>
          <table:table-cell table:formula="of:=[.G980]-[.$G$1]" office:value-type="float" office:value="489.506650447845" calcext:value-type="float">
            <text:p>489.507</text:p>
          </table:table-cell>
          <table:table-cell table:formula="of:=[.G980]-[.G979]" office:value-type="float" office:value="0.50750994682312" calcext:value-type="float">
            <text:p>0.5075099468</text:p>
          </table:table-cell>
          <table:table-cell table:number-columns-repeated="5"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1.44735139538411E+018" calcext:value-type="float">
            <text:p>14473513953841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81]/1000000000" office:value-type="float" office:value="1447351395.38411" calcext:value-type="float">
            <text:p>1447351395.384</text:p>
          </table:table-cell>
          <table:table-cell table:formula="of:=[.G981]-[.$G$1]" office:value-type="float" office:value="490.000625610352" calcext:value-type="float">
            <text:p>490.001</text:p>
          </table:table-cell>
          <table:table-cell table:formula="of:=[.G981]-[.G980]" office:value-type="float" office:value="0.493979930877686" calcext:value-type="float">
            <text:p>0.4939799309</text:p>
          </table:table-cell>
          <table:table-cell table:number-columns-repeated="5"/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1.44735139588355E+018" calcext:value-type="float">
            <text:p>1447351395883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982]/1000000000" office:value-type="float" office:value="1447351395.88355" calcext:value-type="float">
            <text:p>1447351395.884</text:p>
          </table:table-cell>
          <table:table-cell table:formula="of:=[.G982]-[.$G$1]" office:value-type="float" office:value="490.500068664551" calcext:value-type="float">
            <text:p>490.500</text:p>
          </table:table-cell>
          <table:table-cell table:formula="of:=[.G982]-[.G981]" office:value-type="float" office:value="0.49943995475769" calcext:value-type="float">
            <text:p>0.4994399548</text:p>
          </table:table-cell>
          <table:table-cell table:number-columns-repeated="5"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1.4473513963842E+018" calcext:value-type="float">
            <text:p>1447351396384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83]/1000000000" office:value-type="float" office:value="1447351396.3842" calcext:value-type="float">
            <text:p>1447351396.384</text:p>
          </table:table-cell>
          <table:table-cell table:formula="of:=[.G983]-[.$G$1]" office:value-type="float" office:value="491.000717401505" calcext:value-type="float">
            <text:p>491.001</text:p>
          </table:table-cell>
          <table:table-cell table:formula="of:=[.G983]-[.G982]" office:value-type="float" office:value="0.50065016746521" calcext:value-type="float">
            <text:p>0.5006501675</text:p>
          </table:table-cell>
          <table:table-cell table:number-columns-repeated="5"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1.44735139688361E+018" calcext:value-type="float">
            <text:p>1447351396883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84]/1000000000" office:value-type="float" office:value="1447351396.88361" calcext:value-type="float">
            <text:p>1447351396.884</text:p>
          </table:table-cell>
          <table:table-cell table:formula="of:=[.G984]-[.$G$1]" office:value-type="float" office:value="491.5001308918" calcext:value-type="float">
            <text:p>491.500</text:p>
          </table:table-cell>
          <table:table-cell table:formula="of:=[.G984]-[.G983]" office:value-type="float" office:value="0.499409914016724" calcext:value-type="float">
            <text:p>0.499409914</text:p>
          </table:table-cell>
          <table:table-cell table:number-columns-repeated="5"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1.44735139738394E+018" calcext:value-type="float">
            <text:p>1447351397383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85]/1000000000" office:value-type="float" office:value="1447351397.38394" calcext:value-type="float">
            <text:p>1447351397.384</text:p>
          </table:table-cell>
          <table:table-cell table:formula="of:=[.G985]-[.$G$1]" office:value-type="float" office:value="492.00045633316" calcext:value-type="float">
            <text:p>492.000</text:p>
          </table:table-cell>
          <table:table-cell table:formula="of:=[.G985]-[.G984]" office:value-type="float" office:value="0.500329971313477" calcext:value-type="float">
            <text:p>0.5003299713</text:p>
          </table:table-cell>
          <table:table-cell table:number-columns-repeated="5"/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1.44735139788329E+018" calcext:value-type="float">
            <text:p>14473513978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86]/1000000000" office:value-type="float" office:value="1447351397.88329" calcext:value-type="float">
            <text:p>1447351397.883</text:p>
          </table:table-cell>
          <table:table-cell table:formula="of:=[.G986]-[.$G$1]" office:value-type="float" office:value="492.499806165695" calcext:value-type="float">
            <text:p>492.500</text:p>
          </table:table-cell>
          <table:table-cell table:formula="of:=[.G986]-[.G985]" office:value-type="float" office:value="0.499350070953369" calcext:value-type="float">
            <text:p>0.499350071</text:p>
          </table:table-cell>
          <table:table-cell table:number-columns-repeated="5"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1.44735139838369E+018" calcext:value-type="float">
            <text:p>1447351398383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87]/1000000000" office:value-type="float" office:value="1447351398.38369" calcext:value-type="float">
            <text:p>1447351398.384</text:p>
          </table:table-cell>
          <table:table-cell table:formula="of:=[.G987]-[.$G$1]" office:value-type="float" office:value="493.000212430954" calcext:value-type="float">
            <text:p>493.000</text:p>
          </table:table-cell>
          <table:table-cell table:formula="of:=[.G987]-[.G986]" office:value-type="float" office:value="0.500400066375732" calcext:value-type="float">
            <text:p>0.5004000664</text:p>
          </table:table-cell>
          <table:table-cell table:number-columns-repeated="5"/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1.44735139888305E+018" calcext:value-type="float">
            <text:p>1447351398883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88]/1000000000" office:value-type="float" office:value="1447351398.88305" calcext:value-type="float">
            <text:p>1447351398.883</text:p>
          </table:table-cell>
          <table:table-cell table:formula="of:=[.G988]-[.$G$1]" office:value-type="float" office:value="493.49956870079" calcext:value-type="float">
            <text:p>493.500</text:p>
          </table:table-cell>
          <table:table-cell table:formula="of:=[.G988]-[.G987]" office:value-type="float" office:value="0.499359846115112" calcext:value-type="float">
            <text:p>0.4993598461</text:p>
          </table:table-cell>
          <table:table-cell table:number-columns-repeated="5"/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1.44735139938345E+018" calcext:value-type="float">
            <text:p>14473513993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89]/1000000000" office:value-type="float" office:value="1447351399.38345" calcext:value-type="float">
            <text:p>1447351399.383</text:p>
          </table:table-cell>
          <table:table-cell table:formula="of:=[.G989]-[.$G$1]" office:value-type="float" office:value="493.999969244003" calcext:value-type="float">
            <text:p>494.000</text:p>
          </table:table-cell>
          <table:table-cell table:formula="of:=[.G989]-[.G988]" office:value-type="float" office:value="0.500400066375732" calcext:value-type="float">
            <text:p>0.5004000664</text:p>
          </table:table-cell>
          <table:table-cell table:number-columns-repeated="5"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1.44735139989082E+018" calcext:value-type="float">
            <text:p>14473513998908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0]/1000000000" office:value-type="float" office:value="1447351399.89082" calcext:value-type="float">
            <text:p>1447351399.891</text:p>
          </table:table-cell>
          <table:table-cell table:formula="of:=[.G990]-[.$G$1]" office:value-type="float" office:value="494.507342576981" calcext:value-type="float">
            <text:p>494.507</text:p>
          </table:table-cell>
          <table:table-cell table:formula="of:=[.G990]-[.G989]" office:value-type="float" office:value="0.507369995117188" calcext:value-type="float">
            <text:p>0.5073699951</text:p>
          </table:table-cell>
          <table:table-cell table:number-columns-repeated="5"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1.44735140038483E+018" calcext:value-type="float">
            <text:p>14473514003848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1]/1000000000" office:value-type="float" office:value="1447351400.38483" calcext:value-type="float">
            <text:p>1447351400.385</text:p>
          </table:table-cell>
          <table:table-cell table:formula="of:=[.G991]-[.$G$1]" office:value-type="float" office:value="495.001347303391" calcext:value-type="float">
            <text:p>495.001</text:p>
          </table:table-cell>
          <table:table-cell table:formula="of:=[.G991]-[.G990]" office:value-type="float" office:value="0.494009971618652" calcext:value-type="float">
            <text:p>0.4940099716</text:p>
          </table:table-cell>
          <table:table-cell table:number-columns-repeated="5"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1.44735140088334E+018" calcext:value-type="float">
            <text:p>14473514008833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2]/1000000000" office:value-type="float" office:value="1447351400.88334" calcext:value-type="float">
            <text:p>1447351400.883</text:p>
          </table:table-cell>
          <table:table-cell table:formula="of:=[.G992]-[.$G$1]" office:value-type="float" office:value="495.499855995178" calcext:value-type="float">
            <text:p>495.500</text:p>
          </table:table-cell>
          <table:table-cell table:formula="of:=[.G992]-[.G991]" office:value-type="float" office:value="0.498509883880615" calcext:value-type="float">
            <text:p>0.4985098839</text:p>
          </table:table-cell>
          <table:table-cell table:number-columns-repeated="5"/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1.44735140138376E+018" calcext:value-type="float">
            <text:p>1447351401383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3]/1000000000" office:value-type="float" office:value="1447351401.38376" calcext:value-type="float">
            <text:p>1447351401.384</text:p>
          </table:table-cell>
          <table:table-cell table:formula="of:=[.G993]-[.$G$1]" office:value-type="float" office:value="496.000277996063" calcext:value-type="float">
            <text:p>496.000</text:p>
          </table:table-cell>
          <table:table-cell table:formula="of:=[.G993]-[.G992]" office:value-type="float" office:value="0.500420093536377" calcext:value-type="float">
            <text:p>0.5004200935</text:p>
          </table:table-cell>
          <table:table-cell table:number-columns-repeated="5"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1.4473514018831E+018" calcext:value-type="float">
            <text:p>14473514018831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4]/1000000000" office:value-type="float" office:value="1447351401.8831" calcext:value-type="float">
            <text:p>1447351401.883</text:p>
          </table:table-cell>
          <table:table-cell table:formula="of:=[.G994]-[.$G$1]" office:value-type="float" office:value="496.499623298645" calcext:value-type="float">
            <text:p>496.500</text:p>
          </table:table-cell>
          <table:table-cell table:formula="of:=[.G994]-[.G993]" office:value-type="float" office:value="0.499340057373047" calcext:value-type="float">
            <text:p>0.4993400574</text:p>
          </table:table-cell>
          <table:table-cell table:number-columns-repeated="5"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1.44735140238348E+018" calcext:value-type="float">
            <text:p>14473514023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5]/1000000000" office:value-type="float" office:value="1447351402.38348" calcext:value-type="float">
            <text:p>1447351402.383</text:p>
          </table:table-cell>
          <table:table-cell table:formula="of:=[.G995]-[.$G$1]" office:value-type="float" office:value="497.000000476837" calcext:value-type="float">
            <text:p>497.000</text:p>
          </table:table-cell>
          <table:table-cell table:formula="of:=[.G995]-[.G994]" office:value-type="float" office:value="0.500380039215088" calcext:value-type="float">
            <text:p>0.5003800392</text:p>
          </table:table-cell>
          <table:table-cell table:number-columns-repeated="5"/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1.44735140288396E+018" calcext:value-type="float">
            <text:p>14473514028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6]/1000000000" office:value-type="float" office:value="1447351402.88396" calcext:value-type="float">
            <text:p>1447351402.884</text:p>
          </table:table-cell>
          <table:table-cell table:formula="of:=[.G996]-[.$G$1]" office:value-type="float" office:value="497.500480175018" calcext:value-type="float">
            <text:p>497.500</text:p>
          </table:table-cell>
          <table:table-cell table:formula="of:=[.G996]-[.G995]" office:value-type="float" office:value="0.500479936599731" calcext:value-type="float">
            <text:p>0.5004799366</text:p>
          </table:table-cell>
          <table:table-cell table:number-columns-repeated="5"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1.44735140338322E+018" calcext:value-type="float">
            <text:p>14473514033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7]/1000000000" office:value-type="float" office:value="1447351403.38322" calcext:value-type="float">
            <text:p>1447351403.383</text:p>
          </table:table-cell>
          <table:table-cell table:formula="of:=[.G997]-[.$G$1]" office:value-type="float" office:value="497.99973988533" calcext:value-type="float">
            <text:p>498.000</text:p>
          </table:table-cell>
          <table:table-cell table:formula="of:=[.G997]-[.G996]" office:value-type="float" office:value="0.499259948730469" calcext:value-type="float">
            <text:p>0.4992599487</text:p>
          </table:table-cell>
          <table:table-cell table:number-columns-repeated="5"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1.44735140388361E+018" calcext:value-type="float">
            <text:p>1447351403883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8]/1000000000" office:value-type="float" office:value="1447351403.88361" calcext:value-type="float">
            <text:p>1447351403.884</text:p>
          </table:table-cell>
          <table:table-cell table:formula="of:=[.G998]-[.$G$1]" office:value-type="float" office:value="498.500126123428" calcext:value-type="float">
            <text:p>498.500</text:p>
          </table:table-cell>
          <table:table-cell table:formula="of:=[.G998]-[.G997]" office:value-type="float" office:value="0.50039005279541" calcext:value-type="float">
            <text:p>0.5003900528</text:p>
          </table:table-cell>
          <table:table-cell table:number-columns-repeated="5"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1.44735140438432E+018" calcext:value-type="float">
            <text:p>1447351404384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999]/1000000000" office:value-type="float" office:value="1447351404.38432" calcext:value-type="float">
            <text:p>1447351404.384</text:p>
          </table:table-cell>
          <table:table-cell table:formula="of:=[.G999]-[.$G$1]" office:value-type="float" office:value="499.000838041306" calcext:value-type="float">
            <text:p>499.001</text:p>
          </table:table-cell>
          <table:table-cell table:formula="of:=[.G999]-[.G998]" office:value-type="float" office:value="0.500710010528564" calcext:value-type="float">
            <text:p>0.5007100105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44735140488304E+018" calcext:value-type="float">
            <text:p>14473514048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0]/1000000000" office:value-type="float" office:value="1447351404.88304" calcext:value-type="float">
            <text:p>1447351404.883</text:p>
          </table:table-cell>
          <table:table-cell table:formula="of:=[.G1000]-[.$G$1]" office:value-type="float" office:value="499.499560832977" calcext:value-type="float">
            <text:p>499.500</text:p>
          </table:table-cell>
          <table:table-cell table:formula="of:=[.G1000]-[.G999]" office:value-type="float" office:value="0.498719930648804" calcext:value-type="float">
            <text:p>0.4987199306</text:p>
          </table:table-cell>
          <table:table-cell table:number-columns-repeated="5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1.44735140538335E+018" calcext:value-type="float">
            <text:p>14473514053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1]/1000000000" office:value-type="float" office:value="1447351405.38335" calcext:value-type="float">
            <text:p>1447351405.383</text:p>
          </table:table-cell>
          <table:table-cell table:formula="of:=[.G1001]-[.$G$1]" office:value-type="float" office:value="499.999874591827" calcext:value-type="float">
            <text:p>500.000</text:p>
          </table:table-cell>
          <table:table-cell table:formula="of:=[.G1001]-[.G1000]" office:value-type="float" office:value="0.500309944152832" calcext:value-type="float">
            <text:p>0.5003099442</text:p>
          </table:table-cell>
          <table:table-cell table:number-columns-repeated="5"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1.44735140588295E+018" calcext:value-type="float">
            <text:p>1447351405882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2]/1000000000" office:value-type="float" office:value="1447351405.88295" calcext:value-type="float">
            <text:p>1447351405.883</text:p>
          </table:table-cell>
          <table:table-cell table:formula="of:=[.G1002]-[.$G$1]" office:value-type="float" office:value="500.49946975708" calcext:value-type="float">
            <text:p>500.499</text:p>
          </table:table-cell>
          <table:table-cell table:formula="of:=[.G1002]-[.G1001]" office:value-type="float" office:value="0.499600172042847" calcext:value-type="float">
            <text:p>0.499600172</text:p>
          </table:table-cell>
          <table:table-cell table:number-columns-repeated="5"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1.44735140638333E+018" calcext:value-type="float">
            <text:p>14473514063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3]/1000000000" office:value-type="float" office:value="1447351406.38333" calcext:value-type="float">
            <text:p>1447351406.383</text:p>
          </table:table-cell>
          <table:table-cell table:formula="of:=[.G1003]-[.$G$1]" office:value-type="float" office:value="500.9998524189" calcext:value-type="float">
            <text:p>501.000</text:p>
          </table:table-cell>
          <table:table-cell table:formula="of:=[.G1003]-[.G1002]" office:value-type="float" office:value="0.500380039215088" calcext:value-type="float">
            <text:p>0.5003800392</text:p>
          </table:table-cell>
          <table:table-cell table:number-columns-repeated="5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1.44735140688373E+018" calcext:value-type="float">
            <text:p>14473514068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4]/1000000000" office:value-type="float" office:value="1447351406.88373" calcext:value-type="float">
            <text:p>1447351406.884</text:p>
          </table:table-cell>
          <table:table-cell table:formula="of:=[.G1004]-[.$G$1]" office:value-type="float" office:value="501.500249624252" calcext:value-type="float">
            <text:p>501.500</text:p>
          </table:table-cell>
          <table:table-cell table:formula="of:=[.G1004]-[.G1003]" office:value-type="float" office:value="0.500399827957153" calcext:value-type="float">
            <text:p>0.500399828</text:p>
          </table:table-cell>
          <table:table-cell table:number-columns-repeated="5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1.44735140738322E+018" calcext:value-type="float">
            <text:p>14473514073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5]/1000000000" office:value-type="float" office:value="1447351407.38322" calcext:value-type="float">
            <text:p>1447351407.383</text:p>
          </table:table-cell>
          <table:table-cell table:formula="of:=[.G1005]-[.$G$1]" office:value-type="float" office:value="501.999739170075" calcext:value-type="float">
            <text:p>502.000</text:p>
          </table:table-cell>
          <table:table-cell table:formula="of:=[.G1005]-[.G1004]" office:value-type="float" office:value="0.499490022659302" calcext:value-type="float">
            <text:p>0.4994900227</text:p>
          </table:table-cell>
          <table:table-cell table:number-columns-repeated="5"/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1.44735140788362E+018" calcext:value-type="float">
            <text:p>14473514078836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6]/1000000000" office:value-type="float" office:value="1447351407.88362" calcext:value-type="float">
            <text:p>1447351407.884</text:p>
          </table:table-cell>
          <table:table-cell table:formula="of:=[.G1006]-[.$G$1]" office:value-type="float" office:value="502.500136375427" calcext:value-type="float">
            <text:p>502.500</text:p>
          </table:table-cell>
          <table:table-cell table:formula="of:=[.G1006]-[.G1005]" office:value-type="float" office:value="0.500400066375732" calcext:value-type="float">
            <text:p>0.5004000664</text:p>
          </table:table-cell>
          <table:table-cell table:number-columns-repeated="5"/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1.44735140838421E+018" calcext:value-type="float">
            <text:p>1447351408384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7]/1000000000" office:value-type="float" office:value="1447351408.38421" calcext:value-type="float">
            <text:p>1447351408.384</text:p>
          </table:table-cell>
          <table:table-cell table:formula="of:=[.G1007]-[.$G$1]" office:value-type="float" office:value="503.000732660294" calcext:value-type="float">
            <text:p>503.001</text:p>
          </table:table-cell>
          <table:table-cell table:formula="of:=[.G1007]-[.G1006]" office:value-type="float" office:value="0.500590085983276" calcext:value-type="float">
            <text:p>0.500590086</text:p>
          </table:table-cell>
          <table:table-cell table:number-columns-repeated="5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1.44735140888357E+018" calcext:value-type="float">
            <text:p>1447351408883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8]/1000000000" office:value-type="float" office:value="1447351408.88356" calcext:value-type="float">
            <text:p>1447351408.884</text:p>
          </table:table-cell>
          <table:table-cell table:formula="of:=[.G1008]-[.$G$1]" office:value-type="float" office:value="503.500085115433" calcext:value-type="float">
            <text:p>503.500</text:p>
          </table:table-cell>
          <table:table-cell table:formula="of:=[.G1008]-[.G1007]" office:value-type="float" office:value="0.49934983253479" calcext:value-type="float">
            <text:p>0.4993498325</text:p>
          </table:table-cell>
          <table:table-cell table:number-columns-repeated="5"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1.44735140938228E+018" calcext:value-type="float">
            <text:p>1447351409382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09]/1000000000" office:value-type="float" office:value="1447351409.38228" calcext:value-type="float">
            <text:p>1447351409.382</text:p>
          </table:table-cell>
          <table:table-cell table:formula="of:=[.G1009]-[.$G$1]" office:value-type="float" office:value="503.99880361557" calcext:value-type="float">
            <text:p>503.999</text:p>
          </table:table-cell>
          <table:table-cell table:formula="of:=[.G1009]-[.G1008]" office:value-type="float" office:value="0.498720169067383" calcext:value-type="float">
            <text:p>0.4987201691</text:p>
          </table:table-cell>
          <table:table-cell table:number-columns-repeated="5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.44735140988242E+018" calcext:value-type="float">
            <text:p>1447351409882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0]/1000000000" office:value-type="float" office:value="1447351409.88242" calcext:value-type="float">
            <text:p>1447351409.882</text:p>
          </table:table-cell>
          <table:table-cell table:formula="of:=[.G1010]-[.$G$1]" office:value-type="float" office:value="504.498935222626" calcext:value-type="float">
            <text:p>504.499</text:p>
          </table:table-cell>
          <table:table-cell table:formula="of:=[.G1010]-[.G1009]" office:value-type="float" office:value="0.500139951705933" calcext:value-type="float">
            <text:p>0.5001399517</text:p>
          </table:table-cell>
          <table:table-cell table:number-columns-repeated="5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1.44735141039352E+018" calcext:value-type="float">
            <text:p>1447351410393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1]/1000000000" office:value-type="float" office:value="1447351410.39352" calcext:value-type="float">
            <text:p>1447351410.394</text:p>
          </table:table-cell>
          <table:table-cell table:formula="of:=[.G1011]-[.$G$1]" office:value-type="float" office:value="505.010043859482" calcext:value-type="float">
            <text:p>505.010</text:p>
          </table:table-cell>
          <table:table-cell table:formula="of:=[.G1011]-[.G1010]" office:value-type="float" office:value="0.511100053787231" calcext:value-type="float">
            <text:p>0.5111000538</text:p>
          </table:table-cell>
          <table:table-cell table:number-columns-repeated="5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1.4473514108835E+018" calcext:value-type="float">
            <text:p>1447351410883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2]/1000000000" office:value-type="float" office:value="1447351410.8835" calcext:value-type="float">
            <text:p>1447351410.884</text:p>
          </table:table-cell>
          <table:table-cell table:formula="of:=[.G1012]-[.$G$1]" office:value-type="float" office:value="505.500024795532" calcext:value-type="float">
            <text:p>505.500</text:p>
          </table:table-cell>
          <table:table-cell table:formula="of:=[.G1012]-[.G1011]" office:value-type="float" office:value="0.489979982376099" calcext:value-type="float">
            <text:p>0.4899799824</text:p>
          </table:table-cell>
          <table:table-cell table:number-columns-repeated="5"/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1.44735141138404E+018" calcext:value-type="float">
            <text:p>1447351411384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3]/1000000000" office:value-type="float" office:value="1447351411.38404" calcext:value-type="float">
            <text:p>1447351411.384</text:p>
          </table:table-cell>
          <table:table-cell table:formula="of:=[.G1013]-[.$G$1]" office:value-type="float" office:value="506.000562429428" calcext:value-type="float">
            <text:p>506.001</text:p>
          </table:table-cell>
          <table:table-cell table:formula="of:=[.G1013]-[.G1012]" office:value-type="float" office:value="0.500540018081665" calcext:value-type="float">
            <text:p>0.5005400181</text:p>
          </table:table-cell>
          <table:table-cell table:number-columns-repeated="5"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1.44735141188294E+018" calcext:value-type="float">
            <text:p>14473514118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4]/1000000000" office:value-type="float" office:value="1447351411.88294" calcext:value-type="float">
            <text:p>1447351411.883</text:p>
          </table:table-cell>
          <table:table-cell table:formula="of:=[.G1014]-[.$G$1]" office:value-type="float" office:value="506.49945807457" calcext:value-type="float">
            <text:p>506.499</text:p>
          </table:table-cell>
          <table:table-cell table:formula="of:=[.G1014]-[.G1013]" office:value-type="float" office:value="0.498899936676025" calcext:value-type="float">
            <text:p>0.4988999367</text:p>
          </table:table-cell>
          <table:table-cell table:number-columns-repeated="5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1.44735141238332E+018" calcext:value-type="float">
            <text:p>1447351412383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5]/1000000000" office:value-type="float" office:value="1447351412.38332" calcext:value-type="float">
            <text:p>1447351412.383</text:p>
          </table:table-cell>
          <table:table-cell table:formula="of:=[.G1015]-[.$G$1]" office:value-type="float" office:value="506.999840497971" calcext:value-type="float">
            <text:p>507.000</text:p>
          </table:table-cell>
          <table:table-cell table:formula="of:=[.G1015]-[.G1014]" office:value-type="float" office:value="0.500380039215088" calcext:value-type="float">
            <text:p>0.5003800392</text:p>
          </table:table-cell>
          <table:table-cell table:number-columns-repeated="5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1.44735141288367E+018" calcext:value-type="float">
            <text:p>1447351412883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6]/1000000000" office:value-type="float" office:value="1447351412.88367" calcext:value-type="float">
            <text:p>1447351412.884</text:p>
          </table:table-cell>
          <table:table-cell table:formula="of:=[.G1016]-[.$G$1]" office:value-type="float" office:value="507.500190734863" calcext:value-type="float">
            <text:p>507.500</text:p>
          </table:table-cell>
          <table:table-cell table:formula="of:=[.G1016]-[.G1015]" office:value-type="float" office:value="0.500349998474121" calcext:value-type="float">
            <text:p>0.5003499985</text:p>
          </table:table-cell>
          <table:table-cell table:number-columns-repeated="5"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1.44735141338294E+018" calcext:value-type="float">
            <text:p>14473514133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7]/1000000000" office:value-type="float" office:value="1447351413.38294" calcext:value-type="float">
            <text:p>1447351413.383</text:p>
          </table:table-cell>
          <table:table-cell table:formula="of:=[.G1017]-[.$G$1]" office:value-type="float" office:value="507.9994597435" calcext:value-type="float">
            <text:p>507.999</text:p>
          </table:table-cell>
          <table:table-cell table:formula="of:=[.G1017]-[.G1016]" office:value-type="float" office:value="0.499269962310791" calcext:value-type="float">
            <text:p>0.4992699623</text:p>
          </table:table-cell>
          <table:table-cell table:number-columns-repeated="5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1.44735141388332E+018" calcext:value-type="float">
            <text:p>1447351413883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8]/1000000000" office:value-type="float" office:value="1447351413.88332" calcext:value-type="float">
            <text:p>1447351413.883</text:p>
          </table:table-cell>
          <table:table-cell table:formula="of:=[.G1018]-[.$G$1]" office:value-type="float" office:value="508.499838113785" calcext:value-type="float">
            <text:p>508.500</text:p>
          </table:table-cell>
          <table:table-cell table:formula="of:=[.G1018]-[.G1017]" office:value-type="float" office:value="0.500380039215088" calcext:value-type="float">
            <text:p>0.5003800392</text:p>
          </table:table-cell>
          <table:table-cell table:number-columns-repeated="5"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1.4473514143829E+018" calcext:value-type="float">
            <text:p>1447351414382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19]/1000000000" office:value-type="float" office:value="1447351414.3829" calcext:value-type="float">
            <text:p>1447351414.383</text:p>
          </table:table-cell>
          <table:table-cell table:formula="of:=[.G1019]-[.$G$1]" office:value-type="float" office:value="508.999416828156" calcext:value-type="float">
            <text:p>508.999</text:p>
          </table:table-cell>
          <table:table-cell table:formula="of:=[.G1019]-[.G1018]" office:value-type="float" office:value="0.499579906463623" calcext:value-type="float">
            <text:p>0.4995799065</text:p>
          </table:table-cell>
          <table:table-cell table:number-columns-repeated="5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.44735141488242E+018" calcext:value-type="float">
            <text:p>1447351414882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0]/1000000000" office:value-type="float" office:value="1447351414.88242" calcext:value-type="float">
            <text:p>1447351414.882</text:p>
          </table:table-cell>
          <table:table-cell table:formula="of:=[.G1020]-[.$G$1]" office:value-type="float" office:value="509.498940706253" calcext:value-type="float">
            <text:p>509.499</text:p>
          </table:table-cell>
          <table:table-cell table:formula="of:=[.G1020]-[.G1019]" office:value-type="float" office:value="0.499520063400269" calcext:value-type="float">
            <text:p>0.4995200634</text:p>
          </table:table-cell>
          <table:table-cell table:number-columns-repeated="5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1.44735141538391E+018" calcext:value-type="float">
            <text:p>14473514153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1]/1000000000" office:value-type="float" office:value="1447351415.38391" calcext:value-type="float">
            <text:p>1447351415.384</text:p>
          </table:table-cell>
          <table:table-cell table:formula="of:=[.G1021]-[.$G$1]" office:value-type="float" office:value="510.000430107117" calcext:value-type="float">
            <text:p>510.000</text:p>
          </table:table-cell>
          <table:table-cell table:formula="of:=[.G1021]-[.G1020]" office:value-type="float" office:value="0.501489877700806" calcext:value-type="float">
            <text:p>0.5014898777</text:p>
          </table:table-cell>
          <table:table-cell table:number-columns-repeated="5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1.44735141588359E+018" calcext:value-type="float">
            <text:p>1447351415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2]/1000000000" office:value-type="float" office:value="1447351415.88359" calcext:value-type="float">
            <text:p>1447351415.884</text:p>
          </table:table-cell>
          <table:table-cell table:formula="of:=[.G1022]-[.$G$1]" office:value-type="float" office:value="510.500106096268" calcext:value-type="float">
            <text:p>510.500</text:p>
          </table:table-cell>
          <table:table-cell table:formula="of:=[.G1022]-[.G1021]" office:value-type="float" office:value="0.499680042266846" calcext:value-type="float">
            <text:p>0.4996800423</text:p>
          </table:table-cell>
          <table:table-cell table:number-columns-repeated="5"/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1.44735141638407E+018" calcext:value-type="float">
            <text:p>1447351416384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3]/1000000000" office:value-type="float" office:value="1447351416.38407" calcext:value-type="float">
            <text:p>1447351416.384</text:p>
          </table:table-cell>
          <table:table-cell table:formula="of:=[.G1023]-[.$G$1]" office:value-type="float" office:value="511.000592947006" calcext:value-type="float">
            <text:p>511.001</text:p>
          </table:table-cell>
          <table:table-cell table:formula="of:=[.G1023]-[.G1022]" office:value-type="float" office:value="0.500479936599731" calcext:value-type="float">
            <text:p>0.5004799366</text:p>
          </table:table-cell>
          <table:table-cell table:number-columns-repeated="5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.44735141688344E+018" calcext:value-type="float">
            <text:p>1447351416883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4]/1000000000" office:value-type="float" office:value="1447351416.88344" calcext:value-type="float">
            <text:p>1447351416.883</text:p>
          </table:table-cell>
          <table:table-cell table:formula="of:=[.G1024]-[.$G$1]" office:value-type="float" office:value="511.499964952469" calcext:value-type="float">
            <text:p>511.500</text:p>
          </table:table-cell>
          <table:table-cell table:formula="of:=[.G1024]-[.G1023]" office:value-type="float" office:value="0.499370098114014" calcext:value-type="float">
            <text:p>0.4993700981</text:p>
          </table:table-cell>
          <table:table-cell table:number-columns-repeated="5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1.44735141738365E+018" calcext:value-type="float">
            <text:p>1447351417383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5]/1000000000" office:value-type="float" office:value="1447351417.38365" calcext:value-type="float">
            <text:p>1447351417.384</text:p>
          </table:table-cell>
          <table:table-cell table:formula="of:=[.G1025]-[.$G$1]" office:value-type="float" office:value="512.00016784668" calcext:value-type="float">
            <text:p>512.000</text:p>
          </table:table-cell>
          <table:table-cell table:formula="of:=[.G1025]-[.G1024]" office:value-type="float" office:value="0.500210046768189" calcext:value-type="float">
            <text:p>0.5002100468</text:p>
          </table:table-cell>
          <table:table-cell table:number-columns-repeated="5"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1.44735141788335E+018" calcext:value-type="float">
            <text:p>14473514178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6]/1000000000" office:value-type="float" office:value="1447351417.88335" calcext:value-type="float">
            <text:p>1447351417.883</text:p>
          </table:table-cell>
          <table:table-cell table:formula="of:=[.G1026]-[.$G$1]" office:value-type="float" office:value="512.499867200851" calcext:value-type="float">
            <text:p>512.500</text:p>
          </table:table-cell>
          <table:table-cell table:formula="of:=[.G1026]-[.G1025]" office:value-type="float" office:value="0.499699831008911" calcext:value-type="float">
            <text:p>0.499699831</text:p>
          </table:table-cell>
          <table:table-cell table:number-columns-repeated="5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1.44735141838354E+018" calcext:value-type="float">
            <text:p>14473514183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7]/1000000000" office:value-type="float" office:value="1447351418.38354" calcext:value-type="float">
            <text:p>1447351418.384</text:p>
          </table:table-cell>
          <table:table-cell table:formula="of:=[.G1027]-[.$G$1]" office:value-type="float" office:value="513.000055551529" calcext:value-type="float">
            <text:p>513.000</text:p>
          </table:table-cell>
          <table:table-cell table:formula="of:=[.G1027]-[.G1026]" office:value-type="float" office:value="0.500190019607544" calcext:value-type="float">
            <text:p>0.5001900196</text:p>
          </table:table-cell>
          <table:table-cell table:number-columns-repeated="5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1.44735141888359E+018" calcext:value-type="float">
            <text:p>1447351418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8]/1000000000" office:value-type="float" office:value="1447351418.88359" calcext:value-type="float">
            <text:p>1447351418.884</text:p>
          </table:table-cell>
          <table:table-cell table:formula="of:=[.G1028]-[.$G$1]" office:value-type="float" office:value="513.500105381012" calcext:value-type="float">
            <text:p>513.500</text:p>
          </table:table-cell>
          <table:table-cell table:formula="of:=[.G1028]-[.G1027]" office:value-type="float" office:value="0.500050067901611" calcext:value-type="float">
            <text:p>0.5000500679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1.44735141938325E+018" calcext:value-type="float">
            <text:p>14473514193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29]/1000000000" office:value-type="float" office:value="1447351419.38325" calcext:value-type="float">
            <text:p>1447351419.383</text:p>
          </table:table-cell>
          <table:table-cell table:formula="of:=[.G1029]-[.$G$1]" office:value-type="float" office:value="513.999768733978" calcext:value-type="float">
            <text:p>514.000</text:p>
          </table:table-cell>
          <table:table-cell table:formula="of:=[.G1029]-[.G1028]" office:value-type="float" office:value="0.499660015106201" calcext:value-type="float">
            <text:p>0.4996600151</text:p>
          </table:table-cell>
          <table:table-cell table:number-columns-repeated="5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.4473514198829E+018" calcext:value-type="float">
            <text:p>1447351419882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0]/1000000000" office:value-type="float" office:value="1447351419.8829" calcext:value-type="float">
            <text:p>1447351419.883</text:p>
          </table:table-cell>
          <table:table-cell table:formula="of:=[.G1030]-[.$G$1]" office:value-type="float" office:value="514.499419689178" calcext:value-type="float">
            <text:p>514.499</text:p>
          </table:table-cell>
          <table:table-cell table:formula="of:=[.G1030]-[.G1029]" office:value-type="float" office:value="0.499650001525879" calcext:value-type="float">
            <text:p>0.4996500015</text:p>
          </table:table-cell>
          <table:table-cell table:number-columns-repeated="5"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1.44735142038318E+018" calcext:value-type="float">
            <text:p>1447351420383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1]/1000000000" office:value-type="float" office:value="1447351420.38318" calcext:value-type="float">
            <text:p>1447351420.383</text:p>
          </table:table-cell>
          <table:table-cell table:formula="of:=[.G1031]-[.$G$1]" office:value-type="float" office:value="514.99970293045" calcext:value-type="float">
            <text:p>515.000</text:p>
          </table:table-cell>
          <table:table-cell table:formula="of:=[.G1031]-[.G1030]" office:value-type="float" office:value="0.500279903411865" calcext:value-type="float">
            <text:p>0.5002799034</text:p>
          </table:table-cell>
          <table:table-cell table:number-columns-repeated="5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1.44735142088366E+018" calcext:value-type="float">
            <text:p>14473514208836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2]/1000000000" office:value-type="float" office:value="1447351420.88366" calcext:value-type="float">
            <text:p>1447351420.884</text:p>
          </table:table-cell>
          <table:table-cell table:formula="of:=[.G1032]-[.$G$1]" office:value-type="float" office:value="515.500179767609" calcext:value-type="float">
            <text:p>515.500</text:p>
          </table:table-cell>
          <table:table-cell table:formula="of:=[.G1032]-[.G1031]" office:value-type="float" office:value="0.500480175018311" calcext:value-type="float">
            <text:p>0.500480175</text:p>
          </table:table-cell>
          <table:table-cell table:number-columns-repeated="5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1.44735142138294E+018" calcext:value-type="float">
            <text:p>14473514213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3]/1000000000" office:value-type="float" office:value="1447351421.38294" calcext:value-type="float">
            <text:p>1447351421.383</text:p>
          </table:table-cell>
          <table:table-cell table:formula="of:=[.G1033]-[.$G$1]" office:value-type="float" office:value="515.999457597733" calcext:value-type="float">
            <text:p>515.999</text:p>
          </table:table-cell>
          <table:table-cell table:formula="of:=[.G1033]-[.G1032]" office:value-type="float" office:value="0.499279975891113" calcext:value-type="float">
            <text:p>0.4992799759</text:p>
          </table:table-cell>
          <table:table-cell table:number-columns-repeated="5"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1.44735142188333E+018" calcext:value-type="float">
            <text:p>14473514218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4]/1000000000" office:value-type="float" office:value="1447351421.88333" calcext:value-type="float">
            <text:p>1447351421.883</text:p>
          </table:table-cell>
          <table:table-cell table:formula="of:=[.G1034]-[.$G$1]" office:value-type="float" office:value="516.499848365784" calcext:value-type="float">
            <text:p>516.500</text:p>
          </table:table-cell>
          <table:table-cell table:formula="of:=[.G1034]-[.G1033]" office:value-type="float" office:value="0.50039005279541" calcext:value-type="float">
            <text:p>0.5003900528</text:p>
          </table:table-cell>
          <table:table-cell table:number-columns-repeated="5"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1.44735142238365E+018" calcext:value-type="float">
            <text:p>1447351422383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5]/1000000000" office:value-type="float" office:value="1447351422.38365" calcext:value-type="float">
            <text:p>1447351422.384</text:p>
          </table:table-cell>
          <table:table-cell table:formula="of:=[.G1035]-[.$G$1]" office:value-type="float" office:value="517.000166893005" calcext:value-type="float">
            <text:p>517.000</text:p>
          </table:table-cell>
          <table:table-cell table:formula="of:=[.G1035]-[.G1034]" office:value-type="float" office:value="0.500319957733154" calcext:value-type="float">
            <text:p>0.5003199577</text:p>
          </table:table-cell>
          <table:table-cell table:number-columns-repeated="5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1.44735142288289E+018" calcext:value-type="float">
            <text:p>14473514228828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6]/1000000000" office:value-type="float" office:value="1447351422.88289" calcext:value-type="float">
            <text:p>1447351422.883</text:p>
          </table:table-cell>
          <table:table-cell table:formula="of:=[.G1036]-[.$G$1]" office:value-type="float" office:value="517.49941277504" calcext:value-type="float">
            <text:p>517.499</text:p>
          </table:table-cell>
          <table:table-cell table:formula="of:=[.G1036]-[.G1035]" office:value-type="float" office:value="0.499239921569824" calcext:value-type="float">
            <text:p>0.4992399216</text:p>
          </table:table-cell>
          <table:table-cell table:number-columns-repeated="5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1.44735142338321E+018" calcext:value-type="float">
            <text:p>14473514233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7]/1000000000" office:value-type="float" office:value="1447351423.38321" calcext:value-type="float">
            <text:p>1447351423.383</text:p>
          </table:table-cell>
          <table:table-cell table:formula="of:=[.G1037]-[.$G$1]" office:value-type="float" office:value="517.999729394913" calcext:value-type="float">
            <text:p>518.000</text:p>
          </table:table-cell>
          <table:table-cell table:formula="of:=[.G1037]-[.G1036]" office:value-type="float" office:value="0.500319957733154" calcext:value-type="float">
            <text:p>0.5003199577</text:p>
          </table:table-cell>
          <table:table-cell table:number-columns-repeated="5"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1.44735142388356E+018" calcext:value-type="float">
            <text:p>14473514238835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8]/1000000000" office:value-type="float" office:value="1447351423.88356" calcext:value-type="float">
            <text:p>1447351423.884</text:p>
          </table:table-cell>
          <table:table-cell table:formula="of:=[.G1038]-[.$G$1]" office:value-type="float" office:value="518.500083684921" calcext:value-type="float">
            <text:p>518.500</text:p>
          </table:table-cell>
          <table:table-cell table:formula="of:=[.G1038]-[.G1037]" office:value-type="float" office:value="0.500349998474121" calcext:value-type="float">
            <text:p>0.5003499985</text:p>
          </table:table-cell>
          <table:table-cell table:number-columns-repeated="5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1.44735142438402E+018" calcext:value-type="float">
            <text:p>1447351424384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39]/1000000000" office:value-type="float" office:value="1447351424.38402" calcext:value-type="float">
            <text:p>1447351424.384</text:p>
          </table:table-cell>
          <table:table-cell table:formula="of:=[.G1039]-[.$G$1]" office:value-type="float" office:value="519.000540018082" calcext:value-type="float">
            <text:p>519.001</text:p>
          </table:table-cell>
          <table:table-cell table:formula="of:=[.G1039]-[.G1038]" office:value-type="float" office:value="0.500460147857666" calcext:value-type="float">
            <text:p>0.5004601479</text:p>
          </table:table-cell>
          <table:table-cell table:number-columns-repeated="5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.44735142488268E+018" calcext:value-type="float">
            <text:p>1447351424882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0]/1000000000" office:value-type="float" office:value="1447351424.88268" calcext:value-type="float">
            <text:p>1447351424.883</text:p>
          </table:table-cell>
          <table:table-cell table:formula="of:=[.G1040]-[.$G$1]" office:value-type="float" office:value="519.499203443527" calcext:value-type="float">
            <text:p>519.499</text:p>
          </table:table-cell>
          <table:table-cell table:formula="of:=[.G1040]-[.G1039]" office:value-type="float" office:value="0.49865984916687" calcext:value-type="float">
            <text:p>0.4986598492</text:p>
          </table:table-cell>
          <table:table-cell table:number-columns-repeated="5"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1.44735142538242E+018" calcext:value-type="float">
            <text:p>1447351425382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1]/1000000000" office:value-type="float" office:value="1447351425.38242" calcext:value-type="float">
            <text:p>1447351425.382</text:p>
          </table:table-cell>
          <table:table-cell table:formula="of:=[.G1041]-[.$G$1]" office:value-type="float" office:value="519.998942613602" calcext:value-type="float">
            <text:p>519.999</text:p>
          </table:table-cell>
          <table:table-cell table:formula="of:=[.G1041]-[.G1040]" office:value-type="float" office:value="0.499740123748779" calcext:value-type="float">
            <text:p>0.4997401237</text:p>
          </table:table-cell>
          <table:table-cell table:number-columns-repeated="5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1.44735142589187E+018" calcext:value-type="float">
            <text:p>14473514258918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2]/1000000000" office:value-type="float" office:value="1447351425.89187" calcext:value-type="float">
            <text:p>1447351425.892</text:p>
          </table:table-cell>
          <table:table-cell table:formula="of:=[.G1042]-[.$G$1]" office:value-type="float" office:value="520.50839138031" calcext:value-type="float">
            <text:p>520.508</text:p>
          </table:table-cell>
          <table:table-cell table:formula="of:=[.G1042]-[.G1041]" office:value-type="float" office:value="0.50944995880127" calcext:value-type="float">
            <text:p>0.5094499588</text:p>
          </table:table-cell>
          <table:table-cell table:number-columns-repeated="5"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1.44735142638361E+018" calcext:value-type="float">
            <text:p>1447351426383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3]/1000000000" office:value-type="float" office:value="1447351426.38361" calcext:value-type="float">
            <text:p>1447351426.384</text:p>
          </table:table-cell>
          <table:table-cell table:formula="of:=[.G1043]-[.$G$1]" office:value-type="float" office:value="521.000126361847" calcext:value-type="float">
            <text:p>521.000</text:p>
          </table:table-cell>
          <table:table-cell table:formula="of:=[.G1043]-[.G1042]" office:value-type="float" office:value="0.491739988327026" calcext:value-type="float">
            <text:p>0.4917399883</text:p>
          </table:table-cell>
          <table:table-cell table:number-columns-repeated="5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1.44735142688407E+018" calcext:value-type="float">
            <text:p>1447351426884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4]/1000000000" office:value-type="float" office:value="1447351426.88407" calcext:value-type="float">
            <text:p>1447351426.884</text:p>
          </table:table-cell>
          <table:table-cell table:formula="of:=[.G1044]-[.$G$1]" office:value-type="float" office:value="521.500591754913" calcext:value-type="float">
            <text:p>521.501</text:p>
          </table:table-cell>
          <table:table-cell table:formula="of:=[.G1044]-[.G1043]" office:value-type="float" office:value="0.500459909439087" calcext:value-type="float">
            <text:p>0.5004599094</text:p>
          </table:table-cell>
          <table:table-cell table:number-columns-repeated="5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1.44735142738337E+018" calcext:value-type="float">
            <text:p>1447351427383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5]/1000000000" office:value-type="float" office:value="1447351427.38337" calcext:value-type="float">
            <text:p>1447351427.383</text:p>
          </table:table-cell>
          <table:table-cell table:formula="of:=[.G1045]-[.$G$1]" office:value-type="float" office:value="521.999885797501" calcext:value-type="float">
            <text:p>522.000</text:p>
          </table:table-cell>
          <table:table-cell table:formula="of:=[.G1045]-[.G1044]" office:value-type="float" office:value="0.499300003051758" calcext:value-type="float">
            <text:p>0.4993000031</text:p>
          </table:table-cell>
          <table:table-cell table:number-columns-repeated="5"/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1.44735142788376E+018" calcext:value-type="float">
            <text:p>1447351427883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6]/1000000000" office:value-type="float" office:value="1447351427.88376" calcext:value-type="float">
            <text:p>1447351427.884</text:p>
          </table:table-cell>
          <table:table-cell table:formula="of:=[.G1046]-[.$G$1]" office:value-type="float" office:value="522.500283956528" calcext:value-type="float">
            <text:p>522.500</text:p>
          </table:table-cell>
          <table:table-cell table:formula="of:=[.G1046]-[.G1045]" office:value-type="float" office:value="0.50039005279541" calcext:value-type="float">
            <text:p>0.5003900528</text:p>
          </table:table-cell>
          <table:table-cell table:number-columns-repeated="5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1.44735142838305E+018" calcext:value-type="float">
            <text:p>1447351428383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7]/1000000000" office:value-type="float" office:value="1447351428.38305" calcext:value-type="float">
            <text:p>1447351428.383</text:p>
          </table:table-cell>
          <table:table-cell table:formula="of:=[.G1047]-[.$G$1]" office:value-type="float" office:value="522.999573469162" calcext:value-type="float">
            <text:p>523.000</text:p>
          </table:table-cell>
          <table:table-cell table:formula="of:=[.G1047]-[.G1046]" office:value-type="float" office:value="0.499289989471436" calcext:value-type="float">
            <text:p>0.4992899895</text:p>
          </table:table-cell>
          <table:table-cell table:number-columns-repeated="5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1.44735142888353E+018" calcext:value-type="float">
            <text:p>14473514288835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8]/1000000000" office:value-type="float" office:value="1447351428.88353" calcext:value-type="float">
            <text:p>1447351428.884</text:p>
          </table:table-cell>
          <table:table-cell table:formula="of:=[.G1048]-[.$G$1]" office:value-type="float" office:value="523.500049829483" calcext:value-type="float">
            <text:p>523.500</text:p>
          </table:table-cell>
          <table:table-cell table:formula="of:=[.G1048]-[.G1047]" office:value-type="float" office:value="0.500479936599731" calcext:value-type="float">
            <text:p>0.5004799366</text:p>
          </table:table-cell>
          <table:table-cell table:number-columns-repeated="5"/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1.44735142938395E+018" calcext:value-type="float">
            <text:p>14473514293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49]/1000000000" office:value-type="float" office:value="1447351429.38395" calcext:value-type="float">
            <text:p>1447351429.384</text:p>
          </table:table-cell>
          <table:table-cell table:formula="of:=[.G1049]-[.$G$1]" office:value-type="float" office:value="524.000472784042" calcext:value-type="float">
            <text:p>524.000</text:p>
          </table:table-cell>
          <table:table-cell table:formula="of:=[.G1049]-[.G1048]" office:value-type="float" office:value="0.500420093536377" calcext:value-type="float">
            <text:p>0.5004200935</text:p>
          </table:table-cell>
          <table:table-cell table:number-columns-repeated="5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.44735142988263E+018" calcext:value-type="float">
            <text:p>1447351429882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0]/1000000000" office:value-type="float" office:value="1447351429.88263" calcext:value-type="float">
            <text:p>1447351429.883</text:p>
          </table:table-cell>
          <table:table-cell table:formula="of:=[.G1050]-[.$G$1]" office:value-type="float" office:value="524.499151229858" calcext:value-type="float">
            <text:p>524.499</text:p>
          </table:table-cell>
          <table:table-cell table:formula="of:=[.G1050]-[.G1049]" office:value-type="float" office:value="0.498680114746094" calcext:value-type="float">
            <text:p>0.4986801147</text:p>
          </table:table-cell>
          <table:table-cell table:number-columns-repeated="5"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1.4473514303834E+018" calcext:value-type="float">
            <text:p>14473514303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1]/1000000000" office:value-type="float" office:value="1447351430.3834" calcext:value-type="float">
            <text:p>1447351430.383</text:p>
          </table:table-cell>
          <table:table-cell table:formula="of:=[.G1051]-[.$G$1]" office:value-type="float" office:value="524.999924659729" calcext:value-type="float">
            <text:p>525.000</text:p>
          </table:table-cell>
          <table:table-cell table:formula="of:=[.G1051]-[.G1050]" office:value-type="float" office:value="0.500769853591919" calcext:value-type="float">
            <text:p>0.5007698536</text:p>
          </table:table-cell>
          <table:table-cell table:number-columns-repeated="5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1.44735143089209E+018" calcext:value-type="float">
            <text:p>1447351430892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2]/1000000000" office:value-type="float" office:value="1447351430.89209" calcext:value-type="float">
            <text:p>1447351430.892</text:p>
          </table:table-cell>
          <table:table-cell table:formula="of:=[.G1052]-[.$G$1]" office:value-type="float" office:value="525.508605480194" calcext:value-type="float">
            <text:p>525.509</text:p>
          </table:table-cell>
          <table:table-cell table:formula="of:=[.G1052]-[.G1051]" office:value-type="float" office:value="0.508690118789673" calcext:value-type="float">
            <text:p>0.5086901188</text:p>
          </table:table-cell>
          <table:table-cell table:number-columns-repeated="5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1.44735143138397E+018" calcext:value-type="float">
            <text:p>1447351431383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3]/1000000000" office:value-type="float" office:value="1447351431.38397" calcext:value-type="float">
            <text:p>1447351431.384</text:p>
          </table:table-cell>
          <table:table-cell table:formula="of:=[.G1053]-[.$G$1]" office:value-type="float" office:value="526.000492095947" calcext:value-type="float">
            <text:p>526.000</text:p>
          </table:table-cell>
          <table:table-cell table:formula="of:=[.G1053]-[.G1052]" office:value-type="float" office:value="0.491879940032959" calcext:value-type="float">
            <text:p>0.49187994</text:p>
          </table:table-cell>
          <table:table-cell table:number-columns-repeated="5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1.44735143188338E+018" calcext:value-type="float">
            <text:p>14473514318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4]/1000000000" office:value-type="float" office:value="1447351431.88338" calcext:value-type="float">
            <text:p>1447351431.883</text:p>
          </table:table-cell>
          <table:table-cell table:formula="of:=[.G1054]-[.$G$1]" office:value-type="float" office:value="526.499898195267" calcext:value-type="float">
            <text:p>526.500</text:p>
          </table:table-cell>
          <table:table-cell table:formula="of:=[.G1054]-[.G1053]" office:value-type="float" office:value="0.499409914016724" calcext:value-type="float">
            <text:p>0.499409914</text:p>
          </table:table-cell>
          <table:table-cell table:number-columns-repeated="5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1.44735143238377E+018" calcext:value-type="float">
            <text:p>14473514323837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5]/1000000000" office:value-type="float" office:value="1447351432.38377" calcext:value-type="float">
            <text:p>1447351432.384</text:p>
          </table:table-cell>
          <table:table-cell table:formula="of:=[.G1055]-[.$G$1]" office:value-type="float" office:value="527.000294446945" calcext:value-type="float">
            <text:p>527.000</text:p>
          </table:table-cell>
          <table:table-cell table:formula="of:=[.G1055]-[.G1054]" office:value-type="float" office:value="0.50039005279541" calcext:value-type="float">
            <text:p>0.5003900528</text:p>
          </table:table-cell>
          <table:table-cell table:number-columns-repeated="5"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1.44735143288419E+018" calcext:value-type="float">
            <text:p>1447351432884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6]/1000000000" office:value-type="float" office:value="1447351432.88419" calcext:value-type="float">
            <text:p>1447351432.884</text:p>
          </table:table-cell>
          <table:table-cell table:formula="of:=[.G1056]-[.$G$1]" office:value-type="float" office:value="527.500709533691" calcext:value-type="float">
            <text:p>527.501</text:p>
          </table:table-cell>
          <table:table-cell table:formula="of:=[.G1056]-[.G1055]" office:value-type="float" office:value="0.500420093536377" calcext:value-type="float">
            <text:p>0.5004200935</text:p>
          </table:table-cell>
          <table:table-cell table:number-columns-repeated="5"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1.44735143338352E+018" calcext:value-type="float">
            <text:p>14473514333835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7]/1000000000" office:value-type="float" office:value="1447351433.38352" calcext:value-type="float">
            <text:p>1447351433.384</text:p>
          </table:table-cell>
          <table:table-cell table:formula="of:=[.G1057]-[.$G$1]" office:value-type="float" office:value="528.000040054321" calcext:value-type="float">
            <text:p>528.000</text:p>
          </table:table-cell>
          <table:table-cell table:formula="of:=[.G1057]-[.G1056]" office:value-type="float" office:value="0.499329805374146" calcext:value-type="float">
            <text:p>0.4993298054</text:p>
          </table:table-cell>
          <table:table-cell table:number-columns-repeated="5"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1.44735143388396E+018" calcext:value-type="float">
            <text:p>14473514338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8]/1000000000" office:value-type="float" office:value="1447351433.88396" calcext:value-type="float">
            <text:p>1447351433.884</text:p>
          </table:table-cell>
          <table:table-cell table:formula="of:=[.G1058]-[.$G$1]" office:value-type="float" office:value="528.500478029251" calcext:value-type="float">
            <text:p>528.500</text:p>
          </table:table-cell>
          <table:table-cell table:formula="of:=[.G1058]-[.G1057]" office:value-type="float" office:value="0.500440120697022" calcext:value-type="float">
            <text:p>0.5004401207</text:p>
          </table:table-cell>
          <table:table-cell table:number-columns-repeated="5"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1.44735143438254E+018" calcext:value-type="float">
            <text:p>1447351434382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59]/1000000000" office:value-type="float" office:value="1447351434.38254" calcext:value-type="float">
            <text:p>1447351434.383</text:p>
          </table:table-cell>
          <table:table-cell table:formula="of:=[.G1059]-[.$G$1]" office:value-type="float" office:value="528.99906373024" calcext:value-type="float">
            <text:p>528.999</text:p>
          </table:table-cell>
          <table:table-cell table:formula="of:=[.G1059]-[.G1058]" office:value-type="float" office:value="0.498579978942871" calcext:value-type="float">
            <text:p>0.4985799789</text:p>
          </table:table-cell>
          <table:table-cell table:number-columns-repeated="5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.44735143488291E+018" calcext:value-type="float">
            <text:p>1447351434882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60]/1000000000" office:value-type="float" office:value="1447351434.88291" calcext:value-type="float">
            <text:p>1447351434.883</text:p>
          </table:table-cell>
          <table:table-cell table:formula="of:=[.G1060]-[.$G$1]" office:value-type="float" office:value="529.499428510666" calcext:value-type="float">
            <text:p>529.499</text:p>
          </table:table-cell>
          <table:table-cell table:formula="of:=[.G1060]-[.G1059]" office:value-type="float" office:value="0.500370025634766" calcext:value-type="float">
            <text:p>0.5003700256</text:p>
          </table:table-cell>
          <table:table-cell table:number-columns-repeated="5"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1.44735143538317E+018" calcext:value-type="float">
            <text:p>1447351435383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61]/1000000000" office:value-type="float" office:value="1447351435.38317" calcext:value-type="float">
            <text:p>1447351435.383</text:p>
          </table:table-cell>
          <table:table-cell table:formula="of:=[.G1061]-[.$G$1]" office:value-type="float" office:value="529.999694347382" calcext:value-type="float">
            <text:p>530.000</text:p>
          </table:table-cell>
          <table:table-cell table:formula="of:=[.G1061]-[.G1060]" office:value-type="float" office:value="0.500259876251221" calcext:value-type="float">
            <text:p>0.5002598763</text:p>
          </table:table-cell>
          <table:table-cell table:number-columns-repeated="5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1.44735143589086E+018" calcext:value-type="float">
            <text:p>14473514358908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62]/1000000000" office:value-type="float" office:value="1447351435.89086" calcext:value-type="float">
            <text:p>1447351435.891</text:p>
          </table:table-cell>
          <table:table-cell table:formula="of:=[.G1062]-[.$G$1]" office:value-type="float" office:value="530.507377386093" calcext:value-type="float">
            <text:p>530.507</text:p>
          </table:table-cell>
          <table:table-cell table:formula="of:=[.G1062]-[.G1061]" office:value-type="float" office:value="0.507690191268921" calcext:value-type="float">
            <text:p>0.5076901913</text:p>
          </table:table-cell>
          <table:table-cell table:number-columns-repeated="5"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1.44735143638361E+018" calcext:value-type="float">
            <text:p>14473514363836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63]/1000000000" office:value-type="float" office:value="1447351436.38361" calcext:value-type="float">
            <text:p>1447351436.384</text:p>
          </table:table-cell>
          <table:table-cell table:formula="of:=[.G1063]-[.$G$1]" office:value-type="float" office:value="531.000130653381" calcext:value-type="float">
            <text:p>531.000</text:p>
          </table:table-cell>
          <table:table-cell table:formula="of:=[.G1063]-[.G1062]" office:value-type="float" office:value="0.492749929428101" calcext:value-type="float">
            <text:p>0.4927499294</text:p>
          </table:table-cell>
          <table:table-cell table:number-columns-repeated="5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1.44735143688409E+018" calcext:value-type="float">
            <text:p>1447351436884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064]/1000000000" office:value-type="float" office:value="1447351436.88409" calcext:value-type="float">
            <text:p>1447351436.884</text:p>
          </table:table-cell>
          <table:table-cell table:formula="of:=[.G1064]-[.$G$1]" office:value-type="float" office:value="531.500611543655" calcext:value-type="float">
            <text:p>531.501</text:p>
          </table:table-cell>
          <table:table-cell table:formula="of:=[.G1064]-[.G1063]" office:value-type="float" office:value="0.500479936599731" calcext:value-type="float">
            <text:p>0.5004799366</text:p>
          </table:table-cell>
          <table:table-cell table:number-columns-repeated="5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1.44735143738345E+018" calcext:value-type="float">
            <text:p>14473514373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65]/1000000000" office:value-type="float" office:value="1447351437.38345" calcext:value-type="float">
            <text:p>1447351437.383</text:p>
          </table:table-cell>
          <table:table-cell table:formula="of:=[.G1065]-[.$G$1]" office:value-type="float" office:value="531.999966859818" calcext:value-type="float">
            <text:p>532.000</text:p>
          </table:table-cell>
          <table:table-cell table:formula="of:=[.G1065]-[.G1064]" office:value-type="float" office:value="0.499360084533691" calcext:value-type="float">
            <text:p>0.4993600845</text:p>
          </table:table-cell>
          <table:table-cell table:number-columns-repeated="5"/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1.44735143788391E+018" calcext:value-type="float">
            <text:p>14473514378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66]/1000000000" office:value-type="float" office:value="1447351437.88391" calcext:value-type="float">
            <text:p>1447351437.884</text:p>
          </table:table-cell>
          <table:table-cell table:formula="of:=[.G1066]-[.$G$1]" office:value-type="float" office:value="532.500433206558" calcext:value-type="float">
            <text:p>532.500</text:p>
          </table:table-cell>
          <table:table-cell table:formula="of:=[.G1066]-[.G1065]" office:value-type="float" office:value="0.500459909439087" calcext:value-type="float">
            <text:p>0.5004599094</text:p>
          </table:table-cell>
          <table:table-cell table:number-columns-repeated="5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1.44735143838323E+018" calcext:value-type="float">
            <text:p>1447351438383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67]/1000000000" office:value-type="float" office:value="1447351438.38323" calcext:value-type="float">
            <text:p>1447351438.383</text:p>
          </table:table-cell>
          <table:table-cell table:formula="of:=[.G1067]-[.$G$1]" office:value-type="float" office:value="532.999749898911" calcext:value-type="float">
            <text:p>533.000</text:p>
          </table:table-cell>
          <table:table-cell table:formula="of:=[.G1067]-[.G1066]" office:value-type="float" office:value="0.499320030212402" calcext:value-type="float">
            <text:p>0.4993200302</text:p>
          </table:table-cell>
          <table:table-cell table:number-columns-repeated="5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1.44735143888364E+018" calcext:value-type="float">
            <text:p>14473514388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68]/1000000000" office:value-type="float" office:value="1447351438.88364" calcext:value-type="float">
            <text:p>1447351438.884</text:p>
          </table:table-cell>
          <table:table-cell table:formula="of:=[.G1068]-[.$G$1]" office:value-type="float" office:value="533.500159263611" calcext:value-type="float">
            <text:p>533.500</text:p>
          </table:table-cell>
          <table:table-cell table:formula="of:=[.G1068]-[.G1067]" office:value-type="float" office:value="0.500410079956055" calcext:value-type="float">
            <text:p>0.50041008</text:p>
          </table:table-cell>
          <table:table-cell table:number-columns-repeated="5"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1.44735143938297E+018" calcext:value-type="float">
            <text:p>1447351439382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69]/1000000000" office:value-type="float" office:value="1447351439.38297" calcext:value-type="float">
            <text:p>1447351439.383</text:p>
          </table:table-cell>
          <table:table-cell table:formula="of:=[.G1069]-[.$G$1]" office:value-type="float" office:value="533.999489545822" calcext:value-type="float">
            <text:p>533.999</text:p>
          </table:table-cell>
          <table:table-cell table:formula="of:=[.G1069]-[.G1068]" office:value-type="float" office:value="0.499330043792725" calcext:value-type="float">
            <text:p>0.4993300438</text:p>
          </table:table-cell>
          <table:table-cell table:number-columns-repeated="5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1.44735143988306E+018" calcext:value-type="float">
            <text:p>1447351439883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70]/1000000000" office:value-type="float" office:value="1447351439.88306" calcext:value-type="float">
            <text:p>1447351439.883</text:p>
          </table:table-cell>
          <table:table-cell table:formula="of:=[.G1070]-[.$G$1]" office:value-type="float" office:value="534.499577999115" calcext:value-type="float">
            <text:p>534.500</text:p>
          </table:table-cell>
          <table:table-cell table:formula="of:=[.G1070]-[.G1069]" office:value-type="float" office:value="0.500089883804321" calcext:value-type="float">
            <text:p>0.5000898838</text:p>
          </table:table-cell>
          <table:table-cell table:number-columns-repeated="5"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1.44735144038298E+018" calcext:value-type="float">
            <text:p>1447351440382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71]/1000000000" office:value-type="float" office:value="1447351440.38298" calcext:value-type="float">
            <text:p>1447351440.383</text:p>
          </table:table-cell>
          <table:table-cell table:formula="of:=[.G1071]-[.$G$1]" office:value-type="float" office:value="534.999496459961" calcext:value-type="float">
            <text:p>534.999</text:p>
          </table:table-cell>
          <table:table-cell table:formula="of:=[.G1071]-[.G1070]" office:value-type="float" office:value="0.499920129776001" calcext:value-type="float">
            <text:p>0.4999201298</text:p>
          </table:table-cell>
          <table:table-cell table:number-columns-repeated="5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1.44735144089308E+018" calcext:value-type="float">
            <text:p>14473514408930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72]/1000000000" office:value-type="float" office:value="1447351440.89308" calcext:value-type="float">
            <text:p>1447351440.893</text:p>
          </table:table-cell>
          <table:table-cell table:formula="of:=[.G1072]-[.$G$1]" office:value-type="float" office:value="535.509602308273" calcext:value-type="float">
            <text:p>535.510</text:p>
          </table:table-cell>
          <table:table-cell table:formula="of:=[.G1072]-[.G1071]" office:value-type="float" office:value="0.5100998878479" calcext:value-type="float">
            <text:p>0.5100998878</text:p>
          </table:table-cell>
          <table:table-cell table:number-columns-repeated="5"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1.44735144138321E+018" calcext:value-type="float">
            <text:p>14473514413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73]/1000000000" office:value-type="float" office:value="1447351441.38321" calcext:value-type="float">
            <text:p>1447351441.383</text:p>
          </table:table-cell>
          <table:table-cell table:formula="of:=[.G1073]-[.$G$1]" office:value-type="float" office:value="535.999732732773" calcext:value-type="float">
            <text:p>536.000</text:p>
          </table:table-cell>
          <table:table-cell table:formula="of:=[.G1073]-[.G1072]" office:value-type="float" office:value="0.490129947662354" calcext:value-type="float">
            <text:p>0.4901299477</text:p>
          </table:table-cell>
          <table:table-cell table:number-columns-repeated="5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1.44735144188357E+018" calcext:value-type="float">
            <text:p>1447351441883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74]/1000000000" office:value-type="float" office:value="1447351441.88357" calcext:value-type="float">
            <text:p>1447351441.884</text:p>
          </table:table-cell>
          <table:table-cell table:formula="of:=[.G1074]-[.$G$1]" office:value-type="float" office:value="536.500093460083" calcext:value-type="float">
            <text:p>536.500</text:p>
          </table:table-cell>
          <table:table-cell table:formula="of:=[.G1074]-[.G1073]" office:value-type="float" office:value="0.500360012054443" calcext:value-type="float">
            <text:p>0.5003600121</text:p>
          </table:table-cell>
          <table:table-cell table:number-columns-repeated="5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1.44735144238401E+018" calcext:value-type="float">
            <text:p>1447351442384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75]/1000000000" office:value-type="float" office:value="1447351442.38401" calcext:value-type="float">
            <text:p>1447351442.384</text:p>
          </table:table-cell>
          <table:table-cell table:formula="of:=[.G1075]-[.$G$1]" office:value-type="float" office:value="537.000533103943" calcext:value-type="float">
            <text:p>537.001</text:p>
          </table:table-cell>
          <table:table-cell table:formula="of:=[.G1075]-[.G1074]" office:value-type="float" office:value="0.500440120697022" calcext:value-type="float">
            <text:p>0.5004401207</text:p>
          </table:table-cell>
          <table:table-cell table:number-columns-repeated="5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1.4473514428834E+018" calcext:value-type="float">
            <text:p>14473514428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76]/1000000000" office:value-type="float" office:value="1447351442.8834" calcext:value-type="float">
            <text:p>1447351442.883</text:p>
          </table:table-cell>
          <table:table-cell table:formula="of:=[.G1076]-[.$G$1]" office:value-type="float" office:value="537.499915122986" calcext:value-type="float">
            <text:p>537.500</text:p>
          </table:table-cell>
          <table:table-cell table:formula="of:=[.G1076]-[.G1075]" office:value-type="float" office:value="0.499389886856079" calcext:value-type="float">
            <text:p>0.4993898869</text:p>
          </table:table-cell>
          <table:table-cell table:number-columns-repeated="5"/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1.44735144338406E+018" calcext:value-type="float">
            <text:p>14473514433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77]/1000000000" office:value-type="float" office:value="1447351443.38406" calcext:value-type="float">
            <text:p>1447351443.384</text:p>
          </table:table-cell>
          <table:table-cell table:formula="of:=[.G1077]-[.$G$1]" office:value-type="float" office:value="538.000575304031" calcext:value-type="float">
            <text:p>538.001</text:p>
          </table:table-cell>
          <table:table-cell table:formula="of:=[.G1077]-[.G1076]" office:value-type="float" office:value="0.500659942626953" calcext:value-type="float">
            <text:p>0.5006599426</text:p>
          </table:table-cell>
          <table:table-cell table:number-columns-repeated="5"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1.44735144388348E+018" calcext:value-type="float">
            <text:p>14473514438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78]/1000000000" office:value-type="float" office:value="1447351443.88348" calcext:value-type="float">
            <text:p>1447351443.883</text:p>
          </table:table-cell>
          <table:table-cell table:formula="of:=[.G1078]-[.$G$1]" office:value-type="float" office:value="538.499999046326" calcext:value-type="float">
            <text:p>538.500</text:p>
          </table:table-cell>
          <table:table-cell table:formula="of:=[.G1078]-[.G1077]" office:value-type="float" office:value="0.499420166015625" calcext:value-type="float">
            <text:p>0.499420166</text:p>
          </table:table-cell>
          <table:table-cell table:number-columns-repeated="5"/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1.44735144438393E+018" calcext:value-type="float">
            <text:p>1447351444383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79]/1000000000" office:value-type="float" office:value="1447351444.38393" calcext:value-type="float">
            <text:p>1447351444.384</text:p>
          </table:table-cell>
          <table:table-cell table:formula="of:=[.G1079]-[.$G$1]" office:value-type="float" office:value="539.000448942184" calcext:value-type="float">
            <text:p>539.000</text:p>
          </table:table-cell>
          <table:table-cell table:formula="of:=[.G1079]-[.G1078]" office:value-type="float" office:value="0.500449895858765" calcext:value-type="float">
            <text:p>0.5004498959</text:p>
          </table:table-cell>
          <table:table-cell table:number-columns-repeated="5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.44735144488259E+018" calcext:value-type="float">
            <text:p>1447351444882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80]/1000000000" office:value-type="float" office:value="1447351444.88259" calcext:value-type="float">
            <text:p>1447351444.883</text:p>
          </table:table-cell>
          <table:table-cell table:formula="of:=[.G1080]-[.$G$1]" office:value-type="float" office:value="539.499112844467" calcext:value-type="float">
            <text:p>539.499</text:p>
          </table:table-cell>
          <table:table-cell table:formula="of:=[.G1080]-[.G1079]" office:value-type="float" office:value="0.498660087585449" calcext:value-type="float">
            <text:p>0.4986600876</text:p>
          </table:table-cell>
          <table:table-cell table:number-columns-repeated="5"/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1.44735144538342E+018" calcext:value-type="float">
            <text:p>1447351445383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81]/1000000000" office:value-type="float" office:value="1447351445.38342" calcext:value-type="float">
            <text:p>1447351445.383</text:p>
          </table:table-cell>
          <table:table-cell table:formula="of:=[.G1081]-[.$G$1]" office:value-type="float" office:value="539.999942779541" calcext:value-type="float">
            <text:p>540.000</text:p>
          </table:table-cell>
          <table:table-cell table:formula="of:=[.G1081]-[.G1080]" office:value-type="float" office:value="0.500829935073853" calcext:value-type="float">
            <text:p>0.5008299351</text:p>
          </table:table-cell>
          <table:table-cell table:number-columns-repeated="5"/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1.44735144588301E+018" calcext:value-type="float">
            <text:p>1447351445883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82]/1000000000" office:value-type="float" office:value="1447351445.88301" calcext:value-type="float">
            <text:p>1447351445.883</text:p>
          </table:table-cell>
          <table:table-cell table:formula="of:=[.G1082]-[.$G$1]" office:value-type="float" office:value="540.499525547028" calcext:value-type="float">
            <text:p>540.500</text:p>
          </table:table-cell>
          <table:table-cell table:formula="of:=[.G1082]-[.G1081]" office:value-type="float" office:value="0.499589920043945" calcext:value-type="float">
            <text:p>0.49958992</text:p>
          </table:table-cell>
          <table:table-cell table:number-columns-repeated="5"/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1.44735144639307E+018" calcext:value-type="float">
            <text:p>1447351446393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83]/1000000000" office:value-type="float" office:value="1447351446.39307" calcext:value-type="float">
            <text:p>1447351446.393</text:p>
          </table:table-cell>
          <table:table-cell table:formula="of:=[.G1083]-[.$G$1]" office:value-type="float" office:value="541.009590148926" calcext:value-type="float">
            <text:p>541.010</text:p>
          </table:table-cell>
          <table:table-cell table:formula="of:=[.G1083]-[.G1082]" office:value-type="float" office:value="0.51006007194519" calcext:value-type="float">
            <text:p>0.5100600719</text:p>
          </table:table-cell>
          <table:table-cell table:number-columns-repeated="5"/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1.4473514468843E+018" calcext:value-type="float">
            <text:p>1447351446884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84]/1000000000" office:value-type="float" office:value="1447351446.8843" calcext:value-type="float">
            <text:p>1447351446.884</text:p>
          </table:table-cell>
          <table:table-cell table:formula="of:=[.G1084]-[.$G$1]" office:value-type="float" office:value="541.500822544098" calcext:value-type="float">
            <text:p>541.501</text:p>
          </table:table-cell>
          <table:table-cell table:formula="of:=[.G1084]-[.G1083]" office:value-type="float" office:value="0.491230010986328" calcext:value-type="float">
            <text:p>0.491230011</text:p>
          </table:table-cell>
          <table:table-cell table:number-columns-repeated="5"/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1.44735144738414E+018" calcext:value-type="float">
            <text:p>14473514473841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85]/1000000000" office:value-type="float" office:value="1447351447.38414" calcext:value-type="float">
            <text:p>1447351447.384</text:p>
          </table:table-cell>
          <table:table-cell table:formula="of:=[.G1085]-[.$G$1]" office:value-type="float" office:value="542.000658512116" calcext:value-type="float">
            <text:p>542.001</text:p>
          </table:table-cell>
          <table:table-cell table:formula="of:=[.G1085]-[.G1084]" office:value-type="float" office:value="0.499840021133423" calcext:value-type="float">
            <text:p>0.4998400211</text:p>
          </table:table-cell>
          <table:table-cell table:number-columns-repeated="5"/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1.44735144788368E+018" calcext:value-type="float">
            <text:p>14473514478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86]/1000000000" office:value-type="float" office:value="1447351447.88368" calcext:value-type="float">
            <text:p>1447351447.884</text:p>
          </table:table-cell>
          <table:table-cell table:formula="of:=[.G1086]-[.$G$1]" office:value-type="float" office:value="542.500196218491" calcext:value-type="float">
            <text:p>542.500</text:p>
          </table:table-cell>
          <table:table-cell table:formula="of:=[.G1086]-[.G1085]" office:value-type="float" office:value="0.499540090560913" calcext:value-type="float">
            <text:p>0.4995400906</text:p>
          </table:table-cell>
          <table:table-cell table:number-columns-repeated="5"/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1.44735144838372E+018" calcext:value-type="float">
            <text:p>14473514483837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87]/1000000000" office:value-type="float" office:value="1447351448.38372" calcext:value-type="float">
            <text:p>1447351448.384</text:p>
          </table:table-cell>
          <table:table-cell table:formula="of:=[.G1087]-[.$G$1]" office:value-type="float" office:value="543.000242233276" calcext:value-type="float">
            <text:p>543.000</text:p>
          </table:table-cell>
          <table:table-cell table:formula="of:=[.G1087]-[.G1086]" office:value-type="float" office:value="0.50003981590271" calcext:value-type="float">
            <text:p>0.5000398159</text:p>
          </table:table-cell>
          <table:table-cell table:number-columns-repeated="5"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1.4473514488835E+018" calcext:value-type="float">
            <text:p>1447351448883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88]/1000000000" office:value-type="float" office:value="1447351448.8835" calcext:value-type="float">
            <text:p>1447351448.884</text:p>
          </table:table-cell>
          <table:table-cell table:formula="of:=[.G1088]-[.$G$1]" office:value-type="float" office:value="543.500019788742" calcext:value-type="float">
            <text:p>543.500</text:p>
          </table:table-cell>
          <table:table-cell table:formula="of:=[.G1088]-[.G1087]" office:value-type="float" office:value="0.499780178070068" calcext:value-type="float">
            <text:p>0.4997801781</text:p>
          </table:table-cell>
          <table:table-cell table:number-columns-repeated="5"/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1.4473514493841E+018" calcext:value-type="float">
            <text:p>14473514493841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89]/1000000000" office:value-type="float" office:value="1447351449.3841" calcext:value-type="float">
            <text:p>1447351449.384</text:p>
          </table:table-cell>
          <table:table-cell table:formula="of:=[.G1089]-[.$G$1]" office:value-type="float" office:value="544.000619888306" calcext:value-type="float">
            <text:p>544.001</text:p>
          </table:table-cell>
          <table:table-cell table:formula="of:=[.G1089]-[.G1088]" office:value-type="float" office:value="0.50059986114502" calcext:value-type="float">
            <text:p>0.5005998611</text:p>
          </table:table-cell>
          <table:table-cell table:number-columns-repeated="5"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1.44735144988293E+018" calcext:value-type="float">
            <text:p>1447351449882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90]/1000000000" office:value-type="float" office:value="1447351449.88293" calcext:value-type="float">
            <text:p>1447351449.883</text:p>
          </table:table-cell>
          <table:table-cell table:formula="of:=[.G1090]-[.$G$1]" office:value-type="float" office:value="544.499448537827" calcext:value-type="float">
            <text:p>544.499</text:p>
          </table:table-cell>
          <table:table-cell table:formula="of:=[.G1090]-[.G1089]" office:value-type="float" office:value="0.498830080032349" calcext:value-type="float">
            <text:p>0.49883008</text:p>
          </table:table-cell>
          <table:table-cell table:number-columns-repeated="5"/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1.44735145038349E+018" calcext:value-type="float">
            <text:p>1447351450383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91]/1000000000" office:value-type="float" office:value="1447351450.38349" calcext:value-type="float">
            <text:p>1447351450.383</text:p>
          </table:table-cell>
          <table:table-cell table:formula="of:=[.G1091]-[.$G$1]" office:value-type="float" office:value="545.000009536743" calcext:value-type="float">
            <text:p>545.000</text:p>
          </table:table-cell>
          <table:table-cell table:formula="of:=[.G1091]-[.G1090]" office:value-type="float" office:value="0.50056004524231" calcext:value-type="float">
            <text:p>0.5005600452</text:p>
          </table:table-cell>
          <table:table-cell table:number-columns-repeated="5"/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1.44735145088396E+018" calcext:value-type="float">
            <text:p>14473514508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92]/1000000000" office:value-type="float" office:value="1447351450.88396" calcext:value-type="float">
            <text:p>1447351450.884</text:p>
          </table:table-cell>
          <table:table-cell table:formula="of:=[.G1092]-[.$G$1]" office:value-type="float" office:value="545.500482559204" calcext:value-type="float">
            <text:p>545.500</text:p>
          </table:table-cell>
          <table:table-cell table:formula="of:=[.G1092]-[.G1091]" office:value-type="float" office:value="0.500469923019409" calcext:value-type="float">
            <text:p>0.500469923</text:p>
          </table:table-cell>
          <table:table-cell table:number-columns-repeated="5"/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1.44735145139055E+018" calcext:value-type="float">
            <text:p>14473514513905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93]/1000000000" office:value-type="float" office:value="1447351451.39055" calcext:value-type="float">
            <text:p>1447351451.391</text:p>
          </table:table-cell>
          <table:table-cell table:formula="of:=[.G1093]-[.$G$1]" office:value-type="float" office:value="546.0070707798" calcext:value-type="float">
            <text:p>546.007</text:p>
          </table:table-cell>
          <table:table-cell table:formula="of:=[.G1093]-[.G1092]" office:value-type="float" office:value="0.506589889526367" calcext:value-type="float">
            <text:p>0.5065898895</text:p>
          </table:table-cell>
          <table:table-cell table:number-columns-repeated="5"/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1.44735145188364E+018" calcext:value-type="float">
            <text:p>14473514518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94]/1000000000" office:value-type="float" office:value="1447351451.88364" calcext:value-type="float">
            <text:p>1447351451.884</text:p>
          </table:table-cell>
          <table:table-cell table:formula="of:=[.G1094]-[.$G$1]" office:value-type="float" office:value="546.500161409378" calcext:value-type="float">
            <text:p>546.500</text:p>
          </table:table-cell>
          <table:table-cell table:formula="of:=[.G1094]-[.G1093]" office:value-type="float" office:value="0.493090152740479" calcext:value-type="float">
            <text:p>0.4930901527</text:p>
          </table:table-cell>
          <table:table-cell table:number-columns-repeated="5"/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1.44735145238288E+018" calcext:value-type="float">
            <text:p>14473514523828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95]/1000000000" office:value-type="float" office:value="1447351452.38288" calcext:value-type="float">
            <text:p>1447351452.383</text:p>
          </table:table-cell>
          <table:table-cell table:formula="of:=[.G1095]-[.$G$1]" office:value-type="float" office:value="546.999401330948" calcext:value-type="float">
            <text:p>546.999</text:p>
          </table:table-cell>
          <table:table-cell table:formula="of:=[.G1095]-[.G1094]" office:value-type="float" office:value="0.499239921569824" calcext:value-type="float">
            <text:p>0.4992399216</text:p>
          </table:table-cell>
          <table:table-cell table:number-columns-repeated="5"/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1.44735145288319E+018" calcext:value-type="float">
            <text:p>1447351452883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96]/1000000000" office:value-type="float" office:value="1447351452.88319" calcext:value-type="float">
            <text:p>1447351452.883</text:p>
          </table:table-cell>
          <table:table-cell table:formula="of:=[.G1096]-[.$G$1]" office:value-type="float" office:value="547.499709844589" calcext:value-type="float">
            <text:p>547.500</text:p>
          </table:table-cell>
          <table:table-cell table:formula="of:=[.G1096]-[.G1095]" office:value-type="float" office:value="0.500309944152832" calcext:value-type="float">
            <text:p>0.5003099442</text:p>
          </table:table-cell>
          <table:table-cell table:number-columns-repeated="5"/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1.44735145338354E+018" calcext:value-type="float">
            <text:p>14473514533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97]/1000000000" office:value-type="float" office:value="1447351453.38354" calcext:value-type="float">
            <text:p>1447351453.384</text:p>
          </table:table-cell>
          <table:table-cell table:formula="of:=[.G1097]-[.$G$1]" office:value-type="float" office:value="548.000058889389" calcext:value-type="float">
            <text:p>548.000</text:p>
          </table:table-cell>
          <table:table-cell table:formula="of:=[.G1097]-[.G1096]" office:value-type="float" office:value="0.500349998474121" calcext:value-type="float">
            <text:p>0.5003499985</text:p>
          </table:table-cell>
          <table:table-cell table:number-columns-repeated="5"/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1.44735145388395E+018" calcext:value-type="float">
            <text:p>14473514538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98]/1000000000" office:value-type="float" office:value="1447351453.88395" calcext:value-type="float">
            <text:p>1447351453.884</text:p>
          </table:table-cell>
          <table:table-cell table:formula="of:=[.G1098]-[.$G$1]" office:value-type="float" office:value="548.500470399857" calcext:value-type="float">
            <text:p>548.500</text:p>
          </table:table-cell>
          <table:table-cell table:formula="of:=[.G1098]-[.G1097]" office:value-type="float" office:value="0.500410079956055" calcext:value-type="float">
            <text:p>0.50041008</text:p>
          </table:table-cell>
          <table:table-cell table:number-columns-repeated="5"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1.44735145438321E+018" calcext:value-type="float">
            <text:p>14473514543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099]/1000000000" office:value-type="float" office:value="1447351454.38321" calcext:value-type="float">
            <text:p>1447351454.383</text:p>
          </table:table-cell>
          <table:table-cell table:formula="of:=[.G1099]-[.$G$1]" office:value-type="float" office:value="548.999726295471" calcext:value-type="float">
            <text:p>549.000</text:p>
          </table:table-cell>
          <table:table-cell table:formula="of:=[.G1099]-[.G1098]" office:value-type="float" office:value="0.499259948730469" calcext:value-type="float">
            <text:p>0.4992599487</text:p>
          </table:table-cell>
          <table:table-cell table:number-columns-repeated="5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.4473514548829E+018" calcext:value-type="float">
            <text:p>1447351454882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00]/1000000000" office:value-type="float" office:value="1447351454.8829" calcext:value-type="float">
            <text:p>1447351454.883</text:p>
          </table:table-cell>
          <table:table-cell table:formula="of:=[.G1100]-[.$G$1]" office:value-type="float" office:value="549.499423265457" calcext:value-type="float">
            <text:p>549.499</text:p>
          </table:table-cell>
          <table:table-cell table:formula="of:=[.G1100]-[.G1099]" office:value-type="float" office:value="0.499690055847168" calcext:value-type="float">
            <text:p>0.4996900558</text:p>
          </table:table-cell>
          <table:table-cell table:number-columns-repeated="5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1.4473514553834E+018" calcext:value-type="float">
            <text:p>14473514553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01]/1000000000" office:value-type="float" office:value="1447351455.3834" calcext:value-type="float">
            <text:p>1447351455.383</text:p>
          </table:table-cell>
          <table:table-cell table:formula="of:=[.G1101]-[.$G$1]" office:value-type="float" office:value="549.999919176102" calcext:value-type="float">
            <text:p>550.000</text:p>
          </table:table-cell>
          <table:table-cell table:formula="of:=[.G1101]-[.G1100]" office:value-type="float" office:value="0.500499963760376" calcext:value-type="float">
            <text:p>0.5004999638</text:p>
          </table:table-cell>
          <table:table-cell table:number-columns-repeated="5"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1.44735145588376E+018" calcext:value-type="float">
            <text:p>1447351455883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02]/1000000000" office:value-type="float" office:value="1447351455.88376" calcext:value-type="float">
            <text:p>1447351455.884</text:p>
          </table:table-cell>
          <table:table-cell table:formula="of:=[.G1102]-[.$G$1]" office:value-type="float" office:value="550.500278234482" calcext:value-type="float">
            <text:p>550.500</text:p>
          </table:table-cell>
          <table:table-cell table:formula="of:=[.G1102]-[.G1101]" office:value-type="float" office:value="0.500360012054443" calcext:value-type="float">
            <text:p>0.5003600121</text:p>
          </table:table-cell>
          <table:table-cell table:number-columns-repeated="5"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float" office:value="1.44735145639023E+018" calcext:value-type="float">
            <text:p>1447351456390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03]/1000000000" office:value-type="float" office:value="1447351456.39023" calcext:value-type="float">
            <text:p>1447351456.390</text:p>
          </table:table-cell>
          <table:table-cell table:formula="of:=[.G1103]-[.$G$1]" office:value-type="float" office:value="551.006752490997" calcext:value-type="float">
            <text:p>551.007</text:p>
          </table:table-cell>
          <table:table-cell table:formula="of:=[.G1103]-[.G1102]" office:value-type="float" office:value="0.506469964981079" calcext:value-type="float">
            <text:p>0.506469965</text:p>
          </table:table-cell>
          <table:table-cell table:number-columns-repeated="5"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1.44735145688478E+018" calcext:value-type="float">
            <text:p>14473514568847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04]/1000000000" office:value-type="float" office:value="1447351456.88478" calcext:value-type="float">
            <text:p>1447351456.885</text:p>
          </table:table-cell>
          <table:table-cell table:formula="of:=[.G1104]-[.$G$1]" office:value-type="float" office:value="551.501301765442" calcext:value-type="float">
            <text:p>551.501</text:p>
          </table:table-cell>
          <table:table-cell table:formula="of:=[.G1104]-[.G1103]" office:value-type="float" office:value="0.494549989700317" calcext:value-type="float">
            <text:p>0.4945499897</text:p>
          </table:table-cell>
          <table:table-cell table:number-columns-repeated="5"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1.44735145738313E+018" calcext:value-type="float">
            <text:p>14473514573831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05]/1000000000" office:value-type="float" office:value="1447351457.38313" calcext:value-type="float">
            <text:p>1447351457.383</text:p>
          </table:table-cell>
          <table:table-cell table:formula="of:=[.G1105]-[.$G$1]" office:value-type="float" office:value="551.999652862549" calcext:value-type="float">
            <text:p>552.000</text:p>
          </table:table-cell>
          <table:table-cell table:formula="of:=[.G1105]-[.G1104]" office:value-type="float" office:value="0.498350143432617" calcext:value-type="float">
            <text:p>0.4983501434</text:p>
          </table:table-cell>
          <table:table-cell table:number-columns-repeated="5"/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1.44735145788346E+018" calcext:value-type="float">
            <text:p>14473514578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06]/1000000000" office:value-type="float" office:value="1447351457.88346" calcext:value-type="float">
            <text:p>1447351457.883</text:p>
          </table:table-cell>
          <table:table-cell table:formula="of:=[.G1106]-[.$G$1]" office:value-type="float" office:value="552.499983310699" calcext:value-type="float">
            <text:p>552.500</text:p>
          </table:table-cell>
          <table:table-cell table:formula="of:=[.G1106]-[.G1105]" office:value-type="float" office:value="0.500329971313477" calcext:value-type="float">
            <text:p>0.5003299713</text:p>
          </table:table-cell>
          <table:table-cell table:number-columns-repeated="5"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1.44735145838376E+018" calcext:value-type="float">
            <text:p>14473514583837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07]/1000000000" office:value-type="float" office:value="1447351458.38376" calcext:value-type="float">
            <text:p>1447351458.384</text:p>
          </table:table-cell>
          <table:table-cell table:formula="of:=[.G1107]-[.$G$1]" office:value-type="float" office:value="553.000284194946" calcext:value-type="float">
            <text:p>553.000</text:p>
          </table:table-cell>
          <table:table-cell table:formula="of:=[.G1107]-[.G1106]" office:value-type="float" office:value="0.50029993057251" calcext:value-type="float">
            <text:p>0.5002999306</text:p>
          </table:table-cell>
          <table:table-cell table:number-columns-repeated="5"/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float" office:value="1.44735145888306E+018" calcext:value-type="float">
            <text:p>1447351458883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08]/1000000000" office:value-type="float" office:value="1447351458.88306" calcext:value-type="float">
            <text:p>1447351458.883</text:p>
          </table:table-cell>
          <table:table-cell table:formula="of:=[.G1108]-[.$G$1]" office:value-type="float" office:value="553.499584436417" calcext:value-type="float">
            <text:p>553.500</text:p>
          </table:table-cell>
          <table:table-cell table:formula="of:=[.G1108]-[.G1107]" office:value-type="float" office:value="0.499300003051758" calcext:value-type="float">
            <text:p>0.4993000031</text:p>
          </table:table-cell>
          <table:table-cell table:number-columns-repeated="5"/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1.44735145938265E+018" calcext:value-type="float">
            <text:p>14473514593826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09]/1000000000" office:value-type="float" office:value="1447351459.38265" calcext:value-type="float">
            <text:p>1447351459.383</text:p>
          </table:table-cell>
          <table:table-cell table:formula="of:=[.G1109]-[.$G$1]" office:value-type="float" office:value="553.999174118042" calcext:value-type="float">
            <text:p>553.999</text:p>
          </table:table-cell>
          <table:table-cell table:formula="of:=[.G1109]-[.G1108]" office:value-type="float" office:value="0.499589920043945" calcext:value-type="float">
            <text:p>0.49958992</text:p>
          </table:table-cell>
          <table:table-cell table:number-columns-repeated="5"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1.44735145988312E+018" calcext:value-type="float">
            <text:p>14473514598831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10]/1000000000" office:value-type="float" office:value="1447351459.88312" calcext:value-type="float">
            <text:p>1447351459.883</text:p>
          </table:table-cell>
          <table:table-cell table:formula="of:=[.G1110]-[.$G$1]" office:value-type="float" office:value="554.499644994736" calcext:value-type="float">
            <text:p>554.500</text:p>
          </table:table-cell>
          <table:table-cell table:formula="of:=[.G1110]-[.G1109]" office:value-type="float" office:value="0.500470161437988" calcext:value-type="float">
            <text:p>0.5004701614</text:p>
          </table:table-cell>
          <table:table-cell table:number-columns-repeated="5"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1.44735146038349E+018" calcext:value-type="float">
            <text:p>1447351460383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11]/1000000000" office:value-type="float" office:value="1447351460.38349" calcext:value-type="float">
            <text:p>1447351460.383</text:p>
          </table:table-cell>
          <table:table-cell table:formula="of:=[.G1111]-[.$G$1]" office:value-type="float" office:value="555.00000667572" calcext:value-type="float">
            <text:p>555.000</text:p>
          </table:table-cell>
          <table:table-cell table:formula="of:=[.G1111]-[.G1110]" office:value-type="float" office:value="0.500370025634766" calcext:value-type="float">
            <text:p>0.5003700256</text:p>
          </table:table-cell>
          <table:table-cell table:number-columns-repeated="5"/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float" office:value="1.44735146088418E+018" calcext:value-type="float">
            <text:p>1447351460884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12]/1000000000" office:value-type="float" office:value="1447351460.88418" calcext:value-type="float">
            <text:p>1447351460.884</text:p>
          </table:table-cell>
          <table:table-cell table:formula="of:=[.G1112]-[.$G$1]" office:value-type="float" office:value="555.500700235367" calcext:value-type="float">
            <text:p>555.501</text:p>
          </table:table-cell>
          <table:table-cell table:formula="of:=[.G1112]-[.G1111]" office:value-type="float" office:value="0.50068998336792" calcext:value-type="float">
            <text:p>0.5006899834</text:p>
          </table:table-cell>
          <table:table-cell table:number-columns-repeated="5"/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float" office:value="1.4473514613909E+018" calcext:value-type="float">
            <text:p>1447351461390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13]/1000000000" office:value-type="float" office:value="1447351461.3909" calcext:value-type="float">
            <text:p>1447351461.391</text:p>
          </table:table-cell>
          <table:table-cell table:formula="of:=[.G1113]-[.$G$1]" office:value-type="float" office:value="556.007417917252" calcext:value-type="float">
            <text:p>556.007</text:p>
          </table:table-cell>
          <table:table-cell table:formula="of:=[.G1113]-[.G1112]" office:value-type="float" office:value="0.506719827651978" calcext:value-type="float">
            <text:p>0.5067198277</text:p>
          </table:table-cell>
          <table:table-cell table:number-columns-repeated="5"/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1.44735146188407E+018" calcext:value-type="float">
            <text:p>1447351461884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14]/1000000000" office:value-type="float" office:value="1447351461.88407" calcext:value-type="float">
            <text:p>1447351461.884</text:p>
          </table:table-cell>
          <table:table-cell table:formula="of:=[.G1114]-[.$G$1]" office:value-type="float" office:value="556.500591993332" calcext:value-type="float">
            <text:p>556.501</text:p>
          </table:table-cell>
          <table:table-cell table:formula="of:=[.G1114]-[.G1113]" office:value-type="float" office:value="0.493170022964478" calcext:value-type="float">
            <text:p>0.493170023</text:p>
          </table:table-cell>
          <table:table-cell table:number-columns-repeated="5"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1.44735146238338E+018" calcext:value-type="float">
            <text:p>14473514623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15]/1000000000" office:value-type="float" office:value="1447351462.38338" calcext:value-type="float">
            <text:p>1447351462.383</text:p>
          </table:table-cell>
          <table:table-cell table:formula="of:=[.G1115]-[.$G$1]" office:value-type="float" office:value="556.999899625778" calcext:value-type="float">
            <text:p>557.000</text:p>
          </table:table-cell>
          <table:table-cell table:formula="of:=[.G1115]-[.G1114]" office:value-type="float" office:value="0.49931001663208" calcext:value-type="float">
            <text:p>0.4993100166</text:p>
          </table:table-cell>
          <table:table-cell table:number-columns-repeated="5"/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1.44735146288371E+018" calcext:value-type="float">
            <text:p>14473514628837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16]/1000000000" office:value-type="float" office:value="1447351462.88371" calcext:value-type="float">
            <text:p>1447351462.884</text:p>
          </table:table-cell>
          <table:table-cell table:formula="of:=[.G1116]-[.$G$1]" office:value-type="float" office:value="557.500228404999" calcext:value-type="float">
            <text:p>557.500</text:p>
          </table:table-cell>
          <table:table-cell table:formula="of:=[.G1116]-[.G1115]" office:value-type="float" office:value="0.500329971313477" calcext:value-type="float">
            <text:p>0.5003299713</text:p>
          </table:table-cell>
          <table:table-cell table:number-columns-repeated="5"/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1.44735146338294E+018" calcext:value-type="float">
            <text:p>14473514633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17]/1000000000" office:value-type="float" office:value="1447351463.38294" calcext:value-type="float">
            <text:p>1447351463.383</text:p>
          </table:table-cell>
          <table:table-cell table:formula="of:=[.G1117]-[.$G$1]" office:value-type="float" office:value="557.999460935593" calcext:value-type="float">
            <text:p>557.999</text:p>
          </table:table-cell>
          <table:table-cell table:formula="of:=[.G1117]-[.G1116]" office:value-type="float" office:value="0.499230146408081" calcext:value-type="float">
            <text:p>0.4992301464</text:p>
          </table:table-cell>
          <table:table-cell table:number-columns-repeated="5"/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1.44735146388329E+018" calcext:value-type="float">
            <text:p>1447351463883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18]/1000000000" office:value-type="float" office:value="1447351463.88329" calcext:value-type="float">
            <text:p>1447351463.883</text:p>
          </table:table-cell>
          <table:table-cell table:formula="of:=[.G1118]-[.$G$1]" office:value-type="float" office:value="558.49981212616" calcext:value-type="float">
            <text:p>558.500</text:p>
          </table:table-cell>
          <table:table-cell table:formula="of:=[.G1118]-[.G1117]" office:value-type="float" office:value="0.500349998474121" calcext:value-type="float">
            <text:p>0.5003499985</text:p>
          </table:table-cell>
          <table:table-cell table:number-columns-repeated="5"/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1.44735146438366E+018" calcext:value-type="float">
            <text:p>14473514643836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19]/1000000000" office:value-type="float" office:value="1447351464.38366" calcext:value-type="float">
            <text:p>1447351464.384</text:p>
          </table:table-cell>
          <table:table-cell table:formula="of:=[.G1119]-[.$G$1]" office:value-type="float" office:value="559.000179290771" calcext:value-type="float">
            <text:p>559.000</text:p>
          </table:table-cell>
          <table:table-cell table:formula="of:=[.G1119]-[.G1118]" office:value-type="float" office:value="0.500370025634766" calcext:value-type="float">
            <text:p>0.5003700256</text:p>
          </table:table-cell>
          <table:table-cell table:number-columns-repeated="5"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.44735146488237E+018" calcext:value-type="float">
            <text:p>1447351464882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20]/1000000000" office:value-type="float" office:value="1447351464.88237" calcext:value-type="float">
            <text:p>1447351464.882</text:p>
          </table:table-cell>
          <table:table-cell table:formula="of:=[.G1120]-[.$G$1]" office:value-type="float" office:value="559.498893260956" calcext:value-type="float">
            <text:p>559.499</text:p>
          </table:table-cell>
          <table:table-cell table:formula="of:=[.G1120]-[.G1119]" office:value-type="float" office:value="0.498709917068481" calcext:value-type="float">
            <text:p>0.4987099171</text:p>
          </table:table-cell>
          <table:table-cell table:number-columns-repeated="5"/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1.4473514653832E+018" calcext:value-type="float">
            <text:p>1447351465383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21]/1000000000" office:value-type="float" office:value="1447351465.3832" calcext:value-type="float">
            <text:p>1447351465.383</text:p>
          </table:table-cell>
          <table:table-cell table:formula="of:=[.G1121]-[.$G$1]" office:value-type="float" office:value="559.999716281891" calcext:value-type="float">
            <text:p>560.000</text:p>
          </table:table-cell>
          <table:table-cell table:formula="of:=[.G1121]-[.G1120]" office:value-type="float" office:value="0.500829935073853" calcext:value-type="float">
            <text:p>0.5008299351</text:p>
          </table:table-cell>
          <table:table-cell table:number-columns-repeated="5"/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1.44735146588395E+018" calcext:value-type="float">
            <text:p>1447351465883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22]/1000000000" office:value-type="float" office:value="1447351465.88395" calcext:value-type="float">
            <text:p>1447351465.884</text:p>
          </table:table-cell>
          <table:table-cell table:formula="of:=[.G1122]-[.$G$1]" office:value-type="float" office:value="560.500466346741" calcext:value-type="float">
            <text:p>560.500</text:p>
          </table:table-cell>
          <table:table-cell table:formula="of:=[.G1122]-[.G1121]" office:value-type="float" office:value="0.500750064849854" calcext:value-type="float">
            <text:p>0.5007500648</text:p>
          </table:table-cell>
          <table:table-cell table:number-columns-repeated="5"/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float" office:value="1.44735146638323E+018" calcext:value-type="float">
            <text:p>14473514663832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23]/1000000000" office:value-type="float" office:value="1447351466.38323" calcext:value-type="float">
            <text:p>1447351466.383</text:p>
          </table:table-cell>
          <table:table-cell table:formula="of:=[.G1123]-[.$G$1]" office:value-type="float" office:value="560.99974656105" calcext:value-type="float">
            <text:p>561.000</text:p>
          </table:table-cell>
          <table:table-cell table:formula="of:=[.G1123]-[.G1122]" office:value-type="float" office:value="0.499279975891113" calcext:value-type="float">
            <text:p>0.4992799759</text:p>
          </table:table-cell>
          <table:table-cell table:number-columns-repeated="5"/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float" office:value="1.44735146688366E+018" calcext:value-type="float">
            <text:p>14473514668836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24]/1000000000" office:value-type="float" office:value="1447351466.88366" calcext:value-type="float">
            <text:p>1447351466.884</text:p>
          </table:table-cell>
          <table:table-cell table:formula="of:=[.G1124]-[.$G$1]" office:value-type="float" office:value="561.50017619133" calcext:value-type="float">
            <text:p>561.500</text:p>
          </table:table-cell>
          <table:table-cell table:formula="of:=[.G1124]-[.G1123]" office:value-type="float" office:value="0.500430107116699" calcext:value-type="float">
            <text:p>0.5004301071</text:p>
          </table:table-cell>
          <table:table-cell table:number-columns-repeated="5"/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1.44735146738297E+018" calcext:value-type="float">
            <text:p>1447351467382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125]/1000000000" office:value-type="float" office:value="1447351467.38297" calcext:value-type="float">
            <text:p>1447351467.383</text:p>
          </table:table-cell>
          <table:table-cell table:formula="of:=[.G1125]-[.$G$1]" office:value-type="float" office:value="561.999485492706" calcext:value-type="float">
            <text:p>561.999</text:p>
          </table:table-cell>
          <table:table-cell table:formula="of:=[.G1125]-[.G1124]" office:value-type="float" office:value="0.49931001663208" calcext:value-type="float">
            <text:p>0.4993100166</text:p>
          </table:table-cell>
          <table:table-cell table:number-columns-repeated="5"/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1.44735146788336E+018" calcext:value-type="float">
            <text:p>1447351467883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26]/1000000000" office:value-type="float" office:value="1447351467.88336" calcext:value-type="float">
            <text:p>1447351467.883</text:p>
          </table:table-cell>
          <table:table-cell table:formula="of:=[.G1126]-[.$G$1]" office:value-type="float" office:value="562.499883890152" calcext:value-type="float">
            <text:p>562.500</text:p>
          </table:table-cell>
          <table:table-cell table:formula="of:=[.G1126]-[.G1125]" office:value-type="float" office:value="0.500389814376831" calcext:value-type="float">
            <text:p>0.5003898144</text:p>
          </table:table-cell>
          <table:table-cell table:number-columns-repeated="5"/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1.44735146838544E+018" calcext:value-type="float">
            <text:p>1447351468385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27]/1000000000" office:value-type="float" office:value="1447351468.38544" calcext:value-type="float">
            <text:p>1447351468.385</text:p>
          </table:table-cell>
          <table:table-cell table:formula="of:=[.G1127]-[.$G$1]" office:value-type="float" office:value="563.001960277557" calcext:value-type="float">
            <text:p>563.002</text:p>
          </table:table-cell>
          <table:table-cell table:formula="of:=[.G1127]-[.G1126]" office:value-type="float" office:value="0.502080202102661" calcext:value-type="float">
            <text:p>0.5020802021</text:p>
          </table:table-cell>
          <table:table-cell table:number-columns-repeated="5"/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1.44735146888391E+018" calcext:value-type="float">
            <text:p>14473514688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28]/1000000000" office:value-type="float" office:value="1447351468.88391" calcext:value-type="float">
            <text:p>1447351468.884</text:p>
          </table:table-cell>
          <table:table-cell table:formula="of:=[.G1128]-[.$G$1]" office:value-type="float" office:value="563.500428915024" calcext:value-type="float">
            <text:p>563.500</text:p>
          </table:table-cell>
          <table:table-cell table:formula="of:=[.G1128]-[.G1127]" office:value-type="float" office:value="0.498469829559326" calcext:value-type="float">
            <text:p>0.4984698296</text:p>
          </table:table-cell>
          <table:table-cell table:number-columns-repeated="5"/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1.44735146938318E+018" calcext:value-type="float">
            <text:p>1447351469383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29]/1000000000" office:value-type="float" office:value="1447351469.38318" calcext:value-type="float">
            <text:p>1447351469.383</text:p>
          </table:table-cell>
          <table:table-cell table:formula="of:=[.G1129]-[.$G$1]" office:value-type="float" office:value="563.999696016312" calcext:value-type="float">
            <text:p>564.000</text:p>
          </table:table-cell>
          <table:table-cell table:formula="of:=[.G1129]-[.G1128]" office:value-type="float" office:value="0.499269962310791" calcext:value-type="float">
            <text:p>0.4992699623</text:p>
          </table:table-cell>
          <table:table-cell table:number-columns-repeated="5"/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.44735146988359E+018" calcext:value-type="float">
            <text:p>1447351469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0]/1000000000" office:value-type="float" office:value="1447351469.88359" calcext:value-type="float">
            <text:p>1447351469.884</text:p>
          </table:table-cell>
          <table:table-cell table:formula="of:=[.G1130]-[.$G$1]" office:value-type="float" office:value="564.500111818314" calcext:value-type="float">
            <text:p>564.500</text:p>
          </table:table-cell>
          <table:table-cell table:formula="of:=[.G1130]-[.G1129]" office:value-type="float" office:value="0.500410079956055" calcext:value-type="float">
            <text:p>0.50041008</text:p>
          </table:table-cell>
          <table:table-cell table:number-columns-repeated="5"/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float" office:value="1.44735147038312E+018" calcext:value-type="float">
            <text:p>14473514703831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1]/1000000000" office:value-type="float" office:value="1447351470.38312" calcext:value-type="float">
            <text:p>1447351470.383</text:p>
          </table:table-cell>
          <table:table-cell table:formula="of:=[.G1131]-[.$G$1]" office:value-type="float" office:value="564.99963927269" calcext:value-type="float">
            <text:p>565.000</text:p>
          </table:table-cell>
          <table:table-cell table:formula="of:=[.G1131]-[.G1130]" office:value-type="float" office:value="0.499530076980591" calcext:value-type="float">
            <text:p>0.499530077</text:p>
          </table:table-cell>
          <table:table-cell table:number-columns-repeated="5"/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float" office:value="1.44735147088397E+018" calcext:value-type="float">
            <text:p>1447351470883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2]/1000000000" office:value-type="float" office:value="1447351470.88397" calcext:value-type="float">
            <text:p>1447351470.884</text:p>
          </table:table-cell>
          <table:table-cell table:formula="of:=[.G1132]-[.$G$1]" office:value-type="float" office:value="565.500492811203" calcext:value-type="float">
            <text:p>565.500</text:p>
          </table:table-cell>
          <table:table-cell table:formula="of:=[.G1132]-[.G1131]" office:value-type="float" office:value="0.500849962234497" calcext:value-type="float">
            <text:p>0.5008499622</text:p>
          </table:table-cell>
          <table:table-cell table:number-columns-repeated="5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1.44735147138326E+018" calcext:value-type="float">
            <text:p>14473514713832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3]/1000000000" office:value-type="float" office:value="1447351471.38326" calcext:value-type="float">
            <text:p>1447351471.383</text:p>
          </table:table-cell>
          <table:table-cell table:formula="of:=[.G1133]-[.$G$1]" office:value-type="float" office:value="565.999782562256" calcext:value-type="float">
            <text:p>566.000</text:p>
          </table:table-cell>
          <table:table-cell table:formula="of:=[.G1133]-[.G1132]" office:value-type="float" office:value="0.499289989471436" calcext:value-type="float">
            <text:p>0.4992899895</text:p>
          </table:table-cell>
          <table:table-cell table:number-columns-repeated="5"/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1.44735147189091E+018" calcext:value-type="float">
            <text:p>1447351471890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4]/1000000000" office:value-type="float" office:value="1447351471.89091" calcext:value-type="float">
            <text:p>1447351471.891</text:p>
          </table:table-cell>
          <table:table-cell table:formula="of:=[.G1134]-[.$G$1]" office:value-type="float" office:value="566.507431030273" calcext:value-type="float">
            <text:p>566.507</text:p>
          </table:table-cell>
          <table:table-cell table:formula="of:=[.G1134]-[.G1133]" office:value-type="float" office:value="0.507649898529053" calcext:value-type="float">
            <text:p>0.5076498985</text:p>
          </table:table-cell>
          <table:table-cell table:number-columns-repeated="5"/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1.4473514723837E+018" calcext:value-type="float">
            <text:p>14473514723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5]/1000000000" office:value-type="float" office:value="1447351472.3837" calcext:value-type="float">
            <text:p>1447351472.384</text:p>
          </table:table-cell>
          <table:table-cell table:formula="of:=[.G1135]-[.$G$1]" office:value-type="float" office:value="567.000223636627" calcext:value-type="float">
            <text:p>567.000</text:p>
          </table:table-cell>
          <table:table-cell table:formula="of:=[.G1135]-[.G1134]" office:value-type="float" office:value="0.49278998374939" calcext:value-type="float">
            <text:p>0.4927899837</text:p>
          </table:table-cell>
          <table:table-cell table:number-columns-repeated="5"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1.44735147288299E+018" calcext:value-type="float">
            <text:p>14473514728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6]/1000000000" office:value-type="float" office:value="1447351472.88299" calcext:value-type="float">
            <text:p>1447351472.883</text:p>
          </table:table-cell>
          <table:table-cell table:formula="of:=[.G1136]-[.$G$1]" office:value-type="float" office:value="567.499505519867" calcext:value-type="float">
            <text:p>567.500</text:p>
          </table:table-cell>
          <table:table-cell table:formula="of:=[.G1136]-[.G1135]" office:value-type="float" office:value="0.499289989471436" calcext:value-type="float">
            <text:p>0.4992899895</text:p>
          </table:table-cell>
          <table:table-cell table:number-columns-repeated="5"/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float" office:value="1.44735147338348E+018" calcext:value-type="float">
            <text:p>1447351473383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7]/1000000000" office:value-type="float" office:value="1447351473.38348" calcext:value-type="float">
            <text:p>1447351473.383</text:p>
          </table:table-cell>
          <table:table-cell table:formula="of:=[.G1137]-[.$G$1]" office:value-type="float" office:value="568.000003099442" calcext:value-type="float">
            <text:p>568.000</text:p>
          </table:table-cell>
          <table:table-cell table:formula="of:=[.G1137]-[.G1136]" office:value-type="float" office:value="0.500490188598633" calcext:value-type="float">
            <text:p>0.5004901886</text:p>
          </table:table-cell>
          <table:table-cell table:number-columns-repeated="5"/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float" office:value="1.44735147388426E+018" calcext:value-type="float">
            <text:p>14473514738842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8]/1000000000" office:value-type="float" office:value="1447351473.88426" calcext:value-type="float">
            <text:p>1447351473.884</text:p>
          </table:table-cell>
          <table:table-cell table:formula="of:=[.G1138]-[.$G$1]" office:value-type="float" office:value="568.500775337219" calcext:value-type="float">
            <text:p>568.501</text:p>
          </table:table-cell>
          <table:table-cell table:formula="of:=[.G1138]-[.G1137]" office:value-type="float" office:value="0.500779867172241" calcext:value-type="float">
            <text:p>0.5007798672</text:p>
          </table:table-cell>
          <table:table-cell table:number-columns-repeated="5"/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float" office:value="1.4473514743828E+018" calcext:value-type="float">
            <text:p>14473514743828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39]/1000000000" office:value-type="float" office:value="1447351474.3828" calcext:value-type="float">
            <text:p>1447351474.383</text:p>
          </table:table-cell>
          <table:table-cell table:formula="of:=[.G1139]-[.$G$1]" office:value-type="float" office:value="568.99931716919" calcext:value-type="float">
            <text:p>568.999</text:p>
          </table:table-cell>
          <table:table-cell table:formula="of:=[.G1139]-[.G1138]" office:value-type="float" office:value="0.498540163040161" calcext:value-type="float">
            <text:p>0.498540163</text:p>
          </table:table-cell>
          <table:table-cell table:number-columns-repeated="5"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.44735147488396E+018" calcext:value-type="float">
            <text:p>14473514748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0]/1000000000" office:value-type="float" office:value="1447351474.88396" calcext:value-type="float">
            <text:p>1447351474.884</text:p>
          </table:table-cell>
          <table:table-cell table:formula="of:=[.G1140]-[.$G$1]" office:value-type="float" office:value="569.500475645065" calcext:value-type="float">
            <text:p>569.500</text:p>
          </table:table-cell>
          <table:table-cell table:formula="of:=[.G1140]-[.G1139]" office:value-type="float" office:value="0.501159906387329" calcext:value-type="float">
            <text:p>0.5011599064</text:p>
          </table:table-cell>
          <table:table-cell table:number-columns-repeated="5"/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1.44735147538364E+018" calcext:value-type="float">
            <text:p>14473514753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1]/1000000000" office:value-type="float" office:value="1447351475.38364" calcext:value-type="float">
            <text:p>1447351475.384</text:p>
          </table:table-cell>
          <table:table-cell table:formula="of:=[.G1141]-[.$G$1]" office:value-type="float" office:value="570.00016450882" calcext:value-type="float">
            <text:p>570.000</text:p>
          </table:table-cell>
          <table:table-cell table:formula="of:=[.G1141]-[.G1140]" office:value-type="float" office:value="0.499680042266846" calcext:value-type="float">
            <text:p>0.4996800423</text:p>
          </table:table-cell>
          <table:table-cell table:number-columns-repeated="5"/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1.44735147588306E+018" calcext:value-type="float">
            <text:p>1447351475883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2]/1000000000" office:value-type="float" office:value="1447351475.88306" calcext:value-type="float">
            <text:p>1447351475.883</text:p>
          </table:table-cell>
          <table:table-cell table:formula="of:=[.G1142]-[.$G$1]" office:value-type="float" office:value="570.499583005905" calcext:value-type="float">
            <text:p>570.500</text:p>
          </table:table-cell>
          <table:table-cell table:formula="of:=[.G1142]-[.G1141]" office:value-type="float" office:value="0.499419927597046" calcext:value-type="float">
            <text:p>0.4994199276</text:p>
          </table:table-cell>
          <table:table-cell table:number-columns-repeated="5"/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float" office:value="1.44735147638345E+018" calcext:value-type="float">
            <text:p>14473514763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3]/1000000000" office:value-type="float" office:value="1447351476.38345" calcext:value-type="float">
            <text:p>1447351476.383</text:p>
          </table:table-cell>
          <table:table-cell table:formula="of:=[.G1143]-[.$G$1]" office:value-type="float" office:value="570.999969482422" calcext:value-type="float">
            <text:p>571.000</text:p>
          </table:table-cell>
          <table:table-cell table:formula="of:=[.G1143]-[.G1142]" office:value-type="float" office:value="0.50039005279541" calcext:value-type="float">
            <text:p>0.5003900528</text:p>
          </table:table-cell>
          <table:table-cell table:number-columns-repeated="5"/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1.44735147688393E+018" calcext:value-type="float">
            <text:p>1447351476883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4]/1000000000" office:value-type="float" office:value="1447351476.88393" calcext:value-type="float">
            <text:p>1447351476.884</text:p>
          </table:table-cell>
          <table:table-cell table:formula="of:=[.G1144]-[.$G$1]" office:value-type="float" office:value="571.50044965744" calcext:value-type="float">
            <text:p>571.500</text:p>
          </table:table-cell>
          <table:table-cell table:formula="of:=[.G1144]-[.G1143]" office:value-type="float" office:value="0.500479936599731" calcext:value-type="float">
            <text:p>0.5004799366</text:p>
          </table:table-cell>
          <table:table-cell table:number-columns-repeated="5"/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1.44735147738393E+018" calcext:value-type="float">
            <text:p>14473514773839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5]/1000000000" office:value-type="float" office:value="1447351477.38393" calcext:value-type="float">
            <text:p>1447351477.384</text:p>
          </table:table-cell>
          <table:table-cell table:formula="of:=[.G1145]-[.$G$1]" office:value-type="float" office:value="572.000446081162" calcext:value-type="float">
            <text:p>572.000</text:p>
          </table:table-cell>
          <table:table-cell table:formula="of:=[.G1145]-[.G1144]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float" office:value="1.44735147788324E+018" calcext:value-type="float">
            <text:p>1447351477883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6]/1000000000" office:value-type="float" office:value="1447351477.88324" calcext:value-type="float">
            <text:p>1447351477.883</text:p>
          </table:table-cell>
          <table:table-cell table:formula="of:=[.G1146]-[.$G$1]" office:value-type="float" office:value="572.499755859375" calcext:value-type="float">
            <text:p>572.500</text:p>
          </table:table-cell>
          <table:table-cell table:formula="of:=[.G1146]-[.G1145]" office:value-type="float" office:value="0.49931001663208" calcext:value-type="float">
            <text:p>0.4993100166</text:p>
          </table:table-cell>
          <table:table-cell table:number-columns-repeated="5"/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float" office:value="1.44735147838411E+018" calcext:value-type="float">
            <text:p>14473514783841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7]/1000000000" office:value-type="float" office:value="1447351478.38411" calcext:value-type="float">
            <text:p>1447351478.384</text:p>
          </table:table-cell>
          <table:table-cell table:formula="of:=[.G1147]-[.$G$1]" office:value-type="float" office:value="573.00063085556" calcext:value-type="float">
            <text:p>573.001</text:p>
          </table:table-cell>
          <table:table-cell table:formula="of:=[.G1147]-[.G1146]" office:value-type="float" office:value="0.500869989395142" calcext:value-type="float">
            <text:p>0.5008699894</text:p>
          </table:table-cell>
          <table:table-cell table:number-columns-repeated="5"/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1.44735147888354E+018" calcext:value-type="float">
            <text:p>14473514788835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8]/1000000000" office:value-type="float" office:value="1447351478.88354" calcext:value-type="float">
            <text:p>1447351478.884</text:p>
          </table:table-cell>
          <table:table-cell table:formula="of:=[.G1148]-[.$G$1]" office:value-type="float" office:value="573.500064134598" calcext:value-type="float">
            <text:p>573.500</text:p>
          </table:table-cell>
          <table:table-cell table:formula="of:=[.G1148]-[.G1147]" office:value-type="float" office:value="0.499429941177368" calcext:value-type="float">
            <text:p>0.4994299412</text:p>
          </table:table-cell>
          <table:table-cell table:number-columns-repeated="5"/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1.44735147938322E+018" calcext:value-type="float">
            <text:p>14473514793832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49]/1000000000" office:value-type="float" office:value="1447351479.38322" calcext:value-type="float">
            <text:p>1447351479.383</text:p>
          </table:table-cell>
          <table:table-cell table:formula="of:=[.G1149]-[.$G$1]" office:value-type="float" office:value="573.99974322319" calcext:value-type="float">
            <text:p>574.000</text:p>
          </table:table-cell>
          <table:table-cell table:formula="of:=[.G1149]-[.G1148]" office:value-type="float" office:value="0.499680042266846" calcext:value-type="float">
            <text:p>0.4996800423</text:p>
          </table:table-cell>
          <table:table-cell table:number-columns-repeated="5"/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1.44735147988295E+018" calcext:value-type="float">
            <text:p>14473514798829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0]/1000000000" office:value-type="float" office:value="1447351479.88295" calcext:value-type="float">
            <text:p>1447351479.883</text:p>
          </table:table-cell>
          <table:table-cell table:formula="of:=[.G1150]-[.$G$1]" office:value-type="float" office:value="574.49946975708" calcext:value-type="float">
            <text:p>574.499</text:p>
          </table:table-cell>
          <table:table-cell table:formula="of:=[.G1150]-[.G1149]" office:value-type="float" office:value="0.499730110168457" calcext:value-type="float">
            <text:p>0.4997301102</text:p>
          </table:table-cell>
          <table:table-cell table:number-columns-repeated="5"/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float" office:value="1.44735148038318E+018" calcext:value-type="float">
            <text:p>14473514803831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1]/1000000000" office:value-type="float" office:value="1447351480.38318" calcext:value-type="float">
            <text:p>1447351480.383</text:p>
          </table:table-cell>
          <table:table-cell table:formula="of:=[.G1151]-[.$G$1]" office:value-type="float" office:value="574.99970126152" calcext:value-type="float">
            <text:p>575.000</text:p>
          </table:table-cell>
          <table:table-cell table:formula="of:=[.G1151]-[.G1150]" office:value-type="float" office:value="0.500229835510254" calcext:value-type="float">
            <text:p>0.5002298355</text:p>
          </table:table-cell>
          <table:table-cell table:number-columns-repeated="5"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1.4473514808843E+018" calcext:value-type="float">
            <text:p>14473514808843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2]/1000000000" office:value-type="float" office:value="1447351480.8843" calcext:value-type="float">
            <text:p>1447351480.884</text:p>
          </table:table-cell>
          <table:table-cell table:formula="of:=[.G1152]-[.$G$1]" office:value-type="float" office:value="575.500824689865" calcext:value-type="float">
            <text:p>575.501</text:p>
          </table:table-cell>
          <table:table-cell table:formula="of:=[.G1152]-[.G1151]" office:value-type="float" office:value="0.501120090484619" calcext:value-type="float">
            <text:p>0.5011200905</text:p>
          </table:table-cell>
          <table:table-cell table:number-columns-repeated="5"/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float" office:value="1.44735148138364E+018" calcext:value-type="float">
            <text:p>1447351481383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3]/1000000000" office:value-type="float" office:value="1447351481.38364" calcext:value-type="float">
            <text:p>1447351481.384</text:p>
          </table:table-cell>
          <table:table-cell table:formula="of:=[.G1153]-[.$G$1]" office:value-type="float" office:value="576.000156164169" calcext:value-type="float">
            <text:p>576.000</text:p>
          </table:table-cell>
          <table:table-cell table:formula="of:=[.G1153]-[.G1152]" office:value-type="float" office:value="0.499340057373047" calcext:value-type="float">
            <text:p>0.4993400574</text:p>
          </table:table-cell>
          <table:table-cell table:number-columns-repeated="5"/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1.4473514818834E+018" calcext:value-type="float">
            <text:p>14473514818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4]/1000000000" office:value-type="float" office:value="1447351481.8834" calcext:value-type="float">
            <text:p>1447351481.883</text:p>
          </table:table-cell>
          <table:table-cell table:formula="of:=[.G1154]-[.$G$1]" office:value-type="float" office:value="576.499923706055" calcext:value-type="float">
            <text:p>576.500</text:p>
          </table:table-cell>
          <table:table-cell table:formula="of:=[.G1154]-[.G1153]" office:value-type="float" office:value="0.499759912490845" calcext:value-type="float">
            <text:p>0.4997599125</text:p>
          </table:table-cell>
          <table:table-cell table:number-columns-repeated="5"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1.44735148239491E+018" calcext:value-type="float">
            <text:p>1447351482394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5]/1000000000" office:value-type="float" office:value="1447351482.39491" calcext:value-type="float">
            <text:p>1447351482.395</text:p>
          </table:table-cell>
          <table:table-cell table:formula="of:=[.G1155]-[.$G$1]" office:value-type="float" office:value="577.011426210403" calcext:value-type="float">
            <text:p>577.011</text:p>
          </table:table-cell>
          <table:table-cell table:formula="of:=[.G1155]-[.G1154]" office:value-type="float" office:value="0.511510133743286" calcext:value-type="float">
            <text:p>0.5115101337</text:p>
          </table:table-cell>
          <table:table-cell table:number-columns-repeated="5"/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1.44735148288415E+018" calcext:value-type="float">
            <text:p>14473514828841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6]/1000000000" office:value-type="float" office:value="1447351482.88415" calcext:value-type="float">
            <text:p>1447351482.884</text:p>
          </table:table-cell>
          <table:table-cell table:formula="of:=[.G1156]-[.$G$1]" office:value-type="float" office:value="577.500666856766" calcext:value-type="float">
            <text:p>577.501</text:p>
          </table:table-cell>
          <table:table-cell table:formula="of:=[.G1156]-[.G1155]" office:value-type="float" office:value="0.489239931106567" calcext:value-type="float">
            <text:p>0.4892399311</text:p>
          </table:table-cell>
          <table:table-cell table:number-columns-repeated="5"/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float" office:value="1.44735148338347E+018" calcext:value-type="float">
            <text:p>1447351483383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7]/1000000000" office:value-type="float" office:value="1447351483.38347" calcext:value-type="float">
            <text:p>1447351483.383</text:p>
          </table:table-cell>
          <table:table-cell table:formula="of:=[.G1157]-[.$G$1]" office:value-type="float" office:value="577.999989032745" calcext:value-type="float">
            <text:p>578.000</text:p>
          </table:table-cell>
          <table:table-cell table:formula="of:=[.G1157]-[.G1156]" office:value-type="float" office:value="0.499320030212402" calcext:value-type="float">
            <text:p>0.4993200302</text:p>
          </table:table-cell>
          <table:table-cell table:number-columns-repeated="5"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1.44735148388378E+018" calcext:value-type="float">
            <text:p>14473514838837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8]/1000000000" office:value-type="float" office:value="1447351483.88378" calcext:value-type="float">
            <text:p>1447351483.884</text:p>
          </table:table-cell>
          <table:table-cell table:formula="of:=[.G1158]-[.$G$1]" office:value-type="float" office:value="578.500302314758" calcext:value-type="float">
            <text:p>578.500</text:p>
          </table:table-cell>
          <table:table-cell table:formula="of:=[.G1158]-[.G1157]" office:value-type="float" office:value="0.500309944152832" calcext:value-type="float">
            <text:p>0.5003099442</text:p>
          </table:table-cell>
          <table:table-cell table:number-columns-repeated="5"/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float" office:value="1.44735148438229E+018" calcext:value-type="float">
            <text:p>14473514843822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59]/1000000000" office:value-type="float" office:value="1447351484.38229" calcext:value-type="float">
            <text:p>1447351484.382</text:p>
          </table:table-cell>
          <table:table-cell table:formula="of:=[.G1159]-[.$G$1]" office:value-type="float" office:value="578.998809814453" calcext:value-type="float">
            <text:p>578.999</text:p>
          </table:table-cell>
          <table:table-cell table:formula="of:=[.G1159]-[.G1158]" office:value-type="float" office:value="0.498509883880615" calcext:value-type="float">
            <text:p>0.4985098839</text:p>
          </table:table-cell>
          <table:table-cell table:number-columns-repeated="5"/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.44735148488267E+018" calcext:value-type="float">
            <text:p>1447351484882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0]/1000000000" office:value-type="float" office:value="1447351484.88267" calcext:value-type="float">
            <text:p>1447351484.883</text:p>
          </table:table-cell>
          <table:table-cell table:formula="of:=[.G1160]-[.$G$1]" office:value-type="float" office:value="579.499192237854" calcext:value-type="float">
            <text:p>579.499</text:p>
          </table:table-cell>
          <table:table-cell table:formula="of:=[.G1160]-[.G1159]" office:value-type="float" office:value="0.500380039215088" calcext:value-type="float">
            <text:p>0.5003800392</text:p>
          </table:table-cell>
          <table:table-cell table:number-columns-repeated="5"/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float" office:value="1.44735148538406E+018" calcext:value-type="float">
            <text:p>14473514853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1]/1000000000" office:value-type="float" office:value="1447351485.38406" calcext:value-type="float">
            <text:p>1447351485.384</text:p>
          </table:table-cell>
          <table:table-cell table:formula="of:=[.G1161]-[.$G$1]" office:value-type="float" office:value="580.000584363937" calcext:value-type="float">
            <text:p>580.001</text:p>
          </table:table-cell>
          <table:table-cell table:formula="of:=[.G1161]-[.G1160]" office:value-type="float" office:value="0.501389980316162" calcext:value-type="float">
            <text:p>0.5013899803</text:p>
          </table:table-cell>
          <table:table-cell table:number-columns-repeated="5"/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float" office:value="1.44735148588342E+018" calcext:value-type="float">
            <text:p>1447351485883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2]/1000000000" office:value-type="float" office:value="1447351485.88342" calcext:value-type="float">
            <text:p>1447351485.883</text:p>
          </table:table-cell>
          <table:table-cell table:formula="of:=[.G1162]-[.$G$1]" office:value-type="float" office:value="580.499938249588" calcext:value-type="float">
            <text:p>580.500</text:p>
          </table:table-cell>
          <table:table-cell table:formula="of:=[.G1162]-[.G1161]" office:value-type="float" office:value="0.499360084533691" calcext:value-type="float">
            <text:p>0.4993600845</text:p>
          </table:table-cell>
          <table:table-cell table:number-columns-repeated="5"/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float" office:value="1.44735148638374E+018" calcext:value-type="float">
            <text:p>14473514863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3]/1000000000" office:value-type="float" office:value="1447351486.38374" calcext:value-type="float">
            <text:p>1447351486.384</text:p>
          </table:table-cell>
          <table:table-cell table:formula="of:=[.G1163]-[.$G$1]" office:value-type="float" office:value="581.000259160996" calcext:value-type="float">
            <text:p>581.000</text:p>
          </table:table-cell>
          <table:table-cell table:formula="of:=[.G1163]-[.G1162]" office:value-type="float" office:value="0.500319957733154" calcext:value-type="float">
            <text:p>0.5003199577</text:p>
          </table:table-cell>
          <table:table-cell table:number-columns-repeated="5"/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float" office:value="1.44735148688303E+018" calcext:value-type="float">
            <text:p>14473514868830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4]/1000000000" office:value-type="float" office:value="1447351486.88303" calcext:value-type="float">
            <text:p>1447351486.883</text:p>
          </table:table-cell>
          <table:table-cell table:formula="of:=[.G1164]-[.$G$1]" office:value-type="float" office:value="581.499554872513" calcext:value-type="float">
            <text:p>581.500</text:p>
          </table:table-cell>
          <table:table-cell table:formula="of:=[.G1164]-[.G1163]" office:value-type="float" office:value="0.499289989471436" calcext:value-type="float">
            <text:p>0.4992899895</text:p>
          </table:table-cell>
          <table:table-cell table:number-columns-repeated="5"/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1.44735148738335E+018" calcext:value-type="float">
            <text:p>14473514873833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5]/1000000000" office:value-type="float" office:value="1447351487.38335" calcext:value-type="float">
            <text:p>1447351487.383</text:p>
          </table:table-cell>
          <table:table-cell table:formula="of:=[.G1165]-[.$G$1]" office:value-type="float" office:value="581.999873876572" calcext:value-type="float">
            <text:p>582.000</text:p>
          </table:table-cell>
          <table:table-cell table:formula="of:=[.G1165]-[.G1164]" office:value-type="float" office:value="0.500319957733154" calcext:value-type="float">
            <text:p>0.5003199577</text:p>
          </table:table-cell>
          <table:table-cell table:number-columns-repeated="5"/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float" office:value="1.44735148788373E+018" calcext:value-type="float">
            <text:p>14473514878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6]/1000000000" office:value-type="float" office:value="1447351487.88373" calcext:value-type="float">
            <text:p>1447351487.884</text:p>
          </table:table-cell>
          <table:table-cell table:formula="of:=[.G1166]-[.$G$1]" office:value-type="float" office:value="582.500251054764" calcext:value-type="float">
            <text:p>582.500</text:p>
          </table:table-cell>
          <table:table-cell table:formula="of:=[.G1166]-[.G1165]" office:value-type="float" office:value="0.500380039215088" calcext:value-type="float">
            <text:p>0.5003800392</text:p>
          </table:table-cell>
          <table:table-cell table:number-columns-repeated="5"/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1.44735148838301E+018" calcext:value-type="float">
            <text:p>1447351488383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7]/1000000000" office:value-type="float" office:value="1447351488.38301" calcext:value-type="float">
            <text:p>1447351488.383</text:p>
          </table:table-cell>
          <table:table-cell table:formula="of:=[.G1167]-[.$G$1]" office:value-type="float" office:value="582.999525547028" calcext:value-type="float">
            <text:p>583.000</text:p>
          </table:table-cell>
          <table:table-cell table:formula="of:=[.G1167]-[.G1166]" office:value-type="float" office:value="0.499279975891113" calcext:value-type="float">
            <text:p>0.4992799759</text:p>
          </table:table-cell>
          <table:table-cell table:number-columns-repeated="5"/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1.44735148888332E+018" calcext:value-type="float">
            <text:p>14473514888833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8]/1000000000" office:value-type="float" office:value="1447351488.88332" calcext:value-type="float">
            <text:p>1447351488.883</text:p>
          </table:table-cell>
          <table:table-cell table:formula="of:=[.G1168]-[.$G$1]" office:value-type="float" office:value="583.499840974808" calcext:value-type="float">
            <text:p>583.500</text:p>
          </table:table-cell>
          <table:table-cell table:formula="of:=[.G1168]-[.G1167]" office:value-type="float" office:value="0.500310182571411" calcext:value-type="float">
            <text:p>0.5003101826</text:p>
          </table:table-cell>
          <table:table-cell table:number-columns-repeated="5"/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1.44735148938286E+018" calcext:value-type="float">
            <text:p>14473514893828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69]/1000000000" office:value-type="float" office:value="1447351489.38286" calcext:value-type="float">
            <text:p>1447351489.383</text:p>
          </table:table-cell>
          <table:table-cell table:formula="of:=[.G1169]-[.$G$1]" office:value-type="float" office:value="583.999383449554" calcext:value-type="float">
            <text:p>583.999</text:p>
          </table:table-cell>
          <table:table-cell table:formula="of:=[.G1169]-[.G1168]" office:value-type="float" office:value="0.499539852142334" calcext:value-type="float">
            <text:p>0.4995398521</text:p>
          </table:table-cell>
          <table:table-cell table:number-columns-repeated="5"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1.44735148988248E+018" calcext:value-type="float">
            <text:p>14473514898824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0]/1000000000" office:value-type="float" office:value="1447351489.88248" calcext:value-type="float">
            <text:p>1447351489.882</text:p>
          </table:table-cell>
          <table:table-cell table:formula="of:=[.G1170]-[.$G$1]" office:value-type="float" office:value="584.499004840851" calcext:value-type="float">
            <text:p>584.499</text:p>
          </table:table-cell>
          <table:table-cell table:formula="of:=[.G1170]-[.G1169]" office:value-type="float" office:value="0.499619960784912" calcext:value-type="float">
            <text:p>0.4996199608</text:p>
          </table:table-cell>
          <table:table-cell table:number-columns-repeated="5"/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float" office:value="1.44735149038398E+018" calcext:value-type="float">
            <text:p>1447351490383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1]/1000000000" office:value-type="float" office:value="1447351490.38398" calcext:value-type="float">
            <text:p>1447351490.384</text:p>
          </table:table-cell>
          <table:table-cell table:formula="of:=[.G1171]-[.$G$1]" office:value-type="float" office:value="585.000501155853" calcext:value-type="float">
            <text:p>585.001</text:p>
          </table:table-cell>
          <table:table-cell table:formula="of:=[.G1171]-[.G1170]" office:value-type="float" office:value="0.501500129699707" calcext:value-type="float">
            <text:p>0.5015001297</text:p>
          </table:table-cell>
          <table:table-cell table:number-columns-repeated="5"/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float" office:value="1.44735149088356E+018" calcext:value-type="float">
            <text:p>14473514908835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2]/1000000000" office:value-type="float" office:value="1447351490.88356" calcext:value-type="float">
            <text:p>1447351490.884</text:p>
          </table:table-cell>
          <table:table-cell table:formula="of:=[.G1172]-[.$G$1]" office:value-type="float" office:value="585.500081539154" calcext:value-type="float">
            <text:p>585.500</text:p>
          </table:table-cell>
          <table:table-cell table:formula="of:=[.G1172]-[.G1171]" office:value-type="float" office:value="0.499579906463623" calcext:value-type="float">
            <text:p>0.4995799065</text:p>
          </table:table-cell>
          <table:table-cell table:number-columns-repeated="5"/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1.44735149138305E+018" calcext:value-type="float">
            <text:p>14473514913830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3]/1000000000" office:value-type="float" office:value="1447351491.38305" calcext:value-type="float">
            <text:p>1447351491.383</text:p>
          </table:table-cell>
          <table:table-cell table:formula="of:=[.G1173]-[.$G$1]" office:value-type="float" office:value="585.999574422836" calcext:value-type="float">
            <text:p>586.000</text:p>
          </table:table-cell>
          <table:table-cell table:formula="of:=[.G1173]-[.G1172]" office:value-type="float" office:value="0.499490022659302" calcext:value-type="float">
            <text:p>0.4994900227</text:p>
          </table:table-cell>
          <table:table-cell table:number-columns-repeated="5"/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float" office:value="1.44735149188375E+018" calcext:value-type="float">
            <text:p>1447351491883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4]/1000000000" office:value-type="float" office:value="1447351491.88375" calcext:value-type="float">
            <text:p>1447351491.884</text:p>
          </table:table-cell>
          <table:table-cell table:formula="of:=[.G1174]-[.$G$1]" office:value-type="float" office:value="586.500266075134" calcext:value-type="float">
            <text:p>586.500</text:p>
          </table:table-cell>
          <table:table-cell table:formula="of:=[.G1174]-[.G1173]" office:value-type="float" office:value="0.500699996948242" calcext:value-type="float">
            <text:p>0.5006999969</text:p>
          </table:table-cell>
          <table:table-cell table:number-columns-repeated="5"/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1.44735149238315E+018" calcext:value-type="float">
            <text:p>14473514923831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5]/1000000000" office:value-type="float" office:value="1447351492.38315" calcext:value-type="float">
            <text:p>1447351492.383</text:p>
          </table:table-cell>
          <table:table-cell table:formula="of:=[.G1175]-[.$G$1]" office:value-type="float" office:value="586.999667406082" calcext:value-type="float">
            <text:p>587.000</text:p>
          </table:table-cell>
          <table:table-cell table:formula="of:=[.G1175]-[.G1174]" office:value-type="float" office:value="0.499400138854981" calcext:value-type="float">
            <text:p>0.4994001389</text:p>
          </table:table-cell>
          <table:table-cell table:number-columns-repeated="5"/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1.44735149289136E+018" calcext:value-type="float">
            <text:p>14473514928913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6]/1000000000" office:value-type="float" office:value="1447351492.89136" calcext:value-type="float">
            <text:p>1447351492.891</text:p>
          </table:table-cell>
          <table:table-cell table:formula="of:=[.G1176]-[.$G$1]" office:value-type="float" office:value="587.507878541946" calcext:value-type="float">
            <text:p>587.508</text:p>
          </table:table-cell>
          <table:table-cell table:formula="of:=[.G1176]-[.G1175]" office:value-type="float" office:value="0.508209943771362" calcext:value-type="float">
            <text:p>0.5082099438</text:p>
          </table:table-cell>
          <table:table-cell table:number-columns-repeated="5"/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float" office:value="1.44735149338341E+018" calcext:value-type="float">
            <text:p>14473514933834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7]/1000000000" office:value-type="float" office:value="1447351493.38341" calcext:value-type="float">
            <text:p>1447351493.383</text:p>
          </table:table-cell>
          <table:table-cell table:formula="of:=[.G1177]-[.$G$1]" office:value-type="float" office:value="587.999928712845" calcext:value-type="float">
            <text:p>588.000</text:p>
          </table:table-cell>
          <table:table-cell table:formula="of:=[.G1177]-[.G1176]" office:value-type="float" office:value="0.492049932479858" calcext:value-type="float">
            <text:p>0.4920499325</text:p>
          </table:table-cell>
          <table:table-cell table:number-columns-repeated="5"/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float" office:value="1.44735149388298E+018" calcext:value-type="float">
            <text:p>1447351493882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8]/1000000000" office:value-type="float" office:value="1447351493.88298" calcext:value-type="float">
            <text:p>1447351493.883</text:p>
          </table:table-cell>
          <table:table-cell table:formula="of:=[.G1178]-[.$G$1]" office:value-type="float" office:value="588.499496936798" calcext:value-type="float">
            <text:p>588.499</text:p>
          </table:table-cell>
          <table:table-cell table:formula="of:=[.G1178]-[.G1177]" office:value-type="float" office:value="0.49957013130188" calcext:value-type="float">
            <text:p>0.4995701313</text:p>
          </table:table-cell>
          <table:table-cell table:number-columns-repeated="5"/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float" office:value="1.44735149438264E+018" calcext:value-type="float">
            <text:p>14473514943826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79]/1000000000" office:value-type="float" office:value="1447351494.38264" calcext:value-type="float">
            <text:p>1447351494.383</text:p>
          </table:table-cell>
          <table:table-cell table:formula="of:=[.G1179]-[.$G$1]" office:value-type="float" office:value="588.99915933609" calcext:value-type="float">
            <text:p>588.999</text:p>
          </table:table-cell>
          <table:table-cell table:formula="of:=[.G1179]-[.G1178]" office:value-type="float" office:value="0.499659776687622" calcext:value-type="float">
            <text:p>0.4996597767</text:p>
          </table:table-cell>
          <table:table-cell table:number-columns-repeated="5"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.44735149488224E+018" calcext:value-type="float">
            <text:p>1447351494882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0]/1000000000" office:value-type="float" office:value="1447351494.88224" calcext:value-type="float">
            <text:p>1447351494.882</text:p>
          </table:table-cell>
          <table:table-cell table:formula="of:=[.G1180]-[.$G$1]" office:value-type="float" office:value="589.498761415482" calcext:value-type="float">
            <text:p>589.499</text:p>
          </table:table-cell>
          <table:table-cell table:formula="of:=[.G1180]-[.G1179]" office:value-type="float" office:value="0.499600172042847" calcext:value-type="float">
            <text:p>0.499600172</text:p>
          </table:table-cell>
          <table:table-cell table:number-columns-repeated="5"/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float" office:value="1.44735149538447E+018" calcext:value-type="float">
            <text:p>14473514953844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1]/1000000000" office:value-type="float" office:value="1447351495.38447" calcext:value-type="float">
            <text:p>1447351495.384</text:p>
          </table:table-cell>
          <table:table-cell table:formula="of:=[.G1181]-[.$G$1]" office:value-type="float" office:value="590.000987529755" calcext:value-type="float">
            <text:p>590.001</text:p>
          </table:table-cell>
          <table:table-cell table:formula="of:=[.G1181]-[.G1180]" office:value-type="float" office:value="0.502229928970337" calcext:value-type="float">
            <text:p>0.502229929</text:p>
          </table:table-cell>
          <table:table-cell table:number-columns-repeated="5"/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1.44735149588401E+018" calcext:value-type="float">
            <text:p>1447351495884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2]/1000000000" office:value-type="float" office:value="1447351495.88401" calcext:value-type="float">
            <text:p>1447351495.884</text:p>
          </table:table-cell>
          <table:table-cell table:formula="of:=[.G1182]-[.$G$1]" office:value-type="float" office:value="590.500527143478" calcext:value-type="float">
            <text:p>590.501</text:p>
          </table:table-cell>
          <table:table-cell table:formula="of:=[.G1182]-[.G1181]" office:value-type="float" office:value="0.499540090560913" calcext:value-type="float">
            <text:p>0.4995400906</text:p>
          </table:table-cell>
          <table:table-cell table:number-columns-repeated="5"/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float" office:value="1.44735149638324E+018" calcext:value-type="float">
            <text:p>14473514963832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3]/1000000000" office:value-type="float" office:value="1447351496.38324" calcext:value-type="float">
            <text:p>1447351496.383</text:p>
          </table:table-cell>
          <table:table-cell table:formula="of:=[.G1183]-[.$G$1]" office:value-type="float" office:value="590.999759435654" calcext:value-type="float">
            <text:p>591.000</text:p>
          </table:table-cell>
          <table:table-cell table:formula="of:=[.G1183]-[.G1182]" office:value-type="float" office:value="0.499229907989502" calcext:value-type="float">
            <text:p>0.499229908</text:p>
          </table:table-cell>
          <table:table-cell table:number-columns-repeated="5"/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float" office:value="1.44735149688369E+018" calcext:value-type="float">
            <text:p>14473514968836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4]/1000000000" office:value-type="float" office:value="1447351496.88369" calcext:value-type="float">
            <text:p>1447351496.884</text:p>
          </table:table-cell>
          <table:table-cell table:formula="of:=[.G1184]-[.$G$1]" office:value-type="float" office:value="591.500209331513" calcext:value-type="float">
            <text:p>591.500</text:p>
          </table:table-cell>
          <table:table-cell table:formula="of:=[.G1184]-[.G1183]" office:value-type="float" office:value="0.500450134277344" calcext:value-type="float">
            <text:p>0.5004501343</text:p>
          </table:table-cell>
          <table:table-cell table:number-columns-repeated="5"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1.44735149738297E+018" calcext:value-type="float">
            <text:p>14473514973829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5]/1000000000" office:value-type="float" office:value="1447351497.38297" calcext:value-type="float">
            <text:p>1447351497.383</text:p>
          </table:table-cell>
          <table:table-cell table:formula="of:=[.G1185]-[.$G$1]" office:value-type="float" office:value="591.999490499496" calcext:value-type="float">
            <text:p>591.999</text:p>
          </table:table-cell>
          <table:table-cell table:formula="of:=[.G1185]-[.G1184]" office:value-type="float" office:value="0.499279975891113" calcext:value-type="float">
            <text:p>0.4992799759</text:p>
          </table:table-cell>
          <table:table-cell table:number-columns-repeated="5"/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float" office:value="1.44735149789098E+018" calcext:value-type="float">
            <text:p>14473514978909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6]/1000000000" office:value-type="float" office:value="1447351497.89098" calcext:value-type="float">
            <text:p>1447351497.891</text:p>
          </table:table-cell>
          <table:table-cell table:formula="of:=[.G1186]-[.$G$1]" office:value-type="float" office:value="592.507502555847" calcext:value-type="float">
            <text:p>592.508</text:p>
          </table:table-cell>
          <table:table-cell table:formula="of:=[.G1186]-[.G1185]" office:value-type="float" office:value="0.508009910583496" calcext:value-type="float">
            <text:p>0.5080099106</text:p>
          </table:table-cell>
          <table:table-cell table:number-columns-repeated="5"/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float" office:value="1.44735149838373E+018" calcext:value-type="float">
            <text:p>14473514983837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7]/1000000000" office:value-type="float" office:value="1447351498.38373" calcext:value-type="float">
            <text:p>1447351498.384</text:p>
          </table:table-cell>
          <table:table-cell table:formula="of:=[.G1187]-[.$G$1]" office:value-type="float" office:value="593.000252723694" calcext:value-type="float">
            <text:p>593.000</text:p>
          </table:table-cell>
          <table:table-cell table:formula="of:=[.G1187]-[.G1186]" office:value-type="float" office:value="0.492749929428101" calcext:value-type="float">
            <text:p>0.4927499294</text:p>
          </table:table-cell>
          <table:table-cell table:number-columns-repeated="5"/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float" office:value="1.4473514988835E+018" calcext:value-type="float">
            <text:p>14473514988835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8]/1000000000" office:value-type="float" office:value="1447351498.8835" calcext:value-type="float">
            <text:p>1447351498.884</text:p>
          </table:table-cell>
          <table:table-cell table:formula="of:=[.G1188]-[.$G$1]" office:value-type="float" office:value="593.500018358231" calcext:value-type="float">
            <text:p>593.500</text:p>
          </table:table-cell>
          <table:table-cell table:formula="of:=[.G1188]-[.G1187]" office:value-type="float" office:value="0.499770164489746" calcext:value-type="float">
            <text:p>0.4997701645</text:p>
          </table:table-cell>
          <table:table-cell table:number-columns-repeated="5"/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float" office:value="1.44735149938392E+018" calcext:value-type="float">
            <text:p>14473514993839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89]/1000000000" office:value-type="float" office:value="1447351499.38392" calcext:value-type="float">
            <text:p>1447351499.384</text:p>
          </table:table-cell>
          <table:table-cell table:formula="of:=[.G1189]-[.$G$1]" office:value-type="float" office:value="594.000443220139" calcext:value-type="float">
            <text:p>594.000</text:p>
          </table:table-cell>
          <table:table-cell table:formula="of:=[.G1189]-[.G1188]" office:value-type="float" office:value="0.500419855117798" calcext:value-type="float">
            <text:p>0.5004198551</text:p>
          </table:table-cell>
          <table:table-cell table:number-columns-repeated="5"/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1.44735149988514E+018" calcext:value-type="float">
            <text:p>14473514998851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0]/1000000000" office:value-type="float" office:value="1447351499.88514" calcext:value-type="float">
            <text:p>1447351499.885</text:p>
          </table:table-cell>
          <table:table-cell table:formula="of:=[.G1190]-[.$G$1]" office:value-type="float" office:value="594.501657485962" calcext:value-type="float">
            <text:p>594.502</text:p>
          </table:table-cell>
          <table:table-cell table:formula="of:=[.G1190]-[.G1189]" office:value-type="float" office:value="0.501219987869263" calcext:value-type="float">
            <text:p>0.5012199879</text:p>
          </table:table-cell>
          <table:table-cell table:number-columns-repeated="5"/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float" office:value="1.44735150038391E+018" calcext:value-type="float">
            <text:p>14473515003839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1]/1000000000" office:value-type="float" office:value="1447351500.38391" calcext:value-type="float">
            <text:p>1447351500.384</text:p>
          </table:table-cell>
          <table:table-cell table:formula="of:=[.G1191]-[.$G$1]" office:value-type="float" office:value="595.000430345535" calcext:value-type="float">
            <text:p>595.000</text:p>
          </table:table-cell>
          <table:table-cell table:formula="of:=[.G1191]-[.G1190]" office:value-type="float" office:value="0.498769998550415" calcext:value-type="float">
            <text:p>0.4987699986</text:p>
          </table:table-cell>
          <table:table-cell table:number-columns-repeated="5"/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float" office:value="1.44735150088359E+018" calcext:value-type="float">
            <text:p>14473515008835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2]/1000000000" office:value-type="float" office:value="1447351500.88359" calcext:value-type="float">
            <text:p>1447351500.884</text:p>
          </table:table-cell>
          <table:table-cell table:formula="of:=[.G1192]-[.$G$1]" office:value-type="float" office:value="595.500112295151" calcext:value-type="float">
            <text:p>595.500</text:p>
          </table:table-cell>
          <table:table-cell table:formula="of:=[.G1192]-[.G1191]" office:value-type="float" office:value="0.499680042266846" calcext:value-type="float">
            <text:p>0.4996800423</text:p>
          </table:table-cell>
          <table:table-cell table:number-columns-repeated="5"/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float" office:value="1.44735150138406E+018" calcext:value-type="float">
            <text:p>1447351501384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3]/1000000000" office:value-type="float" office:value="1447351501.38406" calcext:value-type="float">
            <text:p>1447351501.384</text:p>
          </table:table-cell>
          <table:table-cell table:formula="of:=[.G1193]-[.$G$1]" office:value-type="float" office:value="596.000581264496" calcext:value-type="float">
            <text:p>596.001</text:p>
          </table:table-cell>
          <table:table-cell table:formula="of:=[.G1193]-[.G1192]" office:value-type="float" office:value="0.500469923019409" calcext:value-type="float">
            <text:p>0.500469923</text:p>
          </table:table-cell>
          <table:table-cell table:number-columns-repeated="5"/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1.4473515018834E+018" calcext:value-type="float">
            <text:p>14473515018834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4]/1000000000" office:value-type="float" office:value="1447351501.8834" calcext:value-type="float">
            <text:p>1447351501.883</text:p>
          </table:table-cell>
          <table:table-cell table:formula="of:=[.G1194]-[.$G$1]" office:value-type="float" office:value="596.499924659729" calcext:value-type="float">
            <text:p>596.500</text:p>
          </table:table-cell>
          <table:table-cell table:formula="of:=[.G1194]-[.G1193]" office:value-type="float" office:value="0.499340057373047" calcext:value-type="float">
            <text:p>0.4993400574</text:p>
          </table:table-cell>
          <table:table-cell table:number-columns-repeated="5"/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1.44735150238374E+018" calcext:value-type="float">
            <text:p>14473515023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5]/1000000000" office:value-type="float" office:value="1447351502.38374" calcext:value-type="float">
            <text:p>1447351502.384</text:p>
          </table:table-cell>
          <table:table-cell table:formula="of:=[.G1195]-[.$G$1]" office:value-type="float" office:value="597.000262022018" calcext:value-type="float">
            <text:p>597.000</text:p>
          </table:table-cell>
          <table:table-cell table:formula="of:=[.G1195]-[.G1194]" office:value-type="float" office:value="0.500339984893799" calcext:value-type="float">
            <text:p>0.5003399849</text:p>
          </table:table-cell>
          <table:table-cell table:number-columns-repeated="5"/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float" office:value="1.44735150288315E+018" calcext:value-type="float">
            <text:p>14473515028831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6]/1000000000" office:value-type="float" office:value="1447351502.88315" calcext:value-type="float">
            <text:p>1447351502.883</text:p>
          </table:table-cell>
          <table:table-cell table:formula="of:=[.G1196]-[.$G$1]" office:value-type="float" office:value="597.499673843384" calcext:value-type="float">
            <text:p>597.500</text:p>
          </table:table-cell>
          <table:table-cell table:formula="of:=[.G1196]-[.G1195]" office:value-type="float" office:value="0.499410152435303" calcext:value-type="float">
            <text:p>0.4994101524</text:p>
          </table:table-cell>
          <table:table-cell table:number-columns-repeated="5"/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float" office:value="1.44735150339081E+018" calcext:value-type="float">
            <text:p>14473515033908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7]/1000000000" office:value-type="float" office:value="1447351503.39081" calcext:value-type="float">
            <text:p>1447351503.391</text:p>
          </table:table-cell>
          <table:table-cell table:formula="of:=[.G1197]-[.$G$1]" office:value-type="float" office:value="598.007333755493" calcext:value-type="float">
            <text:p>598.007</text:p>
          </table:table-cell>
          <table:table-cell table:formula="of:=[.G1197]-[.G1196]" office:value-type="float" office:value="0.507659912109375" calcext:value-type="float">
            <text:p>0.5076599121</text:p>
          </table:table-cell>
          <table:table-cell table:number-columns-repeated="5"/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float" office:value="1.44735150388458E+018" calcext:value-type="float">
            <text:p>1447351503884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8]/1000000000" office:value-type="float" office:value="1447351503.88458" calcext:value-type="float">
            <text:p>1447351503.885</text:p>
          </table:table-cell>
          <table:table-cell table:formula="of:=[.G1198]-[.$G$1]" office:value-type="float" office:value="598.501101493835" calcext:value-type="float">
            <text:p>598.501</text:p>
          </table:table-cell>
          <table:table-cell table:formula="of:=[.G1198]-[.G1197]" office:value-type="float" office:value="0.493769884109497" calcext:value-type="float">
            <text:p>0.4937698841</text:p>
          </table:table-cell>
          <table:table-cell table:number-columns-repeated="5"/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float" office:value="1.44735150438317E+018" calcext:value-type="float">
            <text:p>14473515043831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199]/1000000000" office:value-type="float" office:value="1447351504.38317" calcext:value-type="float">
            <text:p>1447351504.383</text:p>
          </table:table-cell>
          <table:table-cell table:formula="of:=[.G1199]-[.$G$1]" office:value-type="float" office:value="598.999690294266" calcext:value-type="float">
            <text:p>599.000</text:p>
          </table:table-cell>
          <table:table-cell table:formula="of:=[.G1199]-[.G1198]" office:value-type="float" office:value="0.498589992523193" calcext:value-type="float">
            <text:p>0.4985899925</text:p>
          </table:table-cell>
          <table:table-cell table:number-columns-repeated="5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.44735150488282E+018" calcext:value-type="float">
            <text:p>14473515048828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00]/1000000000" office:value-type="float" office:value="1447351504.88282" calcext:value-type="float">
            <text:p>1447351504.883</text:p>
          </table:table-cell>
          <table:table-cell table:formula="of:=[.G1200]-[.$G$1]" office:value-type="float" office:value="599.499336004257" calcext:value-type="float">
            <text:p>599.499</text:p>
          </table:table-cell>
          <table:table-cell table:formula="of:=[.G1200]-[.G1199]" office:value-type="float" office:value="0.499650001525879" calcext:value-type="float">
            <text:p>0.4996500015</text:p>
          </table:table-cell>
          <table:table-cell table:number-columns-repeated="5"/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1.44735150538321E+018" calcext:value-type="float">
            <text:p>14473515053832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01]/1000000000" office:value-type="float" office:value="1447351505.38321" calcext:value-type="float">
            <text:p>1447351505.383</text:p>
          </table:table-cell>
          <table:table-cell table:formula="of:=[.G1201]-[.$G$1]" office:value-type="float" office:value="599.999734401703" calcext:value-type="float">
            <text:p>600.000</text:p>
          </table:table-cell>
          <table:table-cell table:formula="of:=[.G1201]-[.G1200]" office:value-type="float" office:value="0.50039005279541" calcext:value-type="float">
            <text:p>0.5003900528</text:p>
          </table:table-cell>
          <table:table-cell table:number-columns-repeated="5"/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float" office:value="1.44735150588358E+018" calcext:value-type="float">
            <text:p>14473515058835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02]/1000000000" office:value-type="float" office:value="1447351505.88357" calcext:value-type="float">
            <text:p>1447351505.884</text:p>
          </table:table-cell>
          <table:table-cell table:formula="of:=[.G1202]-[.$G$1]" office:value-type="float" office:value="600.500095129013" calcext:value-type="float">
            <text:p>600.500</text:p>
          </table:table-cell>
          <table:table-cell table:formula="of:=[.G1202]-[.G1201]" office:value-type="float" office:value="0.500360012054443" calcext:value-type="float">
            <text:p>0.5003600121</text:p>
          </table:table-cell>
          <table:table-cell table:number-columns-repeated="5"/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float" office:value="1.447351506384E+018" calcext:value-type="float">
            <text:p>14473515063840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03]/1000000000" office:value-type="float" office:value="1447351506.384" calcext:value-type="float">
            <text:p>1447351506.384</text:p>
          </table:table-cell>
          <table:table-cell table:formula="of:=[.G1203]-[.$G$1]" office:value-type="float" office:value="601.000523090363" calcext:value-type="float">
            <text:p>601.001</text:p>
          </table:table-cell>
          <table:table-cell table:formula="of:=[.G1203]-[.G1202]" office:value-type="float" office:value="0.500430107116699" calcext:value-type="float">
            <text:p>0.5004301071</text:p>
          </table:table-cell>
          <table:table-cell table:number-columns-repeated="5"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1.44735150688338E+018" calcext:value-type="float">
            <text:p>14473515068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GGGggrrrrGGGggrrrr</text:p>
          </table:table-cell>
          <table:table-cell table:formula="of:=[.B1204]/1000000000" office:value-type="float" office:value="1447351506.88338" calcext:value-type="float">
            <text:p>1447351506.883</text:p>
          </table:table-cell>
          <table:table-cell table:formula="of:=[.G1204]-[.$G$1]" office:value-type="float" office:value="601.499901771545" calcext:value-type="float">
            <text:p>601.500</text:p>
          </table:table-cell>
          <table:table-cell table:formula="of:=[.G1204]-[.G1203]" office:value-type="float" office:value="0.499379873275757" calcext:value-type="float">
            <text:p>0.4993798733</text:p>
          </table:table-cell>
          <table:table-cell table:number-columns-repeated="5"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1.44735150738368E+018" calcext:value-type="float">
            <text:p>14473515073836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05]/1000000000" office:value-type="float" office:value="1447351507.38368" calcext:value-type="float">
            <text:p>1447351507.384</text:p>
          </table:table-cell>
          <table:table-cell table:formula="of:=[.G1205]-[.$G$1]" office:value-type="float" office:value="602.000203132629" calcext:value-type="float">
            <text:p>602.000</text:p>
          </table:table-cell>
          <table:table-cell table:formula="of:=[.G1205]-[.G1204]" office:value-type="float" office:value="0.500300168991089" calcext:value-type="float">
            <text:p>0.500300169</text:p>
          </table:table-cell>
          <table:table-cell table:number-columns-repeated="5"/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float" office:value="1.44735150788309E+018" calcext:value-type="float">
            <text:p>14473515078830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06]/1000000000" office:value-type="float" office:value="1447351507.88309" calcext:value-type="float">
            <text:p>1447351507.883</text:p>
          </table:table-cell>
          <table:table-cell table:formula="of:=[.G1206]-[.$G$1]" office:value-type="float" office:value="602.499610185623" calcext:value-type="float">
            <text:p>602.500</text:p>
          </table:table-cell>
          <table:table-cell table:formula="of:=[.G1206]-[.G1205]" office:value-type="float" office:value="0.499409914016724" calcext:value-type="float">
            <text:p>0.499409914</text:p>
          </table:table-cell>
          <table:table-cell table:number-columns-repeated="5"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1.44735150838344E+018" calcext:value-type="float">
            <text:p>14473515083834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07]/1000000000" office:value-type="float" office:value="1447351508.38344" calcext:value-type="float">
            <text:p>1447351508.383</text:p>
          </table:table-cell>
          <table:table-cell table:formula="of:=[.G1207]-[.$G$1]" office:value-type="float" office:value="602.999964475632" calcext:value-type="float">
            <text:p>603.000</text:p>
          </table:table-cell>
          <table:table-cell table:formula="of:=[.G1207]-[.G1206]" office:value-type="float" office:value="0.500349998474121" calcext:value-type="float">
            <text:p>0.5003499985</text:p>
          </table:table-cell>
          <table:table-cell table:number-columns-repeated="5"/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float" office:value="1.44735150888396E+018" calcext:value-type="float">
            <text:p>14473515088839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08]/1000000000" office:value-type="float" office:value="1447351508.88396" calcext:value-type="float">
            <text:p>1447351508.884</text:p>
          </table:table-cell>
          <table:table-cell table:formula="of:=[.G1208]-[.$G$1]" office:value-type="float" office:value="603.500484228134" calcext:value-type="float">
            <text:p>603.500</text:p>
          </table:table-cell>
          <table:table-cell table:formula="of:=[.G1208]-[.G1207]" office:value-type="float" office:value="0.500519990921021" calcext:value-type="float">
            <text:p>0.5005199909</text:p>
          </table:table-cell>
          <table:table-cell table:number-columns-repeated="5"/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float" office:value="1.44735150938253E+018" calcext:value-type="float">
            <text:p>14473515093825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09]/1000000000" office:value-type="float" office:value="1447351509.38253" calcext:value-type="float">
            <text:p>1447351509.383</text:p>
          </table:table-cell>
          <table:table-cell table:formula="of:=[.G1209]-[.$G$1]" office:value-type="float" office:value="603.999050140381" calcext:value-type="float">
            <text:p>603.999</text:p>
          </table:table-cell>
          <table:table-cell table:formula="of:=[.G1209]-[.G1208]" office:value-type="float" office:value="0.498569965362549" calcext:value-type="float">
            <text:p>0.4985699654</text:p>
          </table:table-cell>
          <table:table-cell table:number-columns-repeated="5"/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1.44735150988302E+018" calcext:value-type="float">
            <text:p>1447351509883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10]/1000000000" office:value-type="float" office:value="1447351509.88302" calcext:value-type="float">
            <text:p>1447351509.883</text:p>
          </table:table-cell>
          <table:table-cell table:formula="of:=[.G1210]-[.$G$1]" office:value-type="float" office:value="604.499540567398" calcext:value-type="float">
            <text:p>604.500</text:p>
          </table:table-cell>
          <table:table-cell table:formula="of:=[.G1210]-[.G1209]" office:value-type="float" office:value="0.500489950180054" calcext:value-type="float">
            <text:p>0.5004899502</text:p>
          </table:table-cell>
          <table:table-cell table:number-columns-repeated="5"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float" office:value="1.44735151038337E+018" calcext:value-type="float">
            <text:p>14473515103833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11]/1000000000" office:value-type="float" office:value="1447351510.38337" calcext:value-type="float">
            <text:p>1447351510.383</text:p>
          </table:table-cell>
          <table:table-cell table:formula="of:=[.G1211]-[.$G$1]" office:value-type="float" office:value="604.999892950058" calcext:value-type="float">
            <text:p>605.000</text:p>
          </table:table-cell>
          <table:table-cell table:formula="of:=[.G1211]-[.G1210]" office:value-type="float" office:value="0.500349998474121" calcext:value-type="float">
            <text:p>0.5003499985</text:p>
          </table:table-cell>
          <table:table-cell table:number-columns-repeated="5"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1.44735151088374E+018" calcext:value-type="float">
            <text:p>14473515108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12]/1000000000" office:value-type="float" office:value="1447351510.88374" calcext:value-type="float">
            <text:p>1447351510.884</text:p>
          </table:table-cell>
          <table:table-cell table:formula="of:=[.G1212]-[.$G$1]" office:value-type="float" office:value="605.500255823135" calcext:value-type="float">
            <text:p>605.500</text:p>
          </table:table-cell>
          <table:table-cell table:formula="of:=[.G1212]-[.G1211]" office:value-type="float" office:value="0.500370025634766" calcext:value-type="float">
            <text:p>0.5003700256</text:p>
          </table:table-cell>
          <table:table-cell table:number-columns-repeated="5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1.44735151138307E+018" calcext:value-type="float">
            <text:p>14473515113830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13]/1000000000" office:value-type="float" office:value="1447351511.38307" calcext:value-type="float">
            <text:p>1447351511.383</text:p>
          </table:table-cell>
          <table:table-cell table:formula="of:=[.G1213]-[.$G$1]" office:value-type="float" office:value="605.999586105347" calcext:value-type="float">
            <text:p>606.000</text:p>
          </table:table-cell>
          <table:table-cell table:formula="of:=[.G1213]-[.G1212]" office:value-type="float" office:value="0.499330043792725" calcext:value-type="float">
            <text:p>0.4993300438</text:p>
          </table:table-cell>
          <table:table-cell table:number-columns-repeated="5"/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float" office:value="1.44735151188342E+018" calcext:value-type="float">
            <text:p>14473515118834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14]/1000000000" office:value-type="float" office:value="1447351511.88342" calcext:value-type="float">
            <text:p>1447351511.883</text:p>
          </table:table-cell>
          <table:table-cell table:formula="of:=[.G1214]-[.$G$1]" office:value-type="float" office:value="606.499940395355" calcext:value-type="float">
            <text:p>606.500</text:p>
          </table:table-cell>
          <table:table-cell table:formula="of:=[.G1214]-[.G1213]" office:value-type="float" office:value="0.500349998474121" calcext:value-type="float">
            <text:p>0.5003499985</text:p>
          </table:table-cell>
          <table:table-cell table:number-columns-repeated="5"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1.44735151238377E+018" calcext:value-type="float">
            <text:p>14473515123837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15]/1000000000" office:value-type="float" office:value="1447351512.38377" calcext:value-type="float">
            <text:p>1447351512.384</text:p>
          </table:table-cell>
          <table:table-cell table:formula="of:=[.G1215]-[.$G$1]" office:value-type="float" office:value="607.000290393829" calcext:value-type="float">
            <text:p>607.000</text:p>
          </table:table-cell>
          <table:table-cell table:formula="of:=[.G1215]-[.G1214]" office:value-type="float" office:value="0.500349998474121" calcext:value-type="float">
            <text:p>0.5003499985</text:p>
          </table:table-cell>
          <table:table-cell table:number-columns-repeated="5"/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1.44735151288319E+018" calcext:value-type="float">
            <text:p>14473515128831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16]/1000000000" office:value-type="float" office:value="1447351512.88319" calcext:value-type="float">
            <text:p>1447351512.883</text:p>
          </table:table-cell>
          <table:table-cell table:formula="of:=[.G1216]-[.$G$1]" office:value-type="float" office:value="607.499710083008" calcext:value-type="float">
            <text:p>607.500</text:p>
          </table:table-cell>
          <table:table-cell table:formula="of:=[.G1216]-[.G1215]" office:value-type="float" office:value="0.499419927597046" calcext:value-type="float">
            <text:p>0.4994199276</text:p>
          </table:table-cell>
          <table:table-cell table:number-columns-repeated="5"/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float" office:value="1.44735151338363E+018" calcext:value-type="float">
            <text:p>14473515133836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17]/1000000000" office:value-type="float" office:value="1447351513.38363" calcext:value-type="float">
            <text:p>1447351513.384</text:p>
          </table:table-cell>
          <table:table-cell table:formula="of:=[.G1217]-[.$G$1]" office:value-type="float" office:value="608.000146150589" calcext:value-type="float">
            <text:p>608.000</text:p>
          </table:table-cell>
          <table:table-cell table:formula="of:=[.G1217]-[.G1216]" office:value-type="float" office:value="0.500440120697022" calcext:value-type="float">
            <text:p>0.5004401207</text:p>
          </table:table-cell>
          <table:table-cell table:number-columns-repeated="5"/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float" office:value="1.44735151389349E+018" calcext:value-type="float">
            <text:p>14473515138934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18]/1000000000" office:value-type="float" office:value="1447351513.89349" calcext:value-type="float">
            <text:p>1447351513.893</text:p>
          </table:table-cell>
          <table:table-cell table:formula="of:=[.G1218]-[.$G$1]" office:value-type="float" office:value="608.510008335114" calcext:value-type="float">
            <text:p>608.510</text:p>
          </table:table-cell>
          <table:table-cell table:formula="of:=[.G1218]-[.G1217]" office:value-type="float" office:value="0.509860038757324" calcext:value-type="float">
            <text:p>0.5098600388</text:p>
          </table:table-cell>
          <table:table-cell table:number-columns-repeated="5"/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float" office:value="1.44735151438281E+018" calcext:value-type="float">
            <text:p>14473515143828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19]/1000000000" office:value-type="float" office:value="1447351514.38281" calcext:value-type="float">
            <text:p>1447351514.383</text:p>
          </table:table-cell>
          <table:table-cell table:formula="of:=[.G1219]-[.$G$1]" office:value-type="float" office:value="608.999331712723" calcext:value-type="float">
            <text:p>608.999</text:p>
          </table:table-cell>
          <table:table-cell table:formula="of:=[.G1219]-[.G1218]" office:value-type="float" office:value="0.489320039749146" calcext:value-type="float">
            <text:p>0.4893200397</text:p>
          </table:table-cell>
          <table:table-cell table:number-columns-repeated="5"/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.44735151488346E+018" calcext:value-type="float">
            <text:p>14473515148834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20]/1000000000" office:value-type="float" office:value="1447351514.88346" calcext:value-type="float">
            <text:p>1447351514.883</text:p>
          </table:table-cell>
          <table:table-cell table:formula="of:=[.G1220]-[.$G$1]" office:value-type="float" office:value="609.499976158142" calcext:value-type="float">
            <text:p>609.500</text:p>
          </table:table-cell>
          <table:table-cell table:formula="of:=[.G1220]-[.G1219]" office:value-type="float" office:value="0.500649929046631" calcext:value-type="float">
            <text:p>0.500649929</text:p>
          </table:table-cell>
          <table:table-cell table:number-columns-repeated="5"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float" office:value="1.4473515153837E+018" calcext:value-type="float">
            <text:p>14473515153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21]/1000000000" office:value-type="float" office:value="1447351515.3837" calcext:value-type="float">
            <text:p>1447351515.384</text:p>
          </table:table-cell>
          <table:table-cell table:formula="of:=[.G1221]-[.$G$1]" office:value-type="float" office:value="610.000215291977" calcext:value-type="float">
            <text:p>610.000</text:p>
          </table:table-cell>
          <table:table-cell table:formula="of:=[.G1221]-[.G1220]" office:value-type="float" office:value="0.500239849090576" calcext:value-type="float">
            <text:p>0.5002398491</text:p>
          </table:table-cell>
          <table:table-cell table:number-columns-repeated="5"/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float" office:value="1.44735151588328E+018" calcext:value-type="float">
            <text:p>14473515158832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22]/1000000000" office:value-type="float" office:value="1447351515.88328" calcext:value-type="float">
            <text:p>1447351515.883</text:p>
          </table:table-cell>
          <table:table-cell table:formula="of:=[.G1222]-[.$G$1]" office:value-type="float" office:value="610.499796628952" calcext:value-type="float">
            <text:p>610.500</text:p>
          </table:table-cell>
          <table:table-cell table:formula="of:=[.G1222]-[.G1221]" office:value-type="float" office:value="0.499580144882202" calcext:value-type="float">
            <text:p>0.4995801449</text:p>
          </table:table-cell>
          <table:table-cell table:number-columns-repeated="5"/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float" office:value="1.44735151638499E+018" calcext:value-type="float">
            <text:p>1447351516384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23]/1000000000" office:value-type="float" office:value="1447351516.38499" calcext:value-type="float">
            <text:p>1447351516.385</text:p>
          </table:table-cell>
          <table:table-cell table:formula="of:=[.G1223]-[.$G$1]" office:value-type="float" office:value="611.001505613327" calcext:value-type="float">
            <text:p>611.002</text:p>
          </table:table-cell>
          <table:table-cell table:formula="of:=[.G1223]-[.G1222]" office:value-type="float" office:value="0.501709938049316" calcext:value-type="float">
            <text:p>0.501709938</text:p>
          </table:table-cell>
          <table:table-cell table:number-columns-repeated="5"/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float" office:value="1.44735151688333E+018" calcext:value-type="float">
            <text:p>1447351516883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24]/1000000000" office:value-type="float" office:value="1447351516.88333" calcext:value-type="float">
            <text:p>1447351516.883</text:p>
          </table:table-cell>
          <table:table-cell table:formula="of:=[.G1224]-[.$G$1]" office:value-type="float" office:value="611.499848365784" calcext:value-type="float">
            <text:p>611.500</text:p>
          </table:table-cell>
          <table:table-cell table:formula="of:=[.G1224]-[.G1223]" office:value-type="float" office:value="0.498340129852295" calcext:value-type="float">
            <text:p>0.4983401299</text:p>
          </table:table-cell>
          <table:table-cell table:number-columns-repeated="5"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1.44735151738304E+018" calcext:value-type="float">
            <text:p>14473515173830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25]/1000000000" office:value-type="float" office:value="1447351517.38304" calcext:value-type="float">
            <text:p>1447351517.383</text:p>
          </table:table-cell>
          <table:table-cell table:formula="of:=[.G1225]-[.$G$1]" office:value-type="float" office:value="611.999561548233" calcext:value-type="float">
            <text:p>612.000</text:p>
          </table:table-cell>
          <table:table-cell table:formula="of:=[.G1225]-[.G1224]" office:value-type="float" office:value="0.499709844589233" calcext:value-type="float">
            <text:p>0.4997098446</text:p>
          </table:table-cell>
          <table:table-cell table:number-columns-repeated="5"/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1.44735151788338E+018" calcext:value-type="float">
            <text:p>14473515178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26]/1000000000" office:value-type="float" office:value="1447351517.88338" calcext:value-type="float">
            <text:p>1447351517.883</text:p>
          </table:table-cell>
          <table:table-cell table:formula="of:=[.G1226]-[.$G$1]" office:value-type="float" office:value="612.499902486801" calcext:value-type="float">
            <text:p>612.500</text:p>
          </table:table-cell>
          <table:table-cell table:formula="of:=[.G1226]-[.G1225]" office:value-type="float" office:value="0.500339984893799" calcext:value-type="float">
            <text:p>0.5003399849</text:p>
          </table:table-cell>
          <table:table-cell table:number-columns-repeated="5"/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float" office:value="1.44735151838374E+018" calcext:value-type="float">
            <text:p>1447351518383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27]/1000000000" office:value-type="float" office:value="1447351518.38374" calcext:value-type="float">
            <text:p>1447351518.384</text:p>
          </table:table-cell>
          <table:table-cell table:formula="of:=[.G1227]-[.$G$1]" office:value-type="float" office:value="613.000261306763" calcext:value-type="float">
            <text:p>613.000</text:p>
          </table:table-cell>
          <table:table-cell table:formula="of:=[.G1227]-[.G1226]" office:value-type="float" office:value="0.500360012054443" calcext:value-type="float">
            <text:p>0.5003600121</text:p>
          </table:table-cell>
          <table:table-cell table:number-columns-repeated="5"/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1.4473515188902E+018" calcext:value-type="float">
            <text:p>14473515188902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28]/1000000000" office:value-type="float" office:value="1447351518.8902" calcext:value-type="float">
            <text:p>1447351518.890</text:p>
          </table:table-cell>
          <table:table-cell table:formula="of:=[.G1228]-[.$G$1]" office:value-type="float" office:value="613.506718158722" calcext:value-type="float">
            <text:p>613.507</text:p>
          </table:table-cell>
          <table:table-cell table:formula="of:=[.G1228]-[.G1227]" office:value-type="float" office:value="0.506459951400757" calcext:value-type="float">
            <text:p>0.5064599514</text:p>
          </table:table-cell>
          <table:table-cell table:number-columns-repeated="5"/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float" office:value="1.44735151938257E+018" calcext:value-type="float">
            <text:p>14473515193825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29]/1000000000" office:value-type="float" office:value="1447351519.38257" calcext:value-type="float">
            <text:p>1447351519.383</text:p>
          </table:table-cell>
          <table:table-cell table:formula="of:=[.G1229]-[.$G$1]" office:value-type="float" office:value="613.999088525772" calcext:value-type="float">
            <text:p>613.999</text:p>
          </table:table-cell>
          <table:table-cell table:formula="of:=[.G1229]-[.G1228]" office:value-type="float" office:value="0.492370128631592" calcext:value-type="float">
            <text:p>0.4923701286</text:p>
          </table:table-cell>
          <table:table-cell table:number-columns-repeated="5"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1.44735151988301E+018" calcext:value-type="float">
            <text:p>14473515198830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30]/1000000000" office:value-type="float" office:value="1447351519.88301" calcext:value-type="float">
            <text:p>1447351519.883</text:p>
          </table:table-cell>
          <table:table-cell table:formula="of:=[.G1230]-[.$G$1]" office:value-type="float" office:value="614.499531984329" calcext:value-type="float">
            <text:p>614.500</text:p>
          </table:table-cell>
          <table:table-cell table:formula="of:=[.G1230]-[.G1229]" office:value-type="float" office:value="0.500439882278442" calcext:value-type="float">
            <text:p>0.5004398823</text:p>
          </table:table-cell>
          <table:table-cell table:number-columns-repeated="5"/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float" office:value="1.44735152038345E+018" calcext:value-type="float">
            <text:p>14473515203834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31]/1000000000" office:value-type="float" office:value="1447351520.38345" calcext:value-type="float">
            <text:p>1447351520.383</text:p>
          </table:table-cell>
          <table:table-cell table:formula="of:=[.G1231]-[.$G$1]" office:value-type="float" office:value="614.999968528748" calcext:value-type="float">
            <text:p>615.000</text:p>
          </table:table-cell>
          <table:table-cell table:formula="of:=[.G1231]-[.G1230]" office:value-type="float" office:value="0.500440120697022" calcext:value-type="float">
            <text:p>0.5004401207</text:p>
          </table:table-cell>
          <table:table-cell table:number-columns-repeated="5"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1.4473515208839E+018" calcext:value-type="float">
            <text:p>14473515208839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32]/1000000000" office:value-type="float" office:value="1447351520.8839" calcext:value-type="float">
            <text:p>1447351520.884</text:p>
          </table:table-cell>
          <table:table-cell table:formula="of:=[.G1232]-[.$G$1]" office:value-type="float" office:value="615.500420570374" calcext:value-type="float">
            <text:p>615.500</text:p>
          </table:table-cell>
          <table:table-cell table:formula="of:=[.G1232]-[.G1231]" office:value-type="float" office:value="0.500449895858765" calcext:value-type="float">
            <text:p>0.5004498959</text:p>
          </table:table-cell>
          <table:table-cell table:number-columns-repeated="5"/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1.44735152138306E+018" calcext:value-type="float">
            <text:p>144735152138306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33]/1000000000" office:value-type="float" office:value="1447351521.38306" calcext:value-type="float">
            <text:p>1447351521.383</text:p>
          </table:table-cell>
          <table:table-cell table:formula="of:=[.G1233]-[.$G$1]" office:value-type="float" office:value="615.999577999115" calcext:value-type="float">
            <text:p>616.000</text:p>
          </table:table-cell>
          <table:table-cell table:formula="of:=[.G1233]-[.G1232]" office:value-type="float" office:value="0.499160051345825" calcext:value-type="float">
            <text:p>0.4991600513</text:p>
          </table:table-cell>
          <table:table-cell table:number-columns-repeated="5"/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float" office:value="1.44735152188338E+018" calcext:value-type="float">
            <text:p>144735152188338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34]/1000000000" office:value-type="float" office:value="1447351521.88338" calcext:value-type="float">
            <text:p>1447351521.883</text:p>
          </table:table-cell>
          <table:table-cell table:formula="of:=[.G1234]-[.$G$1]" office:value-type="float" office:value="616.499904632568" calcext:value-type="float">
            <text:p>616.500</text:p>
          </table:table-cell>
          <table:table-cell table:formula="of:=[.G1234]-[.G1233]" office:value-type="float" office:value="0.500319957733154" calcext:value-type="float">
            <text:p>0.5003199577</text:p>
          </table:table-cell>
          <table:table-cell table:number-columns-repeated="5"/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1.44735152238367E+018" calcext:value-type="float">
            <text:p>144735152238367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35]/1000000000" office:value-type="float" office:value="1447351522.38367" calcext:value-type="float">
            <text:p>1447351522.384</text:p>
          </table:table-cell>
          <table:table-cell table:formula="of:=[.G1235]-[.$G$1]" office:value-type="float" office:value="617.000188589096" calcext:value-type="float">
            <text:p>617.000</text:p>
          </table:table-cell>
          <table:table-cell table:formula="of:=[.G1235]-[.G1234]" office:value-type="float" office:value="0.500290155410767" calcext:value-type="float">
            <text:p>0.5002901554</text:p>
          </table:table-cell>
          <table:table-cell table:number-columns-repeated="5"/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float" office:value="1.44735152288294E+018" calcext:value-type="float">
            <text:p>14473515228829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36]/1000000000" office:value-type="float" office:value="1447351522.88294" calcext:value-type="float">
            <text:p>1447351522.883</text:p>
          </table:table-cell>
          <table:table-cell table:formula="of:=[.G1236]-[.$G$1]" office:value-type="float" office:value="617.499458551407" calcext:value-type="float">
            <text:p>617.499</text:p>
          </table:table-cell>
          <table:table-cell table:formula="of:=[.G1236]-[.G1235]" office:value-type="float" office:value="0.499269962310791" calcext:value-type="float">
            <text:p>0.4992699623</text:p>
          </table:table-cell>
          <table:table-cell table:number-columns-repeated="5"/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float" office:value="1.44735152338325E+018" calcext:value-type="float">
            <text:p>14473515233832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37]/1000000000" office:value-type="float" office:value="1447351523.38325" calcext:value-type="float">
            <text:p>1447351523.383</text:p>
          </table:table-cell>
          <table:table-cell table:formula="of:=[.G1237]-[.$G$1]" office:value-type="float" office:value="617.999766349793" calcext:value-type="float">
            <text:p>618.000</text:p>
          </table:table-cell>
          <table:table-cell table:formula="of:=[.G1237]-[.G1236]" office:value-type="float" office:value="0.500309944152832" calcext:value-type="float">
            <text:p>0.5003099442</text:p>
          </table:table-cell>
          <table:table-cell table:number-columns-repeated="5"/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float" office:value="1.44735152389074E+018" calcext:value-type="float">
            <text:p>144735152389074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38]/1000000000" office:value-type="float" office:value="1447351523.89074" calcext:value-type="float">
            <text:p>1447351523.891</text:p>
          </table:table-cell>
          <table:table-cell table:formula="of:=[.G1238]-[.$G$1]" office:value-type="float" office:value="618.507265090942" calcext:value-type="float">
            <text:p>618.507</text:p>
          </table:table-cell>
          <table:table-cell table:formula="of:=[.G1238]-[.G1237]" office:value-type="float" office:value="0.507489919662476" calcext:value-type="float">
            <text:p>0.5074899197</text:p>
          </table:table-cell>
          <table:table-cell table:number-columns-repeated="5"/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float" office:value="1.44735152438275E+018" calcext:value-type="float">
            <text:p>144735152438275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39]/1000000000" office:value-type="float" office:value="1447351524.38275" calcext:value-type="float">
            <text:p>1447351524.383</text:p>
          </table:table-cell>
          <table:table-cell table:formula="of:=[.G1239]-[.$G$1]" office:value-type="float" office:value="618.999267339706" calcext:value-type="float">
            <text:p>618.999</text:p>
          </table:table-cell>
          <table:table-cell table:formula="of:=[.G1239]-[.G1238]" office:value-type="float" office:value="0.492010116577148" calcext:value-type="float">
            <text:p>0.4920101166</text:p>
          </table:table-cell>
          <table:table-cell table:number-columns-repeated="5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.44735152488231E+018" calcext:value-type="float">
            <text:p>14473515248823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40]/1000000000" office:value-type="float" office:value="1447351524.88231" calcext:value-type="float">
            <text:p>1447351524.882</text:p>
          </table:table-cell>
          <table:table-cell table:formula="of:=[.G1240]-[.$G$1]" office:value-type="float" office:value="619.498829603195" calcext:value-type="float">
            <text:p>619.499</text:p>
          </table:table-cell>
          <table:table-cell table:formula="of:=[.G1240]-[.G1239]" office:value-type="float" office:value="0.499559879302979" calcext:value-type="float">
            <text:p>0.4995598793</text:p>
          </table:table-cell>
          <table:table-cell table:number-columns-repeated="5"/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float" office:value="1.4473515253837E+018" calcext:value-type="float">
            <text:p>144735152538370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41]/1000000000" office:value-type="float" office:value="1447351525.3837" calcext:value-type="float">
            <text:p>1447351525.384</text:p>
          </table:table-cell>
          <table:table-cell table:formula="of:=[.G1241]-[.$G$1]" office:value-type="float" office:value="620.000217676163" calcext:value-type="float">
            <text:p>620.000</text:p>
          </table:table-cell>
          <table:table-cell table:formula="of:=[.G1241]-[.G1240]" office:value-type="float" office:value="0.501389980316162" calcext:value-type="float">
            <text:p>0.5013899803</text:p>
          </table:table-cell>
          <table:table-cell table:number-columns-repeated="5"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1.44735152588299E+018" calcext:value-type="float">
            <text:p>144735152588299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42]/1000000000" office:value-type="float" office:value="1447351525.88299" calcext:value-type="float">
            <text:p>1447351525.883</text:p>
          </table:table-cell>
          <table:table-cell table:formula="of:=[.G1242]-[.$G$1]" office:value-type="float" office:value="620.499508142471" calcext:value-type="float">
            <text:p>620.500</text:p>
          </table:table-cell>
          <table:table-cell table:formula="of:=[.G1242]-[.G1241]" office:value-type="float" office:value="0.499289989471436" calcext:value-type="float">
            <text:p>0.4992899895</text:p>
          </table:table-cell>
          <table:table-cell table:number-columns-repeated="5"/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1.44735152638351E+018" calcext:value-type="float">
            <text:p>144735152638351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43]/1000000000" office:value-type="float" office:value="1447351526.38351" calcext:value-type="float">
            <text:p>1447351526.384</text:p>
          </table:table-cell>
          <table:table-cell table:formula="of:=[.G1243]-[.$G$1]" office:value-type="float" office:value="621.000025987625" calcext:value-type="float">
            <text:p>621.000</text:p>
          </table:table-cell>
          <table:table-cell table:formula="of:=[.G1243]-[.G1242]" office:value-type="float" office:value="0.5005202293396" calcext:value-type="float">
            <text:p>0.5005202293</text:p>
          </table:table-cell>
          <table:table-cell table:number-columns-repeated="5"/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float" office:value="1.44735152688533E+018" calcext:value-type="float">
            <text:p>144735152688533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44]/1000000000" office:value-type="float" office:value="1447351526.88533" calcext:value-type="float">
            <text:p>1447351526.885</text:p>
          </table:table-cell>
          <table:table-cell table:formula="of:=[.G1244]-[.$G$1]" office:value-type="float" office:value="621.501852750778" calcext:value-type="float">
            <text:p>621.502</text:p>
          </table:table-cell>
          <table:table-cell table:formula="of:=[.G1244]-[.G1243]" office:value-type="float" office:value="0.501819849014282" calcext:value-type="float">
            <text:p>0.501819849</text:p>
          </table:table-cell>
          <table:table-cell table:number-columns-repeated="5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1.44735152738302E+018" calcext:value-type="float">
            <text:p>14473515273830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45]/1000000000" office:value-type="float" office:value="1447351527.38302" calcext:value-type="float">
            <text:p>1447351527.383</text:p>
          </table:table-cell>
          <table:table-cell table:formula="of:=[.G1245]-[.$G$1]" office:value-type="float" office:value="621.999544858933" calcext:value-type="float">
            <text:p>622.000</text:p>
          </table:table-cell>
          <table:table-cell table:formula="of:=[.G1245]-[.G1244]" office:value-type="float" office:value="0.497689962387085" calcext:value-type="float">
            <text:p>0.4976899624</text:p>
          </table:table-cell>
          <table:table-cell table:number-columns-repeated="5"/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float" office:value="1.44735152788282E+018" calcext:value-type="float">
            <text:p>1447351527882820000</text:p>
          </table:table-cell>
          <table:table-cell/>
          <table:table-cell office:value-type="string" calcext:value-type="string">
            <text:p>Publishing new TL state</text:p>
          </table:table-cell>
          <table:table-cell/>
          <table:table-cell office:value-type="string" calcext:value-type="string">
            <text:p><text:s/>tl1443088101 = rrrrrGGggrrrrrGGgg</text:p>
          </table:table-cell>
          <table:table-cell table:formula="of:=[.B1246]/1000000000" office:value-type="float" office:value="1447351527.88282" calcext:value-type="float">
            <text:p>1447351527.883</text:p>
          </table:table-cell>
          <table:table-cell table:formula="of:=[.G1246]-[.$G$1]" office:value-type="float" office:value="622.499339818955" calcext:value-type="float">
            <text:p>622.499</text:p>
          </table:table-cell>
          <table:table-cell table:formula="of:=[.G1246]-[.G1245]" office:value-type="float" office:value="0.499799966812134" calcext:value-type="float">
            <text:p>0.4997999668</text:p>
          </table:table-cell>
          <table:table-cell table:number-columns-repeated="5"/>
        </table:table-row>
        <table:table-row table:style-name="ro1" table:number-rows-repeated="104732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/00/0000</text:date>, <text:time style:data-style-name="N2" text:time-value="17:08:42.108140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4T17:12:39.736746555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89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minimum="100" chart:maximum="6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81cm" svg:height="10.161cm" xlink:href=".." xlink:type="simple" chart:class="chart:scatter" chart:style-name="ch1">
        <chart:title svg:x="6.123cm" svg:y="0.338cm" chart:style-name="ch2">
          <text:p>TLC Inter-Execution Time</text:p>
        </chart:title>
        <chart:legend chart:legend-position="end" svg:x="14.935cm" svg:y="4.509cm" style:legend-expansion="high" chart:style-name="ch3"/>
        <chart:plot-area chart:style-name="ch4" table:cell-range-address="Sheet1.H1:Sheet1.I1246 Sheet1.N1:Sheet1.N2 Sheet1.L1:Sheet1.L1246" chart:data-source-has-labels="row" svg:x="1.349cm" svg:y="1.37cm" svg:width="13.231cm" svg:height="7.624cm">
          <chartooo:coordinate-region svg:x="1.998cm" svg:y="1.581cm" svg:width="12.282cm" svg:height="6.743cm"/>
          <chart:axis chart:dimension="x" chart:name="primary-x" chart:style-name="ch5">
            <chart:title svg:x="7.332cm" svg:y="9.198cm" chart:style-name="ch6">
              <text:p>Time (s)</text:p>
            </chart:title>
          </chart:axis>
          <chart:axis chart:dimension="y" chart:name="primary-y" chart:style-name="ch7">
            <chart:title svg:x="0.451cm" svg:y="6.863cm" chart:style-name="ch8">
              <text:p>Inter-execution time (s)</text:p>
            </chart:title>
            <chart:grid chart:style-name="ch9" chart:class="major"/>
          </chart:axis>
          <chart:series chart:style-name="ch10" chart:values-cell-range-address="Sheet1.I1:Sheet1.I1246" chart:label-cell-address="Sheet1.N2:Sheet1.N2" chart:class="chart:scatter">
            <chart:domain table:cell-range-address="Sheet1.H1:Sheet1.H1246"/>
            <chart:data-point chart:repeated="1246"/>
          </chart:series>
          <chart:series chart:style-name="ch11" chart:values-cell-range-address="Sheet1.L1:Sheet1.L1246" chart:label-cell-address="Sheet1.N1:Sheet1.N1" chart:class="chart:scatter">
            <chart:domain table:cell-range-address="Sheet1.K1:Sheet1.K1246"/>
            <chart:data-point chart:repeated="12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No Attack</text:p>
                <draw:g>
                  <svg:desc>Sheet1.N2:Sheet1.N2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Attacked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1:Sheet1.H1246</svg:desc>
                </draw:g>
              </table:table-cell>
              <table:table-cell office:value-type="float" office:value="0">
                <text:p>0</text:p>
                <draw:g>
                  <svg:desc>Sheet1.I1:Sheet1.I1246</svg:desc>
                </draw:g>
              </table:table-cell>
              <table:table-cell office:value-type="float" office:value="0">
                <text:p>0</text:p>
                <draw:g>
                  <svg:desc>Sheet1.K1:Sheet1.K1246</svg:desc>
                </draw:g>
              </table:table-cell>
              <table:table-cell office:value-type="float" office:value="0">
                <text:p>0</text:p>
                <draw:g>
                  <svg:desc>Sheet1.L1:Sheet1.L12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0473976135254">
                <text:p>0.500473976135254</text:p>
              </table:table-cell>
              <table:table-cell office:value-type="float" office:value="0.500469923019409">
                <text:p>0.500469923019409</text:p>
              </table:table-cell>
              <table:table-cell office:value-type="float" office:value="10.519500032">
                <text:p>10.519500032</text:p>
              </table:table-cell>
              <table:table-cell office:value-type="float" office:value="10.519500032">
                <text:p>10.5195000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9863862991333">
                <text:p>0.999863862991333</text:p>
              </table:table-cell>
              <table:table-cell office:value-type="float" office:value="0.499389886856079">
                <text:p>0.499389886856079</text:p>
              </table:table-cell>
              <table:table-cell office:value-type="float" office:value="21.157260032">
                <text:p>21.157260032</text:p>
              </table:table-cell>
              <table:table-cell office:value-type="float" office:value="10.63776">
                <text:p>10.637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002293586731">
                <text:p>1.5002293586731</text:p>
              </table:table-cell>
              <table:table-cell office:value-type="float" office:value="0.500370025634766">
                <text:p>0.500370025634766</text:p>
              </table:table-cell>
              <table:table-cell office:value-type="float" office:value="31.690220032">
                <text:p>31.690220032</text:p>
              </table:table-cell>
              <table:table-cell office:value-type="float" office:value="10.53296">
                <text:p>10.53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9958300590515">
                <text:p>1.99958300590515</text:p>
              </table:table-cell>
              <table:table-cell office:value-type="float" office:value="0.499350070953369">
                <text:p>0.499350070953369</text:p>
              </table:table-cell>
              <table:table-cell office:value-type="float" office:value="42.230029824">
                <text:p>42.230029824</text:p>
              </table:table-cell>
              <table:table-cell office:value-type="float" office:value="10.539809792">
                <text:p>10.539809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0002717971802">
                <text:p>2.50002717971802</text:p>
              </table:table-cell>
              <table:table-cell office:value-type="float" office:value="0.500450134277344">
                <text:p>0.500450134277344</text:p>
              </table:table-cell>
              <table:table-cell office:value-type="float" office:value="52.760140032">
                <text:p>52.760140032</text:p>
              </table:table-cell>
              <table:table-cell office:value-type="float" office:value="10.530110208">
                <text:p>10.530110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0048732757568">
                <text:p>3.00048732757568</text:p>
              </table:table-cell>
              <table:table-cell office:value-type="float" office:value="0.500459909439087">
                <text:p>0.500459909439087</text:p>
              </table:table-cell>
              <table:table-cell office:value-type="float" office:value="63.277680128">
                <text:p>63.277680128</text:p>
              </table:table-cell>
              <table:table-cell office:value-type="float" office:value="10.517540096">
                <text:p>10.517540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0019097328186">
                <text:p>3.50019097328186</text:p>
              </table:table-cell>
              <table:table-cell office:value-type="float" office:value="0.49970006942749">
                <text:p>0.49970006942749</text:p>
              </table:table-cell>
              <table:table-cell office:value-type="float" office:value="73.90603008">
                <text:p>73.90603008</text:p>
              </table:table-cell>
              <table:table-cell office:value-type="float" office:value="10.628349952">
                <text:p>10.628349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990222454071">
                <text:p>3.9990222454071</text:p>
              </table:table-cell>
              <table:table-cell office:value-type="float" office:value="0.49882984161377">
                <text:p>0.49882984161377</text:p>
              </table:table-cell>
              <table:table-cell office:value-type="float" office:value="84.440130048">
                <text:p>84.440130048</text:p>
              </table:table-cell>
              <table:table-cell office:value-type="float" office:value="10.534099968">
                <text:p>10.534099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1092219352722">
                <text:p>4.51092219352722</text:p>
              </table:table-cell>
              <table:table-cell office:value-type="float" office:value="0.511899948120117">
                <text:p>0.511899948120117</text:p>
              </table:table-cell>
              <table:table-cell office:value-type="float" office:value="94.973270016">
                <text:p>94.973270016</text:p>
              </table:table-cell>
              <table:table-cell office:value-type="float" office:value="10.533139968">
                <text:p>10.533139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00087571144104">
                <text:p>5.00087571144104</text:p>
              </table:table-cell>
              <table:table-cell office:value-type="float" office:value="0.489960193634033">
                <text:p>0.489960193634033</text:p>
              </table:table-cell>
              <table:table-cell office:value-type="float" office:value="105.624760064">
                <text:p>105.624760064</text:p>
              </table:table-cell>
              <table:table-cell office:value-type="float" office:value="10.651490048">
                <text:p>10.6514900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0048851966858">
                <text:p>5.50048851966858</text:p>
              </table:table-cell>
              <table:table-cell office:value-type="float" office:value="0.49960994720459">
                <text:p>0.49960994720459</text:p>
              </table:table-cell>
              <table:table-cell office:value-type="float" office:value="116.16928">
                <text:p>116.16928</text:p>
              </table:table-cell>
              <table:table-cell office:value-type="float" office:value="10.544519936">
                <text:p>10.5445199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00020027160645">
                <text:p>6.00020027160645</text:p>
              </table:table-cell>
              <table:table-cell office:value-type="float" office:value="0.499710083007813">
                <text:p>0.499710083007813</text:p>
              </table:table-cell>
              <table:table-cell office:value-type="float" office:value="126.703030016">
                <text:p>126.703030016</text:p>
              </table:table-cell>
              <table:table-cell office:value-type="float" office:value="10.533750016">
                <text:p>10.5337500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49973344802856">
                <text:p>6.49973344802856</text:p>
              </table:table-cell>
              <table:table-cell office:value-type="float" office:value="0.499529838562012">
                <text:p>0.499529838562012</text:p>
              </table:table-cell>
              <table:table-cell office:value-type="float" office:value="137.345609984">
                <text:p>137.345609984</text:p>
              </table:table-cell>
              <table:table-cell office:value-type="float" office:value="10.642579968">
                <text:p>10.6425799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00054550170898">
                <text:p>7.00054550170898</text:p>
              </table:table-cell>
              <table:table-cell office:value-type="float" office:value="0.500820159912109">
                <text:p>0.500820159912109</text:p>
              </table:table-cell>
              <table:table-cell office:value-type="float" office:value="147.877339904">
                <text:p>147.877339904</text:p>
              </table:table-cell>
              <table:table-cell office:value-type="float" office:value="10.53172992">
                <text:p>10.531729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0042796134949">
                <text:p>7.50042796134949</text:p>
              </table:table-cell>
              <table:table-cell office:value-type="float" office:value="0.499879837036133">
                <text:p>0.499879837036133</text:p>
              </table:table-cell>
              <table:table-cell office:value-type="float" office:value="158.406909952">
                <text:p>158.406909952</text:p>
              </table:table-cell>
              <table:table-cell office:value-type="float" office:value="10.529570048">
                <text:p>10.5295700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9996612071991">
                <text:p>7.9996612071991</text:p>
              </table:table-cell>
              <table:table-cell office:value-type="float" office:value="0.499230146408081">
                <text:p>0.499230146408081</text:p>
              </table:table-cell>
              <table:table-cell office:value-type="float" office:value="168.969949952">
                <text:p>168.969949952</text:p>
              </table:table-cell>
              <table:table-cell office:value-type="float" office:value="10.56304">
                <text:p>10.56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0021934509277">
                <text:p>8.50021934509277</text:p>
              </table:table-cell>
              <table:table-cell office:value-type="float" office:value="0.500559806823731">
                <text:p>0.500559806823731</text:p>
              </table:table-cell>
              <table:table-cell office:value-type="float" office:value="179.503379968">
                <text:p>179.503379968</text:p>
              </table:table-cell>
              <table:table-cell office:value-type="float" office:value="10.533430016">
                <text:p>10.533430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00011348724365">
                <text:p>9.00011348724365</text:p>
              </table:table-cell>
              <table:table-cell office:value-type="float" office:value="0.499890089035034">
                <text:p>0.499890089035034</text:p>
              </table:table-cell>
              <table:table-cell office:value-type="float" office:value="190.051170048">
                <text:p>190.051170048</text:p>
              </table:table-cell>
              <table:table-cell office:value-type="float" office:value="10.54779008">
                <text:p>10.54779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49898433685303">
                <text:p>9.49898433685303</text:p>
              </table:table-cell>
              <table:table-cell office:value-type="float" office:value="0.498870134353638">
                <text:p>0.498870134353638</text:p>
              </table:table-cell>
              <table:table-cell office:value-type="float" office:value="200.694899968">
                <text:p>200.694899968</text:p>
              </table:table-cell>
              <table:table-cell office:value-type="float" office:value="10.64372992">
                <text:p>10.643729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0067477226257">
                <text:p>10.0067477226257</text:p>
              </table:table-cell>
              <table:table-cell office:value-type="float" office:value="0.507769823074341">
                <text:p>0.507769823074341</text:p>
              </table:table-cell>
              <table:table-cell office:value-type="float" office:value="211.234210048">
                <text:p>211.234210048</text:p>
              </table:table-cell>
              <table:table-cell office:value-type="float" office:value="10.53931008">
                <text:p>10.539310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4994232654572">
                <text:p>10.4994232654572</text:p>
              </table:table-cell>
              <table:table-cell office:value-type="float" office:value="0.492670059204102">
                <text:p>0.492670059204102</text:p>
              </table:table-cell>
              <table:table-cell office:value-type="float" office:value="221.888560128">
                <text:p>221.888560128</text:p>
              </table:table-cell>
              <table:table-cell office:value-type="float" office:value="10.65435008">
                <text:p>10.654350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9997918605804">
                <text:p>10.9997918605804</text:p>
              </table:table-cell>
              <table:table-cell office:value-type="float" office:value="0.500370025634766">
                <text:p>0.500370025634766</text:p>
              </table:table-cell>
              <table:table-cell office:value-type="float" office:value="232.427450112">
                <text:p>232.427450112</text:p>
              </table:table-cell>
              <table:table-cell office:value-type="float" office:value="10.538889984">
                <text:p>10.5388899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002026557922">
                <text:p>11.5002026557922</text:p>
              </table:table-cell>
              <table:table-cell office:value-type="float" office:value="0.500410079956055">
                <text:p>0.500410079956055</text:p>
              </table:table-cell>
              <table:table-cell office:value-type="float" office:value="242.944969984">
                <text:p>242.944969984</text:p>
              </table:table-cell>
              <table:table-cell office:value-type="float" office:value="10.517519872">
                <text:p>10.5175198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9995512962341">
                <text:p>11.9995512962341</text:p>
              </table:table-cell>
              <table:table-cell office:value-type="float" office:value="0.49934983253479">
                <text:p>0.49934983253479</text:p>
              </table:table-cell>
              <table:table-cell office:value-type="float" office:value="253.483090176">
                <text:p>253.483090176</text:p>
              </table:table-cell>
              <table:table-cell office:value-type="float" office:value="10.538120192">
                <text:p>10.5381201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4999299049377">
                <text:p>12.4999299049377</text:p>
              </table:table-cell>
              <table:table-cell office:value-type="float" office:value="0.500380039215088">
                <text:p>0.500380039215088</text:p>
              </table:table-cell>
              <table:table-cell office:value-type="float" office:value="264.011440128">
                <text:p>264.011440128</text:p>
              </table:table-cell>
              <table:table-cell office:value-type="float" office:value="10.528349952">
                <text:p>10.528349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0002825260162">
                <text:p>13.0002825260162</text:p>
              </table:table-cell>
              <table:table-cell office:value-type="float" office:value="0.500349998474121">
                <text:p>0.500349998474121</text:p>
              </table:table-cell>
              <table:table-cell office:value-type="float" office:value="274.558660096">
                <text:p>274.558660096</text:p>
              </table:table-cell>
              <table:table-cell office:value-type="float" office:value="10.547219968">
                <text:p>10.547219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4988346099854">
                <text:p>13.4988346099854</text:p>
              </table:table-cell>
              <table:table-cell office:value-type="float" office:value="0.498549938201904">
                <text:p>0.498549938201904</text:p>
              </table:table-cell>
              <table:table-cell office:value-type="float" office:value="285.190749952">
                <text:p>285.190749952</text:p>
              </table:table-cell>
              <table:table-cell office:value-type="float" office:value="10.632089856">
                <text:p>10.6320898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9994940757751">
                <text:p>13.9994940757751</text:p>
              </table:table-cell>
              <table:table-cell office:value-type="float" office:value="0.500660181045532">
                <text:p>0.500660181045532</text:p>
              </table:table-cell>
              <table:table-cell office:value-type="float" office:value="295.725080064">
                <text:p>295.725080064</text:p>
              </table:table-cell>
              <table:table-cell office:value-type="float" office:value="10.534330112">
                <text:p>10.534330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4999632835388">
                <text:p>14.4999632835388</text:p>
              </table:table-cell>
              <table:table-cell office:value-type="float" office:value="0.500469923019409">
                <text:p>0.500469923019409</text:p>
              </table:table-cell>
              <table:table-cell office:value-type="float" office:value="306.25974016">
                <text:p>306.25974016</text:p>
              </table:table-cell>
              <table:table-cell office:value-type="float" office:value="10.534660096">
                <text:p>10.534660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0074059963226">
                <text:p>15.0074059963226</text:p>
              </table:table-cell>
              <table:table-cell office:value-type="float" office:value="0.507449865341187">
                <text:p>0.507449865341187</text:p>
              </table:table-cell>
              <table:table-cell office:value-type="float" office:value="316.916350208">
                <text:p>316.916350208</text:p>
              </table:table-cell>
              <table:table-cell office:value-type="float" office:value="10.656610048">
                <text:p>10.6566100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002501010895">
                <text:p>15.5002501010895</text:p>
              </table:table-cell>
              <table:table-cell office:value-type="float" office:value="0.492840051651001">
                <text:p>0.492840051651001</text:p>
              </table:table-cell>
              <table:table-cell office:value-type="float" office:value="327.452450048">
                <text:p>327.452450048</text:p>
              </table:table-cell>
              <table:table-cell office:value-type="float" office:value="10.53609984">
                <text:p>10.536099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9997029304504">
                <text:p>15.9997029304504</text:p>
              </table:table-cell>
              <table:table-cell office:value-type="float" office:value="0.499449968338013">
                <text:p>0.499449968338013</text:p>
              </table:table-cell>
              <table:table-cell office:value-type="float" office:value="337.979510016">
                <text:p>337.979510016</text:p>
              </table:table-cell>
              <table:table-cell office:value-type="float" office:value="10.527059968">
                <text:p>10.5270599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000381469727">
                <text:p>16.5000381469727</text:p>
              </table:table-cell>
              <table:table-cell office:value-type="float" office:value="0.500339984893799">
                <text:p>0.500339984893799</text:p>
              </table:table-cell>
              <table:table-cell office:value-type="float" office:value="348.518159872">
                <text:p>348.518159872</text:p>
              </table:table-cell>
              <table:table-cell office:value-type="float" office:value="10.538649856">
                <text:p>10.5386498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0004556179047">
                <text:p>17.0004556179047</text:p>
              </table:table-cell>
              <table:table-cell office:value-type="float" office:value="0.500420093536377">
                <text:p>0.500420093536377</text:p>
              </table:table-cell>
              <table:table-cell office:value-type="float" office:value="359.062690048">
                <text:p>359.062690048</text:p>
              </table:table-cell>
              <table:table-cell office:value-type="float" office:value="10.544530176">
                <text:p>10.5445301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4997317790985">
                <text:p>17.4997317790985</text:p>
              </table:table-cell>
              <table:table-cell office:value-type="float" office:value="0.499269962310791">
                <text:p>0.499269962310791</text:p>
              </table:table-cell>
              <table:table-cell office:value-type="float" office:value="369.598200064">
                <text:p>369.598200064</text:p>
              </table:table-cell>
              <table:table-cell office:value-type="float" office:value="10.535510016">
                <text:p>10.5355100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0001485347748">
                <text:p>18.0001485347748</text:p>
              </table:table-cell>
              <table:table-cell office:value-type="float" office:value="0.500420093536377">
                <text:p>0.500420093536377</text:p>
              </table:table-cell>
              <table:table-cell office:value-type="float" office:value="380.254070016">
                <text:p>380.254070016</text:p>
              </table:table-cell>
              <table:table-cell office:value-type="float" office:value="10.655869952">
                <text:p>10.6558699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4995286464691">
                <text:p>18.4995286464691</text:p>
              </table:table-cell>
              <table:table-cell office:value-type="float" office:value="0.499379873275757">
                <text:p>0.499379873275757</text:p>
              </table:table-cell>
              <table:table-cell office:value-type="float" office:value="390.790500096">
                <text:p>390.790500096</text:p>
              </table:table-cell>
              <table:table-cell office:value-type="float" office:value="10.53643008">
                <text:p>10.536430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999439239502">
                <text:p>18.999439239502</text:p>
              </table:table-cell>
              <table:table-cell office:value-type="float" office:value="0.499910116195679">
                <text:p>0.499910116195679</text:p>
              </table:table-cell>
              <table:table-cell office:value-type="float" office:value="401.407170048">
                <text:p>401.407170048</text:p>
              </table:table-cell>
              <table:table-cell office:value-type="float" office:value="10.616669952">
                <text:p>10.6166699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999942779541">
                <text:p>19.4999942779541</text:p>
              </table:table-cell>
              <table:table-cell office:value-type="float" office:value="0.500550031661987">
                <text:p>0.500550031661987</text:p>
              </table:table-cell>
              <table:table-cell office:value-type="float" office:value="411.976250112">
                <text:p>411.976250112</text:p>
              </table:table-cell>
              <table:table-cell office:value-type="float" office:value="10.569080064">
                <text:p>10.5690800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0004115104675">
                <text:p>20.0004115104675</text:p>
              </table:table-cell>
              <table:table-cell office:value-type="float" office:value="0.500419855117798">
                <text:p>0.500419855117798</text:p>
              </table:table-cell>
              <table:table-cell office:value-type="float" office:value="422.51408">
                <text:p>422.51408</text:p>
              </table:table-cell>
              <table:table-cell office:value-type="float" office:value="10.537829888">
                <text:p>10.5378298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001456737518">
                <text:p>20.5001456737518</text:p>
              </table:table-cell>
              <table:table-cell office:value-type="float" office:value="0.499740123748779">
                <text:p>0.499740123748779</text:p>
              </table:table-cell>
              <table:table-cell office:value-type="float" office:value="433.163880192">
                <text:p>433.163880192</text:p>
              </table:table-cell>
              <table:table-cell office:value-type="float" office:value="10.649800192">
                <text:p>10.6498001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0005996227264">
                <text:p>21.0005996227264</text:p>
              </table:table-cell>
              <table:table-cell office:value-type="float" office:value="0.500449895858765">
                <text:p>0.500449895858765</text:p>
              </table:table-cell>
              <table:table-cell office:value-type="float" office:value="443.680410112">
                <text:p>443.680410112</text:p>
              </table:table-cell>
              <table:table-cell office:value-type="float" office:value="10.51652992">
                <text:p>10.516529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4999251365662">
                <text:p>21.4999251365662</text:p>
              </table:table-cell>
              <table:table-cell office:value-type="float" office:value="0.499330043792725">
                <text:p>0.499330043792725</text:p>
              </table:table-cell>
              <table:table-cell office:value-type="float" office:value="454.20432">
                <text:p>454.20432</text:p>
              </table:table-cell>
              <table:table-cell office:value-type="float" office:value="10.523909888">
                <text:p>10.5239098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0002603530884">
                <text:p>22.0002603530884</text:p>
              </table:table-cell>
              <table:table-cell office:value-type="float" office:value="0.500329971313477">
                <text:p>0.500329971313477</text:p>
              </table:table-cell>
              <table:table-cell office:value-type="float" office:value="464.745860096">
                <text:p>464.745860096</text:p>
              </table:table-cell>
              <table:table-cell office:value-type="float" office:value="10.541540096">
                <text:p>10.5415400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4995460510254">
                <text:p>22.4995460510254</text:p>
              </table:table-cell>
              <table:table-cell office:value-type="float" office:value="0.499289989471436">
                <text:p>0.499289989471436</text:p>
              </table:table-cell>
              <table:table-cell office:value-type="float" office:value="475.282930176">
                <text:p>475.282930176</text:p>
              </table:table-cell>
              <table:table-cell office:value-type="float" office:value="10.53707008">
                <text:p>10.537070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.9998815059662">
                <text:p>22.9998815059662</text:p>
              </table:table-cell>
              <table:table-cell office:value-type="float" office:value="0.500329971313477">
                <text:p>0.500329971313477</text:p>
              </table:table-cell>
              <table:table-cell office:value-type="float" office:value="485.81222016">
                <text:p>485.81222016</text:p>
              </table:table-cell>
              <table:table-cell office:value-type="float" office:value="10.529289984">
                <text:p>10.5292899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4995744228363">
                <text:p>23.4995744228363</text:p>
              </table:table-cell>
              <table:table-cell office:value-type="float" office:value="0.499690055847168">
                <text:p>0.499690055847168</text:p>
              </table:table-cell>
              <table:table-cell office:value-type="float" office:value="496.448780032">
                <text:p>496.448780032</text:p>
              </table:table-cell>
              <table:table-cell office:value-type="float" office:value="10.636559872">
                <text:p>10.6365598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.9992771148682">
                <text:p>23.9992771148682</text:p>
              </table:table-cell>
              <table:table-cell office:value-type="float" office:value="0.499710083007813">
                <text:p>0.499710083007813</text:p>
              </table:table-cell>
              <table:table-cell office:value-type="float" office:value="506.985049856">
                <text:p>506.985049856</text:p>
              </table:table-cell>
              <table:table-cell office:value-type="float" office:value="10.536269824">
                <text:p>10.5362698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004971027374">
                <text:p>24.5004971027374</text:p>
              </table:table-cell>
              <table:table-cell office:value-type="float" office:value="0.501219987869263">
                <text:p>0.501219987869263</text:p>
              </table:table-cell>
              <table:table-cell office:value-type="float" office:value="517.521830144">
                <text:p>517.521830144</text:p>
              </table:table-cell>
              <table:table-cell office:value-type="float" office:value="10.536780288">
                <text:p>10.5367802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0000236034393">
                <text:p>25.0000236034393</text:p>
              </table:table-cell>
              <table:table-cell office:value-type="float" office:value="0.499520063400269">
                <text:p>0.499520063400269</text:p>
              </table:table-cell>
              <table:table-cell office:value-type="float" office:value="528.14966016">
                <text:p>528.14966016</text:p>
              </table:table-cell>
              <table:table-cell office:value-type="float" office:value="10.6278300160001">
                <text:p>10.627830016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5000636577606">
                <text:p>25.5000636577606</text:p>
              </table:table-cell>
              <table:table-cell office:value-type="float" office:value="0.50003981590271">
                <text:p>0.50003981590271</text:p>
              </table:table-cell>
              <table:table-cell office:value-type="float" office:value="538.675059968">
                <text:p>538.675059968</text:p>
              </table:table-cell>
              <table:table-cell office:value-type="float" office:value="10.525399808">
                <text:p>10.5253998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0006272792816">
                <text:p>26.0006272792816</text:p>
              </table:table-cell>
              <table:table-cell office:value-type="float" office:value="0.500570058822632">
                <text:p>0.500570058822632</text:p>
              </table:table-cell>
              <table:table-cell office:value-type="float" office:value="549.196420096">
                <text:p>549.196420096</text:p>
              </table:table-cell>
              <table:table-cell office:value-type="float" office:value="10.521360128">
                <text:p>10.5213601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4999971389771">
                <text:p>26.4999971389771</text:p>
              </table:table-cell>
              <table:table-cell office:value-type="float" office:value="0.499370098114014">
                <text:p>0.499370098114014</text:p>
              </table:table-cell>
              <table:table-cell office:value-type="float" office:value="559.741240064">
                <text:p>559.741240064</text:p>
              </table:table-cell>
              <table:table-cell office:value-type="float" office:value="10.544819968">
                <text:p>10.5448199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.000659942627">
                <text:p>27.000659942627</text:p>
              </table:table-cell>
              <table:table-cell office:value-type="float" office:value="0.500659942626953">
                <text:p>0.500659942626953</text:p>
              </table:table-cell>
              <table:table-cell office:value-type="float" office:value="570.278210048">
                <text:p>570.278210048</text:p>
              </table:table-cell>
              <table:table-cell office:value-type="float" office:value="10.5369699840001">
                <text:p>10.5369699840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000517368317">
                <text:p>27.5000517368317</text:p>
              </table:table-cell>
              <table:table-cell office:value-type="float" office:value="0.499389886856079">
                <text:p>0.499389886856079</text:p>
              </table:table-cell>
              <table:table-cell office:value-type="float" office:value="580.814599936">
                <text:p>580.814599936</text:p>
              </table:table-cell>
              <table:table-cell office:value-type="float" office:value="10.536389888">
                <text:p>10.5363898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.9996981620789">
                <text:p>27.9996981620789</text:p>
              </table:table-cell>
              <table:table-cell office:value-type="float" office:value="0.499650001525879">
                <text:p>0.499650001525879</text:p>
              </table:table-cell>
              <table:table-cell office:value-type="float" office:value="591.474099968">
                <text:p>591.474099968</text:p>
              </table:table-cell>
              <table:table-cell office:value-type="float" office:value="10.659500032">
                <text:p>10.6595000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5002772808075">
                <text:p>28.5002772808075</text:p>
              </table:table-cell>
              <table:table-cell office:value-type="float" office:value="0.500580072402954">
                <text:p>0.500580072402954</text:p>
              </table:table-cell>
              <table:table-cell office:value-type="float" office:value="602.011460096">
                <text:p>602.011460096</text:p>
              </table:table-cell>
              <table:table-cell office:value-type="float" office:value="10.5373601279999">
                <text:p>10.53736012799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.9997534751892">
                <text:p>28.9997534751892</text:p>
              </table:table-cell>
              <table:table-cell office:value-type="float" office:value="0.499469995498657">
                <text:p>0.499469995498657</text:p>
              </table:table-cell>
              <table:table-cell office:value-type="float" office:value="612.652780032">
                <text:p>612.652780032</text:p>
              </table:table-cell>
              <table:table-cell office:value-type="float" office:value="10.6413199360001">
                <text:p>10.641319936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4997503757477">
                <text:p>29.4997503757477</text:p>
              </table:table-cell>
              <table:table-cell office:value-type="float" office:value="0.5">
                <text:p>0.5</text:p>
              </table:table-cell>
              <table:table-cell office:value-type="float" office:value="623.188509952">
                <text:p>623.188509952</text:p>
              </table:table-cell>
              <table:table-cell office:value-type="float" office:value="10.53572992">
                <text:p>10.535729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0005753040314">
                <text:p>30.0005753040314</text:p>
              </table:table-cell>
              <table:table-cell office:value-type="float" office:value="0.500829935073853">
                <text:p>0.500829935073853</text:p>
              </table:table-cell>
              <table:table-cell office:value-type="float" office:value="633.724670208">
                <text:p>633.724670208</text:p>
              </table:table-cell>
              <table:table-cell office:value-type="float" office:value="10.536160256">
                <text:p>10.5361602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.5086190700531">
                <text:p>30.5086190700531</text:p>
              </table:table-cell>
              <table:table-cell office:value-type="float" office:value="0.508040189743042">
                <text:p>0.508040189743042</text:p>
              </table:table-cell>
              <table:table-cell office:value-type="float" office:value="644.256410112">
                <text:p>644.256410112</text:p>
              </table:table-cell>
              <table:table-cell office:value-type="float" office:value="10.531739904">
                <text:p>10.5317399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.0001349449158">
                <text:p>31.0001349449158</text:p>
              </table:table-cell>
              <table:table-cell office:value-type="float" office:value="0.491509914398193">
                <text:p>0.491509914398193</text:p>
              </table:table-cell>
              <table:table-cell office:value-type="float" office:value="654.782070272">
                <text:p>654.782070272</text:p>
              </table:table-cell>
              <table:table-cell office:value-type="float" office:value="10.52566016">
                <text:p>10.525660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.4994337558746">
                <text:p>31.4994337558746</text:p>
              </table:table-cell>
              <table:table-cell office:value-type="float" office:value="0.499300003051758">
                <text:p>0.499300003051758</text:p>
              </table:table-cell>
              <table:table-cell office:value-type="float" office:value="665.311419904">
                <text:p>665.311419904</text:p>
              </table:table-cell>
              <table:table-cell office:value-type="float" office:value="10.5293496319999">
                <text:p>10.52934963199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.9995357990265">
                <text:p>31.9995357990265</text:p>
              </table:table-cell>
              <table:table-cell office:value-type="float" office:value="0.500109910964966">
                <text:p>0.500109910964966</text:p>
              </table:table-cell>
              <table:table-cell office:value-type="float" office:value="675.952599808">
                <text:p>675.952599808</text:p>
              </table:table-cell>
              <table:table-cell office:value-type="float" office:value="10.641179904">
                <text:p>10.6411799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.4999127388">
                <text:p>32.4999127388</text:p>
              </table:table-cell>
              <table:table-cell office:value-type="float" office:value="0.500370025634766">
                <text:p>0.500370025634766</text:p>
              </table:table-cell>
              <table:table-cell office:value-type="float" office:value="686.48580992">
                <text:p>686.48580992</text:p>
              </table:table-cell>
              <table:table-cell office:value-type="float" office:value="10.533210112">
                <text:p>10.5332101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.0007572174072">
                <text:p>33.0007572174072</text:p>
              </table:table-cell>
              <table:table-cell office:value-type="float" office:value="0.500849962234497">
                <text:p>0.500849962234497</text:p>
              </table:table-cell>
              <table:table-cell office:value-type="float" office:value="697.01883008">
                <text:p>697.01883008</text:p>
              </table:table-cell>
              <table:table-cell office:value-type="float" office:value="10.5330201600001">
                <text:p>10.53302016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.5000550746918">
                <text:p>33.5000550746918</text:p>
              </table:table-cell>
              <table:table-cell office:value-type="float" office:value="0.499289989471436">
                <text:p>0.499289989471436</text:p>
              </table:table-cell>
              <table:table-cell office:value-type="float" office:value="707.68267008">
                <text:p>707.68267008</text:p>
              </table:table-cell>
              <table:table-cell office:value-type="float" office:value="10.6638399999999">
                <text:p>10.66383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.9990198612213">
                <text:p>33.9990198612213</text:p>
              </table:table-cell>
              <table:table-cell office:value-type="float" office:value="0.498970031738281">
                <text:p>0.498970031738281</text:p>
              </table:table-cell>
              <table:table-cell office:value-type="float" office:value="718.216290048">
                <text:p>718.216290048</text:p>
              </table:table-cell>
              <table:table-cell office:value-type="float" office:value="10.533619968">
                <text:p>10.5336199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.4994027614594">
                <text:p>34.4994027614594</text:p>
              </table:table-cell>
              <table:table-cell office:value-type="float" office:value="0.500380039215088">
                <text:p>0.500380039215088</text:p>
              </table:table-cell>
              <table:table-cell office:value-type="float" office:value="728.749410048">
                <text:p>728.749410048</text:p>
              </table:table-cell>
              <table:table-cell office:value-type="float" office:value="10.5331199999999">
                <text:p>10.5331199999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.9998033046722">
                <text:p>34.9998033046722</text:p>
              </table:table-cell>
              <table:table-cell office:value-type="float" office:value="0.500400066375732">
                <text:p>0.500400066375732</text:p>
              </table:table-cell>
              <table:table-cell office:value-type="float" office:value="739.401149952">
                <text:p>739.401149952</text:p>
              </table:table-cell>
              <table:table-cell office:value-type="float" office:value="10.651739904">
                <text:p>10.6517399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.500433921814">
                <text:p>35.500433921814</text:p>
              </table:table-cell>
              <table:table-cell office:value-type="float" office:value="0.500629901885986">
                <text:p>0.500629901885986</text:p>
              </table:table-cell>
              <table:table-cell office:value-type="float" office:value="749.925159936">
                <text:p>749.925159936</text:p>
              </table:table-cell>
              <table:table-cell office:value-type="float" office:value="10.524009984">
                <text:p>10.5240099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.9997396469116">
                <text:p>35.9997396469116</text:p>
              </table:table-cell>
              <table:table-cell office:value-type="float" office:value="0.49931001663208">
                <text:p>0.49931001663208</text:p>
              </table:table-cell>
              <table:table-cell office:value-type="float" office:value="760.455910144">
                <text:p>760.455910144</text:p>
              </table:table-cell>
              <table:table-cell office:value-type="float" office:value="10.530750208">
                <text:p>10.5307502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.5002541542053">
                <text:p>36.5002541542053</text:p>
              </table:table-cell>
              <table:table-cell office:value-type="float" office:value="0.500509977340698">
                <text:p>0.500509977340698</text:p>
              </table:table-cell>
              <table:table-cell office:value-type="float" office:value="771.006249984">
                <text:p>771.006249984</text:p>
              </table:table-cell>
              <table:table-cell office:value-type="float" office:value="10.55033984">
                <text:p>10.550339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.000718832016">
                <text:p>37.000718832016</text:p>
              </table:table-cell>
              <table:table-cell office:value-type="float" office:value="0.500470161437988">
                <text:p>0.500470161437988</text:p>
              </table:table-cell>
              <table:table-cell office:value-type="float" office:value="781.54443008">
                <text:p>781.54443008</text:p>
              </table:table-cell>
              <table:table-cell office:value-type="float" office:value="10.538180096">
                <text:p>10.5381800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.5001163482666">
                <text:p>37.5001163482666</text:p>
              </table:table-cell>
              <table:table-cell office:value-type="float" office:value="0.499399900436401">
                <text:p>0.499399900436401</text:p>
              </table:table-cell>
              <table:table-cell office:value-type="float" office:value="792.180500224">
                <text:p>792.180500224</text:p>
              </table:table-cell>
              <table:table-cell office:value-type="float" office:value="10.636070144">
                <text:p>10.6360701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.9997880458832">
                <text:p>37.9997880458832</text:p>
              </table:table-cell>
              <table:table-cell office:value-type="float" office:value="0.499670028686523">
                <text:p>0.499670028686523</text:p>
              </table:table-cell>
              <table:table-cell office:value-type="float" office:value="802.714779904">
                <text:p>802.714779904</text:p>
              </table:table-cell>
              <table:table-cell office:value-type="float" office:value="10.5342796800001">
                <text:p>10.53427968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.5001742839813">
                <text:p>38.5001742839813</text:p>
              </table:table-cell>
              <table:table-cell office:value-type="float" office:value="0.500380039215088">
                <text:p>0.500380039215088</text:p>
              </table:table-cell>
              <table:table-cell office:value-type="float" office:value="813.248989952">
                <text:p>813.248989952</text:p>
              </table:table-cell>
              <table:table-cell office:value-type="float" office:value="10.534210048">
                <text:p>10.5342100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.9998831748962">
                <text:p>38.9998831748962</text:p>
              </table:table-cell>
              <table:table-cell office:value-type="float" office:value="0.499709844589233">
                <text:p>0.499709844589233</text:p>
              </table:table-cell>
              <table:table-cell office:value-type="float" office:value="823.899120128">
                <text:p>823.899120128</text:p>
              </table:table-cell>
              <table:table-cell office:value-type="float" office:value="10.6501301760001">
                <text:p>10.650130176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.5005593299866">
                <text:p>39.5005593299866</text:p>
              </table:table-cell>
              <table:table-cell office:value-type="float" office:value="0.500680208206177">
                <text:p>0.500680208206177</text:p>
              </table:table-cell>
              <table:table-cell office:value-type="float" office:value="834.434360064">
                <text:p>834.434360064</text:p>
              </table:table-cell>
              <table:table-cell office:value-type="float" office:value="10.5352399359999">
                <text:p>10.5352399359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.999941110611">
                <text:p>39.999941110611</text:p>
              </table:table-cell>
              <table:table-cell office:value-type="float" office:value="0.499379873275757">
                <text:p>0.499379873275757</text:p>
              </table:table-cell>
              <table:table-cell office:value-type="float" office:value="844.95977984">
                <text:p>844.95977984</text:p>
              </table:table-cell>
              <table:table-cell office:value-type="float" office:value="10.525419776">
                <text:p>10.5254197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.5004253387451">
                <text:p>40.5004253387451</text:p>
              </table:table-cell>
              <table:table-cell office:value-type="float" office:value="0.500489950180054">
                <text:p>0.500489950180054</text:p>
              </table:table-cell>
              <table:table-cell office:value-type="float" office:value="855.498939904">
                <text:p>855.498939904</text:p>
              </table:table-cell>
              <table:table-cell office:value-type="float" office:value="10.539160064">
                <text:p>10.5391600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.0005838871002">
                <text:p>41.0005838871002</text:p>
              </table:table-cell>
              <table:table-cell office:value-type="float" office:value="0.500149965286255">
                <text:p>0.500149965286255</text:p>
              </table:table-cell>
              <table:table-cell office:value-type="float" office:value="866.020869888">
                <text:p>866.020869888</text:p>
              </table:table-cell>
              <table:table-cell office:value-type="float" office:value="10.5219299839999">
                <text:p>10.5219299839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.500205039978">
                <text:p>41.500205039978</text:p>
              </table:table-cell>
              <table:table-cell office:value-type="float" office:value="0.499620199203491">
                <text:p>0.499620199203491</text:p>
              </table:table-cell>
              <table:table-cell office:value-type="float" office:value="876.558060032">
                <text:p>876.558060032</text:p>
              </table:table-cell>
              <table:table-cell office:value-type="float" office:value="10.537190144">
                <text:p>10.5371901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.9994974136353">
                <text:p>41.9994974136353</text:p>
              </table:table-cell>
              <table:table-cell office:value-type="float" office:value="0.499300003051758">
                <text:p>0.499300003051758</text:p>
              </table:table-cell>
              <table:table-cell office:value-type="float" office:value="887.21094016">
                <text:p>887.21094016</text:p>
              </table:table-cell>
              <table:table-cell office:value-type="float" office:value="10.652880128">
                <text:p>10.6528801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.5001912117004">
                <text:p>42.5001912117004</text:p>
              </table:table-cell>
              <table:table-cell office:value-type="float" office:value="0.50068998336792">
                <text:p>0.50068998336792</text:p>
              </table:table-cell>
              <table:table-cell office:value-type="float" office:value="897.747940096">
                <text:p>897.747940096</text:p>
              </table:table-cell>
              <table:table-cell office:value-type="float" office:value="10.536999936">
                <text:p>10.5369999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.9996912479401">
                <text:p>42.9996912479401</text:p>
              </table:table-cell>
              <table:table-cell office:value-type="float" office:value="0.499499797821045">
                <text:p>0.499499797821045</text:p>
              </table:table-cell>
              <table:table-cell office:value-type="float" office:value="908.284280064">
                <text:p>908.284280064</text:p>
              </table:table-cell>
              <table:table-cell office:value-type="float" office:value="10.536339968">
                <text:p>10.5363399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.4999969005585">
                <text:p>43.4999969005585</text:p>
              </table:table-cell>
              <table:table-cell office:value-type="float" office:value="0.500310182571411">
                <text:p>0.500310182571411</text:p>
              </table:table-cell>
              <table:table-cell office:value-type="float" office:value="918.914740224">
                <text:p>918.914740224</text:p>
              </table:table-cell>
              <table:table-cell office:value-type="float" office:value="10.63046016">
                <text:p>10.630460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.9996860027313">
                <text:p>43.9996860027313</text:p>
              </table:table-cell>
              <table:table-cell office:value-type="float" office:value="0.499689817428589">
                <text:p>0.499689817428589</text:p>
              </table:table-cell>
              <table:table-cell office:value-type="float" office:value="929.449700096">
                <text:p>929.449700096</text:p>
              </table:table-cell>
              <table:table-cell office:value-type="float" office:value="10.5349598720001">
                <text:p>10.534959872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.5004513263702">
                <text:p>44.5004513263702</text:p>
              </table:table-cell>
              <table:table-cell office:value-type="float" office:value="0.500760078430176">
                <text:p>0.500760078430176</text:p>
              </table:table-cell>
              <table:table-cell office:value-type="float" office:value="939.98105984">
                <text:p>939.98105984</text:p>
              </table:table-cell>
              <table:table-cell office:value-type="float" office:value="10.5313597439999">
                <text:p>10.53135974399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.9997601509094">
                <text:p>44.9997601509094</text:p>
              </table:table-cell>
              <table:table-cell office:value-type="float" office:value="0.49931001663208">
                <text:p>0.49931001663208</text:p>
              </table:table-cell>
              <table:table-cell office:value-type="float" office:value="950.505790208">
                <text:p>950.505790208</text:p>
              </table:table-cell>
              <table:table-cell office:value-type="float" office:value="10.5247303680001">
                <text:p>10.524730368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.5001542568207">
                <text:p>45.5001542568207</text:p>
              </table:table-cell>
              <table:table-cell office:value-type="float" office:value="0.50039005279541">
                <text:p>0.50039005279541</text:p>
              </table:table-cell>
              <table:table-cell office:value-type="float" office:value="961.035780096">
                <text:p>961.035780096</text:p>
              </table:table-cell>
              <table:table-cell office:value-type="float" office:value="10.529989888">
                <text:p>10.5299898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.9994828701019">
                <text:p>45.9994828701019</text:p>
              </table:table-cell>
              <table:table-cell office:value-type="float" office:value="0.499330043792725">
                <text:p>0.499330043792725</text:p>
              </table:table-cell>
              <table:table-cell office:value-type="float" office:value="971.64896">
                <text:p>971.64896</text:p>
              </table:table-cell>
              <table:table-cell office:value-type="float" office:value="10.6131799039999">
                <text:p>10.6131799039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.5000748634338">
                <text:p>46.5000748634338</text:p>
              </table:table-cell>
              <table:table-cell office:value-type="float" office:value="0.500589847564697">
                <text:p>0.500589847564697</text:p>
              </table:table-cell>
              <table:table-cell office:value-type="float" office:value="982.193880064">
                <text:p>982.193880064</text:p>
              </table:table-cell>
              <table:table-cell office:value-type="float" office:value="10.5449200640001">
                <text:p>10.544920064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.0005877017975">
                <text:p>47.0005877017975</text:p>
              </table:table-cell>
              <table:table-cell office:value-type="float" office:value="0.500519990921021">
                <text:p>0.500519990921021</text:p>
              </table:table-cell>
              <table:table-cell office:value-type="float" office:value="992.727079936">
                <text:p>992.727079936</text:p>
              </table:table-cell>
              <table:table-cell office:value-type="float" office:value="10.533199872">
                <text:p>10.5331998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.5006892681122">
                <text:p>47.5006892681122</text:p>
              </table:table-cell>
              <table:table-cell office:value-type="float" office:value="0.500100135803223">
                <text:p>0.500100135803223</text:p>
              </table:table-cell>
              <table:table-cell office:value-type="float" office:value="1003.350390016">
                <text:p>1003.350390016</text:p>
              </table:table-cell>
              <table:table-cell office:value-type="float" office:value="10.62331008">
                <text:p>10.623310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.9997911453247">
                <text:p>47.9997911453247</text:p>
              </table:table-cell>
              <table:table-cell office:value-type="float" office:value="0.499099969863892">
                <text:p>0.499099969863892</text:p>
              </table:table-cell>
              <table:table-cell office:value-type="float" office:value="1013.88580992">
                <text:p>1013.88580992</text:p>
              </table:table-cell>
              <table:table-cell office:value-type="float" office:value="10.535419904">
                <text:p>10.5354199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.5018856525421">
                <text:p>48.5018856525421</text:p>
              </table:table-cell>
              <table:table-cell office:value-type="float" office:value="0.502099990844727">
                <text:p>0.502099990844727</text:p>
              </table:table-cell>
              <table:table-cell office:value-type="float" office:value="1024.420539904">
                <text:p>1024.420539904</text:p>
              </table:table-cell>
              <table:table-cell office:value-type="float" office:value="10.5347299839999">
                <text:p>10.534729983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.000497341156">
                <text:p>49.000497341156</text:p>
              </table:table-cell>
              <table:table-cell office:value-type="float" office:value="0.498610019683838">
                <text:p>0.498610019683838</text:p>
              </table:table-cell>
              <table:table-cell office:value-type="float" office:value="1035.059529984">
                <text:p>1035.059529984</text:p>
              </table:table-cell>
              <table:table-cell office:value-type="float" office:value="10.63899008">
                <text:p>10.638990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.5000581741333">
                <text:p>49.5000581741333</text:p>
              </table:table-cell>
              <table:table-cell office:value-type="float" office:value="0.499559879302979">
                <text:p>0.499559879302979</text:p>
              </table:table-cell>
              <table:table-cell office:value-type="float" office:value="1045.605049856">
                <text:p>1045.605049856</text:p>
              </table:table-cell>
              <table:table-cell office:value-type="float" office:value="10.5455198720001">
                <text:p>10.545519872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.0007107257843">
                <text:p>50.0007107257843</text:p>
              </table:table-cell>
              <table:table-cell office:value-type="float" office:value="0.50065016746521">
                <text:p>0.50065016746521</text:p>
              </table:table-cell>
              <table:table-cell office:value-type="float" office:value="1056.12772992">
                <text:p>1056.12772992</text:p>
              </table:table-cell>
              <table:table-cell office:value-type="float" office:value="10.522680064">
                <text:p>10.5226800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.5000374317169">
                <text:p>50.5000374317169</text:p>
              </table:table-cell>
              <table:table-cell office:value-type="float" office:value="0.499329805374146">
                <text:p>0.499329805374146</text:p>
              </table:table-cell>
              <table:table-cell office:value-type="float" office:value="1066.66795008">
                <text:p>1066.66795008</text:p>
              </table:table-cell>
              <table:table-cell office:value-type="float" office:value="10.54022016">
                <text:p>10.540220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.0066907405853">
                <text:p>51.0066907405853</text:p>
              </table:table-cell>
              <table:table-cell office:value-type="float" office:value="0.50665020942688">
                <text:p>0.50665020942688</text:p>
              </table:table-cell>
              <table:table-cell office:value-type="float" office:value="1077.201069824">
                <text:p>1077.201069824</text:p>
              </table:table-cell>
              <table:table-cell office:value-type="float" office:value="10.5331197439998">
                <text:p>10.53311974399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.5006098747253">
                <text:p>51.5006098747253</text:p>
              </table:table-cell>
              <table:table-cell office:value-type="float" office:value="0.493919849395752">
                <text:p>0.493919849395752</text:p>
              </table:table-cell>
              <table:table-cell office:value-type="float" office:value="1087.734569984">
                <text:p>1087.734569984</text:p>
              </table:table-cell>
              <table:table-cell office:value-type="float" office:value="10.5335001600001">
                <text:p>10.5335001600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.0001630783081">
                <text:p>52.0001630783081</text:p>
              </table:table-cell>
              <table:table-cell office:value-type="float" office:value="0.499550104141235">
                <text:p>0.499550104141235</text:p>
              </table:table-cell>
              <table:table-cell office:value-type="float" office:value="1098.378249984">
                <text:p>1098.378249984</text:p>
              </table:table-cell>
              <table:table-cell office:value-type="float" office:value="10.6436799999999">
                <text:p>10.64367999999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.4994165897369">
                <text:p>52.4994165897369</text:p>
              </table:table-cell>
              <table:table-cell office:value-type="float" office:value="0.499259948730469">
                <text:p>0.499259948730469</text:p>
              </table:table-cell>
              <table:table-cell office:value-type="float" office:value="1108.91115008">
                <text:p>1108.91115008</text:p>
              </table:table-cell>
              <table:table-cell office:value-type="float" office:value="10.532900096">
                <text:p>10.5329000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2.9997727870941">
                <text:p>52.9997727870941</text:p>
              </table:table-cell>
              <table:table-cell office:value-type="float" office:value="0.500349998474121">
                <text:p>0.500349998474121</text:p>
              </table:table-cell>
              <table:table-cell office:value-type="float" office:value="1119.444179968">
                <text:p>1119.444179968</text:p>
              </table:table-cell>
              <table:table-cell office:value-type="float" office:value="10.5330298880001">
                <text:p>10.53302988800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.5001142024994">
                <text:p>53.5001142024994</text:p>
              </table:table-cell>
              <table:table-cell office:value-type="float" office:value="0.500339984893799">
                <text:p>0.500339984893799</text:p>
              </table:table-cell>
              <table:table-cell office:value-type="float" office:value="1130.060379904">
                <text:p>1130.060379904</text:p>
              </table:table-cell>
              <table:table-cell office:value-type="float" office:value="10.6161999359999">
                <text:p>10.61619993599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3.9997391700745">
                <text:p>53.9997391700745</text:p>
              </table:table-cell>
              <table:table-cell office:value-type="float" office:value="0.499629974365234">
                <text:p>0.499629974365234</text:p>
              </table:table-cell>
              <table:table-cell office:value-type="float" office:value="1140.598619904">
                <text:p>1140.598619904</text:p>
              </table:table-cell>
              <table:table-cell office:value-type="float" office:value="10.5382400000001">
                <text:p>10.53824000000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.5001952648163">
                <text:p>54.5001952648163</text:p>
              </table:table-cell>
              <table:table-cell office:value-type="float" office:value="0.500460147857666">
                <text:p>0.500460147857666</text:p>
              </table:table-cell>
              <table:table-cell office:value-type="float" office:value="1151.127589888">
                <text:p>1151.127589888</text:p>
              </table:table-cell>
              <table:table-cell office:value-type="float" office:value="10.528969984">
                <text:p>10.5289699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4.9995069503784">
                <text:p>54.9995069503784</text:p>
              </table:table-cell>
              <table:table-cell office:value-type="float" office:value="0.499309778213501">
                <text:p>0.499309778213501</text:p>
              </table:table-cell>
              <table:table-cell office:value-type="float" office:value="1161.664080128">
                <text:p>1161.664080128</text:p>
              </table:table-cell>
              <table:table-cell office:value-type="float" office:value="10.5364902399999">
                <text:p>10.53649023999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.4999482631683">
                <text:p>55.4999482631683</text:p>
              </table:table-cell>
              <table:table-cell office:value-type="float" office:value="0.500440120697022">
                <text:p>0.500440120697022</text:p>
              </table:table-cell>
              <table:table-cell office:value-type="float" office:value="1172.230440192">
                <text:p>1172.230440192</text:p>
              </table:table-cell>
              <table:table-cell office:value-type="float" office:value="10.566360064">
                <text:p>10.5663600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.0082755088806">
                <text:p>56.0082755088806</text:p>
              </table:table-cell>
              <table:table-cell office:value-type="float" office:value="0.50833010673523">
                <text:p>0.50833010673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.5000510215759">
                <text:p>56.5000510215759</text:p>
              </table:table-cell>
              <table:table-cell office:value-type="float" office:value="0.491769790649414">
                <text:p>0.491769790649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.0004959106445">
                <text:p>57.0004959106445</text:p>
              </table:table-cell>
              <table:table-cell office:value-type="float" office:value="0.500450134277344">
                <text:p>0.500450134277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.5000038146973">
                <text:p>57.5000038146973</text:p>
              </table:table-cell>
              <table:table-cell office:value-type="float" office:value="0.499500036239624">
                <text:p>0.499500036239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.0005395412445">
                <text:p>58.0005395412445</text:p>
              </table:table-cell>
              <table:table-cell office:value-type="float" office:value="0.500540018081665">
                <text:p>0.50054001808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.499933719635">
                <text:p>58.499933719635</text:p>
              </table:table-cell>
              <table:table-cell office:value-type="float" office:value="0.499389886856079">
                <text:p>0.499389886856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.9997835159302">
                <text:p>58.9997835159302</text:p>
              </table:table-cell>
              <table:table-cell office:value-type="float" office:value="0.499850034713745">
                <text:p>0.499850034713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.5018274784088">
                <text:p>59.5018274784088</text:p>
              </table:table-cell>
              <table:table-cell office:value-type="float" office:value="0.502049922943115">
                <text:p>0.502049922943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.0001862049103">
                <text:p>60.0001862049103</text:p>
              </table:table-cell>
              <table:table-cell office:value-type="float" office:value="0.498360157012939">
                <text:p>0.498360157012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.4998753070831">
                <text:p>60.4998753070831</text:p>
              </table:table-cell>
              <table:table-cell office:value-type="float" office:value="0.499689817428589">
                <text:p>0.499689817428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.0002017021179">
                <text:p>61.0002017021179</text:p>
              </table:table-cell>
              <table:table-cell office:value-type="float" office:value="0.500320196151733">
                <text:p>0.50032019615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.499561548233">
                <text:p>61.499561548233</text:p>
              </table:table-cell>
              <table:table-cell office:value-type="float" office:value="0.499359846115112">
                <text:p>0.499359846115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.0000903606415">
                <text:p>62.0000903606415</text:p>
              </table:table-cell>
              <table:table-cell office:value-type="float" office:value="0.500530004501343">
                <text:p>0.50053000450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.5005450248718">
                <text:p>62.5005450248718</text:p>
              </table:table-cell>
              <table:table-cell office:value-type="float" office:value="0.500450134277344">
                <text:p>0.500450134277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2.9999213218689">
                <text:p>62.9999213218689</text:p>
              </table:table-cell>
              <table:table-cell office:value-type="float" office:value="0.499379873275757">
                <text:p>0.499379873275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.5002675056458">
                <text:p>63.5002675056458</text:p>
              </table:table-cell>
              <table:table-cell office:value-type="float" office:value="0.500349998474121">
                <text:p>0.50034999847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.9990162849426">
                <text:p>63.9990162849426</text:p>
              </table:table-cell>
              <table:table-cell office:value-type="float" office:value="0.498749971389771">
                <text:p>0.498749971389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.4994277954102">
                <text:p>64.4994277954102</text:p>
              </table:table-cell>
              <table:table-cell office:value-type="float" office:value="0.500410079956055">
                <text:p>0.500410079956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4.9998137950897">
                <text:p>64.9998137950897</text:p>
              </table:table-cell>
              <table:table-cell office:value-type="float" office:value="0.500380039215088">
                <text:p>0.500380039215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.5002152919769">
                <text:p>65.5002152919769</text:p>
              </table:table-cell>
              <table:table-cell office:value-type="float" office:value="0.500409841537476">
                <text:p>0.500409841537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5.9995074272156">
                <text:p>65.9995074272156</text:p>
              </table:table-cell>
              <table:table-cell office:value-type="float" office:value="0.499289989471436">
                <text:p>0.49928998947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.4998972415924">
                <text:p>66.4998972415924</text:p>
              </table:table-cell>
              <table:table-cell office:value-type="float" office:value="0.50039005279541">
                <text:p>0.50039005279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.0002596378326">
                <text:p>67.0002596378326</text:p>
              </table:table-cell>
              <table:table-cell office:value-type="float" office:value="0.500360012054443">
                <text:p>0.50036001205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.4995551109314">
                <text:p>67.4995551109314</text:p>
              </table:table-cell>
              <table:table-cell office:value-type="float" office:value="0.499300003051758">
                <text:p>0.49930000305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.0005016326904">
                <text:p>68.0005016326904</text:p>
              </table:table-cell>
              <table:table-cell office:value-type="float" office:value="0.500940084457397">
                <text:p>0.500940084457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.4998888969421">
                <text:p>68.4998888969421</text:p>
              </table:table-cell>
              <table:table-cell office:value-type="float" office:value="0.499389886856079">
                <text:p>0.499389886856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8.9992003440857">
                <text:p>68.9992003440857</text:p>
              </table:table-cell>
              <table:table-cell office:value-type="float" office:value="0.49931001663208">
                <text:p>0.49931001663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.499603509903">
                <text:p>69.499603509903</text:p>
              </table:table-cell>
              <table:table-cell office:value-type="float" office:value="0.500400066375732">
                <text:p>0.500400066375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.9999713897705">
                <text:p>69.9999713897705</text:p>
              </table:table-cell>
              <table:table-cell office:value-type="float" office:value="0.500370025634766">
                <text:p>0.50037002563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.5004675388336">
                <text:p>70.5004675388336</text:p>
              </table:table-cell>
              <table:table-cell office:value-type="float" office:value="0.500499963760376">
                <text:p>0.500499963760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.9999821186066">
                <text:p>70.9999821186066</text:p>
              </table:table-cell>
              <table:table-cell office:value-type="float" office:value="0.499510049819946">
                <text:p>0.499510049819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.5091664791107">
                <text:p>71.5091664791107</text:p>
              </table:table-cell>
              <table:table-cell office:value-type="float" office:value="0.50918984413147">
                <text:p>0.50918984413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.0006530284882">
                <text:p>72.0006530284882</text:p>
              </table:table-cell>
              <table:table-cell office:value-type="float" office:value="0.491480112075806">
                <text:p>0.491480112075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.5001313686371">
                <text:p>72.5001313686371</text:p>
              </table:table-cell>
              <table:table-cell office:value-type="float" office:value="0.49948000907898">
                <text:p>0.49948000907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2.9994580745697">
                <text:p>72.9994580745697</text:p>
              </table:table-cell>
              <table:table-cell office:value-type="float" office:value="0.499330043792725">
                <text:p>0.49933004379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.4998497962952">
                <text:p>73.4998497962952</text:p>
              </table:table-cell>
              <table:table-cell office:value-type="float" office:value="0.50039005279541">
                <text:p>0.50039005279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3.9994554519653">
                <text:p>73.9994554519653</text:p>
              </table:table-cell>
              <table:table-cell office:value-type="float" office:value="0.49960994720459">
                <text:p>0.49960994720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.4996275901795">
                <text:p>74.4996275901795</text:p>
              </table:table-cell>
              <table:table-cell office:value-type="float" office:value="0.500169992446899">
                <text:p>0.500169992446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4.9999980926514">
                <text:p>74.9999980926514</text:p>
              </table:table-cell>
              <table:table-cell office:value-type="float" office:value="0.500370025634766">
                <text:p>0.50037002563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.5005025863647">
                <text:p>75.5005025863647</text:p>
              </table:table-cell>
              <table:table-cell office:value-type="float" office:value="0.500499963760376">
                <text:p>0.500499963760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.9999072551727">
                <text:p>75.9999072551727</text:p>
              </table:table-cell>
              <table:table-cell office:value-type="float" office:value="0.499409914016724">
                <text:p>0.499409914016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.5004358291626">
                <text:p>76.5004358291626</text:p>
              </table:table-cell>
              <table:table-cell office:value-type="float" office:value="0.500530004501343">
                <text:p>0.50053000450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.0084044933319">
                <text:p>77.0084044933319</text:p>
              </table:table-cell>
              <table:table-cell office:value-type="float" office:value="0.507960081100464">
                <text:p>0.507960081100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.5002512931824">
                <text:p>77.5002512931824</text:p>
              </table:table-cell>
              <table:table-cell office:value-type="float" office:value="0.491849899291992">
                <text:p>0.49184989929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7.9999389648438">
                <text:p>77.9999389648438</text:p>
              </table:table-cell>
              <table:table-cell office:value-type="float" office:value="0.499690055847168">
                <text:p>0.499690055847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.500679731369">
                <text:p>78.500679731369</text:p>
              </table:table-cell>
              <table:table-cell office:value-type="float" office:value="0.500740051269531">
                <text:p>0.500740051269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8.999805688858">
                <text:p>78.999805688858</text:p>
              </table:table-cell>
              <table:table-cell office:value-type="float" office:value="0.499130010604858">
                <text:p>0.499130010604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.5004756450653">
                <text:p>79.5004756450653</text:p>
              </table:table-cell>
              <table:table-cell office:value-type="float" office:value="0.500669956207275">
                <text:p>0.500669956207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9.9997482299805">
                <text:p>79.9997482299805</text:p>
              </table:table-cell>
              <table:table-cell office:value-type="float" office:value="0.499269962310791">
                <text:p>0.499269962310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.5001046657562">
                <text:p>80.5001046657562</text:p>
              </table:table-cell>
              <table:table-cell office:value-type="float" office:value="0.500349998474121">
                <text:p>0.50034999847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.000545501709">
                <text:p>81.000545501709</text:p>
              </table:table-cell>
              <table:table-cell office:value-type="float" office:value="0.500450134277344">
                <text:p>0.500450134277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.4999740123749">
                <text:p>81.4999740123749</text:p>
              </table:table-cell>
              <table:table-cell office:value-type="float" office:value="0.499419927597046">
                <text:p>0.499419927597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.000474691391">
                <text:p>82.000474691391</text:p>
              </table:table-cell>
              <table:table-cell office:value-type="float" office:value="0.500499963760376">
                <text:p>0.500499963760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.5004594326019">
                <text:p>82.5004594326019</text:p>
              </table:table-cell>
              <table:table-cell office:value-type="float" office:value="0.499989986419678">
                <text:p>0.499989986419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.0015406608582">
                <text:p>83.0015406608582</text:p>
              </table:table-cell>
              <table:table-cell office:value-type="float" office:value="0.50108003616333">
                <text:p>0.50108003616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.4999740123749">
                <text:p>83.4999740123749</text:p>
              </table:table-cell>
              <table:table-cell office:value-type="float" office:value="0.498430013656616">
                <text:p>0.498430013656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3.9998314380646">
                <text:p>83.9998314380646</text:p>
              </table:table-cell>
              <table:table-cell office:value-type="float" office:value="0.499860048294067">
                <text:p>0.499860048294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.5005970001221">
                <text:p>84.5005970001221</text:p>
              </table:table-cell>
              <table:table-cell office:value-type="float" office:value="0.500769853591919">
                <text:p>0.50076985359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4.9999191761017">
                <text:p>84.9999191761017</text:p>
              </table:table-cell>
              <table:table-cell office:value-type="float" office:value="0.499320030212402">
                <text:p>0.49932003021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.5002839565277">
                <text:p>85.5002839565277</text:p>
              </table:table-cell>
              <table:table-cell office:value-type="float" office:value="0.500360012054443">
                <text:p>0.50036001205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5.9995610713959">
                <text:p>85.9995610713959</text:p>
              </table:table-cell>
              <table:table-cell office:value-type="float" office:value="0.499279975891113">
                <text:p>0.49927997589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.4999237060547">
                <text:p>86.4999237060547</text:p>
              </table:table-cell>
              <table:table-cell office:value-type="float" office:value="0.500360012054443">
                <text:p>0.50036001205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.0004148483276">
                <text:p>87.0004148483276</text:p>
              </table:table-cell>
              <table:table-cell office:value-type="float" office:value="0.500489950180054">
                <text:p>0.500489950180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.5002334117889">
                <text:p>87.5002334117889</text:p>
              </table:table-cell>
              <table:table-cell office:value-type="float" office:value="0.499819993972778">
                <text:p>0.499819993972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7.9996564388275">
                <text:p>87.9996564388275</text:p>
              </table:table-cell>
              <table:table-cell office:value-type="float" office:value="0.499430179595947">
                <text:p>0.499430179595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.4999809265137">
                <text:p>88.4999809265137</text:p>
              </table:table-cell>
              <table:table-cell office:value-type="float" office:value="0.500319957733154">
                <text:p>0.500319957733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8.9998850822449">
                <text:p>88.9998850822449</text:p>
              </table:table-cell>
              <table:table-cell office:value-type="float" office:value="0.4999098777771">
                <text:p>0.4999098777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.500616312027">
                <text:p>89.500616312027</text:p>
              </table:table-cell>
              <table:table-cell office:value-type="float" office:value="0.500730037689209">
                <text:p>0.500730037689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.0008652210236">
                <text:p>90.0008652210236</text:p>
              </table:table-cell>
              <table:table-cell office:value-type="float" office:value="0.500250101089478">
                <text:p>0.500250101089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.5015776157379">
                <text:p>90.5015776157379</text:p>
              </table:table-cell>
              <table:table-cell office:value-type="float" office:value="0.500710010528564">
                <text:p>0.500710010528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.0000555515289">
                <text:p>91.0000555515289</text:p>
              </table:table-cell>
              <table:table-cell office:value-type="float" office:value="0.498479843139648">
                <text:p>0.498479843139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.5004861354828">
                <text:p>91.5004861354828</text:p>
              </table:table-cell>
              <table:table-cell office:value-type="float" office:value="0.500430107116699">
                <text:p>0.500430107116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1.9997389316559">
                <text:p>91.9997389316559</text:p>
              </table:table-cell>
              <table:table-cell office:value-type="float" office:value="0.499249935150147">
                <text:p>0.499249935150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.5001475811005">
                <text:p>92.5001475811005</text:p>
              </table:table-cell>
              <table:table-cell office:value-type="float" office:value="0.500410079956055">
                <text:p>0.500410079956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2.9994065761566">
                <text:p>92.9994065761566</text:p>
              </table:table-cell>
              <table:table-cell office:value-type="float" office:value="0.499259948730469">
                <text:p>0.499259948730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.4998712539673">
                <text:p>93.4998712539673</text:p>
              </table:table-cell>
              <table:table-cell office:value-type="float" office:value="0.500459909439087">
                <text:p>0.500459909439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3.9996211528778">
                <text:p>93.9996211528778</text:p>
              </table:table-cell>
              <table:table-cell office:value-type="float" office:value="0.499750137329102">
                <text:p>0.499750137329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.5016376972199">
                <text:p>94.5016376972199</text:p>
              </table:table-cell>
              <table:table-cell office:value-type="float" office:value="0.502019882202148">
                <text:p>0.50201988220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.0000393390656">
                <text:p>95.0000393390656</text:p>
              </table:table-cell>
              <table:table-cell office:value-type="float" office:value="0.498399972915649">
                <text:p>0.498399972915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.5006031990051">
                <text:p>95.5006031990051</text:p>
              </table:table-cell>
              <table:table-cell office:value-type="float" office:value="0.50056004524231">
                <text:p>0.50056004524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5.9999248981476">
                <text:p>95.9999248981476</text:p>
              </table:table-cell>
              <table:table-cell office:value-type="float" office:value="0.499320030212402">
                <text:p>0.49932003021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.5002565383911">
                <text:p>96.5002565383911</text:p>
              </table:table-cell>
              <table:table-cell office:value-type="float" office:value="0.500339984893799">
                <text:p>0.500339984893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6.9995725154877">
                <text:p>96.9995725154877</text:p>
              </table:table-cell>
              <table:table-cell office:value-type="float" office:value="0.49931001663208">
                <text:p>0.49931001663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.5058200359345">
                <text:p>97.5058200359345</text:p>
              </table:table-cell>
              <table:table-cell office:value-type="float" office:value="0.506250143051147">
                <text:p>0.50625014305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7.9996883869171">
                <text:p>97.9996883869171</text:p>
              </table:table-cell>
              <table:table-cell office:value-type="float" office:value="0.493869781494141">
                <text:p>0.493869781494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.5000534057617">
                <text:p>98.5000534057617</text:p>
              </table:table-cell>
              <table:table-cell office:value-type="float" office:value="0.500360012054443">
                <text:p>0.50036001205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.999835729599">
                <text:p>98.999835729599</text:p>
              </table:table-cell>
              <table:table-cell office:value-type="float" office:value="0.499790191650391">
                <text:p>0.499790191650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.500723361969">
                <text:p>99.500723361969</text:p>
              </table:table-cell>
              <table:table-cell office:value-type="float" office:value="0.500880002975464">
                <text:p>0.500880002975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.000171661377">
                <text:p>100.000171661377</text:p>
              </table:table-cell>
              <table:table-cell office:value-type="float" office:value="0.499449968338013">
                <text:p>0.499449968338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.500151872635">
                <text:p>100.500151872635</text:p>
              </table:table-cell>
              <table:table-cell office:value-type="float" office:value="0.499979972839356">
                <text:p>0.499979972839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0.999580621719">
                <text:p>100.999580621719</text:p>
              </table:table-cell>
              <table:table-cell office:value-type="float" office:value="0.499429941177368">
                <text:p>0.49942994117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.500229597092">
                <text:p>101.500229597092</text:p>
              </table:table-cell>
              <table:table-cell office:value-type="float" office:value="0.500649929046631">
                <text:p>0.500649929046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1.999516248703">
                <text:p>101.999516248703</text:p>
              </table:table-cell>
              <table:table-cell office:value-type="float" office:value="0.499289989471436">
                <text:p>0.49928998947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.500136375427">
                <text:p>102.500136375427</text:p>
              </table:table-cell>
              <table:table-cell office:value-type="float" office:value="0.500620126724243">
                <text:p>0.500620126724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.004159450531">
                <text:p>103.004159450531</text:p>
              </table:table-cell>
              <table:table-cell office:value-type="float" office:value="0.504019975662231">
                <text:p>0.504019975662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3.500809431076">
                <text:p>103.500809431076</text:p>
              </table:table-cell>
              <table:table-cell office:value-type="float" office:value="0.496649980545044">
                <text:p>0.496649980545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3.999465465546">
                <text:p>103.999465465546</text:p>
              </table:table-cell>
              <table:table-cell office:value-type="float" office:value="0.498660087585449">
                <text:p>0.498660087585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4.499819517136">
                <text:p>104.499819517136</text:p>
              </table:table-cell>
              <table:table-cell office:value-type="float" office:value="0.500349998474121">
                <text:p>0.50034999847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.000205039978">
                <text:p>105.000205039978</text:p>
              </table:table-cell>
              <table:table-cell office:value-type="float" office:value="0.500380039215088">
                <text:p>0.500380039215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5.499852180481">
                <text:p>105.499852180481</text:p>
              </table:table-cell>
              <table:table-cell office:value-type="float" office:value="0.499650001525879">
                <text:p>0.499650001525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.000243663788">
                <text:p>106.000243663788</text:p>
              </table:table-cell>
              <table:table-cell office:value-type="float" office:value="0.500389814376831">
                <text:p>0.500389814376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.499711275101">
                <text:p>106.499711275101</text:p>
              </table:table-cell>
              <table:table-cell office:value-type="float" office:value="0.499469995498657">
                <text:p>0.499469995498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.000168323517">
                <text:p>107.000168323517</text:p>
              </table:table-cell>
              <table:table-cell office:value-type="float" office:value="0.500460147857666">
                <text:p>0.500460147857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7.499554395676">
                <text:p>107.499554395676</text:p>
              </table:table-cell>
              <table:table-cell office:value-type="float" office:value="0.499379873275757">
                <text:p>0.499379873275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.007850885391">
                <text:p>108.007850885391</text:p>
              </table:table-cell>
              <table:table-cell office:value-type="float" office:value="0.508300065994263">
                <text:p>0.508300065994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8.499918222427">
                <text:p>108.499918222427</text:p>
              </table:table-cell>
              <table:table-cell office:value-type="float" office:value="0.492069959640503">
                <text:p>0.492069959640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.000061988831">
                <text:p>109.000061988831</text:p>
              </table:table-cell>
              <table:table-cell office:value-type="float" office:value="0.500139951705933">
                <text:p>0.500139951705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9.498968839645">
                <text:p>109.498968839645</text:p>
              </table:table-cell>
              <table:table-cell office:value-type="float" office:value="0.498910188674927">
                <text:p>0.498910188674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.001116275787">
                <text:p>110.001116275787</text:p>
              </table:table-cell>
              <table:table-cell office:value-type="float" office:value="0.502149820327759">
                <text:p>0.502149820327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0.499456882477">
                <text:p>110.499456882477</text:p>
              </table:table-cell>
              <table:table-cell office:value-type="float" office:value="0.498340129852295">
                <text:p>0.498340129852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.000289916992">
                <text:p>111.000289916992</text:p>
              </table:table-cell>
              <table:table-cell office:value-type="float" office:value="0.500829935073853">
                <text:p>0.500829935073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1.500654459">
                <text:p>111.500654459</text:p>
              </table:table-cell>
              <table:table-cell office:value-type="float" office:value="0.500360012054443">
                <text:p>0.50036001205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.000553846359">
                <text:p>112.000553846359</text:p>
              </table:table-cell>
              <table:table-cell office:value-type="float" office:value="0.499900102615356">
                <text:p>0.499900102615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2.499918222427">
                <text:p>112.499918222427</text:p>
              </table:table-cell>
              <table:table-cell office:value-type="float" office:value="0.499369859695435">
                <text:p>0.499369859695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.007400989532">
                <text:p>113.007400989532</text:p>
              </table:table-cell>
              <table:table-cell office:value-type="float" office:value="0.507480144500732">
                <text:p>0.507480144500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.500282764435">
                <text:p>113.500282764435</text:p>
              </table:table-cell>
              <table:table-cell office:value-type="float" office:value="0.492879867553711">
                <text:p>0.492879867553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3.998884677887">
                <text:p>113.998884677887</text:p>
              </table:table-cell>
              <table:table-cell office:value-type="float" office:value="0.498600006103516">
                <text:p>0.498600006103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4.50021147728">
                <text:p>114.50021147728</text:p>
              </table:table-cell>
              <table:table-cell office:value-type="float" office:value="0.501330137252808">
                <text:p>0.50133013725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4.999512910843">
                <text:p>114.999512910843</text:p>
              </table:table-cell>
              <table:table-cell office:value-type="float" office:value="0.499299764633179">
                <text:p>0.499299764633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5.499844551086">
                <text:p>115.499844551086</text:p>
              </table:table-cell>
              <table:table-cell office:value-type="float" office:value="0.500330209732056">
                <text:p>0.50033020973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.000235557556">
                <text:p>116.000235557556</text:p>
              </table:table-cell>
              <table:table-cell office:value-type="float" office:value="0.500399827957153">
                <text:p>0.500399827957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6.499512434006">
                <text:p>116.499512434006</text:p>
              </table:table-cell>
              <table:table-cell office:value-type="float" office:value="0.499269962310791">
                <text:p>0.499269962310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6.999902009964">
                <text:p>116.999902009964</text:p>
              </table:table-cell>
              <table:table-cell office:value-type="float" office:value="0.50039005279541">
                <text:p>0.50039005279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7.500531435013">
                <text:p>117.500531435013</text:p>
              </table:table-cell>
              <table:table-cell office:value-type="float" office:value="0.500630140304565">
                <text:p>0.500630140304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7.999971389771">
                <text:p>117.999971389771</text:p>
              </table:table-cell>
              <table:table-cell office:value-type="float" office:value="0.49943995475769">
                <text:p>0.49943995475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8.500529527664">
                <text:p>118.500529527664</text:p>
              </table:table-cell>
              <table:table-cell office:value-type="float" office:value="0.50056004524231">
                <text:p>0.50056004524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8.999063491821">
                <text:p>118.999063491821</text:p>
              </table:table-cell>
              <table:table-cell office:value-type="float" office:value="0.49852991104126">
                <text:p>0.49852991104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9.500635623932">
                <text:p>119.500635623932</text:p>
              </table:table-cell>
              <table:table-cell office:value-type="float" office:value="0.501579999923706">
                <text:p>0.501579999923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9.999982118607">
                <text:p>119.999982118607</text:p>
              </table:table-cell>
              <table:table-cell office:value-type="float" office:value="0.499340057373047">
                <text:p>0.49934005737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0.500434398651">
                <text:p>120.500434398651</text:p>
              </table:table-cell>
              <table:table-cell office:value-type="float" office:value="0.500449895858765">
                <text:p>0.500449895858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0.99969792366">
                <text:p>120.99969792366</text:p>
              </table:table-cell>
              <table:table-cell office:value-type="float" office:value="0.499269962310791">
                <text:p>0.499269962310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1.500027894974">
                <text:p>121.500027894974</text:p>
              </table:table-cell>
              <table:table-cell office:value-type="float" office:value="0.500330209732056">
                <text:p>0.50033020973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.00067615509">
                <text:p>122.00067615509</text:p>
              </table:table-cell>
              <table:table-cell office:value-type="float" office:value="0.500649929046631">
                <text:p>0.500649929046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2.500153779984">
                <text:p>122.500153779984</text:p>
              </table:table-cell>
              <table:table-cell office:value-type="float" office:value="0.499469995498657">
                <text:p>0.499469995498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2.999426603317">
                <text:p>122.999426603317</text:p>
              </table:table-cell>
              <table:table-cell office:value-type="float" office:value="0.499279975891113">
                <text:p>0.49927997589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3.499832868576">
                <text:p>123.499832868576</text:p>
              </table:table-cell>
              <table:table-cell office:value-type="float" office:value="0.500400066375732">
                <text:p>0.500400066375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3.999460935593">
                <text:p>123.999460935593</text:p>
              </table:table-cell>
              <table:table-cell office:value-type="float" office:value="0.499629974365234">
                <text:p>0.499629974365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4.505882024765">
                <text:p>124.505882024765</text:p>
              </table:table-cell>
              <table:table-cell office:value-type="float" office:value="0.506419897079468">
                <text:p>0.506419897079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.000612735748">
                <text:p>125.000612735748</text:p>
              </table:table-cell>
              <table:table-cell office:value-type="float" office:value="0.494729995727539">
                <text:p>0.494729995727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5.499952793121">
                <text:p>125.499952793121</text:p>
              </table:table-cell>
              <table:table-cell office:value-type="float" office:value="0.499340057373047">
                <text:p>0.49934005737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.000491857529">
                <text:p>126.000491857529</text:p>
              </table:table-cell>
              <table:table-cell office:value-type="float" office:value="0.500540018081665">
                <text:p>0.50054001808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.500934839249">
                <text:p>126.500934839249</text:p>
              </table:table-cell>
              <table:table-cell office:value-type="float" office:value="0.500439882278442">
                <text:p>0.500439882278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.002060890198">
                <text:p>127.002060890198</text:p>
              </table:table-cell>
              <table:table-cell office:value-type="float" office:value="0.501130104064941">
                <text:p>0.501130104064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7.499518156052">
                <text:p>127.499518156052</text:p>
              </table:table-cell>
              <table:table-cell office:value-type="float" office:value="0.497459888458252">
                <text:p>0.497459888458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7.999868869782">
                <text:p>127.999868869782</text:p>
              </table:table-cell>
              <table:table-cell office:value-type="float" office:value="0.500349998474121">
                <text:p>0.50034999847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8.500240325928">
                <text:p>128.500240325928</text:p>
              </table:table-cell>
              <table:table-cell office:value-type="float" office:value="0.500370025634766">
                <text:p>0.50037002563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8.999040603638">
                <text:p>128.999040603638</text:p>
              </table:table-cell>
              <table:table-cell office:value-type="float" office:value="0.498800039291382">
                <text:p>0.49880003929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9.499424219131">
                <text:p>129.499424219131</text:p>
              </table:table-cell>
              <table:table-cell office:value-type="float" office:value="0.500380039215088">
                <text:p>0.500380039215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9.999876499176">
                <text:p>129.999876499176</text:p>
              </table:table-cell>
              <table:table-cell office:value-type="float" office:value="0.500459909439087">
                <text:p>0.500459909439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.500545024872">
                <text:p>130.500545024872</text:p>
              </table:table-cell>
              <table:table-cell office:value-type="float" office:value="0.500670194625855">
                <text:p>0.500670194625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.000700712204">
                <text:p>131.000700712204</text:p>
              </table:table-cell>
              <table:table-cell office:value-type="float" office:value="0.500149965286255">
                <text:p>0.500149965286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1.500097513199">
                <text:p>131.500097513199</text:p>
              </table:table-cell>
              <table:table-cell office:value-type="float" office:value="0.499399900436401">
                <text:p>0.499399900436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.000584602356">
                <text:p>132.000584602356</text:p>
              </table:table-cell>
              <table:table-cell office:value-type="float" office:value="0.500479936599731">
                <text:p>0.500479936599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2.499985218048">
                <text:p>132.499985218048</text:p>
              </table:table-cell>
              <table:table-cell office:value-type="float" office:value="0.499410152435303">
                <text:p>0.499410152435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.000478029251">
                <text:p>133.000478029251</text:p>
              </table:table-cell>
              <table:table-cell office:value-type="float" office:value="0.500489950180054">
                <text:p>0.500489950180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3.500042915344">
                <text:p>133.500042915344</text:p>
              </table:table-cell>
              <table:table-cell office:value-type="float" office:value="0.499559879302979">
                <text:p>0.49955987930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3.99959897995">
                <text:p>133.99959897995</text:p>
              </table:table-cell>
              <table:table-cell office:value-type="float" office:value="0.499560117721558">
                <text:p>0.49956011772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4.499815940857">
                <text:p>134.499815940857</text:p>
              </table:table-cell>
              <table:table-cell office:value-type="float" office:value="0.500220060348511">
                <text:p>0.500220060348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.001065731049">
                <text:p>135.001065731049</text:p>
              </table:table-cell>
              <table:table-cell office:value-type="float" office:value="0.50125002861023">
                <text:p>0.5012500286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5.499574184418">
                <text:p>135.499574184418</text:p>
              </table:table-cell>
              <table:table-cell office:value-type="float" office:value="0.498499870300293">
                <text:p>0.498499870300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.000561714172">
                <text:p>136.000561714172</text:p>
              </table:table-cell>
              <table:table-cell office:value-type="float" office:value="0.500990152359009">
                <text:p>0.500990152359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6.500103712082">
                <text:p>136.500103712082</text:p>
              </table:table-cell>
              <table:table-cell office:value-type="float" office:value="0.499539852142334">
                <text:p>0.499539852142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6.999518632889">
                <text:p>136.999518632889</text:p>
              </table:table-cell>
              <table:table-cell office:value-type="float" office:value="0.499419927597046">
                <text:p>0.499419927597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7.499891281128">
                <text:p>137.499891281128</text:p>
              </table:table-cell>
              <table:table-cell office:value-type="float" office:value="0.500370025634766">
                <text:p>0.50037002563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.000286102295">
                <text:p>138.000286102295</text:p>
              </table:table-cell>
              <table:table-cell office:value-type="float" office:value="0.500400066375732">
                <text:p>0.500400066375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8.499740839005">
                <text:p>138.499740839005</text:p>
              </table:table-cell>
              <table:table-cell office:value-type="float" office:value="0.499449968338013">
                <text:p>0.499449968338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8.999766588211">
                <text:p>138.999766588211</text:p>
              </table:table-cell>
              <table:table-cell office:value-type="float" office:value="0.500030040740967">
                <text:p>0.500030040740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9.500582456589">
                <text:p>139.500582456589</text:p>
              </table:table-cell>
              <table:table-cell office:value-type="float" office:value="0.500809907913208">
                <text:p>0.500809907913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.000228404999">
                <text:p>140.000228404999</text:p>
              </table:table-cell>
              <table:table-cell office:value-type="float" office:value="0.499650001525879">
                <text:p>0.499650001525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0.499522686005">
                <text:p>140.499522686005</text:p>
              </table:table-cell>
              <table:table-cell office:value-type="float" office:value="0.499289989471436">
                <text:p>0.49928998947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0.99985909462">
                <text:p>140.99985909462</text:p>
              </table:table-cell>
              <table:table-cell office:value-type="float" office:value="0.500339984893799">
                <text:p>0.500339984893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1.500172376633">
                <text:p>141.500172376633</text:p>
              </table:table-cell>
              <table:table-cell office:value-type="float" office:value="0.500310182571411">
                <text:p>0.50031018257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1.999670267105">
                <text:p>141.999670267105</text:p>
              </table:table-cell>
              <table:table-cell office:value-type="float" office:value="0.499500036239624">
                <text:p>0.499500036239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2.500062942505">
                <text:p>142.500062942505</text:p>
              </table:table-cell>
              <table:table-cell office:value-type="float" office:value="0.500389814376831">
                <text:p>0.500389814376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.000569105148">
                <text:p>143.000569105148</text:p>
              </table:table-cell>
              <table:table-cell office:value-type="float" office:value="0.500509977340698">
                <text:p>0.500509977340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3.500270605087">
                <text:p>143.500270605087</text:p>
              </table:table-cell>
              <table:table-cell office:value-type="float" office:value="0.49970006942749">
                <text:p>0.49970006942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3.999203920364">
                <text:p>143.999203920364</text:p>
              </table:table-cell>
              <table:table-cell office:value-type="float" office:value="0.498929977416992">
                <text:p>0.49892997741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4.499792814255">
                <text:p>144.499792814255</text:p>
              </table:table-cell>
              <table:table-cell office:value-type="float" office:value="0.500590085983276">
                <text:p>0.500590085983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.000156879425">
                <text:p>145.000156879425</text:p>
              </table:table-cell>
              <table:table-cell office:value-type="float" office:value="0.500370025634766">
                <text:p>0.50037002563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5.499432325363">
                <text:p>145.499432325363</text:p>
              </table:table-cell>
              <table:table-cell office:value-type="float" office:value="0.499269962310791">
                <text:p>0.499269962310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5.999812364578">
                <text:p>145.999812364578</text:p>
              </table:table-cell>
              <table:table-cell office:value-type="float" office:value="0.500380039215088">
                <text:p>0.500380039215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6.500156402588">
                <text:p>146.500156402588</text:p>
              </table:table-cell>
              <table:table-cell office:value-type="float" office:value="0.500349998474121">
                <text:p>0.50034999847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6.999414205551">
                <text:p>146.999414205551</text:p>
              </table:table-cell>
              <table:table-cell office:value-type="float" office:value="0.499249935150147">
                <text:p>0.499249935150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7.499758005142">
                <text:p>147.499758005142</text:p>
              </table:table-cell>
              <table:table-cell office:value-type="float" office:value="0.500349998474121">
                <text:p>0.50034999847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8.000198841095">
                <text:p>148.000198841095</text:p>
              </table:table-cell>
              <table:table-cell office:value-type="float" office:value="0.500440120697022">
                <text:p>0.500440120697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8.49951839447">
                <text:p>148.49951839447</text:p>
              </table:table-cell>
              <table:table-cell office:value-type="float" office:value="0.499319791793823">
                <text:p>0.499319791793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8.999152898788">
                <text:p>148.999152898788</text:p>
              </table:table-cell>
              <table:table-cell office:value-type="float" office:value="0.499630212783814">
                <text:p>0.499630212783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9.499451398849">
                <text:p>149.499451398849</text:p>
              </table:table-cell>
              <table:table-cell office:value-type="float" office:value="0.50029993057251">
                <text:p>0.5002999305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.000082492828">
                <text:p>150.000082492828</text:p>
              </table:table-cell>
              <table:table-cell office:value-type="float" office:value="0.500629901885986">
                <text:p>0.500629901885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0.500552654266">
                <text:p>150.500552654266</text:p>
              </table:table-cell>
              <table:table-cell office:value-type="float" office:value="0.500470161437988">
                <text:p>0.500470161437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1.000742912292">
                <text:p>151.000742912292</text:p>
              </table:table-cell>
              <table:table-cell office:value-type="float" office:value="0.500189781188965">
                <text:p>0.500189781188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1.500088453293">
                <text:p>151.500088453293</text:p>
              </table:table-cell>
              <table:table-cell office:value-type="float" office:value="0.499350070953369">
                <text:p>0.499350070953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1.999408960342">
                <text:p>151.999408960342</text:p>
              </table:table-cell>
              <table:table-cell office:value-type="float" office:value="0.499320030212402">
                <text:p>0.49932003021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2.499773979187">
                <text:p>152.499773979187</text:p>
              </table:table-cell>
              <table:table-cell office:value-type="float" office:value="0.500360012054443">
                <text:p>0.50036001205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.000145435333">
                <text:p>153.000145435333</text:p>
              </table:table-cell>
              <table:table-cell office:value-type="float" office:value="0.500380039215088">
                <text:p>0.500380039215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3.499443292618">
                <text:p>153.499443292618</text:p>
              </table:table-cell>
              <table:table-cell office:value-type="float" office:value="0.499289989471436">
                <text:p>0.49928998947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.000096559525">
                <text:p>154.000096559525</text:p>
              </table:table-cell>
              <table:table-cell office:value-type="float" office:value="0.500659942626953">
                <text:p>0.500659942626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4.499188661575">
                <text:p>154.499188661575</text:p>
              </table:table-cell>
              <table:table-cell office:value-type="float" office:value="0.499089956283569">
                <text:p>0.499089956283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.000718355179">
                <text:p>155.000718355179</text:p>
              </table:table-cell>
              <table:table-cell office:value-type="float" office:value="0.501530170440674">
                <text:p>0.501530170440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5.50009894371">
                <text:p>155.50009894371</text:p>
              </table:table-cell>
              <table:table-cell office:value-type="float" office:value="0.499379873275757">
                <text:p>0.499379873275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.000542879105">
                <text:p>156.000542879105</text:p>
              </table:table-cell>
              <table:table-cell office:value-type="float" office:value="0.500440120697022">
                <text:p>0.500440120697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6.5002348423">
                <text:p>156.5002348423</text:p>
              </table:table-cell>
              <table:table-cell office:value-type="float" office:value="0.499689817428589">
                <text:p>0.499689817428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.000083684921">
                <text:p>157.000083684921</text:p>
              </table:table-cell>
              <table:table-cell office:value-type="float" office:value="0.499850034713745">
                <text:p>0.499850034713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7.4995470047">
                <text:p>157.4995470047</text:p>
              </table:table-cell>
              <table:table-cell office:value-type="float" office:value="0.499469995498657">
                <text:p>0.499469995498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8.000104427338">
                <text:p>158.000104427338</text:p>
              </table:table-cell>
              <table:table-cell office:value-type="float" office:value="0.500550031661987">
                <text:p>0.50055003166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8.499722719193">
                <text:p>158.499722719193</text:p>
              </table:table-cell>
              <table:table-cell office:value-type="float" office:value="0.499619960784912">
                <text:p>0.499619960784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8.999806880951">
                <text:p>158.999806880951</text:p>
              </table:table-cell>
              <table:table-cell office:value-type="float" office:value="0.5000901222229">
                <text:p>0.5000901222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9.499272584915">
                <text:p>159.499272584915</text:p>
              </table:table-cell>
              <table:table-cell office:value-type="float" office:value="0.499459981918335">
                <text:p>0.499459981918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9.999592065811">
                <text:p>159.999592065811</text:p>
              </table:table-cell>
              <table:table-cell office:value-type="float" office:value="0.500319957733154">
                <text:p>0.500319957733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0.500160455704">
                <text:p>160.500160455704</text:p>
              </table:table-cell>
              <table:table-cell office:value-type="float" office:value="0.500570058822632">
                <text:p>0.50057005882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0.999910831451">
                <text:p>160.999910831451</text:p>
              </table:table-cell>
              <table:table-cell office:value-type="float" office:value="0.499749898910522">
                <text:p>0.499749898910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1.500870943069">
                <text:p>161.500870943069</text:p>
              </table:table-cell>
              <table:table-cell office:value-type="float" office:value="0.500960111618042">
                <text:p>0.500960111618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2.000204801559">
                <text:p>162.000204801559</text:p>
              </table:table-cell>
              <table:table-cell office:value-type="float" office:value="0.499330043792725">
                <text:p>0.49933004379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2.500046253204">
                <text:p>162.500046253204</text:p>
              </table:table-cell>
              <table:table-cell office:value-type="float" office:value="0.499849796295166">
                <text:p>0.499849796295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3.000593423843">
                <text:p>163.000593423843</text:p>
              </table:table-cell>
              <table:table-cell office:value-type="float" office:value="0.500540018081665">
                <text:p>0.50054001808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3.500001192093">
                <text:p>163.500001192093</text:p>
              </table:table-cell>
              <table:table-cell office:value-type="float" office:value="0.499410152435303">
                <text:p>0.499410152435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4.000819921494">
                <text:p>164.000819921494</text:p>
              </table:table-cell>
              <table:table-cell office:value-type="float" office:value="0.50081992149353">
                <text:p>0.50081992149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4.49974322319">
                <text:p>164.49974322319</text:p>
              </table:table-cell>
              <table:table-cell office:value-type="float" office:value="0.49891996383667">
                <text:p>0.49891996383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5.000548839569">
                <text:p>165.000548839569</text:p>
              </table:table-cell>
              <table:table-cell office:value-type="float" office:value="0.500810146331787">
                <text:p>0.50081014633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5.499942302704">
                <text:p>165.499942302704</text:p>
              </table:table-cell>
              <table:table-cell office:value-type="float" office:value="0.499389886856079">
                <text:p>0.499389886856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6.000602006912">
                <text:p>166.000602006912</text:p>
              </table:table-cell>
              <table:table-cell office:value-type="float" office:value="0.500659942626953">
                <text:p>0.500659942626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6.50053024292">
                <text:p>166.50053024292</text:p>
              </table:table-cell>
              <table:table-cell office:value-type="float" office:value="0.499930143356323">
                <text:p>0.499930143356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7.000141382217">
                <text:p>167.000141382217</text:p>
              </table:table-cell>
              <table:table-cell office:value-type="float" office:value="0.49960994720459">
                <text:p>0.49960994720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7.50044465065">
                <text:p>167.50044465065</text:p>
              </table:table-cell>
              <table:table-cell office:value-type="float" office:value="0.50029993057251">
                <text:p>0.5002999305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7.999731063843">
                <text:p>167.999731063843</text:p>
              </table:table-cell>
              <table:table-cell office:value-type="float" office:value="0.499289989471436">
                <text:p>0.49928998947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8.499538183212">
                <text:p>168.499538183212</text:p>
              </table:table-cell>
              <table:table-cell office:value-type="float" office:value="0.499809980392456">
                <text:p>0.49980998039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8.999656200409">
                <text:p>168.999656200409</text:p>
              </table:table-cell>
              <table:table-cell office:value-type="float" office:value="0.500120162963867">
                <text:p>0.500120162963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9.499451398849">
                <text:p>169.499451398849</text:p>
              </table:table-cell>
              <table:table-cell office:value-type="float" office:value="0.499789953231812">
                <text:p>0.49978995323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9.999759912491">
                <text:p>169.999759912491</text:p>
              </table:table-cell>
              <table:table-cell office:value-type="float" office:value="0.500309944152832">
                <text:p>0.500309944152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0.500239849091">
                <text:p>170.500239849091</text:p>
              </table:table-cell>
              <table:table-cell office:value-type="float" office:value="0.500479936599731">
                <text:p>0.500479936599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0.999815940857">
                <text:p>170.999815940857</text:p>
              </table:table-cell>
              <table:table-cell office:value-type="float" office:value="0.499580144882202">
                <text:p>0.499580144882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1.501318216324">
                <text:p>171.501318216324</text:p>
              </table:table-cell>
              <table:table-cell office:value-type="float" office:value="0.501499891281128">
                <text:p>0.50149989128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1.999689340591">
                <text:p>171.999689340591</text:p>
              </table:table-cell>
              <table:table-cell office:value-type="float" office:value="0.498369932174683">
                <text:p>0.498369932174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2.499897003174">
                <text:p>172.499897003174</text:p>
              </table:table-cell>
              <table:table-cell office:value-type="float" office:value="0.500210046768189">
                <text:p>0.500210046768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.000204086304">
                <text:p>173.000204086304</text:p>
              </table:table-cell>
              <table:table-cell office:value-type="float" office:value="0.500300168991089">
                <text:p>0.50030016899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3.499494552612">
                <text:p>173.499494552612</text:p>
              </table:table-cell>
              <table:table-cell office:value-type="float" office:value="0.499289989471436">
                <text:p>0.49928998947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3.999133825302">
                <text:p>173.999133825302</text:p>
              </table:table-cell>
              <table:table-cell office:value-type="float" office:value="0.499639987945557">
                <text:p>0.499639987945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4.50062918663">
                <text:p>174.50062918663</text:p>
              </table:table-cell>
              <table:table-cell office:value-type="float" office:value="0.501499891281128">
                <text:p>0.50149989128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4.999941825867">
                <text:p>174.999941825867</text:p>
              </table:table-cell>
              <table:table-cell office:value-type="float" office:value="0.49931001663208">
                <text:p>0.49931001663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5.50047659874">
                <text:p>175.50047659874</text:p>
              </table:table-cell>
              <table:table-cell office:value-type="float" office:value="0.500540018081665">
                <text:p>0.50054001808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6.000026702881">
                <text:p>176.000026702881</text:p>
              </table:table-cell>
              <table:table-cell office:value-type="float" office:value="0.499550104141235">
                <text:p>0.49955010414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6.500547647476">
                <text:p>176.500547647476</text:p>
              </table:table-cell>
              <table:table-cell office:value-type="float" office:value="0.500519990921021">
                <text:p>0.50051999092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7.000086069107">
                <text:p>177.000086069107</text:p>
              </table:table-cell>
              <table:table-cell office:value-type="float" office:value="0.499539852142334">
                <text:p>0.499539852142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7.500598430634">
                <text:p>177.500598430634</text:p>
              </table:table-cell>
              <table:table-cell office:value-type="float" office:value="0.500509977340698">
                <text:p>0.500509977340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7.999962091446">
                <text:p>177.999962091446</text:p>
              </table:table-cell>
              <table:table-cell office:value-type="float" office:value="0.499360084533691">
                <text:p>0.499360084533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8.500502586365">
                <text:p>178.500502586365</text:p>
              </table:table-cell>
              <table:table-cell office:value-type="float" office:value="0.500540018081665">
                <text:p>0.50054001808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8.999180078506">
                <text:p>178.999180078506</text:p>
              </table:table-cell>
              <table:table-cell office:value-type="float" office:value="0.498679876327515">
                <text:p>0.498679876327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9.507797956467">
                <text:p>179.507797956467</text:p>
              </table:table-cell>
              <table:table-cell office:value-type="float" office:value="0.508620023727417">
                <text:p>0.508620023727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.000727891922">
                <text:p>180.000727891922</text:p>
              </table:table-cell>
              <table:table-cell office:value-type="float" office:value="0.492930173873901">
                <text:p>0.49293017387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0.500123023987">
                <text:p>180.500123023987</text:p>
              </table:table-cell>
              <table:table-cell office:value-type="float" office:value="0.499389886856079">
                <text:p>0.499389886856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0.999428510666">
                <text:p>180.999428510666</text:p>
              </table:table-cell>
              <table:table-cell office:value-type="float" office:value="0.49931001663208">
                <text:p>0.49931001663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1.499831676483">
                <text:p>181.499831676483</text:p>
              </table:table-cell>
              <table:table-cell office:value-type="float" office:value="0.500400066375732">
                <text:p>0.500400066375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2.000188589096">
                <text:p>182.000188589096</text:p>
              </table:table-cell>
              <table:table-cell office:value-type="float" office:value="0.500360012054443">
                <text:p>0.50036001205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2.499570608139">
                <text:p>182.499570608139</text:p>
              </table:table-cell>
              <table:table-cell office:value-type="float" office:value="0.499379873275757">
                <text:p>0.499379873275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2.999950408936">
                <text:p>182.999950408936</text:p>
              </table:table-cell>
              <table:table-cell office:value-type="float" office:value="0.500380039215088">
                <text:p>0.500380039215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3.50044965744">
                <text:p>183.50044965744</text:p>
              </table:table-cell>
              <table:table-cell office:value-type="float" office:value="0.500499963760376">
                <text:p>0.500499963760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3.999090194702">
                <text:p>183.999090194702</text:p>
              </table:table-cell>
              <table:table-cell office:value-type="float" office:value="0.498640060424805">
                <text:p>0.498640060424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4.507429599762">
                <text:p>184.507429599762</text:p>
              </table:table-cell>
              <table:table-cell office:value-type="float" office:value="0.508339881896973">
                <text:p>0.508339881896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5.000266313553">
                <text:p>185.000266313553</text:p>
              </table:table-cell>
              <table:table-cell office:value-type="float" office:value="0.492840051651001">
                <text:p>0.49284005165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5.499732732773">
                <text:p>185.499732732773</text:p>
              </table:table-cell>
              <table:table-cell office:value-type="float" office:value="0.499459981918335">
                <text:p>0.499459981918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6.000259399414">
                <text:p>186.000259399414</text:p>
              </table:table-cell>
              <table:table-cell office:value-type="float" office:value="0.500530004501343">
                <text:p>0.50053000450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6.499774932861">
                <text:p>186.499774932861</text:p>
              </table:table-cell>
              <table:table-cell office:value-type="float" office:value="0.499510049819946">
                <text:p>0.499510049819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7.000508546829">
                <text:p>187.000508546829</text:p>
              </table:table-cell>
              <table:table-cell office:value-type="float" office:value="0.500740051269531">
                <text:p>0.500740051269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7.50025510788">
                <text:p>187.50025510788</text:p>
              </table:table-cell>
              <table:table-cell office:value-type="float" office:value="0.499749898910522">
                <text:p>0.499749898910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7.999677419662">
                <text:p>187.999677419662</text:p>
              </table:table-cell>
              <table:table-cell office:value-type="float" office:value="0.499420166015625">
                <text:p>0.49942016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8.500067710876">
                <text:p>188.500067710876</text:p>
              </table:table-cell>
              <table:table-cell office:value-type="float" office:value="0.500389814376831">
                <text:p>0.500389814376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9.00065112114">
                <text:p>189.00065112114</text:p>
              </table:table-cell>
              <table:table-cell office:value-type="float" office:value="0.500580072402954">
                <text:p>0.50058007240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9.499278783798">
                <text:p>189.499278783798</text:p>
              </table:table-cell>
              <table:table-cell office:value-type="float" office:value="0.498630046844482">
                <text:p>0.498630046844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0.006561994553">
                <text:p>190.006561994553</text:p>
              </table:table-cell>
              <table:table-cell office:value-type="float" office:value="0.507279872894287">
                <text:p>0.507279872894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0.50048327446">
                <text:p>190.50048327446</text:p>
              </table:table-cell>
              <table:table-cell office:value-type="float" office:value="0.493920087814331">
                <text:p>0.493920087814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0.999892473221">
                <text:p>190.999892473221</text:p>
              </table:table-cell>
              <table:table-cell office:value-type="float" office:value="0.499409914016724">
                <text:p>0.499409914016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1.500293493271">
                <text:p>191.500293493271</text:p>
              </table:table-cell>
              <table:table-cell office:value-type="float" office:value="0.500400066375732">
                <text:p>0.500400066375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2.00070643425">
                <text:p>192.00070643425</text:p>
              </table:table-cell>
              <table:table-cell office:value-type="float" office:value="0.500420093536377">
                <text:p>0.500420093536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2.500192165375">
                <text:p>192.500192165375</text:p>
              </table:table-cell>
              <table:table-cell office:value-type="float" office:value="0.49948000907898">
                <text:p>0.49948000907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2.999514579773">
                <text:p>192.999514579773</text:p>
              </table:table-cell>
              <table:table-cell office:value-type="float" office:value="0.499319791793823">
                <text:p>0.499319791793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3.499925136566">
                <text:p>193.499925136566</text:p>
              </table:table-cell>
              <table:table-cell office:value-type="float" office:value="0.500420093536377">
                <text:p>0.500420093536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3.999587059021">
                <text:p>193.999587059021</text:p>
              </table:table-cell>
              <table:table-cell office:value-type="float" office:value="0.499660015106201">
                <text:p>0.499660015106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4.500894784927">
                <text:p>194.500894784927</text:p>
              </table:table-cell>
              <table:table-cell office:value-type="float" office:value="0.501300096511841">
                <text:p>0.50130009651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5.007470369339">
                <text:p>195.007470369339</text:p>
              </table:table-cell>
              <table:table-cell office:value-type="float" office:value="0.506579875946045">
                <text:p>0.506579875946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5.500252962112">
                <text:p>195.500252962112</text:p>
              </table:table-cell>
              <table:table-cell office:value-type="float" office:value="0.492779970169067">
                <text:p>0.492779970169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6.000032186508">
                <text:p>196.000032186508</text:p>
              </table:table-cell>
              <table:table-cell office:value-type="float" office:value="0.499780178070068">
                <text:p>0.499780178070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6.500844478607">
                <text:p>196.500844478607</text:p>
              </table:table-cell>
              <table:table-cell office:value-type="float" office:value="0.500809907913208">
                <text:p>0.500809907913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7.000432729721">
                <text:p>197.000432729721</text:p>
              </table:table-cell>
              <table:table-cell office:value-type="float" office:value="0.499589920043945">
                <text:p>0.4995899200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7.500092983246">
                <text:p>197.500092983246</text:p>
              </table:table-cell>
              <table:table-cell office:value-type="float" office:value="0.499660015106201">
                <text:p>0.499660015106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7.99955868721">
                <text:p>197.99955868721</text:p>
              </table:table-cell>
              <table:table-cell office:value-type="float" office:value="0.499469995498657">
                <text:p>0.499469995498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8.500134468079">
                <text:p>198.500134468079</text:p>
              </table:table-cell>
              <table:table-cell office:value-type="float" office:value="0.500570058822632">
                <text:p>0.50057005882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8.998867750168">
                <text:p>198.998867750168</text:p>
              </table:table-cell>
              <table:table-cell office:value-type="float" office:value="0.498739957809448">
                <text:p>0.498739957809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9.500284910202">
                <text:p>199.500284910202</text:p>
              </table:table-cell>
              <table:table-cell office:value-type="float" office:value="0.501410007476807">
                <text:p>0.501410007476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9.999858140945">
                <text:p>199.999858140945</text:p>
              </table:table-cell>
              <table:table-cell office:value-type="float" office:value="0.499579906463623">
                <text:p>0.499579906463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0.500830173492">
                <text:p>200.500830173492</text:p>
              </table:table-cell>
              <table:table-cell office:value-type="float" office:value="0.500970125198364">
                <text:p>0.50097012519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1.000867843628">
                <text:p>201.000867843628</text:p>
              </table:table-cell>
              <table:table-cell office:value-type="float" office:value="0.500040054321289">
                <text:p>0.50004005432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1.500275611877">
                <text:p>201.500275611877</text:p>
              </table:table-cell>
              <table:table-cell office:value-type="float" office:value="0.499409914016724">
                <text:p>0.499409914016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2.000235795975">
                <text:p>202.000235795975</text:p>
              </table:table-cell>
              <table:table-cell office:value-type="float" office:value="0.499959945678711">
                <text:p>0.499959945678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2.500250101089">
                <text:p>202.500250101089</text:p>
              </table:table-cell>
              <table:table-cell office:value-type="float" office:value="0.500010013580322">
                <text:p>0.500010013580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2.99955201149">
                <text:p>202.99955201149</text:p>
              </table:table-cell>
              <table:table-cell office:value-type="float" office:value="0.499300003051758">
                <text:p>0.49930000305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3.49992442131">
                <text:p>203.49992442131</text:p>
              </table:table-cell>
              <table:table-cell office:value-type="float" office:value="0.500370025634766">
                <text:p>0.50037002563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4.000648498535">
                <text:p>204.000648498535</text:p>
              </table:table-cell>
              <table:table-cell office:value-type="float" office:value="0.500730037689209">
                <text:p>0.500730037689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4.499576807022">
                <text:p>204.499576807022</text:p>
              </table:table-cell>
              <table:table-cell office:value-type="float" office:value="0.498929977416992">
                <text:p>0.49892997741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4.999849557877">
                <text:p>204.999849557877</text:p>
              </table:table-cell>
              <table:table-cell office:value-type="float" office:value="0.500270128250122">
                <text:p>0.500270128250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5.508648395538">
                <text:p>205.508648395538</text:p>
              </table:table-cell>
              <table:table-cell office:value-type="float" office:value="0.50879979133606">
                <text:p>0.50879979133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6.000243663788">
                <text:p>206.000243663788</text:p>
              </table:table-cell>
              <table:table-cell office:value-type="float" office:value="0.491590023040772">
                <text:p>0.491590023040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6.499561786652">
                <text:p>206.499561786652</text:p>
              </table:table-cell>
              <table:table-cell office:value-type="float" office:value="0.499320030212402">
                <text:p>0.49932003021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7.000185251236">
                <text:p>207.000185251236</text:p>
              </table:table-cell>
              <table:table-cell office:value-type="float" office:value="0.500630140304565">
                <text:p>0.500630140304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7.499455928802">
                <text:p>207.499455928802</text:p>
              </table:table-cell>
              <table:table-cell office:value-type="float" office:value="0.499269962310791">
                <text:p>0.499269962310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7.999822854996">
                <text:p>207.999822854996</text:p>
              </table:table-cell>
              <table:table-cell office:value-type="float" office:value="0.500360012054443">
                <text:p>0.50036001205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8.50061583519">
                <text:p>208.50061583519</text:p>
              </table:table-cell>
              <table:table-cell office:value-type="float" office:value="0.500799894332886">
                <text:p>0.500799894332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8.999294996262">
                <text:p>208.999294996262</text:p>
              </table:table-cell>
              <table:table-cell office:value-type="float" office:value="0.498670101165772">
                <text:p>0.498670101165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9.50003027916">
                <text:p>209.50003027916</text:p>
              </table:table-cell>
              <table:table-cell office:value-type="float" office:value="0.500740051269531">
                <text:p>0.500740051269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0.000455617905">
                <text:p>210.000455617905</text:p>
              </table:table-cell>
              <table:table-cell office:value-type="float" office:value="0.50042986869812">
                <text:p>0.50042986869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0.507165193558">
                <text:p>210.507165193558</text:p>
              </table:table-cell>
              <table:table-cell office:value-type="float" office:value="0.506710052490234">
                <text:p>0.506710052490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1.000595331192">
                <text:p>211.000595331192</text:p>
              </table:table-cell>
              <table:table-cell office:value-type="float" office:value="0.493429899215698">
                <text:p>0.493429899215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1.499899148941">
                <text:p>211.499899148941</text:p>
              </table:table-cell>
              <table:table-cell office:value-type="float" office:value="0.499300003051758">
                <text:p>0.49930000305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2.000599861145">
                <text:p>212.000599861145</text:p>
              </table:table-cell>
              <table:table-cell office:value-type="float" office:value="0.500699996948242">
                <text:p>0.500699996948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2.499976634979">
                <text:p>212.499976634979</text:p>
              </table:table-cell>
              <table:table-cell office:value-type="float" office:value="0.499380111694336">
                <text:p>0.49938011169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2.999462604523">
                <text:p>212.999462604523</text:p>
              </table:table-cell>
              <table:table-cell office:value-type="float" office:value="0.49948000907898">
                <text:p>0.49948000907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3.500001907349">
                <text:p>213.500001907349</text:p>
              </table:table-cell>
              <table:table-cell office:value-type="float" office:value="0.500540018081665">
                <text:p>0.50054001808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3.998930215836">
                <text:p>213.998930215836</text:p>
              </table:table-cell>
              <table:table-cell office:value-type="float" office:value="0.498929977416992">
                <text:p>0.49892997741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4.500549316406">
                <text:p>214.500549316406</text:p>
              </table:table-cell>
              <table:table-cell office:value-type="float" office:value="0.501620054244995">
                <text:p>0.501620054244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4.999985456467">
                <text:p>214.999985456467</text:p>
              </table:table-cell>
              <table:table-cell office:value-type="float" office:value="0.49943995475769">
                <text:p>0.49943995475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5.510469913483">
                <text:p>215.510469913483</text:p>
              </table:table-cell>
              <table:table-cell office:value-type="float" office:value="0.510479927062988">
                <text:p>0.510479927062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6.000441789627">
                <text:p>216.000441789627</text:p>
              </table:table-cell>
              <table:table-cell office:value-type="float" office:value="0.489969968795776">
                <text:p>0.489969968795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6.501151800156">
                <text:p>216.501151800156</text:p>
              </table:table-cell>
              <table:table-cell office:value-type="float" office:value="0.500710010528564">
                <text:p>0.500710010528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6.999572515488">
                <text:p>216.999572515488</text:p>
              </table:table-cell>
              <table:table-cell office:value-type="float" office:value="0.498420000076294">
                <text:p>0.49842000007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7.499811887741">
                <text:p>217.499811887741</text:p>
              </table:table-cell>
              <table:table-cell office:value-type="float" office:value="0.500240087509155">
                <text:p>0.500240087509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8.001611948013">
                <text:p>218.001611948013</text:p>
              </table:table-cell>
              <table:table-cell office:value-type="float" office:value="0.501800060272217">
                <text:p>0.501800060272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8.500027894974">
                <text:p>218.500027894974</text:p>
              </table:table-cell>
              <table:table-cell office:value-type="float" office:value="0.498420000076294">
                <text:p>0.498420000076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8.999495983124">
                <text:p>218.999495983124</text:p>
              </table:table-cell>
              <table:table-cell office:value-type="float" office:value="0.499469995498657">
                <text:p>0.499469995498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19.499994516373">
                <text:p>219.499994516373</text:p>
              </table:table-cell>
              <table:table-cell office:value-type="float" office:value="0.500489950180054">
                <text:p>0.500489950180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20.000614404678">
                <text:p>220.000614404678</text:p>
              </table:table-cell>
              <table:table-cell office:value-type="float" office:value="0.500619888305664">
                <text:p>0.500619888305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0.500080823898">
                <text:p>220.500080823898</text:p>
              </table:table-cell>
              <table:table-cell office:value-type="float" office:value="0.499469995498657">
                <text:p>0.499469995498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1.007460355759">
                <text:p>221.007460355759</text:p>
              </table:table-cell>
              <table:table-cell office:value-type="float" office:value="0.50738000869751">
                <text:p>0.50738000869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21.500235080719">
                <text:p>221.500235080719</text:p>
              </table:table-cell>
              <table:table-cell office:value-type="float" office:value="0.492769956588745">
                <text:p>0.492769956588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1.999526262283">
                <text:p>221.999526262283</text:p>
              </table:table-cell>
              <table:table-cell office:value-type="float" office:value="0.499300003051758">
                <text:p>0.49930000305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2.49989771843">
                <text:p>222.49989771843</text:p>
              </table:table-cell>
              <table:table-cell office:value-type="float" office:value="0.500370025634766">
                <text:p>0.50037002563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3.000200510025">
                <text:p>223.000200510025</text:p>
              </table:table-cell>
              <table:table-cell office:value-type="float" office:value="0.500300168991089">
                <text:p>0.50030016899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3.499557495117">
                <text:p>223.499557495117</text:p>
              </table:table-cell>
              <table:table-cell office:value-type="float" office:value="0.499359846115112">
                <text:p>0.499359846115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4.000643491745">
                <text:p>224.000643491745</text:p>
              </table:table-cell>
              <table:table-cell office:value-type="float" office:value="0.50108003616333">
                <text:p>0.50108003616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4.49927687645">
                <text:p>224.49927687645</text:p>
              </table:table-cell>
              <table:table-cell office:value-type="float" office:value="0.498640060424805">
                <text:p>0.498640060424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4.99946808815">
                <text:p>224.99946808815</text:p>
              </table:table-cell>
              <table:table-cell office:value-type="float" office:value="0.500190019607544">
                <text:p>0.500190019607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5.499822854996">
                <text:p>225.499822854996</text:p>
              </table:table-cell>
              <table:table-cell office:value-type="float" office:value="0.500349998474121">
                <text:p>0.50034999847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6.000195503235">
                <text:p>226.000195503235</text:p>
              </table:table-cell>
              <table:table-cell office:value-type="float" office:value="0.500380039215088">
                <text:p>0.500380039215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6.500034570694">
                <text:p>226.500034570694</text:p>
              </table:table-cell>
              <table:table-cell office:value-type="float" office:value="0.499830007553101">
                <text:p>0.499830007553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7.000511884689">
                <text:p>227.000511884689</text:p>
              </table:table-cell>
              <table:table-cell office:value-type="float" office:value="0.500479936599731">
                <text:p>0.500479936599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7.499884605408">
                <text:p>227.499884605408</text:p>
              </table:table-cell>
              <table:table-cell office:value-type="float" office:value="0.499369859695435">
                <text:p>0.499369859695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8.000199556351">
                <text:p>228.000199556351</text:p>
              </table:table-cell>
              <table:table-cell office:value-type="float" office:value="0.500320196151733">
                <text:p>0.500320196151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8.499782800674">
                <text:p>228.499782800674</text:p>
              </table:table-cell>
              <table:table-cell office:value-type="float" office:value="0.499579906463623">
                <text:p>0.499579906463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8.999437093735">
                <text:p>228.999437093735</text:p>
              </table:table-cell>
              <table:table-cell office:value-type="float" office:value="0.499660015106201">
                <text:p>0.499660015106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29.499116420746">
                <text:p>229.499116420746</text:p>
              </table:table-cell>
              <table:table-cell office:value-type="float" office:value="0.499680042266846">
                <text:p>0.499680042266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29.999653577805">
                <text:p>229.999653577805</text:p>
              </table:table-cell>
              <table:table-cell office:value-type="float" office:value="0.500530004501343">
                <text:p>0.50053000450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0.500101327896">
                <text:p>230.500101327896</text:p>
              </table:table-cell>
              <table:table-cell office:value-type="float" office:value="0.500449895858765">
                <text:p>0.500449895858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1.007600069046">
                <text:p>231.007600069046</text:p>
              </table:table-cell>
              <table:table-cell office:value-type="float" office:value="0.507499933242798">
                <text:p>0.507499933242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1.499439954758">
                <text:p>231.499439954758</text:p>
              </table:table-cell>
              <table:table-cell office:value-type="float" office:value="0.491840124130249">
                <text:p>0.491840124130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1.999790906906">
                <text:p>231.999790906906</text:p>
              </table:table-cell>
              <table:table-cell office:value-type="float" office:value="0.500349998474121">
                <text:p>0.50034999847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2.500154972076">
                <text:p>232.500154972076</text:p>
              </table:table-cell>
              <table:table-cell office:value-type="float" office:value="0.500360012054443">
                <text:p>0.50036001205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2.999406099319">
                <text:p>232.999406099319</text:p>
              </table:table-cell>
              <table:table-cell office:value-type="float" office:value="0.499259948730469">
                <text:p>0.499259948730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3.499814748764">
                <text:p>233.499814748764</text:p>
              </table:table-cell>
              <table:table-cell office:value-type="float" office:value="0.500400066375732">
                <text:p>0.500400066375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3.999732732773">
                <text:p>233.999732732773</text:p>
              </table:table-cell>
              <table:table-cell office:value-type="float" office:value="0.499919891357422">
                <text:p>0.49991989135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4.500759840012">
                <text:p>234.500759840012</text:p>
              </table:table-cell>
              <table:table-cell office:value-type="float" office:value="0.501029968261719">
                <text:p>0.50102996826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5.000221967697">
                <text:p>235.000221967697</text:p>
              </table:table-cell>
              <table:table-cell office:value-type="float" office:value="0.499459981918335">
                <text:p>0.499459981918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5.499775886536">
                <text:p>235.499775886536</text:p>
              </table:table-cell>
              <table:table-cell office:value-type="float" office:value="0.499560117721558">
                <text:p>0.499560117721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6.000162124634">
                <text:p>236.000162124634</text:p>
              </table:table-cell>
              <table:table-cell office:value-type="float" office:value="0.500380039215088">
                <text:p>0.500380039215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6.499538183212">
                <text:p>236.499538183212</text:p>
              </table:table-cell>
              <table:table-cell office:value-type="float" office:value="0.499379873275757">
                <text:p>0.499379873275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6.999994754791">
                <text:p>236.999994754791</text:p>
              </table:table-cell>
              <table:table-cell office:value-type="float" office:value="0.500450134277344">
                <text:p>0.500450134277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7.500811815262">
                <text:p>237.500811815262</text:p>
              </table:table-cell>
              <table:table-cell office:value-type="float" office:value="0.50081992149353">
                <text:p>0.50081992149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8.000124692917">
                <text:p>238.000124692917</text:p>
              </table:table-cell>
              <table:table-cell office:value-type="float" office:value="0.49931001663208">
                <text:p>0.49931001663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8.500171899796">
                <text:p>238.500171899796</text:p>
              </table:table-cell>
              <table:table-cell office:value-type="float" office:value="0.500050067901611">
                <text:p>0.50005006790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9.000896453857">
                <text:p>239.000896453857</text:p>
              </table:table-cell>
              <table:table-cell office:value-type="float" office:value="0.500730037689209">
                <text:p>0.500730037689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39.500685214996">
                <text:p>239.500685214996</text:p>
              </table:table-cell>
              <table:table-cell office:value-type="float" office:value="0.499789953231812">
                <text:p>0.49978995323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0.000653743744">
                <text:p>240.000653743744</text:p>
              </table:table-cell>
              <table:table-cell office:value-type="float" office:value="0.499959945678711">
                <text:p>0.499959945678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0.500013113022">
                <text:p>240.500013113022</text:p>
              </table:table-cell>
              <table:table-cell office:value-type="float" office:value="0.499360084533691">
                <text:p>0.499360084533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0.999824285507">
                <text:p>240.999824285507</text:p>
              </table:table-cell>
              <table:table-cell office:value-type="float" office:value="0.499809980392456">
                <text:p>0.49980998039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1.509252071381">
                <text:p>241.509252071381</text:p>
              </table:table-cell>
              <table:table-cell office:value-type="float" office:value="0.509429931640625">
                <text:p>0.50942993164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2.000596761704">
                <text:p>242.000596761704</text:p>
              </table:table-cell>
              <table:table-cell office:value-type="float" office:value="0.491349935531616">
                <text:p>0.491349935531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2.500220537186">
                <text:p>242.500220537186</text:p>
              </table:table-cell>
              <table:table-cell office:value-type="float" office:value="0.499619960784912">
                <text:p>0.499619960784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2.999883174896">
                <text:p>242.999883174896</text:p>
              </table:table-cell>
              <table:table-cell office:value-type="float" office:value="0.499660015106201">
                <text:p>0.499660015106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3.499854326248">
                <text:p>243.499854326248</text:p>
              </table:table-cell>
              <table:table-cell office:value-type="float" office:value="0.499970197677612">
                <text:p>0.499970197677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4.000756263733">
                <text:p>244.000756263733</text:p>
              </table:table-cell>
              <table:table-cell office:value-type="float" office:value="0.500909805297852">
                <text:p>0.500909805297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4.499490976334">
                <text:p>244.499490976334</text:p>
              </table:table-cell>
              <table:table-cell office:value-type="float" office:value="0.498730182647705">
                <text:p>0.49873018264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4.9996945858">
                <text:p>244.9996945858</text:p>
              </table:table-cell>
              <table:table-cell office:value-type="float" office:value="0.500199794769287">
                <text:p>0.500199794769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5.5000603199">
                <text:p>245.5000603199</text:p>
              </table:table-cell>
              <table:table-cell office:value-type="float" office:value="0.500370025634766">
                <text:p>0.50037002563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6.000487327576">
                <text:p>246.000487327576</text:p>
              </table:table-cell>
              <table:table-cell office:value-type="float" office:value="0.500430107116699">
                <text:p>0.500430107116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6.499833345413">
                <text:p>246.499833345413</text:p>
              </table:table-cell>
              <table:table-cell office:value-type="float" office:value="0.499340057373047">
                <text:p>0.49934005737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7.000231027603">
                <text:p>247.000231027603</text:p>
              </table:table-cell>
              <table:table-cell office:value-type="float" office:value="0.500399827957153">
                <text:p>0.500399827957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7.499567985535">
                <text:p>247.499567985535</text:p>
              </table:table-cell>
              <table:table-cell office:value-type="float" office:value="0.499340057373047">
                <text:p>0.49934005737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8.000266551971">
                <text:p>248.000266551971</text:p>
              </table:table-cell>
              <table:table-cell office:value-type="float" office:value="0.500699996948242">
                <text:p>0.500699996948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8.500045537949">
                <text:p>248.500045537949</text:p>
              </table:table-cell>
              <table:table-cell office:value-type="float" office:value="0.499779939651489">
                <text:p>0.49977993965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8.999803543091">
                <text:p>248.999803543091</text:p>
              </table:table-cell>
              <table:table-cell office:value-type="float" office:value="0.499750137329102">
                <text:p>0.499750137329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49.4997651577">
                <text:p>249.4997651577</text:p>
              </table:table-cell>
              <table:table-cell office:value-type="float" office:value="0.499969959259033">
                <text:p>0.499969959259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0.000715970993">
                <text:p>250.000715970993</text:p>
              </table:table-cell>
              <table:table-cell office:value-type="float" office:value="0.50095009803772">
                <text:p>0.50095009803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0.500120639801">
                <text:p>250.500120639801</text:p>
              </table:table-cell>
              <table:table-cell office:value-type="float" office:value="0.499399900436401">
                <text:p>0.499399900436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0.999407052994">
                <text:p>250.999407052994</text:p>
              </table:table-cell>
              <table:table-cell office:value-type="float" office:value="0.499289989471436">
                <text:p>0.49928998947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1.499790906906">
                <text:p>251.499790906906</text:p>
              </table:table-cell>
              <table:table-cell office:value-type="float" office:value="0.500380039215088">
                <text:p>0.500380039215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2.007249355316">
                <text:p>252.007249355316</text:p>
              </table:table-cell>
              <table:table-cell office:value-type="float" office:value="0.507459878921509">
                <text:p>0.50745987892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2.500091791153">
                <text:p>252.500091791153</text:p>
              </table:table-cell>
              <table:table-cell office:value-type="float" office:value="0.492840051651001">
                <text:p>0.49284005165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3.000768184662">
                <text:p>253.000768184662</text:p>
              </table:table-cell>
              <table:table-cell office:value-type="float" office:value="0.500679969787598">
                <text:p>0.500679969787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3.500149011612">
                <text:p>253.500149011612</text:p>
              </table:table-cell>
              <table:table-cell office:value-type="float" office:value="0.499380111694336">
                <text:p>0.49938011169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3.998853206635">
                <text:p>253.998853206635</text:p>
              </table:table-cell>
              <table:table-cell office:value-type="float" office:value="0.498699903488159">
                <text:p>0.498699903488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4.500154256821">
                <text:p>254.500154256821</text:p>
              </table:table-cell>
              <table:table-cell office:value-type="float" office:value="0.501300096511841">
                <text:p>0.501300096511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4.99942612648">
                <text:p>254.99942612648</text:p>
              </table:table-cell>
              <table:table-cell office:value-type="float" office:value="0.499279975891113">
                <text:p>0.49927997589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5.49976849556">
                <text:p>255.49976849556</text:p>
              </table:table-cell>
              <table:table-cell office:value-type="float" office:value="0.500339984893799">
                <text:p>0.500339984893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6.000123262405">
                <text:p>256.000123262405</text:p>
              </table:table-cell>
              <table:table-cell office:value-type="float" office:value="0.500349998474121">
                <text:p>0.50034999847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6.500577926636">
                <text:p>256.500577926636</text:p>
              </table:table-cell>
              <table:table-cell office:value-type="float" office:value="0.500459909439087">
                <text:p>0.500459909439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6.999940633774">
                <text:p>256.999940633774</text:p>
              </table:table-cell>
              <table:table-cell office:value-type="float" office:value="0.499360084533691">
                <text:p>0.499360084533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7.500598192215">
                <text:p>257.500598192215</text:p>
              </table:table-cell>
              <table:table-cell office:value-type="float" office:value="0.500659942626953">
                <text:p>0.500659942626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7.99995970726">
                <text:p>257.99995970726</text:p>
              </table:table-cell>
              <table:table-cell office:value-type="float" office:value="0.499360084533691">
                <text:p>0.499360084533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8.500414848328">
                <text:p>258.500414848328</text:p>
              </table:table-cell>
              <table:table-cell office:value-type="float" office:value="0.500449895858765">
                <text:p>0.500449895858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8.999070167541">
                <text:p>258.999070167541</text:p>
              </table:table-cell>
              <table:table-cell office:value-type="float" office:value="0.498660087585449">
                <text:p>0.498660087585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59.500444889069">
                <text:p>259.500444889069</text:p>
              </table:table-cell>
              <table:table-cell office:value-type="float" office:value="0.501369953155518">
                <text:p>0.501369953155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59.9997215271">
                <text:p>259.9997215271</text:p>
              </table:table-cell>
              <table:table-cell office:value-type="float" office:value="0.499279975891113">
                <text:p>0.49927997589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0.500109910965">
                <text:p>260.500109910965</text:p>
              </table:table-cell>
              <table:table-cell office:value-type="float" office:value="0.50039005279541">
                <text:p>0.50039005279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1.000609874725">
                <text:p>261.000609874725</text:p>
              </table:table-cell>
              <table:table-cell office:value-type="float" office:value="0.500499963760376">
                <text:p>0.500499963760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1.499964475632">
                <text:p>261.499964475632</text:p>
              </table:table-cell>
              <table:table-cell office:value-type="float" office:value="0.499350070953369">
                <text:p>0.499350070953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2.000467538834">
                <text:p>262.000467538834</text:p>
              </table:table-cell>
              <table:table-cell office:value-type="float" office:value="0.500509977340698">
                <text:p>0.500509977340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62.506891727448">
                <text:p>262.506891727448</text:p>
              </table:table-cell>
              <table:table-cell office:value-type="float" office:value="0.506419897079468">
                <text:p>0.506419897079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3.000081062317">
                <text:p>263.000081062317</text:p>
              </table:table-cell>
              <table:table-cell office:value-type="float" office:value="0.493190050125122">
                <text:p>0.493190050125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3.501262426376">
                <text:p>263.501262426376</text:p>
              </table:table-cell>
              <table:table-cell office:value-type="float" office:value="0.501180171966553">
                <text:p>0.501180171966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63.998977661133">
                <text:p>263.998977661133</text:p>
              </table:table-cell>
              <table:table-cell office:value-type="float" office:value="0.497720003128052">
                <text:p>0.497720003128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4.500512599945">
                <text:p>264.500512599945</text:p>
              </table:table-cell>
              <table:table-cell office:value-type="float" office:value="0.501529932022095">
                <text:p>0.501529932022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64.999936580658">
                <text:p>264.999936580658</text:p>
              </table:table-cell>
              <table:table-cell office:value-type="float" office:value="0.499429941177368">
                <text:p>0.49942994117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5.500500917435">
                <text:p>265.500500917435</text:p>
              </table:table-cell>
              <table:table-cell office:value-type="float" office:value="0.50056004524231">
                <text:p>0.50056004524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66.000620603561">
                <text:p>266.000620603561</text:p>
              </table:table-cell>
              <table:table-cell office:value-type="float" office:value="0.500119924545288">
                <text:p>0.500119924545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66.500237703323">
                <text:p>266.500237703323</text:p>
              </table:table-cell>
              <table:table-cell office:value-type="float" office:value="0.499619960784912">
                <text:p>0.499619960784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66.999563217163">
                <text:p>266.999563217163</text:p>
              </table:table-cell>
              <table:table-cell office:value-type="float" office:value="0.499320030212402">
                <text:p>0.49932003021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7.506678819656">
                <text:p>267.506678819656</text:p>
              </table:table-cell>
              <table:table-cell office:value-type="float" office:value="0.507120132446289">
                <text:p>0.507120132446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7.999449491501">
                <text:p>267.999449491501</text:p>
              </table:table-cell>
              <table:table-cell office:value-type="float" office:value="0.492769956588745">
                <text:p>0.492769956588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8.49982047081">
                <text:p>268.49982047081</text:p>
              </table:table-cell>
              <table:table-cell office:value-type="float" office:value="0.500370025634766">
                <text:p>0.50037002563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8.999442338943">
                <text:p>268.999442338943</text:p>
              </table:table-cell>
              <table:table-cell office:value-type="float" office:value="0.499619960784912">
                <text:p>0.499619960784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69.499798059464">
                <text:p>269.499798059464</text:p>
              </table:table-cell>
              <table:table-cell office:value-type="float" office:value="0.500360012054443">
                <text:p>0.50036001205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70.000153779984">
                <text:p>270.000153779984</text:p>
              </table:table-cell>
              <table:table-cell office:value-type="float" office:value="0.500349998474121">
                <text:p>0.50034999847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70.499836921692">
                <text:p>270.499836921692</text:p>
              </table:table-cell>
              <table:table-cell office:value-type="float" office:value="0.499690055847168">
                <text:p>0.499690055847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1.000195503235">
                <text:p>271.000195503235</text:p>
              </table:table-cell>
              <table:table-cell office:value-type="float" office:value="0.500360012054443">
                <text:p>0.50036001205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1.499999761581">
                <text:p>271.499999761581</text:p>
              </table:table-cell>
              <table:table-cell office:value-type="float" office:value="0.499799966812134">
                <text:p>0.49979996681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2.000440835953">
                <text:p>272.000440835953</text:p>
              </table:table-cell>
              <table:table-cell office:value-type="float" office:value="0.500439882278442">
                <text:p>0.500439882278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2.499734163284">
                <text:p>272.499734163284</text:p>
              </table:table-cell>
              <table:table-cell office:value-type="float" office:value="0.499289989471436">
                <text:p>0.49928998947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3.009126901627">
                <text:p>273.009126901627</text:p>
              </table:table-cell>
              <table:table-cell office:value-type="float" office:value="0.509400129318237">
                <text:p>0.509400129318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3.499960184097">
                <text:p>273.499960184097</text:p>
              </table:table-cell>
              <table:table-cell office:value-type="float" office:value="0.490829944610596">
                <text:p>0.490829944610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3.999831438065">
                <text:p>273.999831438065</text:p>
              </table:table-cell>
              <table:table-cell office:value-type="float" office:value="0.49987006187439">
                <text:p>0.49987006187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74.499924659729">
                <text:p>274.499924659729</text:p>
              </table:table-cell>
              <table:table-cell office:value-type="float" office:value="0.500089883804321">
                <text:p>0.500089883804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4.999559640884">
                <text:p>274.999559640884</text:p>
              </table:table-cell>
              <table:table-cell office:value-type="float" office:value="0.499639987945557">
                <text:p>0.499639987945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5.500499010086">
                <text:p>275.500499010086</text:p>
              </table:table-cell>
              <table:table-cell office:value-type="float" office:value="0.500940084457397">
                <text:p>0.500940084457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6.000192165375">
                <text:p>276.000192165375</text:p>
              </table:table-cell>
              <table:table-cell office:value-type="float" office:value="0.499690055847168">
                <text:p>0.499690055847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76.49985742569">
                <text:p>276.49985742569</text:p>
              </table:table-cell>
              <table:table-cell office:value-type="float" office:value="0.499669790267944">
                <text:p>0.499669790267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6.99950504303">
                <text:p>276.99950504303</text:p>
              </table:table-cell>
              <table:table-cell office:value-type="float" office:value="0.499640226364136">
                <text:p>0.499640226364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7.499822378159">
                <text:p>277.499822378159</text:p>
              </table:table-cell>
              <table:table-cell office:value-type="float" office:value="0.500319957733154">
                <text:p>0.500319957733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8.000128269196">
                <text:p>278.000128269196</text:p>
              </table:table-cell>
              <table:table-cell office:value-type="float" office:value="0.500309944152832">
                <text:p>0.500309944152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8.4995470047">
                <text:p>278.4995470047</text:p>
              </table:table-cell>
              <table:table-cell office:value-type="float" office:value="0.499419927597046">
                <text:p>0.499419927597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78.999489545822">
                <text:p>278.999489545822</text:p>
              </table:table-cell>
              <table:table-cell office:value-type="float" office:value="0.499940156936646">
                <text:p>0.499940156936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79.499999761581">
                <text:p>279.499999761581</text:p>
              </table:table-cell>
              <table:table-cell office:value-type="float" office:value="0.500509977340698">
                <text:p>0.500509977340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80.000596761703">
                <text:p>280.000596761703</text:p>
              </table:table-cell>
              <table:table-cell office:value-type="float" office:value="0.50059986114502">
                <text:p>0.5005998611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80.499945402145">
                <text:p>280.499945402145</text:p>
              </table:table-cell>
              <table:table-cell office:value-type="float" office:value="0.499350070953369">
                <text:p>0.499350070953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81.000271558762">
                <text:p>281.000271558762</text:p>
              </table:table-cell>
              <table:table-cell office:value-type="float" office:value="0.500319957733154">
                <text:p>0.500319957733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81.499627590179">
                <text:p>281.499627590179</text:p>
              </table:table-cell>
              <table:table-cell office:value-type="float" office:value="0.499360084533691">
                <text:p>0.499360084533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2.000009298325">
                <text:p>282.000009298325</text:p>
              </table:table-cell>
              <table:table-cell office:value-type="float" office:value="0.500380039215088">
                <text:p>0.500380039215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2.500635147095">
                <text:p>282.500635147095</text:p>
              </table:table-cell>
              <table:table-cell office:value-type="float" office:value="0.500629901885986">
                <text:p>0.500629901885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83.000267028809">
                <text:p>283.000267028809</text:p>
              </table:table-cell>
              <table:table-cell office:value-type="float" office:value="0.499629974365234">
                <text:p>0.499629974365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83.508799552917">
                <text:p>283.508799552917</text:p>
              </table:table-cell>
              <table:table-cell office:value-type="float" office:value="0.508530139923096">
                <text:p>0.508530139923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3.999258995056">
                <text:p>283.999258995056</text:p>
              </table:table-cell>
              <table:table-cell office:value-type="float" office:value="0.49045991897583">
                <text:p>0.49045991897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84.499443769455">
                <text:p>284.499443769455</text:p>
              </table:table-cell>
              <table:table-cell office:value-type="float" office:value="0.500180006027222">
                <text:p>0.500180006027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84.999809503555">
                <text:p>284.999809503555</text:p>
              </table:table-cell>
              <table:table-cell office:value-type="float" office:value="0.500370025634766">
                <text:p>0.50037002563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85.500485181808">
                <text:p>285.500485181808</text:p>
              </table:table-cell>
              <table:table-cell office:value-type="float" office:value="0.500679969787598">
                <text:p>0.500679969787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5.999757766724">
                <text:p>285.999757766724</text:p>
              </table:table-cell>
              <table:table-cell office:value-type="float" office:value="0.499269962310791">
                <text:p>0.499269962310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6.500111818314">
                <text:p>286.500111818314</text:p>
              </table:table-cell>
              <table:table-cell office:value-type="float" office:value="0.500349998474121">
                <text:p>0.50034999847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6.999409675598">
                <text:p>286.999409675598</text:p>
              </table:table-cell>
              <table:table-cell office:value-type="float" office:value="0.499300003051758">
                <text:p>0.49930000305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87.500598430634">
                <text:p>287.500598430634</text:p>
              </table:table-cell>
              <table:table-cell office:value-type="float" office:value="0.501189947128296">
                <text:p>0.501189947128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87.999923467636">
                <text:p>287.999923467636</text:p>
              </table:table-cell>
              <table:table-cell office:value-type="float" office:value="0.499320030212402">
                <text:p>0.49932003021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88.50999379158">
                <text:p>288.50999379158</text:p>
              </table:table-cell>
              <table:table-cell office:value-type="float" office:value="0.510070085525513">
                <text:p>0.510070085525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8.999780654907">
                <text:p>288.999780654907</text:p>
              </table:table-cell>
              <table:table-cell office:value-type="float" office:value="0.489789962768555">
                <text:p>0.489789962768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89.500299215317">
                <text:p>289.500299215317</text:p>
              </table:table-cell>
              <table:table-cell office:value-type="float" office:value="0.500519990921021">
                <text:p>0.50051999092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90.000058412552">
                <text:p>290.000058412552</text:p>
              </table:table-cell>
              <table:table-cell office:value-type="float" office:value="0.499759912490845">
                <text:p>0.499759912490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0.500506639481">
                <text:p>290.500506639481</text:p>
              </table:table-cell>
              <table:table-cell office:value-type="float" office:value="0.500450134277344">
                <text:p>0.500450134277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0.999764919281">
                <text:p>290.999764919281</text:p>
              </table:table-cell>
              <table:table-cell office:value-type="float" office:value="0.499249935150147">
                <text:p>0.499249935150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91.500112295151">
                <text:p>291.500112295151</text:p>
              </table:table-cell>
              <table:table-cell office:value-type="float" office:value="0.500349998474121">
                <text:p>0.50034999847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2.000548839569">
                <text:p>292.000548839569</text:p>
              </table:table-cell>
              <table:table-cell office:value-type="float" office:value="0.500440120697022">
                <text:p>0.500440120697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2.499988794327">
                <text:p>292.499988794327</text:p>
              </table:table-cell>
              <table:table-cell office:value-type="float" office:value="0.49943995475769">
                <text:p>0.49943995475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3.000293254852">
                <text:p>293.000293254852</text:p>
              </table:table-cell>
              <table:table-cell office:value-type="float" office:value="0.50029993057251">
                <text:p>0.5002999305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3.499777078629">
                <text:p>293.499777078629</text:p>
              </table:table-cell>
              <table:table-cell office:value-type="float" office:value="0.499490022659302">
                <text:p>0.499490022659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3.99959731102">
                <text:p>293.99959731102</text:p>
              </table:table-cell>
              <table:table-cell office:value-type="float" office:value="0.499819993972778">
                <text:p>0.499819993972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94.49934387207">
                <text:p>294.49934387207</text:p>
              </table:table-cell>
              <table:table-cell office:value-type="float" office:value="0.4997398853302">
                <text:p>0.4997398853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4.999745607376">
                <text:p>294.999745607376</text:p>
              </table:table-cell>
              <table:table-cell office:value-type="float" office:value="0.500410079956055">
                <text:p>0.500410079956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95.500106811523">
                <text:p>295.500106811523</text:p>
              </table:table-cell>
              <table:table-cell office:value-type="float" office:value="0.500360012054443">
                <text:p>0.50036001205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96.000726222992">
                <text:p>296.000726222992</text:p>
              </table:table-cell>
              <table:table-cell office:value-type="float" office:value="0.500620126724243">
                <text:p>0.500620126724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96.500088214874">
                <text:p>296.500088214874</text:p>
              </table:table-cell>
              <table:table-cell office:value-type="float" office:value="0.499359846115112">
                <text:p>0.499359846115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7.000591754913">
                <text:p>297.000591754913</text:p>
              </table:table-cell>
              <table:table-cell office:value-type="float" office:value="0.500499963760376">
                <text:p>0.500499963760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97.499965429306">
                <text:p>297.499965429306</text:p>
              </table:table-cell>
              <table:table-cell office:value-type="float" office:value="0.499380111694336">
                <text:p>0.49938011169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98.000586986542">
                <text:p>298.000586986542</text:p>
              </table:table-cell>
              <table:table-cell office:value-type="float" office:value="0.500619888305664">
                <text:p>0.500619888305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8.500595092773">
                <text:p>298.500595092773</text:p>
              </table:table-cell>
              <table:table-cell office:value-type="float" office:value="0.500010013580322">
                <text:p>0.500010013580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9.000112771988">
                <text:p>299.000112771988</text:p>
              </table:table-cell>
              <table:table-cell office:value-type="float" office:value="0.499510049819946">
                <text:p>0.499510049819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99.499521970749">
                <text:p>299.499521970749</text:p>
              </table:table-cell>
              <table:table-cell office:value-type="float" office:value="0.499409914016724">
                <text:p>0.499409914016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99.999982118607">
                <text:p>299.999982118607</text:p>
              </table:table-cell>
              <table:table-cell office:value-type="float" office:value="0.500460147857666">
                <text:p>0.500460147857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00.500442504883">
                <text:p>300.500442504883</text:p>
              </table:table-cell>
              <table:table-cell office:value-type="float" office:value="0.500459909439087">
                <text:p>0.500459909439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00.999754667282">
                <text:p>300.999754667282</text:p>
              </table:table-cell>
              <table:table-cell office:value-type="float" office:value="0.49931001663208">
                <text:p>0.49931001663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01.500472784042">
                <text:p>301.500472784042</text:p>
              </table:table-cell>
              <table:table-cell office:value-type="float" office:value="0.500720024108887">
                <text:p>0.500720024108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01.999922037125">
                <text:p>301.999922037125</text:p>
              </table:table-cell>
              <table:table-cell office:value-type="float" office:value="0.499449968338013">
                <text:p>0.499449968338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02.499993085861">
                <text:p>302.499993085861</text:p>
              </table:table-cell>
              <table:table-cell office:value-type="float" office:value="0.500070095062256">
                <text:p>0.50007009506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03.000668287277">
                <text:p>303.000668287277</text:p>
              </table:table-cell>
              <table:table-cell office:value-type="float" office:value="0.500679969787598">
                <text:p>0.500679969787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03.500519514084">
                <text:p>303.500519514084</text:p>
              </table:table-cell>
              <table:table-cell office:value-type="float" office:value="0.499850034713745">
                <text:p>0.499850034713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3.99974822998">
                <text:p>303.99974822998</text:p>
              </table:table-cell>
              <table:table-cell office:value-type="float" office:value="0.499229907989502">
                <text:p>0.499229907989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4.499528646469">
                <text:p>304.499528646469</text:p>
              </table:table-cell>
              <table:table-cell office:value-type="float" office:value="0.499779939651489">
                <text:p>0.49977993965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05.000019788742">
                <text:p>305.000019788742</text:p>
              </table:table-cell>
              <table:table-cell office:value-type="float" office:value="0.500490188598633">
                <text:p>0.500490188598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05.500466108322">
                <text:p>305.500466108322</text:p>
              </table:table-cell>
              <table:table-cell office:value-type="float" office:value="0.500449895858765">
                <text:p>0.500449895858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05.999738931656">
                <text:p>305.999738931656</text:p>
              </table:table-cell>
              <table:table-cell office:value-type="float" office:value="0.499269962310791">
                <text:p>0.499269962310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06.500086784363">
                <text:p>306.500086784363</text:p>
              </table:table-cell>
              <table:table-cell office:value-type="float" office:value="0.500349998474121">
                <text:p>0.50034999847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06.999523878098">
                <text:p>306.999523878098</text:p>
              </table:table-cell>
              <table:table-cell office:value-type="float" office:value="0.499429941177368">
                <text:p>0.49942994117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7.499963521957">
                <text:p>307.499963521957</text:p>
              </table:table-cell>
              <table:table-cell office:value-type="float" office:value="0.500440120697022">
                <text:p>0.500440120697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08.000296831131">
                <text:p>308.000296831131</text:p>
              </table:table-cell>
              <table:table-cell office:value-type="float" office:value="0.500339984893799">
                <text:p>0.500339984893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08.499845266342">
                <text:p>308.499845266342</text:p>
              </table:table-cell>
              <table:table-cell office:value-type="float" office:value="0.499550104141235">
                <text:p>0.49955010414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09.000681638718">
                <text:p>309.000681638718</text:p>
              </table:table-cell>
              <table:table-cell office:value-type="float" office:value="0.500829935073853">
                <text:p>0.500829935073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09.499493598938">
                <text:p>309.499493598938</text:p>
              </table:table-cell>
              <table:table-cell office:value-type="float" office:value="0.498810052871704">
                <text:p>0.498810052871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10.000072479248">
                <text:p>310.000072479248</text:p>
              </table:table-cell>
              <table:table-cell office:value-type="float" office:value="0.500579833984375">
                <text:p>0.50057983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10.500766277313">
                <text:p>310.500766277313</text:p>
              </table:table-cell>
              <table:table-cell office:value-type="float" office:value="0.500699996948242">
                <text:p>0.500699996948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10.999443769455">
                <text:p>310.999443769455</text:p>
              </table:table-cell>
              <table:table-cell office:value-type="float" office:value="0.498670101165772">
                <text:p>0.498670101165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11.49977517128">
                <text:p>311.49977517128</text:p>
              </table:table-cell>
              <table:table-cell office:value-type="float" office:value="0.500339984893799">
                <text:p>0.500339984893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12.006808757782">
                <text:p>312.006808757782</text:p>
              </table:table-cell>
              <table:table-cell office:value-type="float" office:value="0.507030010223389">
                <text:p>0.507030010223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12.500075817108">
                <text:p>312.500075817108</text:p>
              </table:table-cell>
              <table:table-cell office:value-type="float" office:value="0.493269920349121">
                <text:p>0.493269920349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3.000517368317">
                <text:p>313.000517368317</text:p>
              </table:table-cell>
              <table:table-cell office:value-type="float" office:value="0.500440120697022">
                <text:p>0.500440120697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3.499868392944">
                <text:p>313.499868392944</text:p>
              </table:table-cell>
              <table:table-cell office:value-type="float" office:value="0.49934983253479">
                <text:p>0.49934983253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14.000870704651">
                <text:p>314.000870704651</text:p>
              </table:table-cell>
              <table:table-cell office:value-type="float" office:value="0.501000165939331">
                <text:p>0.501000165939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14.499680280685">
                <text:p>314.499680280685</text:p>
              </table:table-cell>
              <table:table-cell office:value-type="float" office:value="0.498810052871704">
                <text:p>0.498810052871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15.000029087067">
                <text:p>315.000029087067</text:p>
              </table:table-cell>
              <table:table-cell office:value-type="float" office:value="0.500349998474121">
                <text:p>0.50034999847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15.500759840012">
                <text:p>315.500759840012</text:p>
              </table:table-cell>
              <table:table-cell office:value-type="float" office:value="0.50072979927063">
                <text:p>0.50072979927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16.000126123428">
                <text:p>316.000126123428</text:p>
              </table:table-cell>
              <table:table-cell office:value-type="float" office:value="0.499370098114014">
                <text:p>0.499370098114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16.500580787659">
                <text:p>316.500580787659</text:p>
              </table:table-cell>
              <table:table-cell office:value-type="float" office:value="0.500449895858765">
                <text:p>0.500449895858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6.999952316284">
                <text:p>316.999952316284</text:p>
              </table:table-cell>
              <table:table-cell office:value-type="float" office:value="0.499370098114014">
                <text:p>0.499370098114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17.500432252884">
                <text:p>317.500432252884</text:p>
              </table:table-cell>
              <table:table-cell office:value-type="float" office:value="0.500479936599731">
                <text:p>0.500479936599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17.999959468842">
                <text:p>317.999959468842</text:p>
              </table:table-cell>
              <table:table-cell office:value-type="float" office:value="0.499530076980591">
                <text:p>0.499530076980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18.500406742096">
                <text:p>318.500406742096</text:p>
              </table:table-cell>
              <table:table-cell office:value-type="float" office:value="0.500449895858765">
                <text:p>0.500449895858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18.999010324478">
                <text:p>318.999010324478</text:p>
              </table:table-cell>
              <table:table-cell office:value-type="float" office:value="0.498600006103516">
                <text:p>0.498600006103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19.507892608643">
                <text:p>319.507892608643</text:p>
              </table:table-cell>
              <table:table-cell office:value-type="float" office:value="0.508880138397217">
                <text:p>0.508880138397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19.999875068665">
                <text:p>319.999875068665</text:p>
              </table:table-cell>
              <table:table-cell office:value-type="float" office:value="0.491989850997925">
                <text:p>0.491989850997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20.50026345253">
                <text:p>320.50026345253</text:p>
              </table:table-cell>
              <table:table-cell office:value-type="float" office:value="0.500380039215088">
                <text:p>0.500380039215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21.000306367874">
                <text:p>321.000306367874</text:p>
              </table:table-cell>
              <table:table-cell office:value-type="float" office:value="0.500050067901611">
                <text:p>0.50005006790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21.499709844589">
                <text:p>321.499709844589</text:p>
              </table:table-cell>
              <table:table-cell office:value-type="float" office:value="0.499399900436401">
                <text:p>0.499399900436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21.999694824219">
                <text:p>321.999694824219</text:p>
              </table:table-cell>
              <table:table-cell office:value-type="float" office:value="0.499979972839356">
                <text:p>0.499979972839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22.500107765198">
                <text:p>322.500107765198</text:p>
              </table:table-cell>
              <table:table-cell office:value-type="float" office:value="0.500420093536377">
                <text:p>0.500420093536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23.000614404678">
                <text:p>323.000614404678</text:p>
              </table:table-cell>
              <table:table-cell office:value-type="float" office:value="0.500499963760376">
                <text:p>0.500499963760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23.500008106232">
                <text:p>323.500008106232</text:p>
              </table:table-cell>
              <table:table-cell office:value-type="float" office:value="0.499400138854981">
                <text:p>0.49940013885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24.000016212463">
                <text:p>324.000016212463</text:p>
              </table:table-cell>
              <table:table-cell office:value-type="float" office:value="0.500010013580322">
                <text:p>0.500010013580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24.506014108658">
                <text:p>324.506014108658</text:p>
              </table:table-cell>
              <table:table-cell office:value-type="float" office:value="0.505989789962769">
                <text:p>0.505989789962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25.000174045563">
                <text:p>325.000174045563</text:p>
              </table:table-cell>
              <table:table-cell office:value-type="float" office:value="0.494160175323486">
                <text:p>0.494160175323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25.499547719955">
                <text:p>325.499547719955</text:p>
              </table:table-cell>
              <table:table-cell office:value-type="float" office:value="0.499379873275757">
                <text:p>0.499379873275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25.999886751175">
                <text:p>325.999886751175</text:p>
              </table:table-cell>
              <table:table-cell office:value-type="float" office:value="0.500339984893799">
                <text:p>0.500339984893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26.500229120255">
                <text:p>326.500229120255</text:p>
              </table:table-cell>
              <table:table-cell office:value-type="float" office:value="0.500339984893799">
                <text:p>0.500339984893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26.999535799026">
                <text:p>326.999535799026</text:p>
              </table:table-cell>
              <table:table-cell office:value-type="float" office:value="0.49931001663208">
                <text:p>0.49931001663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27.499885082245">
                <text:p>327.499885082245</text:p>
              </table:table-cell>
              <table:table-cell office:value-type="float" office:value="0.500339984893799">
                <text:p>0.500339984893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28.000211000443">
                <text:p>328.000211000443</text:p>
              </table:table-cell>
              <table:table-cell office:value-type="float" office:value="0.500330209732056">
                <text:p>0.50033020973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28.499880313873">
                <text:p>328.499880313873</text:p>
              </table:table-cell>
              <table:table-cell office:value-type="float" office:value="0.499669790267944">
                <text:p>0.499669790267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28.999555110931">
                <text:p>328.999555110931</text:p>
              </table:table-cell>
              <table:table-cell office:value-type="float" office:value="0.499680042266846">
                <text:p>0.499680042266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29.506380081177">
                <text:p>329.506380081177</text:p>
              </table:table-cell>
              <table:table-cell office:value-type="float" office:value="0.5068199634552">
                <text:p>0.5068199634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29.999828338623">
                <text:p>329.999828338623</text:p>
              </table:table-cell>
              <table:table-cell office:value-type="float" office:value="0.493450164794922">
                <text:p>0.493450164794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0.500418424606">
                <text:p>330.500418424606</text:p>
              </table:table-cell>
              <table:table-cell office:value-type="float" office:value="0.500589847564697">
                <text:p>0.500589847564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30.999838590622">
                <text:p>330.999838590622</text:p>
              </table:table-cell>
              <table:table-cell office:value-type="float" office:value="0.499420166015625">
                <text:p>0.49942016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31.500690937042">
                <text:p>331.500690937042</text:p>
              </table:table-cell>
              <table:table-cell office:value-type="float" office:value="0.500849962234497">
                <text:p>0.50084996223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32.000600099564">
                <text:p>332.000600099564</text:p>
              </table:table-cell>
              <table:table-cell office:value-type="float" office:value="0.4999098777771">
                <text:p>0.4999098777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32.499982357025">
                <text:p>332.499982357025</text:p>
              </table:table-cell>
              <table:table-cell office:value-type="float" office:value="0.499380111694336">
                <text:p>0.49938011169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33.000819206238">
                <text:p>333.000819206238</text:p>
              </table:table-cell>
              <table:table-cell office:value-type="float" office:value="0.500839948654175">
                <text:p>0.500839948654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33.500306129456">
                <text:p>333.500306129456</text:p>
              </table:table-cell>
              <table:table-cell office:value-type="float" office:value="0.499490022659302">
                <text:p>0.499490022659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33.999422073364">
                <text:p>333.999422073364</text:p>
              </table:table-cell>
              <table:table-cell office:value-type="float" office:value="0.499109983444214">
                <text:p>0.499109983444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34.507873773575">
                <text:p>334.507873773575</text:p>
              </table:table-cell>
              <table:table-cell office:value-type="float" office:value="0.508450031280518">
                <text:p>0.508450031280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34.999795198441">
                <text:p>334.999795198441</text:p>
              </table:table-cell>
              <table:table-cell office:value-type="float" office:value="0.49193000793457">
                <text:p>0.49193000793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35.50191116333">
                <text:p>335.50191116333</text:p>
              </table:table-cell>
              <table:table-cell office:value-type="float" office:value="0.502110004425049">
                <text:p>0.502110004425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35.99955201149">
                <text:p>335.99955201149</text:p>
              </table:table-cell>
              <table:table-cell office:value-type="float" office:value="0.497639894485474">
                <text:p>0.497639894485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36.499884366989">
                <text:p>336.499884366989</text:p>
              </table:table-cell>
              <table:table-cell office:value-type="float" office:value="0.500329971313477">
                <text:p>0.500329971313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37.000240087509">
                <text:p>337.000240087509</text:p>
              </table:table-cell>
              <table:table-cell office:value-type="float" office:value="0.500360012054443">
                <text:p>0.50036001205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37.499572277069">
                <text:p>337.499572277069</text:p>
              </table:table-cell>
              <table:table-cell office:value-type="float" office:value="0.499330043792725">
                <text:p>0.49933004379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37.99955701828">
                <text:p>337.99955701828</text:p>
              </table:table-cell>
              <table:table-cell office:value-type="float" office:value="0.499989986419678">
                <text:p>0.499989986419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38.501276731491">
                <text:p>338.501276731491</text:p>
              </table:table-cell>
              <table:table-cell office:value-type="float" office:value="0.501719951629639">
                <text:p>0.501719951629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38.998950719833">
                <text:p>338.998950719833</text:p>
              </table:table-cell>
              <table:table-cell office:value-type="float" office:value="0.49767017364502">
                <text:p>0.4976701736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39.499800443649">
                <text:p>339.499800443649</text:p>
              </table:table-cell>
              <table:table-cell office:value-type="float" office:value="0.500849962234497">
                <text:p>0.50084996223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40.009208917618">
                <text:p>340.009208917618</text:p>
              </table:table-cell>
              <table:table-cell office:value-type="float" office:value="0.509409904479981">
                <text:p>0.509409904479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40.500044107437">
                <text:p>340.500044107437</text:p>
              </table:table-cell>
              <table:table-cell office:value-type="float" office:value="0.490829944610596">
                <text:p>0.490829944610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41.000448465347">
                <text:p>341.000448465347</text:p>
              </table:table-cell>
              <table:table-cell office:value-type="float" office:value="0.500410079956055">
                <text:p>0.500410079956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41.499707937241">
                <text:p>341.499707937241</text:p>
              </table:table-cell>
              <table:table-cell office:value-type="float" office:value="0.499259948730469">
                <text:p>0.499259948730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42.000016212463">
                <text:p>342.000016212463</text:p>
              </table:table-cell>
              <table:table-cell office:value-type="float" office:value="0.500310182571411">
                <text:p>0.50031018257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42.500430583954">
                <text:p>342.500430583954</text:p>
              </table:table-cell>
              <table:table-cell office:value-type="float" office:value="0.500409841537476">
                <text:p>0.500409841537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42.999706268311">
                <text:p>342.999706268311</text:p>
              </table:table-cell>
              <table:table-cell office:value-type="float" office:value="0.499279975891113">
                <text:p>0.49927997589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43.500088691711">
                <text:p>343.500088691711</text:p>
              </table:table-cell>
              <table:table-cell office:value-type="float" office:value="0.500380039215088">
                <text:p>0.500380039215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43.998764514923">
                <text:p>343.998764514923</text:p>
              </table:table-cell>
              <table:table-cell office:value-type="float" office:value="0.498670101165772">
                <text:p>0.498670101165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44.499977350235">
                <text:p>344.499977350235</text:p>
              </table:table-cell>
              <table:table-cell office:value-type="float" office:value="0.501219987869263">
                <text:p>0.501219987869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45.000431537628">
                <text:p>345.000431537628</text:p>
              </table:table-cell>
              <table:table-cell office:value-type="float" office:value="0.500449895858765">
                <text:p>0.500449895858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5.499688863754">
                <text:p>345.499688863754</text:p>
              </table:table-cell>
              <table:table-cell office:value-type="float" office:value="0.499259948730469">
                <text:p>0.499259948730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46.000064134598">
                <text:p>346.000064134598</text:p>
              </table:table-cell>
              <table:table-cell office:value-type="float" office:value="0.500370025634766">
                <text:p>0.50037002563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46.499432086945">
                <text:p>346.499432086945</text:p>
              </table:table-cell>
              <table:table-cell office:value-type="float" office:value="0.499370098114014">
                <text:p>0.499370098114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47.000608205795">
                <text:p>347.000608205795</text:p>
              </table:table-cell>
              <table:table-cell office:value-type="float" office:value="0.501179933547974">
                <text:p>0.501179933547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47.499969482422">
                <text:p>347.499969482422</text:p>
              </table:table-cell>
              <table:table-cell office:value-type="float" office:value="0.499360084533691">
                <text:p>0.499360084533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48.000577688217">
                <text:p>348.000577688217</text:p>
              </table:table-cell>
              <table:table-cell office:value-type="float" office:value="0.500609874725342">
                <text:p>0.500609874725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48.500001430511">
                <text:p>348.500001430511</text:p>
              </table:table-cell>
              <table:table-cell office:value-type="float" office:value="0.499420166015625">
                <text:p>0.49942016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48.999772071838">
                <text:p>348.999772071838</text:p>
              </table:table-cell>
              <table:table-cell office:value-type="float" office:value="0.499769926071167">
                <text:p>0.49976992607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49.49968290329">
                <text:p>349.49968290329</text:p>
              </table:table-cell>
              <table:table-cell office:value-type="float" office:value="0.499910116195679">
                <text:p>0.499910116195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50.000435590744">
                <text:p>350.000435590744</text:p>
              </table:table-cell>
              <table:table-cell office:value-type="float" office:value="0.500759840011597">
                <text:p>0.50075984001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50.500522613525">
                <text:p>350.500522613525</text:p>
              </table:table-cell>
              <table:table-cell office:value-type="float" office:value="0.500080108642578">
                <text:p>0.500080108642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50.999879598618">
                <text:p>350.999879598618</text:p>
              </table:table-cell>
              <table:table-cell office:value-type="float" office:value="0.499359846115112">
                <text:p>0.499359846115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51.500259399414">
                <text:p>351.500259399414</text:p>
              </table:table-cell>
              <table:table-cell office:value-type="float" office:value="0.500380039215088">
                <text:p>0.500380039215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51.999636888504">
                <text:p>351.999636888504</text:p>
              </table:table-cell>
              <table:table-cell office:value-type="float" office:value="0.499380111694336">
                <text:p>0.49938011169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52.500056743622">
                <text:p>352.500056743622</text:p>
              </table:table-cell>
              <table:table-cell office:value-type="float" office:value="0.500419855117798">
                <text:p>0.500419855117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53.000542163849">
                <text:p>353.000542163849</text:p>
              </table:table-cell>
              <table:table-cell office:value-type="float" office:value="0.500480175018311">
                <text:p>0.500480175018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53.500139713287">
                <text:p>353.500139713287</text:p>
              </table:table-cell>
              <table:table-cell office:value-type="float" office:value="0.499599933624268">
                <text:p>0.499599933624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53.99963092804">
                <text:p>353.99963092804</text:p>
              </table:table-cell>
              <table:table-cell office:value-type="float" office:value="0.499490022659302">
                <text:p>0.499490022659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54.499199151993">
                <text:p>354.499199151993</text:p>
              </table:table-cell>
              <table:table-cell office:value-type="float" office:value="0.499569892883301">
                <text:p>0.499569892883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54.999846935272">
                <text:p>354.999846935272</text:p>
              </table:table-cell>
              <table:table-cell office:value-type="float" office:value="0.50065016746521">
                <text:p>0.50065016746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55.499509334564">
                <text:p>355.499509334564</text:p>
              </table:table-cell>
              <table:table-cell office:value-type="float" office:value="0.499659776687622">
                <text:p>0.499659776687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55.999906301498">
                <text:p>355.999906301498</text:p>
              </table:table-cell>
              <table:table-cell office:value-type="float" office:value="0.500400066375732">
                <text:p>0.500400066375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56.500414848328">
                <text:p>356.500414848328</text:p>
              </table:table-cell>
              <table:table-cell office:value-type="float" office:value="0.500499963760376">
                <text:p>0.500499963760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56.999748468399">
                <text:p>356.999748468399</text:p>
              </table:table-cell>
              <table:table-cell office:value-type="float" office:value="0.499340057373047">
                <text:p>0.49934005737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57.500163316727">
                <text:p>357.500163316727</text:p>
              </table:table-cell>
              <table:table-cell office:value-type="float" office:value="0.500410079956055">
                <text:p>0.500410079956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57.999806880951">
                <text:p>357.999806880951</text:p>
              </table:table-cell>
              <table:table-cell office:value-type="float" office:value="0.499650001525879">
                <text:p>0.499650001525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58.500815868378">
                <text:p>358.500815868378</text:p>
              </table:table-cell>
              <table:table-cell office:value-type="float" office:value="0.501009941101074">
                <text:p>0.50100994110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59.000513553619">
                <text:p>359.000513553619</text:p>
              </table:table-cell>
              <table:table-cell office:value-type="float" office:value="0.499690055847168">
                <text:p>0.499690055847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59.499608039856">
                <text:p>359.499608039856</text:p>
              </table:table-cell>
              <table:table-cell office:value-type="float" office:value="0.499099969863892">
                <text:p>0.49909996986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59.999469518661">
                <text:p>359.999469518661</text:p>
              </table:table-cell>
              <table:table-cell office:value-type="float" office:value="0.499860048294067">
                <text:p>0.499860048294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60.507617712021">
                <text:p>360.507617712021</text:p>
              </table:table-cell>
              <table:table-cell office:value-type="float" office:value="0.508149862289429">
                <text:p>0.508149862289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61.00093626976">
                <text:p>361.00093626976</text:p>
              </table:table-cell>
              <table:table-cell office:value-type="float" office:value="0.493319988250732">
                <text:p>0.493319988250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61.499477386475">
                <text:p>361.499477386475</text:p>
              </table:table-cell>
              <table:table-cell office:value-type="float" office:value="0.498540163040161">
                <text:p>0.498540163040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61.999593019485">
                <text:p>361.999593019485</text:p>
              </table:table-cell>
              <table:table-cell office:value-type="float" office:value="0.500109910964966">
                <text:p>0.500109910964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62.500060558319">
                <text:p>362.500060558319</text:p>
              </table:table-cell>
              <table:table-cell office:value-type="float" office:value="0.500469923019409">
                <text:p>0.500469923019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63.00051856041">
                <text:p>363.00051856041</text:p>
              </table:table-cell>
              <table:table-cell office:value-type="float" office:value="0.500460147857666">
                <text:p>0.500460147857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63.500019073486">
                <text:p>363.500019073486</text:p>
              </table:table-cell>
              <table:table-cell office:value-type="float" office:value="0.499500036239624">
                <text:p>0.499500036239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63.999928712845">
                <text:p>363.999928712845</text:p>
              </table:table-cell>
              <table:table-cell office:value-type="float" office:value="0.4999098777771">
                <text:p>0.4999098777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64.499645471573">
                <text:p>364.499645471573</text:p>
              </table:table-cell>
              <table:table-cell office:value-type="float" office:value="0.499720096588135">
                <text:p>0.499720096588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65.000033140182">
                <text:p>365.000033140182</text:p>
              </table:table-cell>
              <table:table-cell office:value-type="float" office:value="0.500380039215088">
                <text:p>0.500380039215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65.499658823013">
                <text:p>365.499658823013</text:p>
              </table:table-cell>
              <table:table-cell office:value-type="float" office:value="0.499629974365234">
                <text:p>0.499629974365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66.007511854172">
                <text:p>366.007511854172</text:p>
              </table:table-cell>
              <table:table-cell office:value-type="float" office:value="0.507849931716919">
                <text:p>0.507849931716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66.500650644302">
                <text:p>366.500650644302</text:p>
              </table:table-cell>
              <table:table-cell office:value-type="float" office:value="0.493139982223511">
                <text:p>0.493139982223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7.000013828278">
                <text:p>367.000013828278</text:p>
              </table:table-cell>
              <table:table-cell office:value-type="float" office:value="0.499360084533691">
                <text:p>0.499360084533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67.499488830566">
                <text:p>367.499488830566</text:p>
              </table:table-cell>
              <table:table-cell office:value-type="float" office:value="0.49948000907898">
                <text:p>0.49948000907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7.999847888947">
                <text:p>367.999847888947</text:p>
              </table:table-cell>
              <table:table-cell office:value-type="float" office:value="0.500360012054443">
                <text:p>0.50036001205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68.50058555603">
                <text:p>368.50058555603</text:p>
              </table:table-cell>
              <table:table-cell office:value-type="float" office:value="0.500739812850952">
                <text:p>0.500739812850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69.00016450882">
                <text:p>369.00016450882</text:p>
              </table:table-cell>
              <table:table-cell office:value-type="float" office:value="0.49957013130188">
                <text:p>0.49957013130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69.498837471008">
                <text:p>369.498837471008</text:p>
              </table:table-cell>
              <table:table-cell office:value-type="float" office:value="0.498679876327515">
                <text:p>0.498679876327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70.002534866333">
                <text:p>370.002534866333</text:p>
              </table:table-cell>
              <table:table-cell office:value-type="float" office:value="0.503690004348755">
                <text:p>0.503690004348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70.499946832657">
                <text:p>370.499946832657</text:p>
              </table:table-cell>
              <table:table-cell office:value-type="float" office:value="0.497420072555542">
                <text:p>0.497420072555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71.008044242859">
                <text:p>371.008044242859</text:p>
              </table:table-cell>
              <table:table-cell office:value-type="float" office:value="0.508090019226074">
                <text:p>0.508090019226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71.500962018967">
                <text:p>371.500962018967</text:p>
              </table:table-cell>
              <table:table-cell office:value-type="float" office:value="0.492919921875">
                <text:p>0.49291992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71.999761819839">
                <text:p>371.999761819839</text:p>
              </table:table-cell>
              <table:table-cell office:value-type="float" office:value="0.498800039291382">
                <text:p>0.49880003929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72.500584125519">
                <text:p>372.500584125519</text:p>
              </table:table-cell>
              <table:table-cell office:value-type="float" office:value="0.50081992149353">
                <text:p>0.50081992149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73.000110149384">
                <text:p>373.000110149384</text:p>
              </table:table-cell>
              <table:table-cell office:value-type="float" office:value="0.499530076980591">
                <text:p>0.499530076980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3.499826192856">
                <text:p>373.499826192856</text:p>
              </table:table-cell>
              <table:table-cell office:value-type="float" office:value="0.499720096588135">
                <text:p>0.499720096588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73.999830961227">
                <text:p>373.99983096122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74.500425815582">
                <text:p>374.500425815582</text:p>
              </table:table-cell>
              <table:table-cell office:value-type="float" office:value="0.50059986114502">
                <text:p>0.5005998611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4.999730110168">
                <text:p>374.999730110168</text:p>
              </table:table-cell>
              <table:table-cell office:value-type="float" office:value="0.499300003051758">
                <text:p>0.49930000305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75.50009894371">
                <text:p>375.50009894371</text:p>
              </table:table-cell>
              <table:table-cell office:value-type="float" office:value="0.500370025634766">
                <text:p>0.50037002563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76.001491785049">
                <text:p>376.001491785049</text:p>
              </table:table-cell>
              <table:table-cell office:value-type="float" office:value="0.501389980316162">
                <text:p>0.501389980316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76.500221967697">
                <text:p>376.500221967697</text:p>
              </table:table-cell>
              <table:table-cell office:value-type="float" office:value="0.498729944229126">
                <text:p>0.498729944229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76.999504327774">
                <text:p>376.999504327774</text:p>
              </table:table-cell>
              <table:table-cell office:value-type="float" office:value="0.499280214309692">
                <text:p>0.499280214309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77.499867677689">
                <text:p>377.499867677689</text:p>
              </table:table-cell>
              <table:table-cell office:value-type="float" office:value="0.500369787216187">
                <text:p>0.500369787216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78.000213384628">
                <text:p>378.000213384628</text:p>
              </table:table-cell>
              <table:table-cell office:value-type="float" office:value="0.500340223312378">
                <text:p>0.50034022331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78.499846935272">
                <text:p>378.499846935272</text:p>
              </table:table-cell>
              <table:table-cell office:value-type="float" office:value="0.499639987945557">
                <text:p>0.499639987945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78.999691724777">
                <text:p>378.999691724777</text:p>
              </table:table-cell>
              <table:table-cell office:value-type="float" office:value="0.499839782714844">
                <text:p>0.499839782714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79.499580621719">
                <text:p>379.499580621719</text:p>
              </table:table-cell>
              <table:table-cell office:value-type="float" office:value="0.499890089035034">
                <text:p>0.499890089035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80.000215530396">
                <text:p>380.000215530396</text:p>
              </table:table-cell>
              <table:table-cell office:value-type="float" office:value="0.500639915466309">
                <text:p>0.500639915466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80.49955368042">
                <text:p>380.49955368042</text:p>
              </table:table-cell>
              <table:table-cell office:value-type="float" office:value="0.499330043792725">
                <text:p>0.49933004379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80.999909639358">
                <text:p>380.999909639358</text:p>
              </table:table-cell>
              <table:table-cell office:value-type="float" office:value="0.500360012054443">
                <text:p>0.50036001205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81.500438928604">
                <text:p>381.500438928604</text:p>
              </table:table-cell>
              <table:table-cell office:value-type="float" office:value="0.500530004501343">
                <text:p>0.50053000450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81.999768733978">
                <text:p>381.999768733978</text:p>
              </table:table-cell>
              <table:table-cell office:value-type="float" office:value="0.499330043792725">
                <text:p>0.49933004379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82.50020647049">
                <text:p>382.50020647049</text:p>
              </table:table-cell>
              <table:table-cell office:value-type="float" office:value="0.500440120697022">
                <text:p>0.500440120697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82.999768018723">
                <text:p>382.999768018723</text:p>
              </table:table-cell>
              <table:table-cell office:value-type="float" office:value="0.499559879302979">
                <text:p>0.49955987930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83.500427961349">
                <text:p>383.500427961349</text:p>
              </table:table-cell>
              <table:table-cell office:value-type="float" office:value="0.500659942626953">
                <text:p>0.500659942626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83.999947071075">
                <text:p>383.999947071075</text:p>
              </table:table-cell>
              <table:table-cell office:value-type="float" office:value="0.499520063400269">
                <text:p>0.499520063400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84.49958562851">
                <text:p>384.49958562851</text:p>
              </table:table-cell>
              <table:table-cell office:value-type="float" office:value="0.499639987945557">
                <text:p>0.499639987945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85.000244855881">
                <text:p>385.000244855881</text:p>
              </table:table-cell>
              <table:table-cell office:value-type="float" office:value="0.500649929046631">
                <text:p>0.500649929046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85.499580621719">
                <text:p>385.499580621719</text:p>
              </table:table-cell>
              <table:table-cell office:value-type="float" office:value="0.499340057373047">
                <text:p>0.49934005737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86.000199556351">
                <text:p>386.000199556351</text:p>
              </table:table-cell>
              <table:table-cell office:value-type="float" office:value="0.500620126724243">
                <text:p>0.500620126724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86.507013320923">
                <text:p>386.507013320923</text:p>
              </table:table-cell>
              <table:table-cell office:value-type="float" office:value="0.506809949874878">
                <text:p>0.506809949874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86.999819278717">
                <text:p>386.999819278717</text:p>
              </table:table-cell>
              <table:table-cell office:value-type="float" office:value="0.492810010910034">
                <text:p>0.492810010910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87.500209331512">
                <text:p>387.500209331512</text:p>
              </table:table-cell>
              <table:table-cell office:value-type="float" office:value="0.50039005279541">
                <text:p>0.50039005279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87.999546051025">
                <text:p>387.999546051025</text:p>
              </table:table-cell>
              <table:table-cell office:value-type="float" office:value="0.499339818954468">
                <text:p>0.499339818954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88.500097990036">
                <text:p>388.500097990036</text:p>
              </table:table-cell>
              <table:table-cell office:value-type="float" office:value="0.500550031661987">
                <text:p>0.50055003166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88.998985528946">
                <text:p>388.998985528946</text:p>
              </table:table-cell>
              <table:table-cell office:value-type="float" office:value="0.498889923095703">
                <text:p>0.498889923095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89.500523805618">
                <text:p>389.500523805618</text:p>
              </table:table-cell>
              <table:table-cell office:value-type="float" office:value="0.501530170440674">
                <text:p>0.501530170440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89.999924659729">
                <text:p>389.999924659729</text:p>
              </table:table-cell>
              <table:table-cell office:value-type="float" office:value="0.499399900436401">
                <text:p>0.499399900436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90.500244379044">
                <text:p>390.500244379044</text:p>
              </table:table-cell>
              <table:table-cell office:value-type="float" office:value="0.500319957733154">
                <text:p>0.500319957733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90.999496221542">
                <text:p>390.999496221542</text:p>
              </table:table-cell>
              <table:table-cell office:value-type="float" office:value="0.499260187149048">
                <text:p>0.49926018714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91.508874177933">
                <text:p>391.508874177933</text:p>
              </table:table-cell>
              <table:table-cell office:value-type="float" office:value="0.509369850158691">
                <text:p>0.509369850158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91.999730348587">
                <text:p>391.999730348587</text:p>
              </table:table-cell>
              <table:table-cell office:value-type="float" office:value="0.490859985351563">
                <text:p>0.49085998535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92.500146150589">
                <text:p>392.500146150589</text:p>
              </table:table-cell>
              <table:table-cell office:value-type="float" office:value="0.500420093536377">
                <text:p>0.500420093536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92.999467849731">
                <text:p>392.999467849731</text:p>
              </table:table-cell>
              <table:table-cell office:value-type="float" office:value="0.499320030212402">
                <text:p>0.49932003021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93.499980926514">
                <text:p>393.499980926514</text:p>
              </table:table-cell>
              <table:table-cell office:value-type="float" office:value="0.500509977340698">
                <text:p>0.500509977340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93.999068021774">
                <text:p>393.999068021774</text:p>
              </table:table-cell>
              <table:table-cell office:value-type="float" office:value="0.499089956283569">
                <text:p>0.499089956283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94.499936342239">
                <text:p>394.499936342239</text:p>
              </table:table-cell>
              <table:table-cell office:value-type="float" office:value="0.500869989395142">
                <text:p>0.500869989395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95.000268697739">
                <text:p>395.000268697739</text:p>
              </table:table-cell>
              <table:table-cell office:value-type="float" office:value="0.500329971313477">
                <text:p>0.500329971313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95.500539064407">
                <text:p>395.500539064407</text:p>
              </table:table-cell>
              <table:table-cell office:value-type="float" office:value="0.500270128250122">
                <text:p>0.500270128250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96.000900506973">
                <text:p>396.000900506973</text:p>
              </table:table-cell>
              <table:table-cell office:value-type="float" office:value="0.500360012054443">
                <text:p>0.50036001205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96.507699489594">
                <text:p>396.507699489594</text:p>
              </table:table-cell>
              <table:table-cell office:value-type="float" office:value="0.506799936294556">
                <text:p>0.50679993629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96.999832868576">
                <text:p>396.999832868576</text:p>
              </table:table-cell>
              <table:table-cell office:value-type="float" office:value="0.492130041122437">
                <text:p>0.492130041122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97.499951839447">
                <text:p>397.499951839447</text:p>
              </table:table-cell>
              <table:table-cell office:value-type="float" office:value="0.500119924545288">
                <text:p>0.500119924545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97.999731063843">
                <text:p>397.999731063843</text:p>
              </table:table-cell>
              <table:table-cell office:value-type="float" office:value="0.499779939651489">
                <text:p>0.49977993965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98.500678777695">
                <text:p>398.500678777695</text:p>
              </table:table-cell>
              <table:table-cell office:value-type="float" office:value="0.50095009803772">
                <text:p>0.50095009803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98.998846530914">
                <text:p>398.998846530914</text:p>
              </table:table-cell>
              <table:table-cell office:value-type="float" office:value="0.498169898986816">
                <text:p>0.498169898986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99.499535799026">
                <text:p>399.499535799026</text:p>
              </table:table-cell>
              <table:table-cell office:value-type="float" office:value="0.50068998336792">
                <text:p>0.50068998336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99.999465227127">
                <text:p>399.999465227127</text:p>
              </table:table-cell>
              <table:table-cell office:value-type="float" office:value="0.499930143356323">
                <text:p>0.499930143356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00.499853849411">
                <text:p>400.499853849411</text:p>
              </table:table-cell>
              <table:table-cell office:value-type="float" office:value="0.500380039215088">
                <text:p>0.500380039215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01.000705718994">
                <text:p>401.000705718994</text:p>
              </table:table-cell>
              <table:table-cell office:value-type="float" office:value="0.500859975814819">
                <text:p>0.500859975814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01.500031471252">
                <text:p>401.500031471252</text:p>
              </table:table-cell>
              <table:table-cell office:value-type="float" office:value="0.499320030212402">
                <text:p>0.49932003021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02.007611274719">
                <text:p>402.007611274719</text:p>
              </table:table-cell>
              <table:table-cell office:value-type="float" office:value="0.507579803466797">
                <text:p>0.507579803466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02.499714612961">
                <text:p>402.499714612961</text:p>
              </table:table-cell>
              <table:table-cell office:value-type="float" office:value="0.49210000038147">
                <text:p>0.4921000003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03.000084877014">
                <text:p>403.000084877014</text:p>
              </table:table-cell>
              <table:table-cell office:value-type="float" office:value="0.500370025634766">
                <text:p>0.50037002563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03.499559879303">
                <text:p>403.499559879303</text:p>
              </table:table-cell>
              <table:table-cell office:value-type="float" office:value="0.49948000907898">
                <text:p>0.49948000907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03.99951171875">
                <text:p>403.99951171875</text:p>
              </table:table-cell>
              <table:table-cell office:value-type="float" office:value="0.499949932098389">
                <text:p>0.499949932098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04.499521493912">
                <text:p>404.499521493912</text:p>
              </table:table-cell>
              <table:table-cell office:value-type="float" office:value="0.500010013580322">
                <text:p>0.500010013580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05.000223636627">
                <text:p>405.000223636627</text:p>
              </table:table-cell>
              <table:table-cell office:value-type="float" office:value="0.500699996948242">
                <text:p>0.500699996948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05.499590158463">
                <text:p>405.499590158463</text:p>
              </table:table-cell>
              <table:table-cell office:value-type="float" office:value="0.499370098114014">
                <text:p>0.499370098114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06.000196695328">
                <text:p>406.000196695328</text:p>
              </table:table-cell>
              <table:table-cell office:value-type="float" office:value="0.500610113143921">
                <text:p>0.50061011314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06.500262737274">
                <text:p>406.500262737274</text:p>
              </table:table-cell>
              <table:table-cell office:value-type="float" office:value="0.500059843063355">
                <text:p>0.500059843063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06.999965906143">
                <text:p>406.999965906143</text:p>
              </table:table-cell>
              <table:table-cell office:value-type="float" office:value="0.499710083007813">
                <text:p>0.499710083007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07.500587701798">
                <text:p>407.500587701798</text:p>
              </table:table-cell>
              <table:table-cell office:value-type="float" office:value="0.500619888305664">
                <text:p>0.500619888305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08.000608444214">
                <text:p>408.000608444214</text:p>
              </table:table-cell>
              <table:table-cell office:value-type="float" office:value="0.500020027160645">
                <text:p>0.500020027160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08.501411914825">
                <text:p>408.501411914825</text:p>
              </table:table-cell>
              <table:table-cell office:value-type="float" office:value="0.500800132751465">
                <text:p>0.50080013275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08.999180316925">
                <text:p>408.999180316925</text:p>
              </table:table-cell>
              <table:table-cell office:value-type="float" office:value="0.497769832611084">
                <text:p>0.49776983261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09.499806642532">
                <text:p>409.499806642532</text:p>
              </table:table-cell>
              <table:table-cell office:value-type="float" office:value="0.500630140304565">
                <text:p>0.500630140304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10.000246286392">
                <text:p>410.000246286392</text:p>
              </table:table-cell>
              <table:table-cell office:value-type="float" office:value="0.500439882278442">
                <text:p>0.500439882278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10.499679088593">
                <text:p>410.499679088593</text:p>
              </table:table-cell>
              <table:table-cell office:value-type="float" office:value="0.499430179595947">
                <text:p>0.499430179595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11.000011920929">
                <text:p>411.000011920929</text:p>
              </table:table-cell>
              <table:table-cell office:value-type="float" office:value="0.500329971313477">
                <text:p>0.500329971313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11.500441551209">
                <text:p>411.500441551209</text:p>
              </table:table-cell>
              <table:table-cell office:value-type="float" office:value="0.50042986869812">
                <text:p>0.50042986869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11.99969959259">
                <text:p>411.99969959259</text:p>
              </table:table-cell>
              <table:table-cell office:value-type="float" office:value="0.499259948730469">
                <text:p>0.499259948730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12.506469488144">
                <text:p>412.506469488144</text:p>
              </table:table-cell>
              <table:table-cell office:value-type="float" office:value="0.506770133972168">
                <text:p>0.50677013397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12.999781608582">
                <text:p>412.999781608582</text:p>
              </table:table-cell>
              <table:table-cell office:value-type="float" office:value="0.49330997467041">
                <text:p>0.49330997467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13.50381231308">
                <text:p>413.50381231308</text:p>
              </table:table-cell>
              <table:table-cell office:value-type="float" office:value="0.504029989242554">
                <text:p>0.504029989242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13.999598503113">
                <text:p>413.999598503113</text:p>
              </table:table-cell>
              <table:table-cell office:value-type="float" office:value="0.495790004730225">
                <text:p>0.49579000473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14.499249219894">
                <text:p>414.499249219894</text:p>
              </table:table-cell>
              <table:table-cell office:value-type="float" office:value="0.499650001525879">
                <text:p>0.499650001525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14.999598741531">
                <text:p>414.999598741531</text:p>
              </table:table-cell>
              <table:table-cell office:value-type="float" office:value="0.500349998474121">
                <text:p>0.50034999847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15.500113964081">
                <text:p>415.500113964081</text:p>
              </table:table-cell>
              <table:table-cell office:value-type="float" office:value="0.500509977340698">
                <text:p>0.500509977340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16.000603437424">
                <text:p>416.000603437424</text:p>
              </table:table-cell>
              <table:table-cell office:value-type="float" office:value="0.500489950180054">
                <text:p>0.500489950180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16.499975681305">
                <text:p>416.499975681305</text:p>
              </table:table-cell>
              <table:table-cell office:value-type="float" office:value="0.499380111694336">
                <text:p>0.49938011169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17.000419139862">
                <text:p>417.000419139862</text:p>
              </table:table-cell>
              <table:table-cell office:value-type="float" office:value="0.500439882278442">
                <text:p>0.500439882278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17.499854326248">
                <text:p>417.499854326248</text:p>
              </table:table-cell>
              <table:table-cell office:value-type="float" office:value="0.499430179595947">
                <text:p>0.499430179595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18.007673978806">
                <text:p>418.007673978806</text:p>
              </table:table-cell>
              <table:table-cell office:value-type="float" office:value="0.507819890975952">
                <text:p>0.507819890975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18.501791000366">
                <text:p>418.501791000366</text:p>
              </table:table-cell>
              <table:table-cell office:value-type="float" office:value="0.494120121002197">
                <text:p>0.494120121002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18.999099731445">
                <text:p>418.999099731445</text:p>
              </table:table-cell>
              <table:table-cell office:value-type="float" office:value="0.497309923171997">
                <text:p>0.49730992317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19.499712944031">
                <text:p>419.499712944031</text:p>
              </table:table-cell>
              <table:table-cell office:value-type="float" office:value="0.500609874725342">
                <text:p>0.500609874725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20.000478029251">
                <text:p>420.000478029251</text:p>
              </table:table-cell>
              <table:table-cell office:value-type="float" office:value="0.500770092010498">
                <text:p>0.500770092010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20.499930143356">
                <text:p>420.499930143356</text:p>
              </table:table-cell>
              <table:table-cell office:value-type="float" office:value="0.499449968338013">
                <text:p>0.499449968338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21.000115633011">
                <text:p>421.000115633011</text:p>
              </table:table-cell>
              <table:table-cell office:value-type="float" office:value="0.500190019607544">
                <text:p>0.500190019607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21.500597238541">
                <text:p>421.500597238541</text:p>
              </table:table-cell>
              <table:table-cell office:value-type="float" office:value="0.500479936599731">
                <text:p>0.500479936599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22.000249862671">
                <text:p>422.000249862671</text:p>
              </table:table-cell>
              <table:table-cell office:value-type="float" office:value="0.499650001525879">
                <text:p>0.499650001525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22.499753952026">
                <text:p>422.499753952026</text:p>
              </table:table-cell>
              <table:table-cell office:value-type="float" office:value="0.499500036239624">
                <text:p>0.499500036239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23.009607791901">
                <text:p>423.009607791901</text:p>
              </table:table-cell>
              <table:table-cell office:value-type="float" office:value="0.509860038757324">
                <text:p>0.509860038757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23.49987411499">
                <text:p>423.49987411499</text:p>
              </table:table-cell>
              <table:table-cell office:value-type="float" office:value="0.490259885787964">
                <text:p>0.490259885787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23.999086618423">
                <text:p>423.999086618423</text:p>
              </table:table-cell>
              <table:table-cell office:value-type="float" office:value="0.499220132827759">
                <text:p>0.499220132827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24.499920368195">
                <text:p>424.499920368195</text:p>
              </table:table-cell>
              <table:table-cell office:value-type="float" office:value="0.500829935073853">
                <text:p>0.500829935073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24.999903678894">
                <text:p>424.999903678894</text:p>
              </table:table-cell>
              <table:table-cell office:value-type="float" office:value="0.499979972839356">
                <text:p>0.499979972839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25.501151323318">
                <text:p>425.501151323318</text:p>
              </table:table-cell>
              <table:table-cell office:value-type="float" office:value="0.50125002861023">
                <text:p>0.5012500286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25.999873399735">
                <text:p>425.999873399735</text:p>
              </table:table-cell>
              <table:table-cell office:value-type="float" office:value="0.498719930648804">
                <text:p>0.498719930648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26.500465154648">
                <text:p>426.500465154648</text:p>
              </table:table-cell>
              <table:table-cell office:value-type="float" office:value="0.500600099563599">
                <text:p>0.500600099563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26.999734640121">
                <text:p>426.999734640121</text:p>
              </table:table-cell>
              <table:table-cell office:value-type="float" office:value="0.499259948730469">
                <text:p>0.499259948730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27.500106811523">
                <text:p>427.500106811523</text:p>
              </table:table-cell>
              <table:table-cell office:value-type="float" office:value="0.500380039215088">
                <text:p>0.500380039215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28.00755405426">
                <text:p>428.00755405426</text:p>
              </table:table-cell>
              <table:table-cell office:value-type="float" office:value="0.507440090179443">
                <text:p>0.507440090179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28.500626325607">
                <text:p>428.500626325607</text:p>
              </table:table-cell>
              <table:table-cell office:value-type="float" office:value="0.493079900741577">
                <text:p>0.493079900741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29.000142812729">
                <text:p>429.000142812729</text:p>
              </table:table-cell>
              <table:table-cell office:value-type="float" office:value="0.499510049819946">
                <text:p>0.499510049819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29.499094247818">
                <text:p>429.499094247818</text:p>
              </table:table-cell>
              <table:table-cell office:value-type="float" office:value="0.498950004577637">
                <text:p>0.498950004577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29.999866008759">
                <text:p>429.999866008759</text:p>
              </table:table-cell>
              <table:table-cell office:value-type="float" office:value="0.500779867172241">
                <text:p>0.500779867172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30.499992609024">
                <text:p>430.499992609024</text:p>
              </table:table-cell>
              <table:table-cell office:value-type="float" office:value="0.500120162963867">
                <text:p>0.500120162963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31.000480175018">
                <text:p>431.000480175018</text:p>
              </table:table-cell>
              <table:table-cell office:value-type="float" office:value="0.500489950180054">
                <text:p>0.500489950180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31.499756574631">
                <text:p>431.499756574631</text:p>
              </table:table-cell>
              <table:table-cell office:value-type="float" office:value="0.499279975891113">
                <text:p>0.49927997589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32.000507116318">
                <text:p>432.000507116318</text:p>
              </table:table-cell>
              <table:table-cell office:value-type="float" office:value="0.500750064849854">
                <text:p>0.500750064849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32.500544071198">
                <text:p>432.500544071198</text:p>
              </table:table-cell>
              <table:table-cell office:value-type="float" office:value="0.500030040740967">
                <text:p>0.500030040740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33.000156641007">
                <text:p>433.000156641007</text:p>
              </table:table-cell>
              <table:table-cell office:value-type="float" office:value="0.499619960784912">
                <text:p>0.499619960784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33.500454902649">
                <text:p>433.500454902649</text:p>
              </table:table-cell>
              <table:table-cell office:value-type="float" office:value="0.500289916992188">
                <text:p>0.50028991699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33.999235630035">
                <text:p>433.999235630035</text:p>
              </table:table-cell>
              <table:table-cell office:value-type="float" office:value="0.49879002571106">
                <text:p>0.4987900257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34.498980760574">
                <text:p>434.498980760574</text:p>
              </table:table-cell>
              <table:table-cell office:value-type="float" office:value="0.499740123748779">
                <text:p>0.499740123748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34.999506235123">
                <text:p>434.999506235123</text:p>
              </table:table-cell>
              <table:table-cell office:value-type="float" office:value="0.500529766082764">
                <text:p>0.500529766082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35.499846935272">
                <text:p>435.499846935272</text:p>
              </table:table-cell>
              <table:table-cell office:value-type="float" office:value="0.500340223312378">
                <text:p>0.50034022331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36.00020647049">
                <text:p>436.00020647049</text:p>
              </table:table-cell>
              <table:table-cell office:value-type="float" office:value="0.500360012054443">
                <text:p>0.50036001205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36.499515533447">
                <text:p>436.499515533447</text:p>
              </table:table-cell>
              <table:table-cell office:value-type="float" office:value="0.499309778213501">
                <text:p>0.499309778213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36.999985218048">
                <text:p>436.999985218048</text:p>
              </table:table-cell>
              <table:table-cell office:value-type="float" office:value="0.500470161437988">
                <text:p>0.500470161437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37.50030374527">
                <text:p>437.50030374527</text:p>
              </table:table-cell>
              <table:table-cell office:value-type="float" office:value="0.500309944152832">
                <text:p>0.500309944152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37.999584436417">
                <text:p>437.999584436417</text:p>
              </table:table-cell>
              <table:table-cell office:value-type="float" office:value="0.499279975891113">
                <text:p>0.49927997589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38.507454395294">
                <text:p>438.507454395294</text:p>
              </table:table-cell>
              <table:table-cell office:value-type="float" office:value="0.507869958877564">
                <text:p>0.507869958877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39.00005197525">
                <text:p>439.00005197525</text:p>
              </table:table-cell>
              <table:table-cell office:value-type="float" office:value="0.492599964141846">
                <text:p>0.49259996414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39.499618053436">
                <text:p>439.499618053436</text:p>
              </table:table-cell>
              <table:table-cell office:value-type="float" office:value="0.49957013130188">
                <text:p>0.49957013130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39.999423265457">
                <text:p>439.999423265457</text:p>
              </table:table-cell>
              <table:table-cell office:value-type="float" office:value="0.499799966812134">
                <text:p>0.49979996681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40.500070333481">
                <text:p>440.500070333481</text:p>
              </table:table-cell>
              <table:table-cell office:value-type="float" office:value="0.500649929046631">
                <text:p>0.500649929046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41.00053524971">
                <text:p>441.00053524971</text:p>
              </table:table-cell>
              <table:table-cell office:value-type="float" office:value="0.500470161437988">
                <text:p>0.500470161437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41.499873399735">
                <text:p>441.499873399735</text:p>
              </table:table-cell>
              <table:table-cell office:value-type="float" office:value="0.499329805374146">
                <text:p>0.499329805374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42.000254869461">
                <text:p>442.000254869461</text:p>
              </table:table-cell>
              <table:table-cell office:value-type="float" office:value="0.500380039215088">
                <text:p>0.500380039215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42.499774217606">
                <text:p>442.499774217606</text:p>
              </table:table-cell>
              <table:table-cell office:value-type="float" office:value="0.499520063400269">
                <text:p>0.499520063400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43.000177383423">
                <text:p>443.000177383423</text:p>
              </table:table-cell>
              <table:table-cell office:value-type="float" office:value="0.500410079956055">
                <text:p>0.500410079956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43.499739408493">
                <text:p>443.499739408493</text:p>
              </table:table-cell>
              <table:table-cell office:value-type="float" office:value="0.499559879302979">
                <text:p>0.49955987930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43.999081850052">
                <text:p>443.999081850052</text:p>
              </table:table-cell>
              <table:table-cell office:value-type="float" office:value="0.499340057373047">
                <text:p>0.49934005737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44.499496221542">
                <text:p>444.499496221542</text:p>
              </table:table-cell>
              <table:table-cell office:value-type="float" office:value="0.500420093536377">
                <text:p>0.500420093536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45.000204801559">
                <text:p>445.000204801559</text:p>
              </table:table-cell>
              <table:table-cell office:value-type="float" office:value="0.500699996948242">
                <text:p>0.500699996948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45.499508619309">
                <text:p>445.499508619309</text:p>
              </table:table-cell>
              <table:table-cell office:value-type="float" office:value="0.499309778213501">
                <text:p>0.499309778213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45.999882221222">
                <text:p>445.999882221222</text:p>
              </table:table-cell>
              <table:table-cell office:value-type="float" office:value="0.500370025634766">
                <text:p>0.50037002563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46.50027012825">
                <text:p>446.50027012825</text:p>
              </table:table-cell>
              <table:table-cell office:value-type="float" office:value="0.50039005279541">
                <text:p>0.50039005279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46.999596595764">
                <text:p>446.999596595764</text:p>
              </table:table-cell>
              <table:table-cell office:value-type="float" office:value="0.499330043792725">
                <text:p>0.49933004379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47.499991416931">
                <text:p>447.499991416931</text:p>
              </table:table-cell>
              <table:table-cell office:value-type="float" office:value="0.50039005279541">
                <text:p>0.50039005279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47.999457359314">
                <text:p>447.999457359314</text:p>
              </table:table-cell>
              <table:table-cell office:value-type="float" office:value="0.499469995498657">
                <text:p>0.499469995498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48.499878644943">
                <text:p>448.499878644943</text:p>
              </table:table-cell>
              <table:table-cell office:value-type="float" office:value="0.500419855117798">
                <text:p>0.500419855117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48.999523162842">
                <text:p>448.999523162842</text:p>
              </table:table-cell>
              <table:table-cell office:value-type="float" office:value="0.499639987945557">
                <text:p>0.499639987945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49.499649047852">
                <text:p>449.499649047852</text:p>
              </table:table-cell>
              <table:table-cell office:value-type="float" office:value="0.500130176544189">
                <text:p>0.500130176544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50.000586748123">
                <text:p>450.000586748123</text:p>
              </table:table-cell>
              <table:table-cell office:value-type="float" office:value="0.500939846038818">
                <text:p>0.500939846038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50.500068902969">
                <text:p>450.500068902969</text:p>
              </table:table-cell>
              <table:table-cell office:value-type="float" office:value="0.49948000907898">
                <text:p>0.49948000907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50.99979186058">
                <text:p>450.99979186058</text:p>
              </table:table-cell>
              <table:table-cell office:value-type="float" office:value="0.499720096588135">
                <text:p>0.499720096588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51.499886989594">
                <text:p>451.499886989594</text:p>
              </table:table-cell>
              <table:table-cell office:value-type="float" office:value="0.500099897384644">
                <text:p>0.500099897384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52.000696659088">
                <text:p>452.000696659088</text:p>
              </table:table-cell>
              <table:table-cell office:value-type="float" office:value="0.500810146331787">
                <text:p>0.50081014633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52.500409126282">
                <text:p>452.500409126282</text:p>
              </table:table-cell>
              <table:table-cell office:value-type="float" office:value="0.499709844589233">
                <text:p>0.499709844589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53.00026679039">
                <text:p>453.00026679039</text:p>
              </table:table-cell>
              <table:table-cell office:value-type="float" office:value="0.499860048294067">
                <text:p>0.499860048294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53.499962329865">
                <text:p>453.499962329865</text:p>
              </table:table-cell>
              <table:table-cell office:value-type="float" office:value="0.499690055847168">
                <text:p>0.499690055847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53.999465703964">
                <text:p>453.999465703964</text:p>
              </table:table-cell>
              <table:table-cell office:value-type="float" office:value="0.499510049819946">
                <text:p>0.499510049819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54.49927353859">
                <text:p>454.49927353859</text:p>
              </table:table-cell>
              <table:table-cell office:value-type="float" office:value="0.499799966812134">
                <text:p>0.49979996681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54.999814748764">
                <text:p>454.999814748764</text:p>
              </table:table-cell>
              <table:table-cell office:value-type="float" office:value="0.500540018081665">
                <text:p>0.50054001808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55.500900506973">
                <text:p>455.500900506973</text:p>
              </table:table-cell>
              <table:table-cell office:value-type="float" office:value="0.501090049743652">
                <text:p>0.501090049743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56.001969099045">
                <text:p>456.001969099045</text:p>
              </table:table-cell>
              <table:table-cell office:value-type="float" office:value="0.501069784164429">
                <text:p>0.50106978416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56.500883340836">
                <text:p>456.500883340836</text:p>
              </table:table-cell>
              <table:table-cell office:value-type="float" office:value="0.498910188674927">
                <text:p>0.498910188674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56.99955368042">
                <text:p>456.99955368042</text:p>
              </table:table-cell>
              <table:table-cell office:value-type="float" office:value="0.498669862747192">
                <text:p>0.498669862747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57.500567674637">
                <text:p>457.500567674637</text:p>
              </table:table-cell>
              <table:table-cell office:value-type="float" office:value="0.501019954681397">
                <text:p>0.50101995468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58.000643491745">
                <text:p>458.000643491745</text:p>
              </table:table-cell>
              <table:table-cell office:value-type="float" office:value="0.500070095062256">
                <text:p>0.50007009506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58.500210046768">
                <text:p>458.500210046768</text:p>
              </table:table-cell>
              <table:table-cell office:value-type="float" office:value="0.49957013130188">
                <text:p>0.49957013130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58.998779535294">
                <text:p>458.998779535294</text:p>
              </table:table-cell>
              <table:table-cell office:value-type="float" office:value="0.498569965362549">
                <text:p>0.498569965362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59.499414205551">
                <text:p>459.499414205551</text:p>
              </table:table-cell>
              <table:table-cell office:value-type="float" office:value="0.500629901885986">
                <text:p>0.500629901885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59.999803066254">
                <text:p>459.999803066254</text:p>
              </table:table-cell>
              <table:table-cell office:value-type="float" office:value="0.50039005279541">
                <text:p>0.50039005279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60.499424219131">
                <text:p>460.499424219131</text:p>
              </table:table-cell>
              <table:table-cell office:value-type="float" office:value="0.499619960784912">
                <text:p>0.499619960784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61.000114440918">
                <text:p>461.000114440918</text:p>
              </table:table-cell>
              <table:table-cell office:value-type="float" office:value="0.50068998336792">
                <text:p>0.50068998336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61.500549554825">
                <text:p>461.500549554825</text:p>
              </table:table-cell>
              <table:table-cell office:value-type="float" office:value="0.500440120697022">
                <text:p>0.500440120697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61.9998524189">
                <text:p>461.9998524189</text:p>
              </table:table-cell>
              <table:table-cell office:value-type="float" office:value="0.499300003051758">
                <text:p>0.49930000305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62.500168085098">
                <text:p>462.500168085098</text:p>
              </table:table-cell>
              <table:table-cell office:value-type="float" office:value="0.500319957733154">
                <text:p>0.500319957733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62.999403953552">
                <text:p>462.999403953552</text:p>
              </table:table-cell>
              <table:table-cell office:value-type="float" office:value="0.499229907989502">
                <text:p>0.499229907989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63.499755859375">
                <text:p>463.499755859375</text:p>
              </table:table-cell>
              <table:table-cell office:value-type="float" office:value="0.500360012054443">
                <text:p>0.50036001205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64.000043869019">
                <text:p>464.000043869019</text:p>
              </table:table-cell>
              <table:table-cell office:value-type="float" office:value="0.500279903411865">
                <text:p>0.50027990341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64.49971818924">
                <text:p>464.49971818924</text:p>
              </table:table-cell>
              <table:table-cell office:value-type="float" office:value="0.499680042266846">
                <text:p>0.499680042266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64.999512434006">
                <text:p>464.999512434006</text:p>
              </table:table-cell>
              <table:table-cell office:value-type="float" office:value="0.499789953231812">
                <text:p>0.499789953231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65.500168561935">
                <text:p>465.500168561935</text:p>
              </table:table-cell>
              <table:table-cell office:value-type="float" office:value="0.500660181045532">
                <text:p>0.500660181045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65.999449968338">
                <text:p>465.999449968338</text:p>
              </table:table-cell>
              <table:table-cell office:value-type="float" office:value="0.499279975891113">
                <text:p>0.49927997589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66.499810218811">
                <text:p>466.499810218811</text:p>
              </table:table-cell>
              <table:table-cell office:value-type="float" office:value="0.500360012054443">
                <text:p>0.50036001205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67.000195264816">
                <text:p>467.000195264816</text:p>
              </table:table-cell>
              <table:table-cell office:value-type="float" office:value="0.50039005279541">
                <text:p>0.50039005279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67.500531196594">
                <text:p>467.500531196594</text:p>
              </table:table-cell>
              <table:table-cell office:value-type="float" office:value="0.500329971313477">
                <text:p>0.500329971313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67.999902963638">
                <text:p>467.999902963638</text:p>
              </table:table-cell>
              <table:table-cell office:value-type="float" office:value="0.499369859695435">
                <text:p>0.499369859695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68.50021314621">
                <text:p>468.50021314621</text:p>
              </table:table-cell>
              <table:table-cell office:value-type="float" office:value="0.500310182571411">
                <text:p>0.50031018257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68.999521493912">
                <text:p>468.999521493912</text:p>
              </table:table-cell>
              <table:table-cell office:value-type="float" office:value="0.499309778213501">
                <text:p>0.499309778213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69.499230146408">
                <text:p>469.499230146408</text:p>
              </table:table-cell>
              <table:table-cell office:value-type="float" office:value="0.499710083007813">
                <text:p>0.499710083007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69.998985528946">
                <text:p>469.998985528946</text:p>
              </table:table-cell>
              <table:table-cell office:value-type="float" office:value="0.499759912490845">
                <text:p>0.499759912490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70.499468803406">
                <text:p>470.499468803406</text:p>
              </table:table-cell>
              <table:table-cell office:value-type="float" office:value="0.500480175018311">
                <text:p>0.500480175018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70.999842166901">
                <text:p>470.999842166901</text:p>
              </table:table-cell>
              <table:table-cell office:value-type="float" office:value="0.500370025634766">
                <text:p>0.50037002563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71.500222444534">
                <text:p>471.500222444534</text:p>
              </table:table-cell>
              <table:table-cell office:value-type="float" office:value="0.500379800796509">
                <text:p>0.500379800796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71.999481916428">
                <text:p>471.999481916428</text:p>
              </table:table-cell>
              <table:table-cell office:value-type="float" office:value="0.499260187149048">
                <text:p>0.49926018714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72.499866485596">
                <text:p>472.499866485596</text:p>
              </table:table-cell>
              <table:table-cell office:value-type="float" office:value="0.500389814376831">
                <text:p>0.500389814376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73.000233888626">
                <text:p>473.000233888626</text:p>
              </table:table-cell>
              <table:table-cell office:value-type="float" office:value="0.500360012054443">
                <text:p>0.50036001205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73.499545812607">
                <text:p>473.499545812607</text:p>
              </table:table-cell>
              <table:table-cell office:value-type="float" office:value="0.499320030212402">
                <text:p>0.49932003021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73.999317407608">
                <text:p>473.999317407608</text:p>
              </table:table-cell>
              <table:table-cell office:value-type="float" office:value="0.499770164489746">
                <text:p>0.499770164489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74.499038696289">
                <text:p>474.499038696289</text:p>
              </table:table-cell>
              <table:table-cell office:value-type="float" office:value="0.499719858169556">
                <text:p>0.499719858169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74.999561071396">
                <text:p>474.999561071396</text:p>
              </table:table-cell>
              <table:table-cell office:value-type="float" office:value="0.500519990921021">
                <text:p>0.50051999092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75.500138044357">
                <text:p>475.500138044357</text:p>
              </table:table-cell>
              <table:table-cell office:value-type="float" office:value="0.500580072402954">
                <text:p>0.50058007240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75.999797821045">
                <text:p>475.999797821045</text:p>
              </table:table-cell>
              <table:table-cell office:value-type="float" office:value="0.499660015106201">
                <text:p>0.499660015106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76.500841140747">
                <text:p>476.500841140747</text:p>
              </table:table-cell>
              <table:table-cell office:value-type="float" office:value="0.501039981842041">
                <text:p>0.501039981842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77.001640081406">
                <text:p>477.001640081406</text:p>
              </table:table-cell>
              <table:table-cell office:value-type="float" office:value="0.500799894332886">
                <text:p>0.500799894332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77.50012254715">
                <text:p>477.50012254715</text:p>
              </table:table-cell>
              <table:table-cell office:value-type="float" office:value="0.498480081558228">
                <text:p>0.498480081558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77.999432325363">
                <text:p>477.999432325363</text:p>
              </table:table-cell>
              <table:table-cell office:value-type="float" office:value="0.49931001663208">
                <text:p>0.49931001663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78.499835968018">
                <text:p>478.499835968018</text:p>
              </table:table-cell>
              <table:table-cell office:value-type="float" office:value="0.500410079956055">
                <text:p>0.500410079956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78.999430656433">
                <text:p>478.999430656433</text:p>
              </table:table-cell>
              <table:table-cell office:value-type="float" office:value="0.499589920043945">
                <text:p>0.4995899200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79.499194860458">
                <text:p>479.499194860458</text:p>
              </table:table-cell>
              <table:table-cell office:value-type="float" office:value="0.499759912490845">
                <text:p>0.499759912490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80.000653266907">
                <text:p>480.000653266907</text:p>
              </table:table-cell>
              <table:table-cell office:value-type="float" office:value="0.501460075378418">
                <text:p>0.501460075378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80.500295162201">
                <text:p>480.500295162201</text:p>
              </table:table-cell>
              <table:table-cell office:value-type="float" office:value="0.499650001525879">
                <text:p>0.499650001525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81.000473499298">
                <text:p>481.000473499298</text:p>
              </table:table-cell>
              <table:table-cell office:value-type="float" office:value="0.500169992446899">
                <text:p>0.500169992446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81.50071978569">
                <text:p>481.50071978569</text:p>
              </table:table-cell>
              <table:table-cell office:value-type="float" office:value="0.500250101089478">
                <text:p>0.500250101089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81.999594688416">
                <text:p>481.999594688416</text:p>
              </table:table-cell>
              <table:table-cell office:value-type="float" office:value="0.498869895935059">
                <text:p>0.498869895935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82.500121116638">
                <text:p>482.500121116638</text:p>
              </table:table-cell>
              <table:table-cell office:value-type="float" office:value="0.500530004501343">
                <text:p>0.50053000450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83.000827789307">
                <text:p>483.000827789307</text:p>
              </table:table-cell>
              <table:table-cell office:value-type="float" office:value="0.500710010528564">
                <text:p>0.500710010528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83.500119447708">
                <text:p>483.500119447708</text:p>
              </table:table-cell>
              <table:table-cell office:value-type="float" office:value="0.499289989471436">
                <text:p>0.49928998947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83.998794555664">
                <text:p>483.998794555664</text:p>
              </table:table-cell>
              <table:table-cell office:value-type="float" office:value="0.498670101165772">
                <text:p>0.498670101165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84.507486581802">
                <text:p>484.507486581802</text:p>
              </table:table-cell>
              <table:table-cell office:value-type="float" office:value="0.508699893951416">
                <text:p>0.50869989395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85.000007867813">
                <text:p>485.000007867813</text:p>
              </table:table-cell>
              <table:table-cell office:value-type="float" office:value="0.492520093917847">
                <text:p>0.492520093917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85.500445127487">
                <text:p>485.500445127487</text:p>
              </table:table-cell>
              <table:table-cell office:value-type="float" office:value="0.500439882278442">
                <text:p>0.500439882278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85.99970126152">
                <text:p>485.99970126152</text:p>
              </table:table-cell>
              <table:table-cell office:value-type="float" office:value="0.499249935150147">
                <text:p>0.499249935150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86.500058174133">
                <text:p>486.500058174133</text:p>
              </table:table-cell>
              <table:table-cell office:value-type="float" office:value="0.500360012054443">
                <text:p>0.50036001205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87.000523328781">
                <text:p>487.000523328781</text:p>
              </table:table-cell>
              <table:table-cell office:value-type="float" office:value="0.500460147857666">
                <text:p>0.500460147857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87.499737977982">
                <text:p>487.499737977982</text:p>
              </table:table-cell>
              <table:table-cell office:value-type="float" office:value="0.49921989440918">
                <text:p>0.49921989440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88.000074863434">
                <text:p>488.000074863434</text:p>
              </table:table-cell>
              <table:table-cell office:value-type="float" office:value="0.500329971313477">
                <text:p>0.500329971313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88.500533819199">
                <text:p>488.500533819199</text:p>
              </table:table-cell>
              <table:table-cell office:value-type="float" office:value="0.500460147857666">
                <text:p>0.500460147857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88.999141693115">
                <text:p>488.999141693115</text:p>
              </table:table-cell>
              <table:table-cell office:value-type="float" office:value="0.498610019683838">
                <text:p>0.498610019683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89.506650447845">
                <text:p>489.506650447845</text:p>
              </table:table-cell>
              <table:table-cell office:value-type="float" office:value="0.50750994682312">
                <text:p>0.50750994682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90.000625610352">
                <text:p>490.000625610352</text:p>
              </table:table-cell>
              <table:table-cell office:value-type="float" office:value="0.493979930877686">
                <text:p>0.493979930877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90.500068664551">
                <text:p>490.500068664551</text:p>
              </table:table-cell>
              <table:table-cell office:value-type="float" office:value="0.49943995475769">
                <text:p>0.49943995475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91.000717401505">
                <text:p>491.000717401505</text:p>
              </table:table-cell>
              <table:table-cell office:value-type="float" office:value="0.50065016746521">
                <text:p>0.50065016746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91.5001308918">
                <text:p>491.5001308918</text:p>
              </table:table-cell>
              <table:table-cell office:value-type="float" office:value="0.499409914016724">
                <text:p>0.499409914016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92.00045633316">
                <text:p>492.00045633316</text:p>
              </table:table-cell>
              <table:table-cell office:value-type="float" office:value="0.500329971313477">
                <text:p>0.500329971313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92.499806165695">
                <text:p>492.499806165695</text:p>
              </table:table-cell>
              <table:table-cell office:value-type="float" office:value="0.499350070953369">
                <text:p>0.499350070953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93.000212430954">
                <text:p>493.000212430954</text:p>
              </table:table-cell>
              <table:table-cell office:value-type="float" office:value="0.500400066375732">
                <text:p>0.500400066375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93.49956870079">
                <text:p>493.49956870079</text:p>
              </table:table-cell>
              <table:table-cell office:value-type="float" office:value="0.499359846115112">
                <text:p>0.499359846115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93.999969244003">
                <text:p>493.999969244003</text:p>
              </table:table-cell>
              <table:table-cell office:value-type="float" office:value="0.500400066375732">
                <text:p>0.500400066375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94.507342576981">
                <text:p>494.507342576981</text:p>
              </table:table-cell>
              <table:table-cell office:value-type="float" office:value="0.507369995117188">
                <text:p>0.507369995117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95.001347303391">
                <text:p>495.001347303391</text:p>
              </table:table-cell>
              <table:table-cell office:value-type="float" office:value="0.494009971618652">
                <text:p>0.494009971618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95.499855995178">
                <text:p>495.499855995178</text:p>
              </table:table-cell>
              <table:table-cell office:value-type="float" office:value="0.498509883880615">
                <text:p>0.498509883880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96.000277996063">
                <text:p>496.000277996063</text:p>
              </table:table-cell>
              <table:table-cell office:value-type="float" office:value="0.500420093536377">
                <text:p>0.500420093536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96.499623298645">
                <text:p>496.499623298645</text:p>
              </table:table-cell>
              <table:table-cell office:value-type="float" office:value="0.499340057373047">
                <text:p>0.49934005737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97.000000476837">
                <text:p>497.000000476837</text:p>
              </table:table-cell>
              <table:table-cell office:value-type="float" office:value="0.500380039215088">
                <text:p>0.500380039215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97.500480175018">
                <text:p>497.500480175018</text:p>
              </table:table-cell>
              <table:table-cell office:value-type="float" office:value="0.500479936599731">
                <text:p>0.500479936599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97.99973988533">
                <text:p>497.99973988533</text:p>
              </table:table-cell>
              <table:table-cell office:value-type="float" office:value="0.499259948730469">
                <text:p>0.499259948730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98.500126123428">
                <text:p>498.500126123428</text:p>
              </table:table-cell>
              <table:table-cell office:value-type="float" office:value="0.50039005279541">
                <text:p>0.50039005279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99.000838041306">
                <text:p>499.000838041306</text:p>
              </table:table-cell>
              <table:table-cell office:value-type="float" office:value="0.500710010528564">
                <text:p>0.500710010528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99.499560832977">
                <text:p>499.499560832977</text:p>
              </table:table-cell>
              <table:table-cell office:value-type="float" office:value="0.498719930648804">
                <text:p>0.498719930648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99.999874591827">
                <text:p>499.999874591827</text:p>
              </table:table-cell>
              <table:table-cell office:value-type="float" office:value="0.500309944152832">
                <text:p>0.500309944152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00.49946975708">
                <text:p>500.49946975708</text:p>
              </table:table-cell>
              <table:table-cell office:value-type="float" office:value="0.499600172042847">
                <text:p>0.499600172042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00.9998524189">
                <text:p>500.9998524189</text:p>
              </table:table-cell>
              <table:table-cell office:value-type="float" office:value="0.500380039215088">
                <text:p>0.500380039215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01.500249624252">
                <text:p>501.500249624252</text:p>
              </table:table-cell>
              <table:table-cell office:value-type="float" office:value="0.500399827957153">
                <text:p>0.500399827957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01.999739170075">
                <text:p>501.999739170075</text:p>
              </table:table-cell>
              <table:table-cell office:value-type="float" office:value="0.499490022659302">
                <text:p>0.499490022659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02.500136375427">
                <text:p>502.500136375427</text:p>
              </table:table-cell>
              <table:table-cell office:value-type="float" office:value="0.500400066375732">
                <text:p>0.500400066375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03.000732660294">
                <text:p>503.000732660294</text:p>
              </table:table-cell>
              <table:table-cell office:value-type="float" office:value="0.500590085983276">
                <text:p>0.500590085983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03.500085115433">
                <text:p>503.500085115433</text:p>
              </table:table-cell>
              <table:table-cell office:value-type="float" office:value="0.49934983253479">
                <text:p>0.49934983253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03.99880361557">
                <text:p>503.99880361557</text:p>
              </table:table-cell>
              <table:table-cell office:value-type="float" office:value="0.498720169067383">
                <text:p>0.498720169067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04.498935222626">
                <text:p>504.498935222626</text:p>
              </table:table-cell>
              <table:table-cell office:value-type="float" office:value="0.500139951705933">
                <text:p>0.500139951705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05.010043859482">
                <text:p>505.010043859482</text:p>
              </table:table-cell>
              <table:table-cell office:value-type="float" office:value="0.511100053787231">
                <text:p>0.511100053787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05.500024795532">
                <text:p>505.500024795532</text:p>
              </table:table-cell>
              <table:table-cell office:value-type="float" office:value="0.489979982376099">
                <text:p>0.489979982376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06.000562429428">
                <text:p>506.000562429428</text:p>
              </table:table-cell>
              <table:table-cell office:value-type="float" office:value="0.500540018081665">
                <text:p>0.50054001808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06.49945807457">
                <text:p>506.49945807457</text:p>
              </table:table-cell>
              <table:table-cell office:value-type="float" office:value="0.498899936676025">
                <text:p>0.49889993667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06.999840497971">
                <text:p>506.999840497971</text:p>
              </table:table-cell>
              <table:table-cell office:value-type="float" office:value="0.500380039215088">
                <text:p>0.500380039215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07.500190734863">
                <text:p>507.500190734863</text:p>
              </table:table-cell>
              <table:table-cell office:value-type="float" office:value="0.500349998474121">
                <text:p>0.50034999847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07.9994597435">
                <text:p>507.9994597435</text:p>
              </table:table-cell>
              <table:table-cell office:value-type="float" office:value="0.499269962310791">
                <text:p>0.499269962310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08.499838113785">
                <text:p>508.499838113785</text:p>
              </table:table-cell>
              <table:table-cell office:value-type="float" office:value="0.500380039215088">
                <text:p>0.500380039215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08.999416828156">
                <text:p>508.999416828156</text:p>
              </table:table-cell>
              <table:table-cell office:value-type="float" office:value="0.499579906463623">
                <text:p>0.499579906463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09.498940706253">
                <text:p>509.498940706253</text:p>
              </table:table-cell>
              <table:table-cell office:value-type="float" office:value="0.499520063400269">
                <text:p>0.499520063400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10.000430107117">
                <text:p>510.000430107117</text:p>
              </table:table-cell>
              <table:table-cell office:value-type="float" office:value="0.501489877700806">
                <text:p>0.501489877700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10.500106096268">
                <text:p>510.500106096268</text:p>
              </table:table-cell>
              <table:table-cell office:value-type="float" office:value="0.499680042266846">
                <text:p>0.499680042266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11.000592947006">
                <text:p>511.000592947006</text:p>
              </table:table-cell>
              <table:table-cell office:value-type="float" office:value="0.500479936599731">
                <text:p>0.500479936599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11.499964952469">
                <text:p>511.499964952469</text:p>
              </table:table-cell>
              <table:table-cell office:value-type="float" office:value="0.499370098114014">
                <text:p>0.499370098114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12.00016784668">
                <text:p>512.00016784668</text:p>
              </table:table-cell>
              <table:table-cell office:value-type="float" office:value="0.500210046768189">
                <text:p>0.500210046768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12.499867200851">
                <text:p>512.499867200851</text:p>
              </table:table-cell>
              <table:table-cell office:value-type="float" office:value="0.499699831008911">
                <text:p>0.499699831008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13.000055551529">
                <text:p>513.000055551529</text:p>
              </table:table-cell>
              <table:table-cell office:value-type="float" office:value="0.500190019607544">
                <text:p>0.500190019607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13.500105381012">
                <text:p>513.500105381012</text:p>
              </table:table-cell>
              <table:table-cell office:value-type="float" office:value="0.500050067901611">
                <text:p>0.50005006790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13.999768733978">
                <text:p>513.999768733978</text:p>
              </table:table-cell>
              <table:table-cell office:value-type="float" office:value="0.499660015106201">
                <text:p>0.499660015106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14.499419689178">
                <text:p>514.499419689178</text:p>
              </table:table-cell>
              <table:table-cell office:value-type="float" office:value="0.499650001525879">
                <text:p>0.499650001525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14.99970293045">
                <text:p>514.99970293045</text:p>
              </table:table-cell>
              <table:table-cell office:value-type="float" office:value="0.500279903411865">
                <text:p>0.500279903411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15.500179767609">
                <text:p>515.500179767609</text:p>
              </table:table-cell>
              <table:table-cell office:value-type="float" office:value="0.500480175018311">
                <text:p>0.500480175018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15.999457597733">
                <text:p>515.999457597733</text:p>
              </table:table-cell>
              <table:table-cell office:value-type="float" office:value="0.499279975891113">
                <text:p>0.49927997589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16.499848365784">
                <text:p>516.499848365784</text:p>
              </table:table-cell>
              <table:table-cell office:value-type="float" office:value="0.50039005279541">
                <text:p>0.50039005279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17.000166893005">
                <text:p>517.000166893005</text:p>
              </table:table-cell>
              <table:table-cell office:value-type="float" office:value="0.500319957733154">
                <text:p>0.500319957733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17.49941277504">
                <text:p>517.49941277504</text:p>
              </table:table-cell>
              <table:table-cell office:value-type="float" office:value="0.499239921569824">
                <text:p>0.499239921569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17.999729394913">
                <text:p>517.999729394913</text:p>
              </table:table-cell>
              <table:table-cell office:value-type="float" office:value="0.500319957733154">
                <text:p>0.500319957733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18.500083684921">
                <text:p>518.500083684921</text:p>
              </table:table-cell>
              <table:table-cell office:value-type="float" office:value="0.500349998474121">
                <text:p>0.50034999847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19.000540018082">
                <text:p>519.000540018082</text:p>
              </table:table-cell>
              <table:table-cell office:value-type="float" office:value="0.500460147857666">
                <text:p>0.500460147857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19.499203443527">
                <text:p>519.499203443527</text:p>
              </table:table-cell>
              <table:table-cell office:value-type="float" office:value="0.49865984916687">
                <text:p>0.49865984916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19.998942613602">
                <text:p>519.998942613602</text:p>
              </table:table-cell>
              <table:table-cell office:value-type="float" office:value="0.499740123748779">
                <text:p>0.499740123748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20.50839138031">
                <text:p>520.50839138031</text:p>
              </table:table-cell>
              <table:table-cell office:value-type="float" office:value="0.50944995880127">
                <text:p>0.50944995880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21.000126361847">
                <text:p>521.000126361847</text:p>
              </table:table-cell>
              <table:table-cell office:value-type="float" office:value="0.491739988327026">
                <text:p>0.491739988327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21.500591754913">
                <text:p>521.500591754913</text:p>
              </table:table-cell>
              <table:table-cell office:value-type="float" office:value="0.500459909439087">
                <text:p>0.500459909439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21.999885797501">
                <text:p>521.999885797501</text:p>
              </table:table-cell>
              <table:table-cell office:value-type="float" office:value="0.499300003051758">
                <text:p>0.49930000305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22.500283956528">
                <text:p>522.500283956528</text:p>
              </table:table-cell>
              <table:table-cell office:value-type="float" office:value="0.50039005279541">
                <text:p>0.50039005279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22.999573469162">
                <text:p>522.999573469162</text:p>
              </table:table-cell>
              <table:table-cell office:value-type="float" office:value="0.499289989471436">
                <text:p>0.49928998947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23.500049829483">
                <text:p>523.500049829483</text:p>
              </table:table-cell>
              <table:table-cell office:value-type="float" office:value="0.500479936599731">
                <text:p>0.500479936599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24.000472784042">
                <text:p>524.000472784042</text:p>
              </table:table-cell>
              <table:table-cell office:value-type="float" office:value="0.500420093536377">
                <text:p>0.500420093536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24.499151229858">
                <text:p>524.499151229858</text:p>
              </table:table-cell>
              <table:table-cell office:value-type="float" office:value="0.498680114746094">
                <text:p>0.498680114746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24.999924659729">
                <text:p>524.999924659729</text:p>
              </table:table-cell>
              <table:table-cell office:value-type="float" office:value="0.500769853591919">
                <text:p>0.500769853591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25.508605480194">
                <text:p>525.508605480194</text:p>
              </table:table-cell>
              <table:table-cell office:value-type="float" office:value="0.508690118789673">
                <text:p>0.508690118789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26.000492095947">
                <text:p>526.000492095947</text:p>
              </table:table-cell>
              <table:table-cell office:value-type="float" office:value="0.491879940032959">
                <text:p>0.491879940032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26.499898195267">
                <text:p>526.499898195267</text:p>
              </table:table-cell>
              <table:table-cell office:value-type="float" office:value="0.499409914016724">
                <text:p>0.499409914016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27.000294446945">
                <text:p>527.000294446945</text:p>
              </table:table-cell>
              <table:table-cell office:value-type="float" office:value="0.50039005279541">
                <text:p>0.50039005279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27.500709533691">
                <text:p>527.500709533691</text:p>
              </table:table-cell>
              <table:table-cell office:value-type="float" office:value="0.500420093536377">
                <text:p>0.500420093536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28.000040054321">
                <text:p>528.000040054321</text:p>
              </table:table-cell>
              <table:table-cell office:value-type="float" office:value="0.499329805374146">
                <text:p>0.499329805374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28.500478029251">
                <text:p>528.500478029251</text:p>
              </table:table-cell>
              <table:table-cell office:value-type="float" office:value="0.500440120697022">
                <text:p>0.500440120697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28.99906373024">
                <text:p>528.99906373024</text:p>
              </table:table-cell>
              <table:table-cell office:value-type="float" office:value="0.498579978942871">
                <text:p>0.498579978942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29.499428510666">
                <text:p>529.499428510666</text:p>
              </table:table-cell>
              <table:table-cell office:value-type="float" office:value="0.500370025634766">
                <text:p>0.50037002563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29.999694347382">
                <text:p>529.999694347382</text:p>
              </table:table-cell>
              <table:table-cell office:value-type="float" office:value="0.500259876251221">
                <text:p>0.50025987625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30.507377386093">
                <text:p>530.507377386093</text:p>
              </table:table-cell>
              <table:table-cell office:value-type="float" office:value="0.507690191268921">
                <text:p>0.507690191268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31.000130653381">
                <text:p>531.000130653381</text:p>
              </table:table-cell>
              <table:table-cell office:value-type="float" office:value="0.492749929428101">
                <text:p>0.492749929428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31.500611543655">
                <text:p>531.500611543655</text:p>
              </table:table-cell>
              <table:table-cell office:value-type="float" office:value="0.500479936599731">
                <text:p>0.500479936599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31.999966859818">
                <text:p>531.999966859818</text:p>
              </table:table-cell>
              <table:table-cell office:value-type="float" office:value="0.499360084533691">
                <text:p>0.499360084533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32.500433206558">
                <text:p>532.500433206558</text:p>
              </table:table-cell>
              <table:table-cell office:value-type="float" office:value="0.500459909439087">
                <text:p>0.500459909439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32.999749898911">
                <text:p>532.999749898911</text:p>
              </table:table-cell>
              <table:table-cell office:value-type="float" office:value="0.499320030212402">
                <text:p>0.49932003021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33.500159263611">
                <text:p>533.500159263611</text:p>
              </table:table-cell>
              <table:table-cell office:value-type="float" office:value="0.500410079956055">
                <text:p>0.500410079956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33.999489545822">
                <text:p>533.999489545822</text:p>
              </table:table-cell>
              <table:table-cell office:value-type="float" office:value="0.499330043792725">
                <text:p>0.49933004379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34.499577999115">
                <text:p>534.499577999115</text:p>
              </table:table-cell>
              <table:table-cell office:value-type="float" office:value="0.500089883804321">
                <text:p>0.500089883804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34.999496459961">
                <text:p>534.999496459961</text:p>
              </table:table-cell>
              <table:table-cell office:value-type="float" office:value="0.499920129776001">
                <text:p>0.499920129776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35.509602308273">
                <text:p>535.509602308273</text:p>
              </table:table-cell>
              <table:table-cell office:value-type="float" office:value="0.5100998878479">
                <text:p>0.5100998878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35.999732732773">
                <text:p>535.999732732773</text:p>
              </table:table-cell>
              <table:table-cell office:value-type="float" office:value="0.490129947662354">
                <text:p>0.490129947662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36.500093460083">
                <text:p>536.500093460083</text:p>
              </table:table-cell>
              <table:table-cell office:value-type="float" office:value="0.500360012054443">
                <text:p>0.50036001205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37.000533103943">
                <text:p>537.000533103943</text:p>
              </table:table-cell>
              <table:table-cell office:value-type="float" office:value="0.500440120697022">
                <text:p>0.500440120697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37.499915122986">
                <text:p>537.499915122986</text:p>
              </table:table-cell>
              <table:table-cell office:value-type="float" office:value="0.499389886856079">
                <text:p>0.499389886856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38.000575304031">
                <text:p>538.000575304031</text:p>
              </table:table-cell>
              <table:table-cell office:value-type="float" office:value="0.500659942626953">
                <text:p>0.500659942626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38.499999046326">
                <text:p>538.499999046326</text:p>
              </table:table-cell>
              <table:table-cell office:value-type="float" office:value="0.499420166015625">
                <text:p>0.499420166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39.000448942184">
                <text:p>539.000448942184</text:p>
              </table:table-cell>
              <table:table-cell office:value-type="float" office:value="0.500449895858765">
                <text:p>0.500449895858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39.499112844467">
                <text:p>539.499112844467</text:p>
              </table:table-cell>
              <table:table-cell office:value-type="float" office:value="0.498660087585449">
                <text:p>0.498660087585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39.999942779541">
                <text:p>539.999942779541</text:p>
              </table:table-cell>
              <table:table-cell office:value-type="float" office:value="0.500829935073853">
                <text:p>0.500829935073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40.499525547028">
                <text:p>540.499525547028</text:p>
              </table:table-cell>
              <table:table-cell office:value-type="float" office:value="0.499589920043945">
                <text:p>0.4995899200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41.009590148926">
                <text:p>541.009590148926</text:p>
              </table:table-cell>
              <table:table-cell office:value-type="float" office:value="0.51006007194519">
                <text:p>0.51006007194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41.500822544098">
                <text:p>541.500822544098</text:p>
              </table:table-cell>
              <table:table-cell office:value-type="float" office:value="0.491230010986328">
                <text:p>0.491230010986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42.000658512116">
                <text:p>542.000658512116</text:p>
              </table:table-cell>
              <table:table-cell office:value-type="float" office:value="0.499840021133423">
                <text:p>0.499840021133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42.500196218491">
                <text:p>542.500196218491</text:p>
              </table:table-cell>
              <table:table-cell office:value-type="float" office:value="0.499540090560913">
                <text:p>0.499540090560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43.000242233276">
                <text:p>543.000242233276</text:p>
              </table:table-cell>
              <table:table-cell office:value-type="float" office:value="0.50003981590271">
                <text:p>0.50003981590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43.500019788742">
                <text:p>543.500019788742</text:p>
              </table:table-cell>
              <table:table-cell office:value-type="float" office:value="0.499780178070068">
                <text:p>0.499780178070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44.000619888306">
                <text:p>544.000619888306</text:p>
              </table:table-cell>
              <table:table-cell office:value-type="float" office:value="0.50059986114502">
                <text:p>0.5005998611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44.499448537827">
                <text:p>544.499448537827</text:p>
              </table:table-cell>
              <table:table-cell office:value-type="float" office:value="0.498830080032349">
                <text:p>0.498830080032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45.000009536743">
                <text:p>545.000009536743</text:p>
              </table:table-cell>
              <table:table-cell office:value-type="float" office:value="0.50056004524231">
                <text:p>0.50056004524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45.500482559204">
                <text:p>545.500482559204</text:p>
              </table:table-cell>
              <table:table-cell office:value-type="float" office:value="0.500469923019409">
                <text:p>0.500469923019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46.0070707798">
                <text:p>546.0070707798</text:p>
              </table:table-cell>
              <table:table-cell office:value-type="float" office:value="0.506589889526367">
                <text:p>0.506589889526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46.500161409378">
                <text:p>546.500161409378</text:p>
              </table:table-cell>
              <table:table-cell office:value-type="float" office:value="0.493090152740479">
                <text:p>0.493090152740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46.999401330948">
                <text:p>546.999401330948</text:p>
              </table:table-cell>
              <table:table-cell office:value-type="float" office:value="0.499239921569824">
                <text:p>0.499239921569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47.499709844589">
                <text:p>547.499709844589</text:p>
              </table:table-cell>
              <table:table-cell office:value-type="float" office:value="0.500309944152832">
                <text:p>0.500309944152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48.000058889389">
                <text:p>548.000058889389</text:p>
              </table:table-cell>
              <table:table-cell office:value-type="float" office:value="0.500349998474121">
                <text:p>0.50034999847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48.500470399857">
                <text:p>548.500470399857</text:p>
              </table:table-cell>
              <table:table-cell office:value-type="float" office:value="0.500410079956055">
                <text:p>0.500410079956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48.999726295471">
                <text:p>548.999726295471</text:p>
              </table:table-cell>
              <table:table-cell office:value-type="float" office:value="0.499259948730469">
                <text:p>0.499259948730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49.499423265457">
                <text:p>549.499423265457</text:p>
              </table:table-cell>
              <table:table-cell office:value-type="float" office:value="0.499690055847168">
                <text:p>0.499690055847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49.999919176102">
                <text:p>549.999919176102</text:p>
              </table:table-cell>
              <table:table-cell office:value-type="float" office:value="0.500499963760376">
                <text:p>0.500499963760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50.500278234482">
                <text:p>550.500278234482</text:p>
              </table:table-cell>
              <table:table-cell office:value-type="float" office:value="0.500360012054443">
                <text:p>0.50036001205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51.006752490997">
                <text:p>551.006752490997</text:p>
              </table:table-cell>
              <table:table-cell office:value-type="float" office:value="0.506469964981079">
                <text:p>0.50646996498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51.501301765442">
                <text:p>551.501301765442</text:p>
              </table:table-cell>
              <table:table-cell office:value-type="float" office:value="0.494549989700317">
                <text:p>0.494549989700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51.999652862549">
                <text:p>551.999652862549</text:p>
              </table:table-cell>
              <table:table-cell office:value-type="float" office:value="0.498350143432617">
                <text:p>0.498350143432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52.499983310699">
                <text:p>552.499983310699</text:p>
              </table:table-cell>
              <table:table-cell office:value-type="float" office:value="0.500329971313477">
                <text:p>0.500329971313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53.000284194946">
                <text:p>553.000284194946</text:p>
              </table:table-cell>
              <table:table-cell office:value-type="float" office:value="0.50029993057251">
                <text:p>0.5002999305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53.499584436417">
                <text:p>553.499584436417</text:p>
              </table:table-cell>
              <table:table-cell office:value-type="float" office:value="0.499300003051758">
                <text:p>0.49930000305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53.999174118042">
                <text:p>553.999174118042</text:p>
              </table:table-cell>
              <table:table-cell office:value-type="float" office:value="0.499589920043945">
                <text:p>0.4995899200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54.499644994736">
                <text:p>554.499644994736</text:p>
              </table:table-cell>
              <table:table-cell office:value-type="float" office:value="0.500470161437988">
                <text:p>0.500470161437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55.00000667572">
                <text:p>555.00000667572</text:p>
              </table:table-cell>
              <table:table-cell office:value-type="float" office:value="0.500370025634766">
                <text:p>0.50037002563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55.500700235367">
                <text:p>555.500700235367</text:p>
              </table:table-cell>
              <table:table-cell office:value-type="float" office:value="0.50068998336792">
                <text:p>0.50068998336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56.007417917252">
                <text:p>556.007417917252</text:p>
              </table:table-cell>
              <table:table-cell office:value-type="float" office:value="0.506719827651978">
                <text:p>0.50671982765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56.500591993332">
                <text:p>556.500591993332</text:p>
              </table:table-cell>
              <table:table-cell office:value-type="float" office:value="0.493170022964478">
                <text:p>0.493170022964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56.999899625778">
                <text:p>556.999899625778</text:p>
              </table:table-cell>
              <table:table-cell office:value-type="float" office:value="0.49931001663208">
                <text:p>0.49931001663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57.500228404999">
                <text:p>557.500228404999</text:p>
              </table:table-cell>
              <table:table-cell office:value-type="float" office:value="0.500329971313477">
                <text:p>0.500329971313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57.999460935593">
                <text:p>557.999460935593</text:p>
              </table:table-cell>
              <table:table-cell office:value-type="float" office:value="0.499230146408081">
                <text:p>0.499230146408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58.49981212616">
                <text:p>558.49981212616</text:p>
              </table:table-cell>
              <table:table-cell office:value-type="float" office:value="0.500349998474121">
                <text:p>0.50034999847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59.000179290771">
                <text:p>559.000179290771</text:p>
              </table:table-cell>
              <table:table-cell office:value-type="float" office:value="0.500370025634766">
                <text:p>0.50037002563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59.498893260956">
                <text:p>559.498893260956</text:p>
              </table:table-cell>
              <table:table-cell office:value-type="float" office:value="0.498709917068481">
                <text:p>0.498709917068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59.999716281891">
                <text:p>559.999716281891</text:p>
              </table:table-cell>
              <table:table-cell office:value-type="float" office:value="0.500829935073853">
                <text:p>0.500829935073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60.500466346741">
                <text:p>560.500466346741</text:p>
              </table:table-cell>
              <table:table-cell office:value-type="float" office:value="0.500750064849854">
                <text:p>0.500750064849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60.99974656105">
                <text:p>560.99974656105</text:p>
              </table:table-cell>
              <table:table-cell office:value-type="float" office:value="0.499279975891113">
                <text:p>0.49927997589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61.50017619133">
                <text:p>561.50017619133</text:p>
              </table:table-cell>
              <table:table-cell office:value-type="float" office:value="0.500430107116699">
                <text:p>0.500430107116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61.999485492706">
                <text:p>561.999485492706</text:p>
              </table:table-cell>
              <table:table-cell office:value-type="float" office:value="0.49931001663208">
                <text:p>0.49931001663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62.499883890152">
                <text:p>562.499883890152</text:p>
              </table:table-cell>
              <table:table-cell office:value-type="float" office:value="0.500389814376831">
                <text:p>0.500389814376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63.001960277557">
                <text:p>563.001960277557</text:p>
              </table:table-cell>
              <table:table-cell office:value-type="float" office:value="0.502080202102661">
                <text:p>0.502080202102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63.500428915024">
                <text:p>563.500428915024</text:p>
              </table:table-cell>
              <table:table-cell office:value-type="float" office:value="0.498469829559326">
                <text:p>0.498469829559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63.999696016312">
                <text:p>563.999696016312</text:p>
              </table:table-cell>
              <table:table-cell office:value-type="float" office:value="0.499269962310791">
                <text:p>0.499269962310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64.500111818314">
                <text:p>564.500111818314</text:p>
              </table:table-cell>
              <table:table-cell office:value-type="float" office:value="0.500410079956055">
                <text:p>0.500410079956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64.99963927269">
                <text:p>564.99963927269</text:p>
              </table:table-cell>
              <table:table-cell office:value-type="float" office:value="0.499530076980591">
                <text:p>0.499530076980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65.500492811203">
                <text:p>565.500492811203</text:p>
              </table:table-cell>
              <table:table-cell office:value-type="float" office:value="0.500849962234497">
                <text:p>0.50084996223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65.999782562256">
                <text:p>565.999782562256</text:p>
              </table:table-cell>
              <table:table-cell office:value-type="float" office:value="0.499289989471436">
                <text:p>0.49928998947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66.507431030273">
                <text:p>566.507431030273</text:p>
              </table:table-cell>
              <table:table-cell office:value-type="float" office:value="0.507649898529053">
                <text:p>0.507649898529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67.000223636627">
                <text:p>567.000223636627</text:p>
              </table:table-cell>
              <table:table-cell office:value-type="float" office:value="0.49278998374939">
                <text:p>0.49278998374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67.499505519867">
                <text:p>567.499505519867</text:p>
              </table:table-cell>
              <table:table-cell office:value-type="float" office:value="0.499289989471436">
                <text:p>0.49928998947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68.000003099442">
                <text:p>568.000003099442</text:p>
              </table:table-cell>
              <table:table-cell office:value-type="float" office:value="0.500490188598633">
                <text:p>0.500490188598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68.500775337219">
                <text:p>568.500775337219</text:p>
              </table:table-cell>
              <table:table-cell office:value-type="float" office:value="0.500779867172241">
                <text:p>0.500779867172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68.99931716919">
                <text:p>568.99931716919</text:p>
              </table:table-cell>
              <table:table-cell office:value-type="float" office:value="0.498540163040161">
                <text:p>0.498540163040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69.500475645065">
                <text:p>569.500475645065</text:p>
              </table:table-cell>
              <table:table-cell office:value-type="float" office:value="0.501159906387329">
                <text:p>0.501159906387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70.00016450882">
                <text:p>570.00016450882</text:p>
              </table:table-cell>
              <table:table-cell office:value-type="float" office:value="0.499680042266846">
                <text:p>0.499680042266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70.499583005905">
                <text:p>570.499583005905</text:p>
              </table:table-cell>
              <table:table-cell office:value-type="float" office:value="0.499419927597046">
                <text:p>0.499419927597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70.999969482422">
                <text:p>570.999969482422</text:p>
              </table:table-cell>
              <table:table-cell office:value-type="float" office:value="0.50039005279541">
                <text:p>0.50039005279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71.50044965744">
                <text:p>571.50044965744</text:p>
              </table:table-cell>
              <table:table-cell office:value-type="float" office:value="0.500479936599731">
                <text:p>0.500479936599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72.000446081162">
                <text:p>572.00044608116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72.499755859375">
                <text:p>572.499755859375</text:p>
              </table:table-cell>
              <table:table-cell office:value-type="float" office:value="0.49931001663208">
                <text:p>0.49931001663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73.00063085556">
                <text:p>573.00063085556</text:p>
              </table:table-cell>
              <table:table-cell office:value-type="float" office:value="0.500869989395142">
                <text:p>0.500869989395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73.500064134598">
                <text:p>573.500064134598</text:p>
              </table:table-cell>
              <table:table-cell office:value-type="float" office:value="0.499429941177368">
                <text:p>0.499429941177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73.99974322319">
                <text:p>573.99974322319</text:p>
              </table:table-cell>
              <table:table-cell office:value-type="float" office:value="0.499680042266846">
                <text:p>0.499680042266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74.49946975708">
                <text:p>574.49946975708</text:p>
              </table:table-cell>
              <table:table-cell office:value-type="float" office:value="0.499730110168457">
                <text:p>0.499730110168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74.99970126152">
                <text:p>574.99970126152</text:p>
              </table:table-cell>
              <table:table-cell office:value-type="float" office:value="0.500229835510254">
                <text:p>0.500229835510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75.500824689865">
                <text:p>575.500824689865</text:p>
              </table:table-cell>
              <table:table-cell office:value-type="float" office:value="0.501120090484619">
                <text:p>0.50112009048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76.000156164169">
                <text:p>576.000156164169</text:p>
              </table:table-cell>
              <table:table-cell office:value-type="float" office:value="0.499340057373047">
                <text:p>0.49934005737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76.499923706055">
                <text:p>576.499923706055</text:p>
              </table:table-cell>
              <table:table-cell office:value-type="float" office:value="0.499759912490845">
                <text:p>0.499759912490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77.011426210403">
                <text:p>577.011426210403</text:p>
              </table:table-cell>
              <table:table-cell office:value-type="float" office:value="0.511510133743286">
                <text:p>0.511510133743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77.500666856766">
                <text:p>577.500666856766</text:p>
              </table:table-cell>
              <table:table-cell office:value-type="float" office:value="0.489239931106567">
                <text:p>0.489239931106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77.999989032745">
                <text:p>577.999989032745</text:p>
              </table:table-cell>
              <table:table-cell office:value-type="float" office:value="0.499320030212402">
                <text:p>0.49932003021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78.500302314758">
                <text:p>578.500302314758</text:p>
              </table:table-cell>
              <table:table-cell office:value-type="float" office:value="0.500309944152832">
                <text:p>0.500309944152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78.998809814453">
                <text:p>578.998809814453</text:p>
              </table:table-cell>
              <table:table-cell office:value-type="float" office:value="0.498509883880615">
                <text:p>0.498509883880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79.499192237854">
                <text:p>579.499192237854</text:p>
              </table:table-cell>
              <table:table-cell office:value-type="float" office:value="0.500380039215088">
                <text:p>0.500380039215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80.000584363937">
                <text:p>580.000584363937</text:p>
              </table:table-cell>
              <table:table-cell office:value-type="float" office:value="0.501389980316162">
                <text:p>0.501389980316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80.499938249588">
                <text:p>580.499938249588</text:p>
              </table:table-cell>
              <table:table-cell office:value-type="float" office:value="0.499360084533691">
                <text:p>0.499360084533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81.000259160996">
                <text:p>581.000259160996</text:p>
              </table:table-cell>
              <table:table-cell office:value-type="float" office:value="0.500319957733154">
                <text:p>0.500319957733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81.499554872513">
                <text:p>581.499554872513</text:p>
              </table:table-cell>
              <table:table-cell office:value-type="float" office:value="0.499289989471436">
                <text:p>0.49928998947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81.999873876572">
                <text:p>581.999873876572</text:p>
              </table:table-cell>
              <table:table-cell office:value-type="float" office:value="0.500319957733154">
                <text:p>0.500319957733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82.500251054764">
                <text:p>582.500251054764</text:p>
              </table:table-cell>
              <table:table-cell office:value-type="float" office:value="0.500380039215088">
                <text:p>0.500380039215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82.999525547028">
                <text:p>582.999525547028</text:p>
              </table:table-cell>
              <table:table-cell office:value-type="float" office:value="0.499279975891113">
                <text:p>0.49927997589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83.499840974808">
                <text:p>583.499840974808</text:p>
              </table:table-cell>
              <table:table-cell office:value-type="float" office:value="0.500310182571411">
                <text:p>0.50031018257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83.999383449554">
                <text:p>583.999383449554</text:p>
              </table:table-cell>
              <table:table-cell office:value-type="float" office:value="0.499539852142334">
                <text:p>0.499539852142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84.499004840851">
                <text:p>584.499004840851</text:p>
              </table:table-cell>
              <table:table-cell office:value-type="float" office:value="0.499619960784912">
                <text:p>0.499619960784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85.000501155853">
                <text:p>585.000501155853</text:p>
              </table:table-cell>
              <table:table-cell office:value-type="float" office:value="0.501500129699707">
                <text:p>0.501500129699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85.500081539154">
                <text:p>585.500081539154</text:p>
              </table:table-cell>
              <table:table-cell office:value-type="float" office:value="0.499579906463623">
                <text:p>0.499579906463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85.999574422836">
                <text:p>585.999574422836</text:p>
              </table:table-cell>
              <table:table-cell office:value-type="float" office:value="0.499490022659302">
                <text:p>0.499490022659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86.500266075134">
                <text:p>586.500266075134</text:p>
              </table:table-cell>
              <table:table-cell office:value-type="float" office:value="0.500699996948242">
                <text:p>0.500699996948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86.999667406082">
                <text:p>586.999667406082</text:p>
              </table:table-cell>
              <table:table-cell office:value-type="float" office:value="0.499400138854981">
                <text:p>0.499400138854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87.507878541946">
                <text:p>587.507878541946</text:p>
              </table:table-cell>
              <table:table-cell office:value-type="float" office:value="0.508209943771362">
                <text:p>0.50820994377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87.999928712845">
                <text:p>587.999928712845</text:p>
              </table:table-cell>
              <table:table-cell office:value-type="float" office:value="0.492049932479858">
                <text:p>0.492049932479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88.499496936798">
                <text:p>588.499496936798</text:p>
              </table:table-cell>
              <table:table-cell office:value-type="float" office:value="0.49957013130188">
                <text:p>0.49957013130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88.99915933609">
                <text:p>588.99915933609</text:p>
              </table:table-cell>
              <table:table-cell office:value-type="float" office:value="0.499659776687622">
                <text:p>0.499659776687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89.498761415482">
                <text:p>589.498761415482</text:p>
              </table:table-cell>
              <table:table-cell office:value-type="float" office:value="0.499600172042847">
                <text:p>0.499600172042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90.000987529755">
                <text:p>590.000987529755</text:p>
              </table:table-cell>
              <table:table-cell office:value-type="float" office:value="0.502229928970337">
                <text:p>0.502229928970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90.500527143478">
                <text:p>590.500527143478</text:p>
              </table:table-cell>
              <table:table-cell office:value-type="float" office:value="0.499540090560913">
                <text:p>0.499540090560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90.999759435654">
                <text:p>590.999759435654</text:p>
              </table:table-cell>
              <table:table-cell office:value-type="float" office:value="0.499229907989502">
                <text:p>0.499229907989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91.500209331513">
                <text:p>591.500209331513</text:p>
              </table:table-cell>
              <table:table-cell office:value-type="float" office:value="0.500450134277344">
                <text:p>0.500450134277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91.999490499496">
                <text:p>591.999490499496</text:p>
              </table:table-cell>
              <table:table-cell office:value-type="float" office:value="0.499279975891113">
                <text:p>0.49927997589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92.507502555847">
                <text:p>592.507502555847</text:p>
              </table:table-cell>
              <table:table-cell office:value-type="float" office:value="0.508009910583496">
                <text:p>0.508009910583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93.000252723694">
                <text:p>593.000252723694</text:p>
              </table:table-cell>
              <table:table-cell office:value-type="float" office:value="0.492749929428101">
                <text:p>0.492749929428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93.500018358231">
                <text:p>593.500018358231</text:p>
              </table:table-cell>
              <table:table-cell office:value-type="float" office:value="0.499770164489746">
                <text:p>0.499770164489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94.000443220139">
                <text:p>594.000443220139</text:p>
              </table:table-cell>
              <table:table-cell office:value-type="float" office:value="0.500419855117798">
                <text:p>0.500419855117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94.501657485962">
                <text:p>594.501657485962</text:p>
              </table:table-cell>
              <table:table-cell office:value-type="float" office:value="0.501219987869263">
                <text:p>0.501219987869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95.000430345535">
                <text:p>595.000430345535</text:p>
              </table:table-cell>
              <table:table-cell office:value-type="float" office:value="0.498769998550415">
                <text:p>0.498769998550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95.500112295151">
                <text:p>595.500112295151</text:p>
              </table:table-cell>
              <table:table-cell office:value-type="float" office:value="0.499680042266846">
                <text:p>0.499680042266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96.000581264496">
                <text:p>596.000581264496</text:p>
              </table:table-cell>
              <table:table-cell office:value-type="float" office:value="0.500469923019409">
                <text:p>0.500469923019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96.499924659729">
                <text:p>596.499924659729</text:p>
              </table:table-cell>
              <table:table-cell office:value-type="float" office:value="0.499340057373047">
                <text:p>0.499340057373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97.000262022018">
                <text:p>597.000262022018</text:p>
              </table:table-cell>
              <table:table-cell office:value-type="float" office:value="0.500339984893799">
                <text:p>0.500339984893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97.499673843384">
                <text:p>597.499673843384</text:p>
              </table:table-cell>
              <table:table-cell office:value-type="float" office:value="0.499410152435303">
                <text:p>0.499410152435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98.007333755493">
                <text:p>598.007333755493</text:p>
              </table:table-cell>
              <table:table-cell office:value-type="float" office:value="0.507659912109375">
                <text:p>0.507659912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98.501101493835">
                <text:p>598.501101493835</text:p>
              </table:table-cell>
              <table:table-cell office:value-type="float" office:value="0.493769884109497">
                <text:p>0.493769884109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98.999690294266">
                <text:p>598.999690294266</text:p>
              </table:table-cell>
              <table:table-cell office:value-type="float" office:value="0.498589992523193">
                <text:p>0.498589992523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99.499336004257">
                <text:p>599.499336004257</text:p>
              </table:table-cell>
              <table:table-cell office:value-type="float" office:value="0.499650001525879">
                <text:p>0.499650001525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99.999734401703">
                <text:p>599.999734401703</text:p>
              </table:table-cell>
              <table:table-cell office:value-type="float" office:value="0.50039005279541">
                <text:p>0.50039005279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00.500095129013">
                <text:p>600.500095129013</text:p>
              </table:table-cell>
              <table:table-cell office:value-type="float" office:value="0.500360012054443">
                <text:p>0.50036001205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601.000523090363">
                <text:p>601.000523090363</text:p>
              </table:table-cell>
              <table:table-cell office:value-type="float" office:value="0.500430107116699">
                <text:p>0.500430107116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601.499901771545">
                <text:p>601.499901771545</text:p>
              </table:table-cell>
              <table:table-cell office:value-type="float" office:value="0.499379873275757">
                <text:p>0.499379873275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602.000203132629">
                <text:p>602.000203132629</text:p>
              </table:table-cell>
              <table:table-cell office:value-type="float" office:value="0.500300168991089">
                <text:p>0.50030016899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602.499610185623">
                <text:p>602.499610185623</text:p>
              </table:table-cell>
              <table:table-cell office:value-type="float" office:value="0.499409914016724">
                <text:p>0.499409914016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602.999964475632">
                <text:p>602.999964475632</text:p>
              </table:table-cell>
              <table:table-cell office:value-type="float" office:value="0.500349998474121">
                <text:p>0.50034999847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603.500484228134">
                <text:p>603.500484228134</text:p>
              </table:table-cell>
              <table:table-cell office:value-type="float" office:value="0.500519990921021">
                <text:p>0.50051999092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603.999050140381">
                <text:p>603.999050140381</text:p>
              </table:table-cell>
              <table:table-cell office:value-type="float" office:value="0.498569965362549">
                <text:p>0.498569965362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604.499540567398">
                <text:p>604.499540567398</text:p>
              </table:table-cell>
              <table:table-cell office:value-type="float" office:value="0.500489950180054">
                <text:p>0.500489950180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604.999892950058">
                <text:p>604.999892950058</text:p>
              </table:table-cell>
              <table:table-cell office:value-type="float" office:value="0.500349998474121">
                <text:p>0.50034999847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605.500255823135">
                <text:p>605.500255823135</text:p>
              </table:table-cell>
              <table:table-cell office:value-type="float" office:value="0.500370025634766">
                <text:p>0.500370025634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605.999586105347">
                <text:p>605.999586105347</text:p>
              </table:table-cell>
              <table:table-cell office:value-type="float" office:value="0.499330043792725">
                <text:p>0.49933004379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606.499940395355">
                <text:p>606.499940395355</text:p>
              </table:table-cell>
              <table:table-cell office:value-type="float" office:value="0.500349998474121">
                <text:p>0.50034999847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607.000290393829">
                <text:p>607.000290393829</text:p>
              </table:table-cell>
              <table:table-cell office:value-type="float" office:value="0.500349998474121">
                <text:p>0.50034999847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607.499710083008">
                <text:p>607.499710083008</text:p>
              </table:table-cell>
              <table:table-cell office:value-type="float" office:value="0.499419927597046">
                <text:p>0.499419927597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608.000146150589">
                <text:p>608.000146150589</text:p>
              </table:table-cell>
              <table:table-cell office:value-type="float" office:value="0.500440120697022">
                <text:p>0.500440120697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08.510008335114">
                <text:p>608.510008335114</text:p>
              </table:table-cell>
              <table:table-cell office:value-type="float" office:value="0.509860038757324">
                <text:p>0.509860038757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08.999331712723">
                <text:p>608.999331712723</text:p>
              </table:table-cell>
              <table:table-cell office:value-type="float" office:value="0.489320039749146">
                <text:p>0.489320039749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609.499976158142">
                <text:p>609.499976158142</text:p>
              </table:table-cell>
              <table:table-cell office:value-type="float" office:value="0.500649929046631">
                <text:p>0.500649929046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10.000215291977">
                <text:p>610.000215291977</text:p>
              </table:table-cell>
              <table:table-cell office:value-type="float" office:value="0.500239849090576">
                <text:p>0.50023984909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610.499796628952">
                <text:p>610.499796628952</text:p>
              </table:table-cell>
              <table:table-cell office:value-type="float" office:value="0.499580144882202">
                <text:p>0.499580144882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611.001505613327">
                <text:p>611.001505613327</text:p>
              </table:table-cell>
              <table:table-cell office:value-type="float" office:value="0.501709938049316">
                <text:p>0.501709938049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11.499848365784">
                <text:p>611.499848365784</text:p>
              </table:table-cell>
              <table:table-cell office:value-type="float" office:value="0.498340129852295">
                <text:p>0.498340129852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611.999561548233">
                <text:p>611.999561548233</text:p>
              </table:table-cell>
              <table:table-cell office:value-type="float" office:value="0.499709844589233">
                <text:p>0.499709844589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612.499902486801">
                <text:p>612.499902486801</text:p>
              </table:table-cell>
              <table:table-cell office:value-type="float" office:value="0.500339984893799">
                <text:p>0.500339984893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613.000261306763">
                <text:p>613.000261306763</text:p>
              </table:table-cell>
              <table:table-cell office:value-type="float" office:value="0.500360012054443">
                <text:p>0.500360012054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613.506718158722">
                <text:p>613.506718158722</text:p>
              </table:table-cell>
              <table:table-cell office:value-type="float" office:value="0.506459951400757">
                <text:p>0.506459951400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613.999088525772">
                <text:p>613.999088525772</text:p>
              </table:table-cell>
              <table:table-cell office:value-type="float" office:value="0.492370128631592">
                <text:p>0.49237012863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614.499531984329">
                <text:p>614.499531984329</text:p>
              </table:table-cell>
              <table:table-cell office:value-type="float" office:value="0.500439882278442">
                <text:p>0.500439882278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614.999968528748">
                <text:p>614.999968528748</text:p>
              </table:table-cell>
              <table:table-cell office:value-type="float" office:value="0.500440120697022">
                <text:p>0.500440120697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615.500420570374">
                <text:p>615.500420570374</text:p>
              </table:table-cell>
              <table:table-cell office:value-type="float" office:value="0.500449895858765">
                <text:p>0.500449895858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615.999577999115">
                <text:p>615.999577999115</text:p>
              </table:table-cell>
              <table:table-cell office:value-type="float" office:value="0.499160051345825">
                <text:p>0.499160051345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616.499904632568">
                <text:p>616.499904632568</text:p>
              </table:table-cell>
              <table:table-cell office:value-type="float" office:value="0.500319957733154">
                <text:p>0.500319957733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17.000188589096">
                <text:p>617.000188589096</text:p>
              </table:table-cell>
              <table:table-cell office:value-type="float" office:value="0.500290155410767">
                <text:p>0.500290155410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17.499458551407">
                <text:p>617.499458551407</text:p>
              </table:table-cell>
              <table:table-cell office:value-type="float" office:value="0.499269962310791">
                <text:p>0.499269962310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17.999766349793">
                <text:p>617.999766349793</text:p>
              </table:table-cell>
              <table:table-cell office:value-type="float" office:value="0.500309944152832">
                <text:p>0.500309944152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18.507265090942">
                <text:p>618.507265090942</text:p>
              </table:table-cell>
              <table:table-cell office:value-type="float" office:value="0.507489919662476">
                <text:p>0.507489919662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18.999267339706">
                <text:p>618.999267339706</text:p>
              </table:table-cell>
              <table:table-cell office:value-type="float" office:value="0.492010116577148">
                <text:p>0.492010116577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19.498829603195">
                <text:p>619.498829603195</text:p>
              </table:table-cell>
              <table:table-cell office:value-type="float" office:value="0.499559879302979">
                <text:p>0.49955987930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20.000217676163">
                <text:p>620.000217676163</text:p>
              </table:table-cell>
              <table:table-cell office:value-type="float" office:value="0.501389980316162">
                <text:p>0.501389980316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20.499508142471">
                <text:p>620.499508142471</text:p>
              </table:table-cell>
              <table:table-cell office:value-type="float" office:value="0.499289989471436">
                <text:p>0.49928998947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621.000025987625">
                <text:p>621.000025987625</text:p>
              </table:table-cell>
              <table:table-cell office:value-type="float" office:value="0.5005202293396">
                <text:p>0.5005202293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621.501852750778">
                <text:p>621.501852750778</text:p>
              </table:table-cell>
              <table:table-cell office:value-type="float" office:value="0.501819849014282">
                <text:p>0.501819849014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621.999544858933">
                <text:p>621.999544858933</text:p>
              </table:table-cell>
              <table:table-cell office:value-type="float" office:value="0.497689962387085">
                <text:p>0.497689962387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622.499339818955">
                <text:p>622.499339818955</text:p>
              </table:table-cell>
              <table:table-cell office:value-type="float" office:value="0.499799966812134">
                <text:p>0.49979996681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